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999994375" calcext:value-type="float">
            <text:p>-0.0014999994</text:p>
          </table:table-cell>
          <table:table-cell office:value-type="float" office:value="0.670804791152" calcext:value-type="float">
            <text:p>0.6708047912</text:p>
          </table:table-cell>
          <table:table-cell office:value-type="float" office:value="-1.55987465382" calcext:value-type="float">
            <text:p>-1.5598746538</text:p>
          </table:table-cell>
          <table:table-cell office:value-type="float" office:value="1.53805041313" calcext:value-type="float">
            <text:p>1.5380504131</text:p>
          </table:table-cell>
          <table:table-cell office:value-type="float" office:value="-0.0791952088475" calcext:value-type="float">
            <text:p>-0.0791952088</text:p>
          </table:table-cell>
          <table:table-cell office:value-type="float" office:value="-1.55987465382" calcext:value-type="float">
            <text:p>-1.5598746538</text:p>
          </table:table-cell>
          <table:table-cell office:value-type="float" office:value="1.53805041313" calcext:value-type="float">
            <text:p>1.538050413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999994375" calcext:value-type="float">
            <text:p>-0.0014999994</text:p>
          </table:table-cell>
          <table:table-cell office:value-type="float" office:value="0.671248719096" calcext:value-type="float">
            <text:p>0.6712487191</text:p>
          </table:table-cell>
          <table:table-cell office:value-type="float" office:value="-1.55989658833" calcext:value-type="float">
            <text:p>-1.5598965883</text:p>
          </table:table-cell>
          <table:table-cell office:value-type="float" office:value="1.55858361721" calcext:value-type="float">
            <text:p>1.5585836172</text:p>
          </table:table-cell>
          <table:table-cell office:value-type="float" office:value="-0.0787512809038" calcext:value-type="float">
            <text:p>-0.0787512809</text:p>
          </table:table-cell>
          <table:table-cell office:value-type="float" office:value="-1.55989658833" calcext:value-type="float">
            <text:p>-1.5598965883</text:p>
          </table:table-cell>
          <table:table-cell office:value-type="float" office:value="1.55858361721" calcext:value-type="float">
            <text:p>1.558583617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999994375" calcext:value-type="float">
            <text:p>-0.0014999994</text:p>
          </table:table-cell>
          <table:table-cell office:value-type="float" office:value="0.672229610384" calcext:value-type="float">
            <text:p>0.6722296104</text:p>
          </table:table-cell>
          <table:table-cell office:value-type="float" office:value="-1.5594189167" calcext:value-type="float">
            <text:p>-1.5594189167</text:p>
          </table:table-cell>
          <table:table-cell office:value-type="float" office:value="1.59449386597" calcext:value-type="float">
            <text:p>1.594493866</text:p>
          </table:table-cell>
          <table:table-cell office:value-type="float" office:value="-0.0777703896165" calcext:value-type="float">
            <text:p>-0.0777703896</text:p>
          </table:table-cell>
          <table:table-cell office:value-type="float" office:value="-1.5594189167" calcext:value-type="float">
            <text:p>-1.5594189167</text:p>
          </table:table-cell>
          <table:table-cell office:value-type="float" office:value="1.59449386597" calcext:value-type="float">
            <text:p>1.59449386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-0.00199999866667" calcext:value-type="float">
            <text:p>-0.0019999987</text:p>
          </table:table-cell>
          <table:table-cell office:value-type="float" office:value="0.673715434968" calcext:value-type="float">
            <text:p>0.673715435</text:p>
          </table:table-cell>
          <table:table-cell office:value-type="float" office:value="-1.55860948563" calcext:value-type="float">
            <text:p>-1.5586094856</text:p>
          </table:table-cell>
          <table:table-cell office:value-type="float" office:value="1.64353597164" calcext:value-type="float">
            <text:p>1.6435359716</text:p>
          </table:table-cell>
          <table:table-cell office:value-type="float" office:value="-0.0762845650315" calcext:value-type="float">
            <text:p>-0.076284565</text:p>
          </table:table-cell>
          <table:table-cell office:value-type="float" office:value="-1.55860948563" calcext:value-type="float">
            <text:p>-1.5586094856</text:p>
          </table:table-cell>
          <table:table-cell office:value-type="float" office:value="1.64353597164" calcext:value-type="float">
            <text:p>1.643535971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-0.00249999739583" calcext:value-type="float">
            <text:p>-0.0024999974</text:p>
          </table:table-cell>
          <table:table-cell office:value-type="float" office:value="0.675745204091" calcext:value-type="float">
            <text:p>0.6757452041</text:p>
          </table:table-cell>
          <table:table-cell office:value-type="float" office:value="-1.55743348598" calcext:value-type="float">
            <text:p>-1.557433486</text:p>
          </table:table-cell>
          <table:table-cell office:value-type="float" office:value="1.69641232491" calcext:value-type="float">
            <text:p>1.6964123249</text:p>
          </table:table-cell>
          <table:table-cell office:value-type="float" office:value="-0.0742547959089" calcext:value-type="float">
            <text:p>-0.0742547959</text:p>
          </table:table-cell>
          <table:table-cell office:value-type="float" office:value="-1.55743348598" calcext:value-type="float">
            <text:p>-1.557433486</text:p>
          </table:table-cell>
          <table:table-cell office:value-type="float" office:value="1.69641232491" calcext:value-type="float">
            <text:p>1.696412324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-0.0029999955" calcext:value-type="float">
            <text:p>-0.0029999955</text:p>
          </table:table-cell>
          <table:table-cell office:value-type="float" office:value="0.678601257503" calcext:value-type="float">
            <text:p>0.6786012575</text:p>
          </table:table-cell>
          <table:table-cell office:value-type="float" office:value="-1.55602443218" calcext:value-type="float">
            <text:p>-1.5560244322</text:p>
          </table:table-cell>
          <table:table-cell office:value-type="float" office:value="1.74842536449" calcext:value-type="float">
            <text:p>1.7484253645</text:p>
          </table:table-cell>
          <table:table-cell office:value-type="float" office:value="-0.071398742497" calcext:value-type="float">
            <text:p>-0.0713987425</text:p>
          </table:table-cell>
          <table:table-cell office:value-type="float" office:value="-1.55602443218" calcext:value-type="float">
            <text:p>-1.5560244322</text:p>
          </table:table-cell>
          <table:table-cell office:value-type="float" office:value="1.74842536449" calcext:value-type="float">
            <text:p>1.748425364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-0.0029999955" calcext:value-type="float">
            <text:p>-0.0029999955</text:p>
          </table:table-cell>
          <table:table-cell office:value-type="float" office:value="0.681741945446" calcext:value-type="float">
            <text:p>0.6817419454</text:p>
          </table:table-cell>
          <table:table-cell office:value-type="float" office:value="-1.55456411839" calcext:value-type="float">
            <text:p>-1.5545641184</text:p>
          </table:table-cell>
          <table:table-cell office:value-type="float" office:value="1.78646099567" calcext:value-type="float">
            <text:p>1.7864609957</text:p>
          </table:table-cell>
          <table:table-cell office:value-type="float" office:value="-0.0682580545545" calcext:value-type="float">
            <text:p>-0.0682580546</text:p>
          </table:table-cell>
          <table:table-cell office:value-type="float" office:value="-1.55456411839" calcext:value-type="float">
            <text:p>-1.5545641184</text:p>
          </table:table-cell>
          <table:table-cell office:value-type="float" office:value="1.78646099567" calcext:value-type="float">
            <text:p>1.786460995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-0.00399998933334" calcext:value-type="float">
            <text:p>-0.0039999893</text:p>
          </table:table-cell>
          <table:table-cell office:value-type="float" office:value="0.684496298432" calcext:value-type="float">
            <text:p>0.6844962984</text:p>
          </table:table-cell>
          <table:table-cell office:value-type="float" office:value="-1.55341923237" calcext:value-type="float">
            <text:p>-1.5534192324</text:p>
          </table:table-cell>
          <table:table-cell office:value-type="float" office:value="1.82339096069" calcext:value-type="float">
            <text:p>1.8233909607</text:p>
          </table:table-cell>
          <table:table-cell office:value-type="float" office:value="-0.0655037015676" calcext:value-type="float">
            <text:p>-0.0655037016</text:p>
          </table:table-cell>
          <table:table-cell office:value-type="float" office:value="-1.55341923237" calcext:value-type="float">
            <text:p>-1.5534192324</text:p>
          </table:table-cell>
          <table:table-cell office:value-type="float" office:value="1.82339096069" calcext:value-type="float">
            <text:p>1.823390960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-0.00399998933334" calcext:value-type="float">
            <text:p>-0.0039999893</text:p>
          </table:table-cell>
          <table:table-cell office:value-type="float" office:value="0.68720959872" calcext:value-type="float">
            <text:p>0.6872095987</text:p>
          </table:table-cell>
          <table:table-cell office:value-type="float" office:value="-1.55218613148" calcext:value-type="float">
            <text:p>-1.5521861315</text:p>
          </table:table-cell>
          <table:table-cell office:value-type="float" office:value="1.87113642693" calcext:value-type="float">
            <text:p>1.8711364269</text:p>
          </table:table-cell>
          <table:table-cell office:value-type="float" office:value="-0.0627904012799" calcext:value-type="float">
            <text:p>-0.0627904013</text:p>
          </table:table-cell>
          <table:table-cell office:value-type="float" office:value="-1.55218613148" calcext:value-type="float">
            <text:p>-1.5521861315</text:p>
          </table:table-cell>
          <table:table-cell office:value-type="float" office:value="1.87113642693" calcext:value-type="float">
            <text:p>1.8711364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-0.00449998481252" calcext:value-type="float">
            <text:p>-0.0044999848</text:p>
          </table:table-cell>
          <table:table-cell office:value-type="float" office:value="0.689961437136" calcext:value-type="float">
            <text:p>0.6899614371</text:p>
          </table:table-cell>
          <table:table-cell office:value-type="float" office:value="-1.55091965199" calcext:value-type="float">
            <text:p>-1.550919652</text:p>
          </table:table-cell>
          <table:table-cell office:value-type="float" office:value="1.92909657955" calcext:value-type="float">
            <text:p>1.9290965796</text:p>
          </table:table-cell>
          <table:table-cell office:value-type="float" office:value="-0.0600385628641" calcext:value-type="float">
            <text:p>-0.0600385629</text:p>
          </table:table-cell>
          <table:table-cell office:value-type="float" office:value="-1.55091965199" calcext:value-type="float">
            <text:p>-1.550919652</text:p>
          </table:table-cell>
          <table:table-cell office:value-type="float" office:value="1.92909657955" calcext:value-type="float">
            <text:p>1.929096579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-0.00499997916669" calcext:value-type="float">
            <text:p>-0.0049999792</text:p>
          </table:table-cell>
          <table:table-cell office:value-type="float" office:value="0.693239048123" calcext:value-type="float">
            <text:p>0.6932390481</text:p>
          </table:table-cell>
          <table:table-cell office:value-type="float" office:value="-1.54982221127" calcext:value-type="float">
            <text:p>-1.5498222113</text:p>
          </table:table-cell>
          <table:table-cell office:value-type="float" office:value="1.97504544258" calcext:value-type="float">
            <text:p>1.9750454426</text:p>
          </table:table-cell>
          <table:table-cell office:value-type="float" office:value="-0.0567609518766" calcext:value-type="float">
            <text:p>-0.0567609519</text:p>
          </table:table-cell>
          <table:table-cell office:value-type="float" office:value="-1.54982221127" calcext:value-type="float">
            <text:p>-1.5498222113</text:p>
          </table:table-cell>
          <table:table-cell office:value-type="float" office:value="1.97504544258" calcext:value-type="float">
            <text:p>1.975045442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-0.00499997916669" calcext:value-type="float">
            <text:p>-0.0049999792</text:p>
          </table:table-cell>
          <table:table-cell office:value-type="float" office:value="0.696460161358" calcext:value-type="float">
            <text:p>0.6964601614</text:p>
          </table:table-cell>
          <table:table-cell office:value-type="float" office:value="-1.54881501198" calcext:value-type="float">
            <text:p>-1.548815012</text:p>
          </table:table-cell>
          <table:table-cell office:value-type="float" office:value="2.02177023888" calcext:value-type="float">
            <text:p>2.0217702389</text:p>
          </table:table-cell>
          <table:table-cell office:value-type="float" office:value="-0.0535398386419" calcext:value-type="float">
            <text:p>-0.0535398386</text:p>
          </table:table-cell>
          <table:table-cell office:value-type="float" office:value="-1.54881501198" calcext:value-type="float">
            <text:p>-1.548815012</text:p>
          </table:table-cell>
          <table:table-cell office:value-type="float" office:value="2.02177023888" calcext:value-type="float">
            <text:p>2.021770238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-0.00549997227088" calcext:value-type="float">
            <text:p>-0.0054999723</text:p>
          </table:table-cell>
          <table:table-cell office:value-type="float" office:value="0.699328754097" calcext:value-type="float">
            <text:p>0.6993287541</text:p>
          </table:table-cell>
          <table:table-cell office:value-type="float" office:value="-1.547945261" calcext:value-type="float">
            <text:p>-1.547945261</text:p>
          </table:table-cell>
          <table:table-cell office:value-type="float" office:value="2.0745985508" calcext:value-type="float">
            <text:p>2.0745985508</text:p>
          </table:table-cell>
          <table:table-cell office:value-type="float" office:value="-0.0506712459028" calcext:value-type="float">
            <text:p>-0.0506712459</text:p>
          </table:table-cell>
          <table:table-cell office:value-type="float" office:value="-1.547945261" calcext:value-type="float">
            <text:p>-1.547945261</text:p>
          </table:table-cell>
          <table:table-cell office:value-type="float" office:value="2.0745985508" calcext:value-type="float">
            <text:p>2.074598550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-0.00599996400006" calcext:value-type="float">
            <text:p>-0.005999964</text:p>
          </table:table-cell>
          <table:table-cell office:value-type="float" office:value="0.702330481261" calcext:value-type="float">
            <text:p>0.7023304813</text:p>
          </table:table-cell>
          <table:table-cell office:value-type="float" office:value="-1.54724276066" calcext:value-type="float">
            <text:p>-1.5472427607</text:p>
          </table:table-cell>
          <table:table-cell office:value-type="float" office:value="2.13457894325" calcext:value-type="float">
            <text:p>2.1345789433</text:p>
          </table:table-cell>
          <table:table-cell office:value-type="float" office:value="-0.047669518739" calcext:value-type="float">
            <text:p>-0.0476695187</text:p>
          </table:table-cell>
          <table:table-cell office:value-type="float" office:value="-1.54724276066" calcext:value-type="float">
            <text:p>-1.5472427607</text:p>
          </table:table-cell>
          <table:table-cell office:value-type="float" office:value="2.13457894325" calcext:value-type="float">
            <text:p>2.13457894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-0.00649995422926" calcext:value-type="float">
            <text:p>-0.0064999542</text:p>
          </table:table-cell>
          <table:table-cell office:value-type="float" office:value="0.705571521074" calcext:value-type="float">
            <text:p>0.7055715211</text:p>
          </table:table-cell>
          <table:table-cell office:value-type="float" office:value="-1.54669904709" calcext:value-type="float">
            <text:p>-1.5466990471</text:p>
          </table:table-cell>
          <table:table-cell office:value-type="float" office:value="2.16758990288" calcext:value-type="float">
            <text:p>2.1675899029</text:p>
          </table:table-cell>
          <table:table-cell office:value-type="float" office:value="-0.0444284789264" calcext:value-type="float">
            <text:p>-0.0444284789</text:p>
          </table:table-cell>
          <table:table-cell office:value-type="float" office:value="-1.54669904709" calcext:value-type="float">
            <text:p>-1.5466990471</text:p>
          </table:table-cell>
          <table:table-cell office:value-type="float" office:value="2.16758990288" calcext:value-type="float">
            <text:p>2.167589902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-0.00699994283347" calcext:value-type="float">
            <text:p>-0.0069999428</text:p>
          </table:table-cell>
          <table:table-cell office:value-type="float" office:value="0.709235854447" calcext:value-type="float">
            <text:p>0.7092358544</text:p>
          </table:table-cell>
          <table:table-cell office:value-type="float" office:value="-1.54651153088" calcext:value-type="float">
            <text:p>-1.5465115309</text:p>
          </table:table-cell>
          <table:table-cell office:value-type="float" office:value="2.18386554718" calcext:value-type="float">
            <text:p>2.1838655472</text:p>
          </table:table-cell>
          <table:table-cell office:value-type="float" office:value="-0.0407641455531" calcext:value-type="float">
            <text:p>-0.0407641456</text:p>
          </table:table-cell>
          <table:table-cell office:value-type="float" office:value="-1.54651153088" calcext:value-type="float">
            <text:p>-1.5465115309</text:p>
          </table:table-cell>
          <table:table-cell office:value-type="float" office:value="2.18386554718" calcext:value-type="float">
            <text:p>2.183865547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-0.00799991466694" calcext:value-type="float">
            <text:p>-0.0079999147</text:p>
          </table:table-cell>
          <table:table-cell office:value-type="float" office:value="0.713099211454" calcext:value-type="float">
            <text:p>0.7130992115</text:p>
          </table:table-cell>
          <table:table-cell office:value-type="float" office:value="-1.54626441002" calcext:value-type="float">
            <text:p>-1.54626441</text:p>
          </table:table-cell>
          <table:table-cell office:value-type="float" office:value="2.19326591492" calcext:value-type="float">
            <text:p>2.1932659149</text:p>
          </table:table-cell>
          <table:table-cell office:value-type="float" office:value="-0.0369007885456" calcext:value-type="float">
            <text:p>-0.0369007885</text:p>
          </table:table-cell>
          <table:table-cell office:value-type="float" office:value="-1.54626441002" calcext:value-type="float">
            <text:p>-1.54626441</text:p>
          </table:table-cell>
          <table:table-cell office:value-type="float" office:value="2.19326591492" calcext:value-type="float">
            <text:p>2.193265914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-0.00899987850049" calcext:value-type="float">
            <text:p>-0.0089998785</text:p>
          </table:table-cell>
          <table:table-cell office:value-type="float" office:value="0.71710851416" calcext:value-type="float">
            <text:p>0.7171085142</text:p>
          </table:table-cell>
          <table:table-cell office:value-type="float" office:value="-1.54629635811" calcext:value-type="float">
            <text:p>-1.5462963581</text:p>
          </table:table-cell>
          <table:table-cell office:value-type="float" office:value="2.19186735153" calcext:value-type="float">
            <text:p>2.1918673515</text:p>
          </table:table-cell>
          <table:table-cell office:value-type="float" office:value="-0.0328914858401" calcext:value-type="float">
            <text:p>-0.0328914858</text:p>
          </table:table-cell>
          <table:table-cell office:value-type="float" office:value="-1.54629635811" calcext:value-type="float">
            <text:p>-1.5462963581</text:p>
          </table:table-cell>
          <table:table-cell office:value-type="float" office:value="2.19186735153" calcext:value-type="float">
            <text:p>2.191867351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52" calcext:value-type="float">
            <text:p>0.05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949985710481" calcext:value-type="float">
            <text:p>-0.0094998571</text:p>
          </table:table-cell>
          <table:table-cell office:value-type="float" office:value="0.72138944827" calcext:value-type="float">
            <text:p>0.7213894483</text:p>
          </table:table-cell>
          <table:table-cell office:value-type="float" office:value="-1.5465965271" calcext:value-type="float">
            <text:p>-1.5465965271</text:p>
          </table:table-cell>
          <table:table-cell office:value-type="float" office:value="2.17951393127" calcext:value-type="float">
            <text:p>2.1795139313</text:p>
          </table:table-cell>
          <table:table-cell office:value-type="float" office:value="-0.0286105517298" calcext:value-type="float">
            <text:p>-0.0286105517</text:p>
          </table:table-cell>
          <table:table-cell office:value-type="float" office:value="-1.5465965271" calcext:value-type="float">
            <text:p>-1.5465965271</text:p>
          </table:table-cell>
          <table:table-cell office:value-type="float" office:value="2.17951393127" calcext:value-type="float">
            <text:p>2.1795139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899987850049" calcext:value-type="float">
            <text:p>-0.0089998785</text:p>
          </table:table-cell>
          <table:table-cell office:value-type="float" office:value="0.726028662175" calcext:value-type="float">
            <text:p>0.7260286622</text:p>
          </table:table-cell>
          <table:table-cell office:value-type="float" office:value="-1.54675960541" calcext:value-type="float">
            <text:p>-1.5467596054</text:p>
          </table:table-cell>
          <table:table-cell office:value-type="float" office:value="2.1794552803" calcext:value-type="float">
            <text:p>2.1794552803</text:p>
          </table:table-cell>
          <table:table-cell office:value-type="float" office:value="-0.0239713378251" calcext:value-type="float">
            <text:p>-0.0239713378</text:p>
          </table:table-cell>
          <table:table-cell office:value-type="float" office:value="-1.54675960541" calcext:value-type="float">
            <text:p>-1.5467596054</text:p>
          </table:table-cell>
          <table:table-cell office:value-type="float" office:value="2.1794552803" calcext:value-type="float">
            <text:p>2.179455280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63" calcext:value-type="float">
            <text:p>0.063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899987850049" calcext:value-type="float">
            <text:p>-0.0089998785</text:p>
          </table:table-cell>
          <table:table-cell office:value-type="float" office:value="0.73054918088" calcext:value-type="float">
            <text:p>0.7305491809</text:p>
          </table:table-cell>
          <table:table-cell office:value-type="float" office:value="-1.54688942432" calcext:value-type="float">
            <text:p>-1.5468894243</text:p>
          </table:table-cell>
          <table:table-cell office:value-type="float" office:value="2.18738770485" calcext:value-type="float">
            <text:p>2.1873877049</text:p>
          </table:table-cell>
          <table:table-cell office:value-type="float" office:value="-0.0194508191198" calcext:value-type="float">
            <text:p>-0.0194508191</text:p>
          </table:table-cell>
          <table:table-cell office:value-type="float" office:value="-1.54688942432" calcext:value-type="float">
            <text:p>-1.5468894243</text:p>
          </table:table-cell>
          <table:table-cell office:value-type="float" office:value="2.18738770485" calcext:value-type="float">
            <text:p>2.187387704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68" calcext:value-type="float">
            <text:p>0.06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899987850049" calcext:value-type="float">
            <text:p>-0.0089998785</text:p>
          </table:table-cell>
          <table:table-cell office:value-type="float" office:value="0.736287750304" calcext:value-type="float">
            <text:p>0.7362877503</text:p>
          </table:table-cell>
          <table:table-cell office:value-type="float" office:value="-1.54712080956" calcext:value-type="float">
            <text:p>-1.5471208096</text:p>
          </table:table-cell>
          <table:table-cell office:value-type="float" office:value="2.17638349533" calcext:value-type="float">
            <text:p>2.1763834953</text:p>
          </table:table-cell>
          <table:table-cell office:value-type="float" office:value="-0.0137122496963" calcext:value-type="float">
            <text:p>-0.0137122497</text:p>
          </table:table-cell>
          <table:table-cell office:value-type="float" office:value="-1.54712080956" calcext:value-type="float">
            <text:p>-1.5471208096</text:p>
          </table:table-cell>
          <table:table-cell office:value-type="float" office:value="2.17638349533" calcext:value-type="float">
            <text:p>2.176383495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74" calcext:value-type="float">
            <text:p>0.07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84998976462" calcext:value-type="float">
            <text:p>-0.0084998976</text:p>
          </table:table-cell>
          <table:table-cell office:value-type="float" office:value="0.74236255791" calcext:value-type="float">
            <text:p>0.7423625579</text:p>
          </table:table-cell>
          <table:table-cell office:value-type="float" office:value="-1.54668629169" calcext:value-type="float">
            <text:p>-1.5466862917</text:p>
          </table:table-cell>
          <table:table-cell office:value-type="float" office:value="2.18985939026" calcext:value-type="float">
            <text:p>2.1898593903</text:p>
          </table:table-cell>
          <table:table-cell office:value-type="float" office:value="-0.00763744208962" calcext:value-type="float">
            <text:p>-0.0076374421</text:p>
          </table:table-cell>
          <table:table-cell office:value-type="float" office:value="-1.54668629169" calcext:value-type="float">
            <text:p>-1.5466862917</text:p>
          </table:table-cell>
          <table:table-cell office:value-type="float" office:value="2.18985939026" calcext:value-type="float">
            <text:p>2.189859390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81" calcext:value-type="float">
            <text:p>0.081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899987850049" calcext:value-type="float">
            <text:p>-0.0089998785</text:p>
          </table:table-cell>
          <table:table-cell office:value-type="float" office:value="0.748012693599" calcext:value-type="float">
            <text:p>0.7480126936</text:p>
          </table:table-cell>
          <table:table-cell office:value-type="float" office:value="-1.54621386528" calcext:value-type="float">
            <text:p>-1.5462138653</text:p>
          </table:table-cell>
          <table:table-cell office:value-type="float" office:value="2.18888926506" calcext:value-type="float">
            <text:p>2.1888892651</text:p>
          </table:table-cell>
          <table:table-cell office:value-type="float" office:value="-0.00198730640113" calcext:value-type="float">
            <text:p>-0.0019873064</text:p>
          </table:table-cell>
          <table:table-cell office:value-type="float" office:value="-1.54621386528" calcext:value-type="float">
            <text:p>-1.5462138653</text:p>
          </table:table-cell>
          <table:table-cell office:value-type="float" office:value="2.18888926506" calcext:value-type="float">
            <text:p>2.188889265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89" calcext:value-type="float">
            <text:p>0.08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899987850049" calcext:value-type="float">
            <text:p>-0.0089998785</text:p>
          </table:table-cell>
          <table:table-cell office:value-type="float" office:value="0.752595072845" calcext:value-type="float">
            <text:p>0.7525950728</text:p>
          </table:table-cell>
          <table:table-cell office:value-type="float" office:value="-1.54671883583" calcext:value-type="float">
            <text:p>-1.5467188358</text:p>
          </table:table-cell>
          <table:table-cell office:value-type="float" office:value="2.14849042892" calcext:value-type="float">
            <text:p>2.1484904289</text:p>
          </table:table-cell>
          <table:table-cell office:value-type="float" office:value="0.002595072845" calcext:value-type="float">
            <text:p>0.0025950728</text:p>
          </table:table-cell>
          <table:table-cell office:value-type="float" office:value="-1.54671883583" calcext:value-type="float">
            <text:p>-1.5467188358</text:p>
          </table:table-cell>
          <table:table-cell office:value-type="float" office:value="2.14849042892" calcext:value-type="float">
            <text:p>2.148490428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97" calcext:value-type="float">
            <text:p>0.097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899987850049" calcext:value-type="float">
            <text:p>-0.0089998785</text:p>
          </table:table-cell>
          <table:table-cell office:value-type="float" office:value="0.756384893786" calcext:value-type="float">
            <text:p>0.7563848938</text:p>
          </table:table-cell>
          <table:table-cell office:value-type="float" office:value="-1.54773449898" calcext:value-type="float">
            <text:p>-1.547734499</text:p>
          </table:table-cell>
          <table:table-cell office:value-type="float" office:value="2.07013225555" calcext:value-type="float">
            <text:p>2.0701322556</text:p>
          </table:table-cell>
          <table:table-cell office:value-type="float" office:value="0.00638489378616" calcext:value-type="float">
            <text:p>0.0063848938</text:p>
          </table:table-cell>
          <table:table-cell office:value-type="float" office:value="-1.54773449898" calcext:value-type="float">
            <text:p>-1.547734499</text:p>
          </table:table-cell>
          <table:table-cell office:value-type="float" office:value="2.07013225555" calcext:value-type="float">
            <text:p>2.0701322556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899987850049" calcext:value-type="float">
            <text:p>-0.0089998785</text:p>
          </table:table-cell>
          <table:table-cell office:value-type="float" office:value="0.760702199303" calcext:value-type="float">
            <text:p>0.7607021993</text:p>
          </table:table-cell>
          <table:table-cell office:value-type="float" office:value="-1.54930126667" calcext:value-type="float">
            <text:p>-1.5493012667</text:p>
          </table:table-cell>
          <table:table-cell office:value-type="float" office:value="1.94577097893" calcext:value-type="float">
            <text:p>1.9457709789</text:p>
          </table:table-cell>
          <table:table-cell office:value-type="float" office:value="0.0107021993026" calcext:value-type="float">
            <text:p>0.0107021993</text:p>
          </table:table-cell>
          <table:table-cell office:value-type="float" office:value="-1.54930126667" calcext:value-type="float">
            <text:p>-1.5493012667</text:p>
          </table:table-cell>
          <table:table-cell office:value-type="float" office:value="1.94577097893" calcext:value-type="float">
            <text:p>1.945770978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112" calcext:value-type="float">
            <text:p>0.112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799991466694" calcext:value-type="float">
            <text:p>-0.0079999147</text:p>
          </table:table-cell>
          <table:table-cell office:value-type="float" office:value="0.766007483006" calcext:value-type="float">
            <text:p>0.766007483</text:p>
          </table:table-cell>
          <table:table-cell office:value-type="float" office:value="-1.55151724815" calcext:value-type="float">
            <text:p>-1.5515172482</text:p>
          </table:table-cell>
          <table:table-cell office:value-type="float" office:value="1.77070438862" calcext:value-type="float">
            <text:p>1.7707043886</text:p>
          </table:table-cell>
          <table:table-cell office:value-type="float" office:value="0.0160074830055" calcext:value-type="float">
            <text:p>0.016007483</text:p>
          </table:table-cell>
          <table:table-cell office:value-type="float" office:value="-1.55151724815" calcext:value-type="float">
            <text:p>-1.5515172482</text:p>
          </table:table-cell>
          <table:table-cell office:value-type="float" office:value="1.77070438862" calcext:value-type="float">
            <text:p>1.770704388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12" calcext:value-type="float">
            <text:p>0.12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74999296877" calcext:value-type="float">
            <text:p>-0.0074999297</text:p>
          </table:table-cell>
          <table:table-cell office:value-type="float" office:value="0.773289889097" calcext:value-type="float">
            <text:p>0.7732898891</text:p>
          </table:table-cell>
          <table:table-cell office:value-type="float" office:value="-1.55438399315" calcext:value-type="float">
            <text:p>-1.5543839932</text:p>
          </table:table-cell>
          <table:table-cell office:value-type="float" office:value="1.56057655811" calcext:value-type="float">
            <text:p>1.5605765581</text:p>
          </table:table-cell>
          <table:table-cell office:value-type="float" office:value="0.0232898890972" calcext:value-type="float">
            <text:p>0.0232898891</text:p>
          </table:table-cell>
          <table:table-cell office:value-type="float" office:value="-1.55438399315" calcext:value-type="float">
            <text:p>-1.5543839932</text:p>
          </table:table-cell>
          <table:table-cell office:value-type="float" office:value="1.56057655811" calcext:value-type="float">
            <text:p>1.56057655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8" calcext:value-type="float">
            <text:p>0.128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649995422926" calcext:value-type="float">
            <text:p>-0.0064999542</text:p>
          </table:table-cell>
          <table:table-cell office:value-type="float" office:value="0.781627971679" calcext:value-type="float">
            <text:p>0.7816279717</text:p>
          </table:table-cell>
          <table:table-cell office:value-type="float" office:value="-1.55738115311" calcext:value-type="float">
            <text:p>-1.5573811531</text:p>
          </table:table-cell>
          <table:table-cell office:value-type="float" office:value="1.32788085938" calcext:value-type="float">
            <text:p>1.3278808594</text:p>
          </table:table-cell>
          <table:table-cell office:value-type="float" office:value="0.031627971679" calcext:value-type="float">
            <text:p>0.0316279717</text:p>
          </table:table-cell>
          <table:table-cell office:value-type="float" office:value="-1.55738115311" calcext:value-type="float">
            <text:p>-1.5573811531</text:p>
          </table:table-cell>
          <table:table-cell office:value-type="float" office:value="1.32788085938" calcext:value-type="float">
            <text:p>1.327880859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36" calcext:value-type="float">
            <text:p>0.136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499997916669" calcext:value-type="float">
            <text:p>-0.0049999792</text:p>
          </table:table-cell>
          <table:table-cell office:value-type="float" office:value="0.789440710098" calcext:value-type="float">
            <text:p>0.7894407101</text:p>
          </table:table-cell>
          <table:table-cell office:value-type="float" office:value="-1.56054365635" calcext:value-type="float">
            <text:p>-1.5605436564</text:p>
          </table:table-cell>
          <table:table-cell office:value-type="float" office:value="1.06986629963" calcext:value-type="float">
            <text:p>1.0698662996</text:p>
          </table:table-cell>
          <table:table-cell office:value-type="float" office:value="0.0394407100976" calcext:value-type="float">
            <text:p>0.0394407101</text:p>
          </table:table-cell>
          <table:table-cell office:value-type="float" office:value="-1.56054365635" calcext:value-type="float">
            <text:p>-1.5605436564</text:p>
          </table:table-cell>
          <table:table-cell office:value-type="float" office:value="1.06986629963" calcext:value-type="float">
            <text:p>1.069866299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146" calcext:value-type="float">
            <text:p>0.146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349999285417" calcext:value-type="float">
            <text:p>-0.0034999929</text:p>
          </table:table-cell>
          <table:table-cell office:value-type="float" office:value="0.796910379082" calcext:value-type="float">
            <text:p>0.7969103791</text:p>
          </table:table-cell>
          <table:table-cell office:value-type="float" office:value="-1.56329071522" calcext:value-type="float">
            <text:p>-1.5632907152</text:p>
          </table:table-cell>
          <table:table-cell office:value-type="float" office:value="0.802144765854" calcext:value-type="float">
            <text:p>0.8021447659</text:p>
          </table:table-cell>
          <table:table-cell office:value-type="float" office:value="0.046910379082" calcext:value-type="float">
            <text:p>0.0469103791</text:p>
          </table:table-cell>
          <table:table-cell office:value-type="float" office:value="-1.56329071522" calcext:value-type="float">
            <text:p>-1.5632907152</text:p>
          </table:table-cell>
          <table:table-cell office:value-type="float" office:value="0.802144765854" calcext:value-type="float">
            <text:p>0.8021447659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157" calcext:value-type="float">
            <text:p>0.157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14999994375" calcext:value-type="float">
            <text:p>-0.0014999994</text:p>
          </table:table-cell>
          <table:table-cell office:value-type="float" office:value="0.804287347943" calcext:value-type="float">
            <text:p>0.8042873479</text:p>
          </table:table-cell>
          <table:table-cell office:value-type="float" office:value="-1.56564247608" calcext:value-type="float">
            <text:p>-1.5656424761</text:p>
          </table:table-cell>
          <table:table-cell office:value-type="float" office:value="0.535349309444" calcext:value-type="float">
            <text:p>0.5353493094</text:p>
          </table:table-cell>
          <table:table-cell office:value-type="float" office:value="0.0542873479426" calcext:value-type="float">
            <text:p>0.0542873479</text:p>
          </table:table-cell>
          <table:table-cell office:value-type="float" office:value="-1.56564247608" calcext:value-type="float">
            <text:p>-1.5656424761</text:p>
          </table:table-cell>
          <table:table-cell office:value-type="float" office:value="0.535349309444" calcext:value-type="float">
            <text:p>0.535349309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69" calcext:value-type="float">
            <text:p>0.169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0999999833333" calcext:value-type="float">
            <text:p>0.0009999998</text:p>
          </table:table-cell>
          <table:table-cell office:value-type="float" office:value="0.811350744218" calcext:value-type="float">
            <text:p>0.8113507442</text:p>
          </table:table-cell>
          <table:table-cell office:value-type="float" office:value="-1.56774914265" calcext:value-type="float">
            <text:p>-1.5677491427</text:p>
          </table:table-cell>
          <table:table-cell office:value-type="float" office:value="0.288581073284" calcext:value-type="float">
            <text:p>0.2885810733</text:p>
          </table:table-cell>
          <table:table-cell office:value-type="float" office:value="0.0613507442176" calcext:value-type="float">
            <text:p>0.0613507442</text:p>
          </table:table-cell>
          <table:table-cell office:value-type="float" office:value="-1.56774914265" calcext:value-type="float">
            <text:p>-1.5677491427</text:p>
          </table:table-cell>
          <table:table-cell office:value-type="float" office:value="0.288581073284" calcext:value-type="float">
            <text:p>0.28858107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83" calcext:value-type="float">
            <text:p>0.183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449998481252" calcext:value-type="float">
            <text:p>0.0044999848</text:p>
          </table:table-cell>
          <table:table-cell office:value-type="float" office:value="0.8175984025" calcext:value-type="float">
            <text:p>0.8175984025</text:p>
          </table:table-cell>
          <table:table-cell office:value-type="float" office:value="-1.56981921196" calcext:value-type="float">
            <text:p>-1.569819212</text:p>
          </table:table-cell>
          <table:table-cell office:value-type="float" office:value="0.0487444736063" calcext:value-type="float">
            <text:p>0.0487444736</text:p>
          </table:table-cell>
          <table:table-cell office:value-type="float" office:value="0.0675984025002" calcext:value-type="float">
            <text:p>0.0675984025</text:p>
          </table:table-cell>
          <table:table-cell office:value-type="float" office:value="-1.56981921196" calcext:value-type="float">
            <text:p>-1.569819212</text:p>
          </table:table-cell>
          <table:table-cell office:value-type="float" office:value="0.0487444736063" calcext:value-type="float">
            <text:p>0.048744473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98" calcext:value-type="float">
            <text:p>0.198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799991466694" calcext:value-type="float">
            <text:p>0.0079999147</text:p>
          </table:table-cell>
          <table:table-cell office:value-type="float" office:value="0.823670968413" calcext:value-type="float">
            <text:p>0.8236709684</text:p>
          </table:table-cell>
          <table:table-cell office:value-type="float" office:value="-1.57193696499" calcext:value-type="float">
            <text:p>-1.571936965</text:p>
          </table:table-cell>
          <table:table-cell office:value-type="float" office:value="-0.180084243417" calcext:value-type="float">
            <text:p>-0.1800842434</text:p>
          </table:table-cell>
          <table:table-cell office:value-type="float" office:value="0.0736709684134" calcext:value-type="float">
            <text:p>0.0736709684</text:p>
          </table:table-cell>
          <table:table-cell office:value-type="float" office:value="-1.57193696499" calcext:value-type="float">
            <text:p>-1.571936965</text:p>
          </table:table-cell>
          <table:table-cell office:value-type="float" office:value="-0.180084243417" calcext:value-type="float">
            <text:p>-0.180084243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212" calcext:value-type="float">
            <text:p>0.212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10999778168" calcext:value-type="float">
            <text:p>0.0109997782</text:p>
          </table:table-cell>
          <table:table-cell office:value-type="float" office:value="0.829621262848" calcext:value-type="float">
            <text:p>0.8296212628</text:p>
          </table:table-cell>
          <table:table-cell office:value-type="float" office:value="-1.57316529751" calcext:value-type="float">
            <text:p>-1.5731652975</text:p>
          </table:table-cell>
          <table:table-cell office:value-type="float" office:value="-0.388959079981" calcext:value-type="float">
            <text:p>-0.38895908</text:p>
          </table:table-cell>
          <table:table-cell office:value-type="float" office:value="0.0796212628484" calcext:value-type="float">
            <text:p>0.0796212628</text:p>
          </table:table-cell>
          <table:table-cell office:value-type="float" office:value="-1.57316529751" calcext:value-type="float">
            <text:p>-1.5731652975</text:p>
          </table:table-cell>
          <table:table-cell office:value-type="float" office:value="-0.388959079981" calcext:value-type="float">
            <text:p>-0.3889590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227" calcext:value-type="float">
            <text:p>0.22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139995426711" calcext:value-type="float">
            <text:p>0.0139995427</text:p>
          </table:table-cell>
          <table:table-cell office:value-type="float" office:value="0.836188010871" calcext:value-type="float">
            <text:p>0.8361880109</text:p>
          </table:table-cell>
          <table:table-cell office:value-type="float" office:value="-1.57421350479" calcext:value-type="float">
            <text:p>-1.5742135048</text:p>
          </table:table-cell>
          <table:table-cell office:value-type="float" office:value="-0.567328989506" calcext:value-type="float">
            <text:p>-0.5673289895</text:p>
          </table:table-cell>
          <table:table-cell office:value-type="float" office:value="0.0861880108714" calcext:value-type="float">
            <text:p>0.0861880109</text:p>
          </table:table-cell>
          <table:table-cell office:value-type="float" office:value="-1.57421350479" calcext:value-type="float">
            <text:p>-1.5742135048</text:p>
          </table:table-cell>
          <table:table-cell office:value-type="float" office:value="-0.567328989506" calcext:value-type="float">
            <text:p>-0.567328989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242" calcext:value-type="float">
            <text:p>0.24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169991811785" calcext:value-type="float">
            <text:p>0.0169991812</text:p>
          </table:table-cell>
          <table:table-cell office:value-type="float" office:value="0.845848359168" calcext:value-type="float">
            <text:p>0.8458483592</text:p>
          </table:table-cell>
          <table:table-cell office:value-type="float" office:value="-1.57525622845" calcext:value-type="float">
            <text:p>-1.5752562285</text:p>
          </table:table-cell>
          <table:table-cell office:value-type="float" office:value="-0.690362811089" calcext:value-type="float">
            <text:p>-0.6903628111</text:p>
          </table:table-cell>
          <table:table-cell office:value-type="float" office:value="0.0958483591676" calcext:value-type="float">
            <text:p>0.0958483592</text:p>
          </table:table-cell>
          <table:table-cell office:value-type="float" office:value="-1.57525622845" calcext:value-type="float">
            <text:p>-1.5752562285</text:p>
          </table:table-cell>
          <table:table-cell office:value-type="float" office:value="-0.690362811089" calcext:value-type="float">
            <text:p>-0.6903628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7" calcext:value-type="float">
            <text:p>0.257</text:p>
          </table:table-cell>
          <table:table-cell office:value-type="float" office:value="0" calcext:value-type="float">
            <text:p>0</text:p>
          </table:table-cell>
          <table:table-cell office:value-type="float" office:value="0.0184989447472" calcext:value-type="float">
            <text:p>0.0184989447</text:p>
          </table:table-cell>
          <table:table-cell office:value-type="float" office:value="0.857196480036" calcext:value-type="float">
            <text:p>0.85719648</text:p>
          </table:table-cell>
          <table:table-cell office:value-type="float" office:value="-1.57615470886" calcext:value-type="float">
            <text:p>-1.5761547089</text:p>
          </table:table-cell>
          <table:table-cell office:value-type="float" office:value="-0.766919076443" calcext:value-type="float">
            <text:p>-0.7669190764</text:p>
          </table:table-cell>
          <table:table-cell office:value-type="float" office:value="0.107196480036" calcext:value-type="float">
            <text:p>0.10719648</text:p>
          </table:table-cell>
          <table:table-cell office:value-type="float" office:value="-1.57615470886" calcext:value-type="float">
            <text:p>-1.5761547089</text:p>
          </table:table-cell>
          <table:table-cell office:value-type="float" office:value="-0.766919076443" calcext:value-type="float">
            <text:p>-0.766919076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274" calcext:value-type="float">
            <text:p>0.274</text:p>
          </table:table-cell>
          <table:table-cell office:value-type="float" office:value="0" calcext:value-type="float">
            <text:p>0</text:p>
          </table:table-cell>
          <table:table-cell office:value-type="float" office:value="0.0199986666933" calcext:value-type="float">
            <text:p>0.0199986667</text:p>
          </table:table-cell>
          <table:table-cell office:value-type="float" office:value="0.868769600987" calcext:value-type="float">
            <text:p>0.868769601</text:p>
          </table:table-cell>
          <table:table-cell office:value-type="float" office:value="-1.57664394379" calcext:value-type="float">
            <text:p>-1.5766439438</text:p>
          </table:table-cell>
          <table:table-cell office:value-type="float" office:value="-0.82671302557" calcext:value-type="float">
            <text:p>-0.8267130256</text:p>
          </table:table-cell>
          <table:table-cell office:value-type="float" office:value="0.118769600987" calcext:value-type="float">
            <text:p>0.118769601</text:p>
          </table:table-cell>
          <table:table-cell office:value-type="float" office:value="-1.57664394379" calcext:value-type="float">
            <text:p>-1.5766439438</text:p>
          </table:table-cell>
          <table:table-cell office:value-type="float" office:value="-0.82671302557" calcext:value-type="float">
            <text:p>-0.826713025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29" calcext:value-type="float">
            <text:p>0.2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0498564176" calcext:value-type="float">
            <text:p>0.0204985642</text:p>
          </table:table-cell>
          <table:table-cell office:value-type="float" office:value="0.880415886641" calcext:value-type="float">
            <text:p>0.8804158866</text:p>
          </table:table-cell>
          <table:table-cell office:value-type="float" office:value="-1.57786178589" calcext:value-type="float">
            <text:p>-1.5778617859</text:p>
          </table:table-cell>
          <table:table-cell office:value-type="float" office:value="-0.903747677803" calcext:value-type="float">
            <text:p>-0.9037476778</text:p>
          </table:table-cell>
          <table:table-cell office:value-type="float" office:value="0.130415886641" calcext:value-type="float">
            <text:p>0.1304158866</text:p>
          </table:table-cell>
          <table:table-cell office:value-type="float" office:value="-1.57786178589" calcext:value-type="float">
            <text:p>-1.5778617859</text:p>
          </table:table-cell>
          <table:table-cell office:value-type="float" office:value="-0.903747677803" calcext:value-type="float">
            <text:p>-0.903747677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308" calcext:value-type="float">
            <text:p>0.3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0498564176" calcext:value-type="float">
            <text:p>0.0204985642</text:p>
          </table:table-cell>
          <table:table-cell office:value-type="float" office:value="0.889039680362" calcext:value-type="float">
            <text:p>0.8890396804</text:p>
          </table:table-cell>
          <table:table-cell office:value-type="float" office:value="-1.57919788361" calcext:value-type="float">
            <text:p>-1.5791978836</text:p>
          </table:table-cell>
          <table:table-cell office:value-type="float" office:value="-0.981963276863" calcext:value-type="float">
            <text:p>-0.9819632769</text:p>
          </table:table-cell>
          <table:table-cell office:value-type="float" office:value="0.139039680362" calcext:value-type="float">
            <text:p>0.1390396804</text:p>
          </table:table-cell>
          <table:table-cell office:value-type="float" office:value="-1.57919788361" calcext:value-type="float">
            <text:p>-1.5791978836</text:p>
          </table:table-cell>
          <table:table-cell office:value-type="float" office:value="-0.981963276863" calcext:value-type="float">
            <text:p>-0.981963276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329" calcext:value-type="float">
            <text:p>0.3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0998456534" calcext:value-type="float">
            <text:p>0.0209984565</text:p>
          </table:table-cell>
          <table:table-cell office:value-type="float" office:value="0.896500661969" calcext:value-type="float">
            <text:p>0.896500662</text:p>
          </table:table-cell>
          <table:table-cell office:value-type="float" office:value="-1.57994270325" calcext:value-type="float">
            <text:p>-1.5799427033</text:p>
          </table:table-cell>
          <table:table-cell office:value-type="float" office:value="-1.0255202055" calcext:value-type="float">
            <text:p>-1.0255202055</text:p>
          </table:table-cell>
          <table:table-cell office:value-type="float" office:value="0.146500661969" calcext:value-type="float">
            <text:p>0.146500662</text:p>
          </table:table-cell>
          <table:table-cell office:value-type="float" office:value="-1.57994270325" calcext:value-type="float">
            <text:p>-1.5799427033</text:p>
          </table:table-cell>
          <table:table-cell office:value-type="float" office:value="-1.0255202055" calcext:value-type="float">
            <text:p>-1.025520205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344" calcext:value-type="float">
            <text:p>0.34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0498564176" calcext:value-type="float">
            <text:p>0.0204985642</text:p>
          </table:table-cell>
          <table:table-cell office:value-type="float" office:value="0.903414145112" calcext:value-type="float">
            <text:p>0.9034141451</text:p>
          </table:table-cell>
          <table:table-cell office:value-type="float" office:value="-1.58018493652" calcext:value-type="float">
            <text:p>-1.5801849365</text:p>
          </table:table-cell>
          <table:table-cell office:value-type="float" office:value="-1.01167702675" calcext:value-type="float">
            <text:p>-1.0116770268</text:p>
          </table:table-cell>
          <table:table-cell office:value-type="float" office:value="0.153414145112" calcext:value-type="float">
            <text:p>0.1534141451</text:p>
          </table:table-cell>
          <table:table-cell office:value-type="float" office:value="-1.58018493652" calcext:value-type="float">
            <text:p>-1.5801849365</text:p>
          </table:table-cell>
          <table:table-cell office:value-type="float" office:value="-1.01167702675" calcext:value-type="float">
            <text:p>-1.0116770268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363" calcext:value-type="float">
            <text:p>0.36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0998456534" calcext:value-type="float">
            <text:p>0.0209984565</text:p>
          </table:table-cell>
          <table:table-cell office:value-type="float" office:value="0.911510109901" calcext:value-type="float">
            <text:p>0.9115101099</text:p>
          </table:table-cell>
          <table:table-cell office:value-type="float" office:value="-1.58024251461" calcext:value-type="float">
            <text:p>-1.5802425146</text:p>
          </table:table-cell>
          <table:table-cell office:value-type="float" office:value="-0.966387450695" calcext:value-type="float">
            <text:p>-0.9663874507</text:p>
          </table:table-cell>
          <table:table-cell office:value-type="float" office:value="0.161510109901" calcext:value-type="float">
            <text:p>0.1615101099</text:p>
          </table:table-cell>
          <table:table-cell office:value-type="float" office:value="-1.58024251461" calcext:value-type="float">
            <text:p>-1.5802425146</text:p>
          </table:table-cell>
          <table:table-cell office:value-type="float" office:value="-0.966387450695" calcext:value-type="float">
            <text:p>-0.966387450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382" calcext:value-type="float">
            <text:p>0.38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14983436424" calcext:value-type="float">
            <text:p>0.0214983436</text:p>
          </table:table-cell>
          <table:table-cell office:value-type="float" office:value="0.925679609179" calcext:value-type="float">
            <text:p>0.9256796092</text:p>
          </table:table-cell>
          <table:table-cell office:value-type="float" office:value="-1.58030927181" calcext:value-type="float">
            <text:p>-1.5803092718</text:p>
          </table:table-cell>
          <table:table-cell office:value-type="float" office:value="-0.886907279491" calcext:value-type="float">
            <text:p>-0.8869072795</text:p>
          </table:table-cell>
          <table:table-cell office:value-type="float" office:value="0.175679609179" calcext:value-type="float">
            <text:p>0.1756796092</text:p>
          </table:table-cell>
          <table:table-cell office:value-type="float" office:value="-1.58030927181" calcext:value-type="float">
            <text:p>-1.5803092718</text:p>
          </table:table-cell>
          <table:table-cell office:value-type="float" office:value="-0.886907279491" calcext:value-type="float">
            <text:p>-0.886907279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402" calcext:value-type="float">
            <text:p>0.4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19982253763" calcext:value-type="float">
            <text:p>0.0219982254</text:p>
          </table:table-cell>
          <table:table-cell office:value-type="float" office:value="0.939790710807" calcext:value-type="float">
            <text:p>0.9397907108</text:p>
          </table:table-cell>
          <table:table-cell office:value-type="float" office:value="-1.57987725735" calcext:value-type="float">
            <text:p>-1.5798772574</text:p>
          </table:table-cell>
          <table:table-cell office:value-type="float" office:value="-0.76080340147" calcext:value-type="float">
            <text:p>-0.7608034015</text:p>
          </table:table-cell>
          <table:table-cell office:value-type="float" office:value="0.189790710807" calcext:value-type="float">
            <text:p>0.1897907108</text:p>
          </table:table-cell>
          <table:table-cell office:value-type="float" office:value="-1.57987725735" calcext:value-type="float">
            <text:p>-1.5798772574</text:p>
          </table:table-cell>
          <table:table-cell office:value-type="float" office:value="-0.76080340147" calcext:value-type="float">
            <text:p>-0.760803401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421" calcext:value-type="float">
            <text:p>0.42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0998456534" calcext:value-type="float">
            <text:p>0.0209984565</text:p>
          </table:table-cell>
          <table:table-cell office:value-type="float" office:value="0.952747225761" calcext:value-type="float">
            <text:p>0.9527472258</text:p>
          </table:table-cell>
          <table:table-cell office:value-type="float" office:value="-1.5790348053" calcext:value-type="float">
            <text:p>-1.5790348053</text:p>
          </table:table-cell>
          <table:table-cell office:value-type="float" office:value="-0.622001707554" calcext:value-type="float">
            <text:p>-0.6220017076</text:p>
          </table:table-cell>
          <table:table-cell office:value-type="float" office:value="0.202747225761" calcext:value-type="float">
            <text:p>0.2027472258</text:p>
          </table:table-cell>
          <table:table-cell office:value-type="float" office:value="-1.5790348053" calcext:value-type="float">
            <text:p>-1.5790348053</text:p>
          </table:table-cell>
          <table:table-cell office:value-type="float" office:value="-0.622001707554" calcext:value-type="float">
            <text:p>-0.62200170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41" calcext:value-type="float">
            <text:p>0.44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8998856854" calcext:value-type="float">
            <text:p>0.0189988569</text:p>
          </table:table-cell>
          <table:table-cell office:value-type="float" office:value="0.966470882297" calcext:value-type="float">
            <text:p>0.9664708823</text:p>
          </table:table-cell>
          <table:table-cell office:value-type="float" office:value="-1.57861685753" calcext:value-type="float">
            <text:p>-1.5786168575</text:p>
          </table:table-cell>
          <table:table-cell office:value-type="float" office:value="-0.484696477652" calcext:value-type="float">
            <text:p>-0.4846964777</text:p>
          </table:table-cell>
          <table:table-cell office:value-type="float" office:value="0.216470882297" calcext:value-type="float">
            <text:p>0.2164708823</text:p>
          </table:table-cell>
          <table:table-cell office:value-type="float" office:value="-1.57861685753" calcext:value-type="float">
            <text:p>-1.5786168575</text:p>
          </table:table-cell>
          <table:table-cell office:value-type="float" office:value="-0.484696477652" calcext:value-type="float">
            <text:p>-0.484696477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461" calcext:value-type="float">
            <text:p>0.46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69991811785" calcext:value-type="float">
            <text:p>0.0169991812</text:p>
          </table:table-cell>
          <table:table-cell office:value-type="float" office:value="0.97358430922" calcext:value-type="float">
            <text:p>0.9735843092</text:p>
          </table:table-cell>
          <table:table-cell office:value-type="float" office:value="-1.57801961899" calcext:value-type="float">
            <text:p>-1.578019619</text:p>
          </table:table-cell>
          <table:table-cell office:value-type="float" office:value="-0.363317221403" calcext:value-type="float">
            <text:p>-0.3633172214</text:p>
          </table:table-cell>
          <table:table-cell office:value-type="float" office:value="0.22358430922" calcext:value-type="float">
            <text:p>0.2235843092</text:p>
          </table:table-cell>
          <table:table-cell office:value-type="float" office:value="-1.57801961899" calcext:value-type="float">
            <text:p>-1.578019619</text:p>
          </table:table-cell>
          <table:table-cell office:value-type="float" office:value="-0.363317221403" calcext:value-type="float">
            <text:p>-0.363317221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481" calcext:value-type="float">
            <text:p>0.48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59993173421" calcext:value-type="float">
            <text:p>0.0159993173</text:p>
          </table:table-cell>
          <table:table-cell office:value-type="float" office:value="0.979962855577" calcext:value-type="float">
            <text:p>0.9799628556</text:p>
          </table:table-cell>
          <table:table-cell office:value-type="float" office:value="-1.57731235027" calcext:value-type="float">
            <text:p>-1.5773123503</text:p>
          </table:table-cell>
          <table:table-cell office:value-type="float" office:value="-0.243964672089" calcext:value-type="float">
            <text:p>-0.2439646721</text:p>
          </table:table-cell>
          <table:table-cell office:value-type="float" office:value="0.229962855577" calcext:value-type="float">
            <text:p>0.2299628556</text:p>
          </table:table-cell>
          <table:table-cell office:value-type="float" office:value="-1.57731235027" calcext:value-type="float">
            <text:p>-1.5773123503</text:p>
          </table:table-cell>
          <table:table-cell office:value-type="float" office:value="-0.243964672089" calcext:value-type="float">
            <text:p>-0.2439646721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503" calcext:value-type="float">
            <text:p>0.50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54993793616" calcext:value-type="float">
            <text:p>0.0154993794</text:p>
          </table:table-cell>
          <table:table-cell office:value-type="float" office:value="0.986628130078" calcext:value-type="float">
            <text:p>0.9866281301</text:p>
          </table:table-cell>
          <table:table-cell office:value-type="float" office:value="-1.57672047615" calcext:value-type="float">
            <text:p>-1.5767204762</text:p>
          </table:table-cell>
          <table:table-cell office:value-type="float" office:value="-0.10767724365" calcext:value-type="float">
            <text:p>-0.1076772437</text:p>
          </table:table-cell>
          <table:table-cell office:value-type="float" office:value="0.236628130078" calcext:value-type="float">
            <text:p>0.2366281301</text:p>
          </table:table-cell>
          <table:table-cell office:value-type="float" office:value="-1.57672047615" calcext:value-type="float">
            <text:p>-1.5767204762</text:p>
          </table:table-cell>
          <table:table-cell office:value-type="float" office:value="-0.10767724365" calcext:value-type="float">
            <text:p>-0.107677243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524" calcext:value-type="float">
            <text:p>0.524</text:p>
          </table:table-cell>
          <table:table-cell office:value-type="float" office:value="0.01" calcext:value-type="float">
            <text:p>0.01</text:p>
          </table:table-cell>
          <table:table-cell office:value-type="float" office:value="0.0129996338364" calcext:value-type="float">
            <text:p>0.0129996338</text:p>
          </table:table-cell>
          <table:table-cell office:value-type="float" office:value="0.992649018764" calcext:value-type="float">
            <text:p>0.9926490188</text:p>
          </table:table-cell>
          <table:table-cell office:value-type="float" office:value="-1.57582819462" calcext:value-type="float">
            <text:p>-1.5758281946</text:p>
          </table:table-cell>
          <table:table-cell office:value-type="float" office:value="0.0342749767005" calcext:value-type="float">
            <text:p>0.0342749767</text:p>
          </table:table-cell>
          <table:table-cell office:value-type="float" office:value="0.242649018764" calcext:value-type="float">
            <text:p>0.2426490188</text:p>
          </table:table-cell>
          <table:table-cell office:value-type="float" office:value="-1.57582819462" calcext:value-type="float">
            <text:p>-1.5758281946</text:p>
          </table:table-cell>
          <table:table-cell office:value-type="float" office:value="0.0342749767005" calcext:value-type="float">
            <text:p>0.0342749767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55" calcext:value-type="float">
            <text:p>0.5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04998070636" calcext:value-type="float">
            <text:p>0.0104998071</text:p>
          </table:table-cell>
          <table:table-cell office:value-type="float" office:value="0.99983137846" calcext:value-type="float">
            <text:p>0.9998313785</text:p>
          </table:table-cell>
          <table:table-cell office:value-type="float" office:value="-1.57457375526" calcext:value-type="float">
            <text:p>-1.5745737553</text:p>
          </table:table-cell>
          <table:table-cell office:value-type="float" office:value="0.157110646367" calcext:value-type="float">
            <text:p>0.1571106464</text:p>
          </table:table-cell>
          <table:table-cell office:value-type="float" office:value="0.24983137846" calcext:value-type="float">
            <text:p>0.2498313785</text:p>
          </table:table-cell>
          <table:table-cell office:value-type="float" office:value="-1.57457375526" calcext:value-type="float">
            <text:p>-1.5745737553</text:p>
          </table:table-cell>
          <table:table-cell office:value-type="float" office:value="0.157110646367" calcext:value-type="float">
            <text:p>0.157110646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567" calcext:value-type="float">
            <text:p>0.56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99983333417" calcext:value-type="float">
            <text:p>0.0099998333</text:p>
          </table:table-cell>
          <table:table-cell office:value-type="float" office:value="1.00884860754" calcext:value-type="float">
            <text:p>1.0088486075</text:p>
          </table:table-cell>
          <table:table-cell office:value-type="float" office:value="-1.57391452789" calcext:value-type="float">
            <text:p>-1.5739145279</text:p>
          </table:table-cell>
          <table:table-cell office:value-type="float" office:value="0.26517829299" calcext:value-type="float">
            <text:p>0.265178293</text:p>
          </table:table-cell>
          <table:table-cell office:value-type="float" office:value="0.25884860754" calcext:value-type="float">
            <text:p>0.2588486075</text:p>
          </table:table-cell>
          <table:table-cell office:value-type="float" office:value="-1.57391452789" calcext:value-type="float">
            <text:p>-1.5739145279</text:p>
          </table:table-cell>
          <table:table-cell office:value-type="float" office:value="0.26517829299" calcext:value-type="float">
            <text:p>0.265178293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593" calcext:value-type="float">
            <text:p>0.59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4998976462" calcext:value-type="float">
            <text:p>0.0084998976</text:p>
          </table:table-cell>
          <table:table-cell office:value-type="float" office:value="1.01998624206" calcext:value-type="float">
            <text:p>1.0199862421</text:p>
          </table:table-cell>
          <table:table-cell office:value-type="float" office:value="-1.57285237312" calcext:value-type="float">
            <text:p>-1.5728523731</text:p>
          </table:table-cell>
          <table:table-cell office:value-type="float" office:value="0.379282385111" calcext:value-type="float">
            <text:p>0.3792823851</text:p>
          </table:table-cell>
          <table:table-cell office:value-type="float" office:value="0.269986242056" calcext:value-type="float">
            <text:p>0.2699862421</text:p>
          </table:table-cell>
          <table:table-cell office:value-type="float" office:value="-1.57285237312" calcext:value-type="float">
            <text:p>-1.5728523731</text:p>
          </table:table-cell>
          <table:table-cell office:value-type="float" office:value="0.379282385111" calcext:value-type="float">
            <text:p>0.379282385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614" calcext:value-type="float">
            <text:p>0.6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99994283347" calcext:value-type="float">
            <text:p>0.0069999428</text:p>
          </table:table-cell>
          <table:table-cell office:value-type="float" office:value="1.03003615141" calcext:value-type="float">
            <text:p>1.0300361514</text:p>
          </table:table-cell>
          <table:table-cell office:value-type="float" office:value="-1.57220125198" calcext:value-type="float">
            <text:p>-1.572201252</text:p>
          </table:table-cell>
          <table:table-cell office:value-type="float" office:value="0.473657757044" calcext:value-type="float">
            <text:p>0.473657757</text:p>
          </table:table-cell>
          <table:table-cell office:value-type="float" office:value="0.280036151409" calcext:value-type="float">
            <text:p>0.2800361514</text:p>
          </table:table-cell>
          <table:table-cell office:value-type="float" office:value="-1.57220125198" calcext:value-type="float">
            <text:p>-1.572201252</text:p>
          </table:table-cell>
          <table:table-cell office:value-type="float" office:value="0.473657757044" calcext:value-type="float">
            <text:p>0.47365775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637" calcext:value-type="float">
            <text:p>0.63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99996400006" calcext:value-type="float">
            <text:p>0.005999964</text:p>
          </table:table-cell>
          <table:table-cell office:value-type="float" office:value="1.03799295425" calcext:value-type="float">
            <text:p>1.0379929543</text:p>
          </table:table-cell>
          <table:table-cell office:value-type="float" office:value="-1.57143330574" calcext:value-type="float">
            <text:p>-1.5714333057</text:p>
          </table:table-cell>
          <table:table-cell office:value-type="float" office:value="0.558513820171" calcext:value-type="float">
            <text:p>0.5585138202</text:p>
          </table:table-cell>
          <table:table-cell office:value-type="float" office:value="0.287992954254" calcext:value-type="float">
            <text:p>0.2879929543</text:p>
          </table:table-cell>
          <table:table-cell office:value-type="float" office:value="-1.57143330574" calcext:value-type="float">
            <text:p>-1.5714333057</text:p>
          </table:table-cell>
          <table:table-cell office:value-type="float" office:value="0.558513820171" calcext:value-type="float">
            <text:p>0.55851382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9" calcext:value-type="float">
            <text:p>0.65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99997916669" calcext:value-type="float">
            <text:p>0.0049999792</text:p>
          </table:table-cell>
          <table:table-cell office:value-type="float" office:value="1.04416000843" calcext:value-type="float">
            <text:p>1.0441600084</text:p>
          </table:table-cell>
          <table:table-cell office:value-type="float" office:value="-1.57091355324" calcext:value-type="float">
            <text:p>-1.5709135532</text:p>
          </table:table-cell>
          <table:table-cell office:value-type="float" office:value="0.628827393055" calcext:value-type="float">
            <text:p>0.6288273931</text:p>
          </table:table-cell>
          <table:table-cell office:value-type="float" office:value="0.29416000843" calcext:value-type="float">
            <text:p>0.2941600084</text:p>
          </table:table-cell>
          <table:table-cell office:value-type="float" office:value="-1.57091355324" calcext:value-type="float">
            <text:p>-1.5709135532</text:p>
          </table:table-cell>
          <table:table-cell office:value-type="float" office:value="0.628827393055" calcext:value-type="float">
            <text:p>0.6288273931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677" calcext:value-type="float">
            <text:p>0.67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9999955" calcext:value-type="float">
            <text:p>0.0029999955</text:p>
          </table:table-cell>
          <table:table-cell office:value-type="float" office:value="1.05047053099" calcext:value-type="float">
            <text:p>1.050470531</text:p>
          </table:table-cell>
          <table:table-cell office:value-type="float" office:value="-1.57040154934" calcext:value-type="float">
            <text:p>-1.5704015493</text:p>
          </table:table-cell>
          <table:table-cell office:value-type="float" office:value="0.692937731743" calcext:value-type="float">
            <text:p>0.6929377317</text:p>
          </table:table-cell>
          <table:table-cell office:value-type="float" office:value="0.300470530987" calcext:value-type="float">
            <text:p>0.300470531</text:p>
          </table:table-cell>
          <table:table-cell office:value-type="float" office:value="-1.57040154934" calcext:value-type="float">
            <text:p>-1.5704015493</text:p>
          </table:table-cell>
          <table:table-cell office:value-type="float" office:value="0.692937731743" calcext:value-type="float">
            <text:p>0.6929377317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7" calcext:value-type="float">
            <text:p>0.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99999866667" calcext:value-type="float">
            <text:p>0.0019999987</text:p>
          </table:table-cell>
          <table:table-cell office:value-type="float" office:value="1.05819329619" calcext:value-type="float">
            <text:p>1.0581932962</text:p>
          </table:table-cell>
          <table:table-cell office:value-type="float" office:value="-1.56978321075" calcext:value-type="float">
            <text:p>-1.5697832108</text:p>
          </table:table-cell>
          <table:table-cell office:value-type="float" office:value="0.765590906143" calcext:value-type="float">
            <text:p>0.7655909061</text:p>
          </table:table-cell>
          <table:table-cell office:value-type="float" office:value="0.308193296194" calcext:value-type="float">
            <text:p>0.3081932962</text:p>
          </table:table-cell>
          <table:table-cell office:value-type="float" office:value="-1.56978321075" calcext:value-type="float">
            <text:p>-1.5697832108</text:p>
          </table:table-cell>
          <table:table-cell office:value-type="float" office:value="0.765590906143" calcext:value-type="float">
            <text:p>0.7655909061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722" calcext:value-type="float">
            <text:p>0.7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4999994375" calcext:value-type="float">
            <text:p>0.0014999994</text:p>
          </table:table-cell>
          <table:table-cell office:value-type="float" office:value="1.06647151709" calcext:value-type="float">
            <text:p>1.0664715171</text:p>
          </table:table-cell>
          <table:table-cell office:value-type="float" office:value="-1.56880307198" calcext:value-type="float">
            <text:p>-1.568803072</text:p>
          </table:table-cell>
          <table:table-cell office:value-type="float" office:value="0.849280238152" calcext:value-type="float">
            <text:p>0.8492802382</text:p>
          </table:table-cell>
          <table:table-cell office:value-type="float" office:value="0.316471517086" calcext:value-type="float">
            <text:p>0.3164715171</text:p>
          </table:table-cell>
          <table:table-cell office:value-type="float" office:value="-1.56880307198" calcext:value-type="float">
            <text:p>-1.568803072</text:p>
          </table:table-cell>
          <table:table-cell office:value-type="float" office:value="0.849280238152" calcext:value-type="float">
            <text:p>0.849280238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745" calcext:value-type="float">
            <text:p>0.74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0499999979167" calcext:value-type="float">
            <text:p>0.0005</text:p>
          </table:table-cell>
          <table:table-cell office:value-type="float" office:value="1.07441666722" calcext:value-type="float">
            <text:p>1.0744166672</text:p>
          </table:table-cell>
          <table:table-cell office:value-type="float" office:value="-1.56820440292" calcext:value-type="float">
            <text:p>-1.5682044029</text:p>
          </table:table-cell>
          <table:table-cell office:value-type="float" office:value="0.915121972561" calcext:value-type="float">
            <text:p>0.9151219726</text:p>
          </table:table-cell>
          <table:table-cell office:value-type="float" office:value="0.324416667223" calcext:value-type="float">
            <text:p>0.3244166672</text:p>
          </table:table-cell>
          <table:table-cell office:value-type="float" office:value="-1.56820440292" calcext:value-type="float">
            <text:p>-1.5682044029</text:p>
          </table:table-cell>
          <table:table-cell office:value-type="float" office:value="0.915121972561" calcext:value-type="float">
            <text:p>0.915121972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772" calcext:value-type="float">
            <text:p>0.77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0499999979167" calcext:value-type="float">
            <text:p>0.0005</text:p>
          </table:table-cell>
          <table:table-cell office:value-type="float" office:value="1.93490040302" calcext:value-type="float">
            <text:p>1.934900403</text:p>
          </table:table-cell>
          <table:table-cell office:value-type="float" office:value="-1.59654664993" calcext:value-type="float">
            <text:p>-1.5965466499</text:p>
          </table:table-cell>
          <table:table-cell office:value-type="float" office:value="0.928195357323" calcext:value-type="float">
            <text:p>0.9281953573</text:p>
          </table:table-cell>
          <table:table-cell office:value-type="float" office:value="1.18490040302" calcext:value-type="float">
            <text:p>1.184900403</text:p>
          </table:table-cell>
          <table:table-cell office:value-type="float" office:value="-1.59654664993" calcext:value-type="float">
            <text:p>-1.5965466499</text:p>
          </table:table-cell>
          <table:table-cell office:value-type="float" office:value="0.928195357323" calcext:value-type="float">
            <text:p>0.928195357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795" calcext:value-type="float">
            <text:p>0.795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1.94896733761" calcext:value-type="float">
            <text:p>1.9489673376</text:p>
          </table:table-cell>
          <table:table-cell office:value-type="float" office:value="-1.59647679329" calcext:value-type="float">
            <text:p>-1.5964767933</text:p>
          </table:table-cell>
          <table:table-cell office:value-type="float" office:value="0.964906573296" calcext:value-type="float">
            <text:p>0.9649065733</text:p>
          </table:table-cell>
          <table:table-cell office:value-type="float" office:value="1.19896733761" calcext:value-type="float">
            <text:p>1.1989673376</text:p>
          </table:table-cell>
          <table:table-cell office:value-type="float" office:value="-1.59647679329" calcext:value-type="float">
            <text:p>-1.5964767933</text:p>
          </table:table-cell>
          <table:table-cell office:value-type="float" office:value="0.964906573296" calcext:value-type="float">
            <text:p>0.964906573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818" calcext:value-type="float">
            <text:p>0.818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1.96381354332" calcext:value-type="float">
            <text:p>1.9638135433</text:p>
          </table:table-cell>
          <table:table-cell office:value-type="float" office:value="-1.5959584713" calcext:value-type="float">
            <text:p>-1.5959584713</text:p>
          </table:table-cell>
          <table:table-cell office:value-type="float" office:value="1.01372849941" calcext:value-type="float">
            <text:p>1.0137284994</text:p>
          </table:table-cell>
          <table:table-cell office:value-type="float" office:value="1.21381354332" calcext:value-type="float">
            <text:p>1.2138135433</text:p>
          </table:table-cell>
          <table:table-cell office:value-type="float" office:value="-1.5959584713" calcext:value-type="float">
            <text:p>-1.5959584713</text:p>
          </table:table-cell>
          <table:table-cell office:value-type="float" office:value="1.01372849941" calcext:value-type="float">
            <text:p>1.0137284994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837" calcext:value-type="float">
            <text:p>0.837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00499999979167" calcext:value-type="float">
            <text:p>-0.0005</text:p>
          </table:table-cell>
          <table:table-cell office:value-type="float" office:value="1.97915554047" calcext:value-type="float">
            <text:p>1.9791555405</text:p>
          </table:table-cell>
          <table:table-cell office:value-type="float" office:value="-1.59621930122" calcext:value-type="float">
            <text:p>-1.5962193012</text:p>
          </table:table-cell>
          <table:table-cell office:value-type="float" office:value="0.998870313168" calcext:value-type="float">
            <text:p>0.9988703132</text:p>
          </table:table-cell>
          <table:table-cell office:value-type="float" office:value="1.22915554047" calcext:value-type="float">
            <text:p>1.2291555405</text:p>
          </table:table-cell>
          <table:table-cell office:value-type="float" office:value="-1.59621930122" calcext:value-type="float">
            <text:p>-1.5962193012</text:p>
          </table:table-cell>
          <table:table-cell office:value-type="float" office:value="0.998870313168" calcext:value-type="float">
            <text:p>0.9988703132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867" calcext:value-type="float">
            <text:p>0.867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1.99383020401" calcext:value-type="float">
            <text:p>1.993830204</text:p>
          </table:table-cell>
          <table:table-cell office:value-type="float" office:value="-1.59631240368" calcext:value-type="float">
            <text:p>-1.5963124037</text:p>
          </table:table-cell>
          <table:table-cell office:value-type="float" office:value="1.00306499004" calcext:value-type="float">
            <text:p>1.00306499</text:p>
          </table:table-cell>
          <table:table-cell office:value-type="float" office:value="1.24383020401" calcext:value-type="float">
            <text:p>1.243830204</text:p>
          </table:table-cell>
          <table:table-cell office:value-type="float" office:value="-1.59631240368" calcext:value-type="float">
            <text:p>-1.5963124037</text:p>
          </table:table-cell>
          <table:table-cell office:value-type="float" office:value="1.00306499004" calcext:value-type="float">
            <text:p>1.003064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00999999833333" calcext:value-type="float">
            <text:p>-0.0009999998</text:p>
          </table:table-cell>
          <table:table-cell office:value-type="float" office:value="2.00650560856" calcext:value-type="float">
            <text:p>2.0065056086</text:p>
          </table:table-cell>
          <table:table-cell office:value-type="float" office:value="-1.59618246555" calcext:value-type="float">
            <text:p>-1.5961824656</text:p>
          </table:table-cell>
          <table:table-cell office:value-type="float" office:value="1.01268339157" calcext:value-type="float">
            <text:p>1.0126833916</text:p>
          </table:table-cell>
          <table:table-cell office:value-type="float" office:value="1.25650560856" calcext:value-type="float">
            <text:p>1.2565056086</text:p>
          </table:table-cell>
          <table:table-cell office:value-type="float" office:value="-1.59618246555" calcext:value-type="float">
            <text:p>-1.5961824656</text:p>
          </table:table-cell>
          <table:table-cell office:value-type="float" office:value="1.01268339157" calcext:value-type="float">
            <text:p>1.0126833916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913" calcext:value-type="float">
            <text:p>0.913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00499999979167" calcext:value-type="float">
            <text:p>-0.0005</text:p>
          </table:table-cell>
          <table:table-cell office:value-type="float" office:value="2.01790547371" calcext:value-type="float">
            <text:p>2.0179054737</text:p>
          </table:table-cell>
          <table:table-cell office:value-type="float" office:value="-1.59676063061" calcext:value-type="float">
            <text:p>-1.5967606306</text:p>
          </table:table-cell>
          <table:table-cell office:value-type="float" office:value="0.982066690922" calcext:value-type="float">
            <text:p>0.9820666909</text:p>
          </table:table-cell>
          <table:table-cell office:value-type="float" office:value="1.26790547371" calcext:value-type="float">
            <text:p>1.2679054737</text:p>
          </table:table-cell>
          <table:table-cell office:value-type="float" office:value="-1.59676063061" calcext:value-type="float">
            <text:p>-1.5967606306</text:p>
          </table:table-cell>
          <table:table-cell office:value-type="float" office:value="0.982066690922" calcext:value-type="float">
            <text:p>0.9820666909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939" calcext:value-type="float">
            <text:p>0.939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00499999979167" calcext:value-type="float">
            <text:p>-0.0005</text:p>
          </table:table-cell>
          <table:table-cell office:value-type="float" office:value="2.0304659605" calcext:value-type="float">
            <text:p>2.0304659605</text:p>
          </table:table-cell>
          <table:table-cell office:value-type="float" office:value="-1.59725570679" calcext:value-type="float">
            <text:p>-1.5972557068</text:p>
          </table:table-cell>
          <table:table-cell office:value-type="float" office:value="0.94243234396" calcext:value-type="float">
            <text:p>0.942432344</text:p>
          </table:table-cell>
          <table:table-cell office:value-type="float" office:value="1.2804659605" calcext:value-type="float">
            <text:p>1.2804659605</text:p>
          </table:table-cell>
          <table:table-cell office:value-type="float" office:value="-1.59725570679" calcext:value-type="float">
            <text:p>-1.5972557068</text:p>
          </table:table-cell>
          <table:table-cell office:value-type="float" office:value="0.94243234396" calcext:value-type="float">
            <text:p>0.942432344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965" calcext:value-type="float">
            <text:p>0.96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0999999833333" calcext:value-type="float">
            <text:p>0.0009999998</text:p>
          </table:table-cell>
          <table:table-cell office:value-type="float" office:value="2.04310393333" calcext:value-type="float">
            <text:p>2.0431039333</text:p>
          </table:table-cell>
          <table:table-cell office:value-type="float" office:value="-1.59721946716" calcext:value-type="float">
            <text:p>-1.5972194672</text:p>
          </table:table-cell>
          <table:table-cell office:value-type="float" office:value="0.91360616684" calcext:value-type="float">
            <text:p>0.9136061668</text:p>
          </table:table-cell>
          <table:table-cell office:value-type="float" office:value="1.29310393333" calcext:value-type="float">
            <text:p>1.2931039333</text:p>
          </table:table-cell>
          <table:table-cell office:value-type="float" office:value="-1.59721946716" calcext:value-type="float">
            <text:p>-1.5972194672</text:p>
          </table:table-cell>
          <table:table-cell office:value-type="float" office:value="0.91360616684" calcext:value-type="float">
            <text:p>0.913606166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99" calcext:value-type="float">
            <text:p>0.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49999739583" calcext:value-type="float">
            <text:p>0.0024999974</text:p>
          </table:table-cell>
          <table:table-cell office:value-type="float" office:value="2.2212035656" calcext:value-type="float">
            <text:p>2.2212035656</text:p>
          </table:table-cell>
          <table:table-cell office:value-type="float" office:value="-1.60898780823" calcext:value-type="float">
            <text:p>-1.6089878082</text:p>
          </table:table-cell>
          <table:table-cell office:value-type="float" office:value="1.03466188908" calcext:value-type="float">
            <text:p>1.0346618891</text:p>
          </table:table-cell>
          <table:table-cell office:value-type="float" office:value="1.4712035656" calcext:value-type="float">
            <text:p>1.4712035656</text:p>
          </table:table-cell>
          <table:table-cell office:value-type="float" office:value="-1.60898780823" calcext:value-type="float">
            <text:p>-1.6089878082</text:p>
          </table:table-cell>
          <table:table-cell office:value-type="float" office:value="1.03466188908" calcext:value-type="float">
            <text:p>1.034661889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.014" calcext:value-type="float">
            <text:p>1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9999955" calcext:value-type="float">
            <text:p>0.0029999955</text:p>
          </table:table-cell>
          <table:table-cell office:value-type="float" office:value="2.23436415195" calcext:value-type="float">
            <text:p>2.234364152</text:p>
          </table:table-cell>
          <table:table-cell office:value-type="float" office:value="-1.60926234722" calcext:value-type="float">
            <text:p>-1.6092623472</text:p>
          </table:table-cell>
          <table:table-cell office:value-type="float" office:value="0.99888241291" calcext:value-type="float">
            <text:p>0.9988824129</text:p>
          </table:table-cell>
          <table:table-cell office:value-type="float" office:value="1.48436415195" calcext:value-type="float">
            <text:p>1.484364152</text:p>
          </table:table-cell>
          <table:table-cell office:value-type="float" office:value="-1.60926234722" calcext:value-type="float">
            <text:p>-1.6092623472</text:p>
          </table:table-cell>
          <table:table-cell office:value-type="float" office:value="0.99888241291" calcext:value-type="float">
            <text:p>0.9988824129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.039" calcext:value-type="float">
            <text:p>1.03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49999739583" calcext:value-type="float">
            <text:p>0.0024999974</text:p>
          </table:table-cell>
          <table:table-cell office:value-type="float" office:value="2.24745047092" calcext:value-type="float">
            <text:p>2.2474504709</text:p>
          </table:table-cell>
          <table:table-cell office:value-type="float" office:value="-1.60907745361" calcext:value-type="float">
            <text:p>-1.6090774536</text:p>
          </table:table-cell>
          <table:table-cell office:value-type="float" office:value="0.9862434268" calcext:value-type="float">
            <text:p>0.9862434268</text:p>
          </table:table-cell>
          <table:table-cell office:value-type="float" office:value="1.49745047092" calcext:value-type="float">
            <text:p>1.4974504709</text:p>
          </table:table-cell>
          <table:table-cell office:value-type="float" office:value="-1.60907745361" calcext:value-type="float">
            <text:p>-1.6090774536</text:p>
          </table:table-cell>
          <table:table-cell office:value-type="float" office:value="0.9862434268" calcext:value-type="float">
            <text:p>0.9862434268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.063" calcext:value-type="float">
            <text:p>1.06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49999739583" calcext:value-type="float">
            <text:p>0.0024999974</text:p>
          </table:table-cell>
          <table:table-cell office:value-type="float" office:value="2.26165103912" calcext:value-type="float">
            <text:p>2.2616510391</text:p>
          </table:table-cell>
          <table:table-cell office:value-type="float" office:value="-1.60934770107" calcext:value-type="float">
            <text:p>-1.6093477011</text:p>
          </table:table-cell>
          <table:table-cell office:value-type="float" office:value="0.945948004723" calcext:value-type="float">
            <text:p>0.9459480047</text:p>
          </table:table-cell>
          <table:table-cell office:value-type="float" office:value="1.51165103912" calcext:value-type="float">
            <text:p>1.5116510391</text:p>
          </table:table-cell>
          <table:table-cell office:value-type="float" office:value="-1.60934770107" calcext:value-type="float">
            <text:p>-1.6093477011</text:p>
          </table:table-cell>
          <table:table-cell office:value-type="float" office:value="0.945948004723" calcext:value-type="float">
            <text:p>0.945948004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.086" calcext:value-type="float">
            <text:p>1.08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99999866667" calcext:value-type="float">
            <text:p>0.0019999987</text:p>
          </table:table-cell>
          <table:table-cell office:value-type="float" office:value="2.37315702438" calcext:value-type="float">
            <text:p>2.3731570244</text:p>
          </table:table-cell>
          <table:table-cell office:value-type="float" office:value="-1.61253559589" calcext:value-type="float">
            <text:p>-1.6125355959</text:p>
          </table:table-cell>
          <table:table-cell office:value-type="float" office:value="0.895152688026" calcext:value-type="float">
            <text:p>0.895152688</text:p>
          </table:table-cell>
          <table:table-cell office:value-type="float" office:value="1.62315702438" calcext:value-type="float">
            <text:p>1.6231570244</text:p>
          </table:table-cell>
          <table:table-cell office:value-type="float" office:value="-1.61253559589" calcext:value-type="float">
            <text:p>-1.6125355959</text:p>
          </table:table-cell>
          <table:table-cell office:value-type="float" office:value="0.895152688026" calcext:value-type="float">
            <text:p>0.895152688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.111" calcext:value-type="float">
            <text:p>1.1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99999866667" calcext:value-type="float">
            <text:p>0.0019999987</text:p>
          </table:table-cell>
          <table:table-cell office:value-type="float" office:value="2.38862276077" calcext:value-type="float">
            <text:p>2.3886227608</text:p>
          </table:table-cell>
          <table:table-cell office:value-type="float" office:value="-1.61283755302" calcext:value-type="float">
            <text:p>-1.612837553</text:p>
          </table:table-cell>
          <table:table-cell office:value-type="float" office:value="0.844054043293" calcext:value-type="float">
            <text:p>0.8440540433</text:p>
          </table:table-cell>
          <table:table-cell office:value-type="float" office:value="1.63862276077" calcext:value-type="float">
            <text:p>1.6386227608</text:p>
          </table:table-cell>
          <table:table-cell office:value-type="float" office:value="-1.61283755302" calcext:value-type="float">
            <text:p>-1.612837553</text:p>
          </table:table-cell>
          <table:table-cell office:value-type="float" office:value="0.844054043293" calcext:value-type="float">
            <text:p>0.84405404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35" calcext:value-type="float">
            <text:p>1.13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99999866667" calcext:value-type="float">
            <text:p>0.0019999987</text:p>
          </table:table-cell>
          <table:table-cell office:value-type="float" office:value="2.40355050564" calcext:value-type="float">
            <text:p>2.4035505056</text:p>
          </table:table-cell>
          <table:table-cell office:value-type="float" office:value="-1.61318564415" calcext:value-type="float">
            <text:p>-1.6131856442</text:p>
          </table:table-cell>
          <table:table-cell office:value-type="float" office:value="0.80100530386" calcext:value-type="float">
            <text:p>0.8010053039</text:p>
          </table:table-cell>
          <table:table-cell office:value-type="float" office:value="1.65355050564" calcext:value-type="float">
            <text:p>1.6535505056</text:p>
          </table:table-cell>
          <table:table-cell office:value-type="float" office:value="-1.61318564415" calcext:value-type="float">
            <text:p>-1.6131856442</text:p>
          </table:table-cell>
          <table:table-cell office:value-type="float" office:value="0.80100530386" calcext:value-type="float">
            <text:p>0.8010053039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.16" calcext:value-type="float">
            <text:p>1.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49999739583" calcext:value-type="float">
            <text:p>0.0024999974</text:p>
          </table:table-cell>
          <table:table-cell office:value-type="float" office:value="2.41914987564" calcext:value-type="float">
            <text:p>2.4191498756</text:p>
          </table:table-cell>
          <table:table-cell office:value-type="float" office:value="-1.61411523819" calcext:value-type="float">
            <text:p>-1.6141152382</text:p>
          </table:table-cell>
          <table:table-cell office:value-type="float" office:value="0.729971051216" calcext:value-type="float">
            <text:p>0.7299710512</text:p>
          </table:table-cell>
          <table:table-cell office:value-type="float" office:value="1.66914987564" calcext:value-type="float">
            <text:p>1.6691498756</text:p>
          </table:table-cell>
          <table:table-cell office:value-type="float" office:value="-1.61411523819" calcext:value-type="float">
            <text:p>-1.6141152382</text:p>
          </table:table-cell>
          <table:table-cell office:value-type="float" office:value="0.729971051216" calcext:value-type="float">
            <text:p>0.7299710512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185" calcext:value-type="float">
            <text:p>1.18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399998933334" calcext:value-type="float">
            <text:p>0.0039999893</text:p>
          </table:table-cell>
          <table:table-cell office:value-type="float" office:value="2.4324119091" calcext:value-type="float">
            <text:p>2.4324119091</text:p>
          </table:table-cell>
          <table:table-cell office:value-type="float" office:value="-1.61533665657" calcext:value-type="float">
            <text:p>-1.6153366566</text:p>
          </table:table-cell>
          <table:table-cell office:value-type="float" office:value="0.644846737385" calcext:value-type="float">
            <text:p>0.6448467374</text:p>
          </table:table-cell>
          <table:table-cell office:value-type="float" office:value="1.6824119091" calcext:value-type="float">
            <text:p>1.6824119091</text:p>
          </table:table-cell>
          <table:table-cell office:value-type="float" office:value="-1.61533665657" calcext:value-type="float">
            <text:p>-1.6153366566</text:p>
          </table:table-cell>
          <table:table-cell office:value-type="float" office:value="0.644846737385" calcext:value-type="float">
            <text:p>0.6448467374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21" calcext:value-type="float">
            <text:p>1.2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99997916669" calcext:value-type="float">
            <text:p>0.0049999792</text:p>
          </table:table-cell>
          <table:table-cell office:value-type="float" office:value="2.44542479515" calcext:value-type="float">
            <text:p>2.4454247952</text:p>
          </table:table-cell>
          <table:table-cell office:value-type="float" office:value="-1.61615550518" calcext:value-type="float">
            <text:p>-1.6161555052</text:p>
          </table:table-cell>
          <table:table-cell office:value-type="float" office:value="0.585017263889" calcext:value-type="float">
            <text:p>0.5850172639</text:p>
          </table:table-cell>
          <table:table-cell office:value-type="float" office:value="1.69542479515" calcext:value-type="float">
            <text:p>1.6954247952</text:p>
          </table:table-cell>
          <table:table-cell office:value-type="float" office:value="-1.61615550518" calcext:value-type="float">
            <text:p>-1.6161555052</text:p>
          </table:table-cell>
          <table:table-cell office:value-type="float" office:value="0.585017263889" calcext:value-type="float">
            <text:p>0.5850172639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236" calcext:value-type="float">
            <text:p>1.23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49995422926" calcext:value-type="float">
            <text:p>0.0064999542</text:p>
          </table:table-cell>
          <table:table-cell office:value-type="float" office:value="2.45889878273" calcext:value-type="float">
            <text:p>2.4588987827</text:p>
          </table:table-cell>
          <table:table-cell office:value-type="float" office:value="-1.61674630642" calcext:value-type="float">
            <text:p>-1.6167463064</text:p>
          </table:table-cell>
          <table:table-cell office:value-type="float" office:value="0.51735407114" calcext:value-type="float">
            <text:p>0.5173540711</text:p>
          </table:table-cell>
          <table:table-cell office:value-type="float" office:value="1.70889878273" calcext:value-type="float">
            <text:p>1.7088987827</text:p>
          </table:table-cell>
          <table:table-cell office:value-type="float" office:value="-1.61674630642" calcext:value-type="float">
            <text:p>-1.6167463064</text:p>
          </table:table-cell>
          <table:table-cell office:value-type="float" office:value="0.51735407114" calcext:value-type="float">
            <text:p>0.5173540711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261" calcext:value-type="float">
            <text:p>1.26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4999296877" calcext:value-type="float">
            <text:p>0.0074999297</text:p>
          </table:table-cell>
          <table:table-cell office:value-type="float" office:value="2.47284257412" calcext:value-type="float">
            <text:p>2.4728425741</text:p>
          </table:table-cell>
          <table:table-cell office:value-type="float" office:value="-1.61754953861" calcext:value-type="float">
            <text:p>-1.6175495386</text:p>
          </table:table-cell>
          <table:table-cell office:value-type="float" office:value="0.455675631762" calcext:value-type="float">
            <text:p>0.4556756318</text:p>
          </table:table-cell>
          <table:table-cell office:value-type="float" office:value="1.72284257412" calcext:value-type="float">
            <text:p>1.7228425741</text:p>
          </table:table-cell>
          <table:table-cell office:value-type="float" office:value="-1.61754953861" calcext:value-type="float">
            <text:p>-1.6175495386</text:p>
          </table:table-cell>
          <table:table-cell office:value-type="float" office:value="0.455675631762" calcext:value-type="float">
            <text:p>0.4556756318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.288" calcext:value-type="float">
            <text:p>1.28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4998976462" calcext:value-type="float">
            <text:p>0.0084998976</text:p>
          </table:table-cell>
          <table:table-cell office:value-type="float" office:value="2.48782765865" calcext:value-type="float">
            <text:p>2.4878276587</text:p>
          </table:table-cell>
          <table:table-cell office:value-type="float" office:value="-1.61747193336" calcext:value-type="float">
            <text:p>-1.6174719334</text:p>
          </table:table-cell>
          <table:table-cell office:value-type="float" office:value="0.445542186499" calcext:value-type="float">
            <text:p>0.4455421865</text:p>
          </table:table-cell>
          <table:table-cell office:value-type="float" office:value="1.73782765865" calcext:value-type="float">
            <text:p>1.7378276587</text:p>
          </table:table-cell>
          <table:table-cell office:value-type="float" office:value="-1.61747193336" calcext:value-type="float">
            <text:p>-1.6174719334</text:p>
          </table:table-cell>
          <table:table-cell office:value-type="float" office:value="0.445542186499" calcext:value-type="float">
            <text:p>0.4455421865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.314" calcext:value-type="float">
            <text:p>1.3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49985710481" calcext:value-type="float">
            <text:p>0.0094998571</text:p>
          </table:table-cell>
          <table:table-cell office:value-type="float" office:value="2.50170218945" calcext:value-type="float">
            <text:p>2.5017021895</text:p>
          </table:table-cell>
          <table:table-cell office:value-type="float" office:value="-1.61669945717" calcext:value-type="float">
            <text:p>-1.6166994572</text:p>
          </table:table-cell>
          <table:table-cell office:value-type="float" office:value="0.475120484829" calcext:value-type="float">
            <text:p>0.4751204848</text:p>
          </table:table-cell>
          <table:table-cell office:value-type="float" office:value="1.75170218945" calcext:value-type="float">
            <text:p>1.7517021895</text:p>
          </table:table-cell>
          <table:table-cell office:value-type="float" office:value="-1.61669945717" calcext:value-type="float">
            <text:p>-1.6166994572</text:p>
          </table:table-cell>
          <table:table-cell office:value-type="float" office:value="0.475120484829" calcext:value-type="float">
            <text:p>0.4751204848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.339" calcext:value-type="float">
            <text:p>1.33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99987850049" calcext:value-type="float">
            <text:p>0.0089998785</text:p>
          </table:table-cell>
          <table:table-cell office:value-type="float" office:value="2.51534664631" calcext:value-type="float">
            <text:p>2.5153466463</text:p>
          </table:table-cell>
          <table:table-cell office:value-type="float" office:value="-1.61591231823" calcext:value-type="float">
            <text:p>-1.6159123182</text:p>
          </table:table-cell>
          <table:table-cell office:value-type="float" office:value="0.527705252171" calcext:value-type="float">
            <text:p>0.5277052522</text:p>
          </table:table-cell>
          <table:table-cell office:value-type="float" office:value="1.76534664631" calcext:value-type="float">
            <text:p>1.7653466463</text:p>
          </table:table-cell>
          <table:table-cell office:value-type="float" office:value="-1.61591231823" calcext:value-type="float">
            <text:p>-1.6159123182</text:p>
          </table:table-cell>
          <table:table-cell office:value-type="float" office:value="0.527705252171" calcext:value-type="float">
            <text:p>0.5277052522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366" calcext:value-type="float">
            <text:p>1.36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4998976462" calcext:value-type="float">
            <text:p>0.0084998976</text:p>
          </table:table-cell>
          <table:table-cell office:value-type="float" office:value="2.53022539616" calcext:value-type="float">
            <text:p>2.5302253962</text:p>
          </table:table-cell>
          <table:table-cell office:value-type="float" office:value="-1.61546230316" calcext:value-type="float">
            <text:p>-1.6154623032</text:p>
          </table:table-cell>
          <table:table-cell office:value-type="float" office:value="0.597824811935" calcext:value-type="float">
            <text:p>0.5978248119</text:p>
          </table:table-cell>
          <table:table-cell office:value-type="float" office:value="1.78022539616" calcext:value-type="float">
            <text:p>1.7802253962</text:p>
          </table:table-cell>
          <table:table-cell office:value-type="float" office:value="-1.61546230316" calcext:value-type="float">
            <text:p>-1.6154623032</text:p>
          </table:table-cell>
          <table:table-cell office:value-type="float" office:value="0.597824811935" calcext:value-type="float">
            <text:p>0.59782481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94" calcext:value-type="float">
            <text:p>1.39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99991466694" calcext:value-type="float">
            <text:p>0.0079999147</text:p>
          </table:table-cell>
          <table:table-cell office:value-type="float" office:value="2.54502522945" calcext:value-type="float">
            <text:p>2.5450252295</text:p>
          </table:table-cell>
          <table:table-cell office:value-type="float" office:value="-1.61471784115" calcext:value-type="float">
            <text:p>-1.6147178412</text:p>
          </table:table-cell>
          <table:table-cell office:value-type="float" office:value="0.703073561192" calcext:value-type="float">
            <text:p>0.7030735612</text:p>
          </table:table-cell>
          <table:table-cell office:value-type="float" office:value="1.79502522945" calcext:value-type="float">
            <text:p>1.7950252295</text:p>
          </table:table-cell>
          <table:table-cell office:value-type="float" office:value="-1.61471784115" calcext:value-type="float">
            <text:p>-1.6147178412</text:p>
          </table:table-cell>
          <table:table-cell office:value-type="float" office:value="0.703073561192" calcext:value-type="float">
            <text:p>0.7030735612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421" calcext:value-type="float">
            <text:p>1.42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99991466694" calcext:value-type="float">
            <text:p>0.0079999147</text:p>
          </table:table-cell>
          <table:table-cell office:value-type="float" office:value="2.55953621864" calcext:value-type="float">
            <text:p>2.5595362186</text:p>
          </table:table-cell>
          <table:table-cell office:value-type="float" office:value="-1.61319553852" calcext:value-type="float">
            <text:p>-1.6131955385</text:p>
          </table:table-cell>
          <table:table-cell office:value-type="float" office:value="0.884658396244" calcext:value-type="float">
            <text:p>0.8846583962</text:p>
          </table:table-cell>
          <table:table-cell office:value-type="float" office:value="1.80953621864" calcext:value-type="float">
            <text:p>1.8095362186</text:p>
          </table:table-cell>
          <table:table-cell office:value-type="float" office:value="-1.61319553852" calcext:value-type="float">
            <text:p>-1.6131955385</text:p>
          </table:table-cell>
          <table:table-cell office:value-type="float" office:value="0.884658396244" calcext:value-type="float">
            <text:p>0.8846583962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45" calcext:value-type="float">
            <text:p>1.4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899987850049" calcext:value-type="float">
            <text:p>0.0089998785</text:p>
          </table:table-cell>
          <table:table-cell office:value-type="float" office:value="2.57333707809" calcext:value-type="float">
            <text:p>2.5733370781</text:p>
          </table:table-cell>
          <table:table-cell office:value-type="float" office:value="-1.61103403568" calcext:value-type="float">
            <text:p>-1.6110340357</text:p>
          </table:table-cell>
          <table:table-cell office:value-type="float" office:value="1.1216814518" calcext:value-type="float">
            <text:p>1.1216814518</text:p>
          </table:table-cell>
          <table:table-cell office:value-type="float" office:value="1.82333707809" calcext:value-type="float">
            <text:p>1.8233370781</text:p>
          </table:table-cell>
          <table:table-cell office:value-type="float" office:value="-1.61103403568" calcext:value-type="float">
            <text:p>-1.6110340357</text:p>
          </table:table-cell>
          <table:table-cell office:value-type="float" office:value="1.1216814518" calcext:value-type="float">
            <text:p>1.1216814518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.478" calcext:value-type="float">
            <text:p>1.47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699994283347" calcext:value-type="float">
            <text:p>0.0069999428</text:p>
          </table:table-cell>
          <table:table-cell office:value-type="float" office:value="2.97624754906" calcext:value-type="float">
            <text:p>2.9762475491</text:p>
          </table:table-cell>
          <table:table-cell office:value-type="float" office:value="-1.61066865921" calcext:value-type="float">
            <text:p>-1.6106686592</text:p>
          </table:table-cell>
          <table:table-cell office:value-type="float" office:value="1.50059354305" calcext:value-type="float">
            <text:p>1.5005935431</text:p>
          </table:table-cell>
          <table:table-cell office:value-type="float" office:value="2.22624754906" calcext:value-type="float">
            <text:p>2.2262475491</text:p>
          </table:table-cell>
          <table:table-cell office:value-type="float" office:value="-1.61066865921" calcext:value-type="float">
            <text:p>-1.6106686592</text:p>
          </table:table-cell>
          <table:table-cell office:value-type="float" office:value="1.50059354305" calcext:value-type="float">
            <text:p>1.5005935431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.507" calcext:value-type="float">
            <text:p>1.50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449998481252" calcext:value-type="float">
            <text:p>0.0044999848</text:p>
          </table:table-cell>
          <table:table-cell office:value-type="float" office:value="2.99747109413" calcext:value-type="float">
            <text:p>2.9974710941</text:p>
          </table:table-cell>
          <table:table-cell office:value-type="float" office:value="-1.6061424017" calcext:value-type="float">
            <text:p>-1.6061424017</text:p>
          </table:table-cell>
          <table:table-cell office:value-type="float" office:value="1.8132160902" calcext:value-type="float">
            <text:p>1.8132160902</text:p>
          </table:table-cell>
          <table:table-cell office:value-type="float" office:value="2.24747109413" calcext:value-type="float">
            <text:p>2.2474710941</text:p>
          </table:table-cell>
          <table:table-cell office:value-type="float" office:value="-1.6061424017" calcext:value-type="float">
            <text:p>-1.6061424017</text:p>
          </table:table-cell>
          <table:table-cell office:value-type="float" office:value="1.8132160902" calcext:value-type="float">
            <text:p>1.8132160902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536" calcext:value-type="float">
            <text:p>1.53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0999999833333" calcext:value-type="float">
            <text:p>0.0009999998</text:p>
          </table:table-cell>
          <table:table-cell office:value-type="float" office:value="3.01677155495" calcext:value-type="float">
            <text:p>3.016771555</text:p>
          </table:table-cell>
          <table:table-cell office:value-type="float" office:value="-1.60195159912" calcext:value-type="float">
            <text:p>-1.6019515991</text:p>
          </table:table-cell>
          <table:table-cell office:value-type="float" office:value="2.13147854805" calcext:value-type="float">
            <text:p>2.1314785481</text:p>
          </table:table-cell>
          <table:table-cell office:value-type="float" office:value="2.26677155495" calcext:value-type="float">
            <text:p>2.266771555</text:p>
          </table:table-cell>
          <table:table-cell office:value-type="float" office:value="-1.60195159912" calcext:value-type="float">
            <text:p>-1.6019515991</text:p>
          </table:table-cell>
          <table:table-cell office:value-type="float" office:value="2.13147854805" calcext:value-type="float">
            <text:p>2.131478548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.567" calcext:value-type="float">
            <text:p>1.567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0199999866667" calcext:value-type="float">
            <text:p>-0.0019999987</text:p>
          </table:table-cell>
          <table:table-cell office:value-type="float" office:value="3.03671312332" calcext:value-type="float">
            <text:p>3.0367131233</text:p>
          </table:table-cell>
          <table:table-cell office:value-type="float" office:value="-1.59868657589" calcext:value-type="float">
            <text:p>-1.5986865759</text:p>
          </table:table-cell>
          <table:table-cell office:value-type="float" office:value="2.42961859703" calcext:value-type="float">
            <text:p>2.429618597</text:p>
          </table:table-cell>
          <table:table-cell office:value-type="float" office:value="2.28671312332" calcext:value-type="float">
            <text:p>2.2867131233</text:p>
          </table:table-cell>
          <table:table-cell office:value-type="float" office:value="-1.59868657589" calcext:value-type="float">
            <text:p>-1.5986865759</text:p>
          </table:table-cell>
          <table:table-cell office:value-type="float" office:value="2.42961859703" calcext:value-type="float">
            <text:p>2.42961859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.597" calcext:value-type="float">
            <text:p>1.597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0549997227088" calcext:value-type="float">
            <text:p>-0.0054999723</text:p>
          </table:table-cell>
          <table:table-cell office:value-type="float" office:value="3.05738306046" calcext:value-type="float">
            <text:p>3.0573830605</text:p>
          </table:table-cell>
          <table:table-cell office:value-type="float" office:value="-1.59517645836" calcext:value-type="float">
            <text:p>-1.5951764584</text:p>
          </table:table-cell>
          <table:table-cell office:value-type="float" office:value="2.72092890739" calcext:value-type="float">
            <text:p>2.7209289074</text:p>
          </table:table-cell>
          <table:table-cell office:value-type="float" office:value="2.30738306046" calcext:value-type="float">
            <text:p>2.3073830605</text:p>
          </table:table-cell>
          <table:table-cell office:value-type="float" office:value="-1.59517645836" calcext:value-type="float">
            <text:p>-1.5951764584</text:p>
          </table:table-cell>
          <table:table-cell office:value-type="float" office:value="2.72092890739" calcext:value-type="float">
            <text:p>2.7209289074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.628" calcext:value-type="float">
            <text:p>1.628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0999983333417" calcext:value-type="float">
            <text:p>-0.0099998333</text:p>
          </table:table-cell>
          <table:table-cell office:value-type="float" office:value="3.07790493965" calcext:value-type="float">
            <text:p>3.0779049397</text:p>
          </table:table-cell>
          <table:table-cell office:value-type="float" office:value="-1.59164202213" calcext:value-type="float">
            <text:p>-1.5916420221</text:p>
          </table:table-cell>
          <table:table-cell office:value-type="float" office:value="3.01144599915" calcext:value-type="float">
            <text:p>3.0114459992</text:p>
          </table:table-cell>
          <table:table-cell office:value-type="float" office:value="2.32790493965" calcext:value-type="float">
            <text:p>2.3279049397</text:p>
          </table:table-cell>
          <table:table-cell office:value-type="float" office:value="-1.59164202213" calcext:value-type="float">
            <text:p>-1.5916420221</text:p>
          </table:table-cell>
          <table:table-cell office:value-type="float" office:value="3.01144599915" calcext:value-type="float">
            <text:p>3.0114459992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.66" calcext:value-type="float">
            <text:p>1.66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144994919012" calcext:value-type="float">
            <text:p>-0.0144994919</text:p>
          </table:table-cell>
          <table:table-cell office:value-type="float" office:value="3.09807515144" calcext:value-type="float">
            <text:p>3.0980751514</text:p>
          </table:table-cell>
          <table:table-cell office:value-type="float" office:value="-1.58913719654" calcext:value-type="float">
            <text:p>-1.5891371965</text:p>
          </table:table-cell>
          <table:table-cell office:value-type="float" office:value="3.28083014488" calcext:value-type="float">
            <text:p>3.2808301449</text:p>
          </table:table-cell>
          <table:table-cell office:value-type="float" office:value="2.34807515144" calcext:value-type="float">
            <text:p>2.3480751514</text:p>
          </table:table-cell>
          <table:table-cell office:value-type="float" office:value="-1.58913719654" calcext:value-type="float">
            <text:p>-1.5891371965</text:p>
          </table:table-cell>
          <table:table-cell office:value-type="float" office:value="3.28083014488" calcext:value-type="float">
            <text:p>3.28083014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92" calcext:value-type="float">
            <text:p>1.692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179990280157" calcext:value-type="float">
            <text:p>-0.017999028</text:p>
          </table:table-cell>
          <table:table-cell office:value-type="float" office:value="3.116969347" calcext:value-type="float">
            <text:p>3.116969347</text:p>
          </table:table-cell>
          <table:table-cell office:value-type="float" office:value="-1.58728778362" calcext:value-type="float">
            <text:p>-1.5872877836</text:p>
          </table:table-cell>
          <table:table-cell office:value-type="float" office:value="3.50121474266" calcext:value-type="float">
            <text:p>3.5012147427</text:p>
          </table:table-cell>
          <table:table-cell office:value-type="float" office:value="2.366969347" calcext:value-type="float">
            <text:p>2.366969347</text:p>
          </table:table-cell>
          <table:table-cell office:value-type="float" office:value="-1.58728778362" calcext:value-type="float">
            <text:p>-1.5872877836</text:p>
          </table:table-cell>
          <table:table-cell office:value-type="float" office:value="3.50121474266" calcext:value-type="float">
            <text:p>3.5012147427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.725" calcext:value-type="float">
            <text:p>1.725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214983436424" calcext:value-type="float">
            <text:p>-0.0214983436</text:p>
          </table:table-cell>
          <table:table-cell office:value-type="float" office:value="3.13645076752" calcext:value-type="float">
            <text:p>3.1364507675</text:p>
          </table:table-cell>
          <table:table-cell office:value-type="float" office:value="-1.5858553648" calcext:value-type="float">
            <text:p>-1.5858553648</text:p>
          </table:table-cell>
          <table:table-cell office:value-type="float" office:value="3.67115139961" calcext:value-type="float">
            <text:p>3.6711513996</text:p>
          </table:table-cell>
          <table:table-cell office:value-type="float" office:value="2.38645076752" calcext:value-type="float">
            <text:p>2.3864507675</text:p>
          </table:table-cell>
          <table:table-cell office:value-type="float" office:value="-1.5858553648" calcext:value-type="float">
            <text:p>-1.5858553648</text:p>
          </table:table-cell>
          <table:table-cell office:value-type="float" office:value="3.67115139961" calcext:value-type="float">
            <text:p>3.671151399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.766" calcext:value-type="float">
            <text:p>1.766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224981016106" calcext:value-type="float">
            <text:p>-0.0224981016</text:p>
          </table:table-cell>
          <table:table-cell office:value-type="float" office:value="3.15704131126" calcext:value-type="float">
            <text:p>3.1570413113</text:p>
          </table:table-cell>
          <table:table-cell office:value-type="float" office:value="-1.58400511742" calcext:value-type="float">
            <text:p>-1.5840051174</text:p>
          </table:table-cell>
          <table:table-cell office:value-type="float" office:value="3.81342387199" calcext:value-type="float">
            <text:p>3.813423872</text:p>
          </table:table-cell>
          <table:table-cell office:value-type="float" office:value="2.40704131126" calcext:value-type="float">
            <text:p>2.4070413113</text:p>
          </table:table-cell>
          <table:table-cell office:value-type="float" office:value="-1.58400511742" calcext:value-type="float">
            <text:p>-1.5840051174</text:p>
          </table:table-cell>
          <table:table-cell office:value-type="float" office:value="3.81342387199" calcext:value-type="float">
            <text:p>3.813423872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.792" calcext:value-type="float">
            <text:p>1.792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234978370806" calcext:value-type="float">
            <text:p>-0.0234978371</text:p>
          </table:table-cell>
          <table:table-cell office:value-type="float" office:value="3.17823171616" calcext:value-type="float">
            <text:p>3.1782317162</text:p>
          </table:table-cell>
          <table:table-cell office:value-type="float" office:value="-1.58251368999" calcext:value-type="float">
            <text:p>-1.58251369</text:p>
          </table:table-cell>
          <table:table-cell office:value-type="float" office:value="3.89631128311" calcext:value-type="float">
            <text:p>3.8963112831</text:p>
          </table:table-cell>
          <table:table-cell office:value-type="float" office:value="2.42823171616" calcext:value-type="float">
            <text:p>2.4282317162</text:p>
          </table:table-cell>
          <table:table-cell office:value-type="float" office:value="-1.58251368999" calcext:value-type="float">
            <text:p>-1.58251369</text:p>
          </table:table-cell>
          <table:table-cell office:value-type="float" office:value="3.89631128311" calcext:value-type="float">
            <text:p>3.8963112831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.826" calcext:value-type="float">
            <text:p>1.826</text:p>
          </table:table-cell>
          <table:table-cell office:value-type="float" office:value="0.01" calcext:value-type="float">
            <text:p>0.01</text:p>
          </table:table-cell>
          <table:table-cell office:value-type="float" office:value="-0.0239976960664" calcext:value-type="float">
            <text:p>-0.0239976961</text:p>
          </table:table-cell>
          <table:table-cell office:value-type="float" office:value="3.19853806496" calcext:value-type="float">
            <text:p>3.198538065</text:p>
          </table:table-cell>
          <table:table-cell office:value-type="float" office:value="-1.58335280418" calcext:value-type="float">
            <text:p>-1.5833528042</text:p>
          </table:table-cell>
          <table:table-cell office:value-type="float" office:value="3.90784573555" calcext:value-type="float">
            <text:p>3.9078457356</text:p>
          </table:table-cell>
          <table:table-cell office:value-type="float" office:value="2.44853806496" calcext:value-type="float">
            <text:p>2.448538065</text:p>
          </table:table-cell>
          <table:table-cell office:value-type="float" office:value="-1.58335280418" calcext:value-type="float">
            <text:p>-1.5833528042</text:p>
          </table:table-cell>
          <table:table-cell office:value-type="float" office:value="3.90784573555" calcext:value-type="float">
            <text:p>3.9078457356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.866" calcext:value-type="float">
            <text:p>1.866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244975490527" calcext:value-type="float">
            <text:p>-0.0244975491</text:p>
          </table:table-cell>
          <table:table-cell office:value-type="float" office:value="3.21710968018" calcext:value-type="float">
            <text:p>3.2171096802</text:p>
          </table:table-cell>
          <table:table-cell office:value-type="float" office:value="-1.58370673656" calcext:value-type="float">
            <text:p>-1.5837067366</text:p>
          </table:table-cell>
          <table:table-cell office:value-type="float" office:value="3.90595722198" calcext:value-type="float">
            <text:p>3.905957222</text:p>
          </table:table-cell>
          <table:table-cell office:value-type="float" office:value="2.46710968018" calcext:value-type="float">
            <text:p>2.4671096802</text:p>
          </table:table-cell>
          <table:table-cell office:value-type="float" office:value="-1.58370673656" calcext:value-type="float">
            <text:p>-1.5837067366</text:p>
          </table:table-cell>
          <table:table-cell office:value-type="float" office:value="3.90595722198" calcext:value-type="float">
            <text:p>3.905957222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.892" calcext:value-type="float">
            <text:p>1.892</text:p>
          </table:table-cell>
          <table:table-cell office:value-type="float" office:value="0.007" calcext:value-type="float">
            <text:p>0.007</text:p>
          </table:table-cell>
          <table:table-cell office:value-type="float" office:value="-0.0249973959147" calcext:value-type="float">
            <text:p>-0.0249973959</text:p>
          </table:table-cell>
          <table:table-cell office:value-type="float" office:value="3.23721694946" calcext:value-type="float">
            <text:p>3.2372169495</text:p>
          </table:table-cell>
          <table:table-cell office:value-type="float" office:value="-1.58373117447" calcext:value-type="float">
            <text:p>-1.5837311745</text:p>
          </table:table-cell>
          <table:table-cell office:value-type="float" office:value="3.86936569214" calcext:value-type="float">
            <text:p>3.8693656921</text:p>
          </table:table-cell>
          <table:table-cell office:value-type="float" office:value="2.48721694946" calcext:value-type="float">
            <text:p>2.4872169495</text:p>
          </table:table-cell>
          <table:table-cell office:value-type="float" office:value="-1.58373117447" calcext:value-type="float">
            <text:p>-1.5837311745</text:p>
          </table:table-cell>
          <table:table-cell office:value-type="float" office:value="3.86936569214" calcext:value-type="float">
            <text:p>3.8693656921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.925" calcext:value-type="float">
            <text:p>1.925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249973959147" calcext:value-type="float">
            <text:p>-0.0249973959</text:p>
          </table:table-cell>
          <table:table-cell office:value-type="float" office:value="3.25614404678" calcext:value-type="float">
            <text:p>3.2561440468</text:p>
          </table:table-cell>
          <table:table-cell office:value-type="float" office:value="-1.58402240276" calcext:value-type="float">
            <text:p>-1.5840224028</text:p>
          </table:table-cell>
          <table:table-cell office:value-type="float" office:value="3.80621767044" calcext:value-type="float">
            <text:p>3.8062176704</text:p>
          </table:table-cell>
          <table:table-cell office:value-type="float" office:value="2.50614404678" calcext:value-type="float">
            <text:p>2.5061440468</text:p>
          </table:table-cell>
          <table:table-cell office:value-type="float" office:value="-1.58402240276" calcext:value-type="float">
            <text:p>-1.5840224028</text:p>
          </table:table-cell>
          <table:table-cell office:value-type="float" office:value="3.80621767044" calcext:value-type="float">
            <text:p>3.8062176704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.956" calcext:value-type="float">
            <text:p>1.956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249973959147" calcext:value-type="float">
            <text:p>-0.0249973959</text:p>
          </table:table-cell>
          <table:table-cell office:value-type="float" office:value="3.27620267868" calcext:value-type="float">
            <text:p>3.2762026787</text:p>
          </table:table-cell>
          <table:table-cell office:value-type="float" office:value="-1.58266746998" calcext:value-type="float">
            <text:p>-1.58266747</text:p>
          </table:table-cell>
          <table:table-cell office:value-type="float" office:value="3.79375290871" calcext:value-type="float">
            <text:p>3.7937529087</text:p>
          </table:table-cell>
          <table:table-cell office:value-type="float" office:value="2.52620267868" calcext:value-type="float">
            <text:p>2.5262026787</text:p>
          </table:table-cell>
          <table:table-cell office:value-type="float" office:value="-1.58266746998" calcext:value-type="float">
            <text:p>-1.58266747</text:p>
          </table:table-cell>
          <table:table-cell office:value-type="float" office:value="3.79375290871" calcext:value-type="float">
            <text:p>3.7937529087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.993" calcext:value-type="float">
            <text:p>1.99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239976960664" calcext:value-type="float">
            <text:p>-0.0239976961</text:p>
          </table:table-cell>
          <table:table-cell office:value-type="float" office:value="3.2965593338" calcext:value-type="float">
            <text:p>3.2965593338</text:p>
          </table:table-cell>
          <table:table-cell office:value-type="float" office:value="-1.58079576492" calcext:value-type="float">
            <text:p>-1.5807957649</text:p>
          </table:table-cell>
          <table:table-cell office:value-type="float" office:value="3.80257964134" calcext:value-type="float">
            <text:p>3.8025796413</text:p>
          </table:table-cell>
          <table:table-cell office:value-type="float" office:value="2.5465593338" calcext:value-type="float">
            <text:p>2.5465593338</text:p>
          </table:table-cell>
          <table:table-cell office:value-type="float" office:value="-1.58079576492" calcext:value-type="float">
            <text:p>-1.5807957649</text:p>
          </table:table-cell>
          <table:table-cell office:value-type="float" office:value="3.80257964134" calcext:value-type="float">
            <text:p>3.80257964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018" calcext:value-type="float">
            <text:p>2.018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234978370806" calcext:value-type="float">
            <text:p>-0.0234978371</text:p>
          </table:table-cell>
          <table:table-cell office:value-type="float" office:value="3.31287002563" calcext:value-type="float">
            <text:p>3.3128700256</text:p>
          </table:table-cell>
          <table:table-cell office:value-type="float" office:value="-1.57982349396" calcext:value-type="float">
            <text:p>-1.579823494</text:p>
          </table:table-cell>
          <table:table-cell office:value-type="float" office:value="3.80590081215" calcext:value-type="float">
            <text:p>3.8059008122</text:p>
          </table:table-cell>
          <table:table-cell office:value-type="float" office:value="2.56287002563" calcext:value-type="float">
            <text:p>2.5628700256</text:p>
          </table:table-cell>
          <table:table-cell office:value-type="float" office:value="-1.57982349396" calcext:value-type="float">
            <text:p>-1.579823494</text:p>
          </table:table-cell>
          <table:table-cell office:value-type="float" office:value="3.80590081215" calcext:value-type="float">
            <text:p>3.8059008122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</text:p>
          </table:table-cell>
          <table:table-cell office:value-type="float" office:value="-0.0229979722203" calcext:value-type="float">
            <text:p>-0.0229979722</text:p>
          </table:table-cell>
          <table:table-cell office:value-type="float" office:value="3.32803797722" calcext:value-type="float">
            <text:p>3.3280379772</text:p>
          </table:table-cell>
          <table:table-cell office:value-type="float" office:value="-1.57919561863" calcext:value-type="float">
            <text:p>-1.5791956186</text:p>
          </table:table-cell>
          <table:table-cell office:value-type="float" office:value="3.80393815041" calcext:value-type="float">
            <text:p>3.8039381504</text:p>
          </table:table-cell>
          <table:table-cell office:value-type="float" office:value="2.57803797722" calcext:value-type="float">
            <text:p>2.5780379772</text:p>
          </table:table-cell>
          <table:table-cell office:value-type="float" office:value="-1.57919561863" calcext:value-type="float">
            <text:p>-1.5791956186</text:p>
          </table:table-cell>
          <table:table-cell office:value-type="float" office:value="3.80393815041" calcext:value-type="float">
            <text:p>3.8039381504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.081" calcext:value-type="float">
            <text:p>2.08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20998456534" calcext:value-type="float">
            <text:p>-0.0209984565</text:p>
          </table:table-cell>
          <table:table-cell office:value-type="float" office:value="3.3444507122" calcext:value-type="float">
            <text:p>3.3444507122</text:p>
          </table:table-cell>
          <table:table-cell office:value-type="float" office:value="-1.57787847519" calcext:value-type="float">
            <text:p>-1.5778784752</text:p>
          </table:table-cell>
          <table:table-cell office:value-type="float" office:value="3.81799840927" calcext:value-type="float">
            <text:p>3.8179984093</text:p>
          </table:table-cell>
          <table:table-cell office:value-type="float" office:value="2.5944507122" calcext:value-type="float">
            <text:p>2.5944507122</text:p>
          </table:table-cell>
          <table:table-cell office:value-type="float" office:value="-1.57787847519" calcext:value-type="float">
            <text:p>-1.5778784752</text:p>
          </table:table-cell>
          <table:table-cell office:value-type="float" office:value="3.81799840927" calcext:value-type="float">
            <text:p>3.8179984093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2.112" calcext:value-type="float">
            <text:p>2.112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9498764211" calcext:value-type="float">
            <text:p>-0.0194987642</text:p>
          </table:table-cell>
          <table:table-cell office:value-type="float" office:value="3.36159658432" calcext:value-type="float">
            <text:p>3.3615965843</text:p>
          </table:table-cell>
          <table:table-cell office:value-type="float" office:value="-1.57602679729" calcext:value-type="float">
            <text:p>-1.5760267973</text:p>
          </table:table-cell>
          <table:table-cell office:value-type="float" office:value="3.88004374504" calcext:value-type="float">
            <text:p>3.880043745</text:p>
          </table:table-cell>
          <table:table-cell office:value-type="float" office:value="2.61159658432" calcext:value-type="float">
            <text:p>2.6115965843</text:p>
          </table:table-cell>
          <table:table-cell office:value-type="float" office:value="-1.57602679729" calcext:value-type="float">
            <text:p>-1.5760267973</text:p>
          </table:table-cell>
          <table:table-cell office:value-type="float" office:value="3.88004374504" calcext:value-type="float">
            <text:p>3.880043745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.144" calcext:value-type="float">
            <text:p>2.144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184989447472" calcext:value-type="float">
            <text:p>-0.0184989447</text:p>
          </table:table-cell>
          <table:table-cell office:value-type="float" office:value="3.37947750092" calcext:value-type="float">
            <text:p>3.3794775009</text:p>
          </table:table-cell>
          <table:table-cell office:value-type="float" office:value="-1.57488620281" calcext:value-type="float">
            <text:p>-1.5748862028</text:p>
          </table:table-cell>
          <table:table-cell office:value-type="float" office:value="3.92228388786" calcext:value-type="float">
            <text:p>3.9222838879</text:p>
          </table:table-cell>
          <table:table-cell office:value-type="float" office:value="2.62947750092" calcext:value-type="float">
            <text:p>2.6294775009</text:p>
          </table:table-cell>
          <table:table-cell office:value-type="float" office:value="-1.57488620281" calcext:value-type="float">
            <text:p>-1.5748862028</text:p>
          </table:table-cell>
          <table:table-cell office:value-type="float" office:value="3.92228388786" calcext:value-type="float">
            <text:p>3.9222838879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.175" calcext:value-type="float">
            <text:p>2.17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84989447472" calcext:value-type="float">
            <text:p>-0.0184989447</text:p>
          </table:table-cell>
          <table:table-cell office:value-type="float" office:value="3.39634037018" calcext:value-type="float">
            <text:p>3.3963403702</text:p>
          </table:table-cell>
          <table:table-cell office:value-type="float" office:value="-1.57434868813" calcext:value-type="float">
            <text:p>-1.5743486881</text:p>
          </table:table-cell>
          <table:table-cell office:value-type="float" office:value="3.94141983986" calcext:value-type="float">
            <text:p>3.9414198399</text:p>
          </table:table-cell>
          <table:table-cell office:value-type="float" office:value="2.64634037018" calcext:value-type="float">
            <text:p>2.6463403702</text:p>
          </table:table-cell>
          <table:table-cell office:value-type="float" office:value="-1.57434868813" calcext:value-type="float">
            <text:p>-1.5743486881</text:p>
          </table:table-cell>
          <table:table-cell office:value-type="float" office:value="3.94141983986" calcext:value-type="float">
            <text:p>3.9414198399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.208" calcext:value-type="float">
            <text:p>2.208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179990280157" calcext:value-type="float">
            <text:p>-0.017999028</text:p>
          </table:table-cell>
          <table:table-cell office:value-type="float" office:value="3.41119861603" calcext:value-type="float">
            <text:p>3.411198616</text:p>
          </table:table-cell>
          <table:table-cell office:value-type="float" office:value="-1.57436406612" calcext:value-type="float">
            <text:p>-1.5743640661</text:p>
          </table:table-cell>
          <table:table-cell office:value-type="float" office:value="3.9626455307" calcext:value-type="float">
            <text:p>3.9626455307</text:p>
          </table:table-cell>
          <table:table-cell office:value-type="float" office:value="2.66119861603" calcext:value-type="float">
            <text:p>2.661198616</text:p>
          </table:table-cell>
          <table:table-cell office:value-type="float" office:value="-1.57436406612" calcext:value-type="float">
            <text:p>-1.5743640661</text:p>
          </table:table-cell>
          <table:table-cell office:value-type="float" office:value="3.9626455307" calcext:value-type="float">
            <text:p>3.9626455307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2.24" calcext:value-type="float">
            <text:p>2.24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179990280157" calcext:value-type="float">
            <text:p>-0.017999028</text:p>
          </table:table-cell>
          <table:table-cell office:value-type="float" office:value="3.42719006538" calcext:value-type="float">
            <text:p>3.4271900654</text:p>
          </table:table-cell>
          <table:table-cell office:value-type="float" office:value="-1.57379186153" calcext:value-type="float">
            <text:p>-1.5737918615</text:p>
          </table:table-cell>
          <table:table-cell office:value-type="float" office:value="3.98352384567" calcext:value-type="float">
            <text:p>3.9835238457</text:p>
          </table:table-cell>
          <table:table-cell office:value-type="float" office:value="2.67719006538" calcext:value-type="float">
            <text:p>2.6771900654</text:p>
          </table:table-cell>
          <table:table-cell office:value-type="float" office:value="-1.57379186153" calcext:value-type="float">
            <text:p>-1.5737918615</text:p>
          </table:table-cell>
          <table:table-cell office:value-type="float" office:value="3.98352384567" calcext:value-type="float">
            <text:p>3.9835238457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2.273" calcext:value-type="float">
            <text:p>2.273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74991067845" calcext:value-type="float">
            <text:p>-0.0174991068</text:p>
          </table:table-cell>
          <table:table-cell office:value-type="float" office:value="3.44325685501" calcext:value-type="float">
            <text:p>3.443256855</text:p>
          </table:table-cell>
          <table:table-cell office:value-type="float" office:value="-1.57346832752" calcext:value-type="float">
            <text:p>-1.5734683275</text:p>
          </table:table-cell>
          <table:table-cell office:value-type="float" office:value="3.98447871208" calcext:value-type="float">
            <text:p>3.9844787121</text:p>
          </table:table-cell>
          <table:table-cell office:value-type="float" office:value="2.69325685501" calcext:value-type="float">
            <text:p>2.693256855</text:p>
          </table:table-cell>
          <table:table-cell office:value-type="float" office:value="-1.57346832752" calcext:value-type="float">
            <text:p>-1.5734683275</text:p>
          </table:table-cell>
          <table:table-cell office:value-type="float" office:value="3.98447871208" calcext:value-type="float">
            <text:p>3.9844787121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2.306" calcext:value-type="float">
            <text:p>2.30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169991811785" calcext:value-type="float">
            <text:p>-0.0169991812</text:p>
          </table:table-cell>
          <table:table-cell office:value-type="float" office:value="3.45776295662" calcext:value-type="float">
            <text:p>3.4577629566</text:p>
          </table:table-cell>
          <table:table-cell office:value-type="float" office:value="-1.57267737389" calcext:value-type="float">
            <text:p>-1.5726773739</text:p>
          </table:table-cell>
          <table:table-cell office:value-type="float" office:value="4.01212072372" calcext:value-type="float">
            <text:p>4.0121207237</text:p>
          </table:table-cell>
          <table:table-cell office:value-type="float" office:value="2.70776295662" calcext:value-type="float">
            <text:p>2.7077629566</text:p>
          </table:table-cell>
          <table:table-cell office:value-type="float" office:value="-1.57267737389" calcext:value-type="float">
            <text:p>-1.5726773739</text:p>
          </table:table-cell>
          <table:table-cell office:value-type="float" office:value="4.01212072372" calcext:value-type="float">
            <text:p>4.01212072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339" calcext:value-type="float">
            <text:p>2.339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179990280157" calcext:value-type="float">
            <text:p>-0.017999028</text:p>
          </table:table-cell>
          <table:table-cell office:value-type="float" office:value="3.47735261917" calcext:value-type="float">
            <text:p>3.4773526192</text:p>
          </table:table-cell>
          <table:table-cell office:value-type="float" office:value="-1.57062923908" calcext:value-type="float">
            <text:p>-1.5706292391</text:p>
          </table:table-cell>
          <table:table-cell office:value-type="float" office:value="4.07543563843" calcext:value-type="float">
            <text:p>4.0754356384</text:p>
          </table:table-cell>
          <table:table-cell office:value-type="float" office:value="2.72735261917" calcext:value-type="float">
            <text:p>2.7273526192</text:p>
          </table:table-cell>
          <table:table-cell office:value-type="float" office:value="-1.57062923908" calcext:value-type="float">
            <text:p>-1.5706292391</text:p>
          </table:table-cell>
          <table:table-cell office:value-type="float" office:value="4.07543563843" calcext:value-type="float">
            <text:p>4.0754356384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2.371" calcext:value-type="float">
            <text:p>2.371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199986666933" calcext:value-type="float">
            <text:p>-0.0199986667</text:p>
          </table:table-cell>
          <table:table-cell office:value-type="float" office:value="3.49757051468" calcext:value-type="float">
            <text:p>3.4975705147</text:p>
          </table:table-cell>
          <table:table-cell office:value-type="float" office:value="-1.56935930252" calcext:value-type="float">
            <text:p>-1.5693593025</text:p>
          </table:table-cell>
          <table:table-cell office:value-type="float" office:value="4.11098575592" calcext:value-type="float">
            <text:p>4.1109857559</text:p>
          </table:table-cell>
          <table:table-cell office:value-type="float" office:value="2.74757051468" calcext:value-type="float">
            <text:p>2.7475705147</text:p>
          </table:table-cell>
          <table:table-cell office:value-type="float" office:value="-1.56935930252" calcext:value-type="float">
            <text:p>-1.5693593025</text:p>
          </table:table-cell>
          <table:table-cell office:value-type="float" office:value="4.11098575592" calcext:value-type="float">
            <text:p>4.1109857559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2.403" calcext:value-type="float">
            <text:p>2.403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20498564176" calcext:value-type="float">
            <text:p>-0.0204985642</text:p>
          </table:table-cell>
          <table:table-cell office:value-type="float" office:value="3.52000761032" calcext:value-type="float">
            <text:p>3.5200076103</text:p>
          </table:table-cell>
          <table:table-cell office:value-type="float" office:value="-1.56866502762" calcext:value-type="float">
            <text:p>-1.5686650276</text:p>
          </table:table-cell>
          <table:table-cell office:value-type="float" office:value="4.12853240967" calcext:value-type="float">
            <text:p>4.1285324097</text:p>
          </table:table-cell>
          <table:table-cell office:value-type="float" office:value="2.77000761032" calcext:value-type="float">
            <text:p>2.7700076103</text:p>
          </table:table-cell>
          <table:table-cell office:value-type="float" office:value="-1.56866502762" calcext:value-type="float">
            <text:p>-1.5686650276</text:p>
          </table:table-cell>
          <table:table-cell office:value-type="float" office:value="4.12853240967" calcext:value-type="float">
            <text:p>4.1285324097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2.435" calcext:value-type="float">
            <text:p>2.435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20498564176" calcext:value-type="float">
            <text:p>-0.0204985642</text:p>
          </table:table-cell>
          <table:table-cell office:value-type="float" office:value="3.54164934158" calcext:value-type="float">
            <text:p>3.5416493416</text:p>
          </table:table-cell>
          <table:table-cell office:value-type="float" office:value="-1.56807887554" calcext:value-type="float">
            <text:p>-1.5680788755</text:p>
          </table:table-cell>
          <table:table-cell office:value-type="float" office:value="4.16143655777" calcext:value-type="float">
            <text:p>4.1614365578</text:p>
          </table:table-cell>
          <table:table-cell office:value-type="float" office:value="2.79164934158" calcext:value-type="float">
            <text:p>2.7916493416</text:p>
          </table:table-cell>
          <table:table-cell office:value-type="float" office:value="-1.56807887554" calcext:value-type="float">
            <text:p>-1.5680788755</text:p>
          </table:table-cell>
          <table:table-cell office:value-type="float" office:value="4.16143655777" calcext:value-type="float">
            <text:p>4.1614365578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.468" calcext:value-type="float">
            <text:p>2.468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20998456534" calcext:value-type="float">
            <text:p>-0.0209984565</text:p>
          </table:table-cell>
          <table:table-cell office:value-type="float" office:value="3.55860567093" calcext:value-type="float">
            <text:p>3.5586056709</text:p>
          </table:table-cell>
          <table:table-cell office:value-type="float" office:value="-1.56736278534" calcext:value-type="float">
            <text:p>-1.5673627853</text:p>
          </table:table-cell>
          <table:table-cell office:value-type="float" office:value="4.17229366302" calcext:value-type="float">
            <text:p>4.172293663</text:p>
          </table:table-cell>
          <table:table-cell office:value-type="float" office:value="2.80860567093" calcext:value-type="float">
            <text:p>2.8086056709</text:p>
          </table:table-cell>
          <table:table-cell office:value-type="float" office:value="-1.56736278534" calcext:value-type="float">
            <text:p>-1.5673627853</text:p>
          </table:table-cell>
          <table:table-cell office:value-type="float" office:value="4.17229366302" calcext:value-type="float">
            <text:p>4.17229366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.501" calcext:value-type="float">
            <text:p>2.501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214983436424" calcext:value-type="float">
            <text:p>-0.0214983436</text:p>
          </table:table-cell>
          <table:table-cell office:value-type="float" office:value="3.57215619087" calcext:value-type="float">
            <text:p>3.5721561909</text:p>
          </table:table-cell>
          <table:table-cell office:value-type="float" office:value="-1.56639420986" calcext:value-type="float">
            <text:p>-1.5663942099</text:p>
          </table:table-cell>
          <table:table-cell office:value-type="float" office:value="4.19741773605" calcext:value-type="float">
            <text:p>4.1974177361</text:p>
          </table:table-cell>
          <table:table-cell office:value-type="float" office:value="2.82215619087" calcext:value-type="float">
            <text:p>2.8221561909</text:p>
          </table:table-cell>
          <table:table-cell office:value-type="float" office:value="-1.56639420986" calcext:value-type="float">
            <text:p>-1.5663942099</text:p>
          </table:table-cell>
          <table:table-cell office:value-type="float" office:value="4.19741773605" calcext:value-type="float">
            <text:p>4.1974177361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2.533" calcext:value-type="float">
            <text:p>2.533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229979722203" calcext:value-type="float">
            <text:p>-0.0229979722</text:p>
          </table:table-cell>
          <table:table-cell office:value-type="float" office:value="3.58729672432" calcext:value-type="float">
            <text:p>3.5872967243</text:p>
          </table:table-cell>
          <table:table-cell office:value-type="float" office:value="-1.56481206417" calcext:value-type="float">
            <text:p>-1.5648120642</text:p>
          </table:table-cell>
          <table:table-cell office:value-type="float" office:value="4.25977563858" calcext:value-type="float">
            <text:p>4.2597756386</text:p>
          </table:table-cell>
          <table:table-cell office:value-type="float" office:value="2.83729672432" calcext:value-type="float">
            <text:p>2.8372967243</text:p>
          </table:table-cell>
          <table:table-cell office:value-type="float" office:value="-1.56481206417" calcext:value-type="float">
            <text:p>-1.5648120642</text:p>
          </table:table-cell>
          <table:table-cell office:value-type="float" office:value="4.25977563858" calcext:value-type="float">
            <text:p>4.2597756386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2.566" calcext:value-type="float">
            <text:p>2.566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234978370806" calcext:value-type="float">
            <text:p>-0.0234978371</text:p>
          </table:table-cell>
          <table:table-cell office:value-type="float" office:value="3.60077762604" calcext:value-type="float">
            <text:p>3.600777626</text:p>
          </table:table-cell>
          <table:table-cell office:value-type="float" office:value="-1.56361413002" calcext:value-type="float">
            <text:p>-1.56361413</text:p>
          </table:table-cell>
          <table:table-cell office:value-type="float" office:value="4.33160018921" calcext:value-type="float">
            <text:p>4.3316001892</text:p>
          </table:table-cell>
          <table:table-cell office:value-type="float" office:value="2.85077762604" calcext:value-type="float">
            <text:p>2.850777626</text:p>
          </table:table-cell>
          <table:table-cell office:value-type="float" office:value="-1.56361413002" calcext:value-type="float">
            <text:p>-1.56361413</text:p>
          </table:table-cell>
          <table:table-cell office:value-type="float" office:value="4.33160018921" calcext:value-type="float">
            <text:p>4.3316001892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2.598" calcext:value-type="float">
            <text:p>2.598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244975490527" calcext:value-type="float">
            <text:p>-0.0244975491</text:p>
          </table:table-cell>
          <table:table-cell office:value-type="float" office:value="3.61511087418" calcext:value-type="float">
            <text:p>3.6151108742</text:p>
          </table:table-cell>
          <table:table-cell office:value-type="float" office:value="-1.56330657005" calcext:value-type="float">
            <text:p>-1.5633065701</text:p>
          </table:table-cell>
          <table:table-cell office:value-type="float" office:value="4.35926151276" calcext:value-type="float">
            <text:p>4.3592615128</text:p>
          </table:table-cell>
          <table:table-cell office:value-type="float" office:value="2.86511087418" calcext:value-type="float">
            <text:p>2.8651108742</text:p>
          </table:table-cell>
          <table:table-cell office:value-type="float" office:value="-1.56330657005" calcext:value-type="float">
            <text:p>-1.5633065701</text:p>
          </table:table-cell>
          <table:table-cell office:value-type="float" office:value="4.35926151276" calcext:value-type="float">
            <text:p>4.3592615128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.63" calcext:value-type="float">
            <text:p>2.63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0249973959147" calcext:value-type="float">
            <text:p>-0.0249973959</text:p>
          </table:table-cell>
          <table:table-cell office:value-type="float" office:value="3.62976241112" calcext:value-type="float">
            <text:p>3.6297624111</text:p>
          </table:table-cell>
          <table:table-cell office:value-type="float" office:value="-1.56272232533" calcext:value-type="float">
            <text:p>-1.5627223253</text:p>
          </table:table-cell>
          <table:table-cell office:value-type="float" office:value="4.40309238434" calcext:value-type="float">
            <text:p>4.4030923843</text:p>
          </table:table-cell>
          <table:table-cell office:value-type="float" office:value="2.87976241112" calcext:value-type="float">
            <text:p>2.8797624111</text:p>
          </table:table-cell>
          <table:table-cell office:value-type="float" office:value="-1.56272232533" calcext:value-type="float">
            <text:p>-1.5627223253</text:p>
          </table:table-cell>
          <table:table-cell office:value-type="float" office:value="4.40309238434" calcext:value-type="float">
            <text:p>4.40309238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662" calcext:value-type="float">
            <text:p>2.662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249973959147" calcext:value-type="float">
            <text:p>-0.0249973959</text:p>
          </table:table-cell>
          <table:table-cell office:value-type="float" office:value="3.6443810463" calcext:value-type="float">
            <text:p>3.6443810463</text:p>
          </table:table-cell>
          <table:table-cell office:value-type="float" office:value="-1.56192946434" calcext:value-type="float">
            <text:p>-1.5619294643</text:p>
          </table:table-cell>
          <table:table-cell office:value-type="float" office:value="4.4732260704" calcext:value-type="float">
            <text:p>4.4732260704</text:p>
          </table:table-cell>
          <table:table-cell office:value-type="float" office:value="2.8943810463" calcext:value-type="float">
            <text:p>2.8943810463</text:p>
          </table:table-cell>
          <table:table-cell office:value-type="float" office:value="-1.56192946434" calcext:value-type="float">
            <text:p>-1.5619294643</text:p>
          </table:table-cell>
          <table:table-cell office:value-type="float" office:value="4.4732260704" calcext:value-type="float">
            <text:p>4.4732260704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2.695" calcext:value-type="float">
            <text:p>2.695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244975490527" calcext:value-type="float">
            <text:p>-0.0244975491</text:p>
          </table:table-cell>
          <table:table-cell office:value-type="float" office:value="3.65776848793" calcext:value-type="float">
            <text:p>3.6577684879</text:p>
          </table:table-cell>
          <table:table-cell office:value-type="float" office:value="-1.56119573116" calcext:value-type="float">
            <text:p>-1.5611957312</text:p>
          </table:table-cell>
          <table:table-cell office:value-type="float" office:value="4.53460454941" calcext:value-type="float">
            <text:p>4.5346045494</text:p>
          </table:table-cell>
          <table:table-cell office:value-type="float" office:value="2.90776848793" calcext:value-type="float">
            <text:p>2.9077684879</text:p>
          </table:table-cell>
          <table:table-cell office:value-type="float" office:value="-1.56119573116" calcext:value-type="float">
            <text:p>-1.5611957312</text:p>
          </table:table-cell>
          <table:table-cell office:value-type="float" office:value="4.53460454941" calcext:value-type="float">
            <text:p>4.5346045494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2.728" calcext:value-type="float">
            <text:p>2.728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234978370806" calcext:value-type="float">
            <text:p>-0.0234978371</text:p>
          </table:table-cell>
          <table:table-cell office:value-type="float" office:value="3.67119193077" calcext:value-type="float">
            <text:p>3.6711919308</text:p>
          </table:table-cell>
          <table:table-cell office:value-type="float" office:value="-1.56070911884" calcext:value-type="float">
            <text:p>-1.5607091188</text:p>
          </table:table-cell>
          <table:table-cell office:value-type="float" office:value="4.59701824188" calcext:value-type="float">
            <text:p>4.5970182419</text:p>
          </table:table-cell>
          <table:table-cell office:value-type="float" office:value="2.92119193077" calcext:value-type="float">
            <text:p>2.9211919308</text:p>
          </table:table-cell>
          <table:table-cell office:value-type="float" office:value="-1.56070911884" calcext:value-type="float">
            <text:p>-1.5607091188</text:p>
          </table:table-cell>
          <table:table-cell office:value-type="float" office:value="4.59701824188" calcext:value-type="float">
            <text:p>4.597018241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2.76" calcext:value-type="float">
            <text:p>2.76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29979722203" calcext:value-type="float">
            <text:p>-0.0229979722</text:p>
          </table:table-cell>
          <table:table-cell office:value-type="float" office:value="3.68816041946" calcext:value-type="float">
            <text:p>3.6881604195</text:p>
          </table:table-cell>
          <table:table-cell office:value-type="float" office:value="-1.55916821957" calcext:value-type="float">
            <text:p>-1.5591682196</text:p>
          </table:table-cell>
          <table:table-cell office:value-type="float" office:value="4.69018125534" calcext:value-type="float">
            <text:p>4.6901812553</text:p>
          </table:table-cell>
          <table:table-cell office:value-type="float" office:value="2.93816041946" calcext:value-type="float">
            <text:p>2.9381604195</text:p>
          </table:table-cell>
          <table:table-cell office:value-type="float" office:value="-1.55916821957" calcext:value-type="float">
            <text:p>-1.5591682196</text:p>
          </table:table-cell>
          <table:table-cell office:value-type="float" office:value="4.69018125534" calcext:value-type="float">
            <text:p>4.6901812553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2.793" calcext:value-type="float">
            <text:p>2.793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229979722203" calcext:value-type="float">
            <text:p>-0.0229979722</text:p>
          </table:table-cell>
          <table:table-cell office:value-type="float" office:value="3.70374965668" calcext:value-type="float">
            <text:p>3.7037496567</text:p>
          </table:table-cell>
          <table:table-cell office:value-type="float" office:value="-1.55733406544" calcext:value-type="float">
            <text:p>-1.5573340654</text:p>
          </table:table-cell>
          <table:table-cell office:value-type="float" office:value="4.77445650101" calcext:value-type="float">
            <text:p>4.774456501</text:p>
          </table:table-cell>
          <table:table-cell office:value-type="float" office:value="2.95374965668" calcext:value-type="float">
            <text:p>2.9537496567</text:p>
          </table:table-cell>
          <table:table-cell office:value-type="float" office:value="-1.55733406544" calcext:value-type="float">
            <text:p>-1.5573340654</text:p>
          </table:table-cell>
          <table:table-cell office:value-type="float" office:value="4.77445650101" calcext:value-type="float">
            <text:p>4.774456501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2.826" calcext:value-type="float">
            <text:p>2.826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224981016106" calcext:value-type="float">
            <text:p>-0.0224981016</text:p>
          </table:table-cell>
          <table:table-cell office:value-type="float" office:value="3.71852898598" calcext:value-type="float">
            <text:p>3.718528986</text:p>
          </table:table-cell>
          <table:table-cell office:value-type="float" office:value="-1.55659663677" calcext:value-type="float">
            <text:p>-1.5565966368</text:p>
          </table:table-cell>
          <table:table-cell office:value-type="float" office:value="4.81719970703" calcext:value-type="float">
            <text:p>4.817199707</text:p>
          </table:table-cell>
          <table:table-cell office:value-type="float" office:value="2.96852898598" calcext:value-type="float">
            <text:p>2.968528986</text:p>
          </table:table-cell>
          <table:table-cell office:value-type="float" office:value="-1.55659663677" calcext:value-type="float">
            <text:p>-1.5565966368</text:p>
          </table:table-cell>
          <table:table-cell office:value-type="float" office:value="4.81719970703" calcext:value-type="float">
            <text:p>4.817199707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2.86" calcext:value-type="float">
            <text:p>2.8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19982253763" calcext:value-type="float">
            <text:p>-0.0219982254</text:p>
          </table:table-cell>
          <table:table-cell office:value-type="float" office:value="3.73240375519" calcext:value-type="float">
            <text:p>3.7324037552</text:p>
          </table:table-cell>
          <table:table-cell office:value-type="float" office:value="-1.5560028553" calcext:value-type="float">
            <text:p>-1.5560028553</text:p>
          </table:table-cell>
          <table:table-cell office:value-type="float" office:value="4.85722255707" calcext:value-type="float">
            <text:p>4.8572225571</text:p>
          </table:table-cell>
          <table:table-cell office:value-type="float" office:value="2.98240375519" calcext:value-type="float">
            <text:p>2.9824037552</text:p>
          </table:table-cell>
          <table:table-cell office:value-type="float" office:value="-1.5560028553" calcext:value-type="float">
            <text:p>-1.5560028553</text:p>
          </table:table-cell>
          <table:table-cell office:value-type="float" office:value="4.85722255707" calcext:value-type="float">
            <text:p>4.8572225571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2.895" calcext:value-type="float">
            <text:p>2.895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229979722203" calcext:value-type="float">
            <text:p>-0.0229979722</text:p>
          </table:table-cell>
          <table:table-cell office:value-type="float" office:value="3.74530506134" calcext:value-type="float">
            <text:p>3.7453050613</text:p>
          </table:table-cell>
          <table:table-cell office:value-type="float" office:value="-1.55572354794" calcext:value-type="float">
            <text:p>-1.5557235479</text:p>
          </table:table-cell>
          <table:table-cell office:value-type="float" office:value="4.86282253265" calcext:value-type="float">
            <text:p>4.8628225327</text:p>
          </table:table-cell>
          <table:table-cell office:value-type="float" office:value="2.99530506134" calcext:value-type="float">
            <text:p>2.9953050613</text:p>
          </table:table-cell>
          <table:table-cell office:value-type="float" office:value="-1.55572354794" calcext:value-type="float">
            <text:p>-1.5557235479</text:p>
          </table:table-cell>
          <table:table-cell office:value-type="float" office:value="4.86282253265" calcext:value-type="float">
            <text:p>4.8628225327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2.931" calcext:value-type="float">
            <text:p>2.931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229979722203" calcext:value-type="float">
            <text:p>-0.0229979722</text:p>
          </table:table-cell>
          <table:table-cell office:value-type="float" office:value="3.757335186" calcext:value-type="float">
            <text:p>3.757335186</text:p>
          </table:table-cell>
          <table:table-cell office:value-type="float" office:value="-1.55514621735" calcext:value-type="float">
            <text:p>-1.5551462174</text:p>
          </table:table-cell>
          <table:table-cell office:value-type="float" office:value="4.84030723572" calcext:value-type="float">
            <text:p>4.8403072357</text:p>
          </table:table-cell>
          <table:table-cell office:value-type="float" office:value="3.007335186" calcext:value-type="float">
            <text:p>3.007335186</text:p>
          </table:table-cell>
          <table:table-cell office:value-type="float" office:value="-1.55514621735" calcext:value-type="float">
            <text:p>-1.5551462174</text:p>
          </table:table-cell>
          <table:table-cell office:value-type="float" office:value="4.84030723572" calcext:value-type="float">
            <text:p>4.8403072357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2.966" calcext:value-type="float">
            <text:p>2.966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229979722203" calcext:value-type="float">
            <text:p>-0.0229979722</text:p>
          </table:table-cell>
          <table:table-cell office:value-type="float" office:value="3.76980042458" calcext:value-type="float">
            <text:p>3.7698004246</text:p>
          </table:table-cell>
          <table:table-cell office:value-type="float" office:value="-1.55405414104" calcext:value-type="float">
            <text:p>-1.554054141</text:p>
          </table:table-cell>
          <table:table-cell office:value-type="float" office:value="4.84121227264" calcext:value-type="float">
            <text:p>4.8412122726</text:p>
          </table:table-cell>
          <table:table-cell office:value-type="float" office:value="3.01980042458" calcext:value-type="float">
            <text:p>3.0198004246</text:p>
          </table:table-cell>
          <table:table-cell office:value-type="float" office:value="-1.55405414104" calcext:value-type="float">
            <text:p>-1.554054141</text:p>
          </table:table-cell>
          <table:table-cell office:value-type="float" office:value="4.84121227264" calcext:value-type="float">
            <text:p>4.84121227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999" calcext:value-type="float">
            <text:p>2.999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219982253763" calcext:value-type="float">
            <text:p>-0.0219982254</text:p>
          </table:table-cell>
          <table:table-cell office:value-type="float" office:value="3.78453207016" calcext:value-type="float">
            <text:p>3.7845320702</text:p>
          </table:table-cell>
          <table:table-cell office:value-type="float" office:value="-1.552926898" calcext:value-type="float">
            <text:p>-1.552926898</text:p>
          </table:table-cell>
          <table:table-cell office:value-type="float" office:value="4.83462238312" calcext:value-type="float">
            <text:p>4.8346223831</text:p>
          </table:table-cell>
          <table:table-cell office:value-type="float" office:value="3.03453207016" calcext:value-type="float">
            <text:p>3.0345320702</text:p>
          </table:table-cell>
          <table:table-cell office:value-type="float" office:value="-1.552926898" calcext:value-type="float">
            <text:p>-1.552926898</text:p>
          </table:table-cell>
          <table:table-cell office:value-type="float" office:value="4.83462238312" calcext:value-type="float">
            <text:p>4.8346223831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3.032" calcext:value-type="float">
            <text:p>3.032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199986666933" calcext:value-type="float">
            <text:p>-0.0199986667</text:p>
          </table:table-cell>
          <table:table-cell office:value-type="float" office:value="3.80096578598" calcext:value-type="float">
            <text:p>3.800965786</text:p>
          </table:table-cell>
          <table:table-cell office:value-type="float" office:value="-1.55186450481" calcext:value-type="float">
            <text:p>-1.5518645048</text:p>
          </table:table-cell>
          <table:table-cell office:value-type="float" office:value="4.82024812698" calcext:value-type="float">
            <text:p>4.820248127</text:p>
          </table:table-cell>
          <table:table-cell office:value-type="float" office:value="3.05096578598" calcext:value-type="float">
            <text:p>3.050965786</text:p>
          </table:table-cell>
          <table:table-cell office:value-type="float" office:value="-1.55186450481" calcext:value-type="float">
            <text:p>-1.5518645048</text:p>
          </table:table-cell>
          <table:table-cell office:value-type="float" office:value="4.82024812698" calcext:value-type="float">
            <text:p>4.820248127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3.064" calcext:value-type="float">
            <text:p>3.064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18998856854" calcext:value-type="float">
            <text:p>-0.0189988569</text:p>
          </table:table-cell>
          <table:table-cell office:value-type="float" office:value="3.8147482872" calcext:value-type="float">
            <text:p>3.8147482872</text:p>
          </table:table-cell>
          <table:table-cell office:value-type="float" office:value="-1.55029225349" calcext:value-type="float">
            <text:p>-1.5502922535</text:p>
          </table:table-cell>
          <table:table-cell office:value-type="float" office:value="4.82827234268" calcext:value-type="float">
            <text:p>4.8282723427</text:p>
          </table:table-cell>
          <table:table-cell office:value-type="float" office:value="3.0647482872" calcext:value-type="float">
            <text:p>3.0647482872</text:p>
          </table:table-cell>
          <table:table-cell office:value-type="float" office:value="-1.55029225349" calcext:value-type="float">
            <text:p>-1.5502922535</text:p>
          </table:table-cell>
          <table:table-cell office:value-type="float" office:value="4.82827234268" calcext:value-type="float">
            <text:p>4.8282723427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3.097" calcext:value-type="float">
            <text:p>3.097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18998856854" calcext:value-type="float">
            <text:p>-0.0189988569</text:p>
          </table:table-cell>
          <table:table-cell office:value-type="float" office:value="3.8274769783" calcext:value-type="float">
            <text:p>3.8274769783</text:p>
          </table:table-cell>
          <table:table-cell office:value-type="float" office:value="-1.54947018623" calcext:value-type="float">
            <text:p>-1.5494701862</text:p>
          </table:table-cell>
          <table:table-cell office:value-type="float" office:value="4.79435825348" calcext:value-type="float">
            <text:p>4.7943582535</text:p>
          </table:table-cell>
          <table:table-cell office:value-type="float" office:value="3.0774769783" calcext:value-type="float">
            <text:p>3.0774769783</text:p>
          </table:table-cell>
          <table:table-cell office:value-type="float" office:value="-1.54947018623" calcext:value-type="float">
            <text:p>-1.5494701862</text:p>
          </table:table-cell>
          <table:table-cell office:value-type="float" office:value="4.79435825348" calcext:value-type="float">
            <text:p>4.7943582535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3.13" calcext:value-type="float">
            <text:p>3.13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18998856854" calcext:value-type="float">
            <text:p>-0.0189988569</text:p>
          </table:table-cell>
          <table:table-cell office:value-type="float" office:value="3.84035205841" calcext:value-type="float">
            <text:p>3.8403520584</text:p>
          </table:table-cell>
          <table:table-cell office:value-type="float" office:value="-1.54867947102" calcext:value-type="float">
            <text:p>-1.548679471</text:p>
          </table:table-cell>
          <table:table-cell office:value-type="float" office:value="4.7595205307" calcext:value-type="float">
            <text:p>4.7595205307</text:p>
          </table:table-cell>
          <table:table-cell office:value-type="float" office:value="3.09035205841" calcext:value-type="float">
            <text:p>3.0903520584</text:p>
          </table:table-cell>
          <table:table-cell office:value-type="float" office:value="-1.54867947102" calcext:value-type="float">
            <text:p>-1.548679471</text:p>
          </table:table-cell>
          <table:table-cell office:value-type="float" office:value="4.7595205307" calcext:value-type="float">
            <text:p>4.7595205307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3.163" calcext:value-type="float">
            <text:p>3.163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18998856854" calcext:value-type="float">
            <text:p>-0.0189988569</text:p>
          </table:table-cell>
          <table:table-cell office:value-type="float" office:value="3.85382437706" calcext:value-type="float">
            <text:p>3.8538243771</text:p>
          </table:table-cell>
          <table:table-cell office:value-type="float" office:value="-1.54703533649" calcext:value-type="float">
            <text:p>-1.5470353365</text:p>
          </table:table-cell>
          <table:table-cell office:value-type="float" office:value="4.78584623337" calcext:value-type="float">
            <text:p>4.7858462334</text:p>
          </table:table-cell>
          <table:table-cell office:value-type="float" office:value="3.10382437706" calcext:value-type="float">
            <text:p>3.1038243771</text:p>
          </table:table-cell>
          <table:table-cell office:value-type="float" office:value="-1.54703533649" calcext:value-type="float">
            <text:p>-1.5470353365</text:p>
          </table:table-cell>
          <table:table-cell office:value-type="float" office:value="4.78584623337" calcext:value-type="float">
            <text:p>4.785846233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3.197" calcext:value-type="float">
            <text:p>3.197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184989447472" calcext:value-type="float">
            <text:p>-0.0184989447</text:p>
          </table:table-cell>
          <table:table-cell office:value-type="float" office:value="3.8685863018" calcext:value-type="float">
            <text:p>3.8685863018</text:p>
          </table:table-cell>
          <table:table-cell office:value-type="float" office:value="-1.54637014866" calcext:value-type="float">
            <text:p>-1.5463701487</text:p>
          </table:table-cell>
          <table:table-cell office:value-type="float" office:value="4.76082086563" calcext:value-type="float">
            <text:p>4.7608208656</text:p>
          </table:table-cell>
          <table:table-cell office:value-type="float" office:value="3.1185863018" calcext:value-type="float">
            <text:p>3.1185863018</text:p>
          </table:table-cell>
          <table:table-cell office:value-type="float" office:value="-1.54637014866" calcext:value-type="float">
            <text:p>-1.5463701487</text:p>
          </table:table-cell>
          <table:table-cell office:value-type="float" office:value="4.76082086563" calcext:value-type="float">
            <text:p>4.7608208656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3.231" calcext:value-type="float">
            <text:p>3.23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84989447472" calcext:value-type="float">
            <text:p>-0.0184989447</text:p>
          </table:table-cell>
          <table:table-cell office:value-type="float" office:value="3.8829369545" calcext:value-type="float">
            <text:p>3.8829369545</text:p>
          </table:table-cell>
          <table:table-cell office:value-type="float" office:value="-1.54627633095" calcext:value-type="float">
            <text:p>-1.546276331</text:p>
          </table:table-cell>
          <table:table-cell office:value-type="float" office:value="4.69758701324" calcext:value-type="float">
            <text:p>4.6975870132</text:p>
          </table:table-cell>
          <table:table-cell office:value-type="float" office:value="3.1329369545" calcext:value-type="float">
            <text:p>3.1329369545</text:p>
          </table:table-cell>
          <table:table-cell office:value-type="float" office:value="-1.54627633095" calcext:value-type="float">
            <text:p>-1.546276331</text:p>
          </table:table-cell>
          <table:table-cell office:value-type="float" office:value="4.69758701324" calcext:value-type="float">
            <text:p>4.6975870132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3.265" calcext:value-type="float">
            <text:p>3.265</text:p>
          </table:table-cell>
          <table:table-cell office:value-type="float" office:value="-0.051" calcext:value-type="float">
            <text:p>-0.051</text:p>
          </table:table-cell>
          <table:table-cell office:value-type="float" office:value="-0.0174991067845" calcext:value-type="float">
            <text:p>-0.0174991068</text:p>
          </table:table-cell>
          <table:table-cell office:value-type="float" office:value="3.89598441124" calcext:value-type="float">
            <text:p>3.8959844112</text:p>
          </table:table-cell>
          <table:table-cell office:value-type="float" office:value="-1.54541110992" calcext:value-type="float">
            <text:p>-1.5454111099</text:p>
          </table:table-cell>
          <table:table-cell office:value-type="float" office:value="4.68544197083" calcext:value-type="float">
            <text:p>4.6854419708</text:p>
          </table:table-cell>
          <table:table-cell office:value-type="float" office:value="3.14598441124" calcext:value-type="float">
            <text:p>3.1459844112</text:p>
          </table:table-cell>
          <table:table-cell office:value-type="float" office:value="-1.54541110992" calcext:value-type="float">
            <text:p>-1.5454111099</text:p>
          </table:table-cell>
          <table:table-cell office:value-type="float" office:value="4.68544197083" calcext:value-type="float">
            <text:p>4.6854419708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3.299" calcext:value-type="float">
            <text:p>3.299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0169991811785" calcext:value-type="float">
            <text:p>-0.0169991812</text:p>
          </table:table-cell>
          <table:table-cell office:value-type="float" office:value="3.90926480293" calcext:value-type="float">
            <text:p>3.9092648029</text:p>
          </table:table-cell>
          <table:table-cell office:value-type="float" office:value="-1.54454469681" calcext:value-type="float">
            <text:p>-1.5445446968</text:p>
          </table:table-cell>
          <table:table-cell office:value-type="float" office:value="4.68137168884" calcext:value-type="float">
            <text:p>4.6813716888</text:p>
          </table:table-cell>
          <table:table-cell office:value-type="float" office:value="3.15926480293" calcext:value-type="float">
            <text:p>3.1592648029</text:p>
          </table:table-cell>
          <table:table-cell office:value-type="float" office:value="-1.54454469681" calcext:value-type="float">
            <text:p>-1.5445446968</text:p>
          </table:table-cell>
          <table:table-cell office:value-type="float" office:value="4.68137168884" calcext:value-type="float">
            <text:p>4.68137168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333" calcext:value-type="float">
            <text:p>3.333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169991811785" calcext:value-type="float">
            <text:p>-0.0169991812</text:p>
          </table:table-cell>
          <table:table-cell office:value-type="float" office:value="3.9224421978" calcext:value-type="float">
            <text:p>3.9224421978</text:p>
          </table:table-cell>
          <table:table-cell office:value-type="float" office:value="-1.54442942142" calcext:value-type="float">
            <text:p>-1.5444294214</text:p>
          </table:table-cell>
          <table:table-cell office:value-type="float" office:value="4.64073419571" calcext:value-type="float">
            <text:p>4.6407341957</text:p>
          </table:table-cell>
          <table:table-cell office:value-type="float" office:value="3.1724421978" calcext:value-type="float">
            <text:p>3.1724421978</text:p>
          </table:table-cell>
          <table:table-cell office:value-type="float" office:value="-1.54442942142" calcext:value-type="float">
            <text:p>-1.5444294214</text:p>
          </table:table-cell>
          <table:table-cell office:value-type="float" office:value="4.64073419571" calcext:value-type="float">
            <text:p>4.6407341957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3.367" calcext:value-type="float">
            <text:p>3.367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169991811785" calcext:value-type="float">
            <text:p>-0.0169991812</text:p>
          </table:table-cell>
          <table:table-cell office:value-type="float" office:value="3.93456959724" calcext:value-type="float">
            <text:p>3.9345695972</text:p>
          </table:table-cell>
          <table:table-cell office:value-type="float" office:value="-1.54437875748" calcext:value-type="float">
            <text:p>-1.5443787575</text:p>
          </table:table-cell>
          <table:table-cell office:value-type="float" office:value="4.62074756622" calcext:value-type="float">
            <text:p>4.6207475662</text:p>
          </table:table-cell>
          <table:table-cell office:value-type="float" office:value="3.18456959724" calcext:value-type="float">
            <text:p>3.1845695972</text:p>
          </table:table-cell>
          <table:table-cell office:value-type="float" office:value="-1.54437875748" calcext:value-type="float">
            <text:p>-1.5443787575</text:p>
          </table:table-cell>
          <table:table-cell office:value-type="float" office:value="4.62074756622" calcext:value-type="float">
            <text:p>4.620747566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3.401" calcext:value-type="float">
            <text:p>3.401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174991067845" calcext:value-type="float">
            <text:p>-0.0174991068</text:p>
          </table:table-cell>
          <table:table-cell office:value-type="float" office:value="3.9465405941" calcext:value-type="float">
            <text:p>3.9465405941</text:p>
          </table:table-cell>
          <table:table-cell office:value-type="float" office:value="-1.5447576046" calcext:value-type="float">
            <text:p>-1.5447576046</text:p>
          </table:table-cell>
          <table:table-cell office:value-type="float" office:value="4.61261177063" calcext:value-type="float">
            <text:p>4.6126117706</text:p>
          </table:table-cell>
          <table:table-cell office:value-type="float" office:value="3.1965405941" calcext:value-type="float">
            <text:p>3.1965405941</text:p>
          </table:table-cell>
          <table:table-cell office:value-type="float" office:value="-1.5447576046" calcext:value-type="float">
            <text:p>-1.5447576046</text:p>
          </table:table-cell>
          <table:table-cell office:value-type="float" office:value="4.61261177063" calcext:value-type="float">
            <text:p>4.6126117706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3.434" calcext:value-type="float">
            <text:p>3.434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0179990280157" calcext:value-type="float">
            <text:p>-0.017999028</text:p>
          </table:table-cell>
          <table:table-cell office:value-type="float" office:value="3.95949268341" calcext:value-type="float">
            <text:p>3.9594926834</text:p>
          </table:table-cell>
          <table:table-cell office:value-type="float" office:value="-1.54580998421" calcext:value-type="float">
            <text:p>-1.5458099842</text:p>
          </table:table-cell>
          <table:table-cell office:value-type="float" office:value="4.58969831467" calcext:value-type="float">
            <text:p>4.5896983147</text:p>
          </table:table-cell>
          <table:table-cell office:value-type="float" office:value="3.20949268341" calcext:value-type="float">
            <text:p>3.2094926834</text:p>
          </table:table-cell>
          <table:table-cell office:value-type="float" office:value="-1.54580998421" calcext:value-type="float">
            <text:p>-1.5458099842</text:p>
          </table:table-cell>
          <table:table-cell office:value-type="float" office:value="4.58969831467" calcext:value-type="float">
            <text:p>4.5896983147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3.467" calcext:value-type="float">
            <text:p>3.467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184989447472" calcext:value-type="float">
            <text:p>-0.0184989447</text:p>
          </table:table-cell>
          <table:table-cell office:value-type="float" office:value="3.97236132622" calcext:value-type="float">
            <text:p>3.9723613262</text:p>
          </table:table-cell>
          <table:table-cell office:value-type="float" office:value="-1.54484558105" calcext:value-type="float">
            <text:p>-1.5448455811</text:p>
          </table:table-cell>
          <table:table-cell office:value-type="float" office:value="4.59173870087" calcext:value-type="float">
            <text:p>4.5917387009</text:p>
          </table:table-cell>
          <table:table-cell office:value-type="float" office:value="3.22236132622" calcext:value-type="float">
            <text:p>3.2223613262</text:p>
          </table:table-cell>
          <table:table-cell office:value-type="float" office:value="-1.54484558105" calcext:value-type="float">
            <text:p>-1.5448455811</text:p>
          </table:table-cell>
          <table:table-cell office:value-type="float" office:value="4.59173870087" calcext:value-type="float">
            <text:p>4.591738700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3.501" calcext:value-type="float">
            <text:p>3.50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79990280157" calcext:value-type="float">
            <text:p>-0.017999028</text:p>
          </table:table-cell>
          <table:table-cell office:value-type="float" office:value="3.98379421234" calcext:value-type="float">
            <text:p>3.9837942123</text:p>
          </table:table-cell>
          <table:table-cell office:value-type="float" office:value="-1.5443212986" calcext:value-type="float">
            <text:p>-1.5443212986</text:p>
          </table:table-cell>
          <table:table-cell office:value-type="float" office:value="4.57210969925" calcext:value-type="float">
            <text:p>4.5721096993</text:p>
          </table:table-cell>
          <table:table-cell office:value-type="float" office:value="3.23379421234" calcext:value-type="float">
            <text:p>3.2337942123</text:p>
          </table:table-cell>
          <table:table-cell office:value-type="float" office:value="-1.5443212986" calcext:value-type="float">
            <text:p>-1.5443212986</text:p>
          </table:table-cell>
          <table:table-cell office:value-type="float" office:value="4.57210969925" calcext:value-type="float">
            <text:p>4.5721096993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3.536" calcext:value-type="float">
            <text:p>3.536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179990280157" calcext:value-type="float">
            <text:p>-0.017999028</text:p>
          </table:table-cell>
          <table:table-cell office:value-type="float" office:value="3.9968752861" calcext:value-type="float">
            <text:p>3.9968752861</text:p>
          </table:table-cell>
          <table:table-cell office:value-type="float" office:value="-1.54382681847" calcext:value-type="float">
            <text:p>-1.5438268185</text:p>
          </table:table-cell>
          <table:table-cell office:value-type="float" office:value="4.58402061462" calcext:value-type="float">
            <text:p>4.5840206146</text:p>
          </table:table-cell>
          <table:table-cell office:value-type="float" office:value="3.2468752861" calcext:value-type="float">
            <text:p>3.2468752861</text:p>
          </table:table-cell>
          <table:table-cell office:value-type="float" office:value="-1.54382681847" calcext:value-type="float">
            <text:p>-1.5438268185</text:p>
          </table:table-cell>
          <table:table-cell office:value-type="float" office:value="4.58402061462" calcext:value-type="float">
            <text:p>4.5840206146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3.571" calcext:value-type="float">
            <text:p>3.571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184989447472" calcext:value-type="float">
            <text:p>-0.0184989447</text:p>
          </table:table-cell>
          <table:table-cell office:value-type="float" office:value="4.01090192795" calcext:value-type="float">
            <text:p>4.010901928</text:p>
          </table:table-cell>
          <table:table-cell office:value-type="float" office:value="-1.54241156578" calcext:value-type="float">
            <text:p>-1.5424115658</text:p>
          </table:table-cell>
          <table:table-cell office:value-type="float" office:value="4.66548538208" calcext:value-type="float">
            <text:p>4.6654853821</text:p>
          </table:table-cell>
          <table:table-cell office:value-type="float" office:value="3.26090192795" calcext:value-type="float">
            <text:p>3.260901928</text:p>
          </table:table-cell>
          <table:table-cell office:value-type="float" office:value="-1.54241156578" calcext:value-type="float">
            <text:p>-1.5424115658</text:p>
          </table:table-cell>
          <table:table-cell office:value-type="float" office:value="4.66548538208" calcext:value-type="float">
            <text:p>4.6654853821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3.606" calcext:value-type="float">
            <text:p>3.606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0174991067845" calcext:value-type="float">
            <text:p>-0.0174991068</text:p>
          </table:table-cell>
          <table:table-cell office:value-type="float" office:value="4.02526068687" calcext:value-type="float">
            <text:p>4.0252606869</text:p>
          </table:table-cell>
          <table:table-cell office:value-type="float" office:value="-1.54161727428" calcext:value-type="float">
            <text:p>-1.5416172743</text:p>
          </table:table-cell>
          <table:table-cell office:value-type="float" office:value="4.72972679138" calcext:value-type="float">
            <text:p>4.7297267914</text:p>
          </table:table-cell>
          <table:table-cell office:value-type="float" office:value="3.27526068687" calcext:value-type="float">
            <text:p>3.2752606869</text:p>
          </table:table-cell>
          <table:table-cell office:value-type="float" office:value="-1.54161727428" calcext:value-type="float">
            <text:p>-1.5416172743</text:p>
          </table:table-cell>
          <table:table-cell office:value-type="float" office:value="4.72972679138" calcext:value-type="float">
            <text:p>4.7297267914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3.642" calcext:value-type="float">
            <text:p>3.642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174991067845" calcext:value-type="float">
            <text:p>-0.0174991068</text:p>
          </table:table-cell>
          <table:table-cell office:value-type="float" office:value="4.03841519356" calcext:value-type="float">
            <text:p>4.0384151936</text:p>
          </table:table-cell>
          <table:table-cell office:value-type="float" office:value="-1.54134142399" calcext:value-type="float">
            <text:p>-1.541341424</text:p>
          </table:table-cell>
          <table:table-cell office:value-type="float" office:value="4.75577163696" calcext:value-type="float">
            <text:p>4.755771637</text:p>
          </table:table-cell>
          <table:table-cell office:value-type="float" office:value="3.28841519356" calcext:value-type="float">
            <text:p>3.2884151936</text:p>
          </table:table-cell>
          <table:table-cell office:value-type="float" office:value="-1.54134142399" calcext:value-type="float">
            <text:p>-1.541341424</text:p>
          </table:table-cell>
          <table:table-cell office:value-type="float" office:value="4.75577163696" calcext:value-type="float">
            <text:p>4.7557716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77" calcext:value-type="float">
            <text:p>3.677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179990280157" calcext:value-type="float">
            <text:p>-0.017999028</text:p>
          </table:table-cell>
          <table:table-cell office:value-type="float" office:value="4.0506567955" calcext:value-type="float">
            <text:p>4.0506567955</text:p>
          </table:table-cell>
          <table:table-cell office:value-type="float" office:value="-1.54017317295" calcext:value-type="float">
            <text:p>-1.540173173</text:p>
          </table:table-cell>
          <table:table-cell office:value-type="float" office:value="4.84866905212" calcext:value-type="float">
            <text:p>4.8486690521</text:p>
          </table:table-cell>
          <table:table-cell office:value-type="float" office:value="3.3006567955" calcext:value-type="float">
            <text:p>3.3006567955</text:p>
          </table:table-cell>
          <table:table-cell office:value-type="float" office:value="-1.54017317295" calcext:value-type="float">
            <text:p>-1.540173173</text:p>
          </table:table-cell>
          <table:table-cell office:value-type="float" office:value="4.84866905212" calcext:value-type="float">
            <text:p>4.8486690521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3.713" calcext:value-type="float">
            <text:p>3.713</text:p>
          </table:table-cell>
          <table:table-cell office:value-type="float" office:value="-0.067" calcext:value-type="float">
            <text:p>-0.067</text:p>
          </table:table-cell>
          <table:table-cell office:value-type="float" office:value="-0.019498764211" calcext:value-type="float">
            <text:p>-0.0194987642</text:p>
          </table:table-cell>
          <table:table-cell office:value-type="float" office:value="4.06280064583" calcext:value-type="float">
            <text:p>4.0628006458</text:p>
          </table:table-cell>
          <table:table-cell office:value-type="float" office:value="-1.53801369667" calcext:value-type="float">
            <text:p>-1.5380136967</text:p>
          </table:table-cell>
          <table:table-cell office:value-type="float" office:value="4.99024534225" calcext:value-type="float">
            <text:p>4.9902453423</text:p>
          </table:table-cell>
          <table:table-cell office:value-type="float" office:value="3.31280064583" calcext:value-type="float">
            <text:p>3.3128006458</text:p>
          </table:table-cell>
          <table:table-cell office:value-type="float" office:value="-1.53801369667" calcext:value-type="float">
            <text:p>-1.5380136967</text:p>
          </table:table-cell>
          <table:table-cell office:value-type="float" office:value="4.99024534225" calcext:value-type="float">
            <text:p>4.9902453423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.757" calcext:value-type="float">
            <text:p>3.757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020498564176" calcext:value-type="float">
            <text:p>-0.0204985642</text:p>
          </table:table-cell>
          <table:table-cell office:value-type="float" office:value="4.07570457458" calcext:value-type="float">
            <text:p>4.0757045746</text:p>
          </table:table-cell>
          <table:table-cell office:value-type="float" office:value="-1.53686130047" calcext:value-type="float">
            <text:p>-1.5368613005</text:p>
          </table:table-cell>
          <table:table-cell office:value-type="float" office:value="5.08824682236" calcext:value-type="float">
            <text:p>5.0882468224</text:p>
          </table:table-cell>
          <table:table-cell office:value-type="float" office:value="3.32570457458" calcext:value-type="float">
            <text:p>3.3257045746</text:p>
          </table:table-cell>
          <table:table-cell office:value-type="float" office:value="-1.53686130047" calcext:value-type="float">
            <text:p>-1.5368613005</text:p>
          </table:table-cell>
          <table:table-cell office:value-type="float" office:value="5.08824682236" calcext:value-type="float">
            <text:p>5.0882468224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3.787" calcext:value-type="float">
            <text:p>3.787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199986666933" calcext:value-type="float">
            <text:p>-0.0199986667</text:p>
          </table:table-cell>
          <table:table-cell office:value-type="float" office:value="4.08852553368" calcext:value-type="float">
            <text:p>4.0885255337</text:p>
          </table:table-cell>
          <table:table-cell office:value-type="float" office:value="-1.53460764885" calcext:value-type="float">
            <text:p>-1.5346076489</text:p>
          </table:table-cell>
          <table:table-cell office:value-type="float" office:value="5.23438596725" calcext:value-type="float">
            <text:p>5.2343859673</text:p>
          </table:table-cell>
          <table:table-cell office:value-type="float" office:value="3.33852553368" calcext:value-type="float">
            <text:p>3.3385255337</text:p>
          </table:table-cell>
          <table:table-cell office:value-type="float" office:value="-1.53460764885" calcext:value-type="float">
            <text:p>-1.5346076489</text:p>
          </table:table-cell>
          <table:table-cell office:value-type="float" office:value="5.23438596725" calcext:value-type="float">
            <text:p>5.2343859673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3.823" calcext:value-type="float">
            <text:p>3.823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020998456534" calcext:value-type="float">
            <text:p>-0.0209984565</text:p>
          </table:table-cell>
          <table:table-cell office:value-type="float" office:value="4.1013879776" calcext:value-type="float">
            <text:p>4.1013879776</text:p>
          </table:table-cell>
          <table:table-cell office:value-type="float" office:value="-1.53244543076" calcext:value-type="float">
            <text:p>-1.5324454308</text:p>
          </table:table-cell>
          <table:table-cell office:value-type="float" office:value="5.39907598495" calcext:value-type="float">
            <text:p>5.399075985</text:p>
          </table:table-cell>
          <table:table-cell office:value-type="float" office:value="3.3513879776" calcext:value-type="float">
            <text:p>3.3513879776</text:p>
          </table:table-cell>
          <table:table-cell office:value-type="float" office:value="-1.53244543076" calcext:value-type="float">
            <text:p>-1.5324454308</text:p>
          </table:table-cell>
          <table:table-cell office:value-type="float" office:value="5.39907598495" calcext:value-type="float">
            <text:p>5.399075985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3.867" calcext:value-type="float">
            <text:p>3.867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0224981016106" calcext:value-type="float">
            <text:p>-0.0224981016</text:p>
          </table:table-cell>
          <table:table-cell office:value-type="float" office:value="4.11388516426" calcext:value-type="float">
            <text:p>4.1138851643</text:p>
          </table:table-cell>
          <table:table-cell office:value-type="float" office:value="-1.53134393692" calcext:value-type="float">
            <text:p>-1.5313439369</text:p>
          </table:table-cell>
          <table:table-cell office:value-type="float" office:value="5.52843809128" calcext:value-type="float">
            <text:p>5.5284380913</text:p>
          </table:table-cell>
          <table:table-cell office:value-type="float" office:value="3.36388516426" calcext:value-type="float">
            <text:p>3.3638851643</text:p>
          </table:table-cell>
          <table:table-cell office:value-type="float" office:value="-1.53134393692" calcext:value-type="float">
            <text:p>-1.5313439369</text:p>
          </table:table-cell>
          <table:table-cell office:value-type="float" office:value="5.52843809128" calcext:value-type="float">
            <text:p>5.5284380913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3.897" calcext:value-type="float">
            <text:p>3.897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234978370806" calcext:value-type="float">
            <text:p>-0.0234978371</text:p>
          </table:table-cell>
          <table:table-cell office:value-type="float" office:value="4.12675142288" calcext:value-type="float">
            <text:p>4.1267514229</text:p>
          </table:table-cell>
          <table:table-cell office:value-type="float" office:value="-1.52971184254" calcext:value-type="float">
            <text:p>-1.5297118425</text:p>
          </table:table-cell>
          <table:table-cell office:value-type="float" office:value="5.6900229454" calcext:value-type="float">
            <text:p>5.6900229454</text:p>
          </table:table-cell>
          <table:table-cell office:value-type="float" office:value="3.37675142288" calcext:value-type="float">
            <text:p>3.3767514229</text:p>
          </table:table-cell>
          <table:table-cell office:value-type="float" office:value="-1.52971184254" calcext:value-type="float">
            <text:p>-1.5297118425</text:p>
          </table:table-cell>
          <table:table-cell office:value-type="float" office:value="5.6900229454" calcext:value-type="float">
            <text:p>5.6900229454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3.934" calcext:value-type="float">
            <text:p>3.934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249973959147" calcext:value-type="float">
            <text:p>-0.0249973959</text:p>
          </table:table-cell>
          <table:table-cell office:value-type="float" office:value="4.13918304443" calcext:value-type="float">
            <text:p>4.1391830444</text:p>
          </table:table-cell>
          <table:table-cell office:value-type="float" office:value="-1.52692461014" calcext:value-type="float">
            <text:p>-1.5269246101</text:p>
          </table:table-cell>
          <table:table-cell office:value-type="float" office:value="5.9140124321" calcext:value-type="float">
            <text:p>5.9140124321</text:p>
          </table:table-cell>
          <table:table-cell office:value-type="float" office:value="3.38918304443" calcext:value-type="float">
            <text:p>3.3891830444</text:p>
          </table:table-cell>
          <table:table-cell office:value-type="float" office:value="-1.52692461014" calcext:value-type="float">
            <text:p>-1.5269246101</text:p>
          </table:table-cell>
          <table:table-cell office:value-type="float" office:value="5.9140124321" calcext:value-type="float">
            <text:p>5.914012432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.971" calcext:value-type="float">
            <text:p>3.971</text:p>
          </table:table-cell>
          <table:table-cell office:value-type="float" office:value="-0.079" calcext:value-type="float">
            <text:p>-0.079</text:p>
          </table:table-cell>
          <table:table-cell office:value-type="float" office:value="-0.0259970707657" calcext:value-type="float">
            <text:p>-0.0259970708</text:p>
          </table:table-cell>
          <table:table-cell office:value-type="float" office:value="4.15090346336" calcext:value-type="float">
            <text:p>4.1509034634</text:p>
          </table:table-cell>
          <table:table-cell office:value-type="float" office:value="-1.52398359776" calcext:value-type="float">
            <text:p>-1.5239835978</text:p>
          </table:table-cell>
          <table:table-cell office:value-type="float" office:value="6.1350736618" calcext:value-type="float">
            <text:p>6.1350736618</text:p>
          </table:table-cell>
          <table:table-cell office:value-type="float" office:value="3.40090346336" calcext:value-type="float">
            <text:p>3.4009034634</text:p>
          </table:table-cell>
          <table:table-cell office:value-type="float" office:value="-1.52398359776" calcext:value-type="float">
            <text:p>-1.5239835978</text:p>
          </table:table-cell>
          <table:table-cell office:value-type="float" office:value="6.1350736618" calcext:value-type="float">
            <text:p>6.1350736618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4.007" calcext:value-type="float">
            <text:p>4.007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284961419692" calcext:value-type="float">
            <text:p>-0.028496142</text:p>
          </table:table-cell>
          <table:table-cell office:value-type="float" office:value="4.16424798965" calcext:value-type="float">
            <text:p>4.1642479897</text:p>
          </table:table-cell>
          <table:table-cell office:value-type="float" office:value="-1.52123129368" calcext:value-type="float">
            <text:p>-1.5212312937</text:p>
          </table:table-cell>
          <table:table-cell office:value-type="float" office:value="6.34492874146" calcext:value-type="float">
            <text:p>6.3449287415</text:p>
          </table:table-cell>
          <table:table-cell office:value-type="float" office:value="3.41424798965" calcext:value-type="float">
            <text:p>3.4142479897</text:p>
          </table:table-cell>
          <table:table-cell office:value-type="float" office:value="-1.52123129368" calcext:value-type="float">
            <text:p>-1.5212312937</text:p>
          </table:table-cell>
          <table:table-cell office:value-type="float" office:value="6.34492874146" calcext:value-type="float">
            <text:p>6.34492874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042" calcext:value-type="float">
            <text:p>4.042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319945389463" calcext:value-type="float">
            <text:p>-0.0319945389</text:p>
          </table:table-cell>
          <table:table-cell office:value-type="float" office:value="4.17589068413" calcext:value-type="float">
            <text:p>4.1758906841</text:p>
          </table:table-cell>
          <table:table-cell office:value-type="float" office:value="-1.51869440079" calcext:value-type="float">
            <text:p>-1.5186944008</text:p>
          </table:table-cell>
          <table:table-cell office:value-type="float" office:value="6.56524324417" calcext:value-type="float">
            <text:p>6.5652432442</text:p>
          </table:table-cell>
          <table:table-cell office:value-type="float" office:value="3.42589068413" calcext:value-type="float">
            <text:p>3.4258906841</text:p>
          </table:table-cell>
          <table:table-cell office:value-type="float" office:value="-1.51869440079" calcext:value-type="float">
            <text:p>-1.5186944008</text:p>
          </table:table-cell>
          <table:table-cell office:value-type="float" office:value="6.56524324417" calcext:value-type="float">
            <text:p>6.5652432442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4.078" calcext:value-type="float">
            <text:p>4.078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0349928546043" calcext:value-type="float">
            <text:p>-0.0349928546</text:p>
          </table:table-cell>
          <table:table-cell office:value-type="float" office:value="4.18795490265" calcext:value-type="float">
            <text:p>4.1879549027</text:p>
          </table:table-cell>
          <table:table-cell office:value-type="float" office:value="-1.51518416405" calcext:value-type="float">
            <text:p>-1.5151841641</text:p>
          </table:table-cell>
          <table:table-cell office:value-type="float" office:value="6.83011198044" calcext:value-type="float">
            <text:p>6.8301119804</text:p>
          </table:table-cell>
          <table:table-cell office:value-type="float" office:value="3.43795490265" calcext:value-type="float">
            <text:p>3.4379549027</text:p>
          </table:table-cell>
          <table:table-cell office:value-type="float" office:value="-1.51518416405" calcext:value-type="float">
            <text:p>-1.5151841641</text:p>
          </table:table-cell>
          <table:table-cell office:value-type="float" office:value="6.83011198044" calcext:value-type="float">
            <text:p>6.8301119804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4.115" calcext:value-type="float">
            <text:p>4.115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0389901142518" calcext:value-type="float">
            <text:p>-0.0389901143</text:p>
          </table:table-cell>
          <table:table-cell office:value-type="float" office:value="4.20009469986" calcext:value-type="float">
            <text:p>4.2000946999</text:p>
          </table:table-cell>
          <table:table-cell office:value-type="float" office:value="-1.51272165775" calcext:value-type="float">
            <text:p>-1.5127216578</text:p>
          </table:table-cell>
          <table:table-cell office:value-type="float" office:value="7.04901361465" calcext:value-type="float">
            <text:p>7.0490136147</text:p>
          </table:table-cell>
          <table:table-cell office:value-type="float" office:value="3.45009469986" calcext:value-type="float">
            <text:p>3.4500946999</text:p>
          </table:table-cell>
          <table:table-cell office:value-type="float" office:value="-1.51272165775" calcext:value-type="float">
            <text:p>-1.5127216578</text:p>
          </table:table-cell>
          <table:table-cell office:value-type="float" office:value="7.04901361465" calcext:value-type="float">
            <text:p>7.0490136147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4.159" calcext:value-type="float">
            <text:p>4.159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424872068846" calcext:value-type="float">
            <text:p>-0.0424872069</text:p>
          </table:table-cell>
          <table:table-cell office:value-type="float" office:value="4.21148777008" calcext:value-type="float">
            <text:p>4.2114877701</text:p>
          </table:table-cell>
          <table:table-cell office:value-type="float" office:value="-1.51060652733" calcext:value-type="float">
            <text:p>-1.5106065273</text:p>
          </table:table-cell>
          <table:table-cell office:value-type="float" office:value="7.25180196762" calcext:value-type="float">
            <text:p>7.2518019676</text:p>
          </table:table-cell>
          <table:table-cell office:value-type="float" office:value="3.46148777008" calcext:value-type="float">
            <text:p>3.4614877701</text:p>
          </table:table-cell>
          <table:table-cell office:value-type="float" office:value="-1.51060652733" calcext:value-type="float">
            <text:p>-1.5106065273</text:p>
          </table:table-cell>
          <table:table-cell office:value-type="float" office:value="7.25180196762" calcext:value-type="float">
            <text:p>7.2518019676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4.188" calcext:value-type="float">
            <text:p>4.188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454843022292" calcext:value-type="float">
            <text:p>-0.0454843022</text:p>
          </table:table-cell>
          <table:table-cell office:value-type="float" office:value="4.22386431694" calcext:value-type="float">
            <text:p>4.2238643169</text:p>
          </table:table-cell>
          <table:table-cell office:value-type="float" office:value="-1.50619697571" calcext:value-type="float">
            <text:p>-1.5061969757</text:p>
          </table:table-cell>
          <table:table-cell office:value-type="float" office:value="7.57016086578" calcext:value-type="float">
            <text:p>7.5701608658</text:p>
          </table:table-cell>
          <table:table-cell office:value-type="float" office:value="3.47386431694" calcext:value-type="float">
            <text:p>3.4738643169</text:p>
          </table:table-cell>
          <table:table-cell office:value-type="float" office:value="-1.50619697571" calcext:value-type="float">
            <text:p>-1.5061969757</text:p>
          </table:table-cell>
          <table:table-cell office:value-type="float" office:value="7.57016086578" calcext:value-type="float">
            <text:p>7.5701608658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4.224" calcext:value-type="float">
            <text:p>4.224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0484809882153" calcext:value-type="float">
            <text:p>-0.0484809882</text:p>
          </table:table-cell>
          <table:table-cell office:value-type="float" office:value="4.23712396622" calcext:value-type="float">
            <text:p>4.2371239662</text:p>
          </table:table-cell>
          <table:table-cell office:value-type="float" office:value="-1.50267505646" calcext:value-type="float">
            <text:p>-1.5026750565</text:p>
          </table:table-cell>
          <table:table-cell office:value-type="float" office:value="7.86839151382" calcext:value-type="float">
            <text:p>7.8683915138</text:p>
          </table:table-cell>
          <table:table-cell office:value-type="float" office:value="3.48712396622" calcext:value-type="float">
            <text:p>3.4871239662</text:p>
          </table:table-cell>
          <table:table-cell office:value-type="float" office:value="-1.50267505646" calcext:value-type="float">
            <text:p>-1.5026750565</text:p>
          </table:table-cell>
          <table:table-cell office:value-type="float" office:value="7.86839151382" calcext:value-type="float">
            <text:p>7.8683915138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4.259" calcext:value-type="float">
            <text:p>4.259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0499791692707" calcext:value-type="float">
            <text:p>-0.0499791693</text:p>
          </table:table-cell>
          <table:table-cell office:value-type="float" office:value="4.24868702888" calcext:value-type="float">
            <text:p>4.2486870289</text:p>
          </table:table-cell>
          <table:table-cell office:value-type="float" office:value="-1.50064170361" calcext:value-type="float">
            <text:p>-1.5006417036</text:p>
          </table:table-cell>
          <table:table-cell office:value-type="float" office:value="8.10910797119" calcext:value-type="float">
            <text:p>8.1091079712</text:p>
          </table:table-cell>
          <table:table-cell office:value-type="float" office:value="3.49868702888" calcext:value-type="float">
            <text:p>3.4986870289</text:p>
          </table:table-cell>
          <table:table-cell office:value-type="float" office:value="-1.50064170361" calcext:value-type="float">
            <text:p>-1.5006417036</text:p>
          </table:table-cell>
          <table:table-cell office:value-type="float" office:value="8.10910797119" calcext:value-type="float">
            <text:p>8.1091079712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4.296" calcext:value-type="float">
            <text:p>4.296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0514772378729" calcext:value-type="float">
            <text:p>-0.0514772379</text:p>
          </table:table-cell>
          <table:table-cell office:value-type="float" office:value="4.25943112373" calcext:value-type="float">
            <text:p>4.2594311237</text:p>
          </table:table-cell>
          <table:table-cell office:value-type="float" office:value="-1.49673831463" calcext:value-type="float">
            <text:p>-1.4967383146</text:p>
          </table:table-cell>
          <table:table-cell office:value-type="float" office:value="8.44835090637" calcext:value-type="float">
            <text:p>8.4483509064</text:p>
          </table:table-cell>
          <table:table-cell office:value-type="float" office:value="3.50943112373" calcext:value-type="float">
            <text:p>3.5094311237</text:p>
          </table:table-cell>
          <table:table-cell office:value-type="float" office:value="-1.49673831463" calcext:value-type="float">
            <text:p>-1.4967383146</text:p>
          </table:table-cell>
          <table:table-cell office:value-type="float" office:value="8.44835090637" calcext:value-type="float">
            <text:p>8.4483509064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4.333" calcext:value-type="float">
            <text:p>4.333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0534744819231" calcext:value-type="float">
            <text:p>-0.0534744819</text:p>
          </table:table-cell>
          <table:table-cell office:value-type="float" office:value="4.27115297318" calcext:value-type="float">
            <text:p>4.2711529732</text:p>
          </table:table-cell>
          <table:table-cell office:value-type="float" office:value="-1.49213051796" calcext:value-type="float">
            <text:p>-1.492130518</text:p>
          </table:table-cell>
          <table:table-cell office:value-type="float" office:value="8.80034065247" calcext:value-type="float">
            <text:p>8.8003406525</text:p>
          </table:table-cell>
          <table:table-cell office:value-type="float" office:value="3.52115297318" calcext:value-type="float">
            <text:p>3.5211529732</text:p>
          </table:table-cell>
          <table:table-cell office:value-type="float" office:value="-1.49213051796" calcext:value-type="float">
            <text:p>-1.492130518</text:p>
          </table:table-cell>
          <table:table-cell office:value-type="float" office:value="8.80034065247" calcext:value-type="float">
            <text:p>8.8003406525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4.369" calcext:value-type="float">
            <text:p>4.369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0554715120754" calcext:value-type="float">
            <text:p>-0.0554715121</text:p>
          </table:table-cell>
          <table:table-cell office:value-type="float" office:value="4.28346300125" calcext:value-type="float">
            <text:p>4.2834630013</text:p>
          </table:table-cell>
          <table:table-cell office:value-type="float" office:value="-1.48834061623" calcext:value-type="float">
            <text:p>-1.4883406162</text:p>
          </table:table-cell>
          <table:table-cell office:value-type="float" office:value="9.0837726593" calcext:value-type="float">
            <text:p>9.0837726593</text:p>
          </table:table-cell>
          <table:table-cell office:value-type="float" office:value="3.53346300125" calcext:value-type="float">
            <text:p>3.5334630013</text:p>
          </table:table-cell>
          <table:table-cell office:value-type="float" office:value="-1.48834061623" calcext:value-type="float">
            <text:p>-1.4883406162</text:p>
          </table:table-cell>
          <table:table-cell office:value-type="float" office:value="9.0837726593" calcext:value-type="float">
            <text:p>9.08377265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406" calcext:value-type="float">
            <text:p>4.406</text:p>
          </table:table-cell>
          <table:table-cell office:value-type="float" office:value="-0.116" calcext:value-type="float">
            <text:p>-0.116</text:p>
          </table:table-cell>
          <table:table-cell office:value-type="float" office:value="-0.0584666387715" calcext:value-type="float">
            <text:p>-0.0584666388</text:p>
          </table:table-cell>
          <table:table-cell office:value-type="float" office:value="4.29442167282" calcext:value-type="float">
            <text:p>4.2944216728</text:p>
          </table:table-cell>
          <table:table-cell office:value-type="float" office:value="-1.48392307758" calcext:value-type="float">
            <text:p>-1.4839230776</text:p>
          </table:table-cell>
          <table:table-cell office:value-type="float" office:value="9.41000175476" calcext:value-type="float">
            <text:p>9.4100017548</text:p>
          </table:table-cell>
          <table:table-cell office:value-type="float" office:value="3.54442167282" calcext:value-type="float">
            <text:p>3.5444216728</text:p>
          </table:table-cell>
          <table:table-cell office:value-type="float" office:value="-1.48392307758" calcext:value-type="float">
            <text:p>-1.4839230776</text:p>
          </table:table-cell>
          <table:table-cell office:value-type="float" office:value="9.41000175476" calcext:value-type="float">
            <text:p>9.4100017548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4.442" calcext:value-type="float">
            <text:p>4.442</text:p>
          </table:table-cell>
          <table:table-cell office:value-type="float" office:value="-0.121" calcext:value-type="float">
            <text:p>-0.121</text:p>
          </table:table-cell>
          <table:table-cell office:value-type="float" office:value="-0.0599640064794" calcext:value-type="float">
            <text:p>-0.0599640065</text:p>
          </table:table-cell>
          <table:table-cell office:value-type="float" office:value="4.30624985695" calcext:value-type="float">
            <text:p>4.306249857</text:p>
          </table:table-cell>
          <table:table-cell office:value-type="float" office:value="-1.47963941097" calcext:value-type="float">
            <text:p>-1.479639411</text:p>
          </table:table-cell>
          <table:table-cell office:value-type="float" office:value="9.76218891144" calcext:value-type="float">
            <text:p>9.7621889114</text:p>
          </table:table-cell>
          <table:table-cell office:value-type="float" office:value="3.55624985695" calcext:value-type="float">
            <text:p>3.556249857</text:p>
          </table:table-cell>
          <table:table-cell office:value-type="float" office:value="-1.47963941097" calcext:value-type="float">
            <text:p>-1.479639411</text:p>
          </table:table-cell>
          <table:table-cell office:value-type="float" office:value="9.76218891144" calcext:value-type="float">
            <text:p>9.7621889114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4.478" calcext:value-type="float">
            <text:p>4.478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0639563182803" calcext:value-type="float">
            <text:p>-0.0639563183</text:p>
          </table:table-cell>
          <table:table-cell office:value-type="float" office:value="4.32009220123" calcext:value-type="float">
            <text:p>4.3200922012</text:p>
          </table:table-cell>
          <table:table-cell office:value-type="float" office:value="-1.47553062439" calcext:value-type="float">
            <text:p>-1.4755306244</text:p>
          </table:table-cell>
          <table:table-cell office:value-type="float" office:value="10.086148262" calcext:value-type="float">
            <text:p>10.086148262</text:p>
          </table:table-cell>
          <table:table-cell office:value-type="float" office:value="3.57009220123" calcext:value-type="float">
            <text:p>3.5700922012</text:p>
          </table:table-cell>
          <table:table-cell office:value-type="float" office:value="-1.47553062439" calcext:value-type="float">
            <text:p>-1.4755306244</text:p>
          </table:table-cell>
          <table:table-cell office:value-type="float" office:value="10.086148262" calcext:value-type="float">
            <text:p>10.086148262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4.514" calcext:value-type="float">
            <text:p>4.514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65952094435" calcext:value-type="float">
            <text:p>-0.0659520944</text:p>
          </table:table-cell>
          <table:table-cell office:value-type="float" office:value="4.33053946495" calcext:value-type="float">
            <text:p>4.330539465</text:p>
          </table:table-cell>
          <table:table-cell office:value-type="float" office:value="-1.47180843353" calcext:value-type="float">
            <text:p>-1.4718084335</text:p>
          </table:table-cell>
          <table:table-cell office:value-type="float" office:value="10.4372110367" calcext:value-type="float">
            <text:p>10.4372110367</text:p>
          </table:table-cell>
          <table:table-cell office:value-type="float" office:value="3.58053946495" calcext:value-type="float">
            <text:p>3.580539465</text:p>
          </table:table-cell>
          <table:table-cell office:value-type="float" office:value="-1.47180843353" calcext:value-type="float">
            <text:p>-1.4718084335</text:p>
          </table:table-cell>
          <table:table-cell office:value-type="float" office:value="10.4372110367" calcext:value-type="float">
            <text:p>10.4372110367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4.55" calcext:value-type="float">
            <text:p>4.55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0679476067814" calcext:value-type="float">
            <text:p>-0.0679476068</text:p>
          </table:table-cell>
          <table:table-cell office:value-type="float" office:value="4.34109473228" calcext:value-type="float">
            <text:p>4.3410947323</text:p>
          </table:table-cell>
          <table:table-cell office:value-type="float" office:value="-1.46770429611" calcext:value-type="float">
            <text:p>-1.4677042961</text:p>
          </table:table-cell>
          <table:table-cell office:value-type="float" office:value="10.7843618393" calcext:value-type="float">
            <text:p>10.7843618393</text:p>
          </table:table-cell>
          <table:table-cell office:value-type="float" office:value="3.59109473228" calcext:value-type="float">
            <text:p>3.5910947323</text:p>
          </table:table-cell>
          <table:table-cell office:value-type="float" office:value="-1.46770429611" calcext:value-type="float">
            <text:p>-1.4677042961</text:p>
          </table:table-cell>
          <table:table-cell office:value-type="float" office:value="10.7843618393" calcext:value-type="float">
            <text:p>10.7843618393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4.586" calcext:value-type="float">
            <text:p>4.586</text:p>
          </table:table-cell>
          <table:table-cell office:value-type="float" office:value="-0.14" calcext:value-type="float">
            <text:p>-0.14</text:p>
          </table:table-cell>
          <table:table-cell office:value-type="float" office:value="-0.0719378081223" calcext:value-type="float">
            <text:p>-0.0719378081</text:p>
          </table:table-cell>
          <table:table-cell office:value-type="float" office:value="4.35212922096" calcext:value-type="float">
            <text:p>4.352129221</text:p>
          </table:table-cell>
          <table:table-cell office:value-type="float" office:value="-1.46288716793" calcext:value-type="float">
            <text:p>-1.4628871679</text:p>
          </table:table-cell>
          <table:table-cell office:value-type="float" office:value="11.1652202606" calcext:value-type="float">
            <text:p>11.1652202606</text:p>
          </table:table-cell>
          <table:table-cell office:value-type="float" office:value="3.60212922096" calcext:value-type="float">
            <text:p>3.602129221</text:p>
          </table:table-cell>
          <table:table-cell office:value-type="float" office:value="-1.46288716793" calcext:value-type="float">
            <text:p>-1.4628871679</text:p>
          </table:table-cell>
          <table:table-cell office:value-type="float" office:value="11.1652202606" calcext:value-type="float">
            <text:p>11.1652202606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.622" calcext:value-type="float">
            <text:p>4.622</text:p>
          </table:table-cell>
          <table:table-cell office:value-type="float" office:value="-0.145" calcext:value-type="float">
            <text:p>-0.145</text:p>
          </table:table-cell>
          <table:table-cell office:value-type="float" office:value="-0.0759268584598" calcext:value-type="float">
            <text:p>-0.0759268585</text:p>
          </table:table-cell>
          <table:table-cell office:value-type="float" office:value="4.3636405468" calcext:value-type="float">
            <text:p>4.3636405468</text:p>
          </table:table-cell>
          <table:table-cell office:value-type="float" office:value="-1.45757484436" calcext:value-type="float">
            <text:p>-1.4575748444</text:p>
          </table:table-cell>
          <table:table-cell office:value-type="float" office:value="11.5816574097" calcext:value-type="float">
            <text:p>11.5816574097</text:p>
          </table:table-cell>
          <table:table-cell office:value-type="float" office:value="3.6136405468" calcext:value-type="float">
            <text:p>3.6136405468</text:p>
          </table:table-cell>
          <table:table-cell office:value-type="float" office:value="-1.45757484436" calcext:value-type="float">
            <text:p>-1.4575748444</text:p>
          </table:table-cell>
          <table:table-cell office:value-type="float" office:value="11.5816574097" calcext:value-type="float">
            <text:p>11.5816574097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4.658" calcext:value-type="float">
            <text:p>4.658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0799146939692" calcext:value-type="float">
            <text:p>-0.079914694</text:p>
          </table:table-cell>
          <table:table-cell office:value-type="float" office:value="4.37265825272" calcext:value-type="float">
            <text:p>4.3726582527</text:p>
          </table:table-cell>
          <table:table-cell office:value-type="float" office:value="-1.45409464836" calcext:value-type="float">
            <text:p>-1.4540946484</text:p>
          </table:table-cell>
          <table:table-cell office:value-type="float" office:value="11.9917068481" calcext:value-type="float">
            <text:p>11.9917068481</text:p>
          </table:table-cell>
          <table:table-cell office:value-type="float" office:value="3.62265825272" calcext:value-type="float">
            <text:p>3.6226582527</text:p>
          </table:table-cell>
          <table:table-cell office:value-type="float" office:value="-1.45409464836" calcext:value-type="float">
            <text:p>-1.4540946484</text:p>
          </table:table-cell>
          <table:table-cell office:value-type="float" office:value="11.9917068481" calcext:value-type="float">
            <text:p>11.9917068481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4.693" calcext:value-type="float">
            <text:p>4.693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0839012508451" calcext:value-type="float">
            <text:p>-0.0839012508</text:p>
          </table:table-cell>
          <table:table-cell office:value-type="float" office:value="4.37956690788" calcext:value-type="float">
            <text:p>4.3795669079</text:p>
          </table:table-cell>
          <table:table-cell office:value-type="float" office:value="-1.45033502579" calcext:value-type="float">
            <text:p>-1.4503350258</text:p>
          </table:table-cell>
          <table:table-cell office:value-type="float" office:value="12.3694562912" calcext:value-type="float">
            <text:p>12.3694562912</text:p>
          </table:table-cell>
          <table:table-cell office:value-type="float" office:value="3.62956690788" calcext:value-type="float">
            <text:p>3.6295669079</text:p>
          </table:table-cell>
          <table:table-cell office:value-type="float" office:value="-1.45033502579" calcext:value-type="float">
            <text:p>-1.4503350258</text:p>
          </table:table-cell>
          <table:table-cell office:value-type="float" office:value="12.3694562912" calcext:value-type="float">
            <text:p>12.3694562912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4.729" calcext:value-type="float">
            <text:p>4.729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085894029862" calcext:value-type="float">
            <text:p>-0.0858940299</text:p>
          </table:table-cell>
          <table:table-cell office:value-type="float" office:value="4.39142107964" calcext:value-type="float">
            <text:p>4.3914210796</text:p>
          </table:table-cell>
          <table:table-cell office:value-type="float" office:value="-1.44548416138" calcext:value-type="float">
            <text:p>-1.4454841614</text:p>
          </table:table-cell>
          <table:table-cell office:value-type="float" office:value="12.7620334625" calcext:value-type="float">
            <text:p>12.7620334625</text:p>
          </table:table-cell>
          <table:table-cell office:value-type="float" office:value="3.64142107964" calcext:value-type="float">
            <text:p>3.6414210796</text:p>
          </table:table-cell>
          <table:table-cell office:value-type="float" office:value="-1.44548416138" calcext:value-type="float">
            <text:p>-1.4454841614</text:p>
          </table:table-cell>
          <table:table-cell office:value-type="float" office:value="12.7620334625" calcext:value-type="float">
            <text:p>12.76203346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765" calcext:value-type="float">
            <text:p>4.765</text:p>
          </table:table-cell>
          <table:table-cell office:value-type="float" office:value="-0.169" calcext:value-type="float">
            <text:p>-0.169</text:p>
          </table:table-cell>
          <table:table-cell office:value-type="float" office:value="-0.0893805616174" calcext:value-type="float">
            <text:p>-0.0893805616</text:p>
          </table:table-cell>
          <table:table-cell office:value-type="float" office:value="4.40202903748" calcext:value-type="float">
            <text:p>4.4020290375</text:p>
          </table:table-cell>
          <table:table-cell office:value-type="float" office:value="-1.43984401226" calcext:value-type="float">
            <text:p>-1.4398440123</text:p>
          </table:table-cell>
          <table:table-cell office:value-type="float" office:value="13.2082901001" calcext:value-type="float">
            <text:p>13.2082901001</text:p>
          </table:table-cell>
          <table:table-cell office:value-type="float" office:value="3.65202903748" calcext:value-type="float">
            <text:p>3.6520290375</text:p>
          </table:table-cell>
          <table:table-cell office:value-type="float" office:value="-1.43984401226" calcext:value-type="float">
            <text:p>-1.4398440123</text:p>
          </table:table-cell>
          <table:table-cell office:value-type="float" office:value="13.2082901001" calcext:value-type="float">
            <text:p>13.2082901001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4.802" calcext:value-type="float">
            <text:p>4.802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0918702735791" calcext:value-type="float">
            <text:p>-0.0918702736</text:p>
          </table:table-cell>
          <table:table-cell office:value-type="float" office:value="4.41295433044" calcext:value-type="float">
            <text:p>4.4129543304</text:p>
          </table:table-cell>
          <table:table-cell office:value-type="float" office:value="-1.43559634686" calcext:value-type="float">
            <text:p>-1.4355963469</text:p>
          </table:table-cell>
          <table:table-cell office:value-type="float" office:value="13.5926523209" calcext:value-type="float">
            <text:p>13.5926523209</text:p>
          </table:table-cell>
          <table:table-cell office:value-type="float" office:value="3.66295433044" calcext:value-type="float">
            <text:p>3.6629543304</text:p>
          </table:table-cell>
          <table:table-cell office:value-type="float" office:value="-1.43559634686" calcext:value-type="float">
            <text:p>-1.4355963469</text:p>
          </table:table-cell>
          <table:table-cell office:value-type="float" office:value="13.5926523209" calcext:value-type="float">
            <text:p>13.5926523209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.837" calcext:value-type="float">
            <text:p>4.837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0948571686346" calcext:value-type="float">
            <text:p>-0.0948571686</text:p>
          </table:table-cell>
          <table:table-cell office:value-type="float" office:value="4.42399907112" calcext:value-type="float">
            <text:p>4.4239990711</text:p>
          </table:table-cell>
          <table:table-cell office:value-type="float" office:value="-1.43044090271" calcext:value-type="float">
            <text:p>-1.4304409027</text:p>
          </table:table-cell>
          <table:table-cell office:value-type="float" office:value="13.968665123" calcext:value-type="float">
            <text:p>13.968665123</text:p>
          </table:table-cell>
          <table:table-cell office:value-type="float" office:value="3.67399907112" calcext:value-type="float">
            <text:p>3.6739990711</text:p>
          </table:table-cell>
          <table:table-cell office:value-type="float" office:value="-1.43044090271" calcext:value-type="float">
            <text:p>-1.4304409027</text:p>
          </table:table-cell>
          <table:table-cell office:value-type="float" office:value="13.968665123" calcext:value-type="float">
            <text:p>13.968665123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4.872" calcext:value-type="float">
            <text:p>4.872</text:p>
          </table:table-cell>
          <table:table-cell office:value-type="float" office:value="-0.189" calcext:value-type="float">
            <text:p>-0.189</text:p>
          </table:table-cell>
          <table:table-cell office:value-type="float" office:value="-0.0993359021057" calcext:value-type="float">
            <text:p>-0.0993359021</text:p>
          </table:table-cell>
          <table:table-cell office:value-type="float" office:value="4.43592000008" calcext:value-type="float">
            <text:p>4.4359200001</text:p>
          </table:table-cell>
          <table:table-cell office:value-type="float" office:value="-1.42528915405" calcext:value-type="float">
            <text:p>-1.4252891541</text:p>
          </table:table-cell>
          <table:table-cell office:value-type="float" office:value="14.3350095749" calcext:value-type="float">
            <text:p>14.3350095749</text:p>
          </table:table-cell>
          <table:table-cell office:value-type="float" office:value="3.68592000008" calcext:value-type="float">
            <text:p>3.6859200001</text:p>
          </table:table-cell>
          <table:table-cell office:value-type="float" office:value="-1.42528915405" calcext:value-type="float">
            <text:p>-1.4252891541</text:p>
          </table:table-cell>
          <table:table-cell office:value-type="float" office:value="14.3350095749" calcext:value-type="float">
            <text:p>14.3350095749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4.907" calcext:value-type="float">
            <text:p>4.907</text:p>
          </table:table-cell>
          <table:table-cell office:value-type="float" office:value="-0.196" calcext:value-type="float">
            <text:p>-0.196</text:p>
          </table:table-cell>
          <table:table-cell office:value-type="float" office:value="-0.104807168829" calcext:value-type="float">
            <text:p>-0.1048071688</text:p>
          </table:table-cell>
          <table:table-cell office:value-type="float" office:value="4.44744181633" calcext:value-type="float">
            <text:p>4.4474418163</text:p>
          </table:table-cell>
          <table:table-cell office:value-type="float" office:value="-1.4205480814" calcext:value-type="float">
            <text:p>-1.4205480814</text:p>
          </table:table-cell>
          <table:table-cell office:value-type="float" office:value="14.6677780151" calcext:value-type="float">
            <text:p>14.6677780151</text:p>
          </table:table-cell>
          <table:table-cell office:value-type="float" office:value="3.69744181633" calcext:value-type="float">
            <text:p>3.6974418163</text:p>
          </table:table-cell>
          <table:table-cell office:value-type="float" office:value="-1.4205480814" calcext:value-type="float">
            <text:p>-1.4205480814</text:p>
          </table:table-cell>
          <table:table-cell office:value-type="float" office:value="14.6677780151" calcext:value-type="float">
            <text:p>14.6677780151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4.942" calcext:value-type="float">
            <text:p>4.942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108287243749" calcext:value-type="float">
            <text:p>-0.1082872437</text:p>
          </table:table-cell>
          <table:table-cell office:value-type="float" office:value="4.45845317841" calcext:value-type="float">
            <text:p>4.4584531784</text:p>
          </table:table-cell>
          <table:table-cell office:value-type="float" office:value="-1.41523694992" calcext:value-type="float">
            <text:p>-1.4152369499</text:p>
          </table:table-cell>
          <table:table-cell office:value-type="float" office:value="14.9873523712" calcext:value-type="float">
            <text:p>14.9873523712</text:p>
          </table:table-cell>
          <table:table-cell office:value-type="float" office:value="3.70845317841" calcext:value-type="float">
            <text:p>3.7084531784</text:p>
          </table:table-cell>
          <table:table-cell office:value-type="float" office:value="-1.41523694992" calcext:value-type="float">
            <text:p>-1.4152369499</text:p>
          </table:table-cell>
          <table:table-cell office:value-type="float" office:value="14.9873523712" calcext:value-type="float">
            <text:p>14.9873523712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4.977" calcext:value-type="float">
            <text:p>4.977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111269110924" calcext:value-type="float">
            <text:p>-0.1112691109</text:p>
          </table:table-cell>
          <table:table-cell office:value-type="float" office:value="4.46857762337" calcext:value-type="float">
            <text:p>4.4685776234</text:p>
          </table:table-cell>
          <table:table-cell office:value-type="float" office:value="-1.41077613831" calcext:value-type="float">
            <text:p>-1.4107761383</text:p>
          </table:table-cell>
          <table:table-cell office:value-type="float" office:value="15.2542438507" calcext:value-type="float">
            <text:p>15.2542438507</text:p>
          </table:table-cell>
          <table:table-cell office:value-type="float" office:value="3.71857762337" calcext:value-type="float">
            <text:p>3.7185776234</text:p>
          </table:table-cell>
          <table:table-cell office:value-type="float" office:value="-1.41077613831" calcext:value-type="float">
            <text:p>-1.4107761383</text:p>
          </table:table-cell>
          <table:table-cell office:value-type="float" office:value="15.2542438507" calcext:value-type="float">
            <text:p>15.2542438507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5.012" calcext:value-type="float">
            <text:p>5.012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13753236402" calcext:value-type="float">
            <text:p>-0.1137532364</text:p>
          </table:table-cell>
          <table:table-cell office:value-type="float" office:value="4.47987174988" calcext:value-type="float">
            <text:p>4.4798717499</text:p>
          </table:table-cell>
          <table:table-cell office:value-type="float" office:value="-1.40664851665" calcext:value-type="float">
            <text:p>-1.4066485167</text:p>
          </table:table-cell>
          <table:table-cell office:value-type="float" office:value="15.4731311798" calcext:value-type="float">
            <text:p>15.4731311798</text:p>
          </table:table-cell>
          <table:table-cell office:value-type="float" office:value="3.72987174988" calcext:value-type="float">
            <text:p>3.7298717499</text:p>
          </table:table-cell>
          <table:table-cell office:value-type="float" office:value="-1.40664851665" calcext:value-type="float">
            <text:p>-1.4066485167</text:p>
          </table:table-cell>
          <table:table-cell office:value-type="float" office:value="15.4731311798" calcext:value-type="float">
            <text:p>15.4731311798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5.046" calcext:value-type="float">
            <text:p>5.046</text:p>
          </table:table-cell>
          <table:table-cell office:value-type="float" office:value="-0.228" calcext:value-type="float">
            <text:p>-0.228</text:p>
          </table:table-cell>
          <table:table-cell office:value-type="float" office:value="-0.113753236402" calcext:value-type="float">
            <text:p>-0.1137532364</text:p>
          </table:table-cell>
          <table:table-cell office:value-type="float" office:value="4.49125528336" calcext:value-type="float">
            <text:p>4.4912552834</text:p>
          </table:table-cell>
          <table:table-cell office:value-type="float" office:value="-1.40118825436" calcext:value-type="float">
            <text:p>-1.4011882544</text:p>
          </table:table-cell>
          <table:table-cell office:value-type="float" office:value="15.7285900116" calcext:value-type="float">
            <text:p>15.7285900116</text:p>
          </table:table-cell>
          <table:table-cell office:value-type="float" office:value="3.74125528336" calcext:value-type="float">
            <text:p>3.7412552834</text:p>
          </table:table-cell>
          <table:table-cell office:value-type="float" office:value="-1.40118825436" calcext:value-type="float">
            <text:p>-1.4011882544</text:p>
          </table:table-cell>
          <table:table-cell office:value-type="float" office:value="15.7285900116" calcext:value-type="float">
            <text:p>15.7285900116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5.08" calcext:value-type="float">
            <text:p>5.08</text:p>
          </table:table-cell>
          <table:table-cell office:value-type="float" office:value="-0.236" calcext:value-type="float">
            <text:p>-0.236</text:p>
          </table:table-cell>
          <table:table-cell office:value-type="float" office:value="-0.114746688394" calcext:value-type="float">
            <text:p>-0.1147466884</text:p>
          </table:table-cell>
          <table:table-cell office:value-type="float" office:value="4.50206041336" calcext:value-type="float">
            <text:p>4.5020604134</text:p>
          </table:table-cell>
          <table:table-cell office:value-type="float" office:value="-1.39717066288" calcext:value-type="float">
            <text:p>-1.3971706629</text:p>
          </table:table-cell>
          <table:table-cell office:value-type="float" office:value="15.8716230392" calcext:value-type="float">
            <text:p>15.8716230392</text:p>
          </table:table-cell>
          <table:table-cell office:value-type="float" office:value="3.75206041336" calcext:value-type="float">
            <text:p>3.7520604134</text:p>
          </table:table-cell>
          <table:table-cell office:value-type="float" office:value="-1.39717066288" calcext:value-type="float">
            <text:p>-1.3971706629</text:p>
          </table:table-cell>
          <table:table-cell office:value-type="float" office:value="15.8716230392" calcext:value-type="float">
            <text:p>15.87162303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115" calcext:value-type="float">
            <text:p>5.115</text:p>
          </table:table-cell>
          <table:table-cell office:value-type="float" office:value="-0.244" calcext:value-type="float">
            <text:p>-0.244</text:p>
          </table:table-cell>
          <table:table-cell office:value-type="float" office:value="-0.117229814184" calcext:value-type="float">
            <text:p>-0.1172298142</text:p>
          </table:table-cell>
          <table:table-cell office:value-type="float" office:value="4.51617145538" calcext:value-type="float">
            <text:p>4.5161714554</text:p>
          </table:table-cell>
          <table:table-cell office:value-type="float" office:value="-1.39328789711" calcext:value-type="float">
            <text:p>-1.3932878971</text:p>
          </table:table-cell>
          <table:table-cell office:value-type="float" office:value="15.9630432129" calcext:value-type="float">
            <text:p>15.9630432129</text:p>
          </table:table-cell>
          <table:table-cell office:value-type="float" office:value="3.76617145538" calcext:value-type="float">
            <text:p>3.7661714554</text:p>
          </table:table-cell>
          <table:table-cell office:value-type="float" office:value="-1.39328789711" calcext:value-type="float">
            <text:p>-1.3932878971</text:p>
          </table:table-cell>
          <table:table-cell office:value-type="float" office:value="15.9630432129" calcext:value-type="float">
            <text:p>15.9630432129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5.15" calcext:value-type="float">
            <text:p>5.15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120208596622" calcext:value-type="float">
            <text:p>-0.1202085966</text:p>
          </table:table-cell>
          <table:table-cell office:value-type="float" office:value="4.53207015991" calcext:value-type="float">
            <text:p>4.5320701599</text:p>
          </table:table-cell>
          <table:table-cell office:value-type="float" office:value="-1.388677001" calcext:value-type="float">
            <text:p>-1.388677001</text:p>
          </table:table-cell>
          <table:table-cell office:value-type="float" office:value="16.0413246155" calcext:value-type="float">
            <text:p>16.0413246155</text:p>
          </table:table-cell>
          <table:table-cell office:value-type="float" office:value="3.78207015991" calcext:value-type="float">
            <text:p>3.7820701599</text:p>
          </table:table-cell>
          <table:table-cell office:value-type="float" office:value="-1.388677001" calcext:value-type="float">
            <text:p>-1.388677001</text:p>
          </table:table-cell>
          <table:table-cell office:value-type="float" office:value="16.0413246155" calcext:value-type="float">
            <text:p>16.0413246155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5.184" calcext:value-type="float">
            <text:p>5.184</text:p>
          </table:table-cell>
          <table:table-cell office:value-type="float" office:value="-0.261" calcext:value-type="float">
            <text:p>-0.261</text:p>
          </table:table-cell>
          <table:table-cell office:value-type="float" office:value="-0.121697583813" calcext:value-type="float">
            <text:p>-0.1216975838</text:p>
          </table:table-cell>
          <table:table-cell office:value-type="float" office:value="4.54707813263" calcext:value-type="float">
            <text:p>4.5470781326</text:p>
          </table:table-cell>
          <table:table-cell office:value-type="float" office:value="-1.38503932953" calcext:value-type="float">
            <text:p>-1.3850393295</text:p>
          </table:table-cell>
          <table:table-cell office:value-type="float" office:value="16.0509433746" calcext:value-type="float">
            <text:p>16.0509433746</text:p>
          </table:table-cell>
          <table:table-cell office:value-type="float" office:value="3.79707813263" calcext:value-type="float">
            <text:p>3.7970781326</text:p>
          </table:table-cell>
          <table:table-cell office:value-type="float" office:value="-1.38503932953" calcext:value-type="float">
            <text:p>-1.3850393295</text:p>
          </table:table-cell>
          <table:table-cell office:value-type="float" office:value="16.0509433746" calcext:value-type="float">
            <text:p>16.0509433746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5.217" calcext:value-type="float">
            <text:p>5.217</text:p>
          </table:table-cell>
          <table:table-cell office:value-type="float" office:value="-0.269" calcext:value-type="float">
            <text:p>-0.269</text:p>
          </table:table-cell>
          <table:table-cell office:value-type="float" office:value="-0.122193852193" calcext:value-type="float">
            <text:p>-0.1221938522</text:p>
          </table:table-cell>
          <table:table-cell office:value-type="float" office:value="4.56176972389" calcext:value-type="float">
            <text:p>4.5617697239</text:p>
          </table:table-cell>
          <table:table-cell office:value-type="float" office:value="-1.38204228878" calcext:value-type="float">
            <text:p>-1.3820422888</text:p>
          </table:table-cell>
          <table:table-cell office:value-type="float" office:value="15.9895029068" calcext:value-type="float">
            <text:p>15.9895029068</text:p>
          </table:table-cell>
          <table:table-cell office:value-type="float" office:value="3.81176972389" calcext:value-type="float">
            <text:p>3.8117697239</text:p>
          </table:table-cell>
          <table:table-cell office:value-type="float" office:value="-1.38204228878" calcext:value-type="float">
            <text:p>-1.3820422888</text:p>
          </table:table-cell>
          <table:table-cell office:value-type="float" office:value="15.9895029068" calcext:value-type="float">
            <text:p>15.9895029068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5.249" calcext:value-type="float">
            <text:p>5.249</text:p>
          </table:table-cell>
          <table:table-cell office:value-type="float" office:value="-0.277" calcext:value-type="float">
            <text:p>-0.277</text:p>
          </table:table-cell>
          <table:table-cell office:value-type="float" office:value="-0.122690090024" calcext:value-type="float">
            <text:p>-0.12269009</text:p>
          </table:table-cell>
          <table:table-cell office:value-type="float" office:value="4.57710552216" calcext:value-type="float">
            <text:p>4.5771055222</text:p>
          </table:table-cell>
          <table:table-cell office:value-type="float" office:value="-1.37954497337" calcext:value-type="float">
            <text:p>-1.3795449734</text:p>
          </table:table-cell>
          <table:table-cell office:value-type="float" office:value="15.8729696274" calcext:value-type="float">
            <text:p>15.8729696274</text:p>
          </table:table-cell>
          <table:table-cell office:value-type="float" office:value="3.82710552216" calcext:value-type="float">
            <text:p>3.8271055222</text:p>
          </table:table-cell>
          <table:table-cell office:value-type="float" office:value="-1.37954497337" calcext:value-type="float">
            <text:p>-1.3795449734</text:p>
          </table:table-cell>
          <table:table-cell office:value-type="float" office:value="15.8729696274" calcext:value-type="float">
            <text:p>15.8729696274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5.281" calcext:value-type="float">
            <text:p>5.281</text:p>
          </table:table-cell>
          <table:table-cell office:value-type="float" office:value="-0.285" calcext:value-type="float">
            <text:p>-0.285</text:p>
          </table:table-cell>
          <table:table-cell office:value-type="float" office:value="-0.121697583813" calcext:value-type="float">
            <text:p>-0.1216975838</text:p>
          </table:table-cell>
          <table:table-cell office:value-type="float" office:value="4.59003949165" calcext:value-type="float">
            <text:p>4.5900394917</text:p>
          </table:table-cell>
          <table:table-cell office:value-type="float" office:value="-1.37612104416" calcext:value-type="float">
            <text:p>-1.3761210442</text:p>
          </table:table-cell>
          <table:table-cell office:value-type="float" office:value="15.753115654" calcext:value-type="float">
            <text:p>15.753115654</text:p>
          </table:table-cell>
          <table:table-cell office:value-type="float" office:value="3.84003949165" calcext:value-type="float">
            <text:p>3.8400394917</text:p>
          </table:table-cell>
          <table:table-cell office:value-type="float" office:value="-1.37612104416" calcext:value-type="float">
            <text:p>-1.3761210442</text:p>
          </table:table-cell>
          <table:table-cell office:value-type="float" office:value="15.753115654" calcext:value-type="float">
            <text:p>15.753115654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5.312" calcext:value-type="float">
            <text:p>5.312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120208596622" calcext:value-type="float">
            <text:p>-0.1202085966</text:p>
          </table:table-cell>
          <table:table-cell office:value-type="float" office:value="4.60315752029" calcext:value-type="float">
            <text:p>4.6031575203</text:p>
          </table:table-cell>
          <table:table-cell office:value-type="float" office:value="-1.37471938133" calcext:value-type="float">
            <text:p>-1.3747193813</text:p>
          </table:table-cell>
          <table:table-cell office:value-type="float" office:value="15.5403146744" calcext:value-type="float">
            <text:p>15.5403146744</text:p>
          </table:table-cell>
          <table:table-cell office:value-type="float" office:value="3.85315752029" calcext:value-type="float">
            <text:p>3.8531575203</text:p>
          </table:table-cell>
          <table:table-cell office:value-type="float" office:value="-1.37471938133" calcext:value-type="float">
            <text:p>-1.3747193813</text:p>
          </table:table-cell>
          <table:table-cell office:value-type="float" office:value="15.5403146744" calcext:value-type="float">
            <text:p>15.5403146744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5.343" calcext:value-type="float">
            <text:p>5.343</text:p>
          </table:table-cell>
          <table:table-cell office:value-type="float" office:value="-0.3" calcext:value-type="float">
            <text:p>-0.3</text:p>
          </table:table-cell>
          <table:table-cell office:value-type="float" office:value="-0.118222860217" calcext:value-type="float">
            <text:p>-0.1182228602</text:p>
          </table:table-cell>
          <table:table-cell office:value-type="float" office:value="4.61213731766" calcext:value-type="float">
            <text:p>4.6121373177</text:p>
          </table:table-cell>
          <table:table-cell office:value-type="float" office:value="-1.37207591534" calcext:value-type="float">
            <text:p>-1.3720759153</text:p>
          </table:table-cell>
          <table:table-cell office:value-type="float" office:value="15.411034584" calcext:value-type="float">
            <text:p>15.411034584</text:p>
          </table:table-cell>
          <table:table-cell office:value-type="float" office:value="3.86213731766" calcext:value-type="float">
            <text:p>3.8621373177</text:p>
          </table:table-cell>
          <table:table-cell office:value-type="float" office:value="-1.37207591534" calcext:value-type="float">
            <text:p>-1.3720759153</text:p>
          </table:table-cell>
          <table:table-cell office:value-type="float" office:value="15.411034584" calcext:value-type="float">
            <text:p>15.411034584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5.374" calcext:value-type="float">
            <text:p>5.374</text:p>
          </table:table-cell>
          <table:table-cell office:value-type="float" office:value="-0.308" calcext:value-type="float">
            <text:p>-0.308</text:p>
          </table:table-cell>
          <table:table-cell office:value-type="float" office:value="-0.115740025639" calcext:value-type="float">
            <text:p>-0.1157400256</text:p>
          </table:table-cell>
          <table:table-cell office:value-type="float" office:value="4.62520432472" calcext:value-type="float">
            <text:p>4.6252043247</text:p>
          </table:table-cell>
          <table:table-cell office:value-type="float" office:value="-1.36911666393" calcext:value-type="float">
            <text:p>-1.3691166639</text:p>
          </table:table-cell>
          <table:table-cell office:value-type="float" office:value="15.266040802" calcext:value-type="float">
            <text:p>15.266040802</text:p>
          </table:table-cell>
          <table:table-cell office:value-type="float" office:value="3.87520432472" calcext:value-type="float">
            <text:p>3.8752043247</text:p>
          </table:table-cell>
          <table:table-cell office:value-type="float" office:value="-1.36911666393" calcext:value-type="float">
            <text:p>-1.3691166639</text:p>
          </table:table-cell>
          <table:table-cell office:value-type="float" office:value="15.266040802" calcext:value-type="float">
            <text:p>15.266040802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5.406" calcext:value-type="float">
            <text:p>5.406</text:p>
          </table:table-cell>
          <table:table-cell office:value-type="float" office:value="-0.315" calcext:value-type="float">
            <text:p>-0.315</text:p>
          </table:table-cell>
          <table:table-cell office:value-type="float" office:value="-0.112262845437" calcext:value-type="float">
            <text:p>-0.1122628454</text:p>
          </table:table-cell>
          <table:table-cell office:value-type="float" office:value="4.63666033745" calcext:value-type="float">
            <text:p>4.6366603375</text:p>
          </table:table-cell>
          <table:table-cell office:value-type="float" office:value="-1.36696636677" calcext:value-type="float">
            <text:p>-1.3669663668</text:p>
          </table:table-cell>
          <table:table-cell office:value-type="float" office:value="15.1153736115" calcext:value-type="float">
            <text:p>15.1153736115</text:p>
          </table:table-cell>
          <table:table-cell office:value-type="float" office:value="3.88666033745" calcext:value-type="float">
            <text:p>3.8866603375</text:p>
          </table:table-cell>
          <table:table-cell office:value-type="float" office:value="-1.36696636677" calcext:value-type="float">
            <text:p>-1.3669663668</text:p>
          </table:table-cell>
          <table:table-cell office:value-type="float" office:value="15.1153736115" calcext:value-type="float">
            <text:p>15.11537361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438" calcext:value-type="float">
            <text:p>5.438</text:p>
          </table:table-cell>
          <table:table-cell office:value-type="float" office:value="-0.322" calcext:value-type="float">
            <text:p>-0.322</text:p>
          </table:table-cell>
          <table:table-cell office:value-type="float" office:value="-0.109281309087" calcext:value-type="float">
            <text:p>-0.1092813091</text:p>
          </table:table-cell>
          <table:table-cell office:value-type="float" office:value="4.65165638924" calcext:value-type="float">
            <text:p>4.6516563892</text:p>
          </table:table-cell>
          <table:table-cell office:value-type="float" office:value="-1.36331033707" calcext:value-type="float">
            <text:p>-1.3633103371</text:p>
          </table:table-cell>
          <table:table-cell office:value-type="float" office:value="15.047167778" calcext:value-type="float">
            <text:p>15.047167778</text:p>
          </table:table-cell>
          <table:table-cell office:value-type="float" office:value="3.90165638924" calcext:value-type="float">
            <text:p>3.9016563892</text:p>
          </table:table-cell>
          <table:table-cell office:value-type="float" office:value="-1.36331033707" calcext:value-type="float">
            <text:p>-1.3633103371</text:p>
          </table:table-cell>
          <table:table-cell office:value-type="float" office:value="15.047167778" calcext:value-type="float">
            <text:p>15.047167778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5.47" calcext:value-type="float">
            <text:p>5.47</text:p>
          </table:table-cell>
          <table:table-cell office:value-type="float" office:value="-0.33" calcext:value-type="float">
            <text:p>-0.33</text:p>
          </table:table-cell>
          <table:table-cell office:value-type="float" office:value="-0.106298789206" calcext:value-type="float">
            <text:p>-0.1062987892</text:p>
          </table:table-cell>
          <table:table-cell office:value-type="float" office:value="4.6677980423" calcext:value-type="float">
            <text:p>4.6677980423</text:p>
          </table:table-cell>
          <table:table-cell office:value-type="float" office:value="-1.35683381557" calcext:value-type="float">
            <text:p>-1.3568338156</text:p>
          </table:table-cell>
          <table:table-cell office:value-type="float" office:value="15.1412944794" calcext:value-type="float">
            <text:p>15.1412944794</text:p>
          </table:table-cell>
          <table:table-cell office:value-type="float" office:value="3.9177980423" calcext:value-type="float">
            <text:p>3.9177980423</text:p>
          </table:table-cell>
          <table:table-cell office:value-type="float" office:value="-1.35683381557" calcext:value-type="float">
            <text:p>-1.3568338156</text:p>
          </table:table-cell>
          <table:table-cell office:value-type="float" office:value="15.1412944794" calcext:value-type="float">
            <text:p>15.1412944794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5.503" calcext:value-type="float">
            <text:p>5.503</text:p>
          </table:table-cell>
          <table:table-cell office:value-type="float" office:value="-0.336" calcext:value-type="float">
            <text:p>-0.336</text:p>
          </table:table-cell>
          <table:table-cell office:value-type="float" office:value="-0.104807168829" calcext:value-type="float">
            <text:p>-0.1048071688</text:p>
          </table:table-cell>
          <table:table-cell office:value-type="float" office:value="4.69444513321" calcext:value-type="float">
            <text:p>4.6944451332</text:p>
          </table:table-cell>
          <table:table-cell office:value-type="float" office:value="-1.35163128376" calcext:value-type="float">
            <text:p>-1.3516312838</text:p>
          </table:table-cell>
          <table:table-cell office:value-type="float" office:value="15.2117357254" calcext:value-type="float">
            <text:p>15.2117357254</text:p>
          </table:table-cell>
          <table:table-cell office:value-type="float" office:value="3.94444513321" calcext:value-type="float">
            <text:p>3.9444451332</text:p>
          </table:table-cell>
          <table:table-cell office:value-type="float" office:value="-1.35163128376" calcext:value-type="float">
            <text:p>-1.3516312838</text:p>
          </table:table-cell>
          <table:table-cell office:value-type="float" office:value="15.2117357254" calcext:value-type="float">
            <text:p>15.2117357254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5.536" calcext:value-type="float">
            <text:p>5.536</text:p>
          </table:table-cell>
          <table:table-cell office:value-type="float" office:value="-0.344" calcext:value-type="float">
            <text:p>-0.344</text:p>
          </table:table-cell>
          <table:table-cell office:value-type="float" office:value="-0.106298789206" calcext:value-type="float">
            <text:p>-0.1062987892</text:p>
          </table:table-cell>
          <table:table-cell office:value-type="float" office:value="4.71788740158" calcext:value-type="float">
            <text:p>4.7178874016</text:p>
          </table:table-cell>
          <table:table-cell office:value-type="float" office:value="-1.34666383266" calcext:value-type="float">
            <text:p>-1.3466638327</text:p>
          </table:table-cell>
          <table:table-cell office:value-type="float" office:value="15.3241453171" calcext:value-type="float">
            <text:p>15.3241453171</text:p>
          </table:table-cell>
          <table:table-cell office:value-type="float" office:value="3.96788740158" calcext:value-type="float">
            <text:p>3.9678874016</text:p>
          </table:table-cell>
          <table:table-cell office:value-type="float" office:value="-1.34666383266" calcext:value-type="float">
            <text:p>-1.3466638327</text:p>
          </table:table-cell>
          <table:table-cell office:value-type="float" office:value="15.3241453171" calcext:value-type="float">
            <text:p>15.3241453171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5.57" calcext:value-type="float">
            <text:p>5.57</text:p>
          </table:table-cell>
          <table:table-cell office:value-type="float" office:value="-0.351" calcext:value-type="float">
            <text:p>-0.351</text:p>
          </table:table-cell>
          <table:table-cell office:value-type="float" office:value="-0.108287243749" calcext:value-type="float">
            <text:p>-0.1082872437</text:p>
          </table:table-cell>
          <table:table-cell office:value-type="float" office:value="4.73388671875" calcext:value-type="float">
            <text:p>4.7338867188</text:p>
          </table:table-cell>
          <table:table-cell office:value-type="float" office:value="-1.34125840664" calcext:value-type="float">
            <text:p>-1.3412584066</text:p>
          </table:table-cell>
          <table:table-cell office:value-type="float" office:value="15.5246524811" calcext:value-type="float">
            <text:p>15.5246524811</text:p>
          </table:table-cell>
          <table:table-cell office:value-type="float" office:value="3.98388671875" calcext:value-type="float">
            <text:p>3.9838867188</text:p>
          </table:table-cell>
          <table:table-cell office:value-type="float" office:value="-1.34125840664" calcext:value-type="float">
            <text:p>-1.3412584066</text:p>
          </table:table-cell>
          <table:table-cell office:value-type="float" office:value="15.5246524811" calcext:value-type="float">
            <text:p>15.5246524811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5.605" calcext:value-type="float">
            <text:p>5.605</text:p>
          </table:table-cell>
          <table:table-cell office:value-type="float" office:value="-0.359" calcext:value-type="float">
            <text:p>-0.359</text:p>
          </table:table-cell>
          <table:table-cell office:value-type="float" office:value="-0.109281309087" calcext:value-type="float">
            <text:p>-0.1092813091</text:p>
          </table:table-cell>
          <table:table-cell office:value-type="float" office:value="4.74412322044" calcext:value-type="float">
            <text:p>4.7441232204</text:p>
          </table:table-cell>
          <table:table-cell office:value-type="float" office:value="-1.33875620365" calcext:value-type="float">
            <text:p>-1.3387562037</text:p>
          </table:table-cell>
          <table:table-cell office:value-type="float" office:value="15.7645301819" calcext:value-type="float">
            <text:p>15.7645301819</text:p>
          </table:table-cell>
          <table:table-cell office:value-type="float" office:value="3.99412322044" calcext:value-type="float">
            <text:p>3.9941232204</text:p>
          </table:table-cell>
          <table:table-cell office:value-type="float" office:value="-1.33875620365" calcext:value-type="float">
            <text:p>-1.3387562037</text:p>
          </table:table-cell>
          <table:table-cell office:value-type="float" office:value="15.7645301819" calcext:value-type="float">
            <text:p>15.7645301819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5.639" calcext:value-type="float">
            <text:p>5.639</text:p>
          </table:table-cell>
          <table:table-cell office:value-type="float" office:value="-0.366" calcext:value-type="float">
            <text:p>-0.366</text:p>
          </table:table-cell>
          <table:table-cell office:value-type="float" office:value="-0.111269110924" calcext:value-type="float">
            <text:p>-0.1112691109</text:p>
          </table:table-cell>
          <table:table-cell office:value-type="float" office:value="4.75660991669" calcext:value-type="float">
            <text:p>4.7566099167</text:p>
          </table:table-cell>
          <table:table-cell office:value-type="float" office:value="-1.3339754343" calcext:value-type="float">
            <text:p>-1.3339754343</text:p>
          </table:table-cell>
          <table:table-cell office:value-type="float" office:value="16.030134201" calcext:value-type="float">
            <text:p>16.030134201</text:p>
          </table:table-cell>
          <table:table-cell office:value-type="float" office:value="4.00660991669" calcext:value-type="float">
            <text:p>4.0066099167</text:p>
          </table:table-cell>
          <table:table-cell office:value-type="float" office:value="-1.3339754343" calcext:value-type="float">
            <text:p>-1.3339754343</text:p>
          </table:table-cell>
          <table:table-cell office:value-type="float" office:value="16.030134201" calcext:value-type="float">
            <text:p>16.030134201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5.674" calcext:value-type="float">
            <text:p>5.674</text:p>
          </table:table-cell>
          <table:table-cell office:value-type="float" office:value="-0.374" calcext:value-type="float">
            <text:p>-0.374</text:p>
          </table:table-cell>
          <table:table-cell office:value-type="float" office:value="-0.114249976679" calcext:value-type="float">
            <text:p>-0.1142499767</text:p>
          </table:table-cell>
          <table:table-cell office:value-type="float" office:value="4.76898813248" calcext:value-type="float">
            <text:p>4.7689881325</text:p>
          </table:table-cell>
          <table:table-cell office:value-type="float" office:value="-1.32980561256" calcext:value-type="float">
            <text:p>-1.3298056126</text:p>
          </table:table-cell>
          <table:table-cell office:value-type="float" office:value="16.2566356659" calcext:value-type="float">
            <text:p>16.2566356659</text:p>
          </table:table-cell>
          <table:table-cell office:value-type="float" office:value="4.01898813248" calcext:value-type="float">
            <text:p>4.0189881325</text:p>
          </table:table-cell>
          <table:table-cell office:value-type="float" office:value="-1.32980561256" calcext:value-type="float">
            <text:p>-1.3298056126</text:p>
          </table:table-cell>
          <table:table-cell office:value-type="float" office:value="16.2566356659" calcext:value-type="float">
            <text:p>16.2566356659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5.708" calcext:value-type="float">
            <text:p>5.708</text:p>
          </table:table-cell>
          <table:table-cell office:value-type="float" office:value="-0.382" calcext:value-type="float">
            <text:p>-0.382</text:p>
          </table:table-cell>
          <table:table-cell office:value-type="float" office:value="-0.116733247144" calcext:value-type="float">
            <text:p>-0.1167332471</text:p>
          </table:table-cell>
          <table:table-cell office:value-type="float" office:value="4.7791466713" calcext:value-type="float">
            <text:p>4.7791466713</text:p>
          </table:table-cell>
          <table:table-cell office:value-type="float" office:value="-1.32656991482" calcext:value-type="float">
            <text:p>-1.3265699148</text:p>
          </table:table-cell>
          <table:table-cell office:value-type="float" office:value="16.4647026062" calcext:value-type="float">
            <text:p>16.4647026062</text:p>
          </table:table-cell>
          <table:table-cell office:value-type="float" office:value="4.0291466713" calcext:value-type="float">
            <text:p>4.0291466713</text:p>
          </table:table-cell>
          <table:table-cell office:value-type="float" office:value="-1.32656991482" calcext:value-type="float">
            <text:p>-1.3265699148</text:p>
          </table:table-cell>
          <table:table-cell office:value-type="float" office:value="16.4647026062" calcext:value-type="float">
            <text:p>16.4647026062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5.742" calcext:value-type="float">
            <text:p>5.742</text:p>
          </table:table-cell>
          <table:table-cell office:value-type="float" office:value="-0.391" calcext:value-type="float">
            <text:p>-0.391</text:p>
          </table:table-cell>
          <table:table-cell office:value-type="float" office:value="-0.119215788028" calcext:value-type="float">
            <text:p>-0.119215788</text:p>
          </table:table-cell>
          <table:table-cell office:value-type="float" office:value="4.79323673248" calcext:value-type="float">
            <text:p>4.7932367325</text:p>
          </table:table-cell>
          <table:table-cell office:value-type="float" office:value="-1.32358109951" calcext:value-type="float">
            <text:p>-1.3235810995</text:p>
          </table:table-cell>
          <table:table-cell office:value-type="float" office:value="16.5517654419" calcext:value-type="float">
            <text:p>16.5517654419</text:p>
          </table:table-cell>
          <table:table-cell office:value-type="float" office:value="4.04323673248" calcext:value-type="float">
            <text:p>4.0432367325</text:p>
          </table:table-cell>
          <table:table-cell office:value-type="float" office:value="-1.32358109951" calcext:value-type="float">
            <text:p>-1.3235810995</text:p>
          </table:table-cell>
          <table:table-cell office:value-type="float" office:value="16.5517654419" calcext:value-type="float">
            <text:p>16.55176544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776" calcext:value-type="float">
            <text:p>5.776</text:p>
          </table:table-cell>
          <table:table-cell office:value-type="float" office:value="-0.399" calcext:value-type="float">
            <text:p>-0.399</text:p>
          </table:table-cell>
          <table:table-cell office:value-type="float" office:value="-0.121697583813" calcext:value-type="float">
            <text:p>-0.1216975838</text:p>
          </table:table-cell>
          <table:table-cell office:value-type="float" office:value="4.8081946373" calcext:value-type="float">
            <text:p>4.8081946373</text:p>
          </table:table-cell>
          <table:table-cell office:value-type="float" office:value="-1.3229995966" calcext:value-type="float">
            <text:p>-1.3229995966</text:p>
          </table:table-cell>
          <table:table-cell office:value-type="float" office:value="16.4546337128" calcext:value-type="float">
            <text:p>16.4546337128</text:p>
          </table:table-cell>
          <table:table-cell office:value-type="float" office:value="4.0581946373" calcext:value-type="float">
            <text:p>4.0581946373</text:p>
          </table:table-cell>
          <table:table-cell office:value-type="float" office:value="-1.3229995966" calcext:value-type="float">
            <text:p>-1.3229995966</text:p>
          </table:table-cell>
          <table:table-cell office:value-type="float" office:value="16.4546337128" calcext:value-type="float">
            <text:p>16.4546337128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5.807" calcext:value-type="float">
            <text:p>5.807</text:p>
          </table:table-cell>
          <table:table-cell office:value-type="float" office:value="-0.407" calcext:value-type="float">
            <text:p>-0.407</text:p>
          </table:table-cell>
          <table:table-cell office:value-type="float" office:value="-0.122193852193" calcext:value-type="float">
            <text:p>-0.1221938522</text:p>
          </table:table-cell>
          <table:table-cell office:value-type="float" office:value="4.83591032028" calcext:value-type="float">
            <text:p>4.8359103203</text:p>
          </table:table-cell>
          <table:table-cell office:value-type="float" office:value="-1.32064294815" calcext:value-type="float">
            <text:p>-1.3206429482</text:p>
          </table:table-cell>
          <table:table-cell office:value-type="float" office:value="16.2558689117" calcext:value-type="float">
            <text:p>16.2558689117</text:p>
          </table:table-cell>
          <table:table-cell office:value-type="float" office:value="4.08591032028" calcext:value-type="float">
            <text:p>4.0859103203</text:p>
          </table:table-cell>
          <table:table-cell office:value-type="float" office:value="-1.32064294815" calcext:value-type="float">
            <text:p>-1.3206429482</text:p>
          </table:table-cell>
          <table:table-cell office:value-type="float" office:value="16.2558689117" calcext:value-type="float">
            <text:p>16.2558689117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5.837" calcext:value-type="float">
            <text:p>5.837</text:p>
          </table:table-cell>
          <table:table-cell office:value-type="float" office:value="-0.414" calcext:value-type="float">
            <text:p>-0.414</text:p>
          </table:table-cell>
          <table:table-cell office:value-type="float" office:value="-0.121201285008" calcext:value-type="float">
            <text:p>-0.121201285</text:p>
          </table:table-cell>
          <table:table-cell office:value-type="float" office:value="4.87995958328" calcext:value-type="float">
            <text:p>4.8799595833</text:p>
          </table:table-cell>
          <table:table-cell office:value-type="float" office:value="-1.31438875198" calcext:value-type="float">
            <text:p>-1.314388752</text:p>
          </table:table-cell>
          <table:table-cell office:value-type="float" office:value="15.9935331345" calcext:value-type="float">
            <text:p>15.9935331345</text:p>
          </table:table-cell>
          <table:table-cell office:value-type="float" office:value="4.12995958328" calcext:value-type="float">
            <text:p>4.1299595833</text:p>
          </table:table-cell>
          <table:table-cell office:value-type="float" office:value="-1.31438875198" calcext:value-type="float">
            <text:p>-1.314388752</text:p>
          </table:table-cell>
          <table:table-cell office:value-type="float" office:value="15.9935331345" calcext:value-type="float">
            <text:p>15.9935331345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5.866" calcext:value-type="float">
            <text:p>5.866</text:p>
          </table:table-cell>
          <table:table-cell office:value-type="float" office:value="-0.421" calcext:value-type="float">
            <text:p>-0.421</text:p>
          </table:table-cell>
          <table:table-cell office:value-type="float" office:value="-0.118719338962" calcext:value-type="float">
            <text:p>-0.118719339</text:p>
          </table:table-cell>
          <table:table-cell office:value-type="float" office:value="4.90414094925" calcext:value-type="float">
            <text:p>4.9041409493</text:p>
          </table:table-cell>
          <table:table-cell office:value-type="float" office:value="-1.31514286995" calcext:value-type="float">
            <text:p>-1.31514287</text:p>
          </table:table-cell>
          <table:table-cell office:value-type="float" office:value="15.512799263" calcext:value-type="float">
            <text:p>15.512799263</text:p>
          </table:table-cell>
          <table:table-cell office:value-type="float" office:value="4.15414094925" calcext:value-type="float">
            <text:p>4.1541409493</text:p>
          </table:table-cell>
          <table:table-cell office:value-type="float" office:value="-1.31514286995" calcext:value-type="float">
            <text:p>-1.31514287</text:p>
          </table:table-cell>
          <table:table-cell office:value-type="float" office:value="15.512799263" calcext:value-type="float">
            <text:p>15.512799263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5.892" calcext:value-type="float">
            <text:p>5.892</text:p>
          </table:table-cell>
          <table:table-cell office:value-type="float" office:value="-0.427" calcext:value-type="float">
            <text:p>-0.427</text:p>
          </table:table-cell>
          <table:table-cell office:value-type="float" office:value="-0.115243371422" calcext:value-type="float">
            <text:p>-0.1152433714</text:p>
          </table:table-cell>
          <table:table-cell office:value-type="float" office:value="4.93621826172" calcext:value-type="float">
            <text:p>4.9362182617</text:p>
          </table:table-cell>
          <table:table-cell office:value-type="float" office:value="-1.3121534586" calcext:value-type="float">
            <text:p>-1.3121534586</text:p>
          </table:table-cell>
          <table:table-cell office:value-type="float" office:value="15.0287380219" calcext:value-type="float">
            <text:p>15.0287380219</text:p>
          </table:table-cell>
          <table:table-cell office:value-type="float" office:value="4.18621826172" calcext:value-type="float">
            <text:p>4.1862182617</text:p>
          </table:table-cell>
          <table:table-cell office:value-type="float" office:value="-1.3121534586" calcext:value-type="float">
            <text:p>-1.3121534586</text:p>
          </table:table-cell>
          <table:table-cell office:value-type="float" office:value="15.0287380219" calcext:value-type="float">
            <text:p>15.0287380219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5.917" calcext:value-type="float">
            <text:p>5.917</text:p>
          </table:table-cell>
          <table:table-cell office:value-type="float" office:value="-0.433" calcext:value-type="float">
            <text:p>-0.433</text:p>
          </table:table-cell>
          <table:table-cell office:value-type="float" office:value="-0.110275265143" calcext:value-type="float">
            <text:p>-0.1102752651</text:p>
          </table:table-cell>
          <table:table-cell office:value-type="float" office:value="4.95176172256" calcext:value-type="float">
            <text:p>4.9517617226</text:p>
          </table:table-cell>
          <table:table-cell office:value-type="float" office:value="-1.31132471561" calcext:value-type="float">
            <text:p>-1.3113247156</text:p>
          </table:table-cell>
          <table:table-cell office:value-type="float" office:value="14.4356784821" calcext:value-type="float">
            <text:p>14.4356784821</text:p>
          </table:table-cell>
          <table:table-cell office:value-type="float" office:value="4.20176172256" calcext:value-type="float">
            <text:p>4.2017617226</text:p>
          </table:table-cell>
          <table:table-cell office:value-type="float" office:value="-1.31132471561" calcext:value-type="float">
            <text:p>-1.3113247156</text:p>
          </table:table-cell>
          <table:table-cell office:value-type="float" office:value="14.4356784821" calcext:value-type="float">
            <text:p>14.4356784821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5.942" calcext:value-type="float">
            <text:p>5.942</text:p>
          </table:table-cell>
          <table:table-cell office:value-type="float" office:value="-0.439" calcext:value-type="float">
            <text:p>-0.439</text:p>
          </table:table-cell>
          <table:table-cell office:value-type="float" office:value="-0.104309909467" calcext:value-type="float">
            <text:p>-0.1043099095</text:p>
          </table:table-cell>
          <table:table-cell office:value-type="float" office:value="4.9615483284" calcext:value-type="float">
            <text:p>4.9615483284</text:p>
          </table:table-cell>
          <table:table-cell office:value-type="float" office:value="-1.31349098682" calcext:value-type="float">
            <text:p>-1.3134909868</text:p>
          </table:table-cell>
          <table:table-cell office:value-type="float" office:value="13.7575016022" calcext:value-type="float">
            <text:p>13.7575016022</text:p>
          </table:table-cell>
          <table:table-cell office:value-type="float" office:value="4.2115483284" calcext:value-type="float">
            <text:p>4.2115483284</text:p>
          </table:table-cell>
          <table:table-cell office:value-type="float" office:value="-1.31349098682" calcext:value-type="float">
            <text:p>-1.3134909868</text:p>
          </table:table-cell>
          <table:table-cell office:value-type="float" office:value="13.7575016022" calcext:value-type="float">
            <text:p>13.7575016022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5.967" calcext:value-type="float">
            <text:p>5.967</text:p>
          </table:table-cell>
          <table:table-cell office:value-type="float" office:value="-0.444" calcext:value-type="float">
            <text:p>-0.444</text:p>
          </table:table-cell>
          <table:table-cell office:value-type="float" office:value="-0.0958526119328" calcext:value-type="float">
            <text:p>-0.0958526119</text:p>
          </table:table-cell>
          <table:table-cell office:value-type="float" office:value="4.97176885605" calcext:value-type="float">
            <text:p>4.9717688561</text:p>
          </table:table-cell>
          <table:table-cell office:value-type="float" office:value="-1.31699204445" calcext:value-type="float">
            <text:p>-1.3169920445</text:p>
          </table:table-cell>
          <table:table-cell office:value-type="float" office:value="12.9508514404" calcext:value-type="float">
            <text:p>12.9508514404</text:p>
          </table:table-cell>
          <table:table-cell office:value-type="float" office:value="4.22176885605" calcext:value-type="float">
            <text:p>4.2217688561</text:p>
          </table:table-cell>
          <table:table-cell office:value-type="float" office:value="-1.31699204445" calcext:value-type="float">
            <text:p>-1.3169920445</text:p>
          </table:table-cell>
          <table:table-cell office:value-type="float" office:value="12.9508514404" calcext:value-type="float">
            <text:p>12.9508514404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5.992" calcext:value-type="float">
            <text:p>5.992</text:p>
          </table:table-cell>
          <table:table-cell office:value-type="float" office:value="-0.449" calcext:value-type="float">
            <text:p>-0.449</text:p>
          </table:table-cell>
          <table:table-cell office:value-type="float" office:value="-0.0883845195454" calcext:value-type="float">
            <text:p>-0.0883845195</text:p>
          </table:table-cell>
          <table:table-cell office:value-type="float" office:value="4.9799413681" calcext:value-type="float">
            <text:p>4.9799413681</text:p>
          </table:table-cell>
          <table:table-cell office:value-type="float" office:value="-1.32060742378" calcext:value-type="float">
            <text:p>-1.3206074238</text:p>
          </table:table-cell>
          <table:table-cell office:value-type="float" office:value="12.1676588058" calcext:value-type="float">
            <text:p>12.1676588058</text:p>
          </table:table-cell>
          <table:table-cell office:value-type="float" office:value="4.2299413681" calcext:value-type="float">
            <text:p>4.2299413681</text:p>
          </table:table-cell>
          <table:table-cell office:value-type="float" office:value="-1.32060742378" calcext:value-type="float">
            <text:p>-1.3206074238</text:p>
          </table:table-cell>
          <table:table-cell office:value-type="float" office:value="12.1676588058" calcext:value-type="float">
            <text:p>12.1676588058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6.016" calcext:value-type="float">
            <text:p>6.016</text:p>
          </table:table-cell>
          <table:table-cell office:value-type="float" office:value="-0.453" calcext:value-type="float">
            <text:p>-0.453</text:p>
          </table:table-cell>
          <table:table-cell office:value-type="float" office:value="-0.080911455552" calcext:value-type="float">
            <text:p>-0.0809114556</text:p>
          </table:table-cell>
          <table:table-cell office:value-type="float" office:value="4.98888349533" calcext:value-type="float">
            <text:p>4.9888834953</text:p>
          </table:table-cell>
          <table:table-cell office:value-type="float" office:value="-1.32478117943" calcext:value-type="float">
            <text:p>-1.3247811794</text:p>
          </table:table-cell>
          <table:table-cell office:value-type="float" office:value="11.316110611" calcext:value-type="float">
            <text:p>11.316110611</text:p>
          </table:table-cell>
          <table:table-cell office:value-type="float" office:value="4.23888349533" calcext:value-type="float">
            <text:p>4.2388834953</text:p>
          </table:table-cell>
          <table:table-cell office:value-type="float" office:value="-1.32478117943" calcext:value-type="float">
            <text:p>-1.3247811794</text:p>
          </table:table-cell>
          <table:table-cell office:value-type="float" office:value="11.316110611" calcext:value-type="float">
            <text:p>11.3161106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04" calcext:value-type="float">
            <text:p>6.04</text:p>
          </table:table-cell>
          <table:table-cell office:value-type="float" office:value="-0.457" calcext:value-type="float">
            <text:p>-0.457</text:p>
          </table:table-cell>
          <table:table-cell office:value-type="float" office:value="-0.0734338403106" calcext:value-type="float">
            <text:p>-0.0734338403</text:p>
          </table:table-cell>
          <table:table-cell office:value-type="float" office:value="4.99942064285" calcext:value-type="float">
            <text:p>4.9994206429</text:p>
          </table:table-cell>
          <table:table-cell office:value-type="float" office:value="-1.32860422134" calcext:value-type="float">
            <text:p>-1.3286042213</text:p>
          </table:table-cell>
          <table:table-cell office:value-type="float" office:value="10.4581670761" calcext:value-type="float">
            <text:p>10.4581670761</text:p>
          </table:table-cell>
          <table:table-cell office:value-type="float" office:value="4.24942064285" calcext:value-type="float">
            <text:p>4.2494206429</text:p>
          </table:table-cell>
          <table:table-cell office:value-type="float" office:value="-1.32860422134" calcext:value-type="float">
            <text:p>-1.3286042213</text:p>
          </table:table-cell>
          <table:table-cell office:value-type="float" office:value="10.4581670761" calcext:value-type="float">
            <text:p>10.4581670761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6.064" calcext:value-type="float">
            <text:p>6.064</text:p>
          </table:table-cell>
          <table:table-cell office:value-type="float" office:value="-0.46" calcext:value-type="float">
            <text:p>-0.46</text:p>
          </table:table-cell>
          <table:table-cell office:value-type="float" office:value="-0.0654531748165" calcext:value-type="float">
            <text:p>-0.0654531748</text:p>
          </table:table-cell>
          <table:table-cell office:value-type="float" office:value="5.01059865952" calcext:value-type="float">
            <text:p>5.0105986595</text:p>
          </table:table-cell>
          <table:table-cell office:value-type="float" office:value="-1.33302807808" calcext:value-type="float">
            <text:p>-1.3330280781</text:p>
          </table:table-cell>
          <table:table-cell office:value-type="float" office:value="9.55431079865" calcext:value-type="float">
            <text:p>9.5543107987</text:p>
          </table:table-cell>
          <table:table-cell office:value-type="float" office:value="4.26059865952" calcext:value-type="float">
            <text:p>4.2605986595</text:p>
          </table:table-cell>
          <table:table-cell office:value-type="float" office:value="-1.33302807808" calcext:value-type="float">
            <text:p>-1.3330280781</text:p>
          </table:table-cell>
          <table:table-cell office:value-type="float" office:value="9.55431079865" calcext:value-type="float">
            <text:p>9.5543107987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6.089" calcext:value-type="float">
            <text:p>6.089</text:p>
          </table:table-cell>
          <table:table-cell office:value-type="float" office:value="-0.463" calcext:value-type="float">
            <text:p>-0.463</text:p>
          </table:table-cell>
          <table:table-cell office:value-type="float" office:value="-0.0559707352558" calcext:value-type="float">
            <text:p>-0.0559707353</text:p>
          </table:table-cell>
          <table:table-cell office:value-type="float" office:value="5.02470111847" calcext:value-type="float">
            <text:p>5.0247011185</text:p>
          </table:table-cell>
          <table:table-cell office:value-type="float" office:value="-1.33744895458" calcext:value-type="float">
            <text:p>-1.3374489546</text:p>
          </table:table-cell>
          <table:table-cell office:value-type="float" office:value="8.67146587372" calcext:value-type="float">
            <text:p>8.6714658737</text:p>
          </table:table-cell>
          <table:table-cell office:value-type="float" office:value="4.27470111847" calcext:value-type="float">
            <text:p>4.2747011185</text:p>
          </table:table-cell>
          <table:table-cell office:value-type="float" office:value="-1.33744895458" calcext:value-type="float">
            <text:p>-1.3374489546</text:p>
          </table:table-cell>
          <table:table-cell office:value-type="float" office:value="8.67146587372" calcext:value-type="float">
            <text:p>8.6714658737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6.114" calcext:value-type="float">
            <text:p>6.114</text:p>
          </table:table-cell>
          <table:table-cell office:value-type="float" office:value="-0.466" calcext:value-type="float">
            <text:p>-0.466</text:p>
          </table:table-cell>
          <table:table-cell office:value-type="float" office:value="-0.0469826980778" calcext:value-type="float">
            <text:p>-0.0469826981</text:p>
          </table:table-cell>
          <table:table-cell office:value-type="float" office:value="5.03610086441" calcext:value-type="float">
            <text:p>5.0361008644</text:p>
          </table:table-cell>
          <table:table-cell office:value-type="float" office:value="-1.34166324139" calcext:value-type="float">
            <text:p>-1.3416632414</text:p>
          </table:table-cell>
          <table:table-cell office:value-type="float" office:value="7.87566995621" calcext:value-type="float">
            <text:p>7.8756699562</text:p>
          </table:table-cell>
          <table:table-cell office:value-type="float" office:value="4.28610086441" calcext:value-type="float">
            <text:p>4.2861008644</text:p>
          </table:table-cell>
          <table:table-cell office:value-type="float" office:value="-1.34166324139" calcext:value-type="float">
            <text:p>-1.3416632414</text:p>
          </table:table-cell>
          <table:table-cell office:value-type="float" office:value="7.87566995621" calcext:value-type="float">
            <text:p>7.8756699562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6.139" calcext:value-type="float">
            <text:p>6.139</text:p>
          </table:table-cell>
          <table:table-cell office:value-type="float" office:value="-0.468" calcext:value-type="float">
            <text:p>-0.468</text:p>
          </table:table-cell>
          <table:table-cell office:value-type="float" office:value="-0.0384904896007" calcext:value-type="float">
            <text:p>-0.0384904896</text:p>
          </table:table-cell>
          <table:table-cell office:value-type="float" office:value="5.04878330231" calcext:value-type="float">
            <text:p>5.0487833023</text:p>
          </table:table-cell>
          <table:table-cell office:value-type="float" office:value="-1.34691250324" calcext:value-type="float">
            <text:p>-1.3469125032</text:p>
          </table:table-cell>
          <table:table-cell office:value-type="float" office:value="6.97318983078" calcext:value-type="float">
            <text:p>6.9731898308</text:p>
          </table:table-cell>
          <table:table-cell office:value-type="float" office:value="4.29878330231" calcext:value-type="float">
            <text:p>4.2987833023</text:p>
          </table:table-cell>
          <table:table-cell office:value-type="float" office:value="-1.34691250324" calcext:value-type="float">
            <text:p>-1.3469125032</text:p>
          </table:table-cell>
          <table:table-cell office:value-type="float" office:value="6.97318983078" calcext:value-type="float">
            <text:p>6.9731898308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6.164" calcext:value-type="float">
            <text:p>6.164</text:p>
          </table:table-cell>
          <table:table-cell office:value-type="float" office:value="-0.47" calcext:value-type="float">
            <text:p>-0.47</text:p>
          </table:table-cell>
          <table:table-cell office:value-type="float" office:value="-0.0304952714491" calcext:value-type="float">
            <text:p>-0.0304952714</text:p>
          </table:table-cell>
          <table:table-cell office:value-type="float" office:value="5.06033849716" calcext:value-type="float">
            <text:p>5.0603384972</text:p>
          </table:table-cell>
          <table:table-cell office:value-type="float" office:value="-1.35252130032" calcext:value-type="float">
            <text:p>-1.3525213003</text:p>
          </table:table-cell>
          <table:table-cell office:value-type="float" office:value="6.10288286209" calcext:value-type="float">
            <text:p>6.1028828621</text:p>
          </table:table-cell>
          <table:table-cell office:value-type="float" office:value="4.31033849716" calcext:value-type="float">
            <text:p>4.3103384972</text:p>
          </table:table-cell>
          <table:table-cell office:value-type="float" office:value="-1.35252130032" calcext:value-type="float">
            <text:p>-1.3525213003</text:p>
          </table:table-cell>
          <table:table-cell office:value-type="float" office:value="6.10288286209" calcext:value-type="float">
            <text:p>6.1028828621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6.188" calcext:value-type="float">
            <text:p>6.188</text:p>
          </table:table-cell>
          <table:table-cell office:value-type="float" office:value="-0.471" calcext:value-type="float">
            <text:p>-0.471</text:p>
          </table:table-cell>
          <table:table-cell office:value-type="float" office:value="-0.0229979722203" calcext:value-type="float">
            <text:p>-0.0229979722</text:p>
          </table:table-cell>
          <table:table-cell office:value-type="float" office:value="5.0692949295" calcext:value-type="float">
            <text:p>5.0692949295</text:p>
          </table:table-cell>
          <table:table-cell office:value-type="float" office:value="-1.35811281204" calcext:value-type="float">
            <text:p>-1.358112812</text:p>
          </table:table-cell>
          <table:table-cell office:value-type="float" office:value="5.22719621658" calcext:value-type="float">
            <text:p>5.2271962166</text:p>
          </table:table-cell>
          <table:table-cell office:value-type="float" office:value="4.3192949295" calcext:value-type="float">
            <text:p>4.3192949295</text:p>
          </table:table-cell>
          <table:table-cell office:value-type="float" office:value="-1.35811281204" calcext:value-type="float">
            <text:p>-1.358112812</text:p>
          </table:table-cell>
          <table:table-cell office:value-type="float" office:value="5.22719621658" calcext:value-type="float">
            <text:p>5.2271962166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6.213" calcext:value-type="float">
            <text:p>6.213</text:p>
          </table:table-cell>
          <table:table-cell office:value-type="float" office:value="-0.472" calcext:value-type="float">
            <text:p>-0.472</text:p>
          </table:table-cell>
          <table:table-cell office:value-type="float" office:value="-0.0154993793616" calcext:value-type="float">
            <text:p>-0.0154993794</text:p>
          </table:table-cell>
          <table:table-cell office:value-type="float" office:value="5.07860469818" calcext:value-type="float">
            <text:p>5.0786046982</text:p>
          </table:table-cell>
          <table:table-cell office:value-type="float" office:value="-1.36460649967" calcext:value-type="float">
            <text:p>-1.3646064997</text:p>
          </table:table-cell>
          <table:table-cell office:value-type="float" office:value="4.32310676575" calcext:value-type="float">
            <text:p>4.3231067658</text:p>
          </table:table-cell>
          <table:table-cell office:value-type="float" office:value="4.32860469818" calcext:value-type="float">
            <text:p>4.3286046982</text:p>
          </table:table-cell>
          <table:table-cell office:value-type="float" office:value="-1.36460649967" calcext:value-type="float">
            <text:p>-1.3646064997</text:p>
          </table:table-cell>
          <table:table-cell office:value-type="float" office:value="4.32310676575" calcext:value-type="float">
            <text:p>4.3231067658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6.239" calcext:value-type="float">
            <text:p>6.239</text:p>
          </table:table-cell>
          <table:table-cell office:value-type="float" office:value="-0.473" calcext:value-type="float">
            <text:p>-0.473</text:p>
          </table:table-cell>
          <table:table-cell office:value-type="float" office:value="-0.00499997916669" calcext:value-type="float">
            <text:p>-0.0049999792</text:p>
          </table:table-cell>
          <table:table-cell office:value-type="float" office:value="5.08751058578" calcext:value-type="float">
            <text:p>5.0875105858</text:p>
          </table:table-cell>
          <table:table-cell office:value-type="float" office:value="-1.37071430683" calcext:value-type="float">
            <text:p>-1.3707143068</text:p>
          </table:table-cell>
          <table:table-cell office:value-type="float" office:value="3.43571543694" calcext:value-type="float">
            <text:p>3.4357154369</text:p>
          </table:table-cell>
          <table:table-cell office:value-type="float" office:value="4.33751058578" calcext:value-type="float">
            <text:p>4.3375105858</text:p>
          </table:table-cell>
          <table:table-cell office:value-type="float" office:value="-1.37071430683" calcext:value-type="float">
            <text:p>-1.3707143068</text:p>
          </table:table-cell>
          <table:table-cell office:value-type="float" office:value="3.43571543694" calcext:value-type="float">
            <text:p>3.4357154369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6.264" calcext:value-type="float">
            <text:p>6.264</text:p>
          </table:table-cell>
          <table:table-cell office:value-type="float" office:value="-0.473" calcext:value-type="float">
            <text:p>-0.473</text:p>
          </table:table-cell>
          <table:table-cell office:value-type="float" office:value="0.00399998933334" calcext:value-type="float">
            <text:p>0.0039999893</text:p>
          </table:table-cell>
          <table:table-cell office:value-type="float" office:value="5.09551239014" calcext:value-type="float">
            <text:p>5.0955123901</text:p>
          </table:table-cell>
          <table:table-cell office:value-type="float" office:value="-1.37671518326" calcext:value-type="float">
            <text:p>-1.3767151833</text:p>
          </table:table-cell>
          <table:table-cell office:value-type="float" office:value="2.55686068535" calcext:value-type="float">
            <text:p>2.5568606854</text:p>
          </table:table-cell>
          <table:table-cell office:value-type="float" office:value="4.34551239014" calcext:value-type="float">
            <text:p>4.3455123901</text:p>
          </table:table-cell>
          <table:table-cell office:value-type="float" office:value="-1.37671518326" calcext:value-type="float">
            <text:p>-1.3767151833</text:p>
          </table:table-cell>
          <table:table-cell office:value-type="float" office:value="2.55686068535" calcext:value-type="float">
            <text:p>2.55686068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29" calcext:value-type="float">
            <text:p>6.29</text:p>
          </table:table-cell>
          <table:table-cell office:value-type="float" office:value="-0.472" calcext:value-type="float">
            <text:p>-0.472</text:p>
          </table:table-cell>
          <table:table-cell office:value-type="float" office:value="0.0124996744817" calcext:value-type="float">
            <text:p>0.0124996745</text:p>
          </table:table-cell>
          <table:table-cell office:value-type="float" office:value="5.10251522064" calcext:value-type="float">
            <text:p>5.1025152206</text:p>
          </table:table-cell>
          <table:table-cell office:value-type="float" office:value="-1.38323688507" calcext:value-type="float">
            <text:p>-1.3832368851</text:p>
          </table:table-cell>
          <table:table-cell office:value-type="float" office:value="1.6587716341" calcext:value-type="float">
            <text:p>1.6587716341</text:p>
          </table:table-cell>
          <table:table-cell office:value-type="float" office:value="4.35251522064" calcext:value-type="float">
            <text:p>4.3525152206</text:p>
          </table:table-cell>
          <table:table-cell office:value-type="float" office:value="-1.38323688507" calcext:value-type="float">
            <text:p>-1.3832368851</text:p>
          </table:table-cell>
          <table:table-cell office:value-type="float" office:value="1.6587716341" calcext:value-type="float">
            <text:p>1.6587716341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6.314" calcext:value-type="float">
            <text:p>6.314</text:p>
          </table:table-cell>
          <table:table-cell office:value-type="float" office:value="-0.471" calcext:value-type="float">
            <text:p>-0.471</text:p>
          </table:table-cell>
          <table:table-cell office:value-type="float" office:value="0.020998456534" calcext:value-type="float">
            <text:p>0.0209984565</text:p>
          </table:table-cell>
          <table:table-cell office:value-type="float" office:value="5.10979127884" calcext:value-type="float">
            <text:p>5.1097912788</text:p>
          </table:table-cell>
          <table:table-cell office:value-type="float" office:value="-1.39042663574" calcext:value-type="float">
            <text:p>-1.3904266357</text:p>
          </table:table-cell>
          <table:table-cell office:value-type="float" office:value="0.716398954391" calcext:value-type="float">
            <text:p>0.7163989544</text:p>
          </table:table-cell>
          <table:table-cell office:value-type="float" office:value="4.35979127884" calcext:value-type="float">
            <text:p>4.3597912788</text:p>
          </table:table-cell>
          <table:table-cell office:value-type="float" office:value="-1.39042663574" calcext:value-type="float">
            <text:p>-1.3904266357</text:p>
          </table:table-cell>
          <table:table-cell office:value-type="float" office:value="0.716398954391" calcext:value-type="float">
            <text:p>0.7163989544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6.338" calcext:value-type="float">
            <text:p>6.338</text:p>
          </table:table-cell>
          <table:table-cell office:value-type="float" office:value="-0.47" calcext:value-type="float">
            <text:p>-0.47</text:p>
          </table:table-cell>
          <table:table-cell office:value-type="float" office:value="0.0284961419692" calcext:value-type="float">
            <text:p>0.028496142</text:p>
          </table:table-cell>
          <table:table-cell office:value-type="float" office:value="5.11900854111" calcext:value-type="float">
            <text:p>5.1190085411</text:p>
          </table:table-cell>
          <table:table-cell office:value-type="float" office:value="-1.39777171612" calcext:value-type="float">
            <text:p>-1.3977717161</text:p>
          </table:table-cell>
          <table:table-cell office:value-type="float" office:value="-0.242838650942" calcext:value-type="float">
            <text:p>-0.2428386509</text:p>
          </table:table-cell>
          <table:table-cell office:value-type="float" office:value="4.36900854111" calcext:value-type="float">
            <text:p>4.3690085411</text:p>
          </table:table-cell>
          <table:table-cell office:value-type="float" office:value="-1.39777171612" calcext:value-type="float">
            <text:p>-1.3977717161</text:p>
          </table:table-cell>
          <table:table-cell office:value-type="float" office:value="-0.242838650942" calcext:value-type="float">
            <text:p>-0.2428386509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6.361" calcext:value-type="float">
            <text:p>6.361</text:p>
          </table:table-cell>
          <table:table-cell office:value-type="float" office:value="-0.469" calcext:value-type="float">
            <text:p>-0.469</text:p>
          </table:table-cell>
          <table:table-cell office:value-type="float" office:value="0.036491896019" calcext:value-type="float">
            <text:p>0.036491896</text:p>
          </table:table-cell>
          <table:table-cell office:value-type="float" office:value="5.12726259232" calcext:value-type="float">
            <text:p>5.1272625923</text:p>
          </table:table-cell>
          <table:table-cell office:value-type="float" office:value="-1.40487682819" calcext:value-type="float">
            <text:p>-1.4048768282</text:p>
          </table:table-cell>
          <table:table-cell office:value-type="float" office:value="-1.20250856876" calcext:value-type="float">
            <text:p>-1.2025085688</text:p>
          </table:table-cell>
          <table:table-cell office:value-type="float" office:value="4.37726259232" calcext:value-type="float">
            <text:p>4.3772625923</text:p>
          </table:table-cell>
          <table:table-cell office:value-type="float" office:value="-1.40487682819" calcext:value-type="float">
            <text:p>-1.4048768282</text:p>
          </table:table-cell>
          <table:table-cell office:value-type="float" office:value="-1.20250856876" calcext:value-type="float">
            <text:p>-1.2025085688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6.384" calcext:value-type="float">
            <text:p>6.384</text:p>
          </table:table-cell>
          <table:table-cell office:value-type="float" office:value="-0.467" calcext:value-type="float">
            <text:p>-0.467</text:p>
          </table:table-cell>
          <table:table-cell office:value-type="float" office:value="0.0454843022292" calcext:value-type="float">
            <text:p>0.0454843022</text:p>
          </table:table-cell>
          <table:table-cell office:value-type="float" office:value="5.13629674911" calcext:value-type="float">
            <text:p>5.1362967491</text:p>
          </table:table-cell>
          <table:table-cell office:value-type="float" office:value="-1.41133677959" calcext:value-type="float">
            <text:p>-1.4113367796</text:p>
          </table:table-cell>
          <table:table-cell office:value-type="float" office:value="-2.13905930519" calcext:value-type="float">
            <text:p>-2.1390593052</text:p>
          </table:table-cell>
          <table:table-cell office:value-type="float" office:value="4.38629674911" calcext:value-type="float">
            <text:p>4.3862967491</text:p>
          </table:table-cell>
          <table:table-cell office:value-type="float" office:value="-1.41133677959" calcext:value-type="float">
            <text:p>-1.4113367796</text:p>
          </table:table-cell>
          <table:table-cell office:value-type="float" office:value="-2.13905930519" calcext:value-type="float">
            <text:p>-2.1390593052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6.406" calcext:value-type="float">
            <text:p>6.406</text:p>
          </table:table-cell>
          <table:table-cell office:value-type="float" office:value="-0.465" calcext:value-type="float">
            <text:p>-0.465</text:p>
          </table:table-cell>
          <table:table-cell office:value-type="float" office:value="0.0539737598261" calcext:value-type="float">
            <text:p>0.0539737598</text:p>
          </table:table-cell>
          <table:table-cell office:value-type="float" office:value="5.14244365692" calcext:value-type="float">
            <text:p>5.1424436569</text:p>
          </table:table-cell>
          <table:table-cell office:value-type="float" office:value="-1.41823065281" calcext:value-type="float">
            <text:p>-1.4182306528</text:p>
          </table:table-cell>
          <table:table-cell office:value-type="float" office:value="-3.09207701683" calcext:value-type="float">
            <text:p>-3.0920770168</text:p>
          </table:table-cell>
          <table:table-cell office:value-type="float" office:value="4.39244365692" calcext:value-type="float">
            <text:p>4.3924436569</text:p>
          </table:table-cell>
          <table:table-cell office:value-type="float" office:value="-1.41823065281" calcext:value-type="float">
            <text:p>-1.4182306528</text:p>
          </table:table-cell>
          <table:table-cell office:value-type="float" office:value="-3.09207701683" calcext:value-type="float">
            <text:p>-3.0920770168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6.428" calcext:value-type="float">
            <text:p>6.428</text:p>
          </table:table-cell>
          <table:table-cell office:value-type="float" office:value="-0.462" calcext:value-type="float">
            <text:p>-0.462</text:p>
          </table:table-cell>
          <table:table-cell office:value-type="float" office:value="0.0619602863004" calcext:value-type="float">
            <text:p>0.0619602863</text:p>
          </table:table-cell>
          <table:table-cell office:value-type="float" office:value="5.14850568771" calcext:value-type="float">
            <text:p>5.1485056877</text:p>
          </table:table-cell>
          <table:table-cell office:value-type="float" office:value="-1.42571949959" calcext:value-type="float">
            <text:p>-1.4257194996</text:p>
          </table:table-cell>
          <table:table-cell office:value-type="float" office:value="-4.07961750031" calcext:value-type="float">
            <text:p>-4.0796175003</text:p>
          </table:table-cell>
          <table:table-cell office:value-type="float" office:value="4.39850568771" calcext:value-type="float">
            <text:p>4.3985056877</text:p>
          </table:table-cell>
          <table:table-cell office:value-type="float" office:value="-1.42571949959" calcext:value-type="float">
            <text:p>-1.4257194996</text:p>
          </table:table-cell>
          <table:table-cell office:value-type="float" office:value="-4.07961750031" calcext:value-type="float">
            <text:p>-4.0796175003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6.451" calcext:value-type="float">
            <text:p>6.451</text:p>
          </table:table-cell>
          <table:table-cell office:value-type="float" office:value="-0.459" calcext:value-type="float">
            <text:p>-0.459</text:p>
          </table:table-cell>
          <table:table-cell office:value-type="float" office:value="0.0714390945911" calcext:value-type="float">
            <text:p>0.0714390946</text:p>
          </table:table-cell>
          <table:table-cell office:value-type="float" office:value="5.15452480316" calcext:value-type="float">
            <text:p>5.1545248032</text:p>
          </table:table-cell>
          <table:table-cell office:value-type="float" office:value="-1.43373429775" calcext:value-type="float">
            <text:p>-1.4337342978</text:p>
          </table:table-cell>
          <table:table-cell office:value-type="float" office:value="-5.09155321121" calcext:value-type="float">
            <text:p>-5.0915532112</text:p>
          </table:table-cell>
          <table:table-cell office:value-type="float" office:value="4.40452480316" calcext:value-type="float">
            <text:p>4.4045248032</text:p>
          </table:table-cell>
          <table:table-cell office:value-type="float" office:value="-1.43373429775" calcext:value-type="float">
            <text:p>-1.4337342978</text:p>
          </table:table-cell>
          <table:table-cell office:value-type="float" office:value="-5.09155321121" calcext:value-type="float">
            <text:p>-5.0915532112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6.473" calcext:value-type="float">
            <text:p>6.473</text:p>
          </table:table-cell>
          <table:table-cell office:value-type="float" office:value="-0.456" calcext:value-type="float">
            <text:p>-0.456</text:p>
          </table:table-cell>
          <table:table-cell office:value-type="float" office:value="0.0804130848122" calcext:value-type="float">
            <text:p>0.0804130848</text:p>
          </table:table-cell>
          <table:table-cell office:value-type="float" office:value="5.16180229187" calcext:value-type="float">
            <text:p>5.1618022919</text:p>
          </table:table-cell>
          <table:table-cell office:value-type="float" office:value="-1.4424405098" calcext:value-type="float">
            <text:p>-1.4424405098</text:p>
          </table:table-cell>
          <table:table-cell office:value-type="float" office:value="-6.15720701218" calcext:value-type="float">
            <text:p>-6.1572070122</text:p>
          </table:table-cell>
          <table:table-cell office:value-type="float" office:value="4.41180229187" calcext:value-type="float">
            <text:p>4.4118022919</text:p>
          </table:table-cell>
          <table:table-cell office:value-type="float" office:value="-1.4424405098" calcext:value-type="float">
            <text:p>-1.4424405098</text:p>
          </table:table-cell>
          <table:table-cell office:value-type="float" office:value="-6.15720701218" calcext:value-type="float">
            <text:p>-6.1572070122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6.494" calcext:value-type="float">
            <text:p>6.494</text:p>
          </table:table-cell>
          <table:table-cell office:value-type="float" office:value="-0.452" calcext:value-type="float">
            <text:p>-0.452</text:p>
          </table:table-cell>
          <table:table-cell office:value-type="float" office:value="0.0893805616174" calcext:value-type="float">
            <text:p>0.0893805616</text:p>
          </table:table-cell>
          <table:table-cell office:value-type="float" office:value="5.16820526123" calcext:value-type="float">
            <text:p>5.1682052612</text:p>
          </table:table-cell>
          <table:table-cell office:value-type="float" office:value="-1.45136964321" calcext:value-type="float">
            <text:p>-1.4513696432</text:p>
          </table:table-cell>
          <table:table-cell office:value-type="float" office:value="-7.24117612839" calcext:value-type="float">
            <text:p>-7.2411761284</text:p>
          </table:table-cell>
          <table:table-cell office:value-type="float" office:value="4.41820526123" calcext:value-type="float">
            <text:p>4.4182052612</text:p>
          </table:table-cell>
          <table:table-cell office:value-type="float" office:value="-1.45136964321" calcext:value-type="float">
            <text:p>-1.4513696432</text:p>
          </table:table-cell>
          <table:table-cell office:value-type="float" office:value="-7.24117612839" calcext:value-type="float">
            <text:p>-7.24117612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515" calcext:value-type="float">
            <text:p>6.515</text:p>
          </table:table-cell>
          <table:table-cell office:value-type="float" office:value="-0.448" calcext:value-type="float">
            <text:p>-0.448</text:p>
          </table:table-cell>
          <table:table-cell office:value-type="float" office:value="0.0988383627307" calcext:value-type="float">
            <text:p>0.0988383627</text:p>
          </table:table-cell>
          <table:table-cell office:value-type="float" office:value="5.17499303818" calcext:value-type="float">
            <text:p>5.1749930382</text:p>
          </table:table-cell>
          <table:table-cell office:value-type="float" office:value="-1.4603676796" calcext:value-type="float">
            <text:p>-1.4603676796</text:p>
          </table:table-cell>
          <table:table-cell office:value-type="float" office:value="-8.36200809479" calcext:value-type="float">
            <text:p>-8.3620080948</text:p>
          </table:table-cell>
          <table:table-cell office:value-type="float" office:value="4.42499303818" calcext:value-type="float">
            <text:p>4.4249930382</text:p>
          </table:table-cell>
          <table:table-cell office:value-type="float" office:value="-1.4603676796" calcext:value-type="float">
            <text:p>-1.4603676796</text:p>
          </table:table-cell>
          <table:table-cell office:value-type="float" office:value="-8.36200809479" calcext:value-type="float">
            <text:p>-8.3620080948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6.536" calcext:value-type="float">
            <text:p>6.536</text:p>
          </table:table-cell>
          <table:table-cell office:value-type="float" office:value="-0.444" calcext:value-type="float">
            <text:p>-0.444</text:p>
          </table:table-cell>
          <table:table-cell office:value-type="float" office:value="0.108784290016" calcext:value-type="float">
            <text:p>0.10878429</text:p>
          </table:table-cell>
          <table:table-cell office:value-type="float" office:value="5.18176174164" calcext:value-type="float">
            <text:p>5.1817617416</text:p>
          </table:table-cell>
          <table:table-cell office:value-type="float" office:value="-1.46919965744" calcext:value-type="float">
            <text:p>-1.4691996574</text:p>
          </table:table-cell>
          <table:table-cell office:value-type="float" office:value="-9.49136638641" calcext:value-type="float">
            <text:p>-9.4913663864</text:p>
          </table:table-cell>
          <table:table-cell office:value-type="float" office:value="4.43176174164" calcext:value-type="float">
            <text:p>4.4317617416</text:p>
          </table:table-cell>
          <table:table-cell office:value-type="float" office:value="-1.46919965744" calcext:value-type="float">
            <text:p>-1.4691996574</text:p>
          </table:table-cell>
          <table:table-cell office:value-type="float" office:value="-9.49136638641" calcext:value-type="float">
            <text:p>-9.4913663864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6.557" calcext:value-type="float">
            <text:p>6.557</text:p>
          </table:table-cell>
          <table:table-cell office:value-type="float" office:value="-0.439" calcext:value-type="float">
            <text:p>-0.439</text:p>
          </table:table-cell>
          <table:table-cell office:value-type="float" office:value="0.117726351917" calcext:value-type="float">
            <text:p>0.1177263519</text:p>
          </table:table-cell>
          <table:table-cell office:value-type="float" office:value="5.18754577637" calcext:value-type="float">
            <text:p>5.1875457764</text:p>
          </table:table-cell>
          <table:table-cell office:value-type="float" office:value="-1.47828662395" calcext:value-type="float">
            <text:p>-1.478286624</text:p>
          </table:table-cell>
          <table:table-cell office:value-type="float" office:value="-10.6367425919" calcext:value-type="float">
            <text:p>-10.6367425919</text:p>
          </table:table-cell>
          <table:table-cell office:value-type="float" office:value="4.43754577637" calcext:value-type="float">
            <text:p>4.4375457764</text:p>
          </table:table-cell>
          <table:table-cell office:value-type="float" office:value="-1.47828662395" calcext:value-type="float">
            <text:p>-1.478286624</text:p>
          </table:table-cell>
          <table:table-cell office:value-type="float" office:value="-10.6367425919" calcext:value-type="float">
            <text:p>-10.6367425919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6.577" calcext:value-type="float">
            <text:p>6.577</text:p>
          </table:table-cell>
          <table:table-cell office:value-type="float" office:value="-0.434" calcext:value-type="float">
            <text:p>-0.434</text:p>
          </table:table-cell>
          <table:table-cell office:value-type="float" office:value="0.128642516074" calcext:value-type="float">
            <text:p>0.1286425161</text:p>
          </table:table-cell>
          <table:table-cell office:value-type="float" office:value="5.19292068481" calcext:value-type="float">
            <text:p>5.1929206848</text:p>
          </table:table-cell>
          <table:table-cell office:value-type="float" office:value="-1.48897993565" calcext:value-type="float">
            <text:p>-1.4889799357</text:p>
          </table:table-cell>
          <table:table-cell office:value-type="float" office:value="-11.8916025162" calcext:value-type="float">
            <text:p>-11.8916025162</text:p>
          </table:table-cell>
          <table:table-cell office:value-type="float" office:value="4.44292068481" calcext:value-type="float">
            <text:p>4.4429206848</text:p>
          </table:table-cell>
          <table:table-cell office:value-type="float" office:value="-1.48897993565" calcext:value-type="float">
            <text:p>-1.4889799357</text:p>
          </table:table-cell>
          <table:table-cell office:value-type="float" office:value="-11.8916025162" calcext:value-type="float">
            <text:p>-11.8916025162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6.598" calcext:value-type="float">
            <text:p>6.598</text:p>
          </table:table-cell>
          <table:table-cell office:value-type="float" office:value="-0.429" calcext:value-type="float">
            <text:p>-0.429</text:p>
          </table:table-cell>
          <table:table-cell office:value-type="float" office:value="0.138552829042" calcext:value-type="float">
            <text:p>0.138552829</text:p>
          </table:table-cell>
          <table:table-cell office:value-type="float" office:value="5.1972951889" calcext:value-type="float">
            <text:p>5.1972951889</text:p>
          </table:table-cell>
          <table:table-cell office:value-type="float" office:value="-1.49861216545" calcext:value-type="float">
            <text:p>-1.4986121655</text:p>
          </table:table-cell>
          <table:table-cell office:value-type="float" office:value="-13.0914173126" calcext:value-type="float">
            <text:p>-13.0914173126</text:p>
          </table:table-cell>
          <table:table-cell office:value-type="float" office:value="4.4472951889" calcext:value-type="float">
            <text:p>4.4472951889</text:p>
          </table:table-cell>
          <table:table-cell office:value-type="float" office:value="-1.49861216545" calcext:value-type="float">
            <text:p>-1.4986121655</text:p>
          </table:table-cell>
          <table:table-cell office:value-type="float" office:value="-13.0914173126" calcext:value-type="float">
            <text:p>-13.0914173126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6.618" calcext:value-type="float">
            <text:p>6.618</text:p>
          </table:table-cell>
          <table:table-cell office:value-type="float" office:value="-0.423" calcext:value-type="float">
            <text:p>-0.423</text:p>
          </table:table-cell>
          <table:table-cell office:value-type="float" office:value="0.148449286841" calcext:value-type="float">
            <text:p>0.1484492868</text:p>
          </table:table-cell>
          <table:table-cell office:value-type="float" office:value="5.20094490051" calcext:value-type="float">
            <text:p>5.2009449005</text:p>
          </table:table-cell>
          <table:table-cell office:value-type="float" office:value="-1.5088211298" calcext:value-type="float">
            <text:p>-1.5088211298</text:p>
          </table:table-cell>
          <table:table-cell office:value-type="float" office:value="-14.3205957413" calcext:value-type="float">
            <text:p>-14.3205957413</text:p>
          </table:table-cell>
          <table:table-cell office:value-type="float" office:value="4.45094490051" calcext:value-type="float">
            <text:p>4.4509449005</text:p>
          </table:table-cell>
          <table:table-cell office:value-type="float" office:value="-1.5088211298" calcext:value-type="float">
            <text:p>-1.5088211298</text:p>
          </table:table-cell>
          <table:table-cell office:value-type="float" office:value="-14.3205957413" calcext:value-type="float">
            <text:p>-14.3205957413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6.639" calcext:value-type="float">
            <text:p>6.639</text:p>
          </table:table-cell>
          <table:table-cell office:value-type="float" office:value="-0.416" calcext:value-type="float">
            <text:p>-0.416</text:p>
          </table:table-cell>
          <table:table-cell office:value-type="float" office:value="0.158824573078" calcext:value-type="float">
            <text:p>0.1588245731</text:p>
          </table:table-cell>
          <table:table-cell office:value-type="float" office:value="5.20449066162" calcext:value-type="float">
            <text:p>5.2044906616</text:p>
          </table:table-cell>
          <table:table-cell office:value-type="float" office:value="-1.5196198225" calcext:value-type="float">
            <text:p>-1.5196198225</text:p>
          </table:table-cell>
          <table:table-cell office:value-type="float" office:value="-15.6064786911" calcext:value-type="float">
            <text:p>-15.6064786911</text:p>
          </table:table-cell>
          <table:table-cell office:value-type="float" office:value="4.45449066162" calcext:value-type="float">
            <text:p>4.4544906616</text:p>
          </table:table-cell>
          <table:table-cell office:value-type="float" office:value="-1.5196198225" calcext:value-type="float">
            <text:p>-1.5196198225</text:p>
          </table:table-cell>
          <table:table-cell office:value-type="float" office:value="-15.6064786911" calcext:value-type="float">
            <text:p>-15.6064786911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6.66" calcext:value-type="float">
            <text:p>6.66</text:p>
          </table:table-cell>
          <table:table-cell office:value-type="float" office:value="-0.409" calcext:value-type="float">
            <text:p>-0.409</text:p>
          </table:table-cell>
          <table:table-cell office:value-type="float" office:value="0.169675120282" calcext:value-type="float">
            <text:p>0.1696751203</text:p>
          </table:table-cell>
          <table:table-cell office:value-type="float" office:value="5.20650959015" calcext:value-type="float">
            <text:p>5.2065095902</text:p>
          </table:table-cell>
          <table:table-cell office:value-type="float" office:value="-1.53069937229" calcext:value-type="float">
            <text:p>-1.5306993723</text:p>
          </table:table-cell>
          <table:table-cell office:value-type="float" office:value="-16.9515228271" calcext:value-type="float">
            <text:p>-16.9515228271</text:p>
          </table:table-cell>
          <table:table-cell office:value-type="float" office:value="4.45650959015" calcext:value-type="float">
            <text:p>4.4565095902</text:p>
          </table:table-cell>
          <table:table-cell office:value-type="float" office:value="-1.53069937229" calcext:value-type="float">
            <text:p>-1.5306993723</text:p>
          </table:table-cell>
          <table:table-cell office:value-type="float" office:value="-16.9515228271" calcext:value-type="float">
            <text:p>-16.9515228271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6.68" calcext:value-type="float">
            <text:p>6.68</text:p>
          </table:table-cell>
          <table:table-cell office:value-type="float" office:value="-0.402" calcext:value-type="float">
            <text:p>-0.402</text:p>
          </table:table-cell>
          <table:table-cell office:value-type="float" office:value="0.180996901441" calcext:value-type="float">
            <text:p>0.1809969014</text:p>
          </table:table-cell>
          <table:table-cell office:value-type="float" office:value="5.20925807953" calcext:value-type="float">
            <text:p>5.2092580795</text:p>
          </table:table-cell>
          <table:table-cell office:value-type="float" office:value="-1.54171085358" calcext:value-type="float">
            <text:p>-1.5417108536</text:p>
          </table:table-cell>
          <table:table-cell office:value-type="float" office:value="-18.3105239868" calcext:value-type="float">
            <text:p>-18.3105239868</text:p>
          </table:table-cell>
          <table:table-cell office:value-type="float" office:value="4.45925807953" calcext:value-type="float">
            <text:p>4.4592580795</text:p>
          </table:table-cell>
          <table:table-cell office:value-type="float" office:value="-1.54171085358" calcext:value-type="float">
            <text:p>-1.5417108536</text:p>
          </table:table-cell>
          <table:table-cell office:value-type="float" office:value="-18.3105239868" calcext:value-type="float">
            <text:p>-18.3105239868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6.7" calcext:value-type="float">
            <text:p>6.7</text:p>
          </table:table-cell>
          <table:table-cell office:value-type="float" office:value="-0.394" calcext:value-type="float">
            <text:p>-0.394</text:p>
          </table:table-cell>
          <table:table-cell office:value-type="float" office:value="0.193275986927" calcext:value-type="float">
            <text:p>0.1932759869</text:p>
          </table:table-cell>
          <table:table-cell office:value-type="float" office:value="5.21236515045" calcext:value-type="float">
            <text:p>5.2123651505</text:p>
          </table:table-cell>
          <table:table-cell office:value-type="float" office:value="-1.55248951912" calcext:value-type="float">
            <text:p>-1.5524895191</text:p>
          </table:table-cell>
          <table:table-cell office:value-type="float" office:value="-19.7060089111" calcext:value-type="float">
            <text:p>-19.7060089111</text:p>
          </table:table-cell>
          <table:table-cell office:value-type="float" office:value="4.46236515045" calcext:value-type="float">
            <text:p>4.4623651505</text:p>
          </table:table-cell>
          <table:table-cell office:value-type="float" office:value="-1.55248951912" calcext:value-type="float">
            <text:p>-1.5524895191</text:p>
          </table:table-cell>
          <table:table-cell office:value-type="float" office:value="-19.7060089111" calcext:value-type="float">
            <text:p>-19.70600891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719" calcext:value-type="float">
            <text:p>6.719</text:p>
          </table:table-cell>
          <table:table-cell office:value-type="float" office:value="-0.386" calcext:value-type="float">
            <text:p>-0.386</text:p>
          </table:table-cell>
          <table:table-cell office:value-type="float" office:value="0.205524873434" calcext:value-type="float">
            <text:p>0.2055248734</text:p>
          </table:table-cell>
          <table:table-cell office:value-type="float" office:value="5.21496963501" calcext:value-type="float">
            <text:p>5.214969635</text:p>
          </table:table-cell>
          <table:table-cell office:value-type="float" office:value="-1.56311821938" calcext:value-type="float">
            <text:p>-1.5631182194</text:p>
          </table:table-cell>
          <table:table-cell office:value-type="float" office:value="-21.1099567413" calcext:value-type="float">
            <text:p>-21.1099567413</text:p>
          </table:table-cell>
          <table:table-cell office:value-type="float" office:value="4.46496963501" calcext:value-type="float">
            <text:p>4.464969635</text:p>
          </table:table-cell>
          <table:table-cell office:value-type="float" office:value="-1.56311821938" calcext:value-type="float">
            <text:p>-1.5631182194</text:p>
          </table:table-cell>
          <table:table-cell office:value-type="float" office:value="-21.1099567413" calcext:value-type="float">
            <text:p>-21.1099567413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6.738" calcext:value-type="float">
            <text:p>6.738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218717544507" calcext:value-type="float">
            <text:p>0.2187175445</text:p>
          </table:table-cell>
          <table:table-cell office:value-type="float" office:value="5.21868181229" calcext:value-type="float">
            <text:p>5.2186818123</text:p>
          </table:table-cell>
          <table:table-cell office:value-type="float" office:value="-1.57456755638" calcext:value-type="float">
            <text:p>-1.5745675564</text:p>
          </table:table-cell>
          <table:table-cell office:value-type="float" office:value="-22.5635814667" calcext:value-type="float">
            <text:p>-22.5635814667</text:p>
          </table:table-cell>
          <table:table-cell office:value-type="float" office:value="4.46868181229" calcext:value-type="float">
            <text:p>4.4686818123</text:p>
          </table:table-cell>
          <table:table-cell office:value-type="float" office:value="-1.57456755638" calcext:value-type="float">
            <text:p>-1.5745675564</text:p>
          </table:table-cell>
          <table:table-cell office:value-type="float" office:value="-22.5635814667" calcext:value-type="float">
            <text:p>-22.5635814667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6.758" calcext:value-type="float">
            <text:p>6.758</text:p>
          </table:table-cell>
          <table:table-cell office:value-type="float" office:value="-0.367" calcext:value-type="float">
            <text:p>-0.367</text:p>
          </table:table-cell>
          <table:table-cell office:value-type="float" office:value="0.232356699257" calcext:value-type="float">
            <text:p>0.2323566993</text:p>
          </table:table-cell>
          <table:table-cell office:value-type="float" office:value="5.22075796127" calcext:value-type="float">
            <text:p>5.2207579613</text:p>
          </table:table-cell>
          <table:table-cell office:value-type="float" office:value="-1.57921099663" calcext:value-type="float">
            <text:p>-1.5792109966</text:p>
          </table:table-cell>
          <table:table-cell office:value-type="float" office:value="-24.0060100555" calcext:value-type="float">
            <text:p>-24.0060100555</text:p>
          </table:table-cell>
          <table:table-cell office:value-type="float" office:value="4.47075796127" calcext:value-type="float">
            <text:p>4.4707579613</text:p>
          </table:table-cell>
          <table:table-cell office:value-type="float" office:value="-1.57921099663" calcext:value-type="float">
            <text:p>-1.5792109966</text:p>
          </table:table-cell>
          <table:table-cell office:value-type="float" office:value="-24.0060100555" calcext:value-type="float">
            <text:p>-24.0060100555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6.778" calcext:value-type="float">
            <text:p>6.778</text:p>
          </table:table-cell>
          <table:table-cell office:value-type="float" office:value="-0.357" calcext:value-type="float">
            <text:p>-0.357</text:p>
          </table:table-cell>
          <table:table-cell office:value-type="float" office:value="0.245950312838" calcext:value-type="float">
            <text:p>0.2459503128</text:p>
          </table:table-cell>
          <table:table-cell office:value-type="float" office:value="5.22379207611" calcext:value-type="float">
            <text:p>5.2237920761</text:p>
          </table:table-cell>
          <table:table-cell office:value-type="float" office:value="-1.58736240864" calcext:value-type="float">
            <text:p>-1.5873624086</text:p>
          </table:table-cell>
          <table:table-cell office:value-type="float" office:value="-25.5045375824" calcext:value-type="float">
            <text:p>-25.5045375824</text:p>
          </table:table-cell>
          <table:table-cell office:value-type="float" office:value="4.47379207611" calcext:value-type="float">
            <text:p>4.4737920761</text:p>
          </table:table-cell>
          <table:table-cell office:value-type="float" office:value="-1.58736240864" calcext:value-type="float">
            <text:p>-1.5873624086</text:p>
          </table:table-cell>
          <table:table-cell office:value-type="float" office:value="-25.5045375824" calcext:value-type="float">
            <text:p>-25.5045375824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6.798" calcext:value-type="float">
            <text:p>6.798</text:p>
          </table:table-cell>
          <table:table-cell office:value-type="float" office:value="-0.346" calcext:value-type="float">
            <text:p>-0.346</text:p>
          </table:table-cell>
          <table:table-cell office:value-type="float" office:value="0.259495720945" calcext:value-type="float">
            <text:p>0.2594957209</text:p>
          </table:table-cell>
          <table:table-cell office:value-type="float" office:value="5.22575807571" calcext:value-type="float">
            <text:p>5.2257580757</text:p>
          </table:table-cell>
          <table:table-cell office:value-type="float" office:value="-1.59661507607" calcext:value-type="float">
            <text:p>-1.5966150761</text:p>
          </table:table-cell>
          <table:table-cell office:value-type="float" office:value="-27.0534610748" calcext:value-type="float">
            <text:p>-27.0534610748</text:p>
          </table:table-cell>
          <table:table-cell office:value-type="float" office:value="4.47575807571" calcext:value-type="float">
            <text:p>4.4757580757</text:p>
          </table:table-cell>
          <table:table-cell office:value-type="float" office:value="-1.59661507607" calcext:value-type="float">
            <text:p>-1.5966150761</text:p>
          </table:table-cell>
          <table:table-cell office:value-type="float" office:value="-27.0534610748" calcext:value-type="float">
            <text:p>-27.0534610748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6.817" calcext:value-type="float">
            <text:p>6.817</text:p>
          </table:table-cell>
          <table:table-cell office:value-type="float" office:value="-0.335" calcext:value-type="float">
            <text:p>-0.335</text:p>
          </table:table-cell>
          <table:table-cell office:value-type="float" office:value="0.27250922622" calcext:value-type="float">
            <text:p>0.2725092262</text:p>
          </table:table-cell>
          <table:table-cell office:value-type="float" office:value="5.22691488266" calcext:value-type="float">
            <text:p>5.2269148827</text:p>
          </table:table-cell>
          <table:table-cell office:value-type="float" office:value="-1.60628092289" calcext:value-type="float">
            <text:p>-1.6062809229</text:p>
          </table:table-cell>
          <table:table-cell office:value-type="float" office:value="-28.6094646454" calcext:value-type="float">
            <text:p>-28.6094646454</text:p>
          </table:table-cell>
          <table:table-cell office:value-type="float" office:value="4.47691488266" calcext:value-type="float">
            <text:p>4.4769148827</text:p>
          </table:table-cell>
          <table:table-cell office:value-type="float" office:value="-1.60628092289" calcext:value-type="float">
            <text:p>-1.6062809229</text:p>
          </table:table-cell>
          <table:table-cell office:value-type="float" office:value="-28.6094646454" calcext:value-type="float">
            <text:p>-28.6094646454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6.836" calcext:value-type="float">
            <text:p>6.836</text:p>
          </table:table-cell>
          <table:table-cell office:value-type="float" office:value="-0.323" calcext:value-type="float">
            <text:p>-0.323</text:p>
          </table:table-cell>
          <table:table-cell office:value-type="float" office:value="0.285473067443" calcext:value-type="float">
            <text:p>0.2854730674</text:p>
          </table:table-cell>
          <table:table-cell office:value-type="float" office:value="5.23063755035" calcext:value-type="float">
            <text:p>5.2306375504</text:p>
          </table:table-cell>
          <table:table-cell office:value-type="float" office:value="-1.61573779583" calcext:value-type="float">
            <text:p>-1.6157377958</text:p>
          </table:table-cell>
          <table:table-cell office:value-type="float" office:value="-30.1366119385" calcext:value-type="float">
            <text:p>-30.1366119385</text:p>
          </table:table-cell>
          <table:table-cell office:value-type="float" office:value="4.48063755035" calcext:value-type="float">
            <text:p>4.4806375504</text:p>
          </table:table-cell>
          <table:table-cell office:value-type="float" office:value="-1.61573779583" calcext:value-type="float">
            <text:p>-1.6157377958</text:p>
          </table:table-cell>
          <table:table-cell office:value-type="float" office:value="-30.1366119385" calcext:value-type="float">
            <text:p>-30.1366119385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6.854" calcext:value-type="float">
            <text:p>6.854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29838488199" calcext:value-type="float">
            <text:p>0.298384882</text:p>
          </table:table-cell>
          <table:table-cell office:value-type="float" office:value="5.22869062424" calcext:value-type="float">
            <text:p>5.2286906242</text:p>
          </table:table-cell>
          <table:table-cell office:value-type="float" office:value="-1.62226903439" calcext:value-type="float">
            <text:p>-1.6222690344</text:p>
          </table:table-cell>
          <table:table-cell office:value-type="float" office:value="-31.6788234711" calcext:value-type="float">
            <text:p>-31.6788234711</text:p>
          </table:table-cell>
          <table:table-cell office:value-type="float" office:value="4.47869062424" calcext:value-type="float">
            <text:p>4.4786906242</text:p>
          </table:table-cell>
          <table:table-cell office:value-type="float" office:value="-1.62226903439" calcext:value-type="float">
            <text:p>-1.6222690344</text:p>
          </table:table-cell>
          <table:table-cell office:value-type="float" office:value="-31.6788234711" calcext:value-type="float">
            <text:p>-31.6788234711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6.871" calcext:value-type="float">
            <text:p>6.871</text:p>
          </table:table-cell>
          <table:table-cell office:value-type="float" office:value="-0.298" calcext:value-type="float">
            <text:p>-0.298</text:p>
          </table:table-cell>
          <table:table-cell office:value-type="float" office:value="0.311717443085" calcext:value-type="float">
            <text:p>0.3117174431</text:p>
          </table:table-cell>
          <table:table-cell office:value-type="float" office:value="5.22705173492" calcext:value-type="float">
            <text:p>5.2270517349</text:p>
          </table:table-cell>
          <table:table-cell office:value-type="float" office:value="-1.6283134222" calcext:value-type="float">
            <text:p>-1.6283134222</text:p>
          </table:table-cell>
          <table:table-cell office:value-type="float" office:value="-33.2323379517" calcext:value-type="float">
            <text:p>-33.2323379517</text:p>
          </table:table-cell>
          <table:table-cell office:value-type="float" office:value="4.47705173492" calcext:value-type="float">
            <text:p>4.4770517349</text:p>
          </table:table-cell>
          <table:table-cell office:value-type="float" office:value="-1.6283134222" calcext:value-type="float">
            <text:p>-1.6283134222</text:p>
          </table:table-cell>
          <table:table-cell office:value-type="float" office:value="-33.2323379517" calcext:value-type="float">
            <text:p>-33.2323379517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6.888" calcext:value-type="float">
            <text:p>6.888</text:p>
          </table:table-cell>
          <table:table-cell office:value-type="float" office:value="-0.286" calcext:value-type="float">
            <text:p>-0.286</text:p>
          </table:table-cell>
          <table:table-cell office:value-type="float" office:value="0.32546172683" calcext:value-type="float">
            <text:p>0.3254617268</text:p>
          </table:table-cell>
          <table:table-cell office:value-type="float" office:value="5.23459529877" calcext:value-type="float">
            <text:p>5.2345952988</text:p>
          </table:table-cell>
          <table:table-cell office:value-type="float" office:value="-1.63747310638" calcext:value-type="float">
            <text:p>-1.6374731064</text:p>
          </table:table-cell>
          <table:table-cell office:value-type="float" office:value="-34.7542152405" calcext:value-type="float">
            <text:p>-34.7542152405</text:p>
          </table:table-cell>
          <table:table-cell office:value-type="float" office:value="4.48459529877" calcext:value-type="float">
            <text:p>4.4845952988</text:p>
          </table:table-cell>
          <table:table-cell office:value-type="float" office:value="-1.63747310638" calcext:value-type="float">
            <text:p>-1.6374731064</text:p>
          </table:table-cell>
          <table:table-cell office:value-type="float" office:value="-34.7542152405" calcext:value-type="float">
            <text:p>-34.75421524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903" calcext:value-type="float">
            <text:p>6.903</text:p>
          </table:table-cell>
          <table:table-cell office:value-type="float" office:value="-0.274" calcext:value-type="float">
            <text:p>-0.274</text:p>
          </table:table-cell>
          <table:table-cell office:value-type="float" office:value="0.339137583445" calcext:value-type="float">
            <text:p>0.3391375834</text:p>
          </table:table-cell>
          <table:table-cell office:value-type="float" office:value="5.23713445663" calcext:value-type="float">
            <text:p>5.2371344566</text:p>
          </table:table-cell>
          <table:table-cell office:value-type="float" office:value="-1.64466619492" calcext:value-type="float">
            <text:p>-1.6446661949</text:p>
          </table:table-cell>
          <table:table-cell office:value-type="float" office:value="-36.2662963867" calcext:value-type="float">
            <text:p>-36.2662963867</text:p>
          </table:table-cell>
          <table:table-cell office:value-type="float" office:value="4.48713445663" calcext:value-type="float">
            <text:p>4.4871344566</text:p>
          </table:table-cell>
          <table:table-cell office:value-type="float" office:value="-1.64466619492" calcext:value-type="float">
            <text:p>-1.6446661949</text:p>
          </table:table-cell>
          <table:table-cell office:value-type="float" office:value="-36.2662963867" calcext:value-type="float">
            <text:p>-36.2662963867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6.916" calcext:value-type="float">
            <text:p>6.916</text:p>
          </table:table-cell>
          <table:table-cell office:value-type="float" office:value="-0.263" calcext:value-type="float">
            <text:p>-0.263</text:p>
          </table:table-cell>
          <table:table-cell office:value-type="float" office:value="0.353677681676" calcext:value-type="float">
            <text:p>0.3536776817</text:p>
          </table:table-cell>
          <table:table-cell office:value-type="float" office:value="5.24758481979" calcext:value-type="float">
            <text:p>5.2475848198</text:p>
          </table:table-cell>
          <table:table-cell office:value-type="float" office:value="-1.66148674488" calcext:value-type="float">
            <text:p>-1.6614867449</text:p>
          </table:table-cell>
          <table:table-cell office:value-type="float" office:value="-37.7828140259" calcext:value-type="float">
            <text:p>-37.7828140259</text:p>
          </table:table-cell>
          <table:table-cell office:value-type="float" office:value="4.49758481979" calcext:value-type="float">
            <text:p>4.4975848198</text:p>
          </table:table-cell>
          <table:table-cell office:value-type="float" office:value="-1.66148674488" calcext:value-type="float">
            <text:p>-1.6614867449</text:p>
          </table:table-cell>
          <table:table-cell office:value-type="float" office:value="-37.7828140259" calcext:value-type="float">
            <text:p>-37.7828140259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6.928" calcext:value-type="float">
            <text:p>6.928</text:p>
          </table:table-cell>
          <table:table-cell office:value-type="float" office:value="-0.252" calcext:value-type="float">
            <text:p>-0.252</text:p>
          </table:table-cell>
          <table:table-cell office:value-type="float" office:value="0.368597651117" calcext:value-type="float">
            <text:p>0.3685976511</text:p>
          </table:table-cell>
          <table:table-cell office:value-type="float" office:value="5.24812698364" calcext:value-type="float">
            <text:p>5.2481269836</text:p>
          </table:table-cell>
          <table:table-cell office:value-type="float" office:value="-1.67096614838" calcext:value-type="float">
            <text:p>-1.6709661484</text:p>
          </table:table-cell>
          <table:table-cell office:value-type="float" office:value="-39.3062553406" calcext:value-type="float">
            <text:p>-39.3062553406</text:p>
          </table:table-cell>
          <table:table-cell office:value-type="float" office:value="4.49812698364" calcext:value-type="float">
            <text:p>4.4981269836</text:p>
          </table:table-cell>
          <table:table-cell office:value-type="float" office:value="-1.67096614838" calcext:value-type="float">
            <text:p>-1.6709661484</text:p>
          </table:table-cell>
          <table:table-cell office:value-type="float" office:value="-39.3062553406" calcext:value-type="float">
            <text:p>-39.3062553406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6.938" calcext:value-type="float">
            <text:p>6.938</text:p>
          </table:table-cell>
          <table:table-cell office:value-type="float" office:value="-0.242" calcext:value-type="float">
            <text:p>-0.242</text:p>
          </table:table-cell>
          <table:table-cell office:value-type="float" office:value="0.382037471633" calcext:value-type="float">
            <text:p>0.3820374716</text:p>
          </table:table-cell>
          <table:table-cell office:value-type="float" office:value="5.24630641937" calcext:value-type="float">
            <text:p>5.2463064194</text:p>
          </table:table-cell>
          <table:table-cell office:value-type="float" office:value="-1.67777919769" calcext:value-type="float">
            <text:p>-1.6777791977</text:p>
          </table:table-cell>
          <table:table-cell office:value-type="float" office:value="-40.8256950378" calcext:value-type="float">
            <text:p>-40.8256950378</text:p>
          </table:table-cell>
          <table:table-cell office:value-type="float" office:value="4.49630641937" calcext:value-type="float">
            <text:p>4.4963064194</text:p>
          </table:table-cell>
          <table:table-cell office:value-type="float" office:value="-1.67777919769" calcext:value-type="float">
            <text:p>-1.6777791977</text:p>
          </table:table-cell>
          <table:table-cell office:value-type="float" office:value="-40.8256950378" calcext:value-type="float">
            <text:p>-40.8256950378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6.948" calcext:value-type="float">
            <text:p>6.948</text:p>
          </table:table-cell>
          <table:table-cell office:value-type="float" office:value="-0.232" calcext:value-type="float">
            <text:p>-0.232</text:p>
          </table:table-cell>
          <table:table-cell office:value-type="float" office:value="0.394937665605" calcext:value-type="float">
            <text:p>0.3949376656</text:p>
          </table:table-cell>
          <table:table-cell office:value-type="float" office:value="5.2440071106" calcext:value-type="float">
            <text:p>5.2440071106</text:p>
          </table:table-cell>
          <table:table-cell office:value-type="float" office:value="-1.6858369112" calcext:value-type="float">
            <text:p>-1.6858369112</text:p>
          </table:table-cell>
          <table:table-cell office:value-type="float" office:value="-42.3852043152" calcext:value-type="float">
            <text:p>-42.3852043152</text:p>
          </table:table-cell>
          <table:table-cell office:value-type="float" office:value="4.4940071106" calcext:value-type="float">
            <text:p>4.4940071106</text:p>
          </table:table-cell>
          <table:table-cell office:value-type="float" office:value="-1.6858369112" calcext:value-type="float">
            <text:p>-1.6858369112</text:p>
          </table:table-cell>
          <table:table-cell office:value-type="float" office:value="-42.3852043152" calcext:value-type="float">
            <text:p>-42.3852043152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6.958" calcext:value-type="float">
            <text:p>6.958</text:p>
          </table:table-cell>
          <table:table-cell office:value-type="float" office:value="-0.222" calcext:value-type="float">
            <text:p>-0.222</text:p>
          </table:table-cell>
          <table:table-cell office:value-type="float" office:value="0.40776045306" calcext:value-type="float">
            <text:p>0.4077604531</text:p>
          </table:table-cell>
          <table:table-cell office:value-type="float" office:value="5.24239635468" calcext:value-type="float">
            <text:p>5.2423963547</text:p>
          </table:table-cell>
          <table:table-cell office:value-type="float" office:value="-1.69241023064" calcext:value-type="float">
            <text:p>-1.6924102306</text:p>
          </table:table-cell>
          <table:table-cell office:value-type="float" office:value="-43.9568901062" calcext:value-type="float">
            <text:p>-43.9568901062</text:p>
          </table:table-cell>
          <table:table-cell office:value-type="float" office:value="4.49239635468" calcext:value-type="float">
            <text:p>4.4923963547</text:p>
          </table:table-cell>
          <table:table-cell office:value-type="float" office:value="-1.69241023064" calcext:value-type="float">
            <text:p>-1.6924102306</text:p>
          </table:table-cell>
          <table:table-cell office:value-type="float" office:value="-43.9568901062" calcext:value-type="float">
            <text:p>-43.9568901062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6.967" calcext:value-type="float">
            <text:p>6.967</text:p>
          </table:table-cell>
          <table:table-cell office:value-type="float" office:value="-0.211" calcext:value-type="float">
            <text:p>-0.211</text:p>
          </table:table-cell>
          <table:table-cell office:value-type="float" office:value="0.420956913688" calcext:value-type="float">
            <text:p>0.4209569137</text:p>
          </table:table-cell>
          <table:table-cell office:value-type="float" office:value="5.23650789261" calcext:value-type="float">
            <text:p>5.2365078926</text:p>
          </table:table-cell>
          <table:table-cell office:value-type="float" office:value="-1.69799149036" calcext:value-type="float">
            <text:p>-1.6979914904</text:p>
          </table:table-cell>
          <table:table-cell office:value-type="float" office:value="-45.5600776672" calcext:value-type="float">
            <text:p>-45.5600776672</text:p>
          </table:table-cell>
          <table:table-cell office:value-type="float" office:value="4.48650789261" calcext:value-type="float">
            <text:p>4.4865078926</text:p>
          </table:table-cell>
          <table:table-cell office:value-type="float" office:value="-1.69799149036" calcext:value-type="float">
            <text:p>-1.6979914904</text:p>
          </table:table-cell>
          <table:table-cell office:value-type="float" office:value="-45.5600776672" calcext:value-type="float">
            <text:p>-45.5600776672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6.975" calcext:value-type="float">
            <text:p>6.975</text:p>
          </table:table-cell>
          <table:table-cell office:value-type="float" office:value="-0.201" calcext:value-type="float">
            <text:p>-0.201</text:p>
          </table:table-cell>
          <table:table-cell office:value-type="float" office:value="0.433614374628" calcext:value-type="float">
            <text:p>0.4336143746</text:p>
          </table:table-cell>
          <table:table-cell office:value-type="float" office:value="5.23005151749" calcext:value-type="float">
            <text:p>5.2300515175</text:p>
          </table:table-cell>
          <table:table-cell office:value-type="float" office:value="-1.70130550861" calcext:value-type="float">
            <text:p>-1.7013055086</text:p>
          </table:table-cell>
          <table:table-cell office:value-type="float" office:value="-47.0886802673" calcext:value-type="float">
            <text:p>-47.0886802673</text:p>
          </table:table-cell>
          <table:table-cell office:value-type="float" office:value="4.48005151749" calcext:value-type="float">
            <text:p>4.4800515175</text:p>
          </table:table-cell>
          <table:table-cell office:value-type="float" office:value="-1.70130550861" calcext:value-type="float">
            <text:p>-1.7013055086</text:p>
          </table:table-cell>
          <table:table-cell office:value-type="float" office:value="-47.0886802673" calcext:value-type="float">
            <text:p>-47.0886802673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6.982" calcext:value-type="float">
            <text:p>6.982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447528755818" calcext:value-type="float">
            <text:p>0.4475287558</text:p>
          </table:table-cell>
          <table:table-cell office:value-type="float" office:value="5.2208147049" calcext:value-type="float">
            <text:p>5.2208147049</text:p>
          </table:table-cell>
          <table:table-cell office:value-type="float" office:value="-1.70592069626" calcext:value-type="float">
            <text:p>-1.7059206963</text:p>
          </table:table-cell>
          <table:table-cell office:value-type="float" office:value="-48.500453949" calcext:value-type="float">
            <text:p>-48.500453949</text:p>
          </table:table-cell>
          <table:table-cell office:value-type="float" office:value="4.4708147049" calcext:value-type="float">
            <text:p>4.4708147049</text:p>
          </table:table-cell>
          <table:table-cell office:value-type="float" office:value="-1.70592069626" calcext:value-type="float">
            <text:p>-1.7059206963</text:p>
          </table:table-cell>
          <table:table-cell office:value-type="float" office:value="-48.500453949" calcext:value-type="float">
            <text:p>-48.500453949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6.988" calcext:value-type="float">
            <text:p>6.988</text:p>
          </table:table-cell>
          <table:table-cell office:value-type="float" office:value="-0.184" calcext:value-type="float">
            <text:p>-0.184</text:p>
          </table:table-cell>
          <table:table-cell office:value-type="float" office:value="0.460448164155" calcext:value-type="float">
            <text:p>0.4604481642</text:p>
          </table:table-cell>
          <table:table-cell office:value-type="float" office:value="5.21022462845" calcext:value-type="float">
            <text:p>5.2102246285</text:p>
          </table:table-cell>
          <table:table-cell office:value-type="float" office:value="-1.71373283863" calcext:value-type="float">
            <text:p>-1.7137328386</text:p>
          </table:table-cell>
          <table:table-cell office:value-type="float" office:value="-49.8867301941" calcext:value-type="float">
            <text:p>-49.8867301941</text:p>
          </table:table-cell>
          <table:table-cell office:value-type="float" office:value="4.46022462845" calcext:value-type="float">
            <text:p>4.4602246285</text:p>
          </table:table-cell>
          <table:table-cell office:value-type="float" office:value="-1.71373283863" calcext:value-type="float">
            <text:p>-1.7137328386</text:p>
          </table:table-cell>
          <table:table-cell office:value-type="float" office:value="-49.8867301941" calcext:value-type="float">
            <text:p>-49.88673019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992" calcext:value-type="float">
            <text:p>6.992</text:p>
          </table:table-cell>
          <table:table-cell office:value-type="float" office:value="-0.178" calcext:value-type="float">
            <text:p>-0.178</text:p>
          </table:table-cell>
          <table:table-cell office:value-type="float" office:value="0.47238961146" calcext:value-type="float">
            <text:p>0.4723896115</text:p>
          </table:table-cell>
          <table:table-cell office:value-type="float" office:value="5.19892120361" calcext:value-type="float">
            <text:p>5.1989212036</text:p>
          </table:table-cell>
          <table:table-cell office:value-type="float" office:value="-1.72239649296" calcext:value-type="float">
            <text:p>-1.722396493</text:p>
          </table:table-cell>
          <table:table-cell office:value-type="float" office:value="-51.2985801697" calcext:value-type="float">
            <text:p>-51.2985801697</text:p>
          </table:table-cell>
          <table:table-cell office:value-type="float" office:value="4.44892120361" calcext:value-type="float">
            <text:p>4.4489212036</text:p>
          </table:table-cell>
          <table:table-cell office:value-type="float" office:value="-1.72239649296" calcext:value-type="float">
            <text:p>-1.722396493</text:p>
          </table:table-cell>
          <table:table-cell office:value-type="float" office:value="-51.2985801697" calcext:value-type="float">
            <text:p>-51.2985801697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6.995" calcext:value-type="float">
            <text:p>6.995</text:p>
          </table:table-cell>
          <table:table-cell office:value-type="float" office:value="-0.174" calcext:value-type="float">
            <text:p>-0.174</text:p>
          </table:table-cell>
          <table:table-cell office:value-type="float" office:value="0.483369792629" calcext:value-type="float">
            <text:p>0.4833697926</text:p>
          </table:table-cell>
          <table:table-cell office:value-type="float" office:value="5.18747758865" calcext:value-type="float">
            <text:p>5.1874775887</text:p>
          </table:table-cell>
          <table:table-cell office:value-type="float" office:value="-1.72967922688" calcext:value-type="float">
            <text:p>-1.7296792269</text:p>
          </table:table-cell>
          <table:table-cell office:value-type="float" office:value="-52.7388191223" calcext:value-type="float">
            <text:p>-52.7388191223</text:p>
          </table:table-cell>
          <table:table-cell office:value-type="float" office:value="4.43747758865" calcext:value-type="float">
            <text:p>4.4374775887</text:p>
          </table:table-cell>
          <table:table-cell office:value-type="float" office:value="-1.72967922688" calcext:value-type="float">
            <text:p>-1.7296792269</text:p>
          </table:table-cell>
          <table:table-cell office:value-type="float" office:value="-52.7388191223" calcext:value-type="float">
            <text:p>-52.7388191223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6.997" calcext:value-type="float">
            <text:p>6.997</text:p>
          </table:table-cell>
          <table:table-cell office:value-type="float" office:value="-0.171" calcext:value-type="float">
            <text:p>-0.171</text:p>
          </table:table-cell>
          <table:table-cell office:value-type="float" office:value="0.493404895346" calcext:value-type="float">
            <text:p>0.4934048953</text:p>
          </table:table-cell>
          <table:table-cell office:value-type="float" office:value="5.17818593979" calcext:value-type="float">
            <text:p>5.1781859398</text:p>
          </table:table-cell>
          <table:table-cell office:value-type="float" office:value="-1.73519587517" calcext:value-type="float">
            <text:p>-1.7351958752</text:p>
          </table:table-cell>
          <table:table-cell office:value-type="float" office:value="-54.2147483826" calcext:value-type="float">
            <text:p>-54.2147483826</text:p>
          </table:table-cell>
          <table:table-cell office:value-type="float" office:value="4.42818593979" calcext:value-type="float">
            <text:p>4.4281859398</text:p>
          </table:table-cell>
          <table:table-cell office:value-type="float" office:value="-1.73519587517" calcext:value-type="float">
            <text:p>-1.7351958752</text:p>
          </table:table-cell>
          <table:table-cell office:value-type="float" office:value="-54.2147483826" calcext:value-type="float">
            <text:p>-54.2147483826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6.998" calcext:value-type="float">
            <text:p>6.998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50423856236" calcext:value-type="float">
            <text:p>0.5042385624</text:p>
          </table:table-cell>
          <table:table-cell office:value-type="float" office:value="5.17155504227" calcext:value-type="float">
            <text:p>5.1715550423</text:p>
          </table:table-cell>
          <table:table-cell office:value-type="float" office:value="-1.74087154865" calcext:value-type="float">
            <text:p>-1.7408715487</text:p>
          </table:table-cell>
          <table:table-cell office:value-type="float" office:value="-55.7675018311" calcext:value-type="float">
            <text:p>-55.7675018311</text:p>
          </table:table-cell>
          <table:table-cell office:value-type="float" office:value="4.42155504227" calcext:value-type="float">
            <text:p>4.4215550423</text:p>
          </table:table-cell>
          <table:table-cell office:value-type="float" office:value="-1.74087154865" calcext:value-type="float">
            <text:p>-1.7408715487</text:p>
          </table:table-cell>
          <table:table-cell office:value-type="float" office:value="-55.7675018311" calcext:value-type="float">
            <text:p>-55.7675018311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6.999" calcext:value-type="float">
            <text:p>6.999</text:p>
          </table:table-cell>
          <table:table-cell office:value-type="float" office:value="-0.166" calcext:value-type="float">
            <text:p>-0.166</text:p>
          </table:table-cell>
          <table:table-cell office:value-type="float" office:value="0.514993443124" calcext:value-type="float">
            <text:p>0.5149934431</text:p>
          </table:table-cell>
          <table:table-cell office:value-type="float" office:value="5.16656064987" calcext:value-type="float">
            <text:p>5.1665606499</text:p>
          </table:table-cell>
          <table:table-cell office:value-type="float" office:value="-1.74882757664" calcext:value-type="float">
            <text:p>-1.7488275766</text:p>
          </table:table-cell>
          <table:table-cell office:value-type="float" office:value="-57.3768730164" calcext:value-type="float">
            <text:p>-57.3768730164</text:p>
          </table:table-cell>
          <table:table-cell office:value-type="float" office:value="4.41656064987" calcext:value-type="float">
            <text:p>4.4165606499</text:p>
          </table:table-cell>
          <table:table-cell office:value-type="float" office:value="-1.74882757664" calcext:value-type="float">
            <text:p>-1.7488275766</text:p>
          </table:table-cell>
          <table:table-cell office:value-type="float" office:value="-57.3768730164" calcext:value-type="float">
            <text:p>-57.3768730164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7" calcext:value-type="float">
            <text:p>7</text:p>
          </table:table-cell>
          <table:table-cell office:value-type="float" office:value="-0.165" calcext:value-type="float">
            <text:p>-0.165</text:p>
          </table:table-cell>
          <table:table-cell office:value-type="float" office:value="0.526093136433" calcext:value-type="float">
            <text:p>0.5260931364</text:p>
          </table:table-cell>
          <table:table-cell office:value-type="float" office:value="5.16177034378" calcext:value-type="float">
            <text:p>5.1617703438</text:p>
          </table:table-cell>
          <table:table-cell office:value-type="float" office:value="-1.75743162632" calcext:value-type="float">
            <text:p>-1.7574316263</text:p>
          </table:table-cell>
          <table:table-cell office:value-type="float" office:value="-59.0234413147" calcext:value-type="float">
            <text:p>-59.0234413147</text:p>
          </table:table-cell>
          <table:table-cell office:value-type="float" office:value="4.41177034378" calcext:value-type="float">
            <text:p>4.4117703438</text:p>
          </table:table-cell>
          <table:table-cell office:value-type="float" office:value="-1.75743162632" calcext:value-type="float">
            <text:p>-1.7574316263</text:p>
          </table:table-cell>
          <table:table-cell office:value-type="float" office:value="-59.0234413147" calcext:value-type="float">
            <text:p>-59.0234413147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7" calcext:value-type="float">
            <text:p>7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538368590659" calcext:value-type="float">
            <text:p>0.5383685907</text:p>
          </table:table-cell>
          <table:table-cell office:value-type="float" office:value="5.15530729294" calcext:value-type="float">
            <text:p>5.1553072929</text:p>
          </table:table-cell>
          <table:table-cell office:value-type="float" office:value="-1.76434719563" calcext:value-type="float">
            <text:p>-1.7643471956</text:p>
          </table:table-cell>
          <table:table-cell office:value-type="float" office:value="-60.659488678" calcext:value-type="float">
            <text:p>-60.659488678</text:p>
          </table:table-cell>
          <table:table-cell office:value-type="float" office:value="4.40530729294" calcext:value-type="float">
            <text:p>4.4053072929</text:p>
          </table:table-cell>
          <table:table-cell office:value-type="float" office:value="-1.76434719563" calcext:value-type="float">
            <text:p>-1.7643471956</text:p>
          </table:table-cell>
          <table:table-cell office:value-type="float" office:value="-60.659488678" calcext:value-type="float">
            <text:p>-60.659488678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7.001" calcext:value-type="float">
            <text:p>7.001</text:p>
          </table:table-cell>
          <table:table-cell office:value-type="float" office:value="-0.163" calcext:value-type="float">
            <text:p>-0.163</text:p>
          </table:table-cell>
          <table:table-cell office:value-type="float" office:value="0.550948193446" calcext:value-type="float">
            <text:p>0.5509481934</text:p>
          </table:table-cell>
          <table:table-cell office:value-type="float" office:value="5.14913082123" calcext:value-type="float">
            <text:p>5.1491308212</text:p>
          </table:table-cell>
          <table:table-cell office:value-type="float" office:value="-1.76899683475" calcext:value-type="float">
            <text:p>-1.7689968348</text:p>
          </table:table-cell>
          <table:table-cell office:value-type="float" office:value="-62.3005027771" calcext:value-type="float">
            <text:p>-62.3005027771</text:p>
          </table:table-cell>
          <table:table-cell office:value-type="float" office:value="4.39913082123" calcext:value-type="float">
            <text:p>4.3991308212</text:p>
          </table:table-cell>
          <table:table-cell office:value-type="float" office:value="-1.76899683475" calcext:value-type="float">
            <text:p>-1.7689968348</text:p>
          </table:table-cell>
          <table:table-cell office:value-type="float" office:value="-62.3005027771" calcext:value-type="float">
            <text:p>-62.3005027771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7.001" calcext:value-type="float">
            <text:p>7.001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563403835214" calcext:value-type="float">
            <text:p>0.5634038352</text:p>
          </table:table-cell>
          <table:table-cell office:value-type="float" office:value="5.14293384552" calcext:value-type="float">
            <text:p>5.1429338455</text:p>
          </table:table-cell>
          <table:table-cell office:value-type="float" office:value="-1.774944067" calcext:value-type="float">
            <text:p>-1.774944067</text:p>
          </table:table-cell>
          <table:table-cell office:value-type="float" office:value="-63.9635810852" calcext:value-type="float">
            <text:p>-63.9635810852</text:p>
          </table:table-cell>
          <table:table-cell office:value-type="float" office:value="4.39293384552" calcext:value-type="float">
            <text:p>4.3929338455</text:p>
          </table:table-cell>
          <table:table-cell office:value-type="float" office:value="-1.774944067" calcext:value-type="float">
            <text:p>-1.774944067</text:p>
          </table:table-cell>
          <table:table-cell office:value-type="float" office:value="-63.9635810852" calcext:value-type="float">
            <text:p>-63.9635810852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7.002" calcext:value-type="float">
            <text:p>7.002</text:p>
          </table:table-cell>
          <table:table-cell office:value-type="float" office:value="-0.161" calcext:value-type="float">
            <text:p>-0.161</text:p>
          </table:table-cell>
          <table:table-cell office:value-type="float" office:value="0.576958522285" calcext:value-type="float">
            <text:p>0.5769585223</text:p>
          </table:table-cell>
          <table:table-cell office:value-type="float" office:value="5.13711595535" calcext:value-type="float">
            <text:p>5.1371159554</text:p>
          </table:table-cell>
          <table:table-cell office:value-type="float" office:value="-1.77862238884" calcext:value-type="float">
            <text:p>-1.7786223888</text:p>
          </table:table-cell>
          <table:table-cell office:value-type="float" office:value="-65.6182403564" calcext:value-type="float">
            <text:p>-65.6182403564</text:p>
          </table:table-cell>
          <table:table-cell office:value-type="float" office:value="4.38711595535" calcext:value-type="float">
            <text:p>4.3871159554</text:p>
          </table:table-cell>
          <table:table-cell office:value-type="float" office:value="-1.77862238884" calcext:value-type="float">
            <text:p>-1.7786223888</text:p>
          </table:table-cell>
          <table:table-cell office:value-type="float" office:value="-65.6182403564" calcext:value-type="float">
            <text:p>-65.61824035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.003" calcext:value-type="float">
            <text:p>7.003</text:p>
          </table:table-cell>
          <table:table-cell office:value-type="float" office:value="-0.158" calcext:value-type="float">
            <text:p>-0.158</text:p>
          </table:table-cell>
          <table:table-cell office:value-type="float" office:value="0.589952490744" calcext:value-type="float">
            <text:p>0.5899524907</text:p>
          </table:table-cell>
          <table:table-cell office:value-type="float" office:value="5.13084030151" calcext:value-type="float">
            <text:p>5.1308403015</text:p>
          </table:table-cell>
          <table:table-cell office:value-type="float" office:value="-1.7820584774" calcext:value-type="float">
            <text:p>-1.7820584774</text:p>
          </table:table-cell>
          <table:table-cell office:value-type="float" office:value="-67.2890548706" calcext:value-type="float">
            <text:p>-67.2890548706</text:p>
          </table:table-cell>
          <table:table-cell office:value-type="float" office:value="4.38084030151" calcext:value-type="float">
            <text:p>4.3808403015</text:p>
          </table:table-cell>
          <table:table-cell office:value-type="float" office:value="-1.7820584774" calcext:value-type="float">
            <text:p>-1.7820584774</text:p>
          </table:table-cell>
          <table:table-cell office:value-type="float" office:value="-67.2890548706" calcext:value-type="float">
            <text:p>-67.2890548706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7.004" calcext:value-type="float">
            <text:p>7.004</text:p>
          </table:table-cell>
          <table:table-cell office:value-type="float" office:value="-0.155" calcext:value-type="float">
            <text:p>-0.155</text:p>
          </table:table-cell>
          <table:table-cell office:value-type="float" office:value="0.60558437197" calcext:value-type="float">
            <text:p>0.605584372</text:p>
          </table:table-cell>
          <table:table-cell office:value-type="float" office:value="5.1219701767" calcext:value-type="float">
            <text:p>5.1219701767</text:p>
          </table:table-cell>
          <table:table-cell office:value-type="float" office:value="-1.78506040573" calcext:value-type="float">
            <text:p>-1.7850604057</text:p>
          </table:table-cell>
          <table:table-cell office:value-type="float" office:value="-68.9818725586" calcext:value-type="float">
            <text:p>-68.9818725586</text:p>
          </table:table-cell>
          <table:table-cell office:value-type="float" office:value="4.3719701767" calcext:value-type="float">
            <text:p>4.3719701767</text:p>
          </table:table-cell>
          <table:table-cell office:value-type="float" office:value="-1.78506040573" calcext:value-type="float">
            <text:p>-1.7850604057</text:p>
          </table:table-cell>
          <table:table-cell office:value-type="float" office:value="-68.9818725586" calcext:value-type="float">
            <text:p>-68.9818725586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7.004" calcext:value-type="float">
            <text:p>7.004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619417102778" calcext:value-type="float">
            <text:p>0.6194171028</text:p>
          </table:table-cell>
          <table:table-cell office:value-type="float" office:value="5.11464738846" calcext:value-type="float">
            <text:p>5.1146473885</text:p>
          </table:table-cell>
          <table:table-cell office:value-type="float" office:value="-1.79164385796" calcext:value-type="float">
            <text:p>-1.791643858</text:p>
          </table:table-cell>
          <table:table-cell office:value-type="float" office:value="-70.7515563965" calcext:value-type="float">
            <text:p>-70.7515563965</text:p>
          </table:table-cell>
          <table:table-cell office:value-type="float" office:value="4.36464738846" calcext:value-type="float">
            <text:p>4.3646473885</text:p>
          </table:table-cell>
          <table:table-cell office:value-type="float" office:value="-1.79164385796" calcext:value-type="float">
            <text:p>-1.791643858</text:p>
          </table:table-cell>
          <table:table-cell office:value-type="float" office:value="-70.7515563965" calcext:value-type="float">
            <text:p>-70.7515563965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7.006" calcext:value-type="float">
            <text:p>7.006</text:p>
          </table:table-cell>
          <table:table-cell office:value-type="float" office:value="-0.146" calcext:value-type="float">
            <text:p>-0.146</text:p>
          </table:table-cell>
          <table:table-cell office:value-type="float" office:value="0.632673011516" calcext:value-type="float">
            <text:p>0.6326730115</text:p>
          </table:table-cell>
          <table:table-cell office:value-type="float" office:value="5.10739898682" calcext:value-type="float">
            <text:p>5.1073989868</text:p>
          </table:table-cell>
          <table:table-cell office:value-type="float" office:value="-1.79447746277" calcext:value-type="float">
            <text:p>-1.7944774628</text:p>
          </table:table-cell>
          <table:table-cell office:value-type="float" office:value="-72.5180511475" calcext:value-type="float">
            <text:p>-72.5180511475</text:p>
          </table:table-cell>
          <table:table-cell office:value-type="float" office:value="4.35739898682" calcext:value-type="float">
            <text:p>4.3573989868</text:p>
          </table:table-cell>
          <table:table-cell office:value-type="float" office:value="-1.79447746277" calcext:value-type="float">
            <text:p>-1.7944774628</text:p>
          </table:table-cell>
          <table:table-cell office:value-type="float" office:value="-72.5180511475" calcext:value-type="float">
            <text:p>-72.5180511475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7.007" calcext:value-type="float">
            <text:p>7.007</text:p>
          </table:table-cell>
          <table:table-cell office:value-type="float" office:value="-0.141" calcext:value-type="float">
            <text:p>-0.141</text:p>
          </table:table-cell>
          <table:table-cell office:value-type="float" office:value="0.643452523069" calcext:value-type="float">
            <text:p>0.6434525231</text:p>
          </table:table-cell>
          <table:table-cell office:value-type="float" office:value="5.1004743576" calcext:value-type="float">
            <text:p>5.1004743576</text:p>
          </table:table-cell>
          <table:table-cell office:value-type="float" office:value="-1.80079650879" calcext:value-type="float">
            <text:p>-1.8007965088</text:p>
          </table:table-cell>
          <table:table-cell office:value-type="float" office:value="-74.3383865356" calcext:value-type="float">
            <text:p>-74.3383865356</text:p>
          </table:table-cell>
          <table:table-cell office:value-type="float" office:value="4.3504743576" calcext:value-type="float">
            <text:p>4.3504743576</text:p>
          </table:table-cell>
          <table:table-cell office:value-type="float" office:value="-1.80079650879" calcext:value-type="float">
            <text:p>-1.8007965088</text:p>
          </table:table-cell>
          <table:table-cell office:value-type="float" office:value="-74.3383865356" calcext:value-type="float">
            <text:p>-74.3383865356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7.008" calcext:value-type="float">
            <text:p>7.008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65599488135" calcext:value-type="float">
            <text:p>0.6559948814</text:p>
          </table:table-cell>
          <table:table-cell office:value-type="float" office:value="5.09252357483" calcext:value-type="float">
            <text:p>5.0925235748</text:p>
          </table:table-cell>
          <table:table-cell office:value-type="float" office:value="-1.80280375481" calcext:value-type="float">
            <text:p>-1.8028037548</text:p>
          </table:table-cell>
          <table:table-cell office:value-type="float" office:value="-76.1530151367" calcext:value-type="float">
            <text:p>-76.1530151367</text:p>
          </table:table-cell>
          <table:table-cell office:value-type="float" office:value="4.34252357483" calcext:value-type="float">
            <text:p>4.3425235748</text:p>
          </table:table-cell>
          <table:table-cell office:value-type="float" office:value="-1.80280375481" calcext:value-type="float">
            <text:p>-1.8028037548</text:p>
          </table:table-cell>
          <table:table-cell office:value-type="float" office:value="-76.1530151367" calcext:value-type="float">
            <text:p>-76.1530151367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7.009" calcext:value-type="float">
            <text:p>7.009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669102153946" calcext:value-type="float">
            <text:p>0.6691021539</text:p>
          </table:table-cell>
          <table:table-cell office:value-type="float" office:value="5.08513259888" calcext:value-type="float">
            <text:p>5.0851325989</text:p>
          </table:table-cell>
          <table:table-cell office:value-type="float" office:value="-1.80655157566" calcext:value-type="float">
            <text:p>-1.8065515757</text:p>
          </table:table-cell>
          <table:table-cell office:value-type="float" office:value="-77.9532318115" calcext:value-type="float">
            <text:p>-77.9532318115</text:p>
          </table:table-cell>
          <table:table-cell office:value-type="float" office:value="4.33513259888" calcext:value-type="float">
            <text:p>4.3351325989</text:p>
          </table:table-cell>
          <table:table-cell office:value-type="float" office:value="-1.80655157566" calcext:value-type="float">
            <text:p>-1.8065515757</text:p>
          </table:table-cell>
          <table:table-cell office:value-type="float" office:value="-77.9532318115" calcext:value-type="float">
            <text:p>-77.9532318115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7.01" calcext:value-type="float">
            <text:p>7.01</text:p>
          </table:table-cell>
          <table:table-cell office:value-type="float" office:value="-0.114" calcext:value-type="float">
            <text:p>-0.114</text:p>
          </table:table-cell>
          <table:table-cell office:value-type="float" office:value="0.682004519238" calcext:value-type="float">
            <text:p>0.6820045192</text:p>
          </table:table-cell>
          <table:table-cell office:value-type="float" office:value="5.07701349258" calcext:value-type="float">
            <text:p>5.0770134926</text:p>
          </table:table-cell>
          <table:table-cell office:value-type="float" office:value="-1.80849707127" calcext:value-type="float">
            <text:p>-1.8084970713</text:p>
          </table:table-cell>
          <table:table-cell office:value-type="float" office:value="-79.7531585693" calcext:value-type="float">
            <text:p>-79.7531585693</text:p>
          </table:table-cell>
          <table:table-cell office:value-type="float" office:value="4.32701349258" calcext:value-type="float">
            <text:p>4.3270134926</text:p>
          </table:table-cell>
          <table:table-cell office:value-type="float" office:value="-1.80849707127" calcext:value-type="float">
            <text:p>-1.8084970713</text:p>
          </table:table-cell>
          <table:table-cell office:value-type="float" office:value="-79.7531585693" calcext:value-type="float">
            <text:p>-79.7531585693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7.011" calcext:value-type="float">
            <text:p>7.011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694338288401" calcext:value-type="float">
            <text:p>0.6943382884</text:p>
          </table:table-cell>
          <table:table-cell office:value-type="float" office:value="5.06812143326" calcext:value-type="float">
            <text:p>5.0681214333</text:p>
          </table:table-cell>
          <table:table-cell office:value-type="float" office:value="-1.81320822239" calcext:value-type="float">
            <text:p>-1.8132082224</text:p>
          </table:table-cell>
          <table:table-cell office:value-type="float" office:value="-81.4912872314" calcext:value-type="float">
            <text:p>-81.4912872314</text:p>
          </table:table-cell>
          <table:table-cell office:value-type="float" office:value="4.31812143326" calcext:value-type="float">
            <text:p>4.3181214333</text:p>
          </table:table-cell>
          <table:table-cell office:value-type="float" office:value="-1.81320822239" calcext:value-type="float">
            <text:p>-1.8132082224</text:p>
          </table:table-cell>
          <table:table-cell office:value-type="float" office:value="-81.4912872314" calcext:value-type="float">
            <text:p>-81.4912872314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7.011" calcext:value-type="float">
            <text:p>7.011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707532215844" calcext:value-type="float">
            <text:p>0.7075322158</text:p>
          </table:table-cell>
          <table:table-cell office:value-type="float" office:value="5.05819654465" calcext:value-type="float">
            <text:p>5.0581965447</text:p>
          </table:table-cell>
          <table:table-cell office:value-type="float" office:value="-1.8202573061" calcext:value-type="float">
            <text:p>-1.8202573061</text:p>
          </table:table-cell>
          <table:table-cell office:value-type="float" office:value="-83.1261062622" calcext:value-type="float">
            <text:p>-83.1261062622</text:p>
          </table:table-cell>
          <table:table-cell office:value-type="float" office:value="4.30819654465" calcext:value-type="float">
            <text:p>4.3081965447</text:p>
          </table:table-cell>
          <table:table-cell office:value-type="float" office:value="-1.8202573061" calcext:value-type="float">
            <text:p>-1.8202573061</text:p>
          </table:table-cell>
          <table:table-cell office:value-type="float" office:value="-83.1261062622" calcext:value-type="float">
            <text:p>-83.12610626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011" calcext:value-type="float">
            <text:p>7.011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719442979792" calcext:value-type="float">
            <text:p>0.7194429798</text:p>
          </table:table-cell>
          <table:table-cell office:value-type="float" office:value="5.04769039154" calcext:value-type="float">
            <text:p>5.0476903915</text:p>
          </table:table-cell>
          <table:table-cell office:value-type="float" office:value="-1.82671248913" calcext:value-type="float">
            <text:p>-1.8267124891</text:p>
          </table:table-cell>
          <table:table-cell office:value-type="float" office:value="-84.7629013062" calcext:value-type="float">
            <text:p>-84.7629013062</text:p>
          </table:table-cell>
          <table:table-cell office:value-type="float" office:value="4.29769039154" calcext:value-type="float">
            <text:p>4.2976903915</text:p>
          </table:table-cell>
          <table:table-cell office:value-type="float" office:value="-1.82671248913" calcext:value-type="float">
            <text:p>-1.8267124891</text:p>
          </table:table-cell>
          <table:table-cell office:value-type="float" office:value="-84.7629013062" calcext:value-type="float">
            <text:p>-84.7629013062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7.01" calcext:value-type="float">
            <text:p>7.01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73046324306" calcext:value-type="float">
            <text:p>0.7304632431</text:p>
          </table:table-cell>
          <table:table-cell office:value-type="float" office:value="5.03666639328" calcext:value-type="float">
            <text:p>5.0366663933</text:p>
          </table:table-cell>
          <table:table-cell office:value-type="float" office:value="-1.83285856247" calcext:value-type="float">
            <text:p>-1.8328585625</text:p>
          </table:table-cell>
          <table:table-cell office:value-type="float" office:value="-86.3990402222" calcext:value-type="float">
            <text:p>-86.3990402222</text:p>
          </table:table-cell>
          <table:table-cell office:value-type="float" office:value="4.28666639328" calcext:value-type="float">
            <text:p>4.2866663933</text:p>
          </table:table-cell>
          <table:table-cell office:value-type="float" office:value="-1.83285856247" calcext:value-type="float">
            <text:p>-1.8328585625</text:p>
          </table:table-cell>
          <table:table-cell office:value-type="float" office:value="-86.3990402222" calcext:value-type="float">
            <text:p>-86.3990402222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7.01" calcext:value-type="float">
            <text:p>7.01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741296511728" calcext:value-type="float">
            <text:p>0.7412965117</text:p>
          </table:table-cell>
          <table:table-cell office:value-type="float" office:value="5.0278711319" calcext:value-type="float">
            <text:p>5.0278711319</text:p>
          </table:table-cell>
          <table:table-cell office:value-type="float" office:value="-1.83593034744" calcext:value-type="float">
            <text:p>-1.8359303474</text:p>
          </table:table-cell>
          <table:table-cell office:value-type="float" office:value="-88.0797805786" calcext:value-type="float">
            <text:p>-88.0797805786</text:p>
          </table:table-cell>
          <table:table-cell office:value-type="float" office:value="4.2778711319" calcext:value-type="float">
            <text:p>4.2778711319</text:p>
          </table:table-cell>
          <table:table-cell office:value-type="float" office:value="-1.83593034744" calcext:value-type="float">
            <text:p>-1.8359303474</text:p>
          </table:table-cell>
          <table:table-cell office:value-type="float" office:value="-88.0797805786" calcext:value-type="float">
            <text:p>-88.0797805786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7.009" calcext:value-type="float">
            <text:p>7.009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75128040514" calcext:value-type="float">
            <text:p>0.7512804051</text:p>
          </table:table-cell>
          <table:table-cell office:value-type="float" office:value="5.01941680908" calcext:value-type="float">
            <text:p>5.0194168091</text:p>
          </table:table-cell>
          <table:table-cell office:value-type="float" office:value="-1.8382281065" calcext:value-type="float">
            <text:p>-1.8382281065</text:p>
          </table:table-cell>
          <table:table-cell office:value-type="float" office:value="-89.7674636841" calcext:value-type="float">
            <text:p>-89.7674636841</text:p>
          </table:table-cell>
          <table:table-cell office:value-type="float" office:value="4.26941680908" calcext:value-type="float">
            <text:p>4.2694168091</text:p>
          </table:table-cell>
          <table:table-cell office:value-type="float" office:value="-1.8382281065" calcext:value-type="float">
            <text:p>-1.8382281065</text:p>
          </table:table-cell>
          <table:table-cell office:value-type="float" office:value="-89.7674636841" calcext:value-type="float">
            <text:p>-89.7674636841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7.008" calcext:value-type="float">
            <text:p>7.008</text:p>
          </table:table-cell>
          <table:table-cell office:value-type="float" office:value="-0.053" calcext:value-type="float">
            <text:p>-0.053</text:p>
          </table:table-cell>
          <table:table-cell office:value-type="float" office:value="0.761419488539" calcext:value-type="float">
            <text:p>0.7614194885</text:p>
          </table:table-cell>
          <table:table-cell office:value-type="float" office:value="5.01077795029" calcext:value-type="float">
            <text:p>5.0107779503</text:p>
          </table:table-cell>
          <table:table-cell office:value-type="float" office:value="-1.84076964855" calcext:value-type="float">
            <text:p>-1.8407696486</text:p>
          </table:table-cell>
          <table:table-cell office:value-type="float" office:value="-91.444190979" calcext:value-type="float">
            <text:p>-91.444190979</text:p>
          </table:table-cell>
          <table:table-cell office:value-type="float" office:value="4.26077795029" calcext:value-type="float">
            <text:p>4.2607779503</text:p>
          </table:table-cell>
          <table:table-cell office:value-type="float" office:value="-1.84076964855" calcext:value-type="float">
            <text:p>-1.8407696486</text:p>
          </table:table-cell>
          <table:table-cell office:value-type="float" office:value="-91.444190979" calcext:value-type="float">
            <text:p>-91.444190979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7.006" calcext:value-type="float">
            <text:p>7.006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773281310777" calcext:value-type="float">
            <text:p>0.7732813108</text:p>
          </table:table-cell>
          <table:table-cell office:value-type="float" office:value="5.00117063522" calcext:value-type="float">
            <text:p>5.0011706352</text:p>
          </table:table-cell>
          <table:table-cell office:value-type="float" office:value="-1.84300780296" calcext:value-type="float">
            <text:p>-1.843007803</text:p>
          </table:table-cell>
          <table:table-cell office:value-type="float" office:value="-93.1494216919" calcext:value-type="float">
            <text:p>-93.1494216919</text:p>
          </table:table-cell>
          <table:table-cell office:value-type="float" office:value="4.25117063522" calcext:value-type="float">
            <text:p>4.2511706352</text:p>
          </table:table-cell>
          <table:table-cell office:value-type="float" office:value="-1.84300780296" calcext:value-type="float">
            <text:p>-1.843007803</text:p>
          </table:table-cell>
          <table:table-cell office:value-type="float" office:value="-93.1494216919" calcext:value-type="float">
            <text:p>-93.1494216919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7.004" calcext:value-type="float">
            <text:p>7.004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781458557551" calcext:value-type="float">
            <text:p>0.7814585576</text:p>
          </table:table-cell>
          <table:table-cell office:value-type="float" office:value="4.99223804474" calcext:value-type="float">
            <text:p>4.9922380447</text:p>
          </table:table-cell>
          <table:table-cell office:value-type="float" office:value="-1.84452807903" calcext:value-type="float">
            <text:p>-1.844528079</text:p>
          </table:table-cell>
          <table:table-cell office:value-type="float" office:value="-94.8530731201" calcext:value-type="float">
            <text:p>-94.8530731201</text:p>
          </table:table-cell>
          <table:table-cell office:value-type="float" office:value="4.24223804474" calcext:value-type="float">
            <text:p>4.2422380447</text:p>
          </table:table-cell>
          <table:table-cell office:value-type="float" office:value="-1.84452807903" calcext:value-type="float">
            <text:p>-1.844528079</text:p>
          </table:table-cell>
          <table:table-cell office:value-type="float" office:value="-94.8530731201" calcext:value-type="float">
            <text:p>-94.8530731201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7.002" calcext:value-type="float">
            <text:p>7.002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79195240012" calcext:value-type="float">
            <text:p>0.7919524001</text:p>
          </table:table-cell>
          <table:table-cell office:value-type="float" office:value="4.9848818779" calcext:value-type="float">
            <text:p>4.9848818779</text:p>
          </table:table-cell>
          <table:table-cell office:value-type="float" office:value="-1.84545791149" calcext:value-type="float">
            <text:p>-1.8454579115</text:p>
          </table:table-cell>
          <table:table-cell office:value-type="float" office:value="-96.6142272949" calcext:value-type="float">
            <text:p>-96.6142272949</text:p>
          </table:table-cell>
          <table:table-cell office:value-type="float" office:value="4.2348818779" calcext:value-type="float">
            <text:p>4.2348818779</text:p>
          </table:table-cell>
          <table:table-cell office:value-type="float" office:value="-1.84545791149" calcext:value-type="float">
            <text:p>-1.8454579115</text:p>
          </table:table-cell>
          <table:table-cell office:value-type="float" office:value="-96.6142272949" calcext:value-type="float">
            <text:p>-96.6142272949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7" calcext:value-type="float">
            <text:p>7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802515789699" calcext:value-type="float">
            <text:p>0.8025157897</text:p>
          </table:table-cell>
          <table:table-cell office:value-type="float" office:value="4.97665691376" calcext:value-type="float">
            <text:p>4.9766569138</text:p>
          </table:table-cell>
          <table:table-cell office:value-type="float" office:value="-1.84621357918" calcext:value-type="float">
            <text:p>-1.8462135792</text:p>
          </table:table-cell>
          <table:table-cell office:value-type="float" office:value="-98.2423858643" calcext:value-type="float">
            <text:p>-98.2423858643</text:p>
          </table:table-cell>
          <table:table-cell office:value-type="float" office:value="4.22665691376" calcext:value-type="float">
            <text:p>4.2266569138</text:p>
          </table:table-cell>
          <table:table-cell office:value-type="float" office:value="-1.84621357918" calcext:value-type="float">
            <text:p>-1.8462135792</text:p>
          </table:table-cell>
          <table:table-cell office:value-type="float" office:value="-98.2423858643" calcext:value-type="float">
            <text:p>-98.2423858643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6.998" calcext:value-type="float">
            <text:p>6.998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81254206539" calcext:value-type="float">
            <text:p>0.8125420654</text:p>
          </table:table-cell>
          <table:table-cell office:value-type="float" office:value="4.96908521652" calcext:value-type="float">
            <text:p>4.9690852165</text:p>
          </table:table-cell>
          <table:table-cell office:value-type="float" office:value="-1.84687530994" calcext:value-type="float">
            <text:p>-1.8468753099</text:p>
          </table:table-cell>
          <table:table-cell office:value-type="float" office:value="-99.9404067993" calcext:value-type="float">
            <text:p>-99.9404067993</text:p>
          </table:table-cell>
          <table:table-cell office:value-type="float" office:value="4.21908521652" calcext:value-type="float">
            <text:p>4.2190852165</text:p>
          </table:table-cell>
          <table:table-cell office:value-type="float" office:value="-1.84687530994" calcext:value-type="float">
            <text:p>-1.8468753099</text:p>
          </table:table-cell>
          <table:table-cell office:value-type="float" office:value="-99.9404067993" calcext:value-type="float">
            <text:p>-99.94040679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995" calcext:value-type="float">
            <text:p>6.995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82233352208" calcext:value-type="float">
            <text:p>0.8223335221</text:p>
          </table:table-cell>
          <table:table-cell office:value-type="float" office:value="4.96266555786" calcext:value-type="float">
            <text:p>4.9626655579</text:p>
          </table:table-cell>
          <table:table-cell office:value-type="float" office:value="-1.8466053009" calcext:value-type="float">
            <text:p>-1.8466053009</text:p>
          </table:table-cell>
          <table:table-cell office:value-type="float" office:value="-101.636695862" calcext:value-type="float">
            <text:p>-101.636695862</text:p>
          </table:table-cell>
          <table:table-cell office:value-type="float" office:value="4.21266555786" calcext:value-type="float">
            <text:p>4.2126655579</text:p>
          </table:table-cell>
          <table:table-cell office:value-type="float" office:value="-1.8466053009" calcext:value-type="float">
            <text:p>-1.8466053009</text:p>
          </table:table-cell>
          <table:table-cell office:value-type="float" office:value="-101.636695862" calcext:value-type="float">
            <text:p>-101.636695862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6.992" calcext:value-type="float">
            <text:p>6.992</text:p>
          </table:table-cell>
          <table:table-cell office:value-type="float" office:value="0.002" calcext:value-type="float">
            <text:p>0.002</text:p>
          </table:table-cell>
          <table:table-cell office:value-type="float" office:value="0.831331969689" calcext:value-type="float">
            <text:p>0.8313319697</text:p>
          </table:table-cell>
          <table:table-cell office:value-type="float" office:value="4.95437288284" calcext:value-type="float">
            <text:p>4.9543728828</text:p>
          </table:table-cell>
          <table:table-cell office:value-type="float" office:value="-1.84687995911" calcext:value-type="float">
            <text:p>-1.8468799591</text:p>
          </table:table-cell>
          <table:table-cell office:value-type="float" office:value="-103.426422119" calcext:value-type="float">
            <text:p>-103.426422119</text:p>
          </table:table-cell>
          <table:table-cell office:value-type="float" office:value="4.20437288284" calcext:value-type="float">
            <text:p>4.2043728828</text:p>
          </table:table-cell>
          <table:table-cell office:value-type="float" office:value="-1.84687995911" calcext:value-type="float">
            <text:p>-1.8468799591</text:p>
          </table:table-cell>
          <table:table-cell office:value-type="float" office:value="-103.426422119" calcext:value-type="float">
            <text:p>-103.426422119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6.989" calcext:value-type="float">
            <text:p>6.989</text:p>
          </table:table-cell>
          <table:table-cell office:value-type="float" office:value="0.009" calcext:value-type="float">
            <text:p>0.009</text:p>
          </table:table-cell>
          <table:table-cell office:value-type="float" office:value="0.840117600855" calcext:value-type="float">
            <text:p>0.8401176009</text:p>
          </table:table-cell>
          <table:table-cell office:value-type="float" office:value="4.94782876968" calcext:value-type="float">
            <text:p>4.9478287697</text:p>
          </table:table-cell>
          <table:table-cell office:value-type="float" office:value="-1.84613156319" calcext:value-type="float">
            <text:p>-1.8461315632</text:p>
          </table:table-cell>
          <table:table-cell office:value-type="float" office:value="-105.114349365" calcext:value-type="float">
            <text:p>-105.114349365</text:p>
          </table:table-cell>
          <table:table-cell office:value-type="float" office:value="4.19782876968" calcext:value-type="float">
            <text:p>4.1978287697</text:p>
          </table:table-cell>
          <table:table-cell office:value-type="float" office:value="-1.84613156319" calcext:value-type="float">
            <text:p>-1.8461315632</text:p>
          </table:table-cell>
          <table:table-cell office:value-type="float" office:value="-105.114349365" calcext:value-type="float">
            <text:p>-105.114349365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6.986" calcext:value-type="float">
            <text:p>6.986</text:p>
          </table:table-cell>
          <table:table-cell office:value-type="float" office:value="0.016" calcext:value-type="float">
            <text:p>0.016</text:p>
          </table:table-cell>
          <table:table-cell office:value-type="float" office:value="0.848952507185" calcext:value-type="float">
            <text:p>0.8489525072</text:p>
          </table:table-cell>
          <table:table-cell office:value-type="float" office:value="4.93962812424" calcext:value-type="float">
            <text:p>4.9396281242</text:p>
          </table:table-cell>
          <table:table-cell office:value-type="float" office:value="-1.84594464302" calcext:value-type="float">
            <text:p>-1.845944643</text:p>
          </table:table-cell>
          <table:table-cell office:value-type="float" office:value="-106.800727844" calcext:value-type="float">
            <text:p>-106.800727844</text:p>
          </table:table-cell>
          <table:table-cell office:value-type="float" office:value="4.18962812424" calcext:value-type="float">
            <text:p>4.1896281242</text:p>
          </table:table-cell>
          <table:table-cell office:value-type="float" office:value="-1.84594464302" calcext:value-type="float">
            <text:p>-1.845944643</text:p>
          </table:table-cell>
          <table:table-cell office:value-type="float" office:value="-106.800727844" calcext:value-type="float">
            <text:p>-106.800727844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6.982" calcext:value-type="float">
            <text:p>6.982</text:p>
          </table:table-cell>
          <table:table-cell office:value-type="float" office:value="0.023" calcext:value-type="float">
            <text:p>0.023</text:p>
          </table:table-cell>
          <table:table-cell office:value-type="float" office:value="0.857298989189" calcext:value-type="float">
            <text:p>0.8572989892</text:p>
          </table:table-cell>
          <table:table-cell office:value-type="float" office:value="4.93054056168" calcext:value-type="float">
            <text:p>4.9305405617</text:p>
          </table:table-cell>
          <table:table-cell office:value-type="float" office:value="-1.84559488297" calcext:value-type="float">
            <text:p>-1.845594883</text:p>
          </table:table-cell>
          <table:table-cell office:value-type="float" office:value="-108.497184753" calcext:value-type="float">
            <text:p>-108.497184753</text:p>
          </table:table-cell>
          <table:table-cell office:value-type="float" office:value="4.18054056168" calcext:value-type="float">
            <text:p>4.1805405617</text:p>
          </table:table-cell>
          <table:table-cell office:value-type="float" office:value="-1.84559488297" calcext:value-type="float">
            <text:p>-1.845594883</text:p>
          </table:table-cell>
          <table:table-cell office:value-type="float" office:value="-108.497184753" calcext:value-type="float">
            <text:p>-108.497184753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6.979" calcext:value-type="float">
            <text:p>6.979</text:p>
          </table:table-cell>
          <table:table-cell office:value-type="float" office:value="0.029" calcext:value-type="float">
            <text:p>0.029</text:p>
          </table:table-cell>
          <table:table-cell office:value-type="float" office:value="0.865426007333" calcext:value-type="float">
            <text:p>0.8654260073</text:p>
          </table:table-cell>
          <table:table-cell office:value-type="float" office:value="4.9232006073" calcext:value-type="float">
            <text:p>4.9232006073</text:p>
          </table:table-cell>
          <table:table-cell office:value-type="float" office:value="-1.84443509579" calcext:value-type="float">
            <text:p>-1.8444350958</text:p>
          </table:table-cell>
          <table:table-cell office:value-type="float" office:value="-110.193222046" calcext:value-type="float">
            <text:p>-110.193222046</text:p>
          </table:table-cell>
          <table:table-cell office:value-type="float" office:value="4.1732006073" calcext:value-type="float">
            <text:p>4.1732006073</text:p>
          </table:table-cell>
          <table:table-cell office:value-type="float" office:value="-1.84443509579" calcext:value-type="float">
            <text:p>-1.8444350958</text:p>
          </table:table-cell>
          <table:table-cell office:value-type="float" office:value="-110.193222046" calcext:value-type="float">
            <text:p>-110.193222046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6.975" calcext:value-type="float">
            <text:p>6.975</text:p>
          </table:table-cell>
          <table:table-cell office:value-type="float" office:value="0.036" calcext:value-type="float">
            <text:p>0.036</text:p>
          </table:table-cell>
          <table:table-cell office:value-type="float" office:value="0.873331481146" calcext:value-type="float">
            <text:p>0.8733314811</text:p>
          </table:table-cell>
          <table:table-cell office:value-type="float" office:value="4.91526508331" calcext:value-type="float">
            <text:p>4.9152650833</text:p>
          </table:table-cell>
          <table:table-cell office:value-type="float" office:value="-1.84334051609" calcext:value-type="float">
            <text:p>-1.8433405161</text:p>
          </table:table-cell>
          <table:table-cell office:value-type="float" office:value="-111.869941711" calcext:value-type="float">
            <text:p>-111.869941711</text:p>
          </table:table-cell>
          <table:table-cell office:value-type="float" office:value="4.16526508331" calcext:value-type="float">
            <text:p>4.1652650833</text:p>
          </table:table-cell>
          <table:table-cell office:value-type="float" office:value="-1.84334051609" calcext:value-type="float">
            <text:p>-1.8433405161</text:p>
          </table:table-cell>
          <table:table-cell office:value-type="float" office:value="-111.869941711" calcext:value-type="float">
            <text:p>-111.869941711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6.971" calcext:value-type="float">
            <text:p>6.971</text:p>
          </table:table-cell>
          <table:table-cell office:value-type="float" office:value="0.042" calcext:value-type="float">
            <text:p>0.042</text:p>
          </table:table-cell>
          <table:table-cell office:value-type="float" office:value="0.88101338687" calcext:value-type="float">
            <text:p>0.8810133869</text:p>
          </table:table-cell>
          <table:table-cell office:value-type="float" office:value="4.9079208374" calcext:value-type="float">
            <text:p>4.9079208374</text:p>
          </table:table-cell>
          <table:table-cell office:value-type="float" office:value="-1.8418289423" calcext:value-type="float">
            <text:p>-1.8418289423</text:p>
          </table:table-cell>
          <table:table-cell office:value-type="float" office:value="-113.557868958" calcext:value-type="float">
            <text:p>-113.557868958</text:p>
          </table:table-cell>
          <table:table-cell office:value-type="float" office:value="4.1579208374" calcext:value-type="float">
            <text:p>4.1579208374</text:p>
          </table:table-cell>
          <table:table-cell office:value-type="float" office:value="-1.8418289423" calcext:value-type="float">
            <text:p>-1.8418289423</text:p>
          </table:table-cell>
          <table:table-cell office:value-type="float" office:value="-113.557868958" calcext:value-type="float">
            <text:p>-113.557868958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6.967" calcext:value-type="float">
            <text:p>6.967</text:p>
          </table:table-cell>
          <table:table-cell office:value-type="float" office:value="0.049" calcext:value-type="float">
            <text:p>0.049</text:p>
          </table:table-cell>
          <table:table-cell office:value-type="float" office:value="0.888469757978" calcext:value-type="float">
            <text:p>0.888469758</text:p>
          </table:table-cell>
          <table:table-cell office:value-type="float" office:value="4.90145301819" calcext:value-type="float">
            <text:p>4.9014530182</text:p>
          </table:table-cell>
          <table:table-cell office:value-type="float" office:value="-1.83984804153" calcext:value-type="float">
            <text:p>-1.8398480415</text:p>
          </table:table-cell>
          <table:table-cell office:value-type="float" office:value="-115.218925476" calcext:value-type="float">
            <text:p>-115.218925476</text:p>
          </table:table-cell>
          <table:table-cell office:value-type="float" office:value="4.15145301819" calcext:value-type="float">
            <text:p>4.1514530182</text:p>
          </table:table-cell>
          <table:table-cell office:value-type="float" office:value="-1.83984804153" calcext:value-type="float">
            <text:p>-1.8398480415</text:p>
          </table:table-cell>
          <table:table-cell office:value-type="float" office:value="-115.218925476" calcext:value-type="float">
            <text:p>-115.218925476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6.962" calcext:value-type="float">
            <text:p>6.962</text:p>
          </table:table-cell>
          <table:table-cell office:value-type="float" office:value="0.055" calcext:value-type="float">
            <text:p>0.055</text:p>
          </table:table-cell>
          <table:table-cell office:value-type="float" office:value="0.895920904467" calcext:value-type="float">
            <text:p>0.8959209045</text:p>
          </table:table-cell>
          <table:table-cell office:value-type="float" office:value="4.89385557175" calcext:value-type="float">
            <text:p>4.8938555718</text:p>
          </table:table-cell>
          <table:table-cell office:value-type="float" office:value="-1.83809089661" calcext:value-type="float">
            <text:p>-1.8380908966</text:p>
          </table:table-cell>
          <table:table-cell office:value-type="float" office:value="-116.857841492" calcext:value-type="float">
            <text:p>-116.857841492</text:p>
          </table:table-cell>
          <table:table-cell office:value-type="float" office:value="4.14385557175" calcext:value-type="float">
            <text:p>4.1438555718</text:p>
          </table:table-cell>
          <table:table-cell office:value-type="float" office:value="-1.83809089661" calcext:value-type="float">
            <text:p>-1.8380908966</text:p>
          </table:table-cell>
          <table:table-cell office:value-type="float" office:value="-116.857841492" calcext:value-type="float">
            <text:p>-116.8578414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958" calcext:value-type="float">
            <text:p>6.958</text:p>
          </table:table-cell>
          <table:table-cell office:value-type="float" office:value="0.061" calcext:value-type="float">
            <text:p>0.061</text:p>
          </table:table-cell>
          <table:table-cell office:value-type="float" office:value="0.902913343581" calcext:value-type="float">
            <text:p>0.9029133436</text:p>
          </table:table-cell>
          <table:table-cell office:value-type="float" office:value="4.88564491272" calcext:value-type="float">
            <text:p>4.8856449127</text:p>
          </table:table-cell>
          <table:table-cell office:value-type="float" office:value="-1.83597743511" calcext:value-type="float">
            <text:p>-1.8359774351</text:p>
          </table:table-cell>
          <table:table-cell office:value-type="float" office:value="-118.506965637" calcext:value-type="float">
            <text:p>-118.506965637</text:p>
          </table:table-cell>
          <table:table-cell office:value-type="float" office:value="4.13564491272" calcext:value-type="float">
            <text:p>4.1356449127</text:p>
          </table:table-cell>
          <table:table-cell office:value-type="float" office:value="-1.83597743511" calcext:value-type="float">
            <text:p>-1.8359774351</text:p>
          </table:table-cell>
          <table:table-cell office:value-type="float" office:value="-118.506965637" calcext:value-type="float">
            <text:p>-118.506965637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6.953" calcext:value-type="float">
            <text:p>6.953</text:p>
          </table:table-cell>
          <table:table-cell office:value-type="float" office:value="0.066" calcext:value-type="float">
            <text:p>0.066</text:p>
          </table:table-cell>
          <table:table-cell office:value-type="float" office:value="0.909466867301" calcext:value-type="float">
            <text:p>0.9094668673</text:p>
          </table:table-cell>
          <table:table-cell office:value-type="float" office:value="4.87843942642" calcext:value-type="float">
            <text:p>4.8784394264</text:p>
          </table:table-cell>
          <table:table-cell office:value-type="float" office:value="-1.83419907093" calcext:value-type="float">
            <text:p>-1.8341990709</text:p>
          </table:table-cell>
          <table:table-cell office:value-type="float" office:value="-120.169021606" calcext:value-type="float">
            <text:p>-120.169021606</text:p>
          </table:table-cell>
          <table:table-cell office:value-type="float" office:value="4.12843942642" calcext:value-type="float">
            <text:p>4.1284394264</text:p>
          </table:table-cell>
          <table:table-cell office:value-type="float" office:value="-1.83419907093" calcext:value-type="float">
            <text:p>-1.8341990709</text:p>
          </table:table-cell>
          <table:table-cell office:value-type="float" office:value="-120.169021606" calcext:value-type="float">
            <text:p>-120.169021606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6.948" calcext:value-type="float">
            <text:p>6.948</text:p>
          </table:table-cell>
          <table:table-cell office:value-type="float" office:value="0.072" calcext:value-type="float">
            <text:p>0.072</text:p>
          </table:table-cell>
          <table:table-cell office:value-type="float" office:value="0.91600259664" calcext:value-type="float">
            <text:p>0.9160025966</text:p>
          </table:table-cell>
          <table:table-cell office:value-type="float" office:value="4.87083816528" calcext:value-type="float">
            <text:p>4.8708381653</text:p>
          </table:table-cell>
          <table:table-cell office:value-type="float" office:value="-1.83207535744" calcext:value-type="float">
            <text:p>-1.8320753574</text:p>
          </table:table-cell>
          <table:table-cell office:value-type="float" office:value="-121.845558167" calcext:value-type="float">
            <text:p>-121.845558167</text:p>
          </table:table-cell>
          <table:table-cell office:value-type="float" office:value="4.12083816528" calcext:value-type="float">
            <text:p>4.1208381653</text:p>
          </table:table-cell>
          <table:table-cell office:value-type="float" office:value="-1.83207535744" calcext:value-type="float">
            <text:p>-1.8320753574</text:p>
          </table:table-cell>
          <table:table-cell office:value-type="float" office:value="-121.845558167" calcext:value-type="float">
            <text:p>-121.845558167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6.943" calcext:value-type="float">
            <text:p>6.943</text:p>
          </table:table-cell>
          <table:table-cell office:value-type="float" office:value="0.077" calcext:value-type="float">
            <text:p>0.077</text:p>
          </table:table-cell>
          <table:table-cell office:value-type="float" office:value="0.922110486252" calcext:value-type="float">
            <text:p>0.9221104863</text:p>
          </table:table-cell>
          <table:table-cell office:value-type="float" office:value="4.86419248581" calcext:value-type="float">
            <text:p>4.8641924858</text:p>
          </table:table-cell>
          <table:table-cell office:value-type="float" office:value="-1.82886886597" calcext:value-type="float">
            <text:p>-1.828868866</text:p>
          </table:table-cell>
          <table:table-cell office:value-type="float" office:value="-123.53465271" calcext:value-type="float">
            <text:p>-123.53465271</text:p>
          </table:table-cell>
          <table:table-cell office:value-type="float" office:value="4.11419248581" calcext:value-type="float">
            <text:p>4.1141924858</text:p>
          </table:table-cell>
          <table:table-cell office:value-type="float" office:value="-1.82886886597" calcext:value-type="float">
            <text:p>-1.828868866</text:p>
          </table:table-cell>
          <table:table-cell office:value-type="float" office:value="-123.53465271" calcext:value-type="float">
            <text:p>-123.53465271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6.938" calcext:value-type="float">
            <text:p>6.938</text:p>
          </table:table-cell>
          <table:table-cell office:value-type="float" office:value="0.082" calcext:value-type="float">
            <text:p>0.082</text:p>
          </table:table-cell>
          <table:table-cell office:value-type="float" office:value="0.928368967249" calcext:value-type="float">
            <text:p>0.9283689672</text:p>
          </table:table-cell>
          <table:table-cell office:value-type="float" office:value="4.85663986206" calcext:value-type="float">
            <text:p>4.8566398621</text:p>
          </table:table-cell>
          <table:table-cell office:value-type="float" office:value="-1.82576858997" calcext:value-type="float">
            <text:p>-1.82576859</text:p>
          </table:table-cell>
          <table:table-cell office:value-type="float" office:value="-125.233932495" calcext:value-type="float">
            <text:p>-125.233932495</text:p>
          </table:table-cell>
          <table:table-cell office:value-type="float" office:value="4.10663986206" calcext:value-type="float">
            <text:p>4.1066398621</text:p>
          </table:table-cell>
          <table:table-cell office:value-type="float" office:value="-1.82576858997" calcext:value-type="float">
            <text:p>-1.82576859</text:p>
          </table:table-cell>
          <table:table-cell office:value-type="float" office:value="-125.233932495" calcext:value-type="float">
            <text:p>-125.23393249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6.932" calcext:value-type="float">
            <text:p>6.932</text:p>
          </table:table-cell>
          <table:table-cell office:value-type="float" office:value="0.088" calcext:value-type="float">
            <text:p>0.088</text:p>
          </table:table-cell>
          <table:table-cell office:value-type="float" office:value="0.934196442796" calcext:value-type="float">
            <text:p>0.9341964428</text:p>
          </table:table-cell>
          <table:table-cell office:value-type="float" office:value="4.84910964966" calcext:value-type="float">
            <text:p>4.8491096497</text:p>
          </table:table-cell>
          <table:table-cell office:value-type="float" office:value="-1.82272195816" calcext:value-type="float">
            <text:p>-1.8227219582</text:p>
          </table:table-cell>
          <table:table-cell office:value-type="float" office:value="-126.949020386" calcext:value-type="float">
            <text:p>-126.949020386</text:p>
          </table:table-cell>
          <table:table-cell office:value-type="float" office:value="4.09910964966" calcext:value-type="float">
            <text:p>4.0991096497</text:p>
          </table:table-cell>
          <table:table-cell office:value-type="float" office:value="-1.82272195816" calcext:value-type="float">
            <text:p>-1.8227219582</text:p>
          </table:table-cell>
          <table:table-cell office:value-type="float" office:value="-126.949020386" calcext:value-type="float">
            <text:p>-126.949020386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6.927" calcext:value-type="float">
            <text:p>6.927</text:p>
          </table:table-cell>
          <table:table-cell office:value-type="float" office:value="0.092" calcext:value-type="float">
            <text:p>0.092</text:p>
          </table:table-cell>
          <table:table-cell office:value-type="float" office:value="0.939613768259" calcext:value-type="float">
            <text:p>0.9396137683</text:p>
          </table:table-cell>
          <table:table-cell office:value-type="float" office:value="4.84240865707" calcext:value-type="float">
            <text:p>4.8424086571</text:p>
          </table:table-cell>
          <table:table-cell office:value-type="float" office:value="-1.81982195377" calcext:value-type="float">
            <text:p>-1.8198219538</text:p>
          </table:table-cell>
          <table:table-cell office:value-type="float" office:value="-128.648162842" calcext:value-type="float">
            <text:p>-128.648162842</text:p>
          </table:table-cell>
          <table:table-cell office:value-type="float" office:value="4.09240865707" calcext:value-type="float">
            <text:p>4.0924086571</text:p>
          </table:table-cell>
          <table:table-cell office:value-type="float" office:value="-1.81982195377" calcext:value-type="float">
            <text:p>-1.8198219538</text:p>
          </table:table-cell>
          <table:table-cell office:value-type="float" office:value="-128.648162842" calcext:value-type="float">
            <text:p>-128.648162842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6.921" calcext:value-type="float">
            <text:p>6.921</text:p>
          </table:table-cell>
          <table:table-cell office:value-type="float" office:value="0.097" calcext:value-type="float">
            <text:p>0.097</text:p>
          </table:table-cell>
          <table:table-cell office:value-type="float" office:value="0.945132515746" calcext:value-type="float">
            <text:p>0.9451325157</text:p>
          </table:table-cell>
          <table:table-cell office:value-type="float" office:value="4.83722019196" calcext:value-type="float">
            <text:p>4.837220192</text:p>
          </table:table-cell>
          <table:table-cell office:value-type="float" office:value="-1.81605994701" calcext:value-type="float">
            <text:p>-1.816059947</text:p>
          </table:table-cell>
          <table:table-cell office:value-type="float" office:value="-130.334777832" calcext:value-type="float">
            <text:p>-130.334777832</text:p>
          </table:table-cell>
          <table:table-cell office:value-type="float" office:value="4.08722019196" calcext:value-type="float">
            <text:p>4.087220192</text:p>
          </table:table-cell>
          <table:table-cell office:value-type="float" office:value="-1.81605994701" calcext:value-type="float">
            <text:p>-1.816059947</text:p>
          </table:table-cell>
          <table:table-cell office:value-type="float" office:value="-130.334777832" calcext:value-type="float">
            <text:p>-130.334777832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6.915" calcext:value-type="float">
            <text:p>6.915</text:p>
          </table:table-cell>
          <table:table-cell office:value-type="float" office:value="0.101" calcext:value-type="float">
            <text:p>0.101</text:p>
          </table:table-cell>
          <table:table-cell office:value-type="float" office:value="0.950549362315" calcext:value-type="float">
            <text:p>0.9505493623</text:p>
          </table:table-cell>
          <table:table-cell office:value-type="float" office:value="4.83071565628" calcext:value-type="float">
            <text:p>4.8307156563</text:p>
          </table:table-cell>
          <table:table-cell office:value-type="float" office:value="-1.81239581108" calcext:value-type="float">
            <text:p>-1.8123958111</text:p>
          </table:table-cell>
          <table:table-cell office:value-type="float" office:value="-132.021881104" calcext:value-type="float">
            <text:p>-132.021881104</text:p>
          </table:table-cell>
          <table:table-cell office:value-type="float" office:value="4.08071565628" calcext:value-type="float">
            <text:p>4.0807156563</text:p>
          </table:table-cell>
          <table:table-cell office:value-type="float" office:value="-1.81239581108" calcext:value-type="float">
            <text:p>-1.8123958111</text:p>
          </table:table-cell>
          <table:table-cell office:value-type="float" office:value="-132.021881104" calcext:value-type="float">
            <text:p>-132.021881104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6.909" calcext:value-type="float">
            <text:p>6.9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955691506734" calcext:value-type="float">
            <text:p>0.9556915067</text:p>
          </table:table-cell>
          <table:table-cell office:value-type="float" office:value="4.82366847992" calcext:value-type="float">
            <text:p>4.8236684799</text:p>
          </table:table-cell>
          <table:table-cell office:value-type="float" office:value="-1.80854058266" calcext:value-type="float">
            <text:p>-1.8085405827</text:p>
          </table:table-cell>
          <table:table-cell office:value-type="float" office:value="-133.731323242" calcext:value-type="float">
            <text:p>-133.731323242</text:p>
          </table:table-cell>
          <table:table-cell office:value-type="float" office:value="4.07366847992" calcext:value-type="float">
            <text:p>4.0736684799</text:p>
          </table:table-cell>
          <table:table-cell office:value-type="float" office:value="-1.80854058266" calcext:value-type="float">
            <text:p>-1.8085405827</text:p>
          </table:table-cell>
          <table:table-cell office:value-type="float" office:value="-133.731323242" calcext:value-type="float">
            <text:p>-133.7313232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903" calcext:value-type="float">
            <text:p>6.903</text:p>
          </table:table-cell>
          <table:table-cell office:value-type="float" office:value="0.11" calcext:value-type="float">
            <text:p>0.11</text:p>
          </table:table-cell>
          <table:table-cell office:value-type="float" office:value="0.960278901156" calcext:value-type="float">
            <text:p>0.9602789012</text:p>
          </table:table-cell>
          <table:table-cell office:value-type="float" office:value="4.81678628922" calcext:value-type="float">
            <text:p>4.8167862892</text:p>
          </table:table-cell>
          <table:table-cell office:value-type="float" office:value="-1.80454349518" calcext:value-type="float">
            <text:p>-1.8045434952</text:p>
          </table:table-cell>
          <table:table-cell office:value-type="float" office:value="-135.467407227" calcext:value-type="float">
            <text:p>-135.467407227</text:p>
          </table:table-cell>
          <table:table-cell office:value-type="float" office:value="4.06678628922" calcext:value-type="float">
            <text:p>4.0667862892</text:p>
          </table:table-cell>
          <table:table-cell office:value-type="float" office:value="-1.80454349518" calcext:value-type="float">
            <text:p>-1.8045434952</text:p>
          </table:table-cell>
          <table:table-cell office:value-type="float" office:value="-135.467407227" calcext:value-type="float">
            <text:p>-135.467407227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6.896" calcext:value-type="float">
            <text:p>6.896</text:p>
          </table:table-cell>
          <table:table-cell office:value-type="float" office:value="0.114" calcext:value-type="float">
            <text:p>0.114</text:p>
          </table:table-cell>
          <table:table-cell office:value-type="float" office:value="0.964883629535" calcext:value-type="float">
            <text:p>0.9648836295</text:p>
          </table:table-cell>
          <table:table-cell office:value-type="float" office:value="4.81084489822" calcext:value-type="float">
            <text:p>4.8108448982</text:p>
          </table:table-cell>
          <table:table-cell office:value-type="float" office:value="-1.80063045025" calcext:value-type="float">
            <text:p>-1.8006304503</text:p>
          </table:table-cell>
          <table:table-cell office:value-type="float" office:value="-137.167861938" calcext:value-type="float">
            <text:p>-137.167861938</text:p>
          </table:table-cell>
          <table:table-cell office:value-type="float" office:value="4.06084489822" calcext:value-type="float">
            <text:p>4.0608448982</text:p>
          </table:table-cell>
          <table:table-cell office:value-type="float" office:value="-1.80063045025" calcext:value-type="float">
            <text:p>-1.8006304503</text:p>
          </table:table-cell>
          <table:table-cell office:value-type="float" office:value="-137.167861938" calcext:value-type="float">
            <text:p>-137.167861938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6.889" calcext:value-type="float">
            <text:p>6.889</text:p>
          </table:table-cell>
          <table:table-cell office:value-type="float" office:value="0.118" calcext:value-type="float">
            <text:p>0.118</text:p>
          </table:table-cell>
          <table:table-cell office:value-type="float" office:value="0.969086273352" calcext:value-type="float">
            <text:p>0.9690862734</text:p>
          </table:table-cell>
          <table:table-cell office:value-type="float" office:value="4.80367565155" calcext:value-type="float">
            <text:p>4.8036756516</text:p>
          </table:table-cell>
          <table:table-cell office:value-type="float" office:value="-1.79713606834" calcext:value-type="float">
            <text:p>-1.7971360683</text:p>
          </table:table-cell>
          <table:table-cell office:value-type="float" office:value="-138.859405518" calcext:value-type="float">
            <text:p>-138.859405518</text:p>
          </table:table-cell>
          <table:table-cell office:value-type="float" office:value="4.05367565155" calcext:value-type="float">
            <text:p>4.0536756516</text:p>
          </table:table-cell>
          <table:table-cell office:value-type="float" office:value="-1.79713606834" calcext:value-type="float">
            <text:p>-1.7971360683</text:p>
          </table:table-cell>
          <table:table-cell office:value-type="float" office:value="-138.859405518" calcext:value-type="float">
            <text:p>-138.859405518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6.882" calcext:value-type="float">
            <text:p>6.882</text:p>
          </table:table-cell>
          <table:table-cell office:value-type="float" office:value="0.122" calcext:value-type="float">
            <text:p>0.122</text:p>
          </table:table-cell>
          <table:table-cell office:value-type="float" office:value="0.973140317442" calcext:value-type="float">
            <text:p>0.9731403174</text:p>
          </table:table-cell>
          <table:table-cell office:value-type="float" office:value="4.79775619507" calcext:value-type="float">
            <text:p>4.7977561951</text:p>
          </table:table-cell>
          <table:table-cell office:value-type="float" office:value="-1.79338288307" calcext:value-type="float">
            <text:p>-1.7933828831</text:p>
          </table:table-cell>
          <table:table-cell office:value-type="float" office:value="-140.522705078" calcext:value-type="float">
            <text:p>-140.522705078</text:p>
          </table:table-cell>
          <table:table-cell office:value-type="float" office:value="4.04775619507" calcext:value-type="float">
            <text:p>4.0477561951</text:p>
          </table:table-cell>
          <table:table-cell office:value-type="float" office:value="-1.79338288307" calcext:value-type="float">
            <text:p>-1.7933828831</text:p>
          </table:table-cell>
          <table:table-cell office:value-type="float" office:value="-140.522705078" calcext:value-type="float">
            <text:p>-140.522705078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6.874" calcext:value-type="float">
            <text:p>6.874</text:p>
          </table:table-cell>
          <table:table-cell office:value-type="float" office:value="0.125" calcext:value-type="float">
            <text:p>0.125</text:p>
          </table:table-cell>
          <table:table-cell office:value-type="float" office:value="0.976806190183" calcext:value-type="float">
            <text:p>0.9768061902</text:p>
          </table:table-cell>
          <table:table-cell office:value-type="float" office:value="4.78963279724" calcext:value-type="float">
            <text:p>4.7896327972</text:p>
          </table:table-cell>
          <table:table-cell office:value-type="float" office:value="-1.78876805305" calcext:value-type="float">
            <text:p>-1.7887680531</text:p>
          </table:table-cell>
          <table:table-cell office:value-type="float" office:value="-142.242904663" calcext:value-type="float">
            <text:p>-142.242904663</text:p>
          </table:table-cell>
          <table:table-cell office:value-type="float" office:value="4.03963279724" calcext:value-type="float">
            <text:p>4.0396327972</text:p>
          </table:table-cell>
          <table:table-cell office:value-type="float" office:value="-1.78876805305" calcext:value-type="float">
            <text:p>-1.7887680531</text:p>
          </table:table-cell>
          <table:table-cell office:value-type="float" office:value="-142.242904663" calcext:value-type="float">
            <text:p>-142.242904663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6.866" calcext:value-type="float">
            <text:p>6.866</text:p>
          </table:table-cell>
          <table:table-cell office:value-type="float" office:value="0.129" calcext:value-type="float">
            <text:p>0.129</text:p>
          </table:table-cell>
          <table:table-cell office:value-type="float" office:value="0.980107021132" calcext:value-type="float">
            <text:p>0.9801070211</text:p>
          </table:table-cell>
          <table:table-cell office:value-type="float" office:value="4.78281879425" calcext:value-type="float">
            <text:p>4.7828187943</text:p>
          </table:table-cell>
          <table:table-cell office:value-type="float" office:value="-1.78395104408" calcext:value-type="float">
            <text:p>-1.7839510441</text:p>
          </table:table-cell>
          <table:table-cell office:value-type="float" office:value="-144.012008667" calcext:value-type="float">
            <text:p>-144.012008667</text:p>
          </table:table-cell>
          <table:table-cell office:value-type="float" office:value="4.03281879425" calcext:value-type="float">
            <text:p>4.0328187943</text:p>
          </table:table-cell>
          <table:table-cell office:value-type="float" office:value="-1.78395104408" calcext:value-type="float">
            <text:p>-1.7839510441</text:p>
          </table:table-cell>
          <table:table-cell office:value-type="float" office:value="-144.012008667" calcext:value-type="float">
            <text:p>-144.012008667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6.858" calcext:value-type="float">
            <text:p>6.858</text:p>
          </table:table-cell>
          <table:table-cell office:value-type="float" office:value="0.133" calcext:value-type="float">
            <text:p>0.133</text:p>
          </table:table-cell>
          <table:table-cell office:value-type="float" office:value="0.983065445513" calcext:value-type="float">
            <text:p>0.9830654455</text:p>
          </table:table-cell>
          <table:table-cell office:value-type="float" office:value="4.77575063705" calcext:value-type="float">
            <text:p>4.7757506371</text:p>
          </table:table-cell>
          <table:table-cell office:value-type="float" office:value="-1.78101873398" calcext:value-type="float">
            <text:p>-1.781018734</text:p>
          </table:table-cell>
          <table:table-cell office:value-type="float" office:value="-145.740997314" calcext:value-type="float">
            <text:p>-145.740997314</text:p>
          </table:table-cell>
          <table:table-cell office:value-type="float" office:value="4.02575063705" calcext:value-type="float">
            <text:p>4.0257506371</text:p>
          </table:table-cell>
          <table:table-cell office:value-type="float" office:value="-1.78101873398" calcext:value-type="float">
            <text:p>-1.781018734</text:p>
          </table:table-cell>
          <table:table-cell office:value-type="float" office:value="-145.740997314" calcext:value-type="float">
            <text:p>-145.740997314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6.848" calcext:value-type="float">
            <text:p>6.848</text:p>
          </table:table-cell>
          <table:table-cell office:value-type="float" office:value="0.136" calcext:value-type="float">
            <text:p>0.136</text:p>
          </table:table-cell>
          <table:table-cell office:value-type="float" office:value="0.985955196132" calcext:value-type="float">
            <text:p>0.9859551961</text:p>
          </table:table-cell>
          <table:table-cell office:value-type="float" office:value="4.7663025856" calcext:value-type="float">
            <text:p>4.7663025856</text:p>
          </table:table-cell>
          <table:table-cell office:value-type="float" office:value="-1.77857279778" calcext:value-type="float">
            <text:p>-1.7785727978</text:p>
          </table:table-cell>
          <table:table-cell office:value-type="float" office:value="-147.460128784" calcext:value-type="float">
            <text:p>-147.460128784</text:p>
          </table:table-cell>
          <table:table-cell office:value-type="float" office:value="4.0163025856" calcext:value-type="float">
            <text:p>4.0163025856</text:p>
          </table:table-cell>
          <table:table-cell office:value-type="float" office:value="-1.77857279778" calcext:value-type="float">
            <text:p>-1.7785727978</text:p>
          </table:table-cell>
          <table:table-cell office:value-type="float" office:value="-147.460128784" calcext:value-type="float">
            <text:p>-147.460128784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6.837" calcext:value-type="float">
            <text:p>6.837</text:p>
          </table:table-cell>
          <table:table-cell office:value-type="float" office:value="0.14" calcext:value-type="float">
            <text:p>0.14</text:p>
          </table:table-cell>
          <table:table-cell office:value-type="float" office:value="0.988576526538" calcext:value-type="float">
            <text:p>0.9885765265</text:p>
          </table:table-cell>
          <table:table-cell office:value-type="float" office:value="4.75510835648" calcext:value-type="float">
            <text:p>4.7551083565</text:p>
          </table:table-cell>
          <table:table-cell office:value-type="float" office:value="-1.77614927292" calcext:value-type="float">
            <text:p>-1.7761492729</text:p>
          </table:table-cell>
          <table:table-cell office:value-type="float" office:value="-149.112960815" calcext:value-type="float">
            <text:p>-149.112960815</text:p>
          </table:table-cell>
          <table:table-cell office:value-type="float" office:value="4.00510835648" calcext:value-type="float">
            <text:p>4.0051083565</text:p>
          </table:table-cell>
          <table:table-cell office:value-type="float" office:value="-1.77614927292" calcext:value-type="float">
            <text:p>-1.7761492729</text:p>
          </table:table-cell>
          <table:table-cell office:value-type="float" office:value="-149.112960815" calcext:value-type="float">
            <text:p>-149.112960815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6.825" calcext:value-type="float">
            <text:p>6.825</text:p>
          </table:table-cell>
          <table:table-cell office:value-type="float" office:value="0.143" calcext:value-type="float">
            <text:p>0.143</text:p>
          </table:table-cell>
          <table:table-cell office:value-type="float" office:value="0.990861404984" calcext:value-type="float">
            <text:p>0.990861405</text:p>
          </table:table-cell>
          <table:table-cell office:value-type="float" office:value="4.7423915863" calcext:value-type="float">
            <text:p>4.7423915863</text:p>
          </table:table-cell>
          <table:table-cell office:value-type="float" office:value="-1.77420783043" calcext:value-type="float">
            <text:p>-1.7742078304</text:p>
          </table:table-cell>
          <table:table-cell office:value-type="float" office:value="-150.666381836" calcext:value-type="float">
            <text:p>-150.666381836</text:p>
          </table:table-cell>
          <table:table-cell office:value-type="float" office:value="3.9923915863" calcext:value-type="float">
            <text:p>3.9923915863</text:p>
          </table:table-cell>
          <table:table-cell office:value-type="float" office:value="-1.77420783043" calcext:value-type="float">
            <text:p>-1.7742078304</text:p>
          </table:table-cell>
          <table:table-cell office:value-type="float" office:value="-150.666381836" calcext:value-type="float">
            <text:p>-150.6663818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812" calcext:value-type="float">
            <text:p>6.812</text:p>
          </table:table-cell>
          <table:table-cell office:value-type="float" office:value="0.147" calcext:value-type="float">
            <text:p>0.147</text:p>
          </table:table-cell>
          <table:table-cell office:value-type="float" office:value="0.992892628322" calcext:value-type="float">
            <text:p>0.9928926283</text:p>
          </table:table-cell>
          <table:table-cell office:value-type="float" office:value="4.72797369957" calcext:value-type="float">
            <text:p>4.7279736996</text:p>
          </table:table-cell>
          <table:table-cell office:value-type="float" office:value="-1.77228689194" calcext:value-type="float">
            <text:p>-1.7722868919</text:p>
          </table:table-cell>
          <table:table-cell office:value-type="float" office:value="-152.126235962" calcext:value-type="float">
            <text:p>-152.126235962</text:p>
          </table:table-cell>
          <table:table-cell office:value-type="float" office:value="3.97797369957" calcext:value-type="float">
            <text:p>3.9779736996</text:p>
          </table:table-cell>
          <table:table-cell office:value-type="float" office:value="-1.77228689194" calcext:value-type="float">
            <text:p>-1.7722868919</text:p>
          </table:table-cell>
          <table:table-cell office:value-type="float" office:value="-152.126235962" calcext:value-type="float">
            <text:p>-152.126235962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6.796" calcext:value-type="float">
            <text:p>6.796</text:p>
          </table:table-cell>
          <table:table-cell office:value-type="float" office:value="0.151" calcext:value-type="float">
            <text:p>0.151</text:p>
          </table:table-cell>
          <table:table-cell office:value-type="float" office:value="0.994566066524" calcext:value-type="float">
            <text:p>0.9945660665</text:p>
          </table:table-cell>
          <table:table-cell office:value-type="float" office:value="4.71528744698" calcext:value-type="float">
            <text:p>4.715287447</text:p>
          </table:table-cell>
          <table:table-cell office:value-type="float" office:value="-1.77063584328" calcext:value-type="float">
            <text:p>-1.7706358433</text:p>
          </table:table-cell>
          <table:table-cell office:value-type="float" office:value="-153.608261108" calcext:value-type="float">
            <text:p>-153.608261108</text:p>
          </table:table-cell>
          <table:table-cell office:value-type="float" office:value="3.96528744698" calcext:value-type="float">
            <text:p>3.965287447</text:p>
          </table:table-cell>
          <table:table-cell office:value-type="float" office:value="-1.77063584328" calcext:value-type="float">
            <text:p>-1.7706358433</text:p>
          </table:table-cell>
          <table:table-cell office:value-type="float" office:value="-153.608261108" calcext:value-type="float">
            <text:p>-153.608261108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6.778" calcext:value-type="float">
            <text:p>6.778</text:p>
          </table:table-cell>
          <table:table-cell office:value-type="float" office:value="0.154" calcext:value-type="float">
            <text:p>0.154</text:p>
          </table:table-cell>
          <table:table-cell office:value-type="float" office:value="0.996015731558" calcext:value-type="float">
            <text:p>0.9960157316</text:p>
          </table:table-cell>
          <table:table-cell office:value-type="float" office:value="4.70347094536" calcext:value-type="float">
            <text:p>4.7034709454</text:p>
          </table:table-cell>
          <table:table-cell office:value-type="float" office:value="-1.76792681217" calcext:value-type="float">
            <text:p>-1.7679268122</text:p>
          </table:table-cell>
          <table:table-cell office:value-type="float" office:value="-155.078338623" calcext:value-type="float">
            <text:p>-155.078338623</text:p>
          </table:table-cell>
          <table:table-cell office:value-type="float" office:value="3.95347094536" calcext:value-type="float">
            <text:p>3.9534709454</text:p>
          </table:table-cell>
          <table:table-cell office:value-type="float" office:value="-1.76792681217" calcext:value-type="float">
            <text:p>-1.7679268122</text:p>
          </table:table-cell>
          <table:table-cell office:value-type="float" office:value="-155.078338623" calcext:value-type="float">
            <text:p>-155.078338623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6.76" calcext:value-type="float">
            <text:p>6.76</text:p>
          </table:table-cell>
          <table:table-cell office:value-type="float" office:value="0.157" calcext:value-type="float">
            <text:p>0.157</text:p>
          </table:table-cell>
          <table:table-cell office:value-type="float" office:value="0.997128833408" calcext:value-type="float">
            <text:p>0.9971288334</text:p>
          </table:table-cell>
          <table:table-cell office:value-type="float" office:value="4.69392061234" calcext:value-type="float">
            <text:p>4.6939206123</text:p>
          </table:table-cell>
          <table:table-cell office:value-type="float" office:value="-1.76541519165" calcext:value-type="float">
            <text:p>-1.7654151917</text:p>
          </table:table-cell>
          <table:table-cell office:value-type="float" office:value="-156.499588013" calcext:value-type="float">
            <text:p>-156.499588013</text:p>
          </table:table-cell>
          <table:table-cell office:value-type="float" office:value="3.94392061234" calcext:value-type="float">
            <text:p>3.9439206123</text:p>
          </table:table-cell>
          <table:table-cell office:value-type="float" office:value="-1.76541519165" calcext:value-type="float">
            <text:p>-1.7654151917</text:p>
          </table:table-cell>
          <table:table-cell office:value-type="float" office:value="-156.499588013" calcext:value-type="float">
            <text:p>-156.499588013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6.739" calcext:value-type="float">
            <text:p>6.739</text:p>
          </table:table-cell>
          <table:table-cell office:value-type="float" office:value="0.16" calcext:value-type="float">
            <text:p>0.16</text:p>
          </table:table-cell>
          <table:table-cell office:value-type="float" office:value="0.997997456228" calcext:value-type="float">
            <text:p>0.9979974562</text:p>
          </table:table-cell>
          <table:table-cell office:value-type="float" office:value="4.68357634544" calcext:value-type="float">
            <text:p>4.6835763454</text:p>
          </table:table-cell>
          <table:table-cell office:value-type="float" office:value="-1.7625272274" calcext:value-type="float">
            <text:p>-1.7625272274</text:p>
          </table:table-cell>
          <table:table-cell office:value-type="float" office:value="-157.892562866" calcext:value-type="float">
            <text:p>-157.892562866</text:p>
          </table:table-cell>
          <table:table-cell office:value-type="float" office:value="3.93357634544" calcext:value-type="float">
            <text:p>3.9335763454</text:p>
          </table:table-cell>
          <table:table-cell office:value-type="float" office:value="-1.7625272274" calcext:value-type="float">
            <text:p>-1.7625272274</text:p>
          </table:table-cell>
          <table:table-cell office:value-type="float" office:value="-157.892562866" calcext:value-type="float">
            <text:p>-157.892562866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6.717" calcext:value-type="float">
            <text:p>6.717</text:p>
          </table:table-cell>
          <table:table-cell office:value-type="float" office:value="0.163" calcext:value-type="float">
            <text:p>0.163</text:p>
          </table:table-cell>
          <table:table-cell office:value-type="float" office:value="0.998710143976" calcext:value-type="float">
            <text:p>0.998710144</text:p>
          </table:table-cell>
          <table:table-cell office:value-type="float" office:value="4.67316794395" calcext:value-type="float">
            <text:p>4.673167944</text:p>
          </table:table-cell>
          <table:table-cell office:value-type="float" office:value="-1.75978326797" calcext:value-type="float">
            <text:p>-1.759783268</text:p>
          </table:table-cell>
          <table:table-cell office:value-type="float" office:value="-159.25453186" calcext:value-type="float">
            <text:p>-159.25453186</text:p>
          </table:table-cell>
          <table:table-cell office:value-type="float" office:value="3.92316794395" calcext:value-type="float">
            <text:p>3.923167944</text:p>
          </table:table-cell>
          <table:table-cell office:value-type="float" office:value="-1.75978326797" calcext:value-type="float">
            <text:p>-1.759783268</text:p>
          </table:table-cell>
          <table:table-cell office:value-type="float" office:value="-159.25453186" calcext:value-type="float">
            <text:p>-159.25453186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6.693" calcext:value-type="float">
            <text:p>6.693</text:p>
          </table:table-cell>
          <table:table-cell office:value-type="float" office:value="0.165" calcext:value-type="float">
            <text:p>0.165</text:p>
          </table:table-cell>
          <table:table-cell office:value-type="float" office:value="0.999266785295" calcext:value-type="float">
            <text:p>0.9992667853</text:p>
          </table:table-cell>
          <table:table-cell office:value-type="float" office:value="4.6647708416" calcext:value-type="float">
            <text:p>4.6647708416</text:p>
          </table:table-cell>
          <table:table-cell office:value-type="float" office:value="-1.75818419456" calcext:value-type="float">
            <text:p>-1.7581841946</text:p>
          </table:table-cell>
          <table:table-cell office:value-type="float" office:value="-160.542068481" calcext:value-type="float">
            <text:p>-160.542068481</text:p>
          </table:table-cell>
          <table:table-cell office:value-type="float" office:value="3.9147708416" calcext:value-type="float">
            <text:p>3.9147708416</text:p>
          </table:table-cell>
          <table:table-cell office:value-type="float" office:value="-1.75818419456" calcext:value-type="float">
            <text:p>-1.7581841946</text:p>
          </table:table-cell>
          <table:table-cell office:value-type="float" office:value="-160.542068481" calcext:value-type="float">
            <text:p>-160.542068481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6.668" calcext:value-type="float">
            <text:p>6.668</text:p>
          </table:table-cell>
          <table:table-cell office:value-type="float" office:value="0.167" calcext:value-type="float">
            <text:p>0.167</text:p>
          </table:table-cell>
          <table:table-cell office:value-type="float" office:value="0.999654271522" calcext:value-type="float">
            <text:p>0.9996542715</text:p>
          </table:table-cell>
          <table:table-cell office:value-type="float" office:value="4.65676164627" calcext:value-type="float">
            <text:p>4.6567616463</text:p>
          </table:table-cell>
          <table:table-cell office:value-type="float" office:value="-1.75680553913" calcext:value-type="float">
            <text:p>-1.7568055391</text:p>
          </table:table-cell>
          <table:table-cell office:value-type="float" office:value="-161.755645752" calcext:value-type="float">
            <text:p>-161.755645752</text:p>
          </table:table-cell>
          <table:table-cell office:value-type="float" office:value="3.90676164627" calcext:value-type="float">
            <text:p>3.9067616463</text:p>
          </table:table-cell>
          <table:table-cell office:value-type="float" office:value="-1.75680553913" calcext:value-type="float">
            <text:p>-1.7568055391</text:p>
          </table:table-cell>
          <table:table-cell office:value-type="float" office:value="-161.755645752" calcext:value-type="float">
            <text:p>-161.755645752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6.642" calcext:value-type="float">
            <text:p>6.642</text:p>
          </table:table-cell>
          <table:table-cell office:value-type="float" office:value="0.168" calcext:value-type="float">
            <text:p>0.168</text:p>
          </table:table-cell>
          <table:table-cell office:value-type="float" office:value="0.999911605149" calcext:value-type="float">
            <text:p>0.9999116051</text:p>
          </table:table-cell>
          <table:table-cell office:value-type="float" office:value="4.64953517914" calcext:value-type="float">
            <text:p>4.6495351791</text:p>
          </table:table-cell>
          <table:table-cell office:value-type="float" office:value="-1.75614964962" calcext:value-type="float">
            <text:p>-1.7561496496</text:p>
          </table:table-cell>
          <table:table-cell office:value-type="float" office:value="-162.777099609" calcext:value-type="float">
            <text:p>-162.777099609</text:p>
          </table:table-cell>
          <table:table-cell office:value-type="float" office:value="3.89953517914" calcext:value-type="float">
            <text:p>3.8995351791</text:p>
          </table:table-cell>
          <table:table-cell office:value-type="float" office:value="-1.75614964962" calcext:value-type="float">
            <text:p>-1.7561496496</text:p>
          </table:table-cell>
          <table:table-cell office:value-type="float" office:value="-162.777099609" calcext:value-type="float">
            <text:p>-162.777099609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6.615" calcext:value-type="float">
            <text:p>6.615</text:p>
          </table:table-cell>
          <table:table-cell office:value-type="float" office:value="0.168" calcext:value-type="float">
            <text:p>0.168</text:p>
          </table:table-cell>
          <table:table-cell office:value-type="float" office:value="0.999998386605" calcext:value-type="float">
            <text:p>0.9999983866</text:p>
          </table:table-cell>
          <table:table-cell office:value-type="float" office:value="4.63741159439" calcext:value-type="float">
            <text:p>4.6374115944</text:p>
          </table:table-cell>
          <table:table-cell office:value-type="float" office:value="-1.75573217869" calcext:value-type="float">
            <text:p>-1.7557321787</text:p>
          </table:table-cell>
          <table:table-cell office:value-type="float" office:value="-163.664642334" calcext:value-type="float">
            <text:p>-163.664642334</text:p>
          </table:table-cell>
          <table:table-cell office:value-type="float" office:value="3.88741159439" calcext:value-type="float">
            <text:p>3.8874115944</text:p>
          </table:table-cell>
          <table:table-cell office:value-type="float" office:value="-1.75573217869" calcext:value-type="float">
            <text:p>-1.7557321787</text:p>
          </table:table-cell>
          <table:table-cell office:value-type="float" office:value="-163.664642334" calcext:value-type="float">
            <text:p>-163.6646423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587" calcext:value-type="float">
            <text:p>6.587</text:p>
          </table:table-cell>
          <table:table-cell office:value-type="float" office:value="0.168" calcext:value-type="float">
            <text:p>0.168</text:p>
          </table:table-cell>
          <table:table-cell office:value-type="float" office:value="0.999966350062" calcext:value-type="float">
            <text:p>0.9999663501</text:p>
          </table:table-cell>
          <table:table-cell office:value-type="float" office:value="4.62143802643" calcext:value-type="float">
            <text:p>4.6214380264</text:p>
          </table:table-cell>
          <table:table-cell office:value-type="float" office:value="-1.75488293171" calcext:value-type="float">
            <text:p>-1.7548829317</text:p>
          </table:table-cell>
          <table:table-cell office:value-type="float" office:value="-164.436386108" calcext:value-type="float">
            <text:p>-164.436386108</text:p>
          </table:table-cell>
          <table:table-cell office:value-type="float" office:value="3.87143802643" calcext:value-type="float">
            <text:p>3.8714380264</text:p>
          </table:table-cell>
          <table:table-cell office:value-type="float" office:value="-1.75488293171" calcext:value-type="float">
            <text:p>-1.7548829317</text:p>
          </table:table-cell>
          <table:table-cell office:value-type="float" office:value="-164.436386108" calcext:value-type="float">
            <text:p>-164.436386108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6.558" calcext:value-type="float">
            <text:p>6.558</text:p>
          </table:table-cell>
          <table:table-cell office:value-type="float" office:value="0.167" calcext:value-type="float">
            <text:p>0.167</text:p>
          </table:table-cell>
          <table:table-cell office:value-type="float" office:value="0.99986872336" calcext:value-type="float">
            <text:p>0.9998687234</text:p>
          </table:table-cell>
          <table:table-cell office:value-type="float" office:value="4.60981202126" calcext:value-type="float">
            <text:p>4.6098120213</text:p>
          </table:table-cell>
          <table:table-cell office:value-type="float" office:value="-1.75297927856" calcext:value-type="float">
            <text:p>-1.7529792786</text:p>
          </table:table-cell>
          <table:table-cell office:value-type="float" office:value="-165.220504761" calcext:value-type="float">
            <text:p>-165.220504761</text:p>
          </table:table-cell>
          <table:table-cell office:value-type="float" office:value="3.85981202126" calcext:value-type="float">
            <text:p>3.8598120213</text:p>
          </table:table-cell>
          <table:table-cell office:value-type="float" office:value="-1.75297927856" calcext:value-type="float">
            <text:p>-1.7529792786</text:p>
          </table:table-cell>
          <table:table-cell office:value-type="float" office:value="-165.220504761" calcext:value-type="float">
            <text:p>-165.220504761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6.528" calcext:value-type="float">
            <text:p>6.528</text:p>
          </table:table-cell>
          <table:table-cell office:value-type="float" office:value="0.166" calcext:value-type="float">
            <text:p>0.166</text:p>
          </table:table-cell>
          <table:table-cell office:value-type="float" office:value="0.999719081092" calcext:value-type="float">
            <text:p>0.9997190811</text:p>
          </table:table-cell>
          <table:table-cell office:value-type="float" office:value="4.60149168968" calcext:value-type="float">
            <text:p>4.6014916897</text:p>
          </table:table-cell>
          <table:table-cell office:value-type="float" office:value="-1.7500756979" calcext:value-type="float">
            <text:p>-1.7500756979</text:p>
          </table:table-cell>
          <table:table-cell office:value-type="float" office:value="-166.100738525" calcext:value-type="float">
            <text:p>-166.100738525</text:p>
          </table:table-cell>
          <table:table-cell office:value-type="float" office:value="3.85149168968" calcext:value-type="float">
            <text:p>3.8514916897</text:p>
          </table:table-cell>
          <table:table-cell office:value-type="float" office:value="-1.7500756979" calcext:value-type="float">
            <text:p>-1.7500756979</text:p>
          </table:table-cell>
          <table:table-cell office:value-type="float" office:value="-166.100738525" calcext:value-type="float">
            <text:p>-166.100738525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6.497" calcext:value-type="float">
            <text:p>6.497</text:p>
          </table:table-cell>
          <table:table-cell office:value-type="float" office:value="0.164" calcext:value-type="float">
            <text:p>0.164</text:p>
          </table:table-cell>
          <table:table-cell office:value-type="float" office:value="0.999513204889" calcext:value-type="float">
            <text:p>0.9995132049</text:p>
          </table:table-cell>
          <table:table-cell office:value-type="float" office:value="4.57768273354" calcext:value-type="float">
            <text:p>4.5776827335</text:p>
          </table:table-cell>
          <table:table-cell office:value-type="float" office:value="-1.74600565434" calcext:value-type="float">
            <text:p>-1.7460056543</text:p>
          </table:table-cell>
          <table:table-cell office:value-type="float" office:value="-167.048324585" calcext:value-type="float">
            <text:p>-167.048324585</text:p>
          </table:table-cell>
          <table:table-cell office:value-type="float" office:value="3.82768273354" calcext:value-type="float">
            <text:p>3.8276827335</text:p>
          </table:table-cell>
          <table:table-cell office:value-type="float" office:value="-1.74600565434" calcext:value-type="float">
            <text:p>-1.7460056543</text:p>
          </table:table-cell>
          <table:table-cell office:value-type="float" office:value="-167.048324585" calcext:value-type="float">
            <text:p>-167.048324585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6.464" calcext:value-type="float">
            <text:p>6.464</text:p>
          </table:table-cell>
          <table:table-cell office:value-type="float" office:value="0.162" calcext:value-type="float">
            <text:p>0.162</text:p>
          </table:table-cell>
          <table:table-cell office:value-type="float" office:value="0.999211912702" calcext:value-type="float">
            <text:p>0.9992119127</text:p>
          </table:table-cell>
          <table:table-cell office:value-type="float" office:value="4.53571391106" calcext:value-type="float">
            <text:p>4.5357139111</text:p>
          </table:table-cell>
          <table:table-cell office:value-type="float" office:value="-1.74067485332" calcext:value-type="float">
            <text:p>-1.7406748533</text:p>
          </table:table-cell>
          <table:table-cell office:value-type="float" office:value="-167.938156128" calcext:value-type="float">
            <text:p>-167.938156128</text:p>
          </table:table-cell>
          <table:table-cell office:value-type="float" office:value="3.78571391106" calcext:value-type="float">
            <text:p>3.7857139111</text:p>
          </table:table-cell>
          <table:table-cell office:value-type="float" office:value="-1.74067485332" calcext:value-type="float">
            <text:p>-1.7406748533</text:p>
          </table:table-cell>
          <table:table-cell office:value-type="float" office:value="-167.938156128" calcext:value-type="float">
            <text:p>-167.938156128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6.432" calcext:value-type="float">
            <text:p>6.432</text:p>
          </table:table-cell>
          <table:table-cell office:value-type="float" office:value="0.159" calcext:value-type="float">
            <text:p>0.159</text:p>
          </table:table-cell>
          <table:table-cell office:value-type="float" office:value="0.998862395537" calcext:value-type="float">
            <text:p>0.9988623955</text:p>
          </table:table-cell>
          <table:table-cell office:value-type="float" office:value="4.50784134865" calcext:value-type="float">
            <text:p>4.5078413487</text:p>
          </table:table-cell>
          <table:table-cell office:value-type="float" office:value="-1.73156452179" calcext:value-type="float">
            <text:p>-1.7315645218</text:p>
          </table:table-cell>
          <table:table-cell office:value-type="float" office:value="-168.873901367" calcext:value-type="float">
            <text:p>-168.873901367</text:p>
          </table:table-cell>
          <table:table-cell office:value-type="float" office:value="3.75784134865" calcext:value-type="float">
            <text:p>3.7578413487</text:p>
          </table:table-cell>
          <table:table-cell office:value-type="float" office:value="-1.73156452179" calcext:value-type="float">
            <text:p>-1.7315645218</text:p>
          </table:table-cell>
          <table:table-cell office:value-type="float" office:value="-168.873901367" calcext:value-type="float">
            <text:p>-168.873901367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6.401" calcext:value-type="float">
            <text:p>6.401</text:p>
          </table:table-cell>
          <table:table-cell office:value-type="float" office:value="0.156" calcext:value-type="float">
            <text:p>0.156</text:p>
          </table:table-cell>
          <table:table-cell office:value-type="float" office:value="0.99842098928" calcext:value-type="float">
            <text:p>0.9984209893</text:p>
          </table:table-cell>
          <table:table-cell office:value-type="float" office:value="4.47916555405" calcext:value-type="float">
            <text:p>4.4791655541</text:p>
          </table:table-cell>
          <table:table-cell office:value-type="float" office:value="-1.72129464149" calcext:value-type="float">
            <text:p>-1.7212946415</text:p>
          </table:table-cell>
          <table:table-cell office:value-type="float" office:value="-169.827163696" calcext:value-type="float">
            <text:p>-169.827163696</text:p>
          </table:table-cell>
          <table:table-cell office:value-type="float" office:value="3.72916555405" calcext:value-type="float">
            <text:p>3.7291655541</text:p>
          </table:table-cell>
          <table:table-cell office:value-type="float" office:value="-1.72129464149" calcext:value-type="float">
            <text:p>-1.7212946415</text:p>
          </table:table-cell>
          <table:table-cell office:value-type="float" office:value="-169.827163696" calcext:value-type="float">
            <text:p>-169.827163696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6.373" calcext:value-type="float">
            <text:p>6.373</text:p>
          </table:table-cell>
          <table:table-cell office:value-type="float" office:value="0.153" calcext:value-type="float">
            <text:p>0.153</text:p>
          </table:table-cell>
          <table:table-cell office:value-type="float" office:value="0.997809337129" calcext:value-type="float">
            <text:p>0.9978093371</text:p>
          </table:table-cell>
          <table:table-cell office:value-type="float" office:value="4.46281147003" calcext:value-type="float">
            <text:p>4.46281147</text:p>
          </table:table-cell>
          <table:table-cell office:value-type="float" office:value="-1.70862996578" calcext:value-type="float">
            <text:p>-1.7086299658</text:p>
          </table:table-cell>
          <table:table-cell office:value-type="float" office:value="-171.146575928" calcext:value-type="float">
            <text:p>-171.146575928</text:p>
          </table:table-cell>
          <table:table-cell office:value-type="float" office:value="3.71281147003" calcext:value-type="float">
            <text:p>3.71281147</text:p>
          </table:table-cell>
          <table:table-cell office:value-type="float" office:value="-1.70862996578" calcext:value-type="float">
            <text:p>-1.7086299658</text:p>
          </table:table-cell>
          <table:table-cell office:value-type="float" office:value="-171.146575928" calcext:value-type="float">
            <text:p>-171.146575928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6.346" calcext:value-type="float">
            <text:p>6.346</text:p>
          </table:table-cell>
          <table:table-cell office:value-type="float" office:value="0.149" calcext:value-type="float">
            <text:p>0.149</text:p>
          </table:table-cell>
          <table:table-cell office:value-type="float" office:value="0.996943650897" calcext:value-type="float">
            <text:p>0.9969436509</text:p>
          </table:table-cell>
          <table:table-cell office:value-type="float" office:value="4.43696141243" calcext:value-type="float">
            <text:p>4.4369614124</text:p>
          </table:table-cell>
          <table:table-cell office:value-type="float" office:value="-1.6962031126" calcext:value-type="float">
            <text:p>-1.6962031126</text:p>
          </table:table-cell>
          <table:table-cell office:value-type="float" office:value="-172.424072266" calcext:value-type="float">
            <text:p>-172.424072266</text:p>
          </table:table-cell>
          <table:table-cell office:value-type="float" office:value="3.68696141243" calcext:value-type="float">
            <text:p>3.6869614124</text:p>
          </table:table-cell>
          <table:table-cell office:value-type="float" office:value="-1.6962031126" calcext:value-type="float">
            <text:p>-1.6962031126</text:p>
          </table:table-cell>
          <table:table-cell office:value-type="float" office:value="-172.424072266" calcext:value-type="float">
            <text:p>-172.424072266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6.32" calcext:value-type="float">
            <text:p>6.32</text:p>
          </table:table-cell>
          <table:table-cell office:value-type="float" office:value="0.145" calcext:value-type="float">
            <text:p>0.145</text:p>
          </table:table-cell>
          <table:table-cell office:value-type="float" office:value="0.995889241314" calcext:value-type="float">
            <text:p>0.9958892413</text:p>
          </table:table-cell>
          <table:table-cell office:value-type="float" office:value="4.41406750679" calcext:value-type="float">
            <text:p>4.4140675068</text:p>
          </table:table-cell>
          <table:table-cell office:value-type="float" office:value="-1.68580543995" calcext:value-type="float">
            <text:p>-1.68580544</text:p>
          </table:table-cell>
          <table:table-cell office:value-type="float" office:value="-173.735687256" calcext:value-type="float">
            <text:p>-173.735687256</text:p>
          </table:table-cell>
          <table:table-cell office:value-type="float" office:value="3.66406750679" calcext:value-type="float">
            <text:p>3.6640675068</text:p>
          </table:table-cell>
          <table:table-cell office:value-type="float" office:value="-1.68580543995" calcext:value-type="float">
            <text:p>-1.68580544</text:p>
          </table:table-cell>
          <table:table-cell office:value-type="float" office:value="-173.735687256" calcext:value-type="float">
            <text:p>-173.7356872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293" calcext:value-type="float">
            <text:p>6.293</text:p>
          </table:table-cell>
          <table:table-cell office:value-type="float" office:value="0.14" calcext:value-type="float">
            <text:p>0.14</text:p>
          </table:table-cell>
          <table:table-cell office:value-type="float" office:value="0.994627591448" calcext:value-type="float">
            <text:p>0.9946275914</text:p>
          </table:table-cell>
          <table:table-cell office:value-type="float" office:value="7.78534507751" calcext:value-type="float">
            <text:p>7.7853450775</text:p>
          </table:table-cell>
          <table:table-cell office:value-type="float" office:value="-1.93371558189" calcext:value-type="float">
            <text:p>-1.9337155819</text:p>
          </table:table-cell>
          <table:table-cell office:value-type="float" office:value="-177.762405396" calcext:value-type="float">
            <text:p>-177.762405396</text:p>
          </table:table-cell>
          <table:table-cell office:value-type="float" office:value="7.03534507751" calcext:value-type="float">
            <text:p>7.0353450775</text:p>
          </table:table-cell>
          <table:table-cell office:value-type="float" office:value="-1.93371558189" calcext:value-type="float">
            <text:p>-1.9337155819</text:p>
          </table:table-cell>
          <table:table-cell office:value-type="float" office:value="-177.762405396" calcext:value-type="float">
            <text:p>-177.762405396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6.267" calcext:value-type="float">
            <text:p>6.267</text:p>
          </table:table-cell>
          <table:table-cell office:value-type="float" office:value="0.134" calcext:value-type="float">
            <text:p>0.134</text:p>
          </table:table-cell>
          <table:table-cell office:value-type="float" office:value="0.993197851885" calcext:value-type="float">
            <text:p>0.9931978519</text:p>
          </table:table-cell>
          <table:table-cell office:value-type="float" office:value="7.87291622162" calcext:value-type="float">
            <text:p>7.8729162216</text:p>
          </table:table-cell>
          <table:table-cell office:value-type="float" office:value="-1.93306624889" calcext:value-type="float">
            <text:p>-1.9330662489</text:p>
          </table:table-cell>
          <table:table-cell office:value-type="float" office:value="-179.306106567" calcext:value-type="float">
            <text:p>-179.306106567</text:p>
          </table:table-cell>
          <table:table-cell office:value-type="float" office:value="7.12291622162" calcext:value-type="float">
            <text:p>7.1229162216</text:p>
          </table:table-cell>
          <table:table-cell office:value-type="float" office:value="-1.93306624889" calcext:value-type="float">
            <text:p>-1.9330662489</text:p>
          </table:table-cell>
          <table:table-cell office:value-type="float" office:value="-179.306106567" calcext:value-type="float">
            <text:p>-179.306106567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6.24" calcext:value-type="float">
            <text:p>6.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991535470147" calcext:value-type="float">
            <text:p>0.9915354701</text:p>
          </table:table-cell>
          <table:table-cell office:value-type="float" office:value="7.86295747757" calcext:value-type="float">
            <text:p>7.8629574776</text:p>
          </table:table-cell>
          <table:table-cell office:value-type="float" office:value="-1.92589068413" calcext:value-type="float">
            <text:p>-1.9258906841</text:p>
          </table:table-cell>
          <table:table-cell office:value-type="float" office:value="179.316925049" calcext:value-type="float">
            <text:p>179.316925049</text:p>
          </table:table-cell>
          <table:table-cell office:value-type="float" office:value="7.11295747757" calcext:value-type="float">
            <text:p>7.1129574776</text:p>
          </table:table-cell>
          <table:table-cell office:value-type="float" office:value="-1.92589068413" calcext:value-type="float">
            <text:p>-1.9258906841</text:p>
          </table:table-cell>
          <table:table-cell office:value-type="float" office:value="179.316925049" calcext:value-type="float">
            <text:p>179.316925049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6.214" calcext:value-type="float">
            <text:p>6.214</text:p>
          </table:table-cell>
          <table:table-cell office:value-type="float" office:value="0.12" calcext:value-type="float">
            <text:p>0.12</text:p>
          </table:table-cell>
          <table:table-cell office:value-type="float" office:value="0.989620655313" calcext:value-type="float">
            <text:p>0.9896206553</text:p>
          </table:table-cell>
          <table:table-cell office:value-type="float" office:value="7.85002326965" calcext:value-type="float">
            <text:p>7.8500232697</text:p>
          </table:table-cell>
          <table:table-cell office:value-type="float" office:value="-1.91994810104" calcext:value-type="float">
            <text:p>-1.919948101</text:p>
          </table:table-cell>
          <table:table-cell office:value-type="float" office:value="177.95664978" calcext:value-type="float">
            <text:p>177.95664978</text:p>
          </table:table-cell>
          <table:table-cell office:value-type="float" office:value="7.10002326965" calcext:value-type="float">
            <text:p>7.1000232697</text:p>
          </table:table-cell>
          <table:table-cell office:value-type="float" office:value="-1.91994810104" calcext:value-type="float">
            <text:p>-1.919948101</text:p>
          </table:table-cell>
          <table:table-cell office:value-type="float" office:value="177.95664978" calcext:value-type="float">
            <text:p>177.95664978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6.188" calcext:value-type="float">
            <text:p>6.188</text:p>
          </table:table-cell>
          <table:table-cell office:value-type="float" office:value="0.112" calcext:value-type="float">
            <text:p>0.112</text:p>
          </table:table-cell>
          <table:table-cell office:value-type="float" office:value="0.987511877998" calcext:value-type="float">
            <text:p>0.987511878</text:p>
          </table:table-cell>
          <table:table-cell office:value-type="float" office:value="7.83814382553" calcext:value-type="float">
            <text:p>7.8381438255</text:p>
          </table:table-cell>
          <table:table-cell office:value-type="float" office:value="-1.91313397884" calcext:value-type="float">
            <text:p>-1.9131339788</text:p>
          </table:table-cell>
          <table:table-cell office:value-type="float" office:value="176.555053711" calcext:value-type="float">
            <text:p>176.555053711</text:p>
          </table:table-cell>
          <table:table-cell office:value-type="float" office:value="7.08814382553" calcext:value-type="float">
            <text:p>7.0881438255</text:p>
          </table:table-cell>
          <table:table-cell office:value-type="float" office:value="-1.91313397884" calcext:value-type="float">
            <text:p>-1.9131339788</text:p>
          </table:table-cell>
          <table:table-cell office:value-type="float" office:value="176.555053711" calcext:value-type="float">
            <text:p>176.555053711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6.161" calcext:value-type="float">
            <text:p>6.161</text:p>
          </table:table-cell>
          <table:table-cell office:value-type="float" office:value="0.103" calcext:value-type="float">
            <text:p>0.103</text:p>
          </table:table-cell>
          <table:table-cell office:value-type="float" office:value="0.985037705097" calcext:value-type="float">
            <text:p>0.9850377051</text:p>
          </table:table-cell>
          <table:table-cell office:value-type="float" office:value="7.82798099518" calcext:value-type="float">
            <text:p>7.8279809952</text:p>
          </table:table-cell>
          <table:table-cell office:value-type="float" office:value="-1.90361392498" calcext:value-type="float">
            <text:p>-1.903613925</text:p>
          </table:table-cell>
          <table:table-cell office:value-type="float" office:value="175.074829102" calcext:value-type="float">
            <text:p>175.074829102</text:p>
          </table:table-cell>
          <table:table-cell office:value-type="float" office:value="7.07798099518" calcext:value-type="float">
            <text:p>7.0779809952</text:p>
          </table:table-cell>
          <table:table-cell office:value-type="float" office:value="-1.90361392498" calcext:value-type="float">
            <text:p>-1.903613925</text:p>
          </table:table-cell>
          <table:table-cell office:value-type="float" office:value="175.074829102" calcext:value-type="float">
            <text:p>175.074829102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6.136" calcext:value-type="float">
            <text:p>6.136</text:p>
          </table:table-cell>
          <table:table-cell office:value-type="float" office:value="0.093" calcext:value-type="float">
            <text:p>0.093</text:p>
          </table:table-cell>
          <table:table-cell office:value-type="float" office:value="0.982714127117" calcext:value-type="float">
            <text:p>0.9827141271</text:p>
          </table:table-cell>
          <table:table-cell office:value-type="float" office:value="7.83339357376" calcext:value-type="float">
            <text:p>7.8333935738</text:p>
          </table:table-cell>
          <table:table-cell office:value-type="float" office:value="-1.87851643562" calcext:value-type="float">
            <text:p>-1.8785164356</text:p>
          </table:table-cell>
          <table:table-cell office:value-type="float" office:value="173.596328735" calcext:value-type="float">
            <text:p>173.596328735</text:p>
          </table:table-cell>
          <table:table-cell office:value-type="float" office:value="7.08339357376" calcext:value-type="float">
            <text:p>7.0833935738</text:p>
          </table:table-cell>
          <table:table-cell office:value-type="float" office:value="-1.87851643562" calcext:value-type="float">
            <text:p>-1.8785164356</text:p>
          </table:table-cell>
          <table:table-cell office:value-type="float" office:value="173.596328735" calcext:value-type="float">
            <text:p>173.596328735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6.111" calcext:value-type="float">
            <text:p>6.111</text:p>
          </table:table-cell>
          <table:table-cell office:value-type="float" office:value="0.083" calcext:value-type="float">
            <text:p>0.083</text:p>
          </table:table-cell>
          <table:table-cell office:value-type="float" office:value="0.980224472788" calcext:value-type="float">
            <text:p>0.9802244728</text:p>
          </table:table-cell>
          <table:table-cell office:value-type="float" office:value="7.86259508133" calcext:value-type="float">
            <text:p>7.8625950813</text:p>
          </table:table-cell>
          <table:table-cell office:value-type="float" office:value="-1.77210497856" calcext:value-type="float">
            <text:p>-1.7721049786</text:p>
          </table:table-cell>
          <table:table-cell office:value-type="float" office:value="171.817276001" calcext:value-type="float">
            <text:p>171.817276001</text:p>
          </table:table-cell>
          <table:table-cell office:value-type="float" office:value="7.11259508133" calcext:value-type="float">
            <text:p>7.1125950813</text:p>
          </table:table-cell>
          <table:table-cell office:value-type="float" office:value="-1.77210497856" calcext:value-type="float">
            <text:p>-1.7721049786</text:p>
          </table:table-cell>
          <table:table-cell office:value-type="float" office:value="171.817276001" calcext:value-type="float">
            <text:p>171.817276001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6.086" calcext:value-type="float">
            <text:p>6.086</text:p>
          </table:table-cell>
          <table:table-cell office:value-type="float" office:value="0.072" calcext:value-type="float">
            <text:p>0.072</text:p>
          </table:table-cell>
          <table:table-cell office:value-type="float" office:value="0.977358059454" calcext:value-type="float">
            <text:p>0.9773580595</text:p>
          </table:table-cell>
          <table:table-cell office:value-type="float" office:value="7.8490819931" calcext:value-type="float">
            <text:p>7.8490819931</text:p>
          </table:table-cell>
          <table:table-cell office:value-type="float" office:value="-1.76561403275" calcext:value-type="float">
            <text:p>-1.7656140328</text:p>
          </table:table-cell>
          <table:table-cell office:value-type="float" office:value="170.815536499" calcext:value-type="float">
            <text:p>170.815536499</text:p>
          </table:table-cell>
          <table:table-cell office:value-type="float" office:value="7.0990819931" calcext:value-type="float">
            <text:p>7.0990819931</text:p>
          </table:table-cell>
          <table:table-cell office:value-type="float" office:value="-1.76561403275" calcext:value-type="float">
            <text:p>-1.7656140328</text:p>
          </table:table-cell>
          <table:table-cell office:value-type="float" office:value="170.815536499" calcext:value-type="float">
            <text:p>170.815536499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6.06" calcext:value-type="float">
            <text:p>6.06</text:p>
          </table:table-cell>
          <table:table-cell office:value-type="float" office:value="0.06" calcext:value-type="float">
            <text:p>0.06</text:p>
          </table:table-cell>
          <table:table-cell office:value-type="float" office:value="0.974524853829" calcext:value-type="float">
            <text:p>0.9745248538</text:p>
          </table:table-cell>
          <table:table-cell office:value-type="float" office:value="7.82889938354" calcext:value-type="float">
            <text:p>7.8288993835</text:p>
          </table:table-cell>
          <table:table-cell office:value-type="float" office:value="-1.75895774364" calcext:value-type="float">
            <text:p>-1.7589577436</text:p>
          </table:table-cell>
          <table:table-cell office:value-type="float" office:value="170.049133301" calcext:value-type="float">
            <text:p>170.049133301</text:p>
          </table:table-cell>
          <table:table-cell office:value-type="float" office:value="7.07889938354" calcext:value-type="float">
            <text:p>7.0788993835</text:p>
          </table:table-cell>
          <table:table-cell office:value-type="float" office:value="-1.75895774364" calcext:value-type="float">
            <text:p>-1.7589577436</text:p>
          </table:table-cell>
          <table:table-cell office:value-type="float" office:value="170.049133301" calcext:value-type="float">
            <text:p>170.0491333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033" calcext:value-type="float">
            <text:p>6.033</text:p>
          </table:table-cell>
          <table:table-cell office:value-type="float" office:value="0.047" calcext:value-type="float">
            <text:p>0.047</text:p>
          </table:table-cell>
          <table:table-cell office:value-type="float" office:value="0.972466897285" calcext:value-type="float">
            <text:p>0.9724668973</text:p>
          </table:table-cell>
          <table:table-cell office:value-type="float" office:value="7.80805778503" calcext:value-type="float">
            <text:p>7.808057785</text:p>
          </table:table-cell>
          <table:table-cell office:value-type="float" office:value="-1.7512216568" calcext:value-type="float">
            <text:p>-1.7512216568</text:p>
          </table:table-cell>
          <table:table-cell office:value-type="float" office:value="169.445266724" calcext:value-type="float">
            <text:p>169.445266724</text:p>
          </table:table-cell>
          <table:table-cell office:value-type="float" office:value="7.05805778503" calcext:value-type="float">
            <text:p>7.058057785</text:p>
          </table:table-cell>
          <table:table-cell office:value-type="float" office:value="-1.7512216568" calcext:value-type="float">
            <text:p>-1.7512216568</text:p>
          </table:table-cell>
          <table:table-cell office:value-type="float" office:value="169.445266724" calcext:value-type="float">
            <text:p>169.445266724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6.005" calcext:value-type="float">
            <text:p>6.005</text:p>
          </table:table-cell>
          <table:table-cell office:value-type="float" office:value="0.032" calcext:value-type="float">
            <text:p>0.032</text:p>
          </table:table-cell>
          <table:table-cell office:value-type="float" office:value="0.970691755248" calcext:value-type="float">
            <text:p>0.9706917552</text:p>
          </table:table-cell>
          <table:table-cell office:value-type="float" office:value="7.78568887711" calcext:value-type="float">
            <text:p>7.7856888771</text:p>
          </table:table-cell>
          <table:table-cell office:value-type="float" office:value="-1.74238777161" calcext:value-type="float">
            <text:p>-1.7423877716</text:p>
          </table:table-cell>
          <table:table-cell office:value-type="float" office:value="168.938552856" calcext:value-type="float">
            <text:p>168.938552856</text:p>
          </table:table-cell>
          <table:table-cell office:value-type="float" office:value="7.03568887711" calcext:value-type="float">
            <text:p>7.0356888771</text:p>
          </table:table-cell>
          <table:table-cell office:value-type="float" office:value="-1.74238777161" calcext:value-type="float">
            <text:p>-1.7423877716</text:p>
          </table:table-cell>
          <table:table-cell office:value-type="float" office:value="168.938552856" calcext:value-type="float">
            <text:p>168.938552856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5.976" calcext:value-type="float">
            <text:p>5.976</text:p>
          </table:table-cell>
          <table:table-cell office:value-type="float" office:value="0.017" calcext:value-type="float">
            <text:p>0.017</text:p>
          </table:table-cell>
          <table:table-cell office:value-type="float" office:value="0.96910912888" calcext:value-type="float">
            <text:p>0.9691091289</text:p>
          </table:table-cell>
          <table:table-cell office:value-type="float" office:value="7.76417636871" calcext:value-type="float">
            <text:p>7.7641763687</text:p>
          </table:table-cell>
          <table:table-cell office:value-type="float" office:value="-1.73435890675" calcext:value-type="float">
            <text:p>-1.7343589068</text:p>
          </table:table-cell>
          <table:table-cell office:value-type="float" office:value="168.536422729" calcext:value-type="float">
            <text:p>168.536422729</text:p>
          </table:table-cell>
          <table:table-cell office:value-type="float" office:value="7.01417636871" calcext:value-type="float">
            <text:p>7.0141763687</text:p>
          </table:table-cell>
          <table:table-cell office:value-type="float" office:value="-1.73435890675" calcext:value-type="float">
            <text:p>-1.7343589068</text:p>
          </table:table-cell>
          <table:table-cell office:value-type="float" office:value="168.536422729" calcext:value-type="float">
            <text:p>168.536422729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5.945" calcext:value-type="float">
            <text:p>5.945</text:p>
          </table:table-cell>
          <table:table-cell office:value-type="float" office:value="0" calcext:value-type="float">
            <text:p>0</text:p>
          </table:table-cell>
          <table:table-cell office:value-type="float" office:value="0.96723214783" calcext:value-type="float">
            <text:p>0.9672321478</text:p>
          </table:table-cell>
          <table:table-cell office:value-type="float" office:value="7.74451828003" calcext:value-type="float">
            <text:p>7.74451828</text:p>
          </table:table-cell>
          <table:table-cell office:value-type="float" office:value="-1.72504007816" calcext:value-type="float">
            <text:p>-1.7250400782</text:p>
          </table:table-cell>
          <table:table-cell office:value-type="float" office:value="168.138458252" calcext:value-type="float">
            <text:p>168.138458252</text:p>
          </table:table-cell>
          <table:table-cell office:value-type="float" office:value="6.99451828003" calcext:value-type="float">
            <text:p>6.99451828</text:p>
          </table:table-cell>
          <table:table-cell office:value-type="float" office:value="-1.72504007816" calcext:value-type="float">
            <text:p>-1.7250400782</text:p>
          </table:table-cell>
          <table:table-cell office:value-type="float" office:value="168.138458252" calcext:value-type="float">
            <text:p>168.138458252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5.914" calcext:value-type="float">
            <text:p>5.914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966208838197" calcext:value-type="float">
            <text:p>0.9662088382</text:p>
          </table:table-cell>
          <table:table-cell office:value-type="float" office:value="7.72668218613" calcext:value-type="float">
            <text:p>7.7266821861</text:p>
          </table:table-cell>
          <table:table-cell office:value-type="float" office:value="-1.71658551693" calcext:value-type="float">
            <text:p>-1.7165855169</text:p>
          </table:table-cell>
          <table:table-cell office:value-type="float" office:value="167.753692627" calcext:value-type="float">
            <text:p>167.753692627</text:p>
          </table:table-cell>
          <table:table-cell office:value-type="float" office:value="6.97668218613" calcext:value-type="float">
            <text:p>6.9766821861</text:p>
          </table:table-cell>
          <table:table-cell office:value-type="float" office:value="-1.71658551693" calcext:value-type="float">
            <text:p>-1.7165855169</text:p>
          </table:table-cell>
          <table:table-cell office:value-type="float" office:value="167.753692627" calcext:value-type="float">
            <text:p>167.753692627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5.883" calcext:value-type="float">
            <text:p>5.883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96556141819" calcext:value-type="float">
            <text:p>0.9655614182</text:p>
          </table:table-cell>
          <table:table-cell office:value-type="float" office:value="7.71087169647" calcext:value-type="float">
            <text:p>7.7108716965</text:p>
          </table:table-cell>
          <table:table-cell office:value-type="float" office:value="-1.70934593678" calcext:value-type="float">
            <text:p>-1.7093459368</text:p>
          </table:table-cell>
          <table:table-cell office:value-type="float" office:value="167.422180176" calcext:value-type="float">
            <text:p>167.422180176</text:p>
          </table:table-cell>
          <table:table-cell office:value-type="float" office:value="6.96087169647" calcext:value-type="float">
            <text:p>6.9608716965</text:p>
          </table:table-cell>
          <table:table-cell office:value-type="float" office:value="-1.70934593678" calcext:value-type="float">
            <text:p>-1.7093459368</text:p>
          </table:table-cell>
          <table:table-cell office:value-type="float" office:value="167.422180176" calcext:value-type="float">
            <text:p>167.422180176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5.852" calcext:value-type="float">
            <text:p>5.852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964776548662" calcext:value-type="float">
            <text:p>0.9647765487</text:p>
          </table:table-cell>
          <table:table-cell office:value-type="float" office:value="7.616335392" calcext:value-type="float">
            <text:p>7.616335392</text:p>
          </table:table-cell>
          <table:table-cell office:value-type="float" office:value="-1.65869987011" calcext:value-type="float">
            <text:p>-1.6586998701</text:p>
          </table:table-cell>
          <table:table-cell office:value-type="float" office:value="167.127349854" calcext:value-type="float">
            <text:p>167.127349854</text:p>
          </table:table-cell>
          <table:table-cell office:value-type="float" office:value="6.866335392" calcext:value-type="float">
            <text:p>6.866335392</text:p>
          </table:table-cell>
          <table:table-cell office:value-type="float" office:value="-1.65869987011" calcext:value-type="float">
            <text:p>-1.6586998701</text:p>
          </table:table-cell>
          <table:table-cell office:value-type="float" office:value="167.127349854" calcext:value-type="float">
            <text:p>167.127349854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5.82" calcext:value-type="float">
            <text:p>5.82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964512995584" calcext:value-type="float">
            <text:p>0.9645129956</text:p>
          </table:table-cell>
          <table:table-cell office:value-type="float" office:value="7.54445743561" calcext:value-type="float">
            <text:p>7.5444574356</text:p>
          </table:table-cell>
          <table:table-cell office:value-type="float" office:value="-1.61987960339" calcext:value-type="float">
            <text:p>-1.6198796034</text:p>
          </table:table-cell>
          <table:table-cell office:value-type="float" office:value="166.825759888" calcext:value-type="float">
            <text:p>166.825759888</text:p>
          </table:table-cell>
          <table:table-cell office:value-type="float" office:value="6.79445743561" calcext:value-type="float">
            <text:p>6.7944574356</text:p>
          </table:table-cell>
          <table:table-cell office:value-type="float" office:value="-1.61987960339" calcext:value-type="float">
            <text:p>-1.6198796034</text:p>
          </table:table-cell>
          <table:table-cell office:value-type="float" office:value="166.825759888" calcext:value-type="float">
            <text:p>166.825759888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5.787" calcext:value-type="float">
            <text:p>5.787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963849893722" calcext:value-type="float">
            <text:p>0.9638498937</text:p>
          </table:table-cell>
          <table:table-cell office:value-type="float" office:value="7.52550554276" calcext:value-type="float">
            <text:p>7.5255055428</text:p>
          </table:table-cell>
          <table:table-cell office:value-type="float" office:value="-1.61176741123" calcext:value-type="float">
            <text:p>-1.6117674112</text:p>
          </table:table-cell>
          <table:table-cell office:value-type="float" office:value="166.540145874" calcext:value-type="float">
            <text:p>166.540145874</text:p>
          </table:table-cell>
          <table:table-cell office:value-type="float" office:value="6.77550554276" calcext:value-type="float">
            <text:p>6.7755055428</text:p>
          </table:table-cell>
          <table:table-cell office:value-type="float" office:value="-1.61176741123" calcext:value-type="float">
            <text:p>-1.6117674112</text:p>
          </table:table-cell>
          <table:table-cell office:value-type="float" office:value="166.540145874" calcext:value-type="float">
            <text:p>166.540145874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5.755" calcext:value-type="float">
            <text:p>5.755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963315074711" calcext:value-type="float">
            <text:p>0.9633150747</text:p>
          </table:table-cell>
          <table:table-cell office:value-type="float" office:value="7.42057180405" calcext:value-type="float">
            <text:p>7.4205718041</text:p>
          </table:table-cell>
          <table:table-cell office:value-type="float" office:value="-1.56669199467" calcext:value-type="float">
            <text:p>-1.5666919947</text:p>
          </table:table-cell>
          <table:table-cell office:value-type="float" office:value="166.35609436" calcext:value-type="float">
            <text:p>166.35609436</text:p>
          </table:table-cell>
          <table:table-cell office:value-type="float" office:value="6.67057180405" calcext:value-type="float">
            <text:p>6.6705718041</text:p>
          </table:table-cell>
          <table:table-cell office:value-type="float" office:value="-1.56669199467" calcext:value-type="float">
            <text:p>-1.5666919947</text:p>
          </table:table-cell>
          <table:table-cell office:value-type="float" office:value="166.35609436" calcext:value-type="float">
            <text:p>166.356094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723" calcext:value-type="float">
            <text:p>5.723</text:p>
          </table:table-cell>
          <table:table-cell office:value-type="float" office:value="-0.131" calcext:value-type="float">
            <text:p>-0.131</text:p>
          </table:table-cell>
          <table:table-cell office:value-type="float" office:value="0.962641132553" calcext:value-type="float">
            <text:p>0.9626411326</text:p>
          </table:table-cell>
          <table:table-cell office:value-type="float" office:value="7.39717197418" calcext:value-type="float">
            <text:p>7.3971719742</text:p>
          </table:table-cell>
          <table:table-cell office:value-type="float" office:value="-1.55933177471" calcext:value-type="float">
            <text:p>-1.5593317747</text:p>
          </table:table-cell>
          <table:table-cell office:value-type="float" office:value="166.235610962" calcext:value-type="float">
            <text:p>166.235610962</text:p>
          </table:table-cell>
          <table:table-cell office:value-type="float" office:value="6.64717197418" calcext:value-type="float">
            <text:p>6.6471719742</text:p>
          </table:table-cell>
          <table:table-cell office:value-type="float" office:value="-1.55933177471" calcext:value-type="float">
            <text:p>-1.5593317747</text:p>
          </table:table-cell>
          <table:table-cell office:value-type="float" office:value="166.235610962" calcext:value-type="float">
            <text:p>166.235610962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5.691" calcext:value-type="float">
            <text:p>5.691</text:p>
          </table:table-cell>
          <table:table-cell office:value-type="float" office:value="-0.151" calcext:value-type="float">
            <text:p>-0.151</text:p>
          </table:table-cell>
          <table:table-cell office:value-type="float" office:value="0.962233879065" calcext:value-type="float">
            <text:p>0.9622338791</text:p>
          </table:table-cell>
          <table:table-cell office:value-type="float" office:value="7.28245449066" calcext:value-type="float">
            <text:p>7.2824544907</text:p>
          </table:table-cell>
          <table:table-cell office:value-type="float" office:value="-1.51352512836" calcext:value-type="float">
            <text:p>-1.5135251284</text:p>
          </table:table-cell>
          <table:table-cell office:value-type="float" office:value="166.102981567" calcext:value-type="float">
            <text:p>166.102981567</text:p>
          </table:table-cell>
          <table:table-cell office:value-type="float" office:value="6.53245449066" calcext:value-type="float">
            <text:p>6.5324544907</text:p>
          </table:table-cell>
          <table:table-cell office:value-type="float" office:value="-1.51352512836" calcext:value-type="float">
            <text:p>-1.5135251284</text:p>
          </table:table-cell>
          <table:table-cell office:value-type="float" office:value="166.102981567" calcext:value-type="float">
            <text:p>166.102981567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5.658" calcext:value-type="float">
            <text:p>5.658</text:p>
          </table:table-cell>
          <table:table-cell office:value-type="float" office:value="-0.171" calcext:value-type="float">
            <text:p>-0.171</text:p>
          </table:table-cell>
          <table:table-cell office:value-type="float" office:value="0.961687506756" calcext:value-type="float">
            <text:p>0.9616875068</text:p>
          </table:table-cell>
          <table:table-cell office:value-type="float" office:value="7.22535562515" calcext:value-type="float">
            <text:p>7.2253556252</text:p>
          </table:table-cell>
          <table:table-cell office:value-type="float" office:value="-1.49320495129" calcext:value-type="float">
            <text:p>-1.4932049513</text:p>
          </table:table-cell>
          <table:table-cell office:value-type="float" office:value="166.132263184" calcext:value-type="float">
            <text:p>166.132263184</text:p>
          </table:table-cell>
          <table:table-cell office:value-type="float" office:value="6.47535562515" calcext:value-type="float">
            <text:p>6.4753556252</text:p>
          </table:table-cell>
          <table:table-cell office:value-type="float" office:value="-1.49320495129" calcext:value-type="float">
            <text:p>-1.4932049513</text:p>
          </table:table-cell>
          <table:table-cell office:value-type="float" office:value="166.132263184" calcext:value-type="float">
            <text:p>166.132263184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5.625" calcext:value-type="float">
            <text:p>5.625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961137287698" calcext:value-type="float">
            <text:p>0.9611372877</text:p>
          </table:table-cell>
          <table:table-cell office:value-type="float" office:value="7.11944055557" calcext:value-type="float">
            <text:p>7.1194405556</text:p>
          </table:table-cell>
          <table:table-cell office:value-type="float" office:value="-1.45262312889" calcext:value-type="float">
            <text:p>-1.4526231289</text:p>
          </table:table-cell>
          <table:table-cell office:value-type="float" office:value="166.186477661" calcext:value-type="float">
            <text:p>166.186477661</text:p>
          </table:table-cell>
          <table:table-cell office:value-type="float" office:value="6.36944055557" calcext:value-type="float">
            <text:p>6.3694405556</text:p>
          </table:table-cell>
          <table:table-cell office:value-type="float" office:value="-1.45262312889" calcext:value-type="float">
            <text:p>-1.4526231289</text:p>
          </table:table-cell>
          <table:table-cell office:value-type="float" office:value="166.186477661" calcext:value-type="float">
            <text:p>166.186477661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5.591" calcext:value-type="float">
            <text:p>5.591</text:p>
          </table:table-cell>
          <table:table-cell office:value-type="float" office:value="-0.213" calcext:value-type="float">
            <text:p>-0.213</text:p>
          </table:table-cell>
          <table:table-cell office:value-type="float" office:value="0.961275202975" calcext:value-type="float">
            <text:p>0.961275203</text:p>
          </table:table-cell>
          <table:table-cell office:value-type="float" office:value="7.02623605728" calcext:value-type="float">
            <text:p>7.0262360573</text:p>
          </table:table-cell>
          <table:table-cell office:value-type="float" office:value="-1.42389321327" calcext:value-type="float">
            <text:p>-1.4238932133</text:p>
          </table:table-cell>
          <table:table-cell office:value-type="float" office:value="166.207290649" calcext:value-type="float">
            <text:p>166.207290649</text:p>
          </table:table-cell>
          <table:table-cell office:value-type="float" office:value="6.27623605728" calcext:value-type="float">
            <text:p>6.2762360573</text:p>
          </table:table-cell>
          <table:table-cell office:value-type="float" office:value="-1.42389321327" calcext:value-type="float">
            <text:p>-1.4238932133</text:p>
          </table:table-cell>
          <table:table-cell office:value-type="float" office:value="166.207290649" calcext:value-type="float">
            <text:p>166.207290649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5.558" calcext:value-type="float">
            <text:p>5.558</text:p>
          </table:table-cell>
          <table:table-cell office:value-type="float" office:value="-0.233" calcext:value-type="float">
            <text:p>-0.233</text:p>
          </table:table-cell>
          <table:table-cell office:value-type="float" office:value="0.961550312539" calcext:value-type="float">
            <text:p>0.9615503125</text:p>
          </table:table-cell>
          <table:table-cell office:value-type="float" office:value="6.98219871521" calcext:value-type="float">
            <text:p>6.9821987152</text:p>
          </table:table-cell>
          <table:table-cell office:value-type="float" office:value="-1.41092312336" calcext:value-type="float">
            <text:p>-1.4109231234</text:p>
          </table:table-cell>
          <table:table-cell office:value-type="float" office:value="166.309509277" calcext:value-type="float">
            <text:p>166.309509277</text:p>
          </table:table-cell>
          <table:table-cell office:value-type="float" office:value="6.23219871521" calcext:value-type="float">
            <text:p>6.2321987152</text:p>
          </table:table-cell>
          <table:table-cell office:value-type="float" office:value="-1.41092312336" calcext:value-type="float">
            <text:p>-1.4109231234</text:p>
          </table:table-cell>
          <table:table-cell office:value-type="float" office:value="166.309509277" calcext:value-type="float">
            <text:p>166.309509277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5.525" calcext:value-type="float">
            <text:p>5.525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961961173891" calcext:value-type="float">
            <text:p>0.9619611739</text:p>
          </table:table-cell>
          <table:table-cell office:value-type="float" office:value="6.93539571762" calcext:value-type="float">
            <text:p>6.9353957176</text:p>
          </table:table-cell>
          <table:table-cell office:value-type="float" office:value="-1.39937365055" calcext:value-type="float">
            <text:p>-1.3993736506</text:p>
          </table:table-cell>
          <table:table-cell office:value-type="float" office:value="166.502288818" calcext:value-type="float">
            <text:p>166.502288818</text:p>
          </table:table-cell>
          <table:table-cell office:value-type="float" office:value="6.18539571762" calcext:value-type="float">
            <text:p>6.1853957176</text:p>
          </table:table-cell>
          <table:table-cell office:value-type="float" office:value="-1.39937365055" calcext:value-type="float">
            <text:p>-1.3993736506</text:p>
          </table:table-cell>
          <table:table-cell office:value-type="float" office:value="166.502288818" calcext:value-type="float">
            <text:p>166.502288818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5.492" calcext:value-type="float">
            <text:p>5.492</text:p>
          </table:table-cell>
          <table:table-cell office:value-type="float" office:value="-0.274" calcext:value-type="float">
            <text:p>-0.274</text:p>
          </table:table-cell>
          <table:table-cell office:value-type="float" office:value="0.962505622005" calcext:value-type="float">
            <text:p>0.962505622</text:p>
          </table:table-cell>
          <table:table-cell office:value-type="float" office:value="6.88883638382" calcext:value-type="float">
            <text:p>6.8888363838</text:p>
          </table:table-cell>
          <table:table-cell office:value-type="float" office:value="-1.38790440559" calcext:value-type="float">
            <text:p>-1.3879044056</text:p>
          </table:table-cell>
          <table:table-cell office:value-type="float" office:value="166.676574707" calcext:value-type="float">
            <text:p>166.676574707</text:p>
          </table:table-cell>
          <table:table-cell office:value-type="float" office:value="6.13883638382" calcext:value-type="float">
            <text:p>6.1388363838</text:p>
          </table:table-cell>
          <table:table-cell office:value-type="float" office:value="-1.38790440559" calcext:value-type="float">
            <text:p>-1.3879044056</text:p>
          </table:table-cell>
          <table:table-cell office:value-type="float" office:value="166.676574707" calcext:value-type="float">
            <text:p>166.676574707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5.457" calcext:value-type="float">
            <text:p>5.457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96277640244" calcext:value-type="float">
            <text:p>0.9627764024</text:p>
          </table:table-cell>
          <table:table-cell office:value-type="float" office:value="6.84357261658" calcext:value-type="float">
            <text:p>6.8435726166</text:p>
          </table:table-cell>
          <table:table-cell office:value-type="float" office:value="-1.37766194344" calcext:value-type="float">
            <text:p>-1.3776619434</text:p>
          </table:table-cell>
          <table:table-cell office:value-type="float" office:value="166.875076294" calcext:value-type="float">
            <text:p>166.875076294</text:p>
          </table:table-cell>
          <table:table-cell office:value-type="float" office:value="6.09357261658" calcext:value-type="float">
            <text:p>6.0935726166</text:p>
          </table:table-cell>
          <table:table-cell office:value-type="float" office:value="-1.37766194344" calcext:value-type="float">
            <text:p>-1.3776619434</text:p>
          </table:table-cell>
          <table:table-cell office:value-type="float" office:value="166.875076294" calcext:value-type="float">
            <text:p>166.875076294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5.424" calcext:value-type="float">
            <text:p>5.424</text:p>
          </table:table-cell>
          <table:table-cell office:value-type="float" office:value="-0.316" calcext:value-type="float">
            <text:p>-0.316</text:p>
          </table:table-cell>
          <table:table-cell office:value-type="float" office:value="0.963046220099" calcext:value-type="float">
            <text:p>0.9630462201</text:p>
          </table:table-cell>
          <table:table-cell office:value-type="float" office:value="6.78330039978" calcext:value-type="float">
            <text:p>6.7833003998</text:p>
          </table:table-cell>
          <table:table-cell office:value-type="float" office:value="-1.36385428905" calcext:value-type="float">
            <text:p>-1.3638542891</text:p>
          </table:table-cell>
          <table:table-cell office:value-type="float" office:value="167.144058228" calcext:value-type="float">
            <text:p>167.144058228</text:p>
          </table:table-cell>
          <table:table-cell office:value-type="float" office:value="6.03330039978" calcext:value-type="float">
            <text:p>6.0333003998</text:p>
          </table:table-cell>
          <table:table-cell office:value-type="float" office:value="-1.36385428905" calcext:value-type="float">
            <text:p>-1.3638542891</text:p>
          </table:table-cell>
          <table:table-cell office:value-type="float" office:value="167.144058228" calcext:value-type="float">
            <text:p>167.1440582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391" calcext:value-type="float">
            <text:p>5.391</text:p>
          </table:table-cell>
          <table:table-cell office:value-type="float" office:value="-0.336" calcext:value-type="float">
            <text:p>-0.336</text:p>
          </table:table-cell>
          <table:table-cell office:value-type="float" office:value="0.963582966008" calcext:value-type="float">
            <text:p>0.963582966</text:p>
          </table:table-cell>
          <table:table-cell office:value-type="float" office:value="6.6643872261" calcext:value-type="float">
            <text:p>6.6643872261</text:p>
          </table:table-cell>
          <table:table-cell office:value-type="float" office:value="-1.33608305454" calcext:value-type="float">
            <text:p>-1.3360830545</text:p>
          </table:table-cell>
          <table:table-cell office:value-type="float" office:value="167.443435669" calcext:value-type="float">
            <text:p>167.443435669</text:p>
          </table:table-cell>
          <table:table-cell office:value-type="float" office:value="5.9143872261" calcext:value-type="float">
            <text:p>5.9143872261</text:p>
          </table:table-cell>
          <table:table-cell office:value-type="float" office:value="-1.33608305454" calcext:value-type="float">
            <text:p>-1.3360830545</text:p>
          </table:table-cell>
          <table:table-cell office:value-type="float" office:value="167.443435669" calcext:value-type="float">
            <text:p>167.443435669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5.359" calcext:value-type="float">
            <text:p>5.359</text:p>
          </table:table-cell>
          <table:table-cell office:value-type="float" office:value="-0.355" calcext:value-type="float">
            <text:p>-0.355</text:p>
          </table:table-cell>
          <table:table-cell office:value-type="float" office:value="0.964248477992" calcext:value-type="float">
            <text:p>0.964248478</text:p>
          </table:table-cell>
          <table:table-cell office:value-type="float" office:value="6.55982255936" calcext:value-type="float">
            <text:p>6.5598225594</text:p>
          </table:table-cell>
          <table:table-cell office:value-type="float" office:value="-1.31360375881" calcext:value-type="float">
            <text:p>-1.3136037588</text:p>
          </table:table-cell>
          <table:table-cell office:value-type="float" office:value="167.737884521" calcext:value-type="float">
            <text:p>167.737884521</text:p>
          </table:table-cell>
          <table:table-cell office:value-type="float" office:value="5.80982255936" calcext:value-type="float">
            <text:p>5.8098225594</text:p>
          </table:table-cell>
          <table:table-cell office:value-type="float" office:value="-1.31360375881" calcext:value-type="float">
            <text:p>-1.3136037588</text:p>
          </table:table-cell>
          <table:table-cell office:value-type="float" office:value="167.737884521" calcext:value-type="float">
            <text:p>167.737884521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5.326" calcext:value-type="float">
            <text:p>5.326</text:p>
          </table:table-cell>
          <table:table-cell office:value-type="float" office:value="-0.374" calcext:value-type="float">
            <text:p>-0.374</text:p>
          </table:table-cell>
          <table:table-cell office:value-type="float" office:value="0.965300760227" calcext:value-type="float">
            <text:p>0.9653007602</text:p>
          </table:table-cell>
          <table:table-cell office:value-type="float" office:value="6.47723817825" calcext:value-type="float">
            <text:p>6.4772381783</text:p>
          </table:table-cell>
          <table:table-cell office:value-type="float" office:value="-1.30034899712" calcext:value-type="float">
            <text:p>-1.3003489971</text:p>
          </table:table-cell>
          <table:table-cell office:value-type="float" office:value="168.096069336" calcext:value-type="float">
            <text:p>168.096069336</text:p>
          </table:table-cell>
          <table:table-cell office:value-type="float" office:value="5.72723817825" calcext:value-type="float">
            <text:p>5.7272381783</text:p>
          </table:table-cell>
          <table:table-cell office:value-type="float" office:value="-1.30034899712" calcext:value-type="float">
            <text:p>-1.3003489971</text:p>
          </table:table-cell>
          <table:table-cell office:value-type="float" office:value="168.096069336" calcext:value-type="float">
            <text:p>168.096069336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5.293" calcext:value-type="float">
            <text:p>5.293</text:p>
          </table:table-cell>
          <table:table-cell office:value-type="float" office:value="-0.394" calcext:value-type="float">
            <text:p>-0.394</text:p>
          </table:table-cell>
          <table:table-cell office:value-type="float" office:value="0.966337597671" calcext:value-type="float">
            <text:p>0.9663375977</text:p>
          </table:table-cell>
          <table:table-cell office:value-type="float" office:value="6.38334465027" calcext:value-type="float">
            <text:p>6.3833446503</text:p>
          </table:table-cell>
          <table:table-cell office:value-type="float" office:value="-1.28633546829" calcext:value-type="float">
            <text:p>-1.2863354683</text:p>
          </table:table-cell>
          <table:table-cell office:value-type="float" office:value="168.466293335" calcext:value-type="float">
            <text:p>168.466293335</text:p>
          </table:table-cell>
          <table:table-cell office:value-type="float" office:value="5.63334465027" calcext:value-type="float">
            <text:p>5.6333446503</text:p>
          </table:table-cell>
          <table:table-cell office:value-type="float" office:value="-1.28633546829" calcext:value-type="float">
            <text:p>-1.2863354683</text:p>
          </table:table-cell>
          <table:table-cell office:value-type="float" office:value="168.466293335" calcext:value-type="float">
            <text:p>168.466293335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5.26" calcext:value-type="float">
            <text:p>5.26</text:p>
          </table:table-cell>
          <table:table-cell office:value-type="float" office:value="-0.413" calcext:value-type="float">
            <text:p>-0.413</text:p>
          </table:table-cell>
          <table:table-cell office:value-type="float" office:value="0.96710508012" calcext:value-type="float">
            <text:p>0.9671050801</text:p>
          </table:table-cell>
          <table:table-cell office:value-type="float" office:value="6.30829143524" calcext:value-type="float">
            <text:p>6.3082914352</text:p>
          </table:table-cell>
          <table:table-cell office:value-type="float" office:value="-1.27575266361" calcext:value-type="float">
            <text:p>-1.2757526636</text:p>
          </table:table-cell>
          <table:table-cell office:value-type="float" office:value="168.756820679" calcext:value-type="float">
            <text:p>168.756820679</text:p>
          </table:table-cell>
          <table:table-cell office:value-type="float" office:value="5.55829143524" calcext:value-type="float">
            <text:p>5.5582914352</text:p>
          </table:table-cell>
          <table:table-cell office:value-type="float" office:value="-1.27575266361" calcext:value-type="float">
            <text:p>-1.2757526636</text:p>
          </table:table-cell>
          <table:table-cell office:value-type="float" office:value="168.756820679" calcext:value-type="float">
            <text:p>168.756820679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5.227" calcext:value-type="float">
            <text:p>5.227</text:p>
          </table:table-cell>
          <table:table-cell office:value-type="float" office:value="-0.431" calcext:value-type="float">
            <text:p>-0.431</text:p>
          </table:table-cell>
          <table:table-cell office:value-type="float" office:value="0.967358973733" calcext:value-type="float">
            <text:p>0.9673589737</text:p>
          </table:table-cell>
          <table:table-cell office:value-type="float" office:value="6.23881101608" calcext:value-type="float">
            <text:p>6.2388110161</text:p>
          </table:table-cell>
          <table:table-cell office:value-type="float" office:value="-1.27163422108" calcext:value-type="float">
            <text:p>-1.2716342211</text:p>
          </table:table-cell>
          <table:table-cell office:value-type="float" office:value="169.120635986" calcext:value-type="float">
            <text:p>169.120635986</text:p>
          </table:table-cell>
          <table:table-cell office:value-type="float" office:value="5.48881101608" calcext:value-type="float">
            <text:p>5.4888110161</text:p>
          </table:table-cell>
          <table:table-cell office:value-type="float" office:value="-1.27163422108" calcext:value-type="float">
            <text:p>-1.2716342211</text:p>
          </table:table-cell>
          <table:table-cell office:value-type="float" office:value="169.120635986" calcext:value-type="float">
            <text:p>169.120635986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5.194" calcext:value-type="float">
            <text:p>5.194</text:p>
          </table:table-cell>
          <table:table-cell office:value-type="float" office:value="-0.449" calcext:value-type="float">
            <text:p>-0.449</text:p>
          </table:table-cell>
          <table:table-cell office:value-type="float" office:value="0.968114849409" calcext:value-type="float">
            <text:p>0.9681148494</text:p>
          </table:table-cell>
          <table:table-cell office:value-type="float" office:value="6.17177057266" calcext:value-type="float">
            <text:p>6.1717705727</text:p>
          </table:table-cell>
          <table:table-cell office:value-type="float" office:value="-1.2661113739" calcext:value-type="float">
            <text:p>-1.2661113739</text:p>
          </table:table-cell>
          <table:table-cell office:value-type="float" office:value="169.498565674" calcext:value-type="float">
            <text:p>169.498565674</text:p>
          </table:table-cell>
          <table:table-cell office:value-type="float" office:value="5.42177057266" calcext:value-type="float">
            <text:p>5.4217705727</text:p>
          </table:table-cell>
          <table:table-cell office:value-type="float" office:value="-1.2661113739" calcext:value-type="float">
            <text:p>-1.2661113739</text:p>
          </table:table-cell>
          <table:table-cell office:value-type="float" office:value="169.498565674" calcext:value-type="float">
            <text:p>169.498565674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5.162" calcext:value-type="float">
            <text:p>5.162</text:p>
          </table:table-cell>
          <table:table-cell office:value-type="float" office:value="-0.467" calcext:value-type="float">
            <text:p>-0.467</text:p>
          </table:table-cell>
          <table:table-cell office:value-type="float" office:value="0.96910912888" calcext:value-type="float">
            <text:p>0.9691091289</text:p>
          </table:table-cell>
          <table:table-cell office:value-type="float" office:value="6.10723161697" calcext:value-type="float">
            <text:p>6.107231617</text:p>
          </table:table-cell>
          <table:table-cell office:value-type="float" office:value="-1.259988904" calcext:value-type="float">
            <text:p>-1.259988904</text:p>
          </table:table-cell>
          <table:table-cell office:value-type="float" office:value="169.785018921" calcext:value-type="float">
            <text:p>169.785018921</text:p>
          </table:table-cell>
          <table:table-cell office:value-type="float" office:value="5.35723161697" calcext:value-type="float">
            <text:p>5.357231617</text:p>
          </table:table-cell>
          <table:table-cell office:value-type="float" office:value="-1.259988904" calcext:value-type="float">
            <text:p>-1.259988904</text:p>
          </table:table-cell>
          <table:table-cell office:value-type="float" office:value="169.785018921" calcext:value-type="float">
            <text:p>169.785018921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5.128" calcext:value-type="float">
            <text:p>5.128</text:p>
          </table:table-cell>
          <table:table-cell office:value-type="float" office:value="-0.485" calcext:value-type="float">
            <text:p>-0.485</text:p>
          </table:table-cell>
          <table:table-cell office:value-type="float" office:value="0.969966404416" calcext:value-type="float">
            <text:p>0.9699664044</text:p>
          </table:table-cell>
          <table:table-cell office:value-type="float" office:value="6.04458761215" calcext:value-type="float">
            <text:p>6.0445876122</text:p>
          </table:table-cell>
          <table:table-cell office:value-type="float" office:value="-1.25382912159" calcext:value-type="float">
            <text:p>-1.2538291216</text:p>
          </table:table-cell>
          <table:table-cell office:value-type="float" office:value="170.068771362" calcext:value-type="float">
            <text:p>170.068771362</text:p>
          </table:table-cell>
          <table:table-cell office:value-type="float" office:value="5.29458761215" calcext:value-type="float">
            <text:p>5.2945876122</text:p>
          </table:table-cell>
          <table:table-cell office:value-type="float" office:value="-1.25382912159" calcext:value-type="float">
            <text:p>-1.2538291216</text:p>
          </table:table-cell>
          <table:table-cell office:value-type="float" office:value="170.068771362" calcext:value-type="float">
            <text:p>170.068771362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5.094" calcext:value-type="float">
            <text:p>5.094</text:p>
          </table:table-cell>
          <table:table-cell office:value-type="float" office:value="-0.503" calcext:value-type="float">
            <text:p>-0.503</text:p>
          </table:table-cell>
          <table:table-cell office:value-type="float" office:value="0.970691755248" calcext:value-type="float">
            <text:p>0.9706917552</text:p>
          </table:table-cell>
          <table:table-cell office:value-type="float" office:value="5.98320388794" calcext:value-type="float">
            <text:p>5.9832038879</text:p>
          </table:table-cell>
          <table:table-cell office:value-type="float" office:value="-1.24946033955" calcext:value-type="float">
            <text:p>-1.2494603396</text:p>
          </table:table-cell>
          <table:table-cell office:value-type="float" office:value="170.428695679" calcext:value-type="float">
            <text:p>170.428695679</text:p>
          </table:table-cell>
          <table:table-cell office:value-type="float" office:value="5.23320388794" calcext:value-type="float">
            <text:p>5.2332038879</text:p>
          </table:table-cell>
          <table:table-cell office:value-type="float" office:value="-1.24946033955" calcext:value-type="float">
            <text:p>-1.2494603396</text:p>
          </table:table-cell>
          <table:table-cell office:value-type="float" office:value="170.428695679" calcext:value-type="float">
            <text:p>170.4286956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061" calcext:value-type="float">
            <text:p>5.061</text:p>
          </table:table-cell>
          <table:table-cell office:value-type="float" office:value="-0.521" calcext:value-type="float">
            <text:p>-0.521</text:p>
          </table:table-cell>
          <table:table-cell office:value-type="float" office:value="0.971408369862" calcext:value-type="float">
            <text:p>0.9714083699</text:p>
          </table:table-cell>
          <table:table-cell office:value-type="float" office:value="5.922996521" calcext:value-type="float">
            <text:p>5.922996521</text:p>
          </table:table-cell>
          <table:table-cell office:value-type="float" office:value="-1.24579107761" calcext:value-type="float">
            <text:p>-1.2457910776</text:p>
          </table:table-cell>
          <table:table-cell office:value-type="float" office:value="170.762588501" calcext:value-type="float">
            <text:p>170.762588501</text:p>
          </table:table-cell>
          <table:table-cell office:value-type="float" office:value="5.172996521" calcext:value-type="float">
            <text:p>5.172996521</text:p>
          </table:table-cell>
          <table:table-cell office:value-type="float" office:value="-1.24579107761" calcext:value-type="float">
            <text:p>-1.2457910776</text:p>
          </table:table-cell>
          <table:table-cell office:value-type="float" office:value="170.762588501" calcext:value-type="float">
            <text:p>170.762588501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5.028" calcext:value-type="float">
            <text:p>5.028</text:p>
          </table:table-cell>
          <table:table-cell office:value-type="float" office:value="-0.538" calcext:value-type="float">
            <text:p>-0.538</text:p>
          </table:table-cell>
          <table:table-cell office:value-type="float" office:value="0.972233370034" calcext:value-type="float">
            <text:p>0.97223337</text:p>
          </table:table-cell>
          <table:table-cell office:value-type="float" office:value="5.86364459991" calcext:value-type="float">
            <text:p>5.8636445999</text:p>
          </table:table-cell>
          <table:table-cell office:value-type="float" office:value="-1.24219787121" calcext:value-type="float">
            <text:p>-1.2421978712</text:p>
          </table:table-cell>
          <table:table-cell office:value-type="float" office:value="171.076431274" calcext:value-type="float">
            <text:p>171.076431274</text:p>
          </table:table-cell>
          <table:table-cell office:value-type="float" office:value="5.11364459991" calcext:value-type="float">
            <text:p>5.1136445999</text:p>
          </table:table-cell>
          <table:table-cell office:value-type="float" office:value="-1.24219787121" calcext:value-type="float">
            <text:p>-1.2421978712</text:p>
          </table:table-cell>
          <table:table-cell office:value-type="float" office:value="171.076431274" calcext:value-type="float">
            <text:p>171.076431274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4.996" calcext:value-type="float">
            <text:p>4.996</text:p>
          </table:table-cell>
          <table:table-cell office:value-type="float" office:value="-0.554" calcext:value-type="float">
            <text:p>-0.554</text:p>
          </table:table-cell>
          <table:table-cell office:value-type="float" office:value="0.972815364712" calcext:value-type="float">
            <text:p>0.9728153647</text:p>
          </table:table-cell>
          <table:table-cell office:value-type="float" office:value="5.80465459824" calcext:value-type="float">
            <text:p>5.8046545982</text:p>
          </table:table-cell>
          <table:table-cell office:value-type="float" office:value="-1.24041128159" calcext:value-type="float">
            <text:p>-1.2404112816</text:p>
          </table:table-cell>
          <table:table-cell office:value-type="float" office:value="171.451980591" calcext:value-type="float">
            <text:p>171.451980591</text:p>
          </table:table-cell>
          <table:table-cell office:value-type="float" office:value="5.05465459824" calcext:value-type="float">
            <text:p>5.0546545982</text:p>
          </table:table-cell>
          <table:table-cell office:value-type="float" office:value="-1.24041128159" calcext:value-type="float">
            <text:p>-1.2404112816</text:p>
          </table:table-cell>
          <table:table-cell office:value-type="float" office:value="171.451980591" calcext:value-type="float">
            <text:p>171.451980591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4.964" calcext:value-type="float">
            <text:p>4.964</text:p>
          </table:table-cell>
          <table:table-cell office:value-type="float" office:value="-0.57" calcext:value-type="float">
            <text:p>-0.57</text:p>
          </table:table-cell>
          <table:table-cell office:value-type="float" office:value="0.973619941898" calcext:value-type="float">
            <text:p>0.9736199419</text:p>
          </table:table-cell>
          <table:table-cell office:value-type="float" office:value="5.74623823166" calcext:value-type="float">
            <text:p>5.7462382317</text:p>
          </table:table-cell>
          <table:table-cell office:value-type="float" office:value="-1.23950445652" calcext:value-type="float">
            <text:p>-1.2395044565</text:p>
          </table:table-cell>
          <table:table-cell office:value-type="float" office:value="171.835067749" calcext:value-type="float">
            <text:p>171.835067749</text:p>
          </table:table-cell>
          <table:table-cell office:value-type="float" office:value="4.99623823166" calcext:value-type="float">
            <text:p>4.9962382317</text:p>
          </table:table-cell>
          <table:table-cell office:value-type="float" office:value="-1.23950445652" calcext:value-type="float">
            <text:p>-1.2395044565</text:p>
          </table:table-cell>
          <table:table-cell office:value-type="float" office:value="171.835067749" calcext:value-type="float">
            <text:p>171.835067749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4.931" calcext:value-type="float">
            <text:p>4.931</text:p>
          </table:table-cell>
          <table:table-cell office:value-type="float" office:value="-0.586" calcext:value-type="float">
            <text:p>-0.586</text:p>
          </table:table-cell>
          <table:table-cell office:value-type="float" office:value="0.974524853829" calcext:value-type="float">
            <text:p>0.9745248538</text:p>
          </table:table-cell>
          <table:table-cell office:value-type="float" office:value="5.68843603134" calcext:value-type="float">
            <text:p>5.6884360313</text:p>
          </table:table-cell>
          <table:table-cell office:value-type="float" office:value="-1.23759973049" calcext:value-type="float">
            <text:p>-1.2375997305</text:p>
          </table:table-cell>
          <table:table-cell office:value-type="float" office:value="172.162322998" calcext:value-type="float">
            <text:p>172.162322998</text:p>
          </table:table-cell>
          <table:table-cell office:value-type="float" office:value="4.93843603134" calcext:value-type="float">
            <text:p>4.9384360313</text:p>
          </table:table-cell>
          <table:table-cell office:value-type="float" office:value="-1.23759973049" calcext:value-type="float">
            <text:p>-1.2375997305</text:p>
          </table:table-cell>
          <table:table-cell office:value-type="float" office:value="172.162322998" calcext:value-type="float">
            <text:p>172.162322998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4.898" calcext:value-type="float">
            <text:p>4.898</text:p>
          </table:table-cell>
          <table:table-cell office:value-type="float" office:value="-0.602" calcext:value-type="float">
            <text:p>-0.602</text:p>
          </table:table-cell>
          <table:table-cell office:value-type="float" office:value="0.974860176663" calcext:value-type="float">
            <text:p>0.9748601767</text:p>
          </table:table-cell>
          <table:table-cell office:value-type="float" office:value="5.62647438049" calcext:value-type="float">
            <text:p>5.6264743805</text:p>
          </table:table-cell>
          <table:table-cell office:value-type="float" office:value="-1.23818814754" calcext:value-type="float">
            <text:p>-1.2381881475</text:p>
          </table:table-cell>
          <table:table-cell office:value-type="float" office:value="172.501174927" calcext:value-type="float">
            <text:p>172.501174927</text:p>
          </table:table-cell>
          <table:table-cell office:value-type="float" office:value="4.87647438049" calcext:value-type="float">
            <text:p>4.8764743805</text:p>
          </table:table-cell>
          <table:table-cell office:value-type="float" office:value="-1.23818814754" calcext:value-type="float">
            <text:p>-1.2381881475</text:p>
          </table:table-cell>
          <table:table-cell office:value-type="float" office:value="172.501174927" calcext:value-type="float">
            <text:p>172.501174927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4.865" calcext:value-type="float">
            <text:p>4.865</text:p>
          </table:table-cell>
          <table:table-cell office:value-type="float" office:value="-0.618" calcext:value-type="float">
            <text:p>-0.618</text:p>
          </table:table-cell>
          <table:table-cell office:value-type="float" office:value="0.975303861636" calcext:value-type="float">
            <text:p>0.9753038616</text:p>
          </table:table-cell>
          <table:table-cell office:value-type="float" office:value="5.57462930679" calcext:value-type="float">
            <text:p>5.5746293068</text:p>
          </table:table-cell>
          <table:table-cell office:value-type="float" office:value="-1.23752391338" calcext:value-type="float">
            <text:p>-1.2375239134</text:p>
          </table:table-cell>
          <table:table-cell office:value-type="float" office:value="172.849990845" calcext:value-type="float">
            <text:p>172.849990845</text:p>
          </table:table-cell>
          <table:table-cell office:value-type="float" office:value="4.82462930679" calcext:value-type="float">
            <text:p>4.8246293068</text:p>
          </table:table-cell>
          <table:table-cell office:value-type="float" office:value="-1.23752391338" calcext:value-type="float">
            <text:p>-1.2375239134</text:p>
          </table:table-cell>
          <table:table-cell office:value-type="float" office:value="172.849990845" calcext:value-type="float">
            <text:p>172.849990845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4.832" calcext:value-type="float">
            <text:p>4.832</text:p>
          </table:table-cell>
          <table:table-cell office:value-type="float" office:value="-0.634" calcext:value-type="float">
            <text:p>-0.634</text:p>
          </table:table-cell>
          <table:table-cell office:value-type="float" office:value="0.976070921983" calcext:value-type="float">
            <text:p>0.976070922</text:p>
          </table:table-cell>
          <table:table-cell office:value-type="float" office:value="5.5080075264" calcext:value-type="float">
            <text:p>5.5080075264</text:p>
          </table:table-cell>
          <table:table-cell office:value-type="float" office:value="-1.23862397671" calcext:value-type="float">
            <text:p>-1.2386239767</text:p>
          </table:table-cell>
          <table:table-cell office:value-type="float" office:value="173.207199097" calcext:value-type="float">
            <text:p>173.207199097</text:p>
          </table:table-cell>
          <table:table-cell office:value-type="float" office:value="4.7580075264" calcext:value-type="float">
            <text:p>4.7580075264</text:p>
          </table:table-cell>
          <table:table-cell office:value-type="float" office:value="-1.23862397671" calcext:value-type="float">
            <text:p>-1.2386239767</text:p>
          </table:table-cell>
          <table:table-cell office:value-type="float" office:value="173.207199097" calcext:value-type="float">
            <text:p>173.207199097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4.8" calcext:value-type="float">
            <text:p>4.8</text:p>
          </table:table-cell>
          <table:table-cell office:value-type="float" office:value="-0.649" calcext:value-type="float">
            <text:p>-0.649</text:p>
          </table:table-cell>
          <table:table-cell office:value-type="float" office:value="0.976932920789" calcext:value-type="float">
            <text:p>0.9769329208</text:p>
          </table:table-cell>
          <table:table-cell office:value-type="float" office:value="5.45648956299" calcext:value-type="float">
            <text:p>5.456489563</text:p>
          </table:table-cell>
          <table:table-cell office:value-type="float" office:value="-1.2385789156" calcext:value-type="float">
            <text:p>-1.2385789156</text:p>
          </table:table-cell>
          <table:table-cell office:value-type="float" office:value="173.595703125" calcext:value-type="float">
            <text:p>173.595703125</text:p>
          </table:table-cell>
          <table:table-cell office:value-type="float" office:value="4.70648956299" calcext:value-type="float">
            <text:p>4.706489563</text:p>
          </table:table-cell>
          <table:table-cell office:value-type="float" office:value="-1.2385789156" calcext:value-type="float">
            <text:p>-1.2385789156</text:p>
          </table:table-cell>
          <table:table-cell office:value-type="float" office:value="173.595703125" calcext:value-type="float">
            <text:p>173.595703125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4.768" calcext:value-type="float">
            <text:p>4.768</text:p>
          </table:table-cell>
          <table:table-cell office:value-type="float" office:value="-0.664" calcext:value-type="float">
            <text:p>-0.664</text:p>
          </table:table-cell>
          <table:table-cell office:value-type="float" office:value="0.977988436743" calcext:value-type="float">
            <text:p>0.9779884367</text:p>
          </table:table-cell>
          <table:table-cell office:value-type="float" office:value="5.40553951263" calcext:value-type="float">
            <text:p>5.4055395126</text:p>
          </table:table-cell>
          <table:table-cell office:value-type="float" office:value="-1.23974001408" calcext:value-type="float">
            <text:p>-1.2397400141</text:p>
          </table:table-cell>
          <table:table-cell office:value-type="float" office:value="173.994369507" calcext:value-type="float">
            <text:p>173.994369507</text:p>
          </table:table-cell>
          <table:table-cell office:value-type="float" office:value="4.65553951263" calcext:value-type="float">
            <text:p>4.6555395126</text:p>
          </table:table-cell>
          <table:table-cell office:value-type="float" office:value="-1.23974001408" calcext:value-type="float">
            <text:p>-1.2397400141</text:p>
          </table:table-cell>
          <table:table-cell office:value-type="float" office:value="173.994369507" calcext:value-type="float">
            <text:p>173.9943695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735" calcext:value-type="float">
            <text:p>4.735</text:p>
          </table:table-cell>
          <table:table-cell office:value-type="float" office:value="-0.678" calcext:value-type="float">
            <text:p>-0.678</text:p>
          </table:table-cell>
          <table:table-cell office:value-type="float" office:value="0.978917497382" calcext:value-type="float">
            <text:p>0.9789174974</text:p>
          </table:table-cell>
          <table:table-cell office:value-type="float" office:value="5.36131000519" calcext:value-type="float">
            <text:p>5.3613100052</text:p>
          </table:table-cell>
          <table:table-cell office:value-type="float" office:value="-1.24220848083" calcext:value-type="float">
            <text:p>-1.2422084808</text:p>
          </table:table-cell>
          <table:table-cell office:value-type="float" office:value="174.34375" calcext:value-type="float">
            <text:p>174.34375</text:p>
          </table:table-cell>
          <table:table-cell office:value-type="float" office:value="4.61131000519" calcext:value-type="float">
            <text:p>4.6113100052</text:p>
          </table:table-cell>
          <table:table-cell office:value-type="float" office:value="-1.24220848083" calcext:value-type="float">
            <text:p>-1.2422084808</text:p>
          </table:table-cell>
          <table:table-cell office:value-type="float" office:value="174.34375" calcext:value-type="float">
            <text:p>174.34375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4.702" calcext:value-type="float">
            <text:p>4.702</text:p>
          </table:table-cell>
          <table:table-cell office:value-type="float" office:value="-0.692" calcext:value-type="float">
            <text:p>-0.692</text:p>
          </table:table-cell>
          <table:table-cell office:value-type="float" office:value="0.979826734974" calcext:value-type="float">
            <text:p>0.979826735</text:p>
          </table:table-cell>
          <table:table-cell office:value-type="float" office:value="5.31883001328" calcext:value-type="float">
            <text:p>5.3188300133</text:p>
          </table:table-cell>
          <table:table-cell office:value-type="float" office:value="-1.24459981918" calcext:value-type="float">
            <text:p>-1.2445998192</text:p>
          </table:table-cell>
          <table:table-cell office:value-type="float" office:value="174.693771362" calcext:value-type="float">
            <text:p>174.693771362</text:p>
          </table:table-cell>
          <table:table-cell office:value-type="float" office:value="4.56883001328" calcext:value-type="float">
            <text:p>4.5688300133</text:p>
          </table:table-cell>
          <table:table-cell office:value-type="float" office:value="-1.24459981918" calcext:value-type="float">
            <text:p>-1.2445998192</text:p>
          </table:table-cell>
          <table:table-cell office:value-type="float" office:value="174.693771362" calcext:value-type="float">
            <text:p>174.693771362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4.669" calcext:value-type="float">
            <text:p>4.669</text:p>
          </table:table-cell>
          <table:table-cell office:value-type="float" office:value="-0.706" calcext:value-type="float">
            <text:p>-0.706</text:p>
          </table:table-cell>
          <table:table-cell office:value-type="float" office:value="0.980716131109" calcext:value-type="float">
            <text:p>0.9807161311</text:p>
          </table:table-cell>
          <table:table-cell office:value-type="float" office:value="5.28036022186" calcext:value-type="float">
            <text:p>5.2803602219</text:p>
          </table:table-cell>
          <table:table-cell office:value-type="float" office:value="-1.24677252769" calcext:value-type="float">
            <text:p>-1.2467725277</text:p>
          </table:table-cell>
          <table:table-cell office:value-type="float" office:value="175.065246582" calcext:value-type="float">
            <text:p>175.065246582</text:p>
          </table:table-cell>
          <table:table-cell office:value-type="float" office:value="4.53036022186" calcext:value-type="float">
            <text:p>4.5303602219</text:p>
          </table:table-cell>
          <table:table-cell office:value-type="float" office:value="-1.24677252769" calcext:value-type="float">
            <text:p>-1.2467725277</text:p>
          </table:table-cell>
          <table:table-cell office:value-type="float" office:value="175.065246582" calcext:value-type="float">
            <text:p>175.065246582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4.636" calcext:value-type="float">
            <text:p>4.636</text:p>
          </table:table-cell>
          <table:table-cell office:value-type="float" office:value="-0.72" calcext:value-type="float">
            <text:p>-0.72</text:p>
          </table:table-cell>
          <table:table-cell office:value-type="float" office:value="0.981298029923" calcext:value-type="float">
            <text:p>0.9812980299</text:p>
          </table:table-cell>
          <table:table-cell office:value-type="float" office:value="5.23647642136" calcext:value-type="float">
            <text:p>5.2364764214</text:p>
          </table:table-cell>
          <table:table-cell office:value-type="float" office:value="-1.24945890903" calcext:value-type="float">
            <text:p>-1.249458909</text:p>
          </table:table-cell>
          <table:table-cell office:value-type="float" office:value="175.410995483" calcext:value-type="float">
            <text:p>175.410995483</text:p>
          </table:table-cell>
          <table:table-cell office:value-type="float" office:value="4.48647642136" calcext:value-type="float">
            <text:p>4.4864764214</text:p>
          </table:table-cell>
          <table:table-cell office:value-type="float" office:value="-1.24945890903" calcext:value-type="float">
            <text:p>-1.249458909</text:p>
          </table:table-cell>
          <table:table-cell office:value-type="float" office:value="175.410995483" calcext:value-type="float">
            <text:p>175.410995483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4.603" calcext:value-type="float">
            <text:p>4.603</text:p>
          </table:table-cell>
          <table:table-cell office:value-type="float" office:value="-0.733" calcext:value-type="float">
            <text:p>-0.733</text:p>
          </table:table-cell>
          <table:table-cell office:value-type="float" office:value="0.981871097062" calcext:value-type="float">
            <text:p>0.9818710971</text:p>
          </table:table-cell>
          <table:table-cell office:value-type="float" office:value="5.19232797623" calcext:value-type="float">
            <text:p>5.1923279762</text:p>
          </table:table-cell>
          <table:table-cell office:value-type="float" office:value="-1.25405228138" calcext:value-type="float">
            <text:p>-1.2540522814</text:p>
          </table:table-cell>
          <table:table-cell office:value-type="float" office:value="175.76133728" calcext:value-type="float">
            <text:p>175.76133728</text:p>
          </table:table-cell>
          <table:table-cell office:value-type="float" office:value="4.44232797623" calcext:value-type="float">
            <text:p>4.4423279762</text:p>
          </table:table-cell>
          <table:table-cell office:value-type="float" office:value="-1.25405228138" calcext:value-type="float">
            <text:p>-1.2540522814</text:p>
          </table:table-cell>
          <table:table-cell office:value-type="float" office:value="175.76133728" calcext:value-type="float">
            <text:p>175.76133728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4.569" calcext:value-type="float">
            <text:p>4.569</text:p>
          </table:table-cell>
          <table:table-cell office:value-type="float" office:value="-0.747" calcext:value-type="float">
            <text:p>-0.747</text:p>
          </table:table-cell>
          <table:table-cell office:value-type="float" office:value="0.982435327367" calcext:value-type="float">
            <text:p>0.9824353274</text:p>
          </table:table-cell>
          <table:table-cell office:value-type="float" office:value="5.11537837982" calcext:value-type="float">
            <text:p>5.1153783798</text:p>
          </table:table-cell>
          <table:table-cell office:value-type="float" office:value="-1.25382220745" calcext:value-type="float">
            <text:p>-1.2538222075</text:p>
          </table:table-cell>
          <table:table-cell office:value-type="float" office:value="176.098068237" calcext:value-type="float">
            <text:p>176.098068237</text:p>
          </table:table-cell>
          <table:table-cell office:value-type="float" office:value="4.36537837982" calcext:value-type="float">
            <text:p>4.3653783798</text:p>
          </table:table-cell>
          <table:table-cell office:value-type="float" office:value="-1.25382220745" calcext:value-type="float">
            <text:p>-1.2538222075</text:p>
          </table:table-cell>
          <table:table-cell office:value-type="float" office:value="176.098068237" calcext:value-type="float">
            <text:p>176.098068237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4.537" calcext:value-type="float">
            <text:p>4.537</text:p>
          </table:table-cell>
          <table:table-cell office:value-type="float" office:value="-0.759" calcext:value-type="float">
            <text:p>-0.759</text:p>
          </table:table-cell>
          <table:table-cell office:value-type="float" office:value="0.982806569041" calcext:value-type="float">
            <text:p>0.982806569</text:p>
          </table:table-cell>
          <table:table-cell office:value-type="float" office:value="5.07855987549" calcext:value-type="float">
            <text:p>5.0785598755</text:p>
          </table:table-cell>
          <table:table-cell office:value-type="float" office:value="-1.25589847565" calcext:value-type="float">
            <text:p>-1.2558984757</text:p>
          </table:table-cell>
          <table:table-cell office:value-type="float" office:value="176.397735596" calcext:value-type="float">
            <text:p>176.397735596</text:p>
          </table:table-cell>
          <table:table-cell office:value-type="float" office:value="4.32855987549" calcext:value-type="float">
            <text:p>4.3285598755</text:p>
          </table:table-cell>
          <table:table-cell office:value-type="float" office:value="-1.25589847565" calcext:value-type="float">
            <text:p>-1.2558984757</text:p>
          </table:table-cell>
          <table:table-cell office:value-type="float" office:value="176.397735596" calcext:value-type="float">
            <text:p>176.397735596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4.504" calcext:value-type="float">
            <text:p>4.504</text:p>
          </table:table-cell>
          <table:table-cell office:value-type="float" office:value="-0.772" calcext:value-type="float">
            <text:p>-0.772</text:p>
          </table:table-cell>
          <table:table-cell office:value-type="float" office:value="0.98317387949" calcext:value-type="float">
            <text:p>0.9831738795</text:p>
          </table:table-cell>
          <table:table-cell office:value-type="float" office:value="5.00817489624" calcext:value-type="float">
            <text:p>5.0081748962</text:p>
          </table:table-cell>
          <table:table-cell office:value-type="float" office:value="-1.25270164013" calcext:value-type="float">
            <text:p>-1.2527016401</text:p>
          </table:table-cell>
          <table:table-cell office:value-type="float" office:value="176.673522949" calcext:value-type="float">
            <text:p>176.673522949</text:p>
          </table:table-cell>
          <table:table-cell office:value-type="float" office:value="4.25817489624" calcext:value-type="float">
            <text:p>4.2581748962</text:p>
          </table:table-cell>
          <table:table-cell office:value-type="float" office:value="-1.25270164013" calcext:value-type="float">
            <text:p>-1.2527016401</text:p>
          </table:table-cell>
          <table:table-cell office:value-type="float" office:value="176.673522949" calcext:value-type="float">
            <text:p>176.673522949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4.472" calcext:value-type="float">
            <text:p>4.472</text:p>
          </table:table-cell>
          <table:table-cell office:value-type="float" office:value="-0.784" calcext:value-type="float">
            <text:p>-0.784</text:p>
          </table:table-cell>
          <table:table-cell office:value-type="float" office:value="0.983717470907" calcext:value-type="float">
            <text:p>0.9837174709</text:p>
          </table:table-cell>
          <table:table-cell office:value-type="float" office:value="4.95877361298" calcext:value-type="float">
            <text:p>4.958773613</text:p>
          </table:table-cell>
          <table:table-cell office:value-type="float" office:value="-1.25709736347" calcext:value-type="float">
            <text:p>-1.2570973635</text:p>
          </table:table-cell>
          <table:table-cell office:value-type="float" office:value="176.975341797" calcext:value-type="float">
            <text:p>176.975341797</text:p>
          </table:table-cell>
          <table:table-cell office:value-type="float" office:value="4.20877361298" calcext:value-type="float">
            <text:p>4.208773613</text:p>
          </table:table-cell>
          <table:table-cell office:value-type="float" office:value="-1.25709736347" calcext:value-type="float">
            <text:p>-1.2570973635</text:p>
          </table:table-cell>
          <table:table-cell office:value-type="float" office:value="176.975341797" calcext:value-type="float">
            <text:p>176.975341797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4.438" calcext:value-type="float">
            <text:p>4.438</text:p>
          </table:table-cell>
          <table:table-cell office:value-type="float" office:value="-0.797" calcext:value-type="float">
            <text:p>-0.797</text:p>
          </table:table-cell>
          <table:table-cell office:value-type="float" office:value="0.984252208873" calcext:value-type="float">
            <text:p>0.9842522089</text:p>
          </table:table-cell>
          <table:table-cell office:value-type="float" office:value="4.89729070663" calcext:value-type="float">
            <text:p>4.8972907066</text:p>
          </table:table-cell>
          <table:table-cell office:value-type="float" office:value="-1.26419305801" calcext:value-type="float">
            <text:p>-1.264193058</text:p>
          </table:table-cell>
          <table:table-cell office:value-type="float" office:value="177.301101685" calcext:value-type="float">
            <text:p>177.301101685</text:p>
          </table:table-cell>
          <table:table-cell office:value-type="float" office:value="4.14729070663" calcext:value-type="float">
            <text:p>4.1472907066</text:p>
          </table:table-cell>
          <table:table-cell office:value-type="float" office:value="-1.26419305801" calcext:value-type="float">
            <text:p>-1.264193058</text:p>
          </table:table-cell>
          <table:table-cell office:value-type="float" office:value="177.301101685" calcext:value-type="float">
            <text:p>177.3011016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405" calcext:value-type="float">
            <text:p>4.405</text:p>
          </table:table-cell>
          <table:table-cell office:value-type="float" office:value="-0.809" calcext:value-type="float">
            <text:p>-0.809</text:p>
          </table:table-cell>
          <table:table-cell office:value-type="float" office:value="0.984691057318" calcext:value-type="float">
            <text:p>0.9846910573</text:p>
          </table:table-cell>
          <table:table-cell office:value-type="float" office:value="4.83588075638" calcext:value-type="float">
            <text:p>4.8358807564</text:p>
          </table:table-cell>
          <table:table-cell office:value-type="float" office:value="-1.27116274834" calcext:value-type="float">
            <text:p>-1.2711627483</text:p>
          </table:table-cell>
          <table:table-cell office:value-type="float" office:value="177.612503052" calcext:value-type="float">
            <text:p>177.612503052</text:p>
          </table:table-cell>
          <table:table-cell office:value-type="float" office:value="4.08588075638" calcext:value-type="float">
            <text:p>4.0858807564</text:p>
          </table:table-cell>
          <table:table-cell office:value-type="float" office:value="-1.27116274834" calcext:value-type="float">
            <text:p>-1.2711627483</text:p>
          </table:table-cell>
          <table:table-cell office:value-type="float" office:value="177.612503052" calcext:value-type="float">
            <text:p>177.612503052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4.372" calcext:value-type="float">
            <text:p>4.372</text:p>
          </table:table-cell>
          <table:table-cell office:value-type="float" office:value="-0.821" calcext:value-type="float">
            <text:p>-0.821</text:p>
          </table:table-cell>
          <table:table-cell office:value-type="float" office:value="0.985123751447" calcext:value-type="float">
            <text:p>0.9851237514</text:p>
          </table:table-cell>
          <table:table-cell office:value-type="float" office:value="4.77438831329" calcext:value-type="float">
            <text:p>4.7743883133</text:p>
          </table:table-cell>
          <table:table-cell office:value-type="float" office:value="-1.27342116833" calcext:value-type="float">
            <text:p>-1.2734211683</text:p>
          </table:table-cell>
          <table:table-cell office:value-type="float" office:value="177.875" calcext:value-type="float">
            <text:p>177.875</text:p>
          </table:table-cell>
          <table:table-cell office:value-type="float" office:value="4.02438831329" calcext:value-type="float">
            <text:p>4.0243883133</text:p>
          </table:table-cell>
          <table:table-cell office:value-type="float" office:value="-1.27342116833" calcext:value-type="float">
            <text:p>-1.2734211683</text:p>
          </table:table-cell>
          <table:table-cell office:value-type="float" office:value="177.875" calcext:value-type="float">
            <text:p>177.875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4.338" calcext:value-type="float">
            <text:p>4.338</text:p>
          </table:table-cell>
          <table:table-cell office:value-type="float" office:value="-0.833" calcext:value-type="float">
            <text:p>-0.833</text:p>
          </table:table-cell>
          <table:table-cell office:value-type="float" office:value="0.985209551517" calcext:value-type="float">
            <text:p>0.9852095515</text:p>
          </table:table-cell>
          <table:table-cell office:value-type="float" office:value="4.71165013313" calcext:value-type="float">
            <text:p>4.7116501331</text:p>
          </table:table-cell>
          <table:table-cell office:value-type="float" office:value="-1.27951395512" calcext:value-type="float">
            <text:p>-1.2795139551</text:p>
          </table:table-cell>
          <table:table-cell office:value-type="float" office:value="178.182052612" calcext:value-type="float">
            <text:p>178.182052612</text:p>
          </table:table-cell>
          <table:table-cell office:value-type="float" office:value="3.96165013313" calcext:value-type="float">
            <text:p>3.9616501331</text:p>
          </table:table-cell>
          <table:table-cell office:value-type="float" office:value="-1.27951395512" calcext:value-type="float">
            <text:p>-1.2795139551</text:p>
          </table:table-cell>
          <table:table-cell office:value-type="float" office:value="178.182052612" calcext:value-type="float">
            <text:p>178.182052612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4.303" calcext:value-type="float">
            <text:p>4.303</text:p>
          </table:table-cell>
          <table:table-cell office:value-type="float" office:value="-0.846" calcext:value-type="float">
            <text:p>-0.846</text:p>
          </table:table-cell>
          <table:table-cell office:value-type="float" office:value="0.985209551517" calcext:value-type="float">
            <text:p>0.9852095515</text:p>
          </table:table-cell>
          <table:table-cell office:value-type="float" office:value="4.64786362648" calcext:value-type="float">
            <text:p>4.6478636265</text:p>
          </table:table-cell>
          <table:table-cell office:value-type="float" office:value="-1.28489470482" calcext:value-type="float">
            <text:p>-1.2848947048</text:p>
          </table:table-cell>
          <table:table-cell office:value-type="float" office:value="178.471984863" calcext:value-type="float">
            <text:p>178.471984863</text:p>
          </table:table-cell>
          <table:table-cell office:value-type="float" office:value="3.89786362648" calcext:value-type="float">
            <text:p>3.8978636265</text:p>
          </table:table-cell>
          <table:table-cell office:value-type="float" office:value="-1.28489470482" calcext:value-type="float">
            <text:p>-1.2848947048</text:p>
          </table:table-cell>
          <table:table-cell office:value-type="float" office:value="178.471984863" calcext:value-type="float">
            <text:p>178.471984863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4.269" calcext:value-type="float">
            <text:p>4.269</text:p>
          </table:table-cell>
          <table:table-cell office:value-type="float" office:value="-0.858" calcext:value-type="float">
            <text:p>-0.858</text:p>
          </table:table-cell>
          <table:table-cell office:value-type="float" office:value="0.985380412726" calcext:value-type="float">
            <text:p>0.9853804127</text:p>
          </table:table-cell>
          <table:table-cell office:value-type="float" office:value="4.59381437302" calcext:value-type="float">
            <text:p>4.593814373</text:p>
          </table:table-cell>
          <table:table-cell office:value-type="float" office:value="-1.28957009315" calcext:value-type="float">
            <text:p>-1.2895700932</text:p>
          </table:table-cell>
          <table:table-cell office:value-type="float" office:value="178.691390991" calcext:value-type="float">
            <text:p>178.691390991</text:p>
          </table:table-cell>
          <table:table-cell office:value-type="float" office:value="3.84381437302" calcext:value-type="float">
            <text:p>3.843814373</text:p>
          </table:table-cell>
          <table:table-cell office:value-type="float" office:value="-1.28957009315" calcext:value-type="float">
            <text:p>-1.2895700932</text:p>
          </table:table-cell>
          <table:table-cell office:value-type="float" office:value="178.691390991" calcext:value-type="float">
            <text:p>178.691390991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4.236" calcext:value-type="float">
            <text:p>4.236</text:p>
          </table:table-cell>
          <table:table-cell office:value-type="float" office:value="-0.87" calcext:value-type="float">
            <text:p>-0.87</text:p>
          </table:table-cell>
          <table:table-cell office:value-type="float" office:value="0.985719178836" calcext:value-type="float">
            <text:p>0.9857191788</text:p>
          </table:table-cell>
          <table:table-cell office:value-type="float" office:value="4.54257750511" calcext:value-type="float">
            <text:p>4.5425775051</text:p>
          </table:table-cell>
          <table:table-cell office:value-type="float" office:value="-1.29288911819" calcext:value-type="float">
            <text:p>-1.2928891182</text:p>
          </table:table-cell>
          <table:table-cell office:value-type="float" office:value="178.936477661" calcext:value-type="float">
            <text:p>178.936477661</text:p>
          </table:table-cell>
          <table:table-cell office:value-type="float" office:value="3.79257750511" calcext:value-type="float">
            <text:p>3.7925775051</text:p>
          </table:table-cell>
          <table:table-cell office:value-type="float" office:value="-1.29288911819" calcext:value-type="float">
            <text:p>-1.2928891182</text:p>
          </table:table-cell>
          <table:table-cell office:value-type="float" office:value="178.936477661" calcext:value-type="float">
            <text:p>178.936477661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4.202" calcext:value-type="float">
            <text:p>4.202</text:p>
          </table:table-cell>
          <table:table-cell office:value-type="float" office:value="-0.882" calcext:value-type="float">
            <text:p>-0.882</text:p>
          </table:table-cell>
          <table:table-cell office:value-type="float" office:value="0.986219934689" calcext:value-type="float">
            <text:p>0.9862199347</text:p>
          </table:table-cell>
          <table:table-cell office:value-type="float" office:value="4.50565075874" calcext:value-type="float">
            <text:p>4.5056507587</text:p>
          </table:table-cell>
          <table:table-cell office:value-type="float" office:value="-1.2954518795" calcext:value-type="float">
            <text:p>-1.2954518795</text:p>
          </table:table-cell>
          <table:table-cell office:value-type="float" office:value="179.213943481" calcext:value-type="float">
            <text:p>179.213943481</text:p>
          </table:table-cell>
          <table:table-cell office:value-type="float" office:value="3.75565075874" calcext:value-type="float">
            <text:p>3.7556507587</text:p>
          </table:table-cell>
          <table:table-cell office:value-type="float" office:value="-1.2954518795" calcext:value-type="float">
            <text:p>-1.2954518795</text:p>
          </table:table-cell>
          <table:table-cell office:value-type="float" office:value="179.213943481" calcext:value-type="float">
            <text:p>179.213943481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4.168" calcext:value-type="float">
            <text:p>4.168</text:p>
          </table:table-cell>
          <table:table-cell office:value-type="float" office:value="-0.893" calcext:value-type="float">
            <text:p>-0.893</text:p>
          </table:table-cell>
          <table:table-cell office:value-type="float" office:value="0.986873801323" calcext:value-type="float">
            <text:p>0.9868738013</text:p>
          </table:table-cell>
          <table:table-cell office:value-type="float" office:value="4.46854972839" calcext:value-type="float">
            <text:p>4.4685497284</text:p>
          </table:table-cell>
          <table:table-cell office:value-type="float" office:value="-1.29854786396" calcext:value-type="float">
            <text:p>-1.298547864</text:p>
          </table:table-cell>
          <table:table-cell office:value-type="float" office:value="179.458877563" calcext:value-type="float">
            <text:p>179.458877563</text:p>
          </table:table-cell>
          <table:table-cell office:value-type="float" office:value="3.71854972839" calcext:value-type="float">
            <text:p>3.7185497284</text:p>
          </table:table-cell>
          <table:table-cell office:value-type="float" office:value="-1.29854786396" calcext:value-type="float">
            <text:p>-1.298547864</text:p>
          </table:table-cell>
          <table:table-cell office:value-type="float" office:value="179.458877563" calcext:value-type="float">
            <text:p>179.458877563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4.133" calcext:value-type="float">
            <text:p>4.133</text:p>
          </table:table-cell>
          <table:table-cell office:value-type="float" office:value="-0.905" calcext:value-type="float">
            <text:p>-0.905</text:p>
          </table:table-cell>
          <table:table-cell office:value-type="float" office:value="0.987353839701" calcext:value-type="float">
            <text:p>0.9873538397</text:p>
          </table:table-cell>
          <table:table-cell office:value-type="float" office:value="4.43373847008" calcext:value-type="float">
            <text:p>4.4337384701</text:p>
          </table:table-cell>
          <table:table-cell office:value-type="float" office:value="-1.30136191845" calcext:value-type="float">
            <text:p>-1.3013619185</text:p>
          </table:table-cell>
          <table:table-cell office:value-type="float" office:value="179.677825928" calcext:value-type="float">
            <text:p>179.677825928</text:p>
          </table:table-cell>
          <table:table-cell office:value-type="float" office:value="3.68373847008" calcext:value-type="float">
            <text:p>3.6837384701</text:p>
          </table:table-cell>
          <table:table-cell office:value-type="float" office:value="-1.30136191845" calcext:value-type="float">
            <text:p>-1.3013619185</text:p>
          </table:table-cell>
          <table:table-cell office:value-type="float" office:value="179.677825928" calcext:value-type="float">
            <text:p>179.677825928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4.099" calcext:value-type="float">
            <text:p>4.099</text:p>
          </table:table-cell>
          <table:table-cell office:value-type="float" office:value="-0.916" calcext:value-type="float">
            <text:p>-0.916</text:p>
          </table:table-cell>
          <table:table-cell office:value-type="float" office:value="0.987511877998" calcext:value-type="float">
            <text:p>0.987511878</text:p>
          </table:table-cell>
          <table:table-cell office:value-type="float" office:value="4.40151500702" calcext:value-type="float">
            <text:p>4.401515007</text:p>
          </table:table-cell>
          <table:table-cell office:value-type="float" office:value="-1.30380928516" calcext:value-type="float">
            <text:p>-1.3038092852</text:p>
          </table:table-cell>
          <table:table-cell office:value-type="float" office:value="179.912399292" calcext:value-type="float">
            <text:p>179.912399292</text:p>
          </table:table-cell>
          <table:table-cell office:value-type="float" office:value="3.65151500702" calcext:value-type="float">
            <text:p>3.651515007</text:p>
          </table:table-cell>
          <table:table-cell office:value-type="float" office:value="-1.30380928516" calcext:value-type="float">
            <text:p>-1.3038092852</text:p>
          </table:table-cell>
          <table:table-cell office:value-type="float" office:value="179.912399292" calcext:value-type="float">
            <text:p>179.9123992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064" calcext:value-type="float">
            <text:p>4.064</text:p>
          </table:table-cell>
          <table:table-cell office:value-type="float" office:value="-0.927" calcext:value-type="float">
            <text:p>-0.927</text:p>
          </table:table-cell>
          <table:table-cell office:value-type="float" office:value="0.9878249919" calcext:value-type="float">
            <text:p>0.9878249919</text:p>
          </table:table-cell>
          <table:table-cell office:value-type="float" office:value="4.3662250042" calcext:value-type="float">
            <text:p>4.3662250042</text:p>
          </table:table-cell>
          <table:table-cell office:value-type="float" office:value="-1.30584681034" calcext:value-type="float">
            <text:p>-1.3058468103</text:p>
          </table:table-cell>
          <table:table-cell office:value-type="float" office:value="-179.865890503" calcext:value-type="float">
            <text:p>-179.865890503</text:p>
          </table:table-cell>
          <table:table-cell office:value-type="float" office:value="3.6162250042" calcext:value-type="float">
            <text:p>3.6162250042</text:p>
          </table:table-cell>
          <table:table-cell office:value-type="float" office:value="-1.30584681034" calcext:value-type="float">
            <text:p>-1.3058468103</text:p>
          </table:table-cell>
          <table:table-cell office:value-type="float" office:value="-179.865890503" calcext:value-type="float">
            <text:p>-179.865890503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4.03" calcext:value-type="float">
            <text:p>4.03</text:p>
          </table:table-cell>
          <table:table-cell office:value-type="float" office:value="-0.938" calcext:value-type="float">
            <text:p>-0.938</text:p>
          </table:table-cell>
          <table:table-cell office:value-type="float" office:value="0.988210827619" calcext:value-type="float">
            <text:p>0.9882108276</text:p>
          </table:table-cell>
          <table:table-cell office:value-type="float" office:value="4.33161234856" calcext:value-type="float">
            <text:p>4.3316123486</text:p>
          </table:table-cell>
          <table:table-cell office:value-type="float" office:value="-1.30654060841" calcext:value-type="float">
            <text:p>-1.3065406084</text:p>
          </table:table-cell>
          <table:table-cell office:value-type="float" office:value="-179.727142334" calcext:value-type="float">
            <text:p>-179.727142334</text:p>
          </table:table-cell>
          <table:table-cell office:value-type="float" office:value="3.58161234856" calcext:value-type="float">
            <text:p>3.5816123486</text:p>
          </table:table-cell>
          <table:table-cell office:value-type="float" office:value="-1.30654060841" calcext:value-type="float">
            <text:p>-1.3065406084</text:p>
          </table:table-cell>
          <table:table-cell office:value-type="float" office:value="-179.727142334" calcext:value-type="float">
            <text:p>-179.727142334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3.996" calcext:value-type="float">
            <text:p>3.996</text:p>
          </table:table-cell>
          <table:table-cell office:value-type="float" office:value="-0.949" calcext:value-type="float">
            <text:p>-0.949</text:p>
          </table:table-cell>
          <table:table-cell office:value-type="float" office:value="0.988665677537" calcext:value-type="float">
            <text:p>0.9886656775</text:p>
          </table:table-cell>
          <table:table-cell office:value-type="float" office:value="4.26572370529" calcext:value-type="float">
            <text:p>4.2657237053</text:p>
          </table:table-cell>
          <table:table-cell office:value-type="float" office:value="-1.30789446831" calcext:value-type="float">
            <text:p>-1.3078944683</text:p>
          </table:table-cell>
          <table:table-cell office:value-type="float" office:value="-179.593429565" calcext:value-type="float">
            <text:p>-179.593429565</text:p>
          </table:table-cell>
          <table:table-cell office:value-type="float" office:value="3.51572370529" calcext:value-type="float">
            <text:p>3.5157237053</text:p>
          </table:table-cell>
          <table:table-cell office:value-type="float" office:value="-1.30789446831" calcext:value-type="float">
            <text:p>-1.3078944683</text:p>
          </table:table-cell>
          <table:table-cell office:value-type="float" office:value="-179.593429565" calcext:value-type="float">
            <text:p>-179.593429565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3.963" calcext:value-type="float">
            <text:p>3.963</text:p>
          </table:table-cell>
          <table:table-cell office:value-type="float" office:value="-0.959" calcext:value-type="float">
            <text:p>-0.959</text:p>
          </table:table-cell>
          <table:table-cell office:value-type="float" office:value="0.988889766005" calcext:value-type="float">
            <text:p>0.988889766</text:p>
          </table:table-cell>
          <table:table-cell office:value-type="float" office:value="4.23313307762" calcext:value-type="float">
            <text:p>4.2331330776</text:p>
          </table:table-cell>
          <table:table-cell office:value-type="float" office:value="-1.30895090103" calcext:value-type="float">
            <text:p>-1.308950901</text:p>
          </table:table-cell>
          <table:table-cell office:value-type="float" office:value="-179.450164795" calcext:value-type="float">
            <text:p>-179.450164795</text:p>
          </table:table-cell>
          <table:table-cell office:value-type="float" office:value="3.48313307762" calcext:value-type="float">
            <text:p>3.4831330776</text:p>
          </table:table-cell>
          <table:table-cell office:value-type="float" office:value="-1.30895090103" calcext:value-type="float">
            <text:p>-1.308950901</text:p>
          </table:table-cell>
          <table:table-cell office:value-type="float" office:value="-179.450164795" calcext:value-type="float">
            <text:p>-179.450164795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3.93" calcext:value-type="float">
            <text:p>3.93</text:p>
          </table:table-cell>
          <table:table-cell office:value-type="float" office:value="-0.97" calcext:value-type="float">
            <text:p>-0.97</text:p>
          </table:table-cell>
          <table:table-cell office:value-type="float" office:value="0.989037922235" calcext:value-type="float">
            <text:p>0.9890379222</text:p>
          </table:table-cell>
          <table:table-cell office:value-type="float" office:value="4.20279574394" calcext:value-type="float">
            <text:p>4.2027957439</text:p>
          </table:table-cell>
          <table:table-cell office:value-type="float" office:value="-1.30965697765" calcext:value-type="float">
            <text:p>-1.3096569777</text:p>
          </table:table-cell>
          <table:table-cell office:value-type="float" office:value="-179.33241272" calcext:value-type="float">
            <text:p>-179.33241272</text:p>
          </table:table-cell>
          <table:table-cell office:value-type="float" office:value="3.45279574394" calcext:value-type="float">
            <text:p>3.4527957439</text:p>
          </table:table-cell>
          <table:table-cell office:value-type="float" office:value="-1.30965697765" calcext:value-type="float">
            <text:p>-1.3096569777</text:p>
          </table:table-cell>
          <table:table-cell office:value-type="float" office:value="-179.33241272" calcext:value-type="float">
            <text:p>-179.33241272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3.896" calcext:value-type="float">
            <text:p>3.896</text:p>
          </table:table-cell>
          <table:table-cell office:value-type="float" office:value="-0.98" calcext:value-type="float">
            <text:p>-0.98</text:p>
          </table:table-cell>
          <table:table-cell office:value-type="float" office:value="0.989258302089" calcext:value-type="float">
            <text:p>0.9892583021</text:p>
          </table:table-cell>
          <table:table-cell office:value-type="float" office:value="4.16812324524" calcext:value-type="float">
            <text:p>4.1681232452</text:p>
          </table:table-cell>
          <table:table-cell office:value-type="float" office:value="-1.31052696705" calcext:value-type="float">
            <text:p>-1.3105269671</text:p>
          </table:table-cell>
          <table:table-cell office:value-type="float" office:value="-179.236129761" calcext:value-type="float">
            <text:p>-179.236129761</text:p>
          </table:table-cell>
          <table:table-cell office:value-type="float" office:value="3.41812324524" calcext:value-type="float">
            <text:p>3.4181232452</text:p>
          </table:table-cell>
          <table:table-cell office:value-type="float" office:value="-1.31052696705" calcext:value-type="float">
            <text:p>-1.3105269671</text:p>
          </table:table-cell>
          <table:table-cell office:value-type="float" office:value="-179.236129761" calcext:value-type="float">
            <text:p>-179.236129761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3.863" calcext:value-type="float">
            <text:p>3.863</text:p>
          </table:table-cell>
          <table:table-cell office:value-type="float" office:value="-0.99" calcext:value-type="float">
            <text:p>-0.99</text:p>
          </table:table-cell>
          <table:table-cell office:value-type="float" office:value="0.989258302089" calcext:value-type="float">
            <text:p>0.9892583021</text:p>
          </table:table-cell>
          <table:table-cell office:value-type="float" office:value="3.97964572906" calcext:value-type="float">
            <text:p>3.9796457291</text:p>
          </table:table-cell>
          <table:table-cell office:value-type="float" office:value="-1.31757819653" calcext:value-type="float">
            <text:p>-1.3175781965</text:p>
          </table:table-cell>
          <table:table-cell office:value-type="float" office:value="-179.246292114" calcext:value-type="float">
            <text:p>-179.246292114</text:p>
          </table:table-cell>
          <table:table-cell office:value-type="float" office:value="3.22964572906" calcext:value-type="float">
            <text:p>3.2296457291</text:p>
          </table:table-cell>
          <table:table-cell office:value-type="float" office:value="-1.31757819653" calcext:value-type="float">
            <text:p>-1.3175781965</text:p>
          </table:table-cell>
          <table:table-cell office:value-type="float" office:value="-179.246292114" calcext:value-type="float">
            <text:p>-179.246292114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3.83" calcext:value-type="float">
            <text:p>3.83</text:p>
          </table:table-cell>
          <table:table-cell office:value-type="float" office:value="-1" calcext:value-type="float">
            <text:p>-1</text:p>
          </table:table-cell>
          <table:table-cell office:value-type="float" office:value="0.989185089428" calcext:value-type="float">
            <text:p>0.9891850894</text:p>
          </table:table-cell>
          <table:table-cell office:value-type="float" office:value="3.90666222572" calcext:value-type="float">
            <text:p>3.9066622257</text:p>
          </table:table-cell>
          <table:table-cell office:value-type="float" office:value="-1.32497024536" calcext:value-type="float">
            <text:p>-1.3249702454</text:p>
          </table:table-cell>
          <table:table-cell office:value-type="float" office:value="-179.209716797" calcext:value-type="float">
            <text:p>-179.209716797</text:p>
          </table:table-cell>
          <table:table-cell office:value-type="float" office:value="3.15666222572" calcext:value-type="float">
            <text:p>3.1566622257</text:p>
          </table:table-cell>
          <table:table-cell office:value-type="float" office:value="-1.32497024536" calcext:value-type="float">
            <text:p>-1.3249702454</text:p>
          </table:table-cell>
          <table:table-cell office:value-type="float" office:value="-179.209716797" calcext:value-type="float">
            <text:p>-179.209716797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3.796" calcext:value-type="float">
            <text:p>3.796</text:p>
          </table:table-cell>
          <table:table-cell office:value-type="float" office:value="-1.01" calcext:value-type="float">
            <text:p>-1.01</text:p>
          </table:table-cell>
          <table:table-cell office:value-type="float" office:value="0.989185089428" calcext:value-type="float">
            <text:p>0.9891850894</text:p>
          </table:table-cell>
          <table:table-cell office:value-type="float" office:value="3.87148308754" calcext:value-type="float">
            <text:p>3.8714830875</text:p>
          </table:table-cell>
          <table:table-cell office:value-type="float" office:value="-1.32570838928" calcext:value-type="float">
            <text:p>-1.3257083893</text:p>
          </table:table-cell>
          <table:table-cell office:value-type="float" office:value="-179.128311157" calcext:value-type="float">
            <text:p>-179.128311157</text:p>
          </table:table-cell>
          <table:table-cell office:value-type="float" office:value="3.12148308754" calcext:value-type="float">
            <text:p>3.1214830875</text:p>
          </table:table-cell>
          <table:table-cell office:value-type="float" office:value="-1.32570838928" calcext:value-type="float">
            <text:p>-1.3257083893</text:p>
          </table:table-cell>
          <table:table-cell office:value-type="float" office:value="-179.128311157" calcext:value-type="float">
            <text:p>-179.128311157</text:p>
          </table:table-cell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3.763" calcext:value-type="float">
            <text:p>3.763</text:p>
          </table:table-cell>
          <table:table-cell office:value-type="float" office:value="-1.02" calcext:value-type="float">
            <text:p>-1.02</text:p>
          </table:table-cell>
          <table:table-cell office:value-type="float" office:value="0.989258302089" calcext:value-type="float">
            <text:p>0.9892583021</text:p>
          </table:table-cell>
          <table:table-cell office:value-type="float" office:value="3.7587325573" calcext:value-type="float">
            <text:p>3.7587325573</text:p>
          </table:table-cell>
          <table:table-cell office:value-type="float" office:value="-1.33513200283" calcext:value-type="float">
            <text:p>-1.3351320028</text:p>
          </table:table-cell>
          <table:table-cell office:value-type="float" office:value="-179.097198486" calcext:value-type="float">
            <text:p>-179.097198486</text:p>
          </table:table-cell>
          <table:table-cell office:value-type="float" office:value="3.0087325573" calcext:value-type="float">
            <text:p>3.0087325573</text:p>
          </table:table-cell>
          <table:table-cell office:value-type="float" office:value="-1.33513200283" calcext:value-type="float">
            <text:p>-1.3351320028</text:p>
          </table:table-cell>
          <table:table-cell office:value-type="float" office:value="-179.097198486" calcext:value-type="float">
            <text:p>-179.0971984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73" calcext:value-type="float">
            <text:p>3.73</text:p>
          </table:table-cell>
          <table:table-cell office:value-type="float" office:value="-1.03" calcext:value-type="float">
            <text:p>-1.03</text:p>
          </table:table-cell>
          <table:table-cell office:value-type="float" office:value="0.98940398545" calcext:value-type="float">
            <text:p>0.9894039855</text:p>
          </table:table-cell>
          <table:table-cell office:value-type="float" office:value="3.68654084206" calcext:value-type="float">
            <text:p>3.6865408421</text:p>
          </table:table-cell>
          <table:table-cell office:value-type="float" office:value="-1.33991849422" calcext:value-type="float">
            <text:p>-1.3399184942</text:p>
          </table:table-cell>
          <table:table-cell office:value-type="float" office:value="-179.074172974" calcext:value-type="float">
            <text:p>-179.074172974</text:p>
          </table:table-cell>
          <table:table-cell office:value-type="float" office:value="2.93654084206" calcext:value-type="float">
            <text:p>2.9365408421</text:p>
          </table:table-cell>
          <table:table-cell office:value-type="float" office:value="-1.33991849422" calcext:value-type="float">
            <text:p>-1.3399184942</text:p>
          </table:table-cell>
          <table:table-cell office:value-type="float" office:value="-179.074172974" calcext:value-type="float">
            <text:p>-179.074172974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3.697" calcext:value-type="float">
            <text:p>3.697</text:p>
          </table:table-cell>
          <table:table-cell office:value-type="float" office:value="-1.04" calcext:value-type="float">
            <text:p>-1.04</text:p>
          </table:table-cell>
          <table:table-cell office:value-type="float" office:value="0.989548679406" calcext:value-type="float">
            <text:p>0.9895486794</text:p>
          </table:table-cell>
          <table:table-cell office:value-type="float" office:value="3.60491871834" calcext:value-type="float">
            <text:p>3.6049187183</text:p>
          </table:table-cell>
          <table:table-cell office:value-type="float" office:value="-1.33835446835" calcext:value-type="float">
            <text:p>-1.3383544684</text:p>
          </table:table-cell>
          <table:table-cell office:value-type="float" office:value="-179.039871216" calcext:value-type="float">
            <text:p>-179.039871216</text:p>
          </table:table-cell>
          <table:table-cell office:value-type="float" office:value="2.85491871834" calcext:value-type="float">
            <text:p>2.8549187183</text:p>
          </table:table-cell>
          <table:table-cell office:value-type="float" office:value="-1.33835446835" calcext:value-type="float">
            <text:p>-1.3383544684</text:p>
          </table:table-cell>
          <table:table-cell office:value-type="float" office:value="-179.039871216" calcext:value-type="float">
            <text:p>-179.039871216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3.664" calcext:value-type="float">
            <text:p>3.664</text:p>
          </table:table-cell>
          <table:table-cell office:value-type="float" office:value="-1.05" calcext:value-type="float">
            <text:p>-1.05</text:p>
          </table:table-cell>
          <table:table-cell office:value-type="float" office:value="0.98983509853" calcext:value-type="float">
            <text:p>0.9898350985</text:p>
          </table:table-cell>
          <table:table-cell office:value-type="float" office:value="3.53190493584" calcext:value-type="float">
            <text:p>3.5319049358</text:p>
          </table:table-cell>
          <table:table-cell office:value-type="float" office:value="-1.33674919605" calcext:value-type="float">
            <text:p>-1.3367491961</text:p>
          </table:table-cell>
          <table:table-cell office:value-type="float" office:value="-178.993453979" calcext:value-type="float">
            <text:p>-178.993453979</text:p>
          </table:table-cell>
          <table:table-cell office:value-type="float" office:value="2.78190493584" calcext:value-type="float">
            <text:p>2.7819049358</text:p>
          </table:table-cell>
          <table:table-cell office:value-type="float" office:value="-1.33674919605" calcext:value-type="float">
            <text:p>-1.3367491961</text:p>
          </table:table-cell>
          <table:table-cell office:value-type="float" office:value="-178.993453979" calcext:value-type="float">
            <text:p>-178.993453979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3.631" calcext:value-type="float">
            <text:p>3.631</text:p>
          </table:table-cell>
          <table:table-cell office:value-type="float" office:value="-1.059" calcext:value-type="float">
            <text:p>-1.059</text:p>
          </table:table-cell>
          <table:table-cell office:value-type="float" office:value="0.98997682341" calcext:value-type="float">
            <text:p>0.9899768234</text:p>
          </table:table-cell>
          <table:table-cell office:value-type="float" office:value="3.46567821503" calcext:value-type="float">
            <text:p>3.465678215</text:p>
          </table:table-cell>
          <table:table-cell office:value-type="float" office:value="-1.34106481075" calcext:value-type="float">
            <text:p>-1.3410648108</text:p>
          </table:table-cell>
          <table:table-cell office:value-type="float" office:value="-178.931121826" calcext:value-type="float">
            <text:p>-178.931121826</text:p>
          </table:table-cell>
          <table:table-cell office:value-type="float" office:value="2.71567821503" calcext:value-type="float">
            <text:p>2.715678215</text:p>
          </table:table-cell>
          <table:table-cell office:value-type="float" office:value="-1.34106481075" calcext:value-type="float">
            <text:p>-1.3410648108</text:p>
          </table:table-cell>
          <table:table-cell office:value-type="float" office:value="-178.931121826" calcext:value-type="float">
            <text:p>-178.931121826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3.599" calcext:value-type="float">
            <text:p>3.599</text:p>
          </table:table-cell>
          <table:table-cell office:value-type="float" office:value="-1.069" calcext:value-type="float">
            <text:p>-1.069</text:p>
          </table:table-cell>
          <table:table-cell office:value-type="float" office:value="0.990117558314" calcext:value-type="float">
            <text:p>0.9901175583</text:p>
          </table:table-cell>
          <table:table-cell office:value-type="float" office:value="3.40374541283" calcext:value-type="float">
            <text:p>3.4037454128</text:p>
          </table:table-cell>
          <table:table-cell office:value-type="float" office:value="-1.34891462326" calcext:value-type="float">
            <text:p>-1.3489146233</text:p>
          </table:table-cell>
          <table:table-cell office:value-type="float" office:value="-178.814071655" calcext:value-type="float">
            <text:p>-178.814071655</text:p>
          </table:table-cell>
          <table:table-cell office:value-type="float" office:value="2.65374541283" calcext:value-type="float">
            <text:p>2.6537454128</text:p>
          </table:table-cell>
          <table:table-cell office:value-type="float" office:value="-1.34891462326" calcext:value-type="float">
            <text:p>-1.3489146233</text:p>
          </table:table-cell>
          <table:table-cell office:value-type="float" office:value="-178.814071655" calcext:value-type="float">
            <text:p>-178.814071655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3.565" calcext:value-type="float">
            <text:p>3.565</text:p>
          </table:table-cell>
          <table:table-cell office:value-type="float" office:value="-1.078" calcext:value-type="float">
            <text:p>-1.078</text:p>
          </table:table-cell>
          <table:table-cell office:value-type="float" office:value="0.990257303101" calcext:value-type="float">
            <text:p>0.9902573031</text:p>
          </table:table-cell>
          <table:table-cell office:value-type="float" office:value="3.35502433777" calcext:value-type="float">
            <text:p>3.3550243378</text:p>
          </table:table-cell>
          <table:table-cell office:value-type="float" office:value="-1.34540712833" calcext:value-type="float">
            <text:p>-1.3454071283</text:p>
          </table:table-cell>
          <table:table-cell office:value-type="float" office:value="-178.729537964" calcext:value-type="float">
            <text:p>-178.729537964</text:p>
          </table:table-cell>
          <table:table-cell office:value-type="float" office:value="2.60502433777" calcext:value-type="float">
            <text:p>2.6050243378</text:p>
          </table:table-cell>
          <table:table-cell office:value-type="float" office:value="-1.34540712833" calcext:value-type="float">
            <text:p>-1.3454071283</text:p>
          </table:table-cell>
          <table:table-cell office:value-type="float" office:value="-178.729537964" calcext:value-type="float">
            <text:p>-178.729537964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3.532" calcext:value-type="float">
            <text:p>3.532</text:p>
          </table:table-cell>
          <table:table-cell office:value-type="float" office:value="-1.088" calcext:value-type="float">
            <text:p>-1.088</text:p>
          </table:table-cell>
          <table:table-cell office:value-type="float" office:value="0.990257303101" calcext:value-type="float">
            <text:p>0.9902573031</text:p>
          </table:table-cell>
          <table:table-cell office:value-type="float" office:value="3.29659891129" calcext:value-type="float">
            <text:p>3.2965989113</text:p>
          </table:table-cell>
          <table:table-cell office:value-type="float" office:value="-1.34430301189" calcext:value-type="float">
            <text:p>-1.3443030119</text:p>
          </table:table-cell>
          <table:table-cell office:value-type="float" office:value="-178.661087036" calcext:value-type="float">
            <text:p>-178.661087036</text:p>
          </table:table-cell>
          <table:table-cell office:value-type="float" office:value="2.54659891129" calcext:value-type="float">
            <text:p>2.5465989113</text:p>
          </table:table-cell>
          <table:table-cell office:value-type="float" office:value="-1.34430301189" calcext:value-type="float">
            <text:p>-1.3443030119</text:p>
          </table:table-cell>
          <table:table-cell office:value-type="float" office:value="-178.661087036" calcext:value-type="float">
            <text:p>-178.661087036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3.498" calcext:value-type="float">
            <text:p>3.498</text:p>
          </table:table-cell>
          <table:table-cell office:value-type="float" office:value="-1.098" calcext:value-type="float">
            <text:p>-1.098</text:p>
          </table:table-cell>
          <table:table-cell office:value-type="float" office:value="0.990326804156" calcext:value-type="float">
            <text:p>0.9903268042</text:p>
          </table:table-cell>
          <table:table-cell office:value-type="float" office:value="3.25657773018" calcext:value-type="float">
            <text:p>3.2565777302</text:p>
          </table:table-cell>
          <table:table-cell office:value-type="float" office:value="-1.34572672844" calcext:value-type="float">
            <text:p>-1.3457267284</text:p>
          </table:table-cell>
          <table:table-cell office:value-type="float" office:value="-178.576171875" calcext:value-type="float">
            <text:p>-178.576171875</text:p>
          </table:table-cell>
          <table:table-cell office:value-type="float" office:value="2.50657773018" calcext:value-type="float">
            <text:p>2.5065777302</text:p>
          </table:table-cell>
          <table:table-cell office:value-type="float" office:value="-1.34572672844" calcext:value-type="float">
            <text:p>-1.3457267284</text:p>
          </table:table-cell>
          <table:table-cell office:value-type="float" office:value="-178.576171875" calcext:value-type="float">
            <text:p>-178.576171875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3.465" calcext:value-type="float">
            <text:p>3.465</text:p>
          </table:table-cell>
          <table:table-cell office:value-type="float" office:value="-1.107" calcext:value-type="float">
            <text:p>-1.107</text:p>
          </table:table-cell>
          <table:table-cell office:value-type="float" office:value="0.99039605763" calcext:value-type="float">
            <text:p>0.9903960576</text:p>
          </table:table-cell>
          <table:table-cell office:value-type="float" office:value="3.21804523468" calcext:value-type="float">
            <text:p>3.2180452347</text:p>
          </table:table-cell>
          <table:table-cell office:value-type="float" office:value="-1.34757065773" calcext:value-type="float">
            <text:p>-1.3475706577</text:p>
          </table:table-cell>
          <table:table-cell office:value-type="float" office:value="-178.471725464" calcext:value-type="float">
            <text:p>-178.471725464</text:p>
          </table:table-cell>
          <table:table-cell office:value-type="float" office:value="2.46804523468" calcext:value-type="float">
            <text:p>2.4680452347</text:p>
          </table:table-cell>
          <table:table-cell office:value-type="float" office:value="-1.34757065773" calcext:value-type="float">
            <text:p>-1.3475706577</text:p>
          </table:table-cell>
          <table:table-cell office:value-type="float" office:value="-178.471725464" calcext:value-type="float">
            <text:p>-178.471725464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3.431" calcext:value-type="float">
            <text:p>3.431</text:p>
          </table:table-cell>
          <table:table-cell office:value-type="float" office:value="-1.117" calcext:value-type="float">
            <text:p>-1.117</text:p>
          </table:table-cell>
          <table:table-cell office:value-type="float" office:value="0.990533821763" calcext:value-type="float">
            <text:p>0.9905338218</text:p>
          </table:table-cell>
          <table:table-cell office:value-type="float" office:value="3.1466448307" calcext:value-type="float">
            <text:p>3.1466448307</text:p>
          </table:table-cell>
          <table:table-cell office:value-type="float" office:value="-1.34720659256" calcext:value-type="float">
            <text:p>-1.3472065926</text:p>
          </table:table-cell>
          <table:table-cell office:value-type="float" office:value="-178.401473999" calcext:value-type="float">
            <text:p>-178.401473999</text:p>
          </table:table-cell>
          <table:table-cell office:value-type="float" office:value="2.3966448307" calcext:value-type="float">
            <text:p>2.3966448307</text:p>
          </table:table-cell>
          <table:table-cell office:value-type="float" office:value="-1.34720659256" calcext:value-type="float">
            <text:p>-1.3472065926</text:p>
          </table:table-cell>
          <table:table-cell office:value-type="float" office:value="-178.401473999" calcext:value-type="float">
            <text:p>-178.4014739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398" calcext:value-type="float">
            <text:p>3.398</text:p>
          </table:table-cell>
          <table:table-cell office:value-type="float" office:value="-1.126" calcext:value-type="float">
            <text:p>-1.126</text:p>
          </table:table-cell>
          <table:table-cell office:value-type="float" office:value="0.990670595363" calcext:value-type="float">
            <text:p>0.9906705954</text:p>
          </table:table-cell>
          <table:table-cell office:value-type="float" office:value="3.07629680634" calcext:value-type="float">
            <text:p>3.0762968063</text:p>
          </table:table-cell>
          <table:table-cell office:value-type="float" office:value="-1.34702420235" calcext:value-type="float">
            <text:p>-1.3470242024</text:p>
          </table:table-cell>
          <table:table-cell office:value-type="float" office:value="-178.330505371" calcext:value-type="float">
            <text:p>-178.330505371</text:p>
          </table:table-cell>
          <table:table-cell office:value-type="float" office:value="2.32629680634" calcext:value-type="float">
            <text:p>2.3262968063</text:p>
          </table:table-cell>
          <table:table-cell office:value-type="float" office:value="-1.34702420235" calcext:value-type="float">
            <text:p>-1.3470242024</text:p>
          </table:table-cell>
          <table:table-cell office:value-type="float" office:value="-178.330505371" calcext:value-type="float">
            <text:p>-178.330505371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3.365" calcext:value-type="float">
            <text:p>3.365</text:p>
          </table:table-cell>
          <table:table-cell office:value-type="float" office:value="-1.135" calcext:value-type="float">
            <text:p>-1.135</text:p>
          </table:table-cell>
          <table:table-cell office:value-type="float" office:value="0.990806378291" calcext:value-type="float">
            <text:p>0.9908063783</text:p>
          </table:table-cell>
          <table:table-cell office:value-type="float" office:value="3.01089310646" calcext:value-type="float">
            <text:p>3.0108931065</text:p>
          </table:table-cell>
          <table:table-cell office:value-type="float" office:value="-1.34670007229" calcext:value-type="float">
            <text:p>-1.3467000723</text:p>
          </table:table-cell>
          <table:table-cell office:value-type="float" office:value="-178.201721191" calcext:value-type="float">
            <text:p>-178.201721191</text:p>
          </table:table-cell>
          <table:table-cell office:value-type="float" office:value="2.26089310646" calcext:value-type="float">
            <text:p>2.2608931065</text:p>
          </table:table-cell>
          <table:table-cell office:value-type="float" office:value="-1.34670007229" calcext:value-type="float">
            <text:p>-1.3467000723</text:p>
          </table:table-cell>
          <table:table-cell office:value-type="float" office:value="-178.201721191" calcext:value-type="float">
            <text:p>-178.201721191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3.332" calcext:value-type="float">
            <text:p>3.332</text:p>
          </table:table-cell>
          <table:table-cell office:value-type="float" office:value="-1.144" calcext:value-type="float">
            <text:p>-1.144</text:p>
          </table:table-cell>
          <table:table-cell office:value-type="float" office:value="0.990873898212" calcext:value-type="float">
            <text:p>0.9908738982</text:p>
          </table:table-cell>
          <table:table-cell office:value-type="float" office:value="2.96993255615" calcext:value-type="float">
            <text:p>2.9699325562</text:p>
          </table:table-cell>
          <table:table-cell office:value-type="float" office:value="-1.34876799583" calcext:value-type="float">
            <text:p>-1.3487679958</text:p>
          </table:table-cell>
          <table:table-cell office:value-type="float" office:value="-178.090774536" calcext:value-type="float">
            <text:p>-178.090774536</text:p>
          </table:table-cell>
          <table:table-cell office:value-type="float" office:value="2.21993255615" calcext:value-type="float">
            <text:p>2.2199325562</text:p>
          </table:table-cell>
          <table:table-cell office:value-type="float" office:value="-1.34876799583" calcext:value-type="float">
            <text:p>-1.3487679958</text:p>
          </table:table-cell>
          <table:table-cell office:value-type="float" office:value="-178.090774536" calcext:value-type="float">
            <text:p>-178.090774536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3.299" calcext:value-type="float">
            <text:p>3.299</text:p>
          </table:table-cell>
          <table:table-cell office:value-type="float" office:value="-1.154" calcext:value-type="float">
            <text:p>-1.154</text:p>
          </table:table-cell>
          <table:table-cell office:value-type="float" office:value="0.990873898212" calcext:value-type="float">
            <text:p>0.9908738982</text:p>
          </table:table-cell>
          <table:table-cell office:value-type="float" office:value="2.89812898636" calcext:value-type="float">
            <text:p>2.8981289864</text:p>
          </table:table-cell>
          <table:table-cell office:value-type="float" office:value="-1.34900450706" calcext:value-type="float">
            <text:p>-1.3490045071</text:p>
          </table:table-cell>
          <table:table-cell office:value-type="float" office:value="-178.020202637" calcext:value-type="float">
            <text:p>-178.020202637</text:p>
          </table:table-cell>
          <table:table-cell office:value-type="float" office:value="2.14812898636" calcext:value-type="float">
            <text:p>2.1481289864</text:p>
          </table:table-cell>
          <table:table-cell office:value-type="float" office:value="-1.34900450706" calcext:value-type="float">
            <text:p>-1.3490045071</text:p>
          </table:table-cell>
          <table:table-cell office:value-type="float" office:value="-178.020202637" calcext:value-type="float">
            <text:p>-178.020202637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3.265" calcext:value-type="float">
            <text:p>3.265</text:p>
          </table:table-cell>
          <table:table-cell office:value-type="float" office:value="-1.163" calcext:value-type="float">
            <text:p>-1.163</text:p>
          </table:table-cell>
          <table:table-cell office:value-type="float" office:value="0.990941170414" calcext:value-type="float">
            <text:p>0.9909411704</text:p>
          </table:table-cell>
          <table:table-cell office:value-type="float" office:value="2.84445881844" calcext:value-type="float">
            <text:p>2.8444588184</text:p>
          </table:table-cell>
          <table:table-cell office:value-type="float" office:value="-1.35138237476" calcext:value-type="float">
            <text:p>-1.3513823748</text:p>
          </table:table-cell>
          <table:table-cell office:value-type="float" office:value="-177.946807861" calcext:value-type="float">
            <text:p>-177.946807861</text:p>
          </table:table-cell>
          <table:table-cell office:value-type="float" office:value="2.09445881844" calcext:value-type="float">
            <text:p>2.0944588184</text:p>
          </table:table-cell>
          <table:table-cell office:value-type="float" office:value="-1.35138237476" calcext:value-type="float">
            <text:p>-1.3513823748</text:p>
          </table:table-cell>
          <table:table-cell office:value-type="float" office:value="-177.946807861" calcext:value-type="float">
            <text:p>-177.946807861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3.231" calcext:value-type="float">
            <text:p>3.231</text:p>
          </table:table-cell>
          <table:table-cell office:value-type="float" office:value="-1.172" calcext:value-type="float">
            <text:p>-1.172</text:p>
          </table:table-cell>
          <table:table-cell office:value-type="float" office:value="0.990738610669" calcext:value-type="float">
            <text:p>0.9907386107</text:p>
          </table:table-cell>
          <table:table-cell office:value-type="float" office:value="2.78919124603" calcext:value-type="float">
            <text:p>2.789191246</text:p>
          </table:table-cell>
          <table:table-cell office:value-type="float" office:value="-1.34819233418" calcext:value-type="float">
            <text:p>-1.3481923342</text:p>
          </table:table-cell>
          <table:table-cell office:value-type="float" office:value="-177.89503479" calcext:value-type="float">
            <text:p>-177.89503479</text:p>
          </table:table-cell>
          <table:table-cell office:value-type="float" office:value="2.03919124603" calcext:value-type="float">
            <text:p>2.039191246</text:p>
          </table:table-cell>
          <table:table-cell office:value-type="float" office:value="-1.34819233418" calcext:value-type="float">
            <text:p>-1.3481923342</text:p>
          </table:table-cell>
          <table:table-cell office:value-type="float" office:value="-177.89503479" calcext:value-type="float">
            <text:p>-177.89503479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3.197" calcext:value-type="float">
            <text:p>3.197</text:p>
          </table:table-cell>
          <table:table-cell office:value-type="float" office:value="-1.182" calcext:value-type="float">
            <text:p>-1.182</text:p>
          </table:table-cell>
          <table:table-cell office:value-type="float" office:value="0.990873898212" calcext:value-type="float">
            <text:p>0.9908738982</text:p>
          </table:table-cell>
          <table:table-cell office:value-type="float" office:value="2.71327197552" calcext:value-type="float">
            <text:p>2.7132719755</text:p>
          </table:table-cell>
          <table:table-cell office:value-type="float" office:value="-1.36170601845" calcext:value-type="float">
            <text:p>-1.3617060185</text:p>
          </table:table-cell>
          <table:table-cell office:value-type="float" office:value="-177.790527344" calcext:value-type="float">
            <text:p>-177.790527344</text:p>
          </table:table-cell>
          <table:table-cell office:value-type="float" office:value="1.96327197552" calcext:value-type="float">
            <text:p>1.9632719755</text:p>
          </table:table-cell>
          <table:table-cell office:value-type="float" office:value="-1.36170601845" calcext:value-type="float">
            <text:p>-1.3617060185</text:p>
          </table:table-cell>
          <table:table-cell office:value-type="float" office:value="-177.790527344" calcext:value-type="float">
            <text:p>-177.790527344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3.164" calcext:value-type="float">
            <text:p>3.164</text:p>
          </table:table-cell>
          <table:table-cell office:value-type="float" office:value="-1.191" calcext:value-type="float">
            <text:p>-1.191</text:p>
          </table:table-cell>
          <table:table-cell office:value-type="float" office:value="0.990941170414" calcext:value-type="float">
            <text:p>0.9909411704</text:p>
          </table:table-cell>
          <table:table-cell office:value-type="float" office:value="2.64998888969" calcext:value-type="float">
            <text:p>2.6499888897</text:p>
          </table:table-cell>
          <table:table-cell office:value-type="float" office:value="-1.36368954182" calcext:value-type="float">
            <text:p>-1.3636895418</text:p>
          </table:table-cell>
          <table:table-cell office:value-type="float" office:value="-177.701049805" calcext:value-type="float">
            <text:p>-177.701049805</text:p>
          </table:table-cell>
          <table:table-cell office:value-type="float" office:value="1.89998888969" calcext:value-type="float">
            <text:p>1.8999888897</text:p>
          </table:table-cell>
          <table:table-cell office:value-type="float" office:value="-1.36368954182" calcext:value-type="float">
            <text:p>-1.3636895418</text:p>
          </table:table-cell>
          <table:table-cell office:value-type="float" office:value="-177.701049805" calcext:value-type="float">
            <text:p>-177.701049805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3.131" calcext:value-type="float">
            <text:p>3.131</text:p>
          </table:table-cell>
          <table:table-cell office:value-type="float" office:value="-1.2" calcext:value-type="float">
            <text:p>-1.2</text:p>
          </table:table-cell>
          <table:table-cell office:value-type="float" office:value="0.990941170414" calcext:value-type="float">
            <text:p>0.9909411704</text:p>
          </table:table-cell>
          <table:table-cell office:value-type="float" office:value="2.59800624847" calcext:value-type="float">
            <text:p>2.5980062485</text:p>
          </table:table-cell>
          <table:table-cell office:value-type="float" office:value="-1.36124658585" calcext:value-type="float">
            <text:p>-1.3612465859</text:p>
          </table:table-cell>
          <table:table-cell office:value-type="float" office:value="-177.632522583" calcext:value-type="float">
            <text:p>-177.632522583</text:p>
          </table:table-cell>
          <table:table-cell office:value-type="float" office:value="1.84800624847" calcext:value-type="float">
            <text:p>1.8480062485</text:p>
          </table:table-cell>
          <table:table-cell office:value-type="float" office:value="-1.36124658585" calcext:value-type="float">
            <text:p>-1.3612465859</text:p>
          </table:table-cell>
          <table:table-cell office:value-type="float" office:value="-177.632522583" calcext:value-type="float">
            <text:p>-177.632522583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3.099" calcext:value-type="float">
            <text:p>3.099</text:p>
          </table:table-cell>
          <table:table-cell office:value-type="float" office:value="-1.209" calcext:value-type="float">
            <text:p>-1.209</text:p>
          </table:table-cell>
          <table:table-cell office:value-type="float" office:value="0.991074971596" calcext:value-type="float">
            <text:p>0.9910749716</text:p>
          </table:table-cell>
          <table:table-cell office:value-type="float" office:value="2.5478079319" calcext:value-type="float">
            <text:p>2.5478079319</text:p>
          </table:table-cell>
          <table:table-cell office:value-type="float" office:value="-1.36219978333" calcext:value-type="float">
            <text:p>-1.3621997833</text:p>
          </table:table-cell>
          <table:table-cell office:value-type="float" office:value="-177.564834595" calcext:value-type="float">
            <text:p>-177.564834595</text:p>
          </table:table-cell>
          <table:table-cell office:value-type="float" office:value="1.7978079319" calcext:value-type="float">
            <text:p>1.7978079319</text:p>
          </table:table-cell>
          <table:table-cell office:value-type="float" office:value="-1.36219978333" calcext:value-type="float">
            <text:p>-1.3621997833</text:p>
          </table:table-cell>
          <table:table-cell office:value-type="float" office:value="-177.564834595" calcext:value-type="float">
            <text:p>-177.5648345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066" calcext:value-type="float">
            <text:p>3.066</text:p>
          </table:table-cell>
          <table:table-cell office:value-type="float" office:value="-1.218" calcext:value-type="float">
            <text:p>-1.218</text:p>
          </table:table-cell>
          <table:table-cell office:value-type="float" office:value="0.991339600601" calcext:value-type="float">
            <text:p>0.9913396006</text:p>
          </table:table-cell>
          <table:table-cell office:value-type="float" office:value="2.4916087389" calcext:value-type="float">
            <text:p>2.4916087389</text:p>
          </table:table-cell>
          <table:table-cell office:value-type="float" office:value="-1.3643155098" calcext:value-type="float">
            <text:p>-1.3643155098</text:p>
          </table:table-cell>
          <table:table-cell office:value-type="float" office:value="-177.447006226" calcext:value-type="float">
            <text:p>-177.447006226</text:p>
          </table:table-cell>
          <table:table-cell office:value-type="float" office:value="1.7416087389" calcext:value-type="float">
            <text:p>1.7416087389</text:p>
          </table:table-cell>
          <table:table-cell office:value-type="float" office:value="-1.3643155098" calcext:value-type="float">
            <text:p>-1.3643155098</text:p>
          </table:table-cell>
          <table:table-cell office:value-type="float" office:value="-177.447006226" calcext:value-type="float">
            <text:p>-177.447006226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3.034" calcext:value-type="float">
            <text:p>3.034</text:p>
          </table:table-cell>
          <table:table-cell office:value-type="float" office:value="-1.227" calcext:value-type="float">
            <text:p>-1.227</text:p>
          </table:table-cell>
          <table:table-cell office:value-type="float" office:value="0.99160026425" calcext:value-type="float">
            <text:p>0.9916002643</text:p>
          </table:table-cell>
          <table:table-cell office:value-type="float" office:value="2.4395005703" calcext:value-type="float">
            <text:p>2.4395005703</text:p>
          </table:table-cell>
          <table:table-cell office:value-type="float" office:value="-1.36906719208" calcext:value-type="float">
            <text:p>-1.3690671921</text:p>
          </table:table-cell>
          <table:table-cell office:value-type="float" office:value="-177.341262817" calcext:value-type="float">
            <text:p>-177.341262817</text:p>
          </table:table-cell>
          <table:table-cell office:value-type="float" office:value="1.6895005703" calcext:value-type="float">
            <text:p>1.6895005703</text:p>
          </table:table-cell>
          <table:table-cell office:value-type="float" office:value="-1.36906719208" calcext:value-type="float">
            <text:p>-1.3690671921</text:p>
          </table:table-cell>
          <table:table-cell office:value-type="float" office:value="-177.341262817" calcext:value-type="float">
            <text:p>-177.341262817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3.001" calcext:value-type="float">
            <text:p>3.001</text:p>
          </table:table-cell>
          <table:table-cell office:value-type="float" office:value="-1.235" calcext:value-type="float">
            <text:p>-1.235</text:p>
          </table:table-cell>
          <table:table-cell office:value-type="float" office:value="0.991729108739" calcext:value-type="float">
            <text:p>0.9917291087</text:p>
          </table:table-cell>
          <table:table-cell office:value-type="float" office:value="2.38202142715" calcext:value-type="float">
            <text:p>2.3820214272</text:p>
          </table:table-cell>
          <table:table-cell office:value-type="float" office:value="-1.37206625938" calcext:value-type="float">
            <text:p>-1.3720662594</text:p>
          </table:table-cell>
          <table:table-cell office:value-type="float" office:value="-177.241012573" calcext:value-type="float">
            <text:p>-177.241012573</text:p>
          </table:table-cell>
          <table:table-cell office:value-type="float" office:value="1.63202142715" calcext:value-type="float">
            <text:p>1.6320214272</text:p>
          </table:table-cell>
          <table:table-cell office:value-type="float" office:value="-1.37206625938" calcext:value-type="float">
            <text:p>-1.3720662594</text:p>
          </table:table-cell>
          <table:table-cell office:value-type="float" office:value="-177.241012573" calcext:value-type="float">
            <text:p>-177.241012573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2.968" calcext:value-type="float">
            <text:p>2.968</text:p>
          </table:table-cell>
          <table:table-cell office:value-type="float" office:value="-1.244" calcext:value-type="float">
            <text:p>-1.244</text:p>
          </table:table-cell>
          <table:table-cell office:value-type="float" office:value="0.991664810452" calcext:value-type="float">
            <text:p>0.9916648105</text:p>
          </table:table-cell>
          <table:table-cell office:value-type="float" office:value="2.32318758965" calcext:value-type="float">
            <text:p>2.3231875897</text:p>
          </table:table-cell>
          <table:table-cell office:value-type="float" office:value="-1.37861526012" calcext:value-type="float">
            <text:p>-1.3786152601</text:p>
          </table:table-cell>
          <table:table-cell office:value-type="float" office:value="-177.088638306" calcext:value-type="float">
            <text:p>-177.088638306</text:p>
          </table:table-cell>
          <table:table-cell office:value-type="float" office:value="1.57318758965" calcext:value-type="float">
            <text:p>1.5731875897</text:p>
          </table:table-cell>
          <table:table-cell office:value-type="float" office:value="-1.37861526012" calcext:value-type="float">
            <text:p>-1.3786152601</text:p>
          </table:table-cell>
          <table:table-cell office:value-type="float" office:value="-177.088638306" calcext:value-type="float">
            <text:p>-177.088638306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2.936" calcext:value-type="float">
            <text:p>2.936</text:p>
          </table:table-cell>
          <table:table-cell office:value-type="float" office:value="-1.252" calcext:value-type="float">
            <text:p>-1.252</text:p>
          </table:table-cell>
          <table:table-cell office:value-type="float" office:value="0.991793159093" calcext:value-type="float">
            <text:p>0.9917931591</text:p>
          </table:table-cell>
          <table:table-cell office:value-type="float" office:value="2.26607239246" calcext:value-type="float">
            <text:p>2.2660723925</text:p>
          </table:table-cell>
          <table:table-cell office:value-type="float" office:value="-1.38649964333" calcext:value-type="float">
            <text:p>-1.3864996433</text:p>
          </table:table-cell>
          <table:table-cell office:value-type="float" office:value="-176.962356567" calcext:value-type="float">
            <text:p>-176.962356567</text:p>
          </table:table-cell>
          <table:table-cell office:value-type="float" office:value="1.51607239246" calcext:value-type="float">
            <text:p>1.5160723925</text:p>
          </table:table-cell>
          <table:table-cell office:value-type="float" office:value="-1.38649964333" calcext:value-type="float">
            <text:p>-1.3864996433</text:p>
          </table:table-cell>
          <table:table-cell office:value-type="float" office:value="-176.962356567" calcext:value-type="float">
            <text:p>-176.962356567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2.903" calcext:value-type="float">
            <text:p>2.903</text:p>
          </table:table-cell>
          <table:table-cell office:value-type="float" office:value="-1.261" calcext:value-type="float">
            <text:p>-1.261</text:p>
          </table:table-cell>
          <table:table-cell office:value-type="float" office:value="0.991856961499" calcext:value-type="float">
            <text:p>0.9918569615</text:p>
          </table:table-cell>
          <table:table-cell office:value-type="float" office:value="2.20857703686" calcext:value-type="float">
            <text:p>2.2085770369</text:p>
          </table:table-cell>
          <table:table-cell office:value-type="float" office:value="-1.39244711399" calcext:value-type="float">
            <text:p>-1.392447114</text:p>
          </table:table-cell>
          <table:table-cell office:value-type="float" office:value="-176.889556885" calcext:value-type="float">
            <text:p>-176.889556885</text:p>
          </table:table-cell>
          <table:table-cell office:value-type="float" office:value="1.45857703686" calcext:value-type="float">
            <text:p>1.4585770369</text:p>
          </table:table-cell>
          <table:table-cell office:value-type="float" office:value="-1.39244711399" calcext:value-type="float">
            <text:p>-1.392447114</text:p>
          </table:table-cell>
          <table:table-cell office:value-type="float" office:value="-176.889556885" calcext:value-type="float">
            <text:p>-176.889556885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2.869" calcext:value-type="float">
            <text:p>2.869</text:p>
          </table:table-cell>
          <table:table-cell office:value-type="float" office:value="-1.27" calcext:value-type="float">
            <text:p>-1.27</text:p>
          </table:table-cell>
          <table:table-cell office:value-type="float" office:value="0.991856961499" calcext:value-type="float">
            <text:p>0.9918569615</text:p>
          </table:table-cell>
          <table:table-cell office:value-type="float" office:value="2.15932142735" calcext:value-type="float">
            <text:p>2.1593214274</text:p>
          </table:table-cell>
          <table:table-cell office:value-type="float" office:value="-1.39295530319" calcext:value-type="float">
            <text:p>-1.3929553032</text:p>
          </table:table-cell>
          <table:table-cell office:value-type="float" office:value="-176.840240479" calcext:value-type="float">
            <text:p>-176.840240479</text:p>
          </table:table-cell>
          <table:table-cell office:value-type="float" office:value="1.40932142735" calcext:value-type="float">
            <text:p>1.4093214274</text:p>
          </table:table-cell>
          <table:table-cell office:value-type="float" office:value="-1.39295530319" calcext:value-type="float">
            <text:p>-1.3929553032</text:p>
          </table:table-cell>
          <table:table-cell office:value-type="float" office:value="-176.840240479" calcext:value-type="float">
            <text:p>-176.840240479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2.836" calcext:value-type="float">
            <text:p>2.836</text:p>
          </table:table-cell>
          <table:table-cell office:value-type="float" office:value="-1.278" calcext:value-type="float">
            <text:p>-1.278</text:p>
          </table:table-cell>
          <table:table-cell office:value-type="float" office:value="0.991856961499" calcext:value-type="float">
            <text:p>0.9918569615</text:p>
          </table:table-cell>
          <table:table-cell office:value-type="float" office:value="2.10665607452" calcext:value-type="float">
            <text:p>2.1066560745</text:p>
          </table:table-cell>
          <table:table-cell office:value-type="float" office:value="-1.39648413658" calcext:value-type="float">
            <text:p>-1.3964841366</text:p>
          </table:table-cell>
          <table:table-cell office:value-type="float" office:value="-176.746292114" calcext:value-type="float">
            <text:p>-176.746292114</text:p>
          </table:table-cell>
          <table:table-cell office:value-type="float" office:value="1.35665607452" calcext:value-type="float">
            <text:p>1.3566560745</text:p>
          </table:table-cell>
          <table:table-cell office:value-type="float" office:value="-1.39648413658" calcext:value-type="float">
            <text:p>-1.3964841366</text:p>
          </table:table-cell>
          <table:table-cell office:value-type="float" office:value="-176.746292114" calcext:value-type="float">
            <text:p>-176.746292114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2.803" calcext:value-type="float">
            <text:p>2.803</text:p>
          </table:table-cell>
          <table:table-cell office:value-type="float" office:value="-1.287" calcext:value-type="float">
            <text:p>-1.287</text:p>
          </table:table-cell>
          <table:table-cell office:value-type="float" office:value="0.991983822402" calcext:value-type="float">
            <text:p>0.9919838224</text:p>
          </table:table-cell>
          <table:table-cell office:value-type="float" office:value="2.06139457226" calcext:value-type="float">
            <text:p>2.0613945723</text:p>
          </table:table-cell>
          <table:table-cell office:value-type="float" office:value="-1.39949333668" calcext:value-type="float">
            <text:p>-1.3994933367</text:p>
          </table:table-cell>
          <table:table-cell office:value-type="float" office:value="-176.621185303" calcext:value-type="float">
            <text:p>-176.621185303</text:p>
          </table:table-cell>
          <table:table-cell office:value-type="float" office:value="1.31139457226" calcext:value-type="float">
            <text:p>1.3113945723</text:p>
          </table:table-cell>
          <table:table-cell office:value-type="float" office:value="-1.39949333668" calcext:value-type="float">
            <text:p>-1.3994933367</text:p>
          </table:table-cell>
          <table:table-cell office:value-type="float" office:value="-176.621185303" calcext:value-type="float">
            <text:p>-176.621185303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2.769" calcext:value-type="float">
            <text:p>2.769</text:p>
          </table:table-cell>
          <table:table-cell office:value-type="float" office:value="-1.296" calcext:value-type="float">
            <text:p>-1.296</text:p>
          </table:table-cell>
          <table:table-cell office:value-type="float" office:value="0.992358452706" calcext:value-type="float">
            <text:p>0.9923584527</text:p>
          </table:table-cell>
          <table:table-cell office:value-type="float" office:value="1.9878680706" calcext:value-type="float">
            <text:p>1.9878680706</text:p>
          </table:table-cell>
          <table:table-cell office:value-type="float" office:value="-1.40397107601" calcext:value-type="float">
            <text:p>-1.403971076</text:p>
          </table:table-cell>
          <table:table-cell office:value-type="float" office:value="-176.496002197" calcext:value-type="float">
            <text:p>-176.496002197</text:p>
          </table:table-cell>
          <table:table-cell office:value-type="float" office:value="1.2378680706" calcext:value-type="float">
            <text:p>1.2378680706</text:p>
          </table:table-cell>
          <table:table-cell office:value-type="float" office:value="-1.40397107601" calcext:value-type="float">
            <text:p>-1.403971076</text:p>
          </table:table-cell>
          <table:table-cell office:value-type="float" office:value="-176.496002197" calcext:value-type="float">
            <text:p>-176.49600219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735" calcext:value-type="float">
            <text:p>2.735</text:p>
          </table:table-cell>
          <table:table-cell office:value-type="float" office:value="-1.304" calcext:value-type="float">
            <text:p>-1.304</text:p>
          </table:table-cell>
          <table:table-cell office:value-type="float" office:value="0.992663822307" calcext:value-type="float">
            <text:p>0.9926638223</text:p>
          </table:table-cell>
          <table:table-cell office:value-type="float" office:value="1.92275297642" calcext:value-type="float">
            <text:p>1.9227529764</text:p>
          </table:table-cell>
          <table:table-cell office:value-type="float" office:value="-1.41050708294" calcext:value-type="float">
            <text:p>-1.4105070829</text:p>
          </table:table-cell>
          <table:table-cell office:value-type="float" office:value="-176.348739624" calcext:value-type="float">
            <text:p>-176.348739624</text:p>
          </table:table-cell>
          <table:table-cell office:value-type="float" office:value="1.17275297642" calcext:value-type="float">
            <text:p>1.1727529764</text:p>
          </table:table-cell>
          <table:table-cell office:value-type="float" office:value="-1.41050708294" calcext:value-type="float">
            <text:p>-1.4105070829</text:p>
          </table:table-cell>
          <table:table-cell office:value-type="float" office:value="-176.348739624" calcext:value-type="float">
            <text:p>-176.348739624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2.7" calcext:value-type="float">
            <text:p>2.7</text:p>
          </table:table-cell>
          <table:table-cell office:value-type="float" office:value="-1.313" calcext:value-type="float">
            <text:p>-1.313</text:p>
          </table:table-cell>
          <table:table-cell office:value-type="float" office:value="0.992962987763" calcext:value-type="float">
            <text:p>0.9929629878</text:p>
          </table:table-cell>
          <table:table-cell office:value-type="float" office:value="1.86165106297" calcext:value-type="float">
            <text:p>1.861651063</text:p>
          </table:table-cell>
          <table:table-cell office:value-type="float" office:value="-1.42295181751" calcext:value-type="float">
            <text:p>-1.4229518175</text:p>
          </table:table-cell>
          <table:table-cell office:value-type="float" office:value="-176.141586304" calcext:value-type="float">
            <text:p>-176.141586304</text:p>
          </table:table-cell>
          <table:table-cell office:value-type="float" office:value="1.11165106297" calcext:value-type="float">
            <text:p>1.111651063</text:p>
          </table:table-cell>
          <table:table-cell office:value-type="float" office:value="-1.42295181751" calcext:value-type="float">
            <text:p>-1.4229518175</text:p>
          </table:table-cell>
          <table:table-cell office:value-type="float" office:value="-176.141586304" calcext:value-type="float">
            <text:p>-176.141586304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2.665" calcext:value-type="float">
            <text:p>2.665</text:p>
          </table:table-cell>
          <table:table-cell office:value-type="float" office:value="-1.321" calcext:value-type="float">
            <text:p>-1.321</text:p>
          </table:table-cell>
          <table:table-cell office:value-type="float" office:value="0.993197851885" calcext:value-type="float">
            <text:p>0.9931978519</text:p>
          </table:table-cell>
          <table:table-cell office:value-type="float" office:value="1.7918587923" calcext:value-type="float">
            <text:p>1.7918587923</text:p>
          </table:table-cell>
          <table:table-cell office:value-type="float" office:value="-1.43572247028" calcext:value-type="float">
            <text:p>-1.4357224703</text:p>
          </table:table-cell>
          <table:table-cell office:value-type="float" office:value="-175.898345947" calcext:value-type="float">
            <text:p>-175.898345947</text:p>
          </table:table-cell>
          <table:table-cell office:value-type="float" office:value="1.0418587923" calcext:value-type="float">
            <text:p>1.0418587923</text:p>
          </table:table-cell>
          <table:table-cell office:value-type="float" office:value="-1.43572247028" calcext:value-type="float">
            <text:p>-1.4357224703</text:p>
          </table:table-cell>
          <table:table-cell office:value-type="float" office:value="-175.898345947" calcext:value-type="float">
            <text:p>-175.898345947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2.63" calcext:value-type="float">
            <text:p>2.63</text:p>
          </table:table-cell>
          <table:table-cell office:value-type="float" office:value="-1.33" calcext:value-type="float">
            <text:p>-1.33</text:p>
          </table:table-cell>
          <table:table-cell office:value-type="float" office:value="0.993255947204" calcext:value-type="float">
            <text:p>0.9932559472</text:p>
          </table:table-cell>
          <table:table-cell office:value-type="float" office:value="1.73582327366" calcext:value-type="float">
            <text:p>1.7358232737</text:p>
          </table:table-cell>
          <table:table-cell office:value-type="float" office:value="-1.44197523594" calcext:value-type="float">
            <text:p>-1.4419752359</text:p>
          </table:table-cell>
          <table:table-cell office:value-type="float" office:value="-175.645446777" calcext:value-type="float">
            <text:p>-175.645446777</text:p>
          </table:table-cell>
          <table:table-cell office:value-type="float" office:value="0.985823273659" calcext:value-type="float">
            <text:p>0.9858232737</text:p>
          </table:table-cell>
          <table:table-cell office:value-type="float" office:value="-1.44197523594" calcext:value-type="float">
            <text:p>-1.4419752359</text:p>
          </table:table-cell>
          <table:table-cell office:value-type="float" office:value="-175.645446777" calcext:value-type="float">
            <text:p>-175.645446777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2.594" calcext:value-type="float">
            <text:p>2.594</text:p>
          </table:table-cell>
          <table:table-cell office:value-type="float" office:value="-1.338" calcext:value-type="float">
            <text:p>-1.338</text:p>
          </table:table-cell>
          <table:table-cell office:value-type="float" office:value="0.993428743217" calcext:value-type="float">
            <text:p>0.9934287432</text:p>
          </table:table-cell>
          <table:table-cell office:value-type="float" office:value="1.66954511404" calcext:value-type="float">
            <text:p>1.669545114</text:p>
          </table:table-cell>
          <table:table-cell office:value-type="float" office:value="-1.45252370834" calcext:value-type="float">
            <text:p>-1.4525237083</text:p>
          </table:table-cell>
          <table:table-cell office:value-type="float" office:value="-175.322067261" calcext:value-type="float">
            <text:p>-175.322067261</text:p>
          </table:table-cell>
          <table:table-cell office:value-type="float" office:value="0.91954511404" calcext:value-type="float">
            <text:p>0.919545114</text:p>
          </table:table-cell>
          <table:table-cell office:value-type="float" office:value="-1.45252370834" calcext:value-type="float">
            <text:p>-1.4525237083</text:p>
          </table:table-cell>
          <table:table-cell office:value-type="float" office:value="-175.322067261" calcext:value-type="float">
            <text:p>-175.322067261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2.558" calcext:value-type="float">
            <text:p>2.558</text:p>
          </table:table-cell>
          <table:table-cell office:value-type="float" office:value="-1.346" calcext:value-type="float">
            <text:p>-1.346</text:p>
          </table:table-cell>
          <table:table-cell office:value-type="float" office:value="0.993767629218" calcext:value-type="float">
            <text:p>0.9937676292</text:p>
          </table:table-cell>
          <table:table-cell office:value-type="float" office:value="1.6183270812" calcext:value-type="float">
            <text:p>1.6183270812</text:p>
          </table:table-cell>
          <table:table-cell office:value-type="float" office:value="-1.46388208866" calcext:value-type="float">
            <text:p>-1.4638820887</text:p>
          </table:table-cell>
          <table:table-cell office:value-type="float" office:value="-174.95993042" calcext:value-type="float">
            <text:p>-174.95993042</text:p>
          </table:table-cell>
          <table:table-cell office:value-type="float" office:value="0.868327081203" calcext:value-type="float">
            <text:p>0.8683270812</text:p>
          </table:table-cell>
          <table:table-cell office:value-type="float" office:value="-1.46388208866" calcext:value-type="float">
            <text:p>-1.4638820887</text:p>
          </table:table-cell>
          <table:table-cell office:value-type="float" office:value="-174.95993042" calcext:value-type="float">
            <text:p>-174.95993042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2.523" calcext:value-type="float">
            <text:p>2.523</text:p>
          </table:table-cell>
          <table:table-cell office:value-type="float" office:value="-1.354" calcext:value-type="float">
            <text:p>-1.354</text:p>
          </table:table-cell>
          <table:table-cell office:value-type="float" office:value="0.994312562411" calcext:value-type="float">
            <text:p>0.9943125624</text:p>
          </table:table-cell>
          <table:table-cell office:value-type="float" office:value="1.54114687443" calcext:value-type="float">
            <text:p>1.5411468744</text:p>
          </table:table-cell>
          <table:table-cell office:value-type="float" office:value="-1.4792804718" calcext:value-type="float">
            <text:p>-1.4792804718</text:p>
          </table:table-cell>
          <table:table-cell office:value-type="float" office:value="-174.548324585" calcext:value-type="float">
            <text:p>-174.548324585</text:p>
          </table:table-cell>
          <table:table-cell office:value-type="float" office:value="0.791146874428" calcext:value-type="float">
            <text:p>0.7911468744</text:p>
          </table:table-cell>
          <table:table-cell office:value-type="float" office:value="-1.4792804718" calcext:value-type="float">
            <text:p>-1.4792804718</text:p>
          </table:table-cell>
          <table:table-cell office:value-type="float" office:value="-174.548324585" calcext:value-type="float">
            <text:p>-174.548324585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2.487" calcext:value-type="float">
            <text:p>2.487</text:p>
          </table:table-cell>
          <table:table-cell office:value-type="float" office:value="-1.362" calcext:value-type="float">
            <text:p>-1.362</text:p>
          </table:table-cell>
          <table:table-cell office:value-type="float" office:value="0.994730612011" calcext:value-type="float">
            <text:p>0.994730612</text:p>
          </table:table-cell>
          <table:table-cell office:value-type="float" office:value="1.49566012621" calcext:value-type="float">
            <text:p>1.4956601262</text:p>
          </table:table-cell>
          <table:table-cell office:value-type="float" office:value="-1.49131083488" calcext:value-type="float">
            <text:p>-1.4913108349</text:p>
          </table:table-cell>
          <table:table-cell office:value-type="float" office:value="-174.022857666" calcext:value-type="float">
            <text:p>-174.022857666</text:p>
          </table:table-cell>
          <table:table-cell office:value-type="float" office:value="0.745660126209" calcext:value-type="float">
            <text:p>0.7456601262</text:p>
          </table:table-cell>
          <table:table-cell office:value-type="float" office:value="-1.49131083488" calcext:value-type="float">
            <text:p>-1.4913108349</text:p>
          </table:table-cell>
          <table:table-cell office:value-type="float" office:value="-174.022857666" calcext:value-type="float">
            <text:p>-174.022857666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2.451" calcext:value-type="float">
            <text:p>2.451</text:p>
          </table:table-cell>
          <table:table-cell office:value-type="float" office:value="-1.369" calcext:value-type="float">
            <text:p>-1.369</text:p>
          </table:table-cell>
          <table:table-cell office:value-type="float" office:value="0.995033704909" calcext:value-type="float">
            <text:p>0.9950337049</text:p>
          </table:table-cell>
          <table:table-cell office:value-type="float" office:value="1.45175921917" calcext:value-type="float">
            <text:p>1.4517592192</text:p>
          </table:table-cell>
          <table:table-cell office:value-type="float" office:value="-1.50484442711" calcext:value-type="float">
            <text:p>-1.5048444271</text:p>
          </table:table-cell>
          <table:table-cell office:value-type="float" office:value="-173.433868408" calcext:value-type="float">
            <text:p>-173.433868408</text:p>
          </table:table-cell>
          <table:table-cell office:value-type="float" office:value="0.70175921917" calcext:value-type="float">
            <text:p>0.7017592192</text:p>
          </table:table-cell>
          <table:table-cell office:value-type="float" office:value="-1.50484442711" calcext:value-type="float">
            <text:p>-1.5048444271</text:p>
          </table:table-cell>
          <table:table-cell office:value-type="float" office:value="-173.433868408" calcext:value-type="float">
            <text:p>-173.433868408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2.416" calcext:value-type="float">
            <text:p>2.416</text:p>
          </table:table-cell>
          <table:table-cell office:value-type="float" office:value="-1.376" calcext:value-type="float">
            <text:p>-1.376</text:p>
          </table:table-cell>
          <table:table-cell office:value-type="float" office:value="0.995279441585" calcext:value-type="float">
            <text:p>0.9952794416</text:p>
          </table:table-cell>
          <table:table-cell office:value-type="float" office:value="1.41000527143" calcext:value-type="float">
            <text:p>1.4100052714</text:p>
          </table:table-cell>
          <table:table-cell office:value-type="float" office:value="-1.51844847202" calcext:value-type="float">
            <text:p>-1.518448472</text:p>
          </table:table-cell>
          <table:table-cell office:value-type="float" office:value="-172.82673645" calcext:value-type="float">
            <text:p>-172.82673645</text:p>
          </table:table-cell>
          <table:table-cell office:value-type="float" office:value="0.660005271435" calcext:value-type="float">
            <text:p>0.6600052714</text:p>
          </table:table-cell>
          <table:table-cell office:value-type="float" office:value="-1.51844847202" calcext:value-type="float">
            <text:p>-1.518448472</text:p>
          </table:table-cell>
          <table:table-cell office:value-type="float" office:value="-172.82673645" calcext:value-type="float">
            <text:p>-172.826736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379" calcext:value-type="float">
            <text:p>2.379</text:p>
          </table:table-cell>
          <table:table-cell office:value-type="float" office:value="-1.383" calcext:value-type="float">
            <text:p>-1.383</text:p>
          </table:table-cell>
          <table:table-cell office:value-type="float" office:value="0.995566114414" calcext:value-type="float">
            <text:p>0.9955661144</text:p>
          </table:table-cell>
          <table:table-cell office:value-type="float" office:value="1.37228935957" calcext:value-type="float">
            <text:p>1.3722893596</text:p>
          </table:table-cell>
          <table:table-cell office:value-type="float" office:value="-1.53421127796" calcext:value-type="float">
            <text:p>-1.534211278</text:p>
          </table:table-cell>
          <table:table-cell office:value-type="float" office:value="-172.096755981" calcext:value-type="float">
            <text:p>-172.096755981</text:p>
          </table:table-cell>
          <table:table-cell office:value-type="float" office:value="0.62228935957" calcext:value-type="float">
            <text:p>0.6222893596</text:p>
          </table:table-cell>
          <table:table-cell office:value-type="float" office:value="-1.53421127796" calcext:value-type="float">
            <text:p>-1.534211278</text:p>
          </table:table-cell>
          <table:table-cell office:value-type="float" office:value="-172.096755981" calcext:value-type="float">
            <text:p>-172.096755981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2.344" calcext:value-type="float">
            <text:p>2.344</text:p>
          </table:table-cell>
          <table:table-cell office:value-type="float" office:value="-1.39" calcext:value-type="float">
            <text:p>-1.39</text:p>
          </table:table-cell>
          <table:table-cell office:value-type="float" office:value="0.996112577307" calcext:value-type="float">
            <text:p>0.9961125773</text:p>
          </table:table-cell>
          <table:table-cell office:value-type="float" office:value="1.3362968564" calcext:value-type="float">
            <text:p>1.3362968564</text:p>
          </table:table-cell>
          <table:table-cell office:value-type="float" office:value="-1.55103731155" calcext:value-type="float">
            <text:p>-1.5510373116</text:p>
          </table:table-cell>
          <table:table-cell office:value-type="float" office:value="-171.319519043" calcext:value-type="float">
            <text:p>-171.319519043</text:p>
          </table:table-cell>
          <table:table-cell office:value-type="float" office:value="0.586296856403" calcext:value-type="float">
            <text:p>0.5862968564</text:p>
          </table:table-cell>
          <table:table-cell office:value-type="float" office:value="-1.55103731155" calcext:value-type="float">
            <text:p>-1.5510373116</text:p>
          </table:table-cell>
          <table:table-cell office:value-type="float" office:value="-171.319519043" calcext:value-type="float">
            <text:p>-171.319519043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2.309" calcext:value-type="float">
            <text:p>2.309</text:p>
          </table:table-cell>
          <table:table-cell office:value-type="float" office:value="-1.396" calcext:value-type="float">
            <text:p>-1.396</text:p>
          </table:table-cell>
          <table:table-cell office:value-type="float" office:value="0.996498892415" calcext:value-type="float">
            <text:p>0.9964988924</text:p>
          </table:table-cell>
          <table:table-cell office:value-type="float" office:value="1.3014164567" calcext:value-type="float">
            <text:p>1.3014164567</text:p>
          </table:table-cell>
          <table:table-cell office:value-type="float" office:value="-1.56821513176" calcext:value-type="float">
            <text:p>-1.5682151318</text:p>
          </table:table-cell>
          <table:table-cell office:value-type="float" office:value="-170.580978394" calcext:value-type="float">
            <text:p>-170.580978394</text:p>
          </table:table-cell>
          <table:table-cell office:value-type="float" office:value="0.551416456699" calcext:value-type="float">
            <text:p>0.5514164567</text:p>
          </table:table-cell>
          <table:table-cell office:value-type="float" office:value="-1.56821513176" calcext:value-type="float">
            <text:p>-1.5682151318</text:p>
          </table:table-cell>
          <table:table-cell office:value-type="float" office:value="-170.580978394" calcext:value-type="float">
            <text:p>-170.580978394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2.273" calcext:value-type="float">
            <text:p>2.273</text:p>
          </table:table-cell>
          <table:table-cell office:value-type="float" office:value="-1.402" calcext:value-type="float">
            <text:p>-1.402</text:p>
          </table:table-cell>
          <table:table-cell office:value-type="float" office:value="0.997021276397" calcext:value-type="float">
            <text:p>0.9970212764</text:p>
          </table:table-cell>
          <table:table-cell office:value-type="float" office:value="1.26888555288" calcext:value-type="float">
            <text:p>1.2688855529</text:p>
          </table:table-cell>
          <table:table-cell office:value-type="float" office:value="-1.58615875244" calcext:value-type="float">
            <text:p>-1.5861587524</text:p>
          </table:table-cell>
          <table:table-cell office:value-type="float" office:value="-169.84324646" calcext:value-type="float">
            <text:p>-169.84324646</text:p>
          </table:table-cell>
          <table:table-cell office:value-type="float" office:value="0.518885552883" calcext:value-type="float">
            <text:p>0.5188855529</text:p>
          </table:table-cell>
          <table:table-cell office:value-type="float" office:value="-1.58615875244" calcext:value-type="float">
            <text:p>-1.5861587524</text:p>
          </table:table-cell>
          <table:table-cell office:value-type="float" office:value="-169.84324646" calcext:value-type="float">
            <text:p>-169.84324646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2.238" calcext:value-type="float">
            <text:p>2.238</text:p>
          </table:table-cell>
          <table:table-cell office:value-type="float" office:value="-1.407" calcext:value-type="float">
            <text:p>-1.407</text:p>
          </table:table-cell>
          <table:table-cell office:value-type="float" office:value="0.997536734079" calcext:value-type="float">
            <text:p>0.9975367341</text:p>
          </table:table-cell>
          <table:table-cell office:value-type="float" office:value="1.2367836237" calcext:value-type="float">
            <text:p>1.2367836237</text:p>
          </table:table-cell>
          <table:table-cell office:value-type="float" office:value="-1.59995472431" calcext:value-type="float">
            <text:p>-1.5999547243</text:p>
          </table:table-cell>
          <table:table-cell office:value-type="float" office:value="-169.182342529" calcext:value-type="float">
            <text:p>-169.182342529</text:p>
          </table:table-cell>
          <table:table-cell office:value-type="float" office:value="0.486783623695" calcext:value-type="float">
            <text:p>0.4867836237</text:p>
          </table:table-cell>
          <table:table-cell office:value-type="float" office:value="-1.59995472431" calcext:value-type="float">
            <text:p>-1.5999547243</text:p>
          </table:table-cell>
          <table:table-cell office:value-type="float" office:value="-169.182342529" calcext:value-type="float">
            <text:p>-169.182342529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2.202" calcext:value-type="float">
            <text:p>2.202</text:p>
          </table:table-cell>
          <table:table-cell office:value-type="float" office:value="-1.412" calcext:value-type="float">
            <text:p>-1.412</text:p>
          </table:table-cell>
          <table:table-cell office:value-type="float" office:value="0.997971607111" calcext:value-type="float">
            <text:p>0.9979716071</text:p>
          </table:table-cell>
          <table:table-cell office:value-type="float" office:value="1.20520931482" calcext:value-type="float">
            <text:p>1.2052093148</text:p>
          </table:table-cell>
          <table:table-cell office:value-type="float" office:value="-1.61368894577" calcext:value-type="float">
            <text:p>-1.6136889458</text:p>
          </table:table-cell>
          <table:table-cell office:value-type="float" office:value="-168.566833496" calcext:value-type="float">
            <text:p>-168.566833496</text:p>
          </table:table-cell>
          <table:table-cell office:value-type="float" office:value="0.455209314823" calcext:value-type="float">
            <text:p>0.4552093148</text:p>
          </table:table-cell>
          <table:table-cell office:value-type="float" office:value="-1.61368894577" calcext:value-type="float">
            <text:p>-1.6136889458</text:p>
          </table:table-cell>
          <table:table-cell office:value-type="float" office:value="-168.566833496" calcext:value-type="float">
            <text:p>-168.566833496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2.167" calcext:value-type="float">
            <text:p>2.167</text:p>
          </table:table-cell>
          <table:table-cell office:value-type="float" office:value="-1.416" calcext:value-type="float">
            <text:p>-1.416</text:p>
          </table:table-cell>
          <table:table-cell office:value-type="float" office:value="0.99844895152" calcext:value-type="float">
            <text:p>0.9984489515</text:p>
          </table:table-cell>
          <table:table-cell office:value-type="float" office:value="1.1746289134" calcext:value-type="float">
            <text:p>1.1746289134</text:p>
          </table:table-cell>
          <table:table-cell office:value-type="float" office:value="-1.62823605537" calcext:value-type="float">
            <text:p>-1.6282360554</text:p>
          </table:table-cell>
          <table:table-cell office:value-type="float" office:value="-167.936309814" calcext:value-type="float">
            <text:p>-167.936309814</text:p>
          </table:table-cell>
          <table:table-cell office:value-type="float" office:value="0.424628913403" calcext:value-type="float">
            <text:p>0.4246289134</text:p>
          </table:table-cell>
          <table:table-cell office:value-type="float" office:value="-1.62823605537" calcext:value-type="float">
            <text:p>-1.6282360554</text:p>
          </table:table-cell>
          <table:table-cell office:value-type="float" office:value="-167.936309814" calcext:value-type="float">
            <text:p>-167.936309814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2.131" calcext:value-type="float">
            <text:p>2.131</text:p>
          </table:table-cell>
          <table:table-cell office:value-type="float" office:value="-1.42" calcext:value-type="float">
            <text:p>-1.42</text:p>
          </table:table-cell>
          <table:table-cell office:value-type="float" office:value="0.998862395537" calcext:value-type="float">
            <text:p>0.9988623955</text:p>
          </table:table-cell>
          <table:table-cell office:value-type="float" office:value="1.14334076643" calcext:value-type="float">
            <text:p>1.1433407664</text:p>
          </table:table-cell>
          <table:table-cell office:value-type="float" office:value="-1.64367413521" calcext:value-type="float">
            <text:p>-1.6436741352</text:p>
          </table:table-cell>
          <table:table-cell office:value-type="float" office:value="-167.283233643" calcext:value-type="float">
            <text:p>-167.283233643</text:p>
          </table:table-cell>
          <table:table-cell office:value-type="float" office:value="0.39334076643" calcext:value-type="float">
            <text:p>0.3933407664</text:p>
          </table:table-cell>
          <table:table-cell office:value-type="float" office:value="-1.64367413521" calcext:value-type="float">
            <text:p>-1.6436741352</text:p>
          </table:table-cell>
          <table:table-cell office:value-type="float" office:value="-167.283233643" calcext:value-type="float">
            <text:p>-167.283233643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2.095" calcext:value-type="float">
            <text:p>2.095</text:p>
          </table:table-cell>
          <table:table-cell office:value-type="float" office:value="-1.423" calcext:value-type="float">
            <text:p>-1.423</text:p>
          </table:table-cell>
          <table:table-cell office:value-type="float" office:value="0.999130527847" calcext:value-type="float">
            <text:p>0.9991305278</text:p>
          </table:table-cell>
          <table:table-cell office:value-type="float" office:value="1.11655780673" calcext:value-type="float">
            <text:p>1.1165578067</text:p>
          </table:table-cell>
          <table:table-cell office:value-type="float" office:value="-1.65864503384" calcext:value-type="float">
            <text:p>-1.6586450338</text:p>
          </table:table-cell>
          <table:table-cell office:value-type="float" office:value="-166.658874512" calcext:value-type="float">
            <text:p>-166.658874512</text:p>
          </table:table-cell>
          <table:table-cell office:value-type="float" office:value="0.36655780673" calcext:value-type="float">
            <text:p>0.3665578067</text:p>
          </table:table-cell>
          <table:table-cell office:value-type="float" office:value="-1.65864503384" calcext:value-type="float">
            <text:p>-1.6586450338</text:p>
          </table:table-cell>
          <table:table-cell office:value-type="float" office:value="-166.658874512" calcext:value-type="float">
            <text:p>-166.658874512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2.06" calcext:value-type="float">
            <text:p>2.06</text:p>
          </table:table-cell>
          <table:table-cell office:value-type="float" office:value="-1.426" calcext:value-type="float">
            <text:p>-1.426</text:p>
          </table:table-cell>
          <table:table-cell office:value-type="float" office:value="0.999362691565" calcext:value-type="float">
            <text:p>0.9993626916</text:p>
          </table:table-cell>
          <table:table-cell office:value-type="float" office:value="1.08749389648" calcext:value-type="float">
            <text:p>1.0874938965</text:p>
          </table:table-cell>
          <table:table-cell office:value-type="float" office:value="-1.67240405083" calcext:value-type="float">
            <text:p>-1.6724040508</text:p>
          </table:table-cell>
          <table:table-cell office:value-type="float" office:value="-166.10585022" calcext:value-type="float">
            <text:p>-166.10585022</text:p>
          </table:table-cell>
          <table:table-cell office:value-type="float" office:value="0.337493896484" calcext:value-type="float">
            <text:p>0.3374938965</text:p>
          </table:table-cell>
          <table:table-cell office:value-type="float" office:value="-1.67240405083" calcext:value-type="float">
            <text:p>-1.6724040508</text:p>
          </table:table-cell>
          <table:table-cell office:value-type="float" office:value="-166.10585022" calcext:value-type="float">
            <text:p>-166.105850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025" calcext:value-type="float">
            <text:p>2.025</text:p>
          </table:table-cell>
          <table:table-cell office:value-type="float" office:value="-1.428" calcext:value-type="float">
            <text:p>-1.428</text:p>
          </table:table-cell>
          <table:table-cell office:value-type="float" office:value="0.999558878334" calcext:value-type="float">
            <text:p>0.9995588783</text:p>
          </table:table-cell>
          <table:table-cell office:value-type="float" office:value="1.06249636412" calcext:value-type="float">
            <text:p>1.0624963641</text:p>
          </table:table-cell>
          <table:table-cell office:value-type="float" office:value="-1.68419921398" calcext:value-type="float">
            <text:p>-1.684199214</text:p>
          </table:table-cell>
          <table:table-cell office:value-type="float" office:value="-165.604736328" calcext:value-type="float">
            <text:p>-165.604736328</text:p>
          </table:table-cell>
          <table:table-cell office:value-type="float" office:value="0.312496364117" calcext:value-type="float">
            <text:p>0.3124963641</text:p>
          </table:table-cell>
          <table:table-cell office:value-type="float" office:value="-1.68419921398" calcext:value-type="float">
            <text:p>-1.684199214</text:p>
          </table:table-cell>
          <table:table-cell office:value-type="float" office:value="-165.604736328" calcext:value-type="float">
            <text:p>-165.604736328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1.989" calcext:value-type="float">
            <text:p>1.989</text:p>
          </table:table-cell>
          <table:table-cell office:value-type="float" office:value="-1.43" calcext:value-type="float">
            <text:p>-1.43</text:p>
          </table:table-cell>
          <table:table-cell office:value-type="float" office:value="0.999742282682" calcext:value-type="float">
            <text:p>0.9997422827</text:p>
          </table:table-cell>
          <table:table-cell office:value-type="float" office:value="1.03727602959" calcext:value-type="float">
            <text:p>1.0372760296</text:p>
          </table:table-cell>
          <table:table-cell office:value-type="float" office:value="-1.69512856007" calcext:value-type="float">
            <text:p>-1.6951285601</text:p>
          </table:table-cell>
          <table:table-cell office:value-type="float" office:value="-165.222747803" calcext:value-type="float">
            <text:p>-165.222747803</text:p>
          </table:table-cell>
          <table:table-cell office:value-type="float" office:value="0.287276029587" calcext:value-type="float">
            <text:p>0.2872760296</text:p>
          </table:table-cell>
          <table:table-cell office:value-type="float" office:value="-1.69512856007" calcext:value-type="float">
            <text:p>-1.6951285601</text:p>
          </table:table-cell>
          <table:table-cell office:value-type="float" office:value="-165.222747803" calcext:value-type="float">
            <text:p>-165.222747803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1.953" calcext:value-type="float">
            <text:p>1.953</text:p>
          </table:table-cell>
          <table:table-cell office:value-type="float" office:value="-1.432" calcext:value-type="float">
            <text:p>-1.432</text:p>
          </table:table-cell>
          <table:table-cell office:value-type="float" office:value="0.999834317716" calcext:value-type="float">
            <text:p>0.9998343177</text:p>
          </table:table-cell>
          <table:table-cell office:value-type="float" office:value="1.00208213925" calcext:value-type="float">
            <text:p>1.0020821393</text:p>
          </table:table-cell>
          <table:table-cell office:value-type="float" office:value="-1.71050977707" calcext:value-type="float">
            <text:p>-1.7105097771</text:p>
          </table:table-cell>
          <table:table-cell office:value-type="float" office:value="-164.979110718" calcext:value-type="float">
            <text:p>-164.979110718</text:p>
          </table:table-cell>
          <table:table-cell office:value-type="float" office:value="0.252082139254" calcext:value-type="float">
            <text:p>0.2520821393</text:p>
          </table:table-cell>
          <table:table-cell office:value-type="float" office:value="-1.71050977707" calcext:value-type="float">
            <text:p>-1.7105097771</text:p>
          </table:table-cell>
          <table:table-cell office:value-type="float" office:value="-164.979110718" calcext:value-type="float">
            <text:p>-164.979110718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1.917" calcext:value-type="float">
            <text:p>1.917</text:p>
          </table:table-cell>
          <table:table-cell office:value-type="float" office:value="-1.433" calcext:value-type="float">
            <text:p>-1.433</text:p>
          </table:table-cell>
          <table:table-cell office:value-type="float" office:value="0.99990610614" calcext:value-type="float">
            <text:p>0.9999061061</text:p>
          </table:table-cell>
          <table:table-cell office:value-type="float" office:value="0.969373613596" calcext:value-type="float">
            <text:p>0.9693736136</text:p>
          </table:table-cell>
          <table:table-cell office:value-type="float" office:value="-1.72253358364" calcext:value-type="float">
            <text:p>-1.7225335836</text:p>
          </table:table-cell>
          <table:table-cell office:value-type="float" office:value="-164.831878662" calcext:value-type="float">
            <text:p>-164.831878662</text:p>
          </table:table-cell>
          <table:table-cell office:value-type="float" office:value="0.219373613596" calcext:value-type="float">
            <text:p>0.2193736136</text:p>
          </table:table-cell>
          <table:table-cell office:value-type="float" office:value="-1.72253358364" calcext:value-type="float">
            <text:p>-1.7225335836</text:p>
          </table:table-cell>
          <table:table-cell office:value-type="float" office:value="-164.831878662" calcext:value-type="float">
            <text:p>-164.831878662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1.879" calcext:value-type="float">
            <text:p>1.879</text:p>
          </table:table-cell>
          <table:table-cell office:value-type="float" office:value="-1.434" calcext:value-type="float">
            <text:p>-1.434</text:p>
          </table:table-cell>
          <table:table-cell office:value-type="float" office:value="0.999952919733" calcext:value-type="float">
            <text:p>0.9999529197</text:p>
          </table:table-cell>
          <table:table-cell office:value-type="float" office:value="0.936694711447" calcext:value-type="float">
            <text:p>0.9366947114</text:p>
          </table:table-cell>
          <table:table-cell office:value-type="float" office:value="-1.73153042793" calcext:value-type="float">
            <text:p>-1.7315304279</text:p>
          </table:table-cell>
          <table:table-cell office:value-type="float" office:value="-164.724243164" calcext:value-type="float">
            <text:p>-164.724243164</text:p>
          </table:table-cell>
          <table:table-cell office:value-type="float" office:value="0.186694711447" calcext:value-type="float">
            <text:p>0.1866947114</text:p>
          </table:table-cell>
          <table:table-cell office:value-type="float" office:value="-1.73153042793" calcext:value-type="float">
            <text:p>-1.7315304279</text:p>
          </table:table-cell>
          <table:table-cell office:value-type="float" office:value="-164.724243164" calcext:value-type="float">
            <text:p>-164.724243164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1.843" calcext:value-type="float">
            <text:p>1.843</text:p>
          </table:table-cell>
          <table:table-cell office:value-type="float" office:value="-1.435" calcext:value-type="float">
            <text:p>-1.435</text:p>
          </table:table-cell>
          <table:table-cell office:value-type="float" office:value="0.999977530467" calcext:value-type="float">
            <text:p>0.9999775305</text:p>
          </table:table-cell>
          <table:table-cell office:value-type="float" office:value="0.898434281349" calcext:value-type="float">
            <text:p>0.8984342813</text:p>
          </table:table-cell>
          <table:table-cell office:value-type="float" office:value="-1.74252140522" calcext:value-type="float">
            <text:p>-1.7425214052</text:p>
          </table:table-cell>
          <table:table-cell office:value-type="float" office:value="-164.62991333" calcext:value-type="float">
            <text:p>-164.62991333</text:p>
          </table:table-cell>
          <table:table-cell office:value-type="float" office:value="0.148434281349" calcext:value-type="float">
            <text:p>0.1484342813</text:p>
          </table:table-cell>
          <table:table-cell office:value-type="float" office:value="-1.74252140522" calcext:value-type="float">
            <text:p>-1.7425214052</text:p>
          </table:table-cell>
          <table:table-cell office:value-type="float" office:value="-164.62991333" calcext:value-type="float">
            <text:p>-164.62991333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1.807" calcext:value-type="float">
            <text:p>1.807</text:p>
          </table:table-cell>
          <table:table-cell office:value-type="float" office:value="-1.435" calcext:value-type="float">
            <text:p>-1.435</text:p>
          </table:table-cell>
          <table:table-cell office:value-type="float" office:value="0.999991164579" calcext:value-type="float">
            <text:p>0.9999911646</text:p>
          </table:table-cell>
          <table:table-cell office:value-type="float" office:value="0.862440951169" calcext:value-type="float">
            <text:p>0.8624409512</text:p>
          </table:table-cell>
          <table:table-cell office:value-type="float" office:value="-1.75034165382" calcext:value-type="float">
            <text:p>-1.7503416538</text:p>
          </table:table-cell>
          <table:table-cell office:value-type="float" office:value="-164.578781128" calcext:value-type="float">
            <text:p>-164.578781128</text:p>
          </table:table-cell>
          <table:table-cell office:value-type="float" office:value="0.112440951169" calcext:value-type="float">
            <text:p>0.1124409512</text:p>
          </table:table-cell>
          <table:table-cell office:value-type="float" office:value="-1.75034165382" calcext:value-type="float">
            <text:p>-1.7503416538</text:p>
          </table:table-cell>
          <table:table-cell office:value-type="float" office:value="-164.578781128" calcext:value-type="float">
            <text:p>-164.578781128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1.769" calcext:value-type="float">
            <text:p>1.769</text:p>
          </table:table-cell>
          <table:table-cell office:value-type="float" office:value="-1.435" calcext:value-type="float">
            <text:p>-1.435</text:p>
          </table:table-cell>
          <table:table-cell office:value-type="float" office:value="0.999997571913" calcext:value-type="float">
            <text:p>0.9999975719</text:p>
          </table:table-cell>
          <table:table-cell office:value-type="float" office:value="0.833030037582" calcext:value-type="float">
            <text:p>0.8330300376</text:p>
          </table:table-cell>
          <table:table-cell office:value-type="float" office:value="-1.75602126122" calcext:value-type="float">
            <text:p>-1.7560212612</text:p>
          </table:table-cell>
          <table:table-cell office:value-type="float" office:value="-164.547775269" calcext:value-type="float">
            <text:p>-164.547775269</text:p>
          </table:table-cell>
          <table:table-cell office:value-type="float" office:value="0.0830300375819" calcext:value-type="float">
            <text:p>0.0830300376</text:p>
          </table:table-cell>
          <table:table-cell office:value-type="float" office:value="-1.75602126122" calcext:value-type="float">
            <text:p>-1.7560212612</text:p>
          </table:table-cell>
          <table:table-cell office:value-type="float" office:value="-164.547775269" calcext:value-type="float">
            <text:p>-164.547775269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1.73" calcext:value-type="float">
            <text:p>1.73</text:p>
          </table:table-cell>
          <table:table-cell office:value-type="float" office:value="-1.435" calcext:value-type="float">
            <text:p>-1.435</text:p>
          </table:table-cell>
          <table:table-cell office:value-type="float" office:value="0.999999752422" calcext:value-type="float">
            <text:p>0.9999997524</text:p>
          </table:table-cell>
          <table:table-cell office:value-type="float" office:value="0.803895395249" calcext:value-type="float">
            <text:p>0.8038953952</text:p>
          </table:table-cell>
          <table:table-cell office:value-type="float" office:value="-1.76209831238" calcext:value-type="float">
            <text:p>-1.7620983124</text:p>
          </table:table-cell>
          <table:table-cell office:value-type="float" office:value="-164.543441772" calcext:value-type="float">
            <text:p>-164.543441772</text:p>
          </table:table-cell>
          <table:table-cell office:value-type="float" office:value="0.0538953952491" calcext:value-type="float">
            <text:p>0.0538953952</text:p>
          </table:table-cell>
          <table:table-cell office:value-type="float" office:value="-1.76209831238" calcext:value-type="float">
            <text:p>-1.7620983124</text:p>
          </table:table-cell>
          <table:table-cell office:value-type="float" office:value="-164.543441772" calcext:value-type="float">
            <text:p>-164.543441772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1.691" calcext:value-type="float">
            <text:p>1.691</text:p>
          </table:table-cell>
          <table:table-cell office:value-type="float" office:value="-1.435" calcext:value-type="float">
            <text:p>-1.435</text:p>
          </table:table-cell>
          <table:table-cell office:value-type="float" office:value="0.999999682932" calcext:value-type="float">
            <text:p>0.9999996829</text:p>
          </table:table-cell>
          <table:table-cell office:value-type="float" office:value="0.779511746019" calcext:value-type="float">
            <text:p>0.779511746</text:p>
          </table:table-cell>
          <table:table-cell office:value-type="float" office:value="-1.76876008511" calcext:value-type="float">
            <text:p>-1.7687600851</text:p>
          </table:table-cell>
          <table:table-cell office:value-type="float" office:value="-164.547683716" calcext:value-type="float">
            <text:p>-164.547683716</text:p>
          </table:table-cell>
          <table:table-cell office:value-type="float" office:value="0.0295117460191" calcext:value-type="float">
            <text:p>0.029511746</text:p>
          </table:table-cell>
          <table:table-cell office:value-type="float" office:value="-1.76876008511" calcext:value-type="float">
            <text:p>-1.7687600851</text:p>
          </table:table-cell>
          <table:table-cell office:value-type="float" office:value="-164.547683716" calcext:value-type="float">
            <text:p>-164.5476837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652" calcext:value-type="float">
            <text:p>1.652</text:p>
          </table:table-cell>
          <table:table-cell office:value-type="float" office:value="-1.435" calcext:value-type="float">
            <text:p>-1.435</text:p>
          </table:table-cell>
          <table:table-cell office:value-type="float" office:value="0.999997363443" calcext:value-type="float">
            <text:p>0.9999973634</text:p>
          </table:table-cell>
          <table:table-cell office:value-type="float" office:value="0.756082250271" calcext:value-type="float">
            <text:p>0.7560822503</text:p>
          </table:table-cell>
          <table:table-cell office:value-type="float" office:value="-1.77241683006" calcext:value-type="float">
            <text:p>-1.7724168301</text:p>
          </table:table-cell>
          <table:table-cell office:value-type="float" office:value="-164.608047485" calcext:value-type="float">
            <text:p>-164.608047485</text:p>
          </table:table-cell>
          <table:table-cell office:value-type="float" office:value="0.00608225027099" calcext:value-type="float">
            <text:p>0.0060822503</text:p>
          </table:table-cell>
          <table:table-cell office:value-type="float" office:value="-1.77241683006" calcext:value-type="float">
            <text:p>-1.7724168301</text:p>
          </table:table-cell>
          <table:table-cell office:value-type="float" office:value="-164.608047485" calcext:value-type="float">
            <text:p>-164.608047485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1.614" calcext:value-type="float">
            <text:p>1.614</text:p>
          </table:table-cell>
          <table:table-cell office:value-type="float" office:value="-1.435" calcext:value-type="float">
            <text:p>-1.435</text:p>
          </table:table-cell>
          <table:table-cell office:value-type="float" office:value="0.999997363443" calcext:value-type="float">
            <text:p>0.9999973634</text:p>
          </table:table-cell>
          <table:table-cell office:value-type="float" office:value="0.727518398315" calcext:value-type="float">
            <text:p>0.7275183983</text:p>
          </table:table-cell>
          <table:table-cell office:value-type="float" office:value="-1.77797186375" calcext:value-type="float">
            <text:p>-1.7779718638</text:p>
          </table:table-cell>
          <table:table-cell office:value-type="float" office:value="-164.703872681" calcext:value-type="float">
            <text:p>-164.703872681</text:p>
          </table:table-cell>
          <table:table-cell office:value-type="float" office:value="-0.0224816016853" calcext:value-type="float">
            <text:p>-0.0224816017</text:p>
          </table:table-cell>
          <table:table-cell office:value-type="float" office:value="-1.77797186375" calcext:value-type="float">
            <text:p>-1.7779718638</text:p>
          </table:table-cell>
          <table:table-cell office:value-type="float" office:value="-164.703872681" calcext:value-type="float">
            <text:p>-164.703872681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1.576" calcext:value-type="float">
            <text:p>1.576</text:p>
          </table:table-cell>
          <table:table-cell office:value-type="float" office:value="-1.435" calcext:value-type="float">
            <text:p>-1.435</text:p>
          </table:table-cell>
          <table:table-cell office:value-type="float" office:value="0.999997363443" calcext:value-type="float">
            <text:p>0.9999973634</text:p>
          </table:table-cell>
          <table:table-cell office:value-type="float" office:value="0.696881473064" calcext:value-type="float">
            <text:p>0.6968814731</text:p>
          </table:table-cell>
          <table:table-cell office:value-type="float" office:value="-1.78524267673" calcext:value-type="float">
            <text:p>-1.7852426767</text:p>
          </table:table-cell>
          <table:table-cell office:value-type="float" office:value="-164.776733398" calcext:value-type="float">
            <text:p>-164.776733398</text:p>
          </table:table-cell>
          <table:table-cell office:value-type="float" office:value="-0.0531185269356" calcext:value-type="float">
            <text:p>-0.0531185269</text:p>
          </table:table-cell>
          <table:table-cell office:value-type="float" office:value="-1.78524267673" calcext:value-type="float">
            <text:p>-1.7852426767</text:p>
          </table:table-cell>
          <table:table-cell office:value-type="float" office:value="-164.776733398" calcext:value-type="float">
            <text:p>-164.776733398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1.538" calcext:value-type="float">
            <text:p>1.538</text:p>
          </table:table-cell>
          <table:table-cell office:value-type="float" office:value="-1.435" calcext:value-type="float">
            <text:p>-1.435</text:p>
          </table:table-cell>
          <table:table-cell office:value-type="float" office:value="0.999998386605" calcext:value-type="float">
            <text:p>0.9999983866</text:p>
          </table:table-cell>
          <table:table-cell office:value-type="float" office:value="0.666154660285" calcext:value-type="float">
            <text:p>0.6661546603</text:p>
          </table:table-cell>
          <table:table-cell office:value-type="float" office:value="-1.79287910461" calcext:value-type="float">
            <text:p>-1.7928791046</text:p>
          </table:table-cell>
          <table:table-cell office:value-type="float" office:value="-164.83732605" calcext:value-type="float">
            <text:p>-164.83732605</text:p>
          </table:table-cell>
          <table:table-cell office:value-type="float" office:value="-0.0838453397155" calcext:value-type="float">
            <text:p>-0.0838453397</text:p>
          </table:table-cell>
          <table:table-cell office:value-type="float" office:value="-1.79287910461" calcext:value-type="float">
            <text:p>-1.7928791046</text:p>
          </table:table-cell>
          <table:table-cell office:value-type="float" office:value="-164.83732605" calcext:value-type="float">
            <text:p>-164.83732605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.499" calcext:value-type="float">
            <text:p>1.499</text:p>
          </table:table-cell>
          <table:table-cell office:value-type="float" office:value="-1.435" calcext:value-type="float">
            <text:p>-1.435</text:p>
          </table:table-cell>
          <table:table-cell office:value-type="float" office:value="0.999999956095" calcext:value-type="float">
            <text:p>0.9999999561</text:p>
          </table:table-cell>
          <table:table-cell office:value-type="float" office:value="0.642340943217" calcext:value-type="float">
            <text:p>0.6423409432</text:p>
          </table:table-cell>
          <table:table-cell office:value-type="float" office:value="-1.7991502285" calcext:value-type="float">
            <text:p>-1.7991502285</text:p>
          </table:table-cell>
          <table:table-cell office:value-type="float" office:value="-164.869766235" calcext:value-type="float">
            <text:p>-164.869766235</text:p>
          </table:table-cell>
          <table:table-cell office:value-type="float" office:value="-0.107659056783" calcext:value-type="float">
            <text:p>-0.1076590568</text:p>
          </table:table-cell>
          <table:table-cell office:value-type="float" office:value="-1.7991502285" calcext:value-type="float">
            <text:p>-1.7991502285</text:p>
          </table:table-cell>
          <table:table-cell office:value-type="float" office:value="-164.869766235" calcext:value-type="float">
            <text:p>-164.869766235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1.461" calcext:value-type="float">
            <text:p>1.461</text:p>
          </table:table-cell>
          <table:table-cell office:value-type="float" office:value="-1.435" calcext:value-type="float">
            <text:p>-1.435</text:p>
          </table:table-cell>
          <table:table-cell office:value-type="float" office:value="0.999999979259" calcext:value-type="float">
            <text:p>0.9999999793</text:p>
          </table:table-cell>
          <table:table-cell office:value-type="float" office:value="0.622976988554" calcext:value-type="float">
            <text:p>0.6229769886</text:p>
          </table:table-cell>
          <table:table-cell office:value-type="float" office:value="-1.80352568626" calcext:value-type="float">
            <text:p>-1.8035256863</text:p>
          </table:table-cell>
          <table:table-cell office:value-type="float" office:value="-164.963989258" calcext:value-type="float">
            <text:p>-164.963989258</text:p>
          </table:table-cell>
          <table:table-cell office:value-type="float" office:value="-0.127023011446" calcext:value-type="float">
            <text:p>-0.1270230114</text:p>
          </table:table-cell>
          <table:table-cell office:value-type="float" office:value="-1.80352568626" calcext:value-type="float">
            <text:p>-1.8035256863</text:p>
          </table:table-cell>
          <table:table-cell office:value-type="float" office:value="-164.963989258" calcext:value-type="float">
            <text:p>-164.963989258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1.422" calcext:value-type="float">
            <text:p>1.422</text:p>
          </table:table-cell>
          <table:table-cell office:value-type="float" office:value="-1.435" calcext:value-type="float">
            <text:p>-1.435</text:p>
          </table:table-cell>
          <table:table-cell office:value-type="float" office:value="0.999999275585" calcext:value-type="float">
            <text:p>0.9999992756</text:p>
          </table:table-cell>
          <table:table-cell office:value-type="float" office:value="0.601403266191" calcext:value-type="float">
            <text:p>0.6014032662</text:p>
          </table:table-cell>
          <table:table-cell office:value-type="float" office:value="-1.80810928345" calcext:value-type="float">
            <text:p>-1.8081092835</text:p>
          </table:table-cell>
          <table:table-cell office:value-type="float" office:value="-165.047103882" calcext:value-type="float">
            <text:p>-165.047103882</text:p>
          </table:table-cell>
          <table:table-cell office:value-type="float" office:value="-0.148596733809" calcext:value-type="float">
            <text:p>-0.1485967338</text:p>
          </table:table-cell>
          <table:table-cell office:value-type="float" office:value="-1.80810928345" calcext:value-type="float">
            <text:p>-1.8081092835</text:p>
          </table:table-cell>
          <table:table-cell office:value-type="float" office:value="-165.047103882" calcext:value-type="float">
            <text:p>-165.047103882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1.384" calcext:value-type="float">
            <text:p>1.384</text:p>
          </table:table-cell>
          <table:table-cell office:value-type="float" office:value="-1.435" calcext:value-type="float">
            <text:p>-1.435</text:p>
          </table:table-cell>
          <table:table-cell office:value-type="float" office:value="0.999999275585" calcext:value-type="float">
            <text:p>0.9999992756</text:p>
          </table:table-cell>
          <table:table-cell office:value-type="float" office:value="0.580091580749" calcext:value-type="float">
            <text:p>0.5800915807</text:p>
          </table:table-cell>
          <table:table-cell office:value-type="float" office:value="-1.81339919567" calcext:value-type="float">
            <text:p>-1.8133991957</text:p>
          </table:table-cell>
          <table:table-cell office:value-type="float" office:value="-165.089508057" calcext:value-type="float">
            <text:p>-165.089508057</text:p>
          </table:table-cell>
          <table:table-cell office:value-type="float" office:value="-0.169908419251" calcext:value-type="float">
            <text:p>-0.1699084193</text:p>
          </table:table-cell>
          <table:table-cell office:value-type="float" office:value="-1.81339919567" calcext:value-type="float">
            <text:p>-1.8133991957</text:p>
          </table:table-cell>
          <table:table-cell office:value-type="float" office:value="-165.089508057" calcext:value-type="float">
            <text:p>-165.089508057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1.346" calcext:value-type="float">
            <text:p>1.346</text:p>
          </table:table-cell>
          <table:table-cell office:value-type="float" office:value="-1.435" calcext:value-type="float">
            <text:p>-1.435</text:p>
          </table:table-cell>
          <table:table-cell office:value-type="float" office:value="0.999998548749" calcext:value-type="float">
            <text:p>0.9999985487</text:p>
          </table:table-cell>
          <table:table-cell office:value-type="float" office:value="0.556697562337" calcext:value-type="float">
            <text:p>0.5566975623</text:p>
          </table:table-cell>
          <table:table-cell office:value-type="float" office:value="-1.81784188747" calcext:value-type="float">
            <text:p>-1.8178418875</text:p>
          </table:table-cell>
          <table:table-cell office:value-type="float" office:value="-165.199691772" calcext:value-type="float">
            <text:p>-165.199691772</text:p>
          </table:table-cell>
          <table:table-cell office:value-type="float" office:value="-0.193302437663" calcext:value-type="float">
            <text:p>-0.1933024377</text:p>
          </table:table-cell>
          <table:table-cell office:value-type="float" office:value="-1.81784188747" calcext:value-type="float">
            <text:p>-1.8178418875</text:p>
          </table:table-cell>
          <table:table-cell office:value-type="float" office:value="-165.199691772" calcext:value-type="float">
            <text:p>-165.199691772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1.307" calcext:value-type="float">
            <text:p>1.307</text:p>
          </table:table-cell>
          <table:table-cell office:value-type="float" office:value="-1.435" calcext:value-type="float">
            <text:p>-1.435</text:p>
          </table:table-cell>
          <table:table-cell office:value-type="float" office:value="0.999996345078" calcext:value-type="float">
            <text:p>0.9999963451</text:p>
          </table:table-cell>
          <table:table-cell office:value-type="float" office:value="0.532299488783" calcext:value-type="float">
            <text:p>0.5322994888</text:p>
          </table:table-cell>
          <table:table-cell office:value-type="float" office:value="-1.8232357502" calcext:value-type="float">
            <text:p>-1.8232357502</text:p>
          </table:table-cell>
          <table:table-cell office:value-type="float" office:value="-165.287185669" calcext:value-type="float">
            <text:p>-165.287185669</text:p>
          </table:table-cell>
          <table:table-cell office:value-type="float" office:value="-0.217700511217" calcext:value-type="float">
            <text:p>-0.2177005112</text:p>
          </table:table-cell>
          <table:table-cell office:value-type="float" office:value="-1.8232357502" calcext:value-type="float">
            <text:p>-1.8232357502</text:p>
          </table:table-cell>
          <table:table-cell office:value-type="float" office:value="-165.287185669" calcext:value-type="float">
            <text:p>-165.2871856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269" calcext:value-type="float">
            <text:p>1.269</text:p>
          </table:table-cell>
          <table:table-cell office:value-type="float" office:value="-1.435" calcext:value-type="float">
            <text:p>-1.435</text:p>
          </table:table-cell>
          <table:table-cell office:value-type="float" office:value="0.99999314141" calcext:value-type="float">
            <text:p>0.9999931414</text:p>
          </table:table-cell>
          <table:table-cell office:value-type="float" office:value="0.509228691459" calcext:value-type="float">
            <text:p>0.5092286915</text:p>
          </table:table-cell>
          <table:table-cell office:value-type="float" office:value="-1.83041143417" calcext:value-type="float">
            <text:p>-1.8304114342</text:p>
          </table:table-cell>
          <table:table-cell office:value-type="float" office:value="-165.290298462" calcext:value-type="float">
            <text:p>-165.290298462</text:p>
          </table:table-cell>
          <table:table-cell office:value-type="float" office:value="-0.240771308541" calcext:value-type="float">
            <text:p>-0.2407713085</text:p>
          </table:table-cell>
          <table:table-cell office:value-type="float" office:value="-1.83041143417" calcext:value-type="float">
            <text:p>-1.8304114342</text:p>
          </table:table-cell>
          <table:table-cell office:value-type="float" office:value="-165.290298462" calcext:value-type="float">
            <text:p>-165.290298462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1.231" calcext:value-type="float">
            <text:p>1.231</text:p>
          </table:table-cell>
          <table:table-cell office:value-type="float" office:value="-1.436" calcext:value-type="float">
            <text:p>-1.436</text:p>
          </table:table-cell>
          <table:table-cell office:value-type="float" office:value="0.999986460923" calcext:value-type="float">
            <text:p>0.9999864609</text:p>
          </table:table-cell>
          <table:table-cell office:value-type="float" office:value="0.486247748137" calcext:value-type="float">
            <text:p>0.4862477481</text:p>
          </table:table-cell>
          <table:table-cell office:value-type="float" office:value="-1.83498930931" calcext:value-type="float">
            <text:p>-1.8349893093</text:p>
          </table:table-cell>
          <table:table-cell office:value-type="float" office:value="-165.337478638" calcext:value-type="float">
            <text:p>-165.337478638</text:p>
          </table:table-cell>
          <table:table-cell office:value-type="float" office:value="-0.263752251863" calcext:value-type="float">
            <text:p>-0.2637522519</text:p>
          </table:table-cell>
          <table:table-cell office:value-type="float" office:value="-1.83498930931" calcext:value-type="float">
            <text:p>-1.8349893093</text:p>
          </table:table-cell>
          <table:table-cell office:value-type="float" office:value="-165.337478638" calcext:value-type="float">
            <text:p>-165.337478638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1.193" calcext:value-type="float">
            <text:p>1.193</text:p>
          </table:table-cell>
          <table:table-cell office:value-type="float" office:value="-1.436" calcext:value-type="float">
            <text:p>-1.436</text:p>
          </table:table-cell>
          <table:table-cell office:value-type="float" office:value="0.9999837341" calcext:value-type="float">
            <text:p>0.9999837341</text:p>
          </table:table-cell>
          <table:table-cell office:value-type="float" office:value="0.46340277791" calcext:value-type="float">
            <text:p>0.4634027779</text:p>
          </table:table-cell>
          <table:table-cell office:value-type="float" office:value="-1.83871889114" calcext:value-type="float">
            <text:p>-1.8387188911</text:p>
          </table:table-cell>
          <table:table-cell office:value-type="float" office:value="-165.420547485" calcext:value-type="float">
            <text:p>-165.420547485</text:p>
          </table:table-cell>
          <table:table-cell office:value-type="float" office:value="-0.28659722209" calcext:value-type="float">
            <text:p>-0.2865972221</text:p>
          </table:table-cell>
          <table:table-cell office:value-type="float" office:value="-1.83871889114" calcext:value-type="float">
            <text:p>-1.8387188911</text:p>
          </table:table-cell>
          <table:table-cell office:value-type="float" office:value="-165.420547485" calcext:value-type="float">
            <text:p>-165.420547485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1.155" calcext:value-type="float">
            <text:p>1.155</text:p>
          </table:table-cell>
          <table:table-cell office:value-type="float" office:value="-1.436" calcext:value-type="float">
            <text:p>-1.436</text:p>
          </table:table-cell>
          <table:table-cell office:value-type="float" office:value="0.9999837341" calcext:value-type="float">
            <text:p>0.9999837341</text:p>
          </table:table-cell>
          <table:table-cell office:value-type="float" office:value="0.442234277725" calcext:value-type="float">
            <text:p>0.4422342777</text:p>
          </table:table-cell>
          <table:table-cell office:value-type="float" office:value="-1.84253847599" calcext:value-type="float">
            <text:p>-1.842538476</text:p>
          </table:table-cell>
          <table:table-cell office:value-type="float" office:value="-165.49861145" calcext:value-type="float">
            <text:p>-165.49861145</text:p>
          </table:table-cell>
          <table:table-cell office:value-type="float" office:value="-0.307765722275" calcext:value-type="float">
            <text:p>-0.3077657223</text:p>
          </table:table-cell>
          <table:table-cell office:value-type="float" office:value="-1.84253847599" calcext:value-type="float">
            <text:p>-1.842538476</text:p>
          </table:table-cell>
          <table:table-cell office:value-type="float" office:value="-165.49861145" calcext:value-type="float">
            <text:p>-165.49861145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1.117" calcext:value-type="float">
            <text:p>1.117</text:p>
          </table:table-cell>
          <table:table-cell office:value-type="float" office:value="-1.437" calcext:value-type="float">
            <text:p>-1.437</text:p>
          </table:table-cell>
          <table:table-cell office:value-type="float" office:value="0.999974053658" calcext:value-type="float">
            <text:p>0.9999740537</text:p>
          </table:table-cell>
          <table:table-cell office:value-type="float" office:value="0.421157419682" calcext:value-type="float">
            <text:p>0.4211574197</text:p>
          </table:table-cell>
          <table:table-cell office:value-type="float" office:value="-1.84607648849" calcext:value-type="float">
            <text:p>-1.8460764885</text:p>
          </table:table-cell>
          <table:table-cell office:value-type="float" office:value="-165.591659546" calcext:value-type="float">
            <text:p>-165.591659546</text:p>
          </table:table-cell>
          <table:table-cell office:value-type="float" office:value="-0.328842580318" calcext:value-type="float">
            <text:p>-0.3288425803</text:p>
          </table:table-cell>
          <table:table-cell office:value-type="float" office:value="-1.84607648849" calcext:value-type="float">
            <text:p>-1.8460764885</text:p>
          </table:table-cell>
          <table:table-cell office:value-type="float" office:value="-165.591659546" calcext:value-type="float">
            <text:p>-165.591659546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1.079" calcext:value-type="float">
            <text:p>1.079</text:p>
          </table:table-cell>
          <table:table-cell office:value-type="float" office:value="-1.438" calcext:value-type="float">
            <text:p>-1.438</text:p>
          </table:table-cell>
          <table:table-cell office:value-type="float" office:value="0.999970326856" calcext:value-type="float">
            <text:p>0.9999703269</text:p>
          </table:table-cell>
          <table:table-cell office:value-type="float" office:value="0.399822741747" calcext:value-type="float">
            <text:p>0.3998227417</text:p>
          </table:table-cell>
          <table:table-cell office:value-type="float" office:value="-1.84912657738" calcext:value-type="float">
            <text:p>-1.8491265774</text:p>
          </table:table-cell>
          <table:table-cell office:value-type="float" office:value="-165.717773438" calcext:value-type="float">
            <text:p>-165.717773438</text:p>
          </table:table-cell>
          <table:table-cell office:value-type="float" office:value="-0.350177258253" calcext:value-type="float">
            <text:p>-0.3501772583</text:p>
          </table:table-cell>
          <table:table-cell office:value-type="float" office:value="-1.84912657738" calcext:value-type="float">
            <text:p>-1.8491265774</text:p>
          </table:table-cell>
          <table:table-cell office:value-type="float" office:value="-165.717773438" calcext:value-type="float">
            <text:p>-165.717773438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1.042" calcext:value-type="float">
            <text:p>1.042</text:p>
          </table:table-cell>
          <table:table-cell office:value-type="float" office:value="-1.438" calcext:value-type="float">
            <text:p>-1.438</text:p>
          </table:table-cell>
          <table:table-cell office:value-type="float" office:value="0.999966350062" calcext:value-type="float">
            <text:p>0.9999663501</text:p>
          </table:table-cell>
          <table:table-cell office:value-type="float" office:value="0.379180192947" calcext:value-type="float">
            <text:p>0.3791801929</text:p>
          </table:table-cell>
          <table:table-cell office:value-type="float" office:value="-1.85229706764" calcext:value-type="float">
            <text:p>-1.8522970676</text:p>
          </table:table-cell>
          <table:table-cell office:value-type="float" office:value="-165.859664917" calcext:value-type="float">
            <text:p>-165.859664917</text:p>
          </table:table-cell>
          <table:table-cell office:value-type="float" office:value="-0.370819807053" calcext:value-type="float">
            <text:p>-0.3708198071</text:p>
          </table:table-cell>
          <table:table-cell office:value-type="float" office:value="-1.85229706764" calcext:value-type="float">
            <text:p>-1.8522970676</text:p>
          </table:table-cell>
          <table:table-cell office:value-type="float" office:value="-165.859664917" calcext:value-type="float">
            <text:p>-165.859664917</text:p>
          </table:table-cell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1.005" calcext:value-type="float">
            <text:p>1.005</text:p>
          </table:table-cell>
          <table:table-cell office:value-type="float" office:value="-1.439" calcext:value-type="float">
            <text:p>-1.439</text:p>
          </table:table-cell>
          <table:table-cell office:value-type="float" office:value="0.999947942978" calcext:value-type="float">
            <text:p>0.999947943</text:p>
          </table:table-cell>
          <table:table-cell office:value-type="float" office:value="0.357703357935" calcext:value-type="float">
            <text:p>0.3577033579</text:p>
          </table:table-cell>
          <table:table-cell office:value-type="float" office:value="-1.8544318676" calcext:value-type="float">
            <text:p>-1.8544318676</text:p>
          </table:table-cell>
          <table:table-cell office:value-type="float" office:value="-166.04914856" calcext:value-type="float">
            <text:p>-166.04914856</text:p>
          </table:table-cell>
          <table:table-cell office:value-type="float" office:value="-0.392296642065" calcext:value-type="float">
            <text:p>-0.3922966421</text:p>
          </table:table-cell>
          <table:table-cell office:value-type="float" office:value="-1.8544318676" calcext:value-type="float">
            <text:p>-1.8544318676</text:p>
          </table:table-cell>
          <table:table-cell office:value-type="float" office:value="-166.04914856" calcext:value-type="float">
            <text:p>-166.04914856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0.968" calcext:value-type="float">
            <text:p>0.968</text:p>
          </table:table-cell>
          <table:table-cell office:value-type="float" office:value="-1.44" calcext:value-type="float">
            <text:p>-1.44</text:p>
          </table:table-cell>
          <table:table-cell office:value-type="float" office:value="0.999952919733" calcext:value-type="float">
            <text:p>0.9999529197</text:p>
          </table:table-cell>
          <table:table-cell office:value-type="float" office:value="0.338811904192" calcext:value-type="float">
            <text:p>0.3388119042</text:p>
          </table:table-cell>
          <table:table-cell office:value-type="float" office:value="-1.85658442974" calcext:value-type="float">
            <text:p>-1.8565844297</text:p>
          </table:table-cell>
          <table:table-cell office:value-type="float" office:value="-166.300094604" calcext:value-type="float">
            <text:p>-166.300094604</text:p>
          </table:table-cell>
          <table:table-cell office:value-type="float" office:value="-0.411188095808" calcext:value-type="float">
            <text:p>-0.4111880958</text:p>
          </table:table-cell>
          <table:table-cell office:value-type="float" office:value="-1.85658442974" calcext:value-type="float">
            <text:p>-1.8565844297</text:p>
          </table:table-cell>
          <table:table-cell office:value-type="float" office:value="-166.300094604" calcext:value-type="float">
            <text:p>-166.300094604</text:p>
          </table:table-cell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0.931" calcext:value-type="float">
            <text:p>0.931</text:p>
          </table:table-cell>
          <table:table-cell office:value-type="float" office:value="-1.44" calcext:value-type="float">
            <text:p>-1.44</text:p>
          </table:table-cell>
          <table:table-cell office:value-type="float" office:value="0.999947942978" calcext:value-type="float">
            <text:p>0.999947943</text:p>
          </table:table-cell>
          <table:table-cell office:value-type="float" office:value="0.32110786438" calcext:value-type="float">
            <text:p>0.3211078644</text:p>
          </table:table-cell>
          <table:table-cell office:value-type="float" office:value="-1.85783660412" calcext:value-type="float">
            <text:p>-1.8578366041</text:p>
          </table:table-cell>
          <table:table-cell office:value-type="float" office:value="-166.601913452" calcext:value-type="float">
            <text:p>-166.601913452</text:p>
          </table:table-cell>
          <table:table-cell office:value-type="float" office:value="-0.42889213562" calcext:value-type="float">
            <text:p>-0.4288921356</text:p>
          </table:table-cell>
          <table:table-cell office:value-type="float" office:value="-1.85783660412" calcext:value-type="float">
            <text:p>-1.8578366041</text:p>
          </table:table-cell>
          <table:table-cell office:value-type="float" office:value="-166.601913452" calcext:value-type="float">
            <text:p>-166.6019134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94" calcext:value-type="float">
            <text:p>0.894</text:p>
          </table:table-cell>
          <table:table-cell office:value-type="float" office:value="-1.441" calcext:value-type="float">
            <text:p>-1.441</text:p>
          </table:table-cell>
          <table:table-cell office:value-type="float" office:value="0.999912832773" calcext:value-type="float">
            <text:p>0.9999128328</text:p>
          </table:table-cell>
          <table:table-cell office:value-type="float" office:value="0.303382068872" calcext:value-type="float">
            <text:p>0.3033820689</text:p>
          </table:table-cell>
          <table:table-cell office:value-type="float" office:value="-1.85843729973" calcext:value-type="float">
            <text:p>-1.8584372997</text:p>
          </table:table-cell>
          <table:table-cell office:value-type="float" office:value="-166.946548462" calcext:value-type="float">
            <text:p>-166.946548462</text:p>
          </table:table-cell>
          <table:table-cell office:value-type="float" office:value="-0.446617931128" calcext:value-type="float">
            <text:p>-0.4466179311</text:p>
          </table:table-cell>
          <table:table-cell office:value-type="float" office:value="-1.85843729973" calcext:value-type="float">
            <text:p>-1.8584372997</text:p>
          </table:table-cell>
          <table:table-cell office:value-type="float" office:value="-166.946548462" calcext:value-type="float">
            <text:p>-166.946548462</text:p>
          </table:table-cell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0.858" calcext:value-type="float">
            <text:p>0.858</text:p>
          </table:table-cell>
          <table:table-cell office:value-type="float" office:value="-1.442" calcext:value-type="float">
            <text:p>-1.442</text:p>
          </table:table-cell>
          <table:table-cell office:value-type="float" office:value="0.999884426387" calcext:value-type="float">
            <text:p>0.9998844264</text:p>
          </table:table-cell>
          <table:table-cell office:value-type="float" office:value="0.285258919001" calcext:value-type="float">
            <text:p>0.285258919</text:p>
          </table:table-cell>
          <table:table-cell office:value-type="float" office:value="-1.85816538334" calcext:value-type="float">
            <text:p>-1.8581653833</text:p>
          </table:table-cell>
          <table:table-cell office:value-type="float" office:value="-167.389923096" calcext:value-type="float">
            <text:p>-167.389923096</text:p>
          </table:table-cell>
          <table:table-cell office:value-type="float" office:value="-0.464741080999" calcext:value-type="float">
            <text:p>-0.464741081</text:p>
          </table:table-cell>
          <table:table-cell office:value-type="float" office:value="-1.85816538334" calcext:value-type="float">
            <text:p>-1.8581653833</text:p>
          </table:table-cell>
          <table:table-cell office:value-type="float" office:value="-167.389923096" calcext:value-type="float">
            <text:p>-167.389923096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0.822" calcext:value-type="float">
            <text:p>0.822</text:p>
          </table:table-cell>
          <table:table-cell office:value-type="float" office:value="-1.443" calcext:value-type="float">
            <text:p>-1.443</text:p>
          </table:table-cell>
          <table:table-cell office:value-type="float" office:value="0.99984329407" calcext:value-type="float">
            <text:p>0.9998432941</text:p>
          </table:table-cell>
          <table:table-cell office:value-type="float" office:value="0.265878379345" calcext:value-type="float">
            <text:p>0.2658783793</text:p>
          </table:table-cell>
          <table:table-cell office:value-type="float" office:value="-1.85496032238" calcext:value-type="float">
            <text:p>-1.8549603224</text:p>
          </table:table-cell>
          <table:table-cell office:value-type="float" office:value="-167.977935791" calcext:value-type="float">
            <text:p>-167.977935791</text:p>
          </table:table-cell>
          <table:table-cell office:value-type="float" office:value="-0.484121620655" calcext:value-type="float">
            <text:p>-0.4841216207</text:p>
          </table:table-cell>
          <table:table-cell office:value-type="float" office:value="-1.85496032238" calcext:value-type="float">
            <text:p>-1.8549603224</text:p>
          </table:table-cell>
          <table:table-cell office:value-type="float" office:value="-167.977935791" calcext:value-type="float">
            <text:p>-167.977935791</text:p>
          </table:table-cell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0.787" calcext:value-type="float">
            <text:p>0.787</text:p>
          </table:table-cell>
          <table:table-cell office:value-type="float" office:value="-1.445" calcext:value-type="float">
            <text:p>-1.445</text:p>
          </table:table-cell>
          <table:table-cell office:value-type="float" office:value="0.999753508575" calcext:value-type="float">
            <text:p>0.9997535086</text:p>
          </table:table-cell>
          <table:table-cell office:value-type="float" office:value="0.246383786201" calcext:value-type="float">
            <text:p>0.2463837862</text:p>
          </table:table-cell>
          <table:table-cell office:value-type="float" office:value="-1.85078382492" calcext:value-type="float">
            <text:p>-1.8507838249</text:p>
          </table:table-cell>
          <table:table-cell office:value-type="float" office:value="-168.665328979" calcext:value-type="float">
            <text:p>-168.665328979</text:p>
          </table:table-cell>
          <table:table-cell office:value-type="float" office:value="-0.503616213799" calcext:value-type="float">
            <text:p>-0.5036162138</text:p>
          </table:table-cell>
          <table:table-cell office:value-type="float" office:value="-1.85078382492" calcext:value-type="float">
            <text:p>-1.8507838249</text:p>
          </table:table-cell>
          <table:table-cell office:value-type="float" office:value="-168.665328979" calcext:value-type="float">
            <text:p>-168.665328979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0.751" calcext:value-type="float">
            <text:p>0.751</text:p>
          </table:table-cell>
          <table:table-cell office:value-type="float" office:value="-1.446" calcext:value-type="float">
            <text:p>-1.446</text:p>
          </table:table-cell>
          <table:table-cell office:value-type="float" office:value="0.999643478105" calcext:value-type="float">
            <text:p>0.9996434781</text:p>
          </table:table-cell>
          <table:table-cell office:value-type="float" office:value="0.228362202644" calcext:value-type="float">
            <text:p>0.2283622026</text:p>
          </table:table-cell>
          <table:table-cell office:value-type="float" office:value="-1.84626567364" calcext:value-type="float">
            <text:p>-1.8462656736</text:p>
          </table:table-cell>
          <table:table-cell office:value-type="float" office:value="-169.39074707" calcext:value-type="float">
            <text:p>-169.39074707</text:p>
          </table:table-cell>
          <table:table-cell office:value-type="float" office:value="-0.521637797356" calcext:value-type="float">
            <text:p>-0.5216377974</text:p>
          </table:table-cell>
          <table:table-cell office:value-type="float" office:value="-1.84626567364" calcext:value-type="float">
            <text:p>-1.8462656736</text:p>
          </table:table-cell>
          <table:table-cell office:value-type="float" office:value="-169.39074707" calcext:value-type="float">
            <text:p>-169.39074707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0.716" calcext:value-type="float">
            <text:p>0.716</text:p>
          </table:table-cell>
          <table:table-cell office:value-type="float" office:value="-1.448" calcext:value-type="float">
            <text:p>-1.448</text:p>
          </table:table-cell>
          <table:table-cell office:value-type="float" office:value="0.999481506528" calcext:value-type="float">
            <text:p>0.9994815065</text:p>
          </table:table-cell>
          <table:table-cell office:value-type="float" office:value="0.211746096611" calcext:value-type="float">
            <text:p>0.2117460966</text:p>
          </table:table-cell>
          <table:table-cell office:value-type="float" office:value="-1.84156084061" calcext:value-type="float">
            <text:p>-1.8415608406</text:p>
          </table:table-cell>
          <table:table-cell office:value-type="float" office:value="-170.161468506" calcext:value-type="float">
            <text:p>-170.161468506</text:p>
          </table:table-cell>
          <table:table-cell office:value-type="float" office:value="-0.538253903389" calcext:value-type="float">
            <text:p>-0.5382539034</text:p>
          </table:table-cell>
          <table:table-cell office:value-type="float" office:value="-1.84156084061" calcext:value-type="float">
            <text:p>-1.8415608406</text:p>
          </table:table-cell>
          <table:table-cell office:value-type="float" office:value="-170.161468506" calcext:value-type="float">
            <text:p>-170.161468506</text:p>
          </table:table-cell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0.681" calcext:value-type="float">
            <text:p>0.681</text:p>
          </table:table-cell>
          <table:table-cell office:value-type="float" office:value="-1.451" calcext:value-type="float">
            <text:p>-1.451</text:p>
          </table:table-cell>
          <table:table-cell office:value-type="float" office:value="0.999211912702" calcext:value-type="float">
            <text:p>0.9992119127</text:p>
          </table:table-cell>
          <table:table-cell office:value-type="float" office:value="0.194151878357" calcext:value-type="float">
            <text:p>0.1941518784</text:p>
          </table:table-cell>
          <table:table-cell office:value-type="float" office:value="-1.83673369884" calcext:value-type="float">
            <text:p>-1.8367336988</text:p>
          </table:table-cell>
          <table:table-cell office:value-type="float" office:value="-171.003341675" calcext:value-type="float">
            <text:p>-171.003341675</text:p>
          </table:table-cell>
          <table:table-cell office:value-type="float" office:value="-0.555848121643" calcext:value-type="float">
            <text:p>-0.5558481216</text:p>
          </table:table-cell>
          <table:table-cell office:value-type="float" office:value="-1.83673369884" calcext:value-type="float">
            <text:p>-1.8367336988</text:p>
          </table:table-cell>
          <table:table-cell office:value-type="float" office:value="-171.003341675" calcext:value-type="float">
            <text:p>-171.003341675</text:p>
          </table:table-cell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0.648" calcext:value-type="float">
            <text:p>0.648</text:p>
          </table:table-cell>
          <table:table-cell office:value-type="float" office:value="-1.454" calcext:value-type="float">
            <text:p>-1.454</text:p>
          </table:table-cell>
          <table:table-cell office:value-type="float" office:value="0.998909581681" calcext:value-type="float">
            <text:p>0.9989095817</text:p>
          </table:table-cell>
          <table:table-cell office:value-type="float" office:value="0.176630795002" calcext:value-type="float">
            <text:p>0.176630795</text:p>
          </table:table-cell>
          <table:table-cell office:value-type="float" office:value="-1.83053457737" calcext:value-type="float">
            <text:p>-1.8305345774</text:p>
          </table:table-cell>
          <table:table-cell office:value-type="float" office:value="-171.984664917" calcext:value-type="float">
            <text:p>-171.984664917</text:p>
          </table:table-cell>
          <table:table-cell office:value-type="float" office:value="-0.573369204998" calcext:value-type="float">
            <text:p>-0.573369205</text:p>
          </table:table-cell>
          <table:table-cell office:value-type="float" office:value="-1.83053457737" calcext:value-type="float">
            <text:p>-1.8305345774</text:p>
          </table:table-cell>
          <table:table-cell office:value-type="float" office:value="-171.984664917" calcext:value-type="float">
            <text:p>-171.984664917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0.615" calcext:value-type="float">
            <text:p>0.615</text:p>
          </table:table-cell>
          <table:table-cell office:value-type="float" office:value="-1.457" calcext:value-type="float">
            <text:p>-1.457</text:p>
          </table:table-cell>
          <table:table-cell office:value-type="float" office:value="0.99853134054" calcext:value-type="float">
            <text:p>0.9985313405</text:p>
          </table:table-cell>
          <table:table-cell office:value-type="float" office:value="0.159332871437" calcext:value-type="float">
            <text:p>0.1593328714</text:p>
          </table:table-cell>
          <table:table-cell office:value-type="float" office:value="-1.82365107536" calcext:value-type="float">
            <text:p>-1.8236510754</text:p>
          </table:table-cell>
          <table:table-cell office:value-type="float" office:value="-173.055023193" calcext:value-type="float">
            <text:p>-173.055023193</text:p>
          </table:table-cell>
          <table:table-cell office:value-type="float" office:value="-0.590667128563" calcext:value-type="float">
            <text:p>-0.5906671286</text:p>
          </table:table-cell>
          <table:table-cell office:value-type="float" office:value="-1.82365107536" calcext:value-type="float">
            <text:p>-1.8236510754</text:p>
          </table:table-cell>
          <table:table-cell office:value-type="float" office:value="-173.055023193" calcext:value-type="float">
            <text:p>-173.055023193</text:p>
          </table:table-cell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0.583" calcext:value-type="float">
            <text:p>0.583</text:p>
          </table:table-cell>
          <table:table-cell office:value-type="float" office:value="-1.461" calcext:value-type="float">
            <text:p>-1.461</text:p>
          </table:table-cell>
          <table:table-cell office:value-type="float" office:value="0.99803476871" calcext:value-type="float">
            <text:p>0.9980347687</text:p>
          </table:table-cell>
          <table:table-cell office:value-type="float" office:value="0.144217014313" calcext:value-type="float">
            <text:p>0.1442170143</text:p>
          </table:table-cell>
          <table:table-cell office:value-type="float" office:value="-1.81534671783" calcext:value-type="float">
            <text:p>-1.8153467178</text:p>
          </table:table-cell>
          <table:table-cell office:value-type="float" office:value="-174.204055786" calcext:value-type="float">
            <text:p>-174.204055786</text:p>
          </table:table-cell>
          <table:table-cell office:value-type="float" office:value="-0.605782985687" calcext:value-type="float">
            <text:p>-0.6057829857</text:p>
          </table:table-cell>
          <table:table-cell office:value-type="float" office:value="-1.81534671783" calcext:value-type="float">
            <text:p>-1.8153467178</text:p>
          </table:table-cell>
          <table:table-cell office:value-type="float" office:value="-174.204055786" calcext:value-type="float">
            <text:p>-174.2040557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2" calcext:value-type="float">
            <text:p>0.552</text:p>
          </table:table-cell>
          <table:table-cell office:value-type="float" office:value="-1.465" calcext:value-type="float">
            <text:p>-1.465</text:p>
          </table:table-cell>
          <table:table-cell office:value-type="float" office:value="0.997321807422" calcext:value-type="float">
            <text:p>0.9973218074</text:p>
          </table:table-cell>
          <table:table-cell office:value-type="float" office:value="0.130016624928" calcext:value-type="float">
            <text:p>0.1300166249</text:p>
          </table:table-cell>
          <table:table-cell office:value-type="float" office:value="-1.80572485924" calcext:value-type="float">
            <text:p>-1.8057248592</text:p>
          </table:table-cell>
          <table:table-cell office:value-type="float" office:value="-175.448150635" calcext:value-type="float">
            <text:p>-175.448150635</text:p>
          </table:table-cell>
          <table:table-cell office:value-type="float" office:value="-0.619983375072" calcext:value-type="float">
            <text:p>-0.6199833751</text:p>
          </table:table-cell>
          <table:table-cell office:value-type="float" office:value="-1.80572485924" calcext:value-type="float">
            <text:p>-1.8057248592</text:p>
          </table:table-cell>
          <table:table-cell office:value-type="float" office:value="-175.448150635" calcext:value-type="float">
            <text:p>-175.448150635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0.522" calcext:value-type="float">
            <text:p>0.522</text:p>
          </table:table-cell>
          <table:table-cell office:value-type="float" office:value="-1.469" calcext:value-type="float">
            <text:p>-1.469</text:p>
          </table:table-cell>
          <table:table-cell office:value-type="float" office:value="0.996498892415" calcext:value-type="float">
            <text:p>0.9964988924</text:p>
          </table:table-cell>
          <table:table-cell office:value-type="float" office:value="0.115718007088" calcext:value-type="float">
            <text:p>0.1157180071</text:p>
          </table:table-cell>
          <table:table-cell office:value-type="float" office:value="-1.79451978207" calcext:value-type="float">
            <text:p>-1.7945197821</text:p>
          </table:table-cell>
          <table:table-cell office:value-type="float" office:value="-176.810379028" calcext:value-type="float">
            <text:p>-176.810379028</text:p>
          </table:table-cell>
          <table:table-cell office:value-type="float" office:value="-0.634281992912" calcext:value-type="float">
            <text:p>-0.6342819929</text:p>
          </table:table-cell>
          <table:table-cell office:value-type="float" office:value="-1.79451978207" calcext:value-type="float">
            <text:p>-1.7945197821</text:p>
          </table:table-cell>
          <table:table-cell office:value-type="float" office:value="-176.810379028" calcext:value-type="float">
            <text:p>-176.810379028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0.492" calcext:value-type="float">
            <text:p>0.492</text:p>
          </table:table-cell>
          <table:table-cell office:value-type="float" office:value="-1.475" calcext:value-type="float">
            <text:p>-1.475</text:p>
          </table:table-cell>
          <table:table-cell office:value-type="float" office:value="0.995375994603" calcext:value-type="float">
            <text:p>0.9953759946</text:p>
          </table:table-cell>
          <table:table-cell office:value-type="float" office:value="0.102515459061" calcext:value-type="float">
            <text:p>0.1025154591</text:p>
          </table:table-cell>
          <table:table-cell office:value-type="float" office:value="-1.78340029716" calcext:value-type="float">
            <text:p>-1.7834002972</text:p>
          </table:table-cell>
          <table:table-cell office:value-type="float" office:value="-178.190261841" calcext:value-type="float">
            <text:p>-178.190261841</text:p>
          </table:table-cell>
          <table:table-cell office:value-type="float" office:value="-0.647484540939" calcext:value-type="float">
            <text:p>-0.6474845409</text:p>
          </table:table-cell>
          <table:table-cell office:value-type="float" office:value="-1.78340029716" calcext:value-type="float">
            <text:p>-1.7834002972</text:p>
          </table:table-cell>
          <table:table-cell office:value-type="float" office:value="-178.190261841" calcext:value-type="float">
            <text:p>-178.190261841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0.463" calcext:value-type="float">
            <text:p>0.463</text:p>
          </table:table-cell>
          <table:table-cell office:value-type="float" office:value="-1.481" calcext:value-type="float">
            <text:p>-1.481</text:p>
          </table:table-cell>
          <table:table-cell office:value-type="float" office:value="0.994151691911" calcext:value-type="float">
            <text:p>0.9941516919</text:p>
          </table:table-cell>
          <table:table-cell office:value-type="float" office:value="0.0886813402176" calcext:value-type="float">
            <text:p>0.0886813402</text:p>
          </table:table-cell>
          <table:table-cell office:value-type="float" office:value="-1.77161133289" calcext:value-type="float">
            <text:p>-1.7716113329</text:p>
          </table:table-cell>
          <table:table-cell office:value-type="float" office:value="-179.642501831" calcext:value-type="float">
            <text:p>-179.642501831</text:p>
          </table:table-cell>
          <table:table-cell office:value-type="float" office:value="-0.661318659782" calcext:value-type="float">
            <text:p>-0.6613186598</text:p>
          </table:table-cell>
          <table:table-cell office:value-type="float" office:value="-1.77161133289" calcext:value-type="float">
            <text:p>-1.7716113329</text:p>
          </table:table-cell>
          <table:table-cell office:value-type="float" office:value="-179.642501831" calcext:value-type="float">
            <text:p>-179.642501831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0.435" calcext:value-type="float">
            <text:p>0.435</text:p>
          </table:table-cell>
          <table:table-cell office:value-type="float" office:value="-1.487" calcext:value-type="float">
            <text:p>-1.487</text:p>
          </table:table-cell>
          <table:table-cell office:value-type="float" office:value="0.992844066199" calcext:value-type="float">
            <text:p>0.9928440662</text:p>
          </table:table-cell>
          <table:table-cell office:value-type="float" office:value="0.0739214420319" calcext:value-type="float">
            <text:p>0.073921442</text:p>
          </table:table-cell>
          <table:table-cell office:value-type="float" office:value="-1.75855743885" calcext:value-type="float">
            <text:p>-1.7585574389</text:p>
          </table:table-cell>
          <table:table-cell office:value-type="float" office:value="178.809692383" calcext:value-type="float">
            <text:p>178.809692383</text:p>
          </table:table-cell>
          <table:table-cell office:value-type="float" office:value="-0.676078557968" calcext:value-type="float">
            <text:p>-0.676078558</text:p>
          </table:table-cell>
          <table:table-cell office:value-type="float" office:value="-1.75855743885" calcext:value-type="float">
            <text:p>-1.7585574389</text:p>
          </table:table-cell>
          <table:table-cell office:value-type="float" office:value="178.809692383" calcext:value-type="float">
            <text:p>178.809692383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0.407" calcext:value-type="float">
            <text:p>0.407</text:p>
          </table:table-cell>
          <table:table-cell office:value-type="float" office:value="-1.494" calcext:value-type="float">
            <text:p>-1.494</text:p>
          </table:table-cell>
          <table:table-cell office:value-type="float" office:value="0.991273815061" calcext:value-type="float">
            <text:p>0.9912738151</text:p>
          </table:table-cell>
          <table:table-cell office:value-type="float" office:value="0.0608674287796" calcext:value-type="float">
            <text:p>0.0608674288</text:p>
          </table:table-cell>
          <table:table-cell office:value-type="float" office:value="-1.74451172352" calcext:value-type="float">
            <text:p>-1.7445117235</text:p>
          </table:table-cell>
          <table:table-cell office:value-type="float" office:value="177.167922974" calcext:value-type="float">
            <text:p>177.167922974</text:p>
          </table:table-cell>
          <table:table-cell office:value-type="float" office:value="-0.68913257122" calcext:value-type="float">
            <text:p>-0.6891325712</text:p>
          </table:table-cell>
          <table:table-cell office:value-type="float" office:value="-1.74451172352" calcext:value-type="float">
            <text:p>-1.7445117235</text:p>
          </table:table-cell>
          <table:table-cell office:value-type="float" office:value="177.167922974" calcext:value-type="float">
            <text:p>177.167922974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0.379" calcext:value-type="float">
            <text:p>0.379</text:p>
          </table:table-cell>
          <table:table-cell office:value-type="float" office:value="-1.502" calcext:value-type="float">
            <text:p>-1.502</text:p>
          </table:table-cell>
          <table:table-cell office:value-type="float" office:value="0.989258302089" calcext:value-type="float">
            <text:p>0.9892583021</text:p>
          </table:table-cell>
          <table:table-cell office:value-type="float" office:value="0.0499981641769" calcext:value-type="float">
            <text:p>0.0499981642</text:p>
          </table:table-cell>
          <table:table-cell office:value-type="float" office:value="-1.72951281071" calcext:value-type="float">
            <text:p>-1.7295128107</text:p>
          </table:table-cell>
          <table:table-cell office:value-type="float" office:value="175.432388306" calcext:value-type="float">
            <text:p>175.432388306</text:p>
          </table:table-cell>
          <table:table-cell office:value-type="float" office:value="-0.700001835823" calcext:value-type="float">
            <text:p>-0.7000018358</text:p>
          </table:table-cell>
          <table:table-cell office:value-type="float" office:value="-1.72951281071" calcext:value-type="float">
            <text:p>-1.7295128107</text:p>
          </table:table-cell>
          <table:table-cell office:value-type="float" office:value="175.432388306" calcext:value-type="float">
            <text:p>175.432388306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0.352" calcext:value-type="float">
            <text:p>0.352</text:p>
          </table:table-cell>
          <table:table-cell office:value-type="float" office:value="-1.511" calcext:value-type="float">
            <text:p>-1.511</text:p>
          </table:table-cell>
          <table:table-cell office:value-type="float" office:value="0.987034801204" calcext:value-type="float">
            <text:p>0.9870348012</text:p>
          </table:table-cell>
          <table:table-cell office:value-type="float" office:value="0.0365135669708" calcext:value-type="float">
            <text:p>0.036513567</text:p>
          </table:table-cell>
          <table:table-cell office:value-type="float" office:value="-1.71139085293" calcext:value-type="float">
            <text:p>-1.7113908529</text:p>
          </table:table-cell>
          <table:table-cell office:value-type="float" office:value="173.618637085" calcext:value-type="float">
            <text:p>173.618637085</text:p>
          </table:table-cell>
          <table:table-cell office:value-type="float" office:value="-0.713486433029" calcext:value-type="float">
            <text:p>-0.713486433</text:p>
          </table:table-cell>
          <table:table-cell office:value-type="float" office:value="-1.71139085293" calcext:value-type="float">
            <text:p>-1.7113908529</text:p>
          </table:table-cell>
          <table:table-cell office:value-type="float" office:value="173.618637085" calcext:value-type="float">
            <text:p>173.618637085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0.328" calcext:value-type="float">
            <text:p>0.328</text:p>
          </table:table-cell>
          <table:table-cell office:value-type="float" office:value="-1.519" calcext:value-type="float">
            <text:p>-1.519</text:p>
          </table:table-cell>
          <table:table-cell office:value-type="float" office:value="0.984516256305" calcext:value-type="float">
            <text:p>0.9845162563</text:p>
          </table:table-cell>
          <table:table-cell office:value-type="float" office:value="0.0267046689987" calcext:value-type="float">
            <text:p>0.026704669</text:p>
          </table:table-cell>
          <table:table-cell office:value-type="float" office:value="-1.69307327271" calcext:value-type="float">
            <text:p>-1.6930732727</text:p>
          </table:table-cell>
          <table:table-cell office:value-type="float" office:value="171.858383179" calcext:value-type="float">
            <text:p>171.858383179</text:p>
          </table:table-cell>
          <table:table-cell office:value-type="float" office:value="-0.723295331001" calcext:value-type="float">
            <text:p>-0.723295331</text:p>
          </table:table-cell>
          <table:table-cell office:value-type="float" office:value="-1.69307327271" calcext:value-type="float">
            <text:p>-1.6930732727</text:p>
          </table:table-cell>
          <table:table-cell office:value-type="float" office:value="171.858383179" calcext:value-type="float">
            <text:p>171.858383179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0.309" calcext:value-type="float">
            <text:p>0.309</text:p>
          </table:table-cell>
          <table:table-cell office:value-type="float" office:value="-1.526" calcext:value-type="float">
            <text:p>-1.526</text:p>
          </table:table-cell>
          <table:table-cell office:value-type="float" office:value="0.981490033856" calcext:value-type="float">
            <text:p>0.9814900339</text:p>
          </table:table-cell>
          <table:table-cell office:value-type="float" office:value="0.0159994959831" calcext:value-type="float">
            <text:p>0.015999496</text:p>
          </table:table-cell>
          <table:table-cell office:value-type="float" office:value="-1.67619609833" calcext:value-type="float">
            <text:p>-1.6761960983</text:p>
          </table:table-cell>
          <table:table-cell office:value-type="float" office:value="170.217437744" calcext:value-type="float">
            <text:p>170.217437744</text:p>
          </table:table-cell>
          <table:table-cell office:value-type="float" office:value="-0.734000504017" calcext:value-type="float">
            <text:p>-0.734000504</text:p>
          </table:table-cell>
          <table:table-cell office:value-type="float" office:value="-1.67619609833" calcext:value-type="float">
            <text:p>-1.6761960983</text:p>
          </table:table-cell>
          <table:table-cell office:value-type="float" office:value="170.217437744" calcext:value-type="float">
            <text:p>170.2174377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92" calcext:value-type="float">
            <text:p>0.292</text:p>
          </table:table-cell>
          <table:table-cell office:value-type="float" office:value="-1.533" calcext:value-type="float">
            <text:p>-1.533</text:p>
          </table:table-cell>
          <table:table-cell office:value-type="float" office:value="0.97830032503" calcext:value-type="float">
            <text:p>0.978300325</text:p>
          </table:table-cell>
          <table:table-cell office:value-type="float" office:value="0.0026890039444" calcext:value-type="float">
            <text:p>0.0026890039</text:p>
          </table:table-cell>
          <table:table-cell office:value-type="float" office:value="-1.65663981438" calcext:value-type="float">
            <text:p>-1.6566398144</text:p>
          </table:table-cell>
          <table:table-cell office:value-type="float" office:value="168.555557251" calcext:value-type="float">
            <text:p>168.555557251</text:p>
          </table:table-cell>
          <table:table-cell office:value-type="float" office:value="-0.747310996056" calcext:value-type="float">
            <text:p>-0.7473109961</text:p>
          </table:table-cell>
          <table:table-cell office:value-type="float" office:value="-1.65663981438" calcext:value-type="float">
            <text:p>-1.6566398144</text:p>
          </table:table-cell>
          <table:table-cell office:value-type="float" office:value="168.555557251" calcext:value-type="float">
            <text:p>168.555557251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0.277" calcext:value-type="float">
            <text:p>0.277</text:p>
          </table:table-cell>
          <table:table-cell office:value-type="float" office:value="-1.54" calcext:value-type="float">
            <text:p>-1.54</text:p>
          </table:table-cell>
          <table:table-cell office:value-type="float" office:value="0.974636871775" calcext:value-type="float">
            <text:p>0.9746368718</text:p>
          </table:table-cell>
          <table:table-cell office:value-type="float" office:value="-0.0123738646507" calcext:value-type="float">
            <text:p>-0.0123738647</text:p>
          </table:table-cell>
          <table:table-cell office:value-type="float" office:value="-1.63475012779" calcext:value-type="float">
            <text:p>-1.6347501278</text:p>
          </table:table-cell>
          <table:table-cell office:value-type="float" office:value="166.862640381" calcext:value-type="float">
            <text:p>166.862640381</text:p>
          </table:table-cell>
          <table:table-cell office:value-type="float" office:value="-0.762373864651" calcext:value-type="float">
            <text:p>-0.7623738647</text:p>
          </table:table-cell>
          <table:table-cell office:value-type="float" office:value="-1.63475012779" calcext:value-type="float">
            <text:p>-1.6347501278</text:p>
          </table:table-cell>
          <table:table-cell office:value-type="float" office:value="166.862640381" calcext:value-type="float">
            <text:p>166.862640381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0.262" calcext:value-type="float">
            <text:p>0.262</text:p>
          </table:table-cell>
          <table:table-cell office:value-type="float" office:value="-1.548" calcext:value-type="float">
            <text:p>-1.548</text:p>
          </table:table-cell>
          <table:table-cell office:value-type="float" office:value="0.970931597797" calcext:value-type="float">
            <text:p>0.9709315978</text:p>
          </table:table-cell>
          <table:table-cell office:value-type="float" office:value="-0.0221089720726" calcext:value-type="float">
            <text:p>-0.0221089721</text:p>
          </table:table-cell>
          <table:table-cell office:value-type="float" office:value="-1.6150996685" calcext:value-type="float">
            <text:p>-1.6150996685</text:p>
          </table:table-cell>
          <table:table-cell office:value-type="float" office:value="165.146942139" calcext:value-type="float">
            <text:p>165.146942139</text:p>
          </table:table-cell>
          <table:table-cell office:value-type="float" office:value="-0.772108972073" calcext:value-type="float">
            <text:p>-0.7721089721</text:p>
          </table:table-cell>
          <table:table-cell office:value-type="float" office:value="-1.6150996685" calcext:value-type="float">
            <text:p>-1.6150996685</text:p>
          </table:table-cell>
          <table:table-cell office:value-type="float" office:value="165.146942139" calcext:value-type="float">
            <text:p>165.146942139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0.248" calcext:value-type="float">
            <text:p>0.248</text:p>
          </table:table-cell>
          <table:table-cell office:value-type="float" office:value="-1.555" calcext:value-type="float">
            <text:p>-1.555</text:p>
          </table:table-cell>
          <table:table-cell office:value-type="float" office:value="0.966850219402" calcext:value-type="float">
            <text:p>0.9668502194</text:p>
          </table:table-cell>
          <table:table-cell office:value-type="float" office:value="-0.0253676772118" calcext:value-type="float">
            <text:p>-0.0253676772</text:p>
          </table:table-cell>
          <table:table-cell office:value-type="float" office:value="-1.59910047054" calcext:value-type="float">
            <text:p>-1.5991004705</text:p>
          </table:table-cell>
          <table:table-cell office:value-type="float" office:value="163.358963013" calcext:value-type="float">
            <text:p>163.358963013</text:p>
          </table:table-cell>
          <table:table-cell office:value-type="float" office:value="-0.775367677212" calcext:value-type="float">
            <text:p>-0.7753676772</text:p>
          </table:table-cell>
          <table:table-cell office:value-type="float" office:value="-1.59910047054" calcext:value-type="float">
            <text:p>-1.5991004705</text:p>
          </table:table-cell>
          <table:table-cell office:value-type="float" office:value="163.358963013" calcext:value-type="float">
            <text:p>163.358963013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0.234" calcext:value-type="float">
            <text:p>0.234</text:p>
          </table:table-cell>
          <table:table-cell office:value-type="float" office:value="-1.563" calcext:value-type="float">
            <text:p>-1.563</text:p>
          </table:table-cell>
          <table:table-cell office:value-type="float" office:value="0.962641132553" calcext:value-type="float">
            <text:p>0.9626411326</text:p>
          </table:table-cell>
          <table:table-cell office:value-type="float" office:value="-0.029424726963" calcext:value-type="float">
            <text:p>-0.029424727</text:p>
          </table:table-cell>
          <table:table-cell office:value-type="float" office:value="-1.58340394497" calcext:value-type="float">
            <text:p>-1.583403945</text:p>
          </table:table-cell>
          <table:table-cell office:value-type="float" office:value="161.540740967" calcext:value-type="float">
            <text:p>161.540740967</text:p>
          </table:table-cell>
          <table:table-cell office:value-type="float" office:value="-0.779424726963" calcext:value-type="float">
            <text:p>-0.779424727</text:p>
          </table:table-cell>
          <table:table-cell office:value-type="float" office:value="-1.58340394497" calcext:value-type="float">
            <text:p>-1.583403945</text:p>
          </table:table-cell>
          <table:table-cell office:value-type="float" office:value="161.540740967" calcext:value-type="float">
            <text:p>161.540740967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0.221" calcext:value-type="float">
            <text:p>0.221</text:p>
          </table:table-cell>
          <table:table-cell office:value-type="float" office:value="-1.572" calcext:value-type="float">
            <text:p>-1.572</text:p>
          </table:table-cell>
          <table:table-cell office:value-type="float" office:value="0.957898988399" calcext:value-type="float">
            <text:p>0.9578989884</text:p>
          </table:table-cell>
          <table:table-cell office:value-type="float" office:value="-0.0326939821243" calcext:value-type="float">
            <text:p>-0.0326939821</text:p>
          </table:table-cell>
          <table:table-cell office:value-type="float" office:value="-1.56840717793" calcext:value-type="float">
            <text:p>-1.5684071779</text:p>
          </table:table-cell>
          <table:table-cell office:value-type="float" office:value="159.71736145" calcext:value-type="float">
            <text:p>159.71736145</text:p>
          </table:table-cell>
          <table:table-cell office:value-type="float" office:value="-0.782693982124" calcext:value-type="float">
            <text:p>-0.7826939821</text:p>
          </table:table-cell>
          <table:table-cell office:value-type="float" office:value="-1.56840717793" calcext:value-type="float">
            <text:p>-1.5684071779</text:p>
          </table:table-cell>
          <table:table-cell office:value-type="float" office:value="159.71736145" calcext:value-type="float">
            <text:p>159.71736145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0.206" calcext:value-type="float">
            <text:p>0.206</text:p>
          </table:table-cell>
          <table:table-cell office:value-type="float" office:value="-1.582" calcext:value-type="float">
            <text:p>-1.582</text:p>
          </table:table-cell>
          <table:table-cell office:value-type="float" office:value="0.952728225279" calcext:value-type="float">
            <text:p>0.9527282253</text:p>
          </table:table-cell>
          <table:table-cell office:value-type="float" office:value="-0.0363320708275" calcext:value-type="float">
            <text:p>-0.0363320708</text:p>
          </table:table-cell>
          <table:table-cell office:value-type="float" office:value="-1.55698871613" calcext:value-type="float">
            <text:p>-1.5569887161</text:p>
          </table:table-cell>
          <table:table-cell office:value-type="float" office:value="157.970443726" calcext:value-type="float">
            <text:p>157.970443726</text:p>
          </table:table-cell>
          <table:table-cell office:value-type="float" office:value="-0.786332070827" calcext:value-type="float">
            <text:p>-0.7863320708</text:p>
          </table:table-cell>
          <table:table-cell office:value-type="float" office:value="-1.55698871613" calcext:value-type="float">
            <text:p>-1.5569887161</text:p>
          </table:table-cell>
          <table:table-cell office:value-type="float" office:value="157.970443726" calcext:value-type="float">
            <text:p>157.970443726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0.192" calcext:value-type="float">
            <text:p>0.192</text:p>
          </table:table-cell>
          <table:table-cell office:value-type="float" office:value="-1.592" calcext:value-type="float">
            <text:p>-1.592</text:p>
          </table:table-cell>
          <table:table-cell office:value-type="float" office:value="0.947105353576" calcext:value-type="float">
            <text:p>0.9471053536</text:p>
          </table:table-cell>
          <table:table-cell office:value-type="float" office:value="-0.0375556349754" calcext:value-type="float">
            <text:p>-0.037555635</text:p>
          </table:table-cell>
          <table:table-cell office:value-type="float" office:value="-1.54532241821" calcext:value-type="float">
            <text:p>-1.5453224182</text:p>
          </table:table-cell>
          <table:table-cell office:value-type="float" office:value="156.202316284" calcext:value-type="float">
            <text:p>156.202316284</text:p>
          </table:table-cell>
          <table:table-cell office:value-type="float" office:value="-0.787555634975" calcext:value-type="float">
            <text:p>-0.787555635</text:p>
          </table:table-cell>
          <table:table-cell office:value-type="float" office:value="-1.54532241821" calcext:value-type="float">
            <text:p>-1.5453224182</text:p>
          </table:table-cell>
          <table:table-cell office:value-type="float" office:value="156.202316284" calcext:value-type="float">
            <text:p>156.202316284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0.178" calcext:value-type="float">
            <text:p>0.178</text:p>
          </table:table-cell>
          <table:table-cell office:value-type="float" office:value="-1.603" calcext:value-type="float">
            <text:p>-1.603</text:p>
          </table:table-cell>
          <table:table-cell office:value-type="float" office:value="0.941513075177" calcext:value-type="float">
            <text:p>0.9415130752</text:p>
          </table:table-cell>
          <table:table-cell office:value-type="float" office:value="-0.0367246866226" calcext:value-type="float">
            <text:p>-0.0367246866</text:p>
          </table:table-cell>
          <table:table-cell office:value-type="float" office:value="-1.53303873539" calcext:value-type="float">
            <text:p>-1.5330387354</text:p>
          </table:table-cell>
          <table:table-cell office:value-type="float" office:value="154.430938721" calcext:value-type="float">
            <text:p>154.430938721</text:p>
          </table:table-cell>
          <table:table-cell office:value-type="float" office:value="-0.786724686623" calcext:value-type="float">
            <text:p>-0.7867246866</text:p>
          </table:table-cell>
          <table:table-cell office:value-type="float" office:value="-1.53303873539" calcext:value-type="float">
            <text:p>-1.5330387354</text:p>
          </table:table-cell>
          <table:table-cell office:value-type="float" office:value="154.430938721" calcext:value-type="float">
            <text:p>154.430938721</text:p>
          </table:table-cell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0.165" calcext:value-type="float">
            <text:p>0.165</text:p>
          </table:table-cell>
          <table:table-cell office:value-type="float" office:value="-1.614" calcext:value-type="float">
            <text:p>-1.614</text:p>
          </table:table-cell>
          <table:table-cell office:value-type="float" office:value="0.935295305575" calcext:value-type="float">
            <text:p>0.9352953056</text:p>
          </table:table-cell>
          <table:table-cell office:value-type="float" office:value="-0.0355667471886" calcext:value-type="float">
            <text:p>-0.0355667472</text:p>
          </table:table-cell>
          <table:table-cell office:value-type="float" office:value="-1.51993358135" calcext:value-type="float">
            <text:p>-1.5199335814</text:p>
          </table:table-cell>
          <table:table-cell office:value-type="float" office:value="152.691467285" calcext:value-type="float">
            <text:p>152.691467285</text:p>
          </table:table-cell>
          <table:table-cell office:value-type="float" office:value="-0.785566747189" calcext:value-type="float">
            <text:p>-0.7855667472</text:p>
          </table:table-cell>
          <table:table-cell office:value-type="float" office:value="-1.51993358135" calcext:value-type="float">
            <text:p>-1.5199335814</text:p>
          </table:table-cell>
          <table:table-cell office:value-type="float" office:value="152.691467285" calcext:value-type="float">
            <text:p>152.6914672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52" calcext:value-type="float">
            <text:p>0.152</text:p>
          </table:table-cell>
          <table:table-cell office:value-type="float" office:value="-1.626" calcext:value-type="float">
            <text:p>-1.626</text:p>
          </table:table-cell>
          <table:table-cell office:value-type="float" office:value="0.928959715004" calcext:value-type="float">
            <text:p>0.928959715</text:p>
          </table:table-cell>
          <table:table-cell office:value-type="float" office:value="-0.0357540845871" calcext:value-type="float">
            <text:p>-0.0357540846</text:p>
          </table:table-cell>
          <table:table-cell office:value-type="float" office:value="-1.50502097607" calcext:value-type="float">
            <text:p>-1.5050209761</text:p>
          </table:table-cell>
          <table:table-cell office:value-type="float" office:value="150.981124878" calcext:value-type="float">
            <text:p>150.981124878</text:p>
          </table:table-cell>
          <table:table-cell office:value-type="float" office:value="-0.785754084587" calcext:value-type="float">
            <text:p>-0.7857540846</text:p>
          </table:table-cell>
          <table:table-cell office:value-type="float" office:value="-1.50502097607" calcext:value-type="float">
            <text:p>-1.5050209761</text:p>
          </table:table-cell>
          <table:table-cell office:value-type="float" office:value="150.981124878" calcext:value-type="float">
            <text:p>150.981124878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0.141" calcext:value-type="float">
            <text:p>0.141</text:p>
          </table:table-cell>
          <table:table-cell office:value-type="float" office:value="-1.637" calcext:value-type="float">
            <text:p>-1.637</text:p>
          </table:table-cell>
          <table:table-cell office:value-type="float" office:value="0.92233963778" calcext:value-type="float">
            <text:p>0.9223396378</text:p>
          </table:table-cell>
          <table:table-cell office:value-type="float" office:value="-0.0361906886101" calcext:value-type="float">
            <text:p>-0.0361906886</text:p>
          </table:table-cell>
          <table:table-cell office:value-type="float" office:value="-1.49338376522" calcext:value-type="float">
            <text:p>-1.4933837652</text:p>
          </table:table-cell>
          <table:table-cell office:value-type="float" office:value="149.326217651" calcext:value-type="float">
            <text:p>149.326217651</text:p>
          </table:table-cell>
          <table:table-cell office:value-type="float" office:value="-0.78619068861" calcext:value-type="float">
            <text:p>-0.7861906886</text:p>
          </table:table-cell>
          <table:table-cell office:value-type="float" office:value="-1.49338376522" calcext:value-type="float">
            <text:p>-1.4933837652</text:p>
          </table:table-cell>
          <table:table-cell office:value-type="float" office:value="149.326217651" calcext:value-type="float">
            <text:p>149.326217651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0.13" calcext:value-type="float">
            <text:p>0.13</text:p>
          </table:table-cell>
          <table:table-cell office:value-type="float" office:value="-1.649" calcext:value-type="float">
            <text:p>-1.649</text:p>
          </table:table-cell>
          <table:table-cell office:value-type="float" office:value="0.915638217349" calcext:value-type="float">
            <text:p>0.9156382173</text:p>
          </table:table-cell>
          <table:table-cell office:value-type="float" office:value="-0.0375929474831" calcext:value-type="float">
            <text:p>-0.0375929475</text:p>
          </table:table-cell>
          <table:table-cell office:value-type="float" office:value="-1.48066103458" calcext:value-type="float">
            <text:p>-1.4806610346</text:p>
          </table:table-cell>
          <table:table-cell office:value-type="float" office:value="147.552352905" calcext:value-type="float">
            <text:p>147.552352905</text:p>
          </table:table-cell>
          <table:table-cell office:value-type="float" office:value="-0.787592947483" calcext:value-type="float">
            <text:p>-0.7875929475</text:p>
          </table:table-cell>
          <table:table-cell office:value-type="float" office:value="-1.48066103458" calcext:value-type="float">
            <text:p>-1.4806610346</text:p>
          </table:table-cell>
          <table:table-cell office:value-type="float" office:value="147.552352905" calcext:value-type="float">
            <text:p>147.552352905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0.119" calcext:value-type="float">
            <text:p>0.119</text:p>
          </table:table-cell>
          <table:table-cell office:value-type="float" office:value="-1.661" calcext:value-type="float">
            <text:p>-1.661</text:p>
          </table:table-cell>
          <table:table-cell office:value-type="float" office:value="0.908672183846" calcext:value-type="float">
            <text:p>0.9086721838</text:p>
          </table:table-cell>
          <table:table-cell office:value-type="float" office:value="-0.0392488837242" calcext:value-type="float">
            <text:p>-0.0392488837</text:p>
          </table:table-cell>
          <table:table-cell office:value-type="float" office:value="-1.46371197701" calcext:value-type="float">
            <text:p>-1.463711977</text:p>
          </table:table-cell>
          <table:table-cell office:value-type="float" office:value="145.908981323" calcext:value-type="float">
            <text:p>145.908981323</text:p>
          </table:table-cell>
          <table:table-cell office:value-type="float" office:value="-0.789248883724" calcext:value-type="float">
            <text:p>-0.7892488837</text:p>
          </table:table-cell>
          <table:table-cell office:value-type="float" office:value="-1.46371197701" calcext:value-type="float">
            <text:p>-1.463711977</text:p>
          </table:table-cell>
          <table:table-cell office:value-type="float" office:value="145.908981323" calcext:value-type="float">
            <text:p>145.908981323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0.109" calcext:value-type="float">
            <text:p>0.109</text:p>
          </table:table-cell>
          <table:table-cell office:value-type="float" office:value="-1.673" calcext:value-type="float">
            <text:p>-1.673</text:p>
          </table:table-cell>
          <table:table-cell office:value-type="float" office:value="0.90165988605" calcext:value-type="float">
            <text:p>0.9016598861</text:p>
          </table:table-cell>
          <table:table-cell office:value-type="float" office:value="-0.0388370156288" calcext:value-type="float">
            <text:p>-0.0388370156</text:p>
          </table:table-cell>
          <table:table-cell office:value-type="float" office:value="-1.4464662075" calcext:value-type="float">
            <text:p>-1.4464662075</text:p>
          </table:table-cell>
          <table:table-cell office:value-type="float" office:value="144.076461792" calcext:value-type="float">
            <text:p>144.076461792</text:p>
          </table:table-cell>
          <table:table-cell office:value-type="float" office:value="-0.788837015629" calcext:value-type="float">
            <text:p>-0.7888370156</text:p>
          </table:table-cell>
          <table:table-cell office:value-type="float" office:value="-1.4464662075" calcext:value-type="float">
            <text:p>-1.4464662075</text:p>
          </table:table-cell>
          <table:table-cell office:value-type="float" office:value="144.076461792" calcext:value-type="float">
            <text:p>144.076461792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0.099" calcext:value-type="float">
            <text:p>0.099</text:p>
          </table:table-cell>
          <table:table-cell office:value-type="float" office:value="-1.685" calcext:value-type="float">
            <text:p>-1.685</text:p>
          </table:table-cell>
          <table:table-cell office:value-type="float" office:value="0.89440211692" calcext:value-type="float">
            <text:p>0.8944021169</text:p>
          </table:table-cell>
          <table:table-cell office:value-type="float" office:value="-0.0372270345688" calcext:value-type="float">
            <text:p>-0.0372270346</text:p>
          </table:table-cell>
          <table:table-cell office:value-type="float" office:value="-1.43340218067" calcext:value-type="float">
            <text:p>-1.4334021807</text:p>
          </table:table-cell>
          <table:table-cell office:value-type="float" office:value="142.286529541" calcext:value-type="float">
            <text:p>142.286529541</text:p>
          </table:table-cell>
          <table:table-cell office:value-type="float" office:value="-0.787227034569" calcext:value-type="float">
            <text:p>-0.7872270346</text:p>
          </table:table-cell>
          <table:table-cell office:value-type="float" office:value="-1.43340218067" calcext:value-type="float">
            <text:p>-1.4334021807</text:p>
          </table:table-cell>
          <table:table-cell office:value-type="float" office:value="142.286529541" calcext:value-type="float">
            <text:p>142.286529541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0.09" calcext:value-type="float">
            <text:p>0.09</text:p>
          </table:table-cell>
          <table:table-cell office:value-type="float" office:value="-1.698" calcext:value-type="float">
            <text:p>-1.698</text:p>
          </table:table-cell>
          <table:table-cell office:value-type="float" office:value="0.887362368633" calcext:value-type="float">
            <text:p>0.8873623686</text:p>
          </table:table-cell>
          <table:table-cell office:value-type="float" office:value="-0.0344681143761" calcext:value-type="float">
            <text:p>-0.0344681144</text:p>
          </table:table-cell>
          <table:table-cell office:value-type="float" office:value="-1.41864907742" calcext:value-type="float">
            <text:p>-1.4186490774</text:p>
          </table:table-cell>
          <table:table-cell office:value-type="float" office:value="140.478607178" calcext:value-type="float">
            <text:p>140.478607178</text:p>
          </table:table-cell>
          <table:table-cell office:value-type="float" office:value="-0.784468114376" calcext:value-type="float">
            <text:p>-0.7844681144</text:p>
          </table:table-cell>
          <table:table-cell office:value-type="float" office:value="-1.41864907742" calcext:value-type="float">
            <text:p>-1.4186490774</text:p>
          </table:table-cell>
          <table:table-cell office:value-type="float" office:value="140.478607178" calcext:value-type="float">
            <text:p>140.478607178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0.081" calcext:value-type="float">
            <text:p>0.081</text:p>
          </table:table-cell>
          <table:table-cell office:value-type="float" office:value="-1.712" calcext:value-type="float">
            <text:p>-1.712</text:p>
          </table:table-cell>
          <table:table-cell office:value-type="float" office:value="0.879634224958" calcext:value-type="float">
            <text:p>0.879634225</text:p>
          </table:table-cell>
          <table:table-cell office:value-type="float" office:value="-0.0318724513054" calcext:value-type="float">
            <text:p>-0.0318724513</text:p>
          </table:table-cell>
          <table:table-cell office:value-type="float" office:value="-1.41064453125" calcext:value-type="float">
            <text:p>-1.4106445313</text:p>
          </table:table-cell>
          <table:table-cell office:value-type="float" office:value="138.718643188" calcext:value-type="float">
            <text:p>138.718643188</text:p>
          </table:table-cell>
          <table:table-cell office:value-type="float" office:value="-0.781872451305" calcext:value-type="float">
            <text:p>-0.7818724513</text:p>
          </table:table-cell>
          <table:table-cell office:value-type="float" office:value="-1.41064453125" calcext:value-type="float">
            <text:p>-1.4106445313</text:p>
          </table:table-cell>
          <table:table-cell office:value-type="float" office:value="138.718643188" calcext:value-type="float">
            <text:p>138.718643188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0.072" calcext:value-type="float">
            <text:p>0.072</text:p>
          </table:table-cell>
          <table:table-cell office:value-type="float" office:value="-1.725" calcext:value-type="float">
            <text:p>-1.725</text:p>
          </table:table-cell>
          <table:table-cell office:value-type="float" office:value="0.871666606299" calcext:value-type="float">
            <text:p>0.8716666063</text:p>
          </table:table-cell>
          <table:table-cell office:value-type="float" office:value="-0.0277759432793" calcext:value-type="float">
            <text:p>-0.0277759433</text:p>
          </table:table-cell>
          <table:table-cell office:value-type="float" office:value="-1.40051913261" calcext:value-type="float">
            <text:p>-1.4005191326</text:p>
          </table:table-cell>
          <table:table-cell office:value-type="float" office:value="136.950531006" calcext:value-type="float">
            <text:p>136.950531006</text:p>
          </table:table-cell>
          <table:table-cell office:value-type="float" office:value="-0.777775943279" calcext:value-type="float">
            <text:p>-0.7777759433</text:p>
          </table:table-cell>
          <table:table-cell office:value-type="float" office:value="-1.40051913261" calcext:value-type="float">
            <text:p>-1.4005191326</text:p>
          </table:table-cell>
          <table:table-cell office:value-type="float" office:value="136.950531006" calcext:value-type="float">
            <text:p>136.950531006</text:p>
          </table:table-cell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0.064" calcext:value-type="float">
            <text:p>0.064</text:p>
          </table:table-cell>
          <table:table-cell office:value-type="float" office:value="-1.739" calcext:value-type="float">
            <text:p>-1.739</text:p>
          </table:table-cell>
          <table:table-cell office:value-type="float" office:value="0.863461681789" calcext:value-type="float">
            <text:p>0.8634616818</text:p>
          </table:table-cell>
          <table:table-cell office:value-type="float" office:value="-0.0224295854568" calcext:value-type="float">
            <text:p>-0.0224295855</text:p>
          </table:table-cell>
          <table:table-cell office:value-type="float" office:value="-1.38776147366" calcext:value-type="float">
            <text:p>-1.3877614737</text:p>
          </table:table-cell>
          <table:table-cell office:value-type="float" office:value="135.219573975" calcext:value-type="float">
            <text:p>135.219573975</text:p>
          </table:table-cell>
          <table:table-cell office:value-type="float" office:value="-0.772429585457" calcext:value-type="float">
            <text:p>-0.7724295855</text:p>
          </table:table-cell>
          <table:table-cell office:value-type="float" office:value="-1.38776147366" calcext:value-type="float">
            <text:p>-1.3877614737</text:p>
          </table:table-cell>
          <table:table-cell office:value-type="float" office:value="135.219573975" calcext:value-type="float">
            <text:p>135.2195739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56" calcext:value-type="float">
            <text:p>0.056</text:p>
          </table:table-cell>
          <table:table-cell office:value-type="float" office:value="-1.753" calcext:value-type="float">
            <text:p>-1.753</text:p>
          </table:table-cell>
          <table:table-cell office:value-type="float" office:value="0.855280874405" calcext:value-type="float">
            <text:p>0.8552808744</text:p>
          </table:table-cell>
          <table:table-cell office:value-type="float" office:value="-0.0177171826363" calcext:value-type="float">
            <text:p>-0.0177171826</text:p>
          </table:table-cell>
          <table:table-cell office:value-type="float" office:value="-1.37309873104" calcext:value-type="float">
            <text:p>-1.373098731</text:p>
          </table:table-cell>
          <table:table-cell office:value-type="float" office:value="133.531784058" calcext:value-type="float">
            <text:p>133.531784058</text:p>
          </table:table-cell>
          <table:table-cell office:value-type="float" office:value="-0.767717182636" calcext:value-type="float">
            <text:p>-0.7677171826</text:p>
          </table:table-cell>
          <table:table-cell office:value-type="float" office:value="-1.37309873104" calcext:value-type="float">
            <text:p>-1.373098731</text:p>
          </table:table-cell>
          <table:table-cell office:value-type="float" office:value="133.531784058" calcext:value-type="float">
            <text:p>133.531784058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0.049" calcext:value-type="float">
            <text:p>0.049</text:p>
          </table:table-cell>
          <table:table-cell office:value-type="float" office:value="-1.768" calcext:value-type="float">
            <text:p>-1.768</text:p>
          </table:table-cell>
          <table:table-cell office:value-type="float" office:value="0.847146905045" calcext:value-type="float">
            <text:p>0.847146905</text:p>
          </table:table-cell>
          <table:table-cell office:value-type="float" office:value="-0.0137103796005" calcext:value-type="float">
            <text:p>-0.0137103796</text:p>
          </table:table-cell>
          <table:table-cell office:value-type="float" office:value="-1.36105132103" calcext:value-type="float">
            <text:p>-1.361051321</text:p>
          </table:table-cell>
          <table:table-cell office:value-type="float" office:value="131.821121216" calcext:value-type="float">
            <text:p>131.821121216</text:p>
          </table:table-cell>
          <table:table-cell office:value-type="float" office:value="-0.763710379601" calcext:value-type="float">
            <text:p>-0.7637103796</text:p>
          </table:table-cell>
          <table:table-cell office:value-type="float" office:value="-1.36105132103" calcext:value-type="float">
            <text:p>-1.361051321</text:p>
          </table:table-cell>
          <table:table-cell office:value-type="float" office:value="131.821121216" calcext:value-type="float">
            <text:p>131.821121216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0.042" calcext:value-type="float">
            <text:p>0.042</text:p>
          </table:table-cell>
          <table:table-cell office:value-type="float" office:value="-1.783" calcext:value-type="float">
            <text:p>-1.783</text:p>
          </table:table-cell>
          <table:table-cell office:value-type="float" office:value="0.838264568229" calcext:value-type="float">
            <text:p>0.8382645682</text:p>
          </table:table-cell>
          <table:table-cell office:value-type="float" office:value="-0.00846612453461" calcext:value-type="float">
            <text:p>-0.0084661245</text:p>
          </table:table-cell>
          <table:table-cell office:value-type="float" office:value="-1.34909081459" calcext:value-type="float">
            <text:p>-1.3490908146</text:p>
          </table:table-cell>
          <table:table-cell office:value-type="float" office:value="130.046112061" calcext:value-type="float">
            <text:p>130.046112061</text:p>
          </table:table-cell>
          <table:table-cell office:value-type="float" office:value="-0.758466124535" calcext:value-type="float">
            <text:p>-0.7584661245</text:p>
          </table:table-cell>
          <table:table-cell office:value-type="float" office:value="-1.34909081459" calcext:value-type="float">
            <text:p>-1.3490908146</text:p>
          </table:table-cell>
          <table:table-cell office:value-type="float" office:value="130.046112061" calcext:value-type="float">
            <text:p>130.046112061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0.035" calcext:value-type="float">
            <text:p>0.035</text:p>
          </table:table-cell>
          <table:table-cell office:value-type="float" office:value="-1.798" calcext:value-type="float">
            <text:p>-1.798</text:p>
          </table:table-cell>
          <table:table-cell office:value-type="float" office:value="0.829154019062" calcext:value-type="float">
            <text:p>0.8291540191</text:p>
          </table:table-cell>
          <table:table-cell office:value-type="float" office:value="-0.00350034236908" calcext:value-type="float">
            <text:p>-0.0035003424</text:p>
          </table:table-cell>
          <table:table-cell office:value-type="float" office:value="-1.33938908577" calcext:value-type="float">
            <text:p>-1.3393890858</text:p>
          </table:table-cell>
          <table:table-cell office:value-type="float" office:value="128.294204712" calcext:value-type="float">
            <text:p>128.294204712</text:p>
          </table:table-cell>
          <table:table-cell office:value-type="float" office:value="-0.753500342369" calcext:value-type="float">
            <text:p>-0.7535003424</text:p>
          </table:table-cell>
          <table:table-cell office:value-type="float" office:value="-1.33938908577" calcext:value-type="float">
            <text:p>-1.3393890858</text:p>
          </table:table-cell>
          <table:table-cell office:value-type="float" office:value="128.294204712" calcext:value-type="float">
            <text:p>128.294204712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0.029" calcext:value-type="float">
            <text:p>0.029</text:p>
          </table:table-cell>
          <table:table-cell office:value-type="float" office:value="-1.814" calcext:value-type="float">
            <text:p>-1.814</text:p>
          </table:table-cell>
          <table:table-cell office:value-type="float" office:value="0.819817737835" calcext:value-type="float">
            <text:p>0.8198177378</text:p>
          </table:table-cell>
          <table:table-cell office:value-type="float" office:value="0.00208276510239" calcext:value-type="float">
            <text:p>0.0020827651</text:p>
          </table:table-cell>
          <table:table-cell office:value-type="float" office:value="-1.33124113083" calcext:value-type="float">
            <text:p>-1.3312411308</text:p>
          </table:table-cell>
          <table:table-cell office:value-type="float" office:value="126.586105347" calcext:value-type="float">
            <text:p>126.586105347</text:p>
          </table:table-cell>
          <table:table-cell office:value-type="float" office:value="-0.747917234898" calcext:value-type="float">
            <text:p>-0.7479172349</text:p>
          </table:table-cell>
          <table:table-cell office:value-type="float" office:value="-1.33124113083" calcext:value-type="float">
            <text:p>-1.3312411308</text:p>
          </table:table-cell>
          <table:table-cell office:value-type="float" office:value="126.586105347" calcext:value-type="float">
            <text:p>126.586105347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0.023" calcext:value-type="float">
            <text:p>0.023</text:p>
          </table:table-cell>
          <table:table-cell office:value-type="float" office:value="-1.83" calcext:value-type="float">
            <text:p>-1.83</text:p>
          </table:table-cell>
          <table:table-cell office:value-type="float" office:value="0.809378245606" calcext:value-type="float">
            <text:p>0.8093782456</text:p>
          </table:table-cell>
          <table:table-cell office:value-type="float" office:value="0.00848597288132" calcext:value-type="float">
            <text:p>0.0084859729</text:p>
          </table:table-cell>
          <table:table-cell office:value-type="float" office:value="-1.32279193401" calcext:value-type="float">
            <text:p>-1.322791934</text:p>
          </table:table-cell>
          <table:table-cell office:value-type="float" office:value="124.89906311" calcext:value-type="float">
            <text:p>124.89906311</text:p>
          </table:table-cell>
          <table:table-cell office:value-type="float" office:value="-0.741514027119" calcext:value-type="float">
            <text:p>-0.7415140271</text:p>
          </table:table-cell>
          <table:table-cell office:value-type="float" office:value="-1.32279193401" calcext:value-type="float">
            <text:p>-1.322791934</text:p>
          </table:table-cell>
          <table:table-cell office:value-type="float" office:value="124.89906311" calcext:value-type="float">
            <text:p>124.89906311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0.018" calcext:value-type="float">
            <text:p>0.018</text:p>
          </table:table-cell>
          <table:table-cell office:value-type="float" office:value="-1.846" calcext:value-type="float">
            <text:p>-1.846</text:p>
          </table:table-cell>
          <table:table-cell office:value-type="float" office:value="0.799277883062" calcext:value-type="float">
            <text:p>0.7992778831</text:p>
          </table:table-cell>
          <table:table-cell office:value-type="float" office:value="0.0145719051361" calcext:value-type="float">
            <text:p>0.0145719051</text:p>
          </table:table-cell>
          <table:table-cell office:value-type="float" office:value="-1.31089437008" calcext:value-type="float">
            <text:p>-1.3108943701</text:p>
          </table:table-cell>
          <table:table-cell office:value-type="float" office:value="123.221641541" calcext:value-type="float">
            <text:p>123.221641541</text:p>
          </table:table-cell>
          <table:table-cell office:value-type="float" office:value="-0.735428094864" calcext:value-type="float">
            <text:p>-0.7354280949</text:p>
          </table:table-cell>
          <table:table-cell office:value-type="float" office:value="-1.31089437008" calcext:value-type="float">
            <text:p>-1.3108943701</text:p>
          </table:table-cell>
          <table:table-cell office:value-type="float" office:value="123.221641541" calcext:value-type="float">
            <text:p>123.221641541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0.015" calcext:value-type="float">
            <text:p>0.015</text:p>
          </table:table-cell>
          <table:table-cell office:value-type="float" office:value="-1.859" calcext:value-type="float">
            <text:p>-1.859</text:p>
          </table:table-cell>
          <table:table-cell office:value-type="float" office:value="0.789253667067" calcext:value-type="float">
            <text:p>0.7892536671</text:p>
          </table:table-cell>
          <table:table-cell office:value-type="float" office:value="0.0208727121353" calcext:value-type="float">
            <text:p>0.0208727121</text:p>
          </table:table-cell>
          <table:table-cell office:value-type="float" office:value="-1.29899954796" calcext:value-type="float">
            <text:p>-1.298999548</text:p>
          </table:table-cell>
          <table:table-cell office:value-type="float" office:value="121.578346252" calcext:value-type="float">
            <text:p>121.578346252</text:p>
          </table:table-cell>
          <table:table-cell office:value-type="float" office:value="-0.729127287865" calcext:value-type="float">
            <text:p>-0.7291272879</text:p>
          </table:table-cell>
          <table:table-cell office:value-type="float" office:value="-1.29899954796" calcext:value-type="float">
            <text:p>-1.298999548</text:p>
          </table:table-cell>
          <table:table-cell office:value-type="float" office:value="121.578346252" calcext:value-type="float">
            <text:p>121.578346252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0.011" calcext:value-type="float">
            <text:p>0.011</text:p>
          </table:table-cell>
          <table:table-cell office:value-type="float" office:value="-1.872" calcext:value-type="float">
            <text:p>-1.872</text:p>
          </table:table-cell>
          <table:table-cell office:value-type="float" office:value="0.77932798715" calcext:value-type="float">
            <text:p>0.7793279872</text:p>
          </table:table-cell>
          <table:table-cell office:value-type="float" office:value="0.0279613137245" calcext:value-type="float">
            <text:p>0.0279613137</text:p>
          </table:table-cell>
          <table:table-cell office:value-type="float" office:value="-1.2877882719" calcext:value-type="float">
            <text:p>-1.2877882719</text:p>
          </table:table-cell>
          <table:table-cell office:value-type="float" office:value="119.891868591" calcext:value-type="float">
            <text:p>119.891868591</text:p>
          </table:table-cell>
          <table:table-cell office:value-type="float" office:value="-0.722038686275" calcext:value-type="float">
            <text:p>-0.7220386863</text:p>
          </table:table-cell>
          <table:table-cell office:value-type="float" office:value="-1.2877882719" calcext:value-type="float">
            <text:p>-1.2877882719</text:p>
          </table:table-cell>
          <table:table-cell office:value-type="float" office:value="119.891868591" calcext:value-type="float">
            <text:p>119.891868591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0.009" calcext:value-type="float">
            <text:p>0.009</text:p>
          </table:table-cell>
          <table:table-cell office:value-type="float" office:value="-1.884" calcext:value-type="float">
            <text:p>-1.884</text:p>
          </table:table-cell>
          <table:table-cell office:value-type="float" office:value="0.768883205021" calcext:value-type="float">
            <text:p>0.768883205</text:p>
          </table:table-cell>
          <table:table-cell office:value-type="float" office:value="0.0355258584023" calcext:value-type="float">
            <text:p>0.0355258584</text:p>
          </table:table-cell>
          <table:table-cell office:value-type="float" office:value="-1.27860593796" calcext:value-type="float">
            <text:p>-1.278605938</text:p>
          </table:table-cell>
          <table:table-cell office:value-type="float" office:value="118.170272827" calcext:value-type="float">
            <text:p>118.170272827</text:p>
          </table:table-cell>
          <table:table-cell office:value-type="float" office:value="-0.714474141598" calcext:value-type="float">
            <text:p>-0.7144741416</text:p>
          </table:table-cell>
          <table:table-cell office:value-type="float" office:value="-1.27860593796" calcext:value-type="float">
            <text:p>-1.278605938</text:p>
          </table:table-cell>
          <table:table-cell office:value-type="float" office:value="118.170272827" calcext:value-type="float">
            <text:p>118.1702728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7" calcext:value-type="float">
            <text:p>0.007</text:p>
          </table:table-cell>
          <table:table-cell office:value-type="float" office:value="-1.896" calcext:value-type="float">
            <text:p>-1.896</text:p>
          </table:table-cell>
          <table:table-cell office:value-type="float" office:value="0.758880708181" calcext:value-type="float">
            <text:p>0.7588807082</text:p>
          </table:table-cell>
          <table:table-cell office:value-type="float" office:value="0.0429970622063" calcext:value-type="float">
            <text:p>0.0429970622</text:p>
          </table:table-cell>
          <table:table-cell office:value-type="float" office:value="-1.26966893673" calcext:value-type="float">
            <text:p>-1.2696689367</text:p>
          </table:table-cell>
          <table:table-cell office:value-type="float" office:value="116.441879272" calcext:value-type="float">
            <text:p>116.441879272</text:p>
          </table:table-cell>
          <table:table-cell office:value-type="float" office:value="-0.707002937794" calcext:value-type="float">
            <text:p>-0.7070029378</text:p>
          </table:table-cell>
          <table:table-cell office:value-type="float" office:value="-1.26966893673" calcext:value-type="float">
            <text:p>-1.2696689367</text:p>
          </table:table-cell>
          <table:table-cell office:value-type="float" office:value="116.441879272" calcext:value-type="float">
            <text:p>116.441879272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0.005" calcext:value-type="float">
            <text:p>0.005</text:p>
          </table:table-cell>
          <table:table-cell office:value-type="float" office:value="-1.908" calcext:value-type="float">
            <text:p>-1.908</text:p>
          </table:table-cell>
          <table:table-cell office:value-type="float" office:value="0.749027257107" calcext:value-type="float">
            <text:p>0.7490272571</text:p>
          </table:table-cell>
          <table:table-cell office:value-type="float" office:value="0.0510220527649" calcext:value-type="float">
            <text:p>0.0510220528</text:p>
          </table:table-cell>
          <table:table-cell office:value-type="float" office:value="-1.26028418541" calcext:value-type="float">
            <text:p>-1.2602841854</text:p>
          </table:table-cell>
          <table:table-cell office:value-type="float" office:value="114.676757812" calcext:value-type="float">
            <text:p>114.676757812</text:p>
          </table:table-cell>
          <table:table-cell office:value-type="float" office:value="-0.698977947235" calcext:value-type="float">
            <text:p>-0.6989779472</text:p>
          </table:table-cell>
          <table:table-cell office:value-type="float" office:value="-1.26028418541" calcext:value-type="float">
            <text:p>-1.2602841854</text:p>
          </table:table-cell>
          <table:table-cell office:value-type="float" office:value="114.676757812" calcext:value-type="float">
            <text:p>114.676757812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0.004" calcext:value-type="float">
            <text:p>0.004</text:p>
          </table:table-cell>
          <table:table-cell office:value-type="float" office:value="-1.92" calcext:value-type="float">
            <text:p>-1.92</text:p>
          </table:table-cell>
          <table:table-cell office:value-type="float" office:value="0.738331209034" calcext:value-type="float">
            <text:p>0.738331209</text:p>
          </table:table-cell>
          <table:table-cell office:value-type="float" office:value="0.0590707659721" calcext:value-type="float">
            <text:p>0.059070766</text:p>
          </table:table-cell>
          <table:table-cell office:value-type="float" office:value="-1.25203597546" calcext:value-type="float">
            <text:p>-1.2520359755</text:p>
          </table:table-cell>
          <table:table-cell office:value-type="float" office:value="112.896652222" calcext:value-type="float">
            <text:p>112.896652222</text:p>
          </table:table-cell>
          <table:table-cell office:value-type="float" office:value="-0.690929234028" calcext:value-type="float">
            <text:p>-0.690929234</text:p>
          </table:table-cell>
          <table:table-cell office:value-type="float" office:value="-1.25203597546" calcext:value-type="float">
            <text:p>-1.2520359755</text:p>
          </table:table-cell>
          <table:table-cell office:value-type="float" office:value="112.896652222" calcext:value-type="float">
            <text:p>112.896652222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0.003" calcext:value-type="float">
            <text:p>0.003</text:p>
          </table:table-cell>
          <table:table-cell office:value-type="float" office:value="-1.933" calcext:value-type="float">
            <text:p>-1.933</text:p>
          </table:table-cell>
          <table:table-cell office:value-type="float" office:value="0.727446152203" calcext:value-type="float">
            <text:p>0.7274461522</text:p>
          </table:table-cell>
          <table:table-cell office:value-type="float" office:value="0.0669467449188" calcext:value-type="float">
            <text:p>0.0669467449</text:p>
          </table:table-cell>
          <table:table-cell office:value-type="float" office:value="-1.24411559105" calcext:value-type="float">
            <text:p>-1.2441155911</text:p>
          </table:table-cell>
          <table:table-cell office:value-type="float" office:value="111.144042969" calcext:value-type="float">
            <text:p>111.144042969</text:p>
          </table:table-cell>
          <table:table-cell office:value-type="float" office:value="-0.683053255081" calcext:value-type="float">
            <text:p>-0.6830532551</text:p>
          </table:table-cell>
          <table:table-cell office:value-type="float" office:value="-1.24411559105" calcext:value-type="float">
            <text:p>-1.2441155911</text:p>
          </table:table-cell>
          <table:table-cell office:value-type="float" office:value="111.144042969" calcext:value-type="float">
            <text:p>111.144042969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0.002" calcext:value-type="float">
            <text:p>0.002</text:p>
          </table:table-cell>
          <table:table-cell office:value-type="float" office:value="-1.945" calcext:value-type="float">
            <text:p>-1.945</text:p>
          </table:table-cell>
          <table:table-cell office:value-type="float" office:value="0.717072230415" calcext:value-type="float">
            <text:p>0.7170722304</text:p>
          </table:table-cell>
          <table:table-cell office:value-type="float" office:value="0.0752819180489" calcext:value-type="float">
            <text:p>0.075281918</text:p>
          </table:table-cell>
          <table:table-cell office:value-type="float" office:value="-1.23733687401" calcext:value-type="float">
            <text:p>-1.237336874</text:p>
          </table:table-cell>
          <table:table-cell office:value-type="float" office:value="109.363960266" calcext:value-type="float">
            <text:p>109.363960266</text:p>
          </table:table-cell>
          <table:table-cell office:value-type="float" office:value="-0.674718081951" calcext:value-type="float">
            <text:p>-0.674718082</text:p>
          </table:table-cell>
          <table:table-cell office:value-type="float" office:value="-1.23733687401" calcext:value-type="float">
            <text:p>-1.237336874</text:p>
          </table:table-cell>
          <table:table-cell office:value-type="float" office:value="109.363960266" calcext:value-type="float">
            <text:p>109.363960266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0.002" calcext:value-type="float">
            <text:p>0.002</text:p>
          </table:table-cell>
          <table:table-cell office:value-type="float" office:value="-1.958" calcext:value-type="float">
            <text:p>-1.958</text:p>
          </table:table-cell>
          <table:table-cell office:value-type="float" office:value="0.705474661743" calcext:value-type="float">
            <text:p>0.7054746617</text:p>
          </table:table-cell>
          <table:table-cell office:value-type="float" office:value="0.084362924099" calcext:value-type="float">
            <text:p>0.0843629241</text:p>
          </table:table-cell>
          <table:table-cell office:value-type="float" office:value="-1.23123216629" calcext:value-type="float">
            <text:p>-1.2312321663</text:p>
          </table:table-cell>
          <table:table-cell office:value-type="float" office:value="107.550888062" calcext:value-type="float">
            <text:p>107.550888062</text:p>
          </table:table-cell>
          <table:table-cell office:value-type="float" office:value="-0.665637075901" calcext:value-type="float">
            <text:p>-0.6656370759</text:p>
          </table:table-cell>
          <table:table-cell office:value-type="float" office:value="-1.23123216629" calcext:value-type="float">
            <text:p>-1.2312321663</text:p>
          </table:table-cell>
          <table:table-cell office:value-type="float" office:value="107.550888062" calcext:value-type="float">
            <text:p>107.550888062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0.002" calcext:value-type="float">
            <text:p>0.002</text:p>
          </table:table-cell>
          <table:table-cell office:value-type="float" office:value="-1.971" calcext:value-type="float">
            <text:p>-1.971</text:p>
          </table:table-cell>
          <table:table-cell office:value-type="float" office:value="0.693685031953" calcext:value-type="float">
            <text:p>0.693685032</text:p>
          </table:table-cell>
          <table:table-cell office:value-type="float" office:value="0.0932295322418" calcext:value-type="float">
            <text:p>0.0932295322</text:p>
          </table:table-cell>
          <table:table-cell office:value-type="float" office:value="-1.22311770916" calcext:value-type="float">
            <text:p>-1.2231177092</text:p>
          </table:table-cell>
          <table:table-cell office:value-type="float" office:value="105.78440094" calcext:value-type="float">
            <text:p>105.78440094</text:p>
          </table:table-cell>
          <table:table-cell office:value-type="float" office:value="-0.656770467758" calcext:value-type="float">
            <text:p>-0.6567704678</text:p>
          </table:table-cell>
          <table:table-cell office:value-type="float" office:value="-1.22311770916" calcext:value-type="float">
            <text:p>-1.2231177092</text:p>
          </table:table-cell>
          <table:table-cell office:value-type="float" office:value="105.78440094" calcext:value-type="float">
            <text:p>105.78440094</text:p>
          </table:table-cell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0.003" calcext:value-type="float">
            <text:p>0.003</text:p>
          </table:table-cell>
          <table:table-cell office:value-type="float" office:value="-1.984" calcext:value-type="float">
            <text:p>-1.984</text:p>
          </table:table-cell>
          <table:table-cell office:value-type="float" office:value="0.682437835432" calcext:value-type="float">
            <text:p>0.6824378354</text:p>
          </table:table-cell>
          <table:table-cell office:value-type="float" office:value="0.10208272934" calcext:value-type="float">
            <text:p>0.1020827293</text:p>
          </table:table-cell>
          <table:table-cell office:value-type="float" office:value="-1.21420645714" calcext:value-type="float">
            <text:p>-1.2142064571</text:p>
          </table:table-cell>
          <table:table-cell office:value-type="float" office:value="104.044235229" calcext:value-type="float">
            <text:p>104.044235229</text:p>
          </table:table-cell>
          <table:table-cell office:value-type="float" office:value="-0.64791727066" calcext:value-type="float">
            <text:p>-0.6479172707</text:p>
          </table:table-cell>
          <table:table-cell office:value-type="float" office:value="-1.21420645714" calcext:value-type="float">
            <text:p>-1.2142064571</text:p>
          </table:table-cell>
          <table:table-cell office:value-type="float" office:value="104.044235229" calcext:value-type="float">
            <text:p>104.044235229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0.004" calcext:value-type="float">
            <text:p>0.004</text:p>
          </table:table-cell>
          <table:table-cell office:value-type="float" office:value="-1.997" calcext:value-type="float">
            <text:p>-1.997</text:p>
          </table:table-cell>
          <table:table-cell office:value-type="float" office:value="0.670284917916" calcext:value-type="float">
            <text:p>0.6702849179</text:p>
          </table:table-cell>
          <table:table-cell office:value-type="float" office:value="0.11132645607" calcext:value-type="float">
            <text:p>0.1113264561</text:p>
          </table:table-cell>
          <table:table-cell office:value-type="float" office:value="-1.20463967323" calcext:value-type="float">
            <text:p>-1.2046396732</text:p>
          </table:table-cell>
          <table:table-cell office:value-type="float" office:value="102.328285217" calcext:value-type="float">
            <text:p>102.328285217</text:p>
          </table:table-cell>
          <table:table-cell office:value-type="float" office:value="-0.63867354393" calcext:value-type="float">
            <text:p>-0.6386735439</text:p>
          </table:table-cell>
          <table:table-cell office:value-type="float" office:value="-1.20463967323" calcext:value-type="float">
            <text:p>-1.2046396732</text:p>
          </table:table-cell>
          <table:table-cell office:value-type="float" office:value="102.328285217" calcext:value-type="float">
            <text:p>102.328285217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0.005" calcext:value-type="float">
            <text:p>0.005</text:p>
          </table:table-cell>
          <table:table-cell office:value-type="float" office:value="-2.009" calcext:value-type="float">
            <text:p>-2.009</text:p>
          </table:table-cell>
          <table:table-cell office:value-type="float" office:value="0.658702252407" calcext:value-type="float">
            <text:p>0.6587022524</text:p>
          </table:table-cell>
          <table:table-cell office:value-type="float" office:value="0.121542990208" calcext:value-type="float">
            <text:p>0.1215429902</text:p>
          </table:table-cell>
          <table:table-cell office:value-type="float" office:value="-1.19528698921" calcext:value-type="float">
            <text:p>-1.1952869892</text:p>
          </table:table-cell>
          <table:table-cell office:value-type="float" office:value="100.588676453" calcext:value-type="float">
            <text:p>100.588676453</text:p>
          </table:table-cell>
          <table:table-cell office:value-type="float" office:value="-0.628457009792" calcext:value-type="float">
            <text:p>-0.6284570098</text:p>
          </table:table-cell>
          <table:table-cell office:value-type="float" office:value="-1.19528698921" calcext:value-type="float">
            <text:p>-1.1952869892</text:p>
          </table:table-cell>
          <table:table-cell office:value-type="float" office:value="100.588676453" calcext:value-type="float">
            <text:p>100.5886764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7" calcext:value-type="float">
            <text:p>0.007</text:p>
          </table:table-cell>
          <table:table-cell office:value-type="float" office:value="-2.022" calcext:value-type="float">
            <text:p>-2.022</text:p>
          </table:table-cell>
          <table:table-cell office:value-type="float" office:value="0.646579994594" calcext:value-type="float">
            <text:p>0.6465799946</text:p>
          </table:table-cell>
          <table:table-cell office:value-type="float" office:value="0.131494164467" calcext:value-type="float">
            <text:p>0.1314941645</text:p>
          </table:table-cell>
          <table:table-cell office:value-type="float" office:value="-1.18956959248" calcext:value-type="float">
            <text:p>-1.1895695925</text:p>
          </table:table-cell>
          <table:table-cell office:value-type="float" office:value="98.7931594849" calcext:value-type="float">
            <text:p>98.7931594849</text:p>
          </table:table-cell>
          <table:table-cell office:value-type="float" office:value="-0.618505835533" calcext:value-type="float">
            <text:p>-0.6185058355</text:p>
          </table:table-cell>
          <table:table-cell office:value-type="float" office:value="-1.18956959248" calcext:value-type="float">
            <text:p>-1.1895695925</text:p>
          </table:table-cell>
          <table:table-cell office:value-type="float" office:value="98.7931594849" calcext:value-type="float">
            <text:p>98.7931594849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0.01" calcext:value-type="float">
            <text:p>0.01</text:p>
          </table:table-cell>
          <table:table-cell office:value-type="float" office:value="-2.035" calcext:value-type="float">
            <text:p>-2.035</text:p>
          </table:table-cell>
          <table:table-cell office:value-type="float" office:value="0.633905589869" calcext:value-type="float">
            <text:p>0.6339055899</text:p>
          </table:table-cell>
          <table:table-cell office:value-type="float" office:value="0.140546798706" calcext:value-type="float">
            <text:p>0.1405467987</text:p>
          </table:table-cell>
          <table:table-cell office:value-type="float" office:value="-1.1849540472" calcext:value-type="float">
            <text:p>-1.1849540472</text:p>
          </table:table-cell>
          <table:table-cell office:value-type="float" office:value="97.0144119263" calcext:value-type="float">
            <text:p>97.0144119263</text:p>
          </table:table-cell>
          <table:table-cell office:value-type="float" office:value="-0.609453201294" calcext:value-type="float">
            <text:p>-0.6094532013</text:p>
          </table:table-cell>
          <table:table-cell office:value-type="float" office:value="-1.1849540472" calcext:value-type="float">
            <text:p>-1.1849540472</text:p>
          </table:table-cell>
          <table:table-cell office:value-type="float" office:value="97.0144119263" calcext:value-type="float">
            <text:p>97.0144119263</text:p>
          </table:table-cell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0.012" calcext:value-type="float">
            <text:p>0.012</text:p>
          </table:table-cell>
          <table:table-cell office:value-type="float" office:value="-2.047" calcext:value-type="float">
            <text:p>-2.047</text:p>
          </table:table-cell>
          <table:table-cell office:value-type="float" office:value="0.621450412676" calcext:value-type="float">
            <text:p>0.6214504127</text:p>
          </table:table-cell>
          <table:table-cell office:value-type="float" office:value="0.150199115276" calcext:value-type="float">
            <text:p>0.1501991153</text:p>
          </table:table-cell>
          <table:table-cell office:value-type="float" office:value="-1.18171989918" calcext:value-type="float">
            <text:p>-1.1817198992</text:p>
          </table:table-cell>
          <table:table-cell office:value-type="float" office:value="95.2196044922" calcext:value-type="float">
            <text:p>95.2196044922</text:p>
          </table:table-cell>
          <table:table-cell office:value-type="float" office:value="-0.599800884724" calcext:value-type="float">
            <text:p>-0.5998008847</text:p>
          </table:table-cell>
          <table:table-cell office:value-type="float" office:value="-1.18171989918" calcext:value-type="float">
            <text:p>-1.1817198992</text:p>
          </table:table-cell>
          <table:table-cell office:value-type="float" office:value="95.2196044922" calcext:value-type="float">
            <text:p>95.2196044922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0.015" calcext:value-type="float">
            <text:p>0.015</text:p>
          </table:table-cell>
          <table:table-cell office:value-type="float" office:value="-2.06" calcext:value-type="float">
            <text:p>-2.06</text:p>
          </table:table-cell>
          <table:table-cell office:value-type="float" office:value="0.608439423484" calcext:value-type="float">
            <text:p>0.6084394235</text:p>
          </table:table-cell>
          <table:table-cell office:value-type="float" office:value="0.159276723862" calcext:value-type="float">
            <text:p>0.1592767239</text:p>
          </table:table-cell>
          <table:table-cell office:value-type="float" office:value="-1.17818689346" calcext:value-type="float">
            <text:p>-1.1781868935</text:p>
          </table:table-cell>
          <table:table-cell office:value-type="float" office:value="93.4556427002" calcext:value-type="float">
            <text:p>93.4556427002</text:p>
          </table:table-cell>
          <table:table-cell office:value-type="float" office:value="-0.590723276138" calcext:value-type="float">
            <text:p>-0.5907232761</text:p>
          </table:table-cell>
          <table:table-cell office:value-type="float" office:value="-1.17818689346" calcext:value-type="float">
            <text:p>-1.1781868935</text:p>
          </table:table-cell>
          <table:table-cell office:value-type="float" office:value="93.4556427002" calcext:value-type="float">
            <text:p>93.4556427002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0.019" calcext:value-type="float">
            <text:p>0.019</text:p>
          </table:table-cell>
          <table:table-cell office:value-type="float" office:value="-2.071" calcext:value-type="float">
            <text:p>-2.071</text:p>
          </table:table-cell>
          <table:table-cell office:value-type="float" office:value="0.595262790417" calcext:value-type="float">
            <text:p>0.5952627904</text:p>
          </table:table-cell>
          <table:table-cell office:value-type="float" office:value="0.168113231659" calcext:value-type="float">
            <text:p>0.1681132317</text:p>
          </table:table-cell>
          <table:table-cell office:value-type="float" office:value="-1.17629730701" calcext:value-type="float">
            <text:p>-1.176297307</text:p>
          </table:table-cell>
          <table:table-cell office:value-type="float" office:value="91.7262954712" calcext:value-type="float">
            <text:p>91.7262954712</text:p>
          </table:table-cell>
          <table:table-cell office:value-type="float" office:value="-0.581886768341" calcext:value-type="float">
            <text:p>-0.5818867683</text:p>
          </table:table-cell>
          <table:table-cell office:value-type="float" office:value="-1.17629730701" calcext:value-type="float">
            <text:p>-1.176297307</text:p>
          </table:table-cell>
          <table:table-cell office:value-type="float" office:value="91.7262954712" calcext:value-type="float">
            <text:p>91.7262954712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0.022" calcext:value-type="float">
            <text:p>0.022</text:p>
          </table:table-cell>
          <table:table-cell office:value-type="float" office:value="-2.083" calcext:value-type="float">
            <text:p>-2.083</text:p>
          </table:table-cell>
          <table:table-cell office:value-type="float" office:value="0.582330649524" calcext:value-type="float">
            <text:p>0.5823306495</text:p>
          </table:table-cell>
          <table:table-cell office:value-type="float" office:value="0.17686599493" calcext:value-type="float">
            <text:p>0.1768659949</text:p>
          </table:table-cell>
          <table:table-cell office:value-type="float" office:value="-1.17341768742" calcext:value-type="float">
            <text:p>-1.1734176874</text:p>
          </table:table-cell>
          <table:table-cell office:value-type="float" office:value="90.0280838013" calcext:value-type="float">
            <text:p>90.0280838013</text:p>
          </table:table-cell>
          <table:table-cell office:value-type="float" office:value="-0.57313400507" calcext:value-type="float">
            <text:p>-0.5731340051</text:p>
          </table:table-cell>
          <table:table-cell office:value-type="float" office:value="-1.17341768742" calcext:value-type="float">
            <text:p>-1.1734176874</text:p>
          </table:table-cell>
          <table:table-cell office:value-type="float" office:value="90.0280838013" calcext:value-type="float">
            <text:p>90.0280838013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0.026" calcext:value-type="float">
            <text:p>0.026</text:p>
          </table:table-cell>
          <table:table-cell office:value-type="float" office:value="-2.093" calcext:value-type="float">
            <text:p>-2.093</text:p>
          </table:table-cell>
          <table:table-cell office:value-type="float" office:value="0.569249435166" calcext:value-type="float">
            <text:p>0.5692494352</text:p>
          </table:table-cell>
          <table:table-cell office:value-type="float" office:value="0.186323285103" calcext:value-type="float">
            <text:p>0.1863232851</text:p>
          </table:table-cell>
          <table:table-cell office:value-type="float" office:value="-1.16715419292" calcext:value-type="float">
            <text:p>-1.1671541929</text:p>
          </table:table-cell>
          <table:table-cell office:value-type="float" office:value="88.3910827637" calcext:value-type="float">
            <text:p>88.3910827637</text:p>
          </table:table-cell>
          <table:table-cell office:value-type="float" office:value="-0.563676714897" calcext:value-type="float">
            <text:p>-0.5636767149</text:p>
          </table:table-cell>
          <table:table-cell office:value-type="float" office:value="-1.16715419292" calcext:value-type="float">
            <text:p>-1.1671541929</text:p>
          </table:table-cell>
          <table:table-cell office:value-type="float" office:value="88.3910827637" calcext:value-type="float">
            <text:p>88.3910827637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0.029" calcext:value-type="float">
            <text:p>0.029</text:p>
          </table:table-cell>
          <table:table-cell office:value-type="float" office:value="-2.102" calcext:value-type="float">
            <text:p>-2.102</text:p>
          </table:table-cell>
          <table:table-cell office:value-type="float" office:value="0.556438010161" calcext:value-type="float">
            <text:p>0.5564380102</text:p>
          </table:table-cell>
          <table:table-cell office:value-type="float" office:value="0.196121573448" calcext:value-type="float">
            <text:p>0.1961215734</text:p>
          </table:table-cell>
          <table:table-cell office:value-type="float" office:value="-1.15960085392" calcext:value-type="float">
            <text:p>-1.1596008539</text:p>
          </table:table-cell>
          <table:table-cell office:value-type="float" office:value="86.8684768677" calcext:value-type="float">
            <text:p>86.8684768677</text:p>
          </table:table-cell>
          <table:table-cell office:value-type="float" office:value="-0.553878426552" calcext:value-type="float">
            <text:p>-0.5538784266</text:p>
          </table:table-cell>
          <table:table-cell office:value-type="float" office:value="-1.15960085392" calcext:value-type="float">
            <text:p>-1.1596008539</text:p>
          </table:table-cell>
          <table:table-cell office:value-type="float" office:value="86.8684768677" calcext:value-type="float">
            <text:p>86.8684768677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0.033" calcext:value-type="float">
            <text:p>0.033</text:p>
          </table:table-cell>
          <table:table-cell office:value-type="float" office:value="-2.11" calcext:value-type="float">
            <text:p>-2.11</text:p>
          </table:table-cell>
          <table:table-cell office:value-type="float" office:value="0.543912542529" calcext:value-type="float">
            <text:p>0.5439125425</text:p>
          </table:table-cell>
          <table:table-cell office:value-type="float" office:value="0.206773161888" calcext:value-type="float">
            <text:p>0.2067731619</text:p>
          </table:table-cell>
          <table:table-cell office:value-type="float" office:value="-1.15265882015" calcext:value-type="float">
            <text:p>-1.1526588202</text:p>
          </table:table-cell>
          <table:table-cell office:value-type="float" office:value="85.4027481079" calcext:value-type="float">
            <text:p>85.4027481079</text:p>
          </table:table-cell>
          <table:table-cell office:value-type="float" office:value="-0.543226838112" calcext:value-type="float">
            <text:p>-0.5432268381</text:p>
          </table:table-cell>
          <table:table-cell office:value-type="float" office:value="-1.15265882015" calcext:value-type="float">
            <text:p>-1.1526588202</text:p>
          </table:table-cell>
          <table:table-cell office:value-type="float" office:value="85.4027481079" calcext:value-type="float">
            <text:p>85.4027481079</text:p>
          </table:table-cell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0.036" calcext:value-type="float">
            <text:p>0.036</text:p>
          </table:table-cell>
          <table:table-cell office:value-type="float" office:value="-2.117" calcext:value-type="float">
            <text:p>-2.117</text:p>
          </table:table-cell>
          <table:table-cell office:value-type="float" office:value="0.532111636986" calcext:value-type="float">
            <text:p>0.532111637</text:p>
          </table:table-cell>
          <table:table-cell office:value-type="float" office:value="0.217619776726" calcext:value-type="float">
            <text:p>0.2176197767</text:p>
          </table:table-cell>
          <table:table-cell office:value-type="float" office:value="-1.14923894405" calcext:value-type="float">
            <text:p>-1.1492389441</text:p>
          </table:table-cell>
          <table:table-cell office:value-type="float" office:value="83.927406311" calcext:value-type="float">
            <text:p>83.927406311</text:p>
          </table:table-cell>
          <table:table-cell office:value-type="float" office:value="-0.532380223274" calcext:value-type="float">
            <text:p>-0.5323802233</text:p>
          </table:table-cell>
          <table:table-cell office:value-type="float" office:value="-1.14923894405" calcext:value-type="float">
            <text:p>-1.1492389441</text:p>
          </table:table-cell>
          <table:table-cell office:value-type="float" office:value="83.927406311" calcext:value-type="float">
            <text:p>83.9274063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4" calcext:value-type="float">
            <text:p>0.04</text:p>
          </table:table-cell>
          <table:table-cell office:value-type="float" office:value="-2.124" calcext:value-type="float">
            <text:p>-2.124</text:p>
          </table:table-cell>
          <table:table-cell office:value-type="float" office:value="0.520633394497" calcext:value-type="float">
            <text:p>0.5206333945</text:p>
          </table:table-cell>
          <table:table-cell office:value-type="float" office:value="0.226460635662" calcext:value-type="float">
            <text:p>0.2264606357</text:p>
          </table:table-cell>
          <table:table-cell office:value-type="float" office:value="-1.14825713634" calcext:value-type="float">
            <text:p>-1.1482571363</text:p>
          </table:table-cell>
          <table:table-cell office:value-type="float" office:value="82.4990386963" calcext:value-type="float">
            <text:p>82.4990386963</text:p>
          </table:table-cell>
          <table:table-cell office:value-type="float" office:value="-0.523539364338" calcext:value-type="float">
            <text:p>-0.5235393643</text:p>
          </table:table-cell>
          <table:table-cell office:value-type="float" office:value="-1.14825713634" calcext:value-type="float">
            <text:p>-1.1482571363</text:p>
          </table:table-cell>
          <table:table-cell office:value-type="float" office:value="82.4990386963" calcext:value-type="float">
            <text:p>82.4990386963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0.043" calcext:value-type="float">
            <text:p>0.043</text:p>
          </table:table-cell>
          <table:table-cell office:value-type="float" office:value="-2.13" calcext:value-type="float">
            <text:p>-2.13</text:p>
          </table:table-cell>
          <table:table-cell office:value-type="float" office:value="0.509060268013" calcext:value-type="float">
            <text:p>0.509060268</text:p>
          </table:table-cell>
          <table:table-cell office:value-type="float" office:value="0.235415041447" calcext:value-type="float">
            <text:p>0.2354150414</text:p>
          </table:table-cell>
          <table:table-cell office:value-type="float" office:value="-1.14895915985" calcext:value-type="float">
            <text:p>-1.1489591599</text:p>
          </table:table-cell>
          <table:table-cell office:value-type="float" office:value="81.0743255615" calcext:value-type="float">
            <text:p>81.0743255615</text:p>
          </table:table-cell>
          <table:table-cell office:value-type="float" office:value="-0.514584958553" calcext:value-type="float">
            <text:p>-0.5145849586</text:p>
          </table:table-cell>
          <table:table-cell office:value-type="float" office:value="-1.14895915985" calcext:value-type="float">
            <text:p>-1.1489591599</text:p>
          </table:table-cell>
          <table:table-cell office:value-type="float" office:value="81.0743255615" calcext:value-type="float">
            <text:p>81.0743255615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0.045" calcext:value-type="float">
            <text:p>0.045</text:p>
          </table:table-cell>
          <table:table-cell office:value-type="float" office:value="-2.134" calcext:value-type="float">
            <text:p>-2.134</text:p>
          </table:table-cell>
          <table:table-cell office:value-type="float" office:value="0.498261642412" calcext:value-type="float">
            <text:p>0.4982616424</text:p>
          </table:table-cell>
          <table:table-cell office:value-type="float" office:value="0.244265198708" calcext:value-type="float">
            <text:p>0.2442651987</text:p>
          </table:table-cell>
          <table:table-cell office:value-type="float" office:value="-1.15134990215" calcext:value-type="float">
            <text:p>-1.1513499022</text:p>
          </table:table-cell>
          <table:table-cell office:value-type="float" office:value="79.5918426514" calcext:value-type="float">
            <text:p>79.5918426514</text:p>
          </table:table-cell>
          <table:table-cell office:value-type="float" office:value="-0.505734801292" calcext:value-type="float">
            <text:p>-0.5057348013</text:p>
          </table:table-cell>
          <table:table-cell office:value-type="float" office:value="-1.15134990215" calcext:value-type="float">
            <text:p>-1.1513499022</text:p>
          </table:table-cell>
          <table:table-cell office:value-type="float" office:value="79.5918426514" calcext:value-type="float">
            <text:p>79.5918426514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0.047" calcext:value-type="float">
            <text:p>0.047</text:p>
          </table:table-cell>
          <table:table-cell office:value-type="float" office:value="-2.138" calcext:value-type="float">
            <text:p>-2.138</text:p>
          </table:table-cell>
          <table:table-cell office:value-type="float" office:value="0.486948509991" calcext:value-type="float">
            <text:p>0.48694851</text:p>
          </table:table-cell>
          <table:table-cell office:value-type="float" office:value="0.253741770983" calcext:value-type="float">
            <text:p>0.253741771</text:p>
          </table:table-cell>
          <table:table-cell office:value-type="float" office:value="-1.15174722672" calcext:value-type="float">
            <text:p>-1.1517472267</text:p>
          </table:table-cell>
          <table:table-cell office:value-type="float" office:value="78.1021652222" calcext:value-type="float">
            <text:p>78.1021652222</text:p>
          </table:table-cell>
          <table:table-cell office:value-type="float" office:value="-0.496258229017" calcext:value-type="float">
            <text:p>-0.496258229</text:p>
          </table:table-cell>
          <table:table-cell office:value-type="float" office:value="-1.15174722672" calcext:value-type="float">
            <text:p>-1.1517472267</text:p>
          </table:table-cell>
          <table:table-cell office:value-type="float" office:value="78.1021652222" calcext:value-type="float">
            <text:p>78.1021652222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0.049" calcext:value-type="float">
            <text:p>0.049</text:p>
          </table:table-cell>
          <table:table-cell office:value-type="float" office:value="-2.14" calcext:value-type="float">
            <text:p>-2.14</text:p>
          </table:table-cell>
          <table:table-cell office:value-type="float" office:value="0.475113181492" calcext:value-type="float">
            <text:p>0.4751131815</text:p>
          </table:table-cell>
          <table:table-cell office:value-type="float" office:value="0.263380408287" calcext:value-type="float">
            <text:p>0.2633804083</text:p>
          </table:table-cell>
          <table:table-cell office:value-type="float" office:value="-1.15198719501" calcext:value-type="float">
            <text:p>-1.151987195</text:p>
          </table:table-cell>
          <table:table-cell office:value-type="float" office:value="76.5603866577" calcext:value-type="float">
            <text:p>76.5603866577</text:p>
          </table:table-cell>
          <table:table-cell office:value-type="float" office:value="-0.486619591713" calcext:value-type="float">
            <text:p>-0.4866195917</text:p>
          </table:table-cell>
          <table:table-cell office:value-type="float" office:value="-1.15198719501" calcext:value-type="float">
            <text:p>-1.151987195</text:p>
          </table:table-cell>
          <table:table-cell office:value-type="float" office:value="76.5603866577" calcext:value-type="float">
            <text:p>76.5603866577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0.05" calcext:value-type="float">
            <text:p>0.05</text:p>
          </table:table-cell>
          <table:table-cell office:value-type="float" office:value="-2.141" calcext:value-type="float">
            <text:p>-2.141</text:p>
          </table:table-cell>
          <table:table-cell office:value-type="float" office:value="0.463634336185" calcext:value-type="float">
            <text:p>0.4636343362</text:p>
          </table:table-cell>
          <table:table-cell office:value-type="float" office:value="0.272842794657" calcext:value-type="float">
            <text:p>0.2728427947</text:p>
          </table:table-cell>
          <table:table-cell office:value-type="float" office:value="-1.15394222736" calcext:value-type="float">
            <text:p>-1.1539422274</text:p>
          </table:table-cell>
          <table:table-cell office:value-type="float" office:value="74.9493484497" calcext:value-type="float">
            <text:p>74.9493484497</text:p>
          </table:table-cell>
          <table:table-cell office:value-type="float" office:value="-0.477157205343" calcext:value-type="float">
            <text:p>-0.4771572053</text:p>
          </table:table-cell>
          <table:table-cell office:value-type="float" office:value="-1.15394222736" calcext:value-type="float">
            <text:p>-1.1539422274</text:p>
          </table:table-cell>
          <table:table-cell office:value-type="float" office:value="74.9493484497" calcext:value-type="float">
            <text:p>74.9493484497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0.05" calcext:value-type="float">
            <text:p>0.05</text:p>
          </table:table-cell>
          <table:table-cell office:value-type="float" office:value="-2.142" calcext:value-type="float">
            <text:p>-2.142</text:p>
          </table:table-cell>
          <table:table-cell office:value-type="float" office:value="0.451184933043" calcext:value-type="float">
            <text:p>0.451184933</text:p>
          </table:table-cell>
          <table:table-cell office:value-type="float" office:value="0.282485693693" calcext:value-type="float">
            <text:p>0.2824856937</text:p>
          </table:table-cell>
          <table:table-cell office:value-type="float" office:value="-1.15484333038" calcext:value-type="float">
            <text:p>-1.1548433304</text:p>
          </table:table-cell>
          <table:table-cell office:value-type="float" office:value="73.3053817749" calcext:value-type="float">
            <text:p>73.3053817749</text:p>
          </table:table-cell>
          <table:table-cell office:value-type="float" office:value="-0.467514306307" calcext:value-type="float">
            <text:p>-0.4675143063</text:p>
          </table:table-cell>
          <table:table-cell office:value-type="float" office:value="-1.15484333038" calcext:value-type="float">
            <text:p>-1.1548433304</text:p>
          </table:table-cell>
          <table:table-cell office:value-type="float" office:value="73.3053817749" calcext:value-type="float">
            <text:p>73.3053817749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0.05" calcext:value-type="float">
            <text:p>0.05</text:p>
          </table:table-cell>
          <table:table-cell office:value-type="float" office:value="-2.142" calcext:value-type="float">
            <text:p>-2.142</text:p>
          </table:table-cell>
          <table:table-cell office:value-type="float" office:value="0.438197714585" calcext:value-type="float">
            <text:p>0.4381977146</text:p>
          </table:table-cell>
          <table:table-cell office:value-type="float" office:value="0.29037502408" calcext:value-type="float">
            <text:p>0.2903750241</text:p>
          </table:table-cell>
          <table:table-cell office:value-type="float" office:value="-1.15861332417" calcext:value-type="float">
            <text:p>-1.1586133242</text:p>
          </table:table-cell>
          <table:table-cell office:value-type="float" office:value="71.6720809937" calcext:value-type="float">
            <text:p>71.6720809937</text:p>
          </table:table-cell>
          <table:table-cell office:value-type="float" office:value="-0.45962497592" calcext:value-type="float">
            <text:p>-0.4596249759</text:p>
          </table:table-cell>
          <table:table-cell office:value-type="float" office:value="-1.15861332417" calcext:value-type="float">
            <text:p>-1.1586133242</text:p>
          </table:table-cell>
          <table:table-cell office:value-type="float" office:value="71.6720809937" calcext:value-type="float">
            <text:p>71.6720809937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0.049" calcext:value-type="float">
            <text:p>0.049</text:p>
          </table:table-cell>
          <table:table-cell office:value-type="float" office:value="-2.141" calcext:value-type="float">
            <text:p>-2.141</text:p>
          </table:table-cell>
          <table:table-cell office:value-type="float" office:value="0.424213016498" calcext:value-type="float">
            <text:p>0.4242130165</text:p>
          </table:table-cell>
          <table:table-cell office:value-type="float" office:value="0.298407435417" calcext:value-type="float">
            <text:p>0.2984074354</text:p>
          </table:table-cell>
          <table:table-cell office:value-type="float" office:value="-1.16288900375" calcext:value-type="float">
            <text:p>-1.1628890038</text:p>
          </table:table-cell>
          <table:table-cell office:value-type="float" office:value="70.0095825195" calcext:value-type="float">
            <text:p>70.0095825195</text:p>
          </table:table-cell>
          <table:table-cell office:value-type="float" office:value="-0.451592564583" calcext:value-type="float">
            <text:p>-0.4515925646</text:p>
          </table:table-cell>
          <table:table-cell office:value-type="float" office:value="-1.16288900375" calcext:value-type="float">
            <text:p>-1.1628890038</text:p>
          </table:table-cell>
          <table:table-cell office:value-type="float" office:value="70.0095825195" calcext:value-type="float">
            <text:p>70.0095825195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0.049" calcext:value-type="float">
            <text:p>0.049</text:p>
          </table:table-cell>
          <table:table-cell office:value-type="float" office:value="-2.14" calcext:value-type="float">
            <text:p>-2.14</text:p>
          </table:table-cell>
          <table:table-cell office:value-type="float" office:value="0.409670337682" calcext:value-type="float">
            <text:p>0.4096703377</text:p>
          </table:table-cell>
          <table:table-cell office:value-type="float" office:value="0.306380659342" calcext:value-type="float">
            <text:p>0.3063806593</text:p>
          </table:table-cell>
          <table:table-cell office:value-type="float" office:value="-1.16699016094" calcext:value-type="float">
            <text:p>-1.1669901609</text:p>
          </table:table-cell>
          <table:table-cell office:value-type="float" office:value="68.3819351196" calcext:value-type="float">
            <text:p>68.3819351196</text:p>
          </table:table-cell>
          <table:table-cell office:value-type="float" office:value="-0.443619340658" calcext:value-type="float">
            <text:p>-0.4436193407</text:p>
          </table:table-cell>
          <table:table-cell office:value-type="float" office:value="-1.16699016094" calcext:value-type="float">
            <text:p>-1.1669901609</text:p>
          </table:table-cell>
          <table:table-cell office:value-type="float" office:value="68.3819351196" calcext:value-type="float">
            <text:p>68.38193511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48" calcext:value-type="float">
            <text:p>0.048</text:p>
          </table:table-cell>
          <table:table-cell office:value-type="float" office:value="-2.139" calcext:value-type="float">
            <text:p>-2.139</text:p>
          </table:table-cell>
          <table:table-cell office:value-type="float" office:value="0.395482071761" calcext:value-type="float">
            <text:p>0.3954820718</text:p>
          </table:table-cell>
          <table:table-cell office:value-type="float" office:value="0.317084908485" calcext:value-type="float">
            <text:p>0.3170849085</text:p>
          </table:table-cell>
          <table:table-cell office:value-type="float" office:value="-1.1685090065" calcext:value-type="float">
            <text:p>-1.1685090065</text:p>
          </table:table-cell>
          <table:table-cell office:value-type="float" office:value="66.7705307007" calcext:value-type="float">
            <text:p>66.7705307007</text:p>
          </table:table-cell>
          <table:table-cell office:value-type="float" office:value="-0.432915091515" calcext:value-type="float">
            <text:p>-0.4329150915</text:p>
          </table:table-cell>
          <table:table-cell office:value-type="float" office:value="-1.1685090065" calcext:value-type="float">
            <text:p>-1.1685090065</text:p>
          </table:table-cell>
          <table:table-cell office:value-type="float" office:value="66.7705307007" calcext:value-type="float">
            <text:p>66.7705307007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0.047" calcext:value-type="float">
            <text:p>0.047</text:p>
          </table:table-cell>
          <table:table-cell office:value-type="float" office:value="-2.138" calcext:value-type="float">
            <text:p>-2.138</text:p>
          </table:table-cell>
          <table:table-cell office:value-type="float" office:value="0.381198793175" calcext:value-type="float">
            <text:p>0.3811987932</text:p>
          </table:table-cell>
          <table:table-cell office:value-type="float" office:value="0.327496439219" calcext:value-type="float">
            <text:p>0.3274964392</text:p>
          </table:table-cell>
          <table:table-cell office:value-type="float" office:value="-1.17109084129" calcext:value-type="float">
            <text:p>-1.1710908413</text:p>
          </table:table-cell>
          <table:table-cell office:value-type="float" office:value="65.1690444946" calcext:value-type="float">
            <text:p>65.1690444946</text:p>
          </table:table-cell>
          <table:table-cell office:value-type="float" office:value="-0.422503560781" calcext:value-type="float">
            <text:p>-0.4225035608</text:p>
          </table:table-cell>
          <table:table-cell office:value-type="float" office:value="-1.17109084129" calcext:value-type="float">
            <text:p>-1.1710908413</text:p>
          </table:table-cell>
          <table:table-cell office:value-type="float" office:value="65.1690444946" calcext:value-type="float">
            <text:p>65.1690444946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0.045" calcext:value-type="float">
            <text:p>0.045</text:p>
          </table:table-cell>
          <table:table-cell office:value-type="float" office:value="-2.137" calcext:value-type="float">
            <text:p>-2.137</text:p>
          </table:table-cell>
          <table:table-cell office:value-type="float" office:value="0.366823933412" calcext:value-type="float">
            <text:p>0.3668239334</text:p>
          </table:table-cell>
          <table:table-cell office:value-type="float" office:value="0.336206167936" calcext:value-type="float">
            <text:p>0.3362061679</text:p>
          </table:table-cell>
          <table:table-cell office:value-type="float" office:value="-1.17504394054" calcext:value-type="float">
            <text:p>-1.1750439405</text:p>
          </table:table-cell>
          <table:table-cell office:value-type="float" office:value="63.5887947083" calcext:value-type="float">
            <text:p>63.5887947083</text:p>
          </table:table-cell>
          <table:table-cell office:value-type="float" office:value="-0.413793832064" calcext:value-type="float">
            <text:p>-0.4137938321</text:p>
          </table:table-cell>
          <table:table-cell office:value-type="float" office:value="-1.17504394054" calcext:value-type="float">
            <text:p>-1.1750439405</text:p>
          </table:table-cell>
          <table:table-cell office:value-type="float" office:value="63.5887947083" calcext:value-type="float">
            <text:p>63.5887947083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0.044" calcext:value-type="float">
            <text:p>0.044</text:p>
          </table:table-cell>
          <table:table-cell office:value-type="float" office:value="-2.136" calcext:value-type="float">
            <text:p>-2.136</text:p>
          </table:table-cell>
          <table:table-cell office:value-type="float" office:value="0.352828833989" calcext:value-type="float">
            <text:p>0.352828834</text:p>
          </table:table-cell>
          <table:table-cell office:value-type="float" office:value="0.345747947693" calcext:value-type="float">
            <text:p>0.3457479477</text:p>
          </table:table-cell>
          <table:table-cell office:value-type="float" office:value="-1.17946505547" calcext:value-type="float">
            <text:p>-1.1794650555</text:p>
          </table:table-cell>
          <table:table-cell office:value-type="float" office:value="61.9839324951" calcext:value-type="float">
            <text:p>61.9839324951</text:p>
          </table:table-cell>
          <table:table-cell office:value-type="float" office:value="-0.404252052307" calcext:value-type="float">
            <text:p>-0.4042520523</text:p>
          </table:table-cell>
          <table:table-cell office:value-type="float" office:value="-1.17946505547" calcext:value-type="float">
            <text:p>-1.1794650555</text:p>
          </table:table-cell>
          <table:table-cell office:value-type="float" office:value="61.9839324951" calcext:value-type="float">
            <text:p>61.9839324951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0.043" calcext:value-type="float">
            <text:p>0.043</text:p>
          </table:table-cell>
          <table:table-cell office:value-type="float" office:value="-2.135" calcext:value-type="float">
            <text:p>-2.135</text:p>
          </table:table-cell>
          <table:table-cell office:value-type="float" office:value="0.33922474463" calcext:value-type="float">
            <text:p>0.3392247446</text:p>
          </table:table-cell>
          <table:table-cell office:value-type="float" office:value="0.3548361063" calcext:value-type="float">
            <text:p>0.3548361063</text:p>
          </table:table-cell>
          <table:table-cell office:value-type="float" office:value="-1.18490386009" calcext:value-type="float">
            <text:p>-1.1849038601</text:p>
          </table:table-cell>
          <table:table-cell office:value-type="float" office:value="60.3563652039" calcext:value-type="float">
            <text:p>60.3563652039</text:p>
          </table:table-cell>
          <table:table-cell office:value-type="float" office:value="-0.3951638937" calcext:value-type="float">
            <text:p>-0.3951638937</text:p>
          </table:table-cell>
          <table:table-cell office:value-type="float" office:value="-1.18490386009" calcext:value-type="float">
            <text:p>-1.1849038601</text:p>
          </table:table-cell>
          <table:table-cell office:value-type="float" office:value="60.3563652039" calcext:value-type="float">
            <text:p>60.3563652039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0.042" calcext:value-type="float">
            <text:p>0.042</text:p>
          </table:table-cell>
          <table:table-cell office:value-type="float" office:value="-2.135" calcext:value-type="float">
            <text:p>-2.135</text:p>
          </table:table-cell>
          <table:table-cell office:value-type="float" office:value="0.325549334518" calcext:value-type="float">
            <text:p>0.3255493345</text:p>
          </table:table-cell>
          <table:table-cell office:value-type="float" office:value="0.362541139126" calcext:value-type="float">
            <text:p>0.3625411391</text:p>
          </table:table-cell>
          <table:table-cell office:value-type="float" office:value="-1.19115662575" calcext:value-type="float">
            <text:p>-1.1911566258</text:p>
          </table:table-cell>
          <table:table-cell office:value-type="float" office:value="58.7525291443" calcext:value-type="float">
            <text:p>58.7525291443</text:p>
          </table:table-cell>
          <table:table-cell office:value-type="float" office:value="-0.387458860874" calcext:value-type="float">
            <text:p>-0.3874588609</text:p>
          </table:table-cell>
          <table:table-cell office:value-type="float" office:value="-1.19115662575" calcext:value-type="float">
            <text:p>-1.1911566258</text:p>
          </table:table-cell>
          <table:table-cell office:value-type="float" office:value="58.7525291443" calcext:value-type="float">
            <text:p>58.7525291443</text:p>
          </table:table-cell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0.042" calcext:value-type="float">
            <text:p>0.042</text:p>
          </table:table-cell>
          <table:table-cell office:value-type="float" office:value="-2.134" calcext:value-type="float">
            <text:p>-2.134</text:p>
          </table:table-cell>
          <table:table-cell office:value-type="float" office:value="0.311805478857" calcext:value-type="float">
            <text:p>0.3118054789</text:p>
          </table:table-cell>
          <table:table-cell office:value-type="float" office:value="-0.196597456932" calcext:value-type="float">
            <text:p>-0.1965974569</text:p>
          </table:table-cell>
          <table:table-cell office:value-type="float" office:value="-0.530988514423" calcext:value-type="float">
            <text:p>-0.5309885144</text:p>
          </table:table-cell>
          <table:table-cell office:value-type="float" office:value="58.5024681091" calcext:value-type="float">
            <text:p>58.5024681091</text:p>
          </table:table-cell>
          <table:table-cell office:value-type="float" office:value="-0.946597456932" calcext:value-type="float">
            <text:p>-0.9465974569</text:p>
          </table:table-cell>
          <table:table-cell office:value-type="float" office:value="-0.530988514423" calcext:value-type="float">
            <text:p>-0.5309885144</text:p>
          </table:table-cell>
          <table:table-cell office:value-type="float" office:value="58.5024681091" calcext:value-type="float">
            <text:p>58.5024681091</text:p>
          </table:table-cell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0.041" calcext:value-type="float">
            <text:p>0.041</text:p>
          </table:table-cell>
          <table:table-cell office:value-type="float" office:value="-2.133" calcext:value-type="float">
            <text:p>-2.133</text:p>
          </table:table-cell>
          <table:table-cell office:value-type="float" office:value="0.297996067243" calcext:value-type="float">
            <text:p>0.2979960672</text:p>
          </table:table-cell>
          <table:table-cell office:value-type="float" office:value="-0.298152327538" calcext:value-type="float">
            <text:p>-0.2981523275</text:p>
          </table:table-cell>
          <table:table-cell office:value-type="float" office:value="-0.378504902124" calcext:value-type="float">
            <text:p>-0.3785049021</text:p>
          </table:table-cell>
          <table:table-cell office:value-type="float" office:value="57.1098632812" calcext:value-type="float">
            <text:p>57.1098632812</text:p>
          </table:table-cell>
          <table:table-cell office:value-type="float" office:value="-1.04815232754" calcext:value-type="float">
            <text:p>-1.0481523275</text:p>
          </table:table-cell>
          <table:table-cell office:value-type="float" office:value="-0.378504902124" calcext:value-type="float">
            <text:p>-0.3785049021</text:p>
          </table:table-cell>
          <table:table-cell office:value-type="float" office:value="57.1098632812" calcext:value-type="float">
            <text:p>57.1098632812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0.04" calcext:value-type="float">
            <text:p>0.04</text:p>
          </table:table-cell>
          <table:table-cell office:value-type="float" office:value="-2.133" calcext:value-type="float">
            <text:p>-2.133</text:p>
          </table:table-cell>
          <table:table-cell office:value-type="float" office:value="0.283644573788" calcext:value-type="float">
            <text:p>0.2836445738</text:p>
          </table:table-cell>
          <table:table-cell office:value-type="float" office:value="-0.289362549782" calcext:value-type="float">
            <text:p>-0.2893625498</text:p>
          </table:table-cell>
          <table:table-cell office:value-type="float" office:value="-0.384581953287" calcext:value-type="float">
            <text:p>-0.3845819533</text:p>
          </table:table-cell>
          <table:table-cell office:value-type="float" office:value="55.4374465942" calcext:value-type="float">
            <text:p>55.4374465942</text:p>
          </table:table-cell>
          <table:table-cell office:value-type="float" office:value="-1.03936254978" calcext:value-type="float">
            <text:p>-1.0393625498</text:p>
          </table:table-cell>
          <table:table-cell office:value-type="float" office:value="-0.384581953287" calcext:value-type="float">
            <text:p>-0.3845819533</text:p>
          </table:table-cell>
          <table:table-cell office:value-type="float" office:value="55.4374465942" calcext:value-type="float">
            <text:p>55.4374465942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0.039" calcext:value-type="float">
            <text:p>0.039</text:p>
          </table:table-cell>
          <table:table-cell office:value-type="float" office:value="-2.132" calcext:value-type="float">
            <text:p>-2.132</text:p>
          </table:table-cell>
          <table:table-cell office:value-type="float" office:value="0.269229261499" calcext:value-type="float">
            <text:p>0.2692292615</text:p>
          </table:table-cell>
          <table:table-cell office:value-type="float" office:value="-0.280925512314" calcext:value-type="float">
            <text:p>-0.2809255123</text:p>
          </table:table-cell>
          <table:table-cell office:value-type="float" office:value="-0.390908777714" calcext:value-type="float">
            <text:p>-0.3909087777</text:p>
          </table:table-cell>
          <table:table-cell office:value-type="float" office:value="53.7831687927" calcext:value-type="float">
            <text:p>53.7831687927</text:p>
          </table:table-cell>
          <table:table-cell office:value-type="float" office:value="-1.03092551231" calcext:value-type="float">
            <text:p>-1.0309255123</text:p>
          </table:table-cell>
          <table:table-cell office:value-type="float" office:value="-0.390908777714" calcext:value-type="float">
            <text:p>-0.3909087777</text:p>
          </table:table-cell>
          <table:table-cell office:value-type="float" office:value="53.7831687927" calcext:value-type="float">
            <text:p>53.783168792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39" calcext:value-type="float">
            <text:p>0.039</text:p>
          </table:table-cell>
          <table:table-cell office:value-type="float" office:value="-2.132" calcext:value-type="float">
            <text:p>-2.132</text:p>
          </table:table-cell>
          <table:table-cell office:value-type="float" office:value="0.253786240489" calcext:value-type="float">
            <text:p>0.2537862405</text:p>
          </table:table-cell>
          <table:table-cell office:value-type="float" office:value="-0.303579449654" calcext:value-type="float">
            <text:p>-0.3035794497</text:p>
          </table:table-cell>
          <table:table-cell office:value-type="float" office:value="-0.343515336514" calcext:value-type="float">
            <text:p>-0.3435153365</text:p>
          </table:table-cell>
          <table:table-cell office:value-type="float" office:value="52.2096366882" calcext:value-type="float">
            <text:p>52.2096366882</text:p>
          </table:table-cell>
          <table:table-cell office:value-type="float" office:value="-1.05357944965" calcext:value-type="float">
            <text:p>-1.0535794497</text:p>
          </table:table-cell>
          <table:table-cell office:value-type="float" office:value="-0.343515336514" calcext:value-type="float">
            <text:p>-0.3435153365</text:p>
          </table:table-cell>
          <table:table-cell office:value-type="float" office:value="52.2096366882" calcext:value-type="float">
            <text:p>52.2096366882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0.039" calcext:value-type="float">
            <text:p>0.039</text:p>
          </table:table-cell>
          <table:table-cell office:value-type="float" office:value="-2.132" calcext:value-type="float">
            <text:p>-2.132</text:p>
          </table:table-cell>
          <table:table-cell office:value-type="float" office:value="0.239249329214" calcext:value-type="float">
            <text:p>0.2392493292</text:p>
          </table:table-cell>
          <table:table-cell office:value-type="float" office:value="-0.324939489365" calcext:value-type="float">
            <text:p>-0.3249394894</text:p>
          </table:table-cell>
          <table:table-cell office:value-type="float" office:value="-0.288070440292" calcext:value-type="float">
            <text:p>-0.2880704403</text:p>
          </table:table-cell>
          <table:table-cell office:value-type="float" office:value="50.6537437439" calcext:value-type="float">
            <text:p>50.6537437439</text:p>
          </table:table-cell>
          <table:table-cell office:value-type="float" office:value="-1.07493948936" calcext:value-type="float">
            <text:p>-1.0749394894</text:p>
          </table:table-cell>
          <table:table-cell office:value-type="float" office:value="-0.288070440292" calcext:value-type="float">
            <text:p>-0.2880704403</text:p>
          </table:table-cell>
          <table:table-cell office:value-type="float" office:value="50.6537437439" calcext:value-type="float">
            <text:p>50.6537437439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0.038" calcext:value-type="float">
            <text:p>0.038</text:p>
          </table:table-cell>
          <table:table-cell office:value-type="float" office:value="-2.132" calcext:value-type="float">
            <text:p>-2.132</text:p>
          </table:table-cell>
          <table:table-cell office:value-type="float" office:value="0.224171341018" calcext:value-type="float">
            <text:p>0.224171341</text:p>
          </table:table-cell>
          <table:table-cell office:value-type="float" office:value="-0.323440670967" calcext:value-type="float">
            <text:p>-0.323440671</text:p>
          </table:table-cell>
          <table:table-cell office:value-type="float" office:value="-0.278143376112" calcext:value-type="float">
            <text:p>-0.2781433761</text:p>
          </table:table-cell>
          <table:table-cell office:value-type="float" office:value="49.047328949" calcext:value-type="float">
            <text:p>49.047328949</text:p>
          </table:table-cell>
          <table:table-cell office:value-type="float" office:value="-1.07344067097" calcext:value-type="float">
            <text:p>-1.073440671</text:p>
          </table:table-cell>
          <table:table-cell office:value-type="float" office:value="-0.278143376112" calcext:value-type="float">
            <text:p>-0.2781433761</text:p>
          </table:table-cell>
          <table:table-cell office:value-type="float" office:value="49.047328949" calcext:value-type="float">
            <text:p>49.047328949</text:p>
          </table:table-cell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0.038" calcext:value-type="float">
            <text:p>0.038</text:p>
          </table:table-cell>
          <table:table-cell office:value-type="float" office:value="-2.132" calcext:value-type="float">
            <text:p>-2.132</text:p>
          </table:table-cell>
          <table:table-cell office:value-type="float" office:value="0.209528424184" calcext:value-type="float">
            <text:p>0.2095284242</text:p>
          </table:table-cell>
          <table:table-cell office:value-type="float" office:value="-0.319864988327" calcext:value-type="float">
            <text:p>-0.3198649883</text:p>
          </table:table-cell>
          <table:table-cell office:value-type="float" office:value="-0.264421224594" calcext:value-type="float">
            <text:p>-0.2644212246</text:p>
          </table:table-cell>
          <table:table-cell office:value-type="float" office:value="47.4294967651" calcext:value-type="float">
            <text:p>47.4294967651</text:p>
          </table:table-cell>
          <table:table-cell office:value-type="float" office:value="-1.06986498833" calcext:value-type="float">
            <text:p>-1.0698649883</text:p>
          </table:table-cell>
          <table:table-cell office:value-type="float" office:value="-0.264421224594" calcext:value-type="float">
            <text:p>-0.2644212246</text:p>
          </table:table-cell>
          <table:table-cell office:value-type="float" office:value="47.4294967651" calcext:value-type="float">
            <text:p>47.4294967651</text:p>
          </table:table-cell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0.038" calcext:value-type="float">
            <text:p>0.038</text:p>
          </table:table-cell>
          <table:table-cell office:value-type="float" office:value="-2.131" calcext:value-type="float">
            <text:p>-2.131</text:p>
          </table:table-cell>
          <table:table-cell office:value-type="float" office:value="0.195328757646" calcext:value-type="float">
            <text:p>0.1953287576</text:p>
          </table:table-cell>
          <table:table-cell office:value-type="float" office:value="-0.312034130096" calcext:value-type="float">
            <text:p>-0.3120341301</text:p>
          </table:table-cell>
          <table:table-cell office:value-type="float" office:value="-0.261829823256" calcext:value-type="float">
            <text:p>-0.2618298233</text:p>
          </table:table-cell>
          <table:table-cell office:value-type="float" office:value="45.8042221069" calcext:value-type="float">
            <text:p>45.8042221069</text:p>
          </table:table-cell>
          <table:table-cell office:value-type="float" office:value="-1.0620341301" calcext:value-type="float">
            <text:p>-1.0620341301</text:p>
          </table:table-cell>
          <table:table-cell office:value-type="float" office:value="-0.261829823256" calcext:value-type="float">
            <text:p>-0.2618298233</text:p>
          </table:table-cell>
          <table:table-cell office:value-type="float" office:value="45.8042221069" calcext:value-type="float">
            <text:p>45.8042221069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0.037" calcext:value-type="float">
            <text:p>0.037</text:p>
          </table:table-cell>
          <table:table-cell office:value-type="float" office:value="-2.131" calcext:value-type="float">
            <text:p>-2.131</text:p>
          </table:table-cell>
          <table:table-cell office:value-type="float" office:value="0.180596267894" calcext:value-type="float">
            <text:p>0.1805962679</text:p>
          </table:table-cell>
          <table:table-cell office:value-type="float" office:value="-0.301255822182" calcext:value-type="float">
            <text:p>-0.3012558222</text:p>
          </table:table-cell>
          <table:table-cell office:value-type="float" office:value="-0.263321816921" calcext:value-type="float">
            <text:p>-0.2633218169</text:p>
          </table:table-cell>
          <table:table-cell office:value-type="float" office:value="44.1813240051" calcext:value-type="float">
            <text:p>44.1813240051</text:p>
          </table:table-cell>
          <table:table-cell office:value-type="float" office:value="-1.05125582218" calcext:value-type="float">
            <text:p>-1.0512558222</text:p>
          </table:table-cell>
          <table:table-cell office:value-type="float" office:value="-0.263321816921" calcext:value-type="float">
            <text:p>-0.2633218169</text:p>
          </table:table-cell>
          <table:table-cell office:value-type="float" office:value="44.1813240051" calcext:value-type="float">
            <text:p>44.1813240051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0.037" calcext:value-type="float">
            <text:p>0.037</text:p>
          </table:table-cell>
          <table:table-cell office:value-type="float" office:value="-2.131" calcext:value-type="float">
            <text:p>-2.131</text:p>
          </table:table-cell>
          <table:table-cell office:value-type="float" office:value="0.16631620175" calcext:value-type="float">
            <text:p>0.1663162018</text:p>
          </table:table-cell>
          <table:table-cell office:value-type="float" office:value="-0.288742303848" calcext:value-type="float">
            <text:p>-0.2887423038</text:p>
          </table:table-cell>
          <table:table-cell office:value-type="float" office:value="-0.269965022802" calcext:value-type="float">
            <text:p>-0.2699650228</text:p>
          </table:table-cell>
          <table:table-cell office:value-type="float" office:value="42.5119361877" calcext:value-type="float">
            <text:p>42.5119361877</text:p>
          </table:table-cell>
          <table:table-cell office:value-type="float" office:value="-1.03874230385" calcext:value-type="float">
            <text:p>-1.0387423039</text:p>
          </table:table-cell>
          <table:table-cell office:value-type="float" office:value="-0.269965022802" calcext:value-type="float">
            <text:p>-0.2699650228</text:p>
          </table:table-cell>
          <table:table-cell office:value-type="float" office:value="42.5119361877" calcext:value-type="float">
            <text:p>42.5119361877</text:p>
          </table:table-cell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0.037" calcext:value-type="float">
            <text:p>0.037</text:p>
          </table:table-cell>
          <table:table-cell office:value-type="float" office:value="-2.131" calcext:value-type="float">
            <text:p>-2.131</text:p>
          </table:table-cell>
          <table:table-cell office:value-type="float" office:value="0.1515069591" calcext:value-type="float">
            <text:p>0.1515069591</text:p>
          </table:table-cell>
          <table:table-cell office:value-type="float" office:value="-0.268251657486" calcext:value-type="float">
            <text:p>-0.2682516575</text:p>
          </table:table-cell>
          <table:table-cell office:value-type="float" office:value="-0.281379550695" calcext:value-type="float">
            <text:p>-0.2813795507</text:p>
          </table:table-cell>
          <table:table-cell office:value-type="float" office:value="40.8332939148" calcext:value-type="float">
            <text:p>40.8332939148</text:p>
          </table:table-cell>
          <table:table-cell office:value-type="float" office:value="-1.01825165749" calcext:value-type="float">
            <text:p>-1.0182516575</text:p>
          </table:table-cell>
          <table:table-cell office:value-type="float" office:value="-0.281379550695" calcext:value-type="float">
            <text:p>-0.2813795507</text:p>
          </table:table-cell>
          <table:table-cell office:value-type="float" office:value="40.8332939148" calcext:value-type="float">
            <text:p>40.8332939148</text:p>
          </table:table-cell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0.037" calcext:value-type="float">
            <text:p>0.037</text:p>
          </table:table-cell>
          <table:table-cell office:value-type="float" office:value="-2.131" calcext:value-type="float">
            <text:p>-2.131</text:p>
          </table:table-cell>
          <table:table-cell office:value-type="float" office:value="0.136663628023" calcext:value-type="float">
            <text:p>0.136663628</text:p>
          </table:table-cell>
          <table:table-cell office:value-type="float" office:value="-0.259215950966" calcext:value-type="float">
            <text:p>-0.259215951</text:p>
          </table:table-cell>
          <table:table-cell office:value-type="float" office:value="-0.289982169867" calcext:value-type="float">
            <text:p>-0.2899821699</text:p>
          </table:table-cell>
          <table:table-cell office:value-type="float" office:value="39.2409477234" calcext:value-type="float">
            <text:p>39.2409477234</text:p>
          </table:table-cell>
          <table:table-cell office:value-type="float" office:value="-1.00921595097" calcext:value-type="float">
            <text:p>-1.009215951</text:p>
          </table:table-cell>
          <table:table-cell office:value-type="float" office:value="-0.289982169867" calcext:value-type="float">
            <text:p>-0.2899821699</text:p>
          </table:table-cell>
          <table:table-cell office:value-type="float" office:value="39.2409477234" calcext:value-type="float">
            <text:p>39.2409477234</text:p>
          </table:table-cell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0.036" calcext:value-type="float">
            <text:p>0.036</text:p>
          </table:table-cell>
          <table:table-cell office:value-type="float" office:value="-2.131" calcext:value-type="float">
            <text:p>-2.131</text:p>
          </table:table-cell>
          <table:table-cell office:value-type="float" office:value="0.122285810935" calcext:value-type="float">
            <text:p>0.1222858109</text:p>
          </table:table-cell>
          <table:table-cell office:value-type="float" office:value="-0.245845079422" calcext:value-type="float">
            <text:p>-0.2458450794</text:p>
          </table:table-cell>
          <table:table-cell office:value-type="float" office:value="-0.302948534489" calcext:value-type="float">
            <text:p>-0.3029485345</text:p>
          </table:table-cell>
          <table:table-cell office:value-type="float" office:value="37.6331710815" calcext:value-type="float">
            <text:p>37.6331710815</text:p>
          </table:table-cell>
          <table:table-cell office:value-type="float" office:value="-0.995845079422" calcext:value-type="float">
            <text:p>-0.9958450794</text:p>
          </table:table-cell>
          <table:table-cell office:value-type="float" office:value="-0.302948534489" calcext:value-type="float">
            <text:p>-0.3029485345</text:p>
          </table:table-cell>
          <table:table-cell office:value-type="float" office:value="37.6331710815" calcext:value-type="float">
            <text:p>37.63317108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36" calcext:value-type="float">
            <text:p>0.036</text:p>
          </table:table-cell>
          <table:table-cell office:value-type="float" office:value="-2.131" calcext:value-type="float">
            <text:p>-2.131</text:p>
          </table:table-cell>
          <table:table-cell office:value-type="float" office:value="0.106888066256" calcext:value-type="float">
            <text:p>0.1068880663</text:p>
          </table:table-cell>
          <table:table-cell office:value-type="float" office:value="-0.231585085392" calcext:value-type="float">
            <text:p>-0.2315850854</text:p>
          </table:table-cell>
          <table:table-cell office:value-type="float" office:value="-0.318816572428" calcext:value-type="float">
            <text:p>-0.3188165724</text:p>
          </table:table-cell>
          <table:table-cell office:value-type="float" office:value="35.9684638977" calcext:value-type="float">
            <text:p>35.9684638977</text:p>
          </table:table-cell>
          <table:table-cell office:value-type="float" office:value="-0.981585085392" calcext:value-type="float">
            <text:p>-0.9815850854</text:p>
          </table:table-cell>
          <table:table-cell office:value-type="float" office:value="-0.318816572428" calcext:value-type="float">
            <text:p>-0.3188165724</text:p>
          </table:table-cell>
          <table:table-cell office:value-type="float" office:value="35.9684638977" calcext:value-type="float">
            <text:p>35.9684638977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0.036" calcext:value-type="float">
            <text:p>0.036</text:p>
          </table:table-cell>
          <table:table-cell office:value-type="float" office:value="-2.131" calcext:value-type="float">
            <text:p>-2.131</text:p>
          </table:table-cell>
          <table:table-cell office:value-type="float" office:value="0.0919625349409" calcext:value-type="float">
            <text:p>0.0919625349</text:p>
          </table:table-cell>
          <table:table-cell office:value-type="float" office:value="-0.220831573009" calcext:value-type="float">
            <text:p>-0.220831573</text:p>
          </table:table-cell>
          <table:table-cell office:value-type="float" office:value="-0.331777691841" calcext:value-type="float">
            <text:p>-0.3317776918</text:p>
          </table:table-cell>
          <table:table-cell office:value-type="float" office:value="34.3346557617" calcext:value-type="float">
            <text:p>34.3346557617</text:p>
          </table:table-cell>
          <table:table-cell office:value-type="float" office:value="-0.970831573009" calcext:value-type="float">
            <text:p>-0.970831573</text:p>
          </table:table-cell>
          <table:table-cell office:value-type="float" office:value="-0.331777691841" calcext:value-type="float">
            <text:p>-0.3317776918</text:p>
          </table:table-cell>
          <table:table-cell office:value-type="float" office:value="34.3346557617" calcext:value-type="float">
            <text:p>34.3346557617</text:p>
          </table:table-cell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0.036" calcext:value-type="float">
            <text:p>0.036</text:p>
          </table:table-cell>
          <table:table-cell office:value-type="float" office:value="-2.131" calcext:value-type="float">
            <text:p>-2.131</text:p>
          </table:table-cell>
          <table:table-cell office:value-type="float" office:value="0.0770163124436" calcext:value-type="float">
            <text:p>0.0770163124</text:p>
          </table:table-cell>
          <table:table-cell office:value-type="float" office:value="-0.192930698395" calcext:value-type="float">
            <text:p>-0.1929306984</text:p>
          </table:table-cell>
          <table:table-cell office:value-type="float" office:value="-0.362304240465" calcext:value-type="float">
            <text:p>-0.3623042405</text:p>
          </table:table-cell>
          <table:table-cell office:value-type="float" office:value="32.6956596375" calcext:value-type="float">
            <text:p>32.6956596375</text:p>
          </table:table-cell>
          <table:table-cell office:value-type="float" office:value="-0.942930698395" calcext:value-type="float">
            <text:p>-0.9429306984</text:p>
          </table:table-cell>
          <table:table-cell office:value-type="float" office:value="-0.362304240465" calcext:value-type="float">
            <text:p>-0.3623042405</text:p>
          </table:table-cell>
          <table:table-cell office:value-type="float" office:value="32.6956596375" calcext:value-type="float">
            <text:p>32.6956596375</text:p>
          </table:table-cell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0.035" calcext:value-type="float">
            <text:p>0.035</text:p>
          </table:table-cell>
          <table:table-cell office:value-type="float" office:value="-2.131" calcext:value-type="float">
            <text:p>-2.131</text:p>
          </table:table-cell>
          <table:table-cell office:value-type="float" office:value="0.0615537174299" calcext:value-type="float">
            <text:p>0.0615537174</text:p>
          </table:table-cell>
          <table:table-cell office:value-type="float" office:value="-0.183203160763" calcext:value-type="float">
            <text:p>-0.1832031608</text:p>
          </table:table-cell>
          <table:table-cell office:value-type="float" office:value="-0.376978516579" calcext:value-type="float">
            <text:p>-0.3769785166</text:p>
          </table:table-cell>
          <table:table-cell office:value-type="float" office:value="31.0201034546" calcext:value-type="float">
            <text:p>31.0201034546</text:p>
          </table:table-cell>
          <table:table-cell office:value-type="float" office:value="-0.933203160763" calcext:value-type="float">
            <text:p>-0.9332031608</text:p>
          </table:table-cell>
          <table:table-cell office:value-type="float" office:value="-0.376978516579" calcext:value-type="float">
            <text:p>-0.3769785166</text:p>
          </table:table-cell>
          <table:table-cell office:value-type="float" office:value="31.0201034546" calcext:value-type="float">
            <text:p>31.0201034546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0.035" calcext:value-type="float">
            <text:p>0.035</text:p>
          </table:table-cell>
          <table:table-cell office:value-type="float" office:value="-2.131" calcext:value-type="float">
            <text:p>-2.131</text:p>
          </table:table-cell>
          <table:table-cell office:value-type="float" office:value="0.0460763344317" calcext:value-type="float">
            <text:p>0.0460763344</text:p>
          </table:table-cell>
          <table:table-cell office:value-type="float" office:value="-0.173290610313" calcext:value-type="float">
            <text:p>-0.1732906103</text:p>
          </table:table-cell>
          <table:table-cell office:value-type="float" office:value="-0.392313092947" calcext:value-type="float">
            <text:p>-0.3923130929</text:p>
          </table:table-cell>
          <table:table-cell office:value-type="float" office:value="29.360212326" calcext:value-type="float">
            <text:p>29.360212326</text:p>
          </table:table-cell>
          <table:table-cell office:value-type="float" office:value="-0.923290610313" calcext:value-type="float">
            <text:p>-0.9232906103</text:p>
          </table:table-cell>
          <table:table-cell office:value-type="float" office:value="-0.392313092947" calcext:value-type="float">
            <text:p>-0.3923130929</text:p>
          </table:table-cell>
          <table:table-cell office:value-type="float" office:value="29.360212326" calcext:value-type="float">
            <text:p>29.360212326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0.035" calcext:value-type="float">
            <text:p>0.035</text:p>
          </table:table-cell>
          <table:table-cell office:value-type="float" office:value="-2.131" calcext:value-type="float">
            <text:p>-2.131</text:p>
          </table:table-cell>
          <table:table-cell office:value-type="float" office:value="0.0305878818157" calcext:value-type="float">
            <text:p>0.0305878818</text:p>
          </table:table-cell>
          <table:table-cell office:value-type="float" office:value="-0.144560933113" calcext:value-type="float">
            <text:p>-0.1445609331</text:p>
          </table:table-cell>
          <table:table-cell office:value-type="float" office:value="-0.430420041084" calcext:value-type="float">
            <text:p>-0.4304200411</text:p>
          </table:table-cell>
          <table:table-cell office:value-type="float" office:value="27.6959514618" calcext:value-type="float">
            <text:p>27.6959514618</text:p>
          </table:table-cell>
          <table:table-cell office:value-type="float" office:value="-0.894560933113" calcext:value-type="float">
            <text:p>-0.8945609331</text:p>
          </table:table-cell>
          <table:table-cell office:value-type="float" office:value="-0.430420041084" calcext:value-type="float">
            <text:p>-0.4304200411</text:p>
          </table:table-cell>
          <table:table-cell office:value-type="float" office:value="27.6959514618" calcext:value-type="float">
            <text:p>27.6959514618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0.034" calcext:value-type="float">
            <text:p>0.034</text:p>
          </table:table-cell>
          <table:table-cell office:value-type="float" office:value="-2.131" calcext:value-type="float">
            <text:p>-2.131</text:p>
          </table:table-cell>
          <table:table-cell office:value-type="float" office:value="0.0150920806083" calcext:value-type="float">
            <text:p>0.0150920806</text:p>
          </table:table-cell>
          <table:table-cell office:value-type="float" office:value="-0.119147539139" calcext:value-type="float">
            <text:p>-0.1191475391</text:p>
          </table:table-cell>
          <table:table-cell office:value-type="float" office:value="-0.470469713211" calcext:value-type="float">
            <text:p>-0.4704697132</text:p>
          </table:table-cell>
          <table:table-cell office:value-type="float" office:value="25.9451999664" calcext:value-type="float">
            <text:p>25.9451999664</text:p>
          </table:table-cell>
          <table:table-cell office:value-type="float" office:value="-0.869147539139" calcext:value-type="float">
            <text:p>-0.8691475391</text:p>
          </table:table-cell>
          <table:table-cell office:value-type="float" office:value="-0.470469713211" calcext:value-type="float">
            <text:p>-0.4704697132</text:p>
          </table:table-cell>
          <table:table-cell office:value-type="float" office:value="25.9451999664" calcext:value-type="float">
            <text:p>25.9451999664</text:p>
          </table:table-cell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0.034" calcext:value-type="float">
            <text:p>0.034</text:p>
          </table:table-cell>
          <table:table-cell office:value-type="float" office:value="-2.131" calcext:value-type="float">
            <text:p>-2.131</text:p>
          </table:table-cell>
          <table:table-cell office:value-type="float" office:value="-0.00140734594564" calcext:value-type="float">
            <text:p>-0.0014073459</text:p>
          </table:table-cell>
          <table:table-cell office:value-type="float" office:value="-0.0965807437897" calcext:value-type="float">
            <text:p>-0.0965807438</text:p>
          </table:table-cell>
          <table:table-cell office:value-type="float" office:value="-0.506074130535" calcext:value-type="float">
            <text:p>-0.5060741305</text:p>
          </table:table-cell>
          <table:table-cell office:value-type="float" office:value="24.212310791" calcext:value-type="float">
            <text:p>24.212310791</text:p>
          </table:table-cell>
          <table:table-cell office:value-type="float" office:value="-0.84658074379" calcext:value-type="float">
            <text:p>-0.8465807438</text:p>
          </table:table-cell>
          <table:table-cell office:value-type="float" office:value="-0.506074130535" calcext:value-type="float">
            <text:p>-0.5060741305</text:p>
          </table:table-cell>
          <table:table-cell office:value-type="float" office:value="24.212310791" calcext:value-type="float">
            <text:p>24.212310791</text:p>
          </table:table-cell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0.034" calcext:value-type="float">
            <text:p>0.034</text:p>
          </table:table-cell>
          <table:table-cell office:value-type="float" office:value="-2.131" calcext:value-type="float">
            <text:p>-2.131</text:p>
          </table:table-cell>
          <table:table-cell office:value-type="float" office:value="-0.017406467307" calcext:value-type="float">
            <text:p>-0.0174064673</text:p>
          </table:table-cell>
          <table:table-cell office:value-type="float" office:value="-0.0616182684898" calcext:value-type="float">
            <text:p>-0.0616182685</text:p>
          </table:table-cell>
          <table:table-cell office:value-type="float" office:value="-0.561114788055" calcext:value-type="float">
            <text:p>-0.5611147881</text:p>
          </table:table-cell>
          <table:table-cell office:value-type="float" office:value="22.4987125397" calcext:value-type="float">
            <text:p>22.4987125397</text:p>
          </table:table-cell>
          <table:table-cell office:value-type="float" office:value="-0.81161826849" calcext:value-type="float">
            <text:p>-0.8116182685</text:p>
          </table:table-cell>
          <table:table-cell office:value-type="float" office:value="-0.561114788055" calcext:value-type="float">
            <text:p>-0.5611147881</text:p>
          </table:table-cell>
          <table:table-cell office:value-type="float" office:value="22.4987125397" calcext:value-type="float">
            <text:p>22.4987125397</text:p>
          </table:table-cell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0.033" calcext:value-type="float">
            <text:p>0.033</text:p>
          </table:table-cell>
          <table:table-cell office:value-type="float" office:value="-2.131" calcext:value-type="float">
            <text:p>-2.131</text:p>
          </table:table-cell>
          <table:table-cell office:value-type="float" office:value="-0.0334011327077" calcext:value-type="float">
            <text:p>-0.0334011327</text:p>
          </table:table-cell>
          <table:table-cell office:value-type="float" office:value="-0.052907705307" calcext:value-type="float">
            <text:p>-0.0529077053</text:p>
          </table:table-cell>
          <table:table-cell office:value-type="float" office:value="-0.581686973572" calcext:value-type="float">
            <text:p>-0.5816869736</text:p>
          </table:table-cell>
          <table:table-cell office:value-type="float" office:value="20.7615661621" calcext:value-type="float">
            <text:p>20.7615661621</text:p>
          </table:table-cell>
          <table:table-cell office:value-type="float" office:value="-0.802907705307" calcext:value-type="float">
            <text:p>-0.8029077053</text:p>
          </table:table-cell>
          <table:table-cell office:value-type="float" office:value="-0.581686973572" calcext:value-type="float">
            <text:p>-0.5816869736</text:p>
          </table:table-cell>
          <table:table-cell office:value-type="float" office:value="20.7615661621" calcext:value-type="float">
            <text:p>20.76156616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32" calcext:value-type="float">
            <text:p>0.032</text:p>
          </table:table-cell>
          <table:table-cell office:value-type="float" office:value="-2.131" calcext:value-type="float">
            <text:p>-2.131</text:p>
          </table:table-cell>
          <table:table-cell office:value-type="float" office:value="-0.0493872476009" calcext:value-type="float">
            <text:p>-0.0493872476</text:p>
          </table:table-cell>
          <table:table-cell office:value-type="float" office:value="-0.0431200265884" calcext:value-type="float">
            <text:p>-0.0431200266</text:p>
          </table:table-cell>
          <table:table-cell office:value-type="float" office:value="-0.606934785843" calcext:value-type="float">
            <text:p>-0.6069347858</text:p>
          </table:table-cell>
          <table:table-cell office:value-type="float" office:value="19.0408725739" calcext:value-type="float">
            <text:p>19.0408725739</text:p>
          </table:table-cell>
          <table:table-cell office:value-type="float" office:value="-0.793120026588" calcext:value-type="float">
            <text:p>-0.7931200266</text:p>
          </table:table-cell>
          <table:table-cell office:value-type="float" office:value="-0.606934785843" calcext:value-type="float">
            <text:p>-0.6069347858</text:p>
          </table:table-cell>
          <table:table-cell office:value-type="float" office:value="19.0408725739" calcext:value-type="float">
            <text:p>19.0408725739</text:p>
          </table:table-cell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0.031" calcext:value-type="float">
            <text:p>0.031</text:p>
          </table:table-cell>
          <table:table-cell office:value-type="float" office:value="-2.131" calcext:value-type="float">
            <text:p>-2.131</text:p>
          </table:table-cell>
          <table:table-cell office:value-type="float" office:value="-0.0648617806281" calcext:value-type="float">
            <text:p>-0.0648617806</text:p>
          </table:table-cell>
          <table:table-cell office:value-type="float" office:value="-0.0336753726006" calcext:value-type="float">
            <text:p>-0.0336753726</text:p>
          </table:table-cell>
          <table:table-cell office:value-type="float" office:value="-0.634856700897" calcext:value-type="float">
            <text:p>-0.6348567009</text:p>
          </table:table-cell>
          <table:table-cell office:value-type="float" office:value="17.3432846069" calcext:value-type="float">
            <text:p>17.3432846069</text:p>
          </table:table-cell>
          <table:table-cell office:value-type="float" office:value="-0.783675372601" calcext:value-type="float">
            <text:p>-0.7836753726</text:p>
          </table:table-cell>
          <table:table-cell office:value-type="float" office:value="-0.634856700897" calcext:value-type="float">
            <text:p>-0.6348567009</text:p>
          </table:table-cell>
          <table:table-cell office:value-type="float" office:value="17.3432846069" calcext:value-type="float">
            <text:p>17.3432846069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0.03" calcext:value-type="float">
            <text:p>0.03</text:p>
          </table:table-cell>
          <table:table-cell office:value-type="float" office:value="-2.131" calcext:value-type="float">
            <text:p>-2.131</text:p>
          </table:table-cell>
          <table:table-cell office:value-type="float" office:value="-0.0798223363699" calcext:value-type="float">
            <text:p>-0.0798223364</text:p>
          </table:table-cell>
          <table:table-cell office:value-type="float" office:value="-0.0272443890572" calcext:value-type="float">
            <text:p>-0.0272443891</text:p>
          </table:table-cell>
          <table:table-cell office:value-type="float" office:value="-0.656596660614" calcext:value-type="float">
            <text:p>-0.6565966606</text:p>
          </table:table-cell>
          <table:table-cell office:value-type="float" office:value="15.6366214752" calcext:value-type="float">
            <text:p>15.6366214752</text:p>
          </table:table-cell>
          <table:table-cell office:value-type="float" office:value="-0.777244389057" calcext:value-type="float">
            <text:p>-0.7772443891</text:p>
          </table:table-cell>
          <table:table-cell office:value-type="float" office:value="-0.656596660614" calcext:value-type="float">
            <text:p>-0.6565966606</text:p>
          </table:table-cell>
          <table:table-cell office:value-type="float" office:value="15.6366214752" calcext:value-type="float">
            <text:p>15.6366214752</text:p>
          </table:table-cell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0.028" calcext:value-type="float">
            <text:p>0.028</text:p>
          </table:table-cell>
          <table:table-cell office:value-type="float" office:value="-2.132" calcext:value-type="float">
            <text:p>-2.132</text:p>
          </table:table-cell>
          <table:table-cell office:value-type="float" office:value="-0.0957603845517" calcext:value-type="float">
            <text:p>-0.0957603846</text:p>
          </table:table-cell>
          <table:table-cell office:value-type="float" office:value="-0.0252178907394" calcext:value-type="float">
            <text:p>-0.0252178907</text:p>
          </table:table-cell>
          <table:table-cell office:value-type="float" office:value="-0.670239925385" calcext:value-type="float">
            <text:p>-0.6702399254</text:p>
          </table:table-cell>
          <table:table-cell office:value-type="float" office:value="13.8708705902" calcext:value-type="float">
            <text:p>13.8708705902</text:p>
          </table:table-cell>
          <table:table-cell office:value-type="float" office:value="-0.775217890739" calcext:value-type="float">
            <text:p>-0.7752178907</text:p>
          </table:table-cell>
          <table:table-cell office:value-type="float" office:value="-0.670239925385" calcext:value-type="float">
            <text:p>-0.6702399254</text:p>
          </table:table-cell>
          <table:table-cell office:value-type="float" office:value="13.8708705902" calcext:value-type="float">
            <text:p>13.8708705902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0.026" calcext:value-type="float">
            <text:p>0.026</text:p>
          </table:table-cell>
          <table:table-cell office:value-type="float" office:value="-2.132" calcext:value-type="float">
            <text:p>-2.132</text:p>
          </table:table-cell>
          <table:table-cell office:value-type="float" office:value="-0.111177032207" calcext:value-type="float">
            <text:p>-0.1111770322</text:p>
          </table:table-cell>
          <table:table-cell office:value-type="float" office:value="-0.0232796669006" calcext:value-type="float">
            <text:p>-0.0232796669</text:p>
          </table:table-cell>
          <table:table-cell office:value-type="float" office:value="-0.684194862843" calcext:value-type="float">
            <text:p>-0.6841948628</text:p>
          </table:table-cell>
          <table:table-cell office:value-type="float" office:value="12.0584135056" calcext:value-type="float">
            <text:p>12.0584135056</text:p>
          </table:table-cell>
          <table:table-cell office:value-type="float" office:value="-0.773279666901" calcext:value-type="float">
            <text:p>-0.7732796669</text:p>
          </table:table-cell>
          <table:table-cell office:value-type="float" office:value="-0.684194862843" calcext:value-type="float">
            <text:p>-0.6841948628</text:p>
          </table:table-cell>
          <table:table-cell office:value-type="float" office:value="12.0584135056" calcext:value-type="float">
            <text:p>12.0584135056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0.025" calcext:value-type="float">
            <text:p>0.025</text:p>
          </table:table-cell>
          <table:table-cell office:value-type="float" office:value="-2.132" calcext:value-type="float">
            <text:p>-2.132</text:p>
          </table:table-cell>
          <table:table-cell office:value-type="float" office:value="-0.127062933306" calcext:value-type="float">
            <text:p>-0.1270629333</text:p>
          </table:table-cell>
          <table:table-cell office:value-type="float" office:value="-0.0224410295486" calcext:value-type="float">
            <text:p>-0.0224410295</text:p>
          </table:table-cell>
          <table:table-cell office:value-type="float" office:value="-0.697435438633" calcext:value-type="float">
            <text:p>-0.6974354386</text:p>
          </table:table-cell>
          <table:table-cell office:value-type="float" office:value="10.2537584305" calcext:value-type="float">
            <text:p>10.2537584305</text:p>
          </table:table-cell>
          <table:table-cell office:value-type="float" office:value="-0.772441029549" calcext:value-type="float">
            <text:p>-0.7724410295</text:p>
          </table:table-cell>
          <table:table-cell office:value-type="float" office:value="-0.697435438633" calcext:value-type="float">
            <text:p>-0.6974354386</text:p>
          </table:table-cell>
          <table:table-cell office:value-type="float" office:value="10.2537584305" calcext:value-type="float">
            <text:p>10.2537584305</text:p>
          </table:table-cell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0.023" calcext:value-type="float">
            <text:p>0.023</text:p>
          </table:table-cell>
          <table:table-cell office:value-type="float" office:value="-2.133" calcext:value-type="float">
            <text:p>-2.133</text:p>
          </table:table-cell>
          <table:table-cell office:value-type="float" office:value="-0.142916306988" calcext:value-type="float">
            <text:p>-0.142916307</text:p>
          </table:table-cell>
          <table:table-cell office:value-type="float" office:value="-0.0228364467621" calcext:value-type="float">
            <text:p>-0.0228364468</text:p>
          </table:table-cell>
          <table:table-cell office:value-type="float" office:value="-0.709837734699" calcext:value-type="float">
            <text:p>-0.7098377347</text:p>
          </table:table-cell>
          <table:table-cell office:value-type="float" office:value="8.4995880127" calcext:value-type="float">
            <text:p>8.4995880127</text:p>
          </table:table-cell>
          <table:table-cell office:value-type="float" office:value="-0.772836446762" calcext:value-type="float">
            <text:p>-0.7728364468</text:p>
          </table:table-cell>
          <table:table-cell office:value-type="float" office:value="-0.709837734699" calcext:value-type="float">
            <text:p>-0.7098377347</text:p>
          </table:table-cell>
          <table:table-cell office:value-type="float" office:value="8.4995880127" calcext:value-type="float">
            <text:p>8.4995880127</text:p>
          </table:table-cell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0.021" calcext:value-type="float">
            <text:p>0.021</text:p>
          </table:table-cell>
          <table:table-cell office:value-type="float" office:value="-2.133" calcext:value-type="float">
            <text:p>-2.133</text:p>
          </table:table-cell>
          <table:table-cell office:value-type="float" office:value="-0.159226735779" calcext:value-type="float">
            <text:p>-0.1592267358</text:p>
          </table:table-cell>
          <table:table-cell office:value-type="float" office:value="-0.0225979089737" calcext:value-type="float">
            <text:p>-0.022597909</text:p>
          </table:table-cell>
          <table:table-cell office:value-type="float" office:value="-0.722096860409" calcext:value-type="float">
            <text:p>-0.7220968604</text:p>
          </table:table-cell>
          <table:table-cell office:value-type="float" office:value="6.7535161972" calcext:value-type="float">
            <text:p>6.7535161972</text:p>
          </table:table-cell>
          <table:table-cell office:value-type="float" office:value="-0.772597908974" calcext:value-type="float">
            <text:p>-0.772597909</text:p>
          </table:table-cell>
          <table:table-cell office:value-type="float" office:value="-0.722096860409" calcext:value-type="float">
            <text:p>-0.7220968604</text:p>
          </table:table-cell>
          <table:table-cell office:value-type="float" office:value="6.7535161972" calcext:value-type="float">
            <text:p>6.7535161972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0.02" calcext:value-type="float">
            <text:p>0.02</text:p>
          </table:table-cell>
          <table:table-cell office:value-type="float" office:value="-2.134" calcext:value-type="float">
            <text:p>-2.134</text:p>
          </table:table-cell>
          <table:table-cell office:value-type="float" office:value="-0.175001553891" calcext:value-type="float">
            <text:p>-0.1750015539</text:p>
          </table:table-cell>
          <table:table-cell office:value-type="float" office:value="-0.0228588581085" calcext:value-type="float">
            <text:p>-0.0228588581</text:p>
          </table:table-cell>
          <table:table-cell office:value-type="float" office:value="-0.735437214375" calcext:value-type="float">
            <text:p>-0.7354372144</text:p>
          </table:table-cell>
          <table:table-cell office:value-type="float" office:value="4.98974561691" calcext:value-type="float">
            <text:p>4.9897456169</text:p>
          </table:table-cell>
          <table:table-cell office:value-type="float" office:value="-0.772858858109" calcext:value-type="float">
            <text:p>-0.7728588581</text:p>
          </table:table-cell>
          <table:table-cell office:value-type="float" office:value="-0.735437214375" calcext:value-type="float">
            <text:p>-0.7354372144</text:p>
          </table:table-cell>
          <table:table-cell office:value-type="float" office:value="4.98974561691" calcext:value-type="float">
            <text:p>4.9897456169</text:p>
          </table:table-cell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0.019" calcext:value-type="float">
            <text:p>0.019</text:p>
          </table:table-cell>
          <table:table-cell office:value-type="float" office:value="-2.134" calcext:value-type="float">
            <text:p>-2.134</text:p>
          </table:table-cell>
          <table:table-cell office:value-type="float" office:value="-0.190240727626" calcext:value-type="float">
            <text:p>-0.1902407276</text:p>
          </table:table-cell>
          <table:table-cell office:value-type="float" office:value="-0.0223779082298" calcext:value-type="float">
            <text:p>-0.0223779082</text:p>
          </table:table-cell>
          <table:table-cell office:value-type="float" office:value="-0.748309135437" calcext:value-type="float">
            <text:p>-0.7483091354</text:p>
          </table:table-cell>
          <table:table-cell office:value-type="float" office:value="3.2449657917" calcext:value-type="float">
            <text:p>3.2449657917</text:p>
          </table:table-cell>
          <table:table-cell office:value-type="float" office:value="-0.77237790823" calcext:value-type="float">
            <text:p>-0.7723779082</text:p>
          </table:table-cell>
          <table:table-cell office:value-type="float" office:value="-0.748309135437" calcext:value-type="float">
            <text:p>-0.7483091354</text:p>
          </table:table-cell>
          <table:table-cell office:value-type="float" office:value="3.2449657917" calcext:value-type="float">
            <text:p>3.24496579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9" calcext:value-type="float">
            <text:p>0.019</text:p>
          </table:table-cell>
          <table:table-cell office:value-type="float" office:value="-2.134" calcext:value-type="float">
            <text:p>-2.134</text:p>
          </table:table-cell>
          <table:table-cell office:value-type="float" office:value="-0.205434196941" calcext:value-type="float">
            <text:p>-0.2054341969</text:p>
          </table:table-cell>
          <table:table-cell office:value-type="float" office:value="-0.021836400032" calcext:value-type="float">
            <text:p>-0.0218364</text:p>
          </table:table-cell>
          <table:table-cell office:value-type="float" office:value="-0.760797858238" calcext:value-type="float">
            <text:p>-0.7607978582</text:p>
          </table:table-cell>
          <table:table-cell office:value-type="float" office:value="1.52032351494" calcext:value-type="float">
            <text:p>1.5203235149</text:p>
          </table:table-cell>
          <table:table-cell office:value-type="float" office:value="-0.771836400032" calcext:value-type="float">
            <text:p>-0.7718364</text:p>
          </table:table-cell>
          <table:table-cell office:value-type="float" office:value="-0.760797858238" calcext:value-type="float">
            <text:p>-0.7607978582</text:p>
          </table:table-cell>
          <table:table-cell office:value-type="float" office:value="1.52032351494" calcext:value-type="float">
            <text:p>1.5203235149</text:p>
          </table:table-cell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0.018" calcext:value-type="float">
            <text:p>0.018</text:p>
          </table:table-cell>
          <table:table-cell office:value-type="float" office:value="-2.134" calcext:value-type="float">
            <text:p>-2.134</text:p>
          </table:table-cell>
          <table:table-cell office:value-type="float" office:value="-0.221553570494" calcext:value-type="float">
            <text:p>-0.2215535705</text:p>
          </table:table-cell>
          <table:table-cell office:value-type="float" office:value="-0.021016895771" calcext:value-type="float">
            <text:p>-0.0210168958</text:p>
          </table:table-cell>
          <table:table-cell office:value-type="float" office:value="-0.773158967495" calcext:value-type="float">
            <text:p>-0.7731589675</text:p>
          </table:table-cell>
          <table:table-cell office:value-type="float" office:value="-0.225888192654" calcext:value-type="float">
            <text:p>-0.2258881927</text:p>
          </table:table-cell>
          <table:table-cell office:value-type="float" office:value="-0.771016895771" calcext:value-type="float">
            <text:p>-0.7710168958</text:p>
          </table:table-cell>
          <table:table-cell office:value-type="float" office:value="-0.773158967495" calcext:value-type="float">
            <text:p>-0.7731589675</text:p>
          </table:table-cell>
          <table:table-cell office:value-type="float" office:value="-0.225888192654" calcext:value-type="float">
            <text:p>-0.2258881927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0.018" calcext:value-type="float">
            <text:p>0.018</text:p>
          </table:table-cell>
          <table:table-cell office:value-type="float" office:value="-2.134" calcext:value-type="float">
            <text:p>-2.134</text:p>
          </table:table-cell>
          <table:table-cell office:value-type="float" office:value="-0.237126917778" calcext:value-type="float">
            <text:p>-0.2371269178</text:p>
          </table:table-cell>
          <table:table-cell office:value-type="float" office:value="-0.0196879506111" calcext:value-type="float">
            <text:p>-0.0196879506</text:p>
          </table:table-cell>
          <table:table-cell office:value-type="float" office:value="-0.784049749374" calcext:value-type="float">
            <text:p>-0.7840497494</text:p>
          </table:table-cell>
          <table:table-cell office:value-type="float" office:value="-1.90323281288" calcext:value-type="float">
            <text:p>-1.9032328129</text:p>
          </table:table-cell>
          <table:table-cell office:value-type="float" office:value="-0.769687950611" calcext:value-type="float">
            <text:p>-0.7696879506</text:p>
          </table:table-cell>
          <table:table-cell office:value-type="float" office:value="-0.784049749374" calcext:value-type="float">
            <text:p>-0.7840497494</text:p>
          </table:table-cell>
          <table:table-cell office:value-type="float" office:value="-1.90323281288" calcext:value-type="float">
            <text:p>-1.9032328129</text:p>
          </table:table-cell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0.019" calcext:value-type="float">
            <text:p>0.019</text:p>
          </table:table-cell>
          <table:table-cell office:value-type="float" office:value="-2.134" calcext:value-type="float">
            <text:p>-2.134</text:p>
          </table:table-cell>
          <table:table-cell office:value-type="float" office:value="-0.252639561866" calcext:value-type="float">
            <text:p>-0.2526395619</text:p>
          </table:table-cell>
          <table:table-cell office:value-type="float" office:value="-0.0185627937317" calcext:value-type="float">
            <text:p>-0.0185627937</text:p>
          </table:table-cell>
          <table:table-cell office:value-type="float" office:value="-0.794148564339" calcext:value-type="float">
            <text:p>-0.7941485643</text:p>
          </table:table-cell>
          <table:table-cell office:value-type="float" office:value="-3.456417799" calcext:value-type="float">
            <text:p>-3.456417799</text:p>
          </table:table-cell>
          <table:table-cell office:value-type="float" office:value="-0.768562793732" calcext:value-type="float">
            <text:p>-0.7685627937</text:p>
          </table:table-cell>
          <table:table-cell office:value-type="float" office:value="-0.794148564339" calcext:value-type="float">
            <text:p>-0.7941485643</text:p>
          </table:table-cell>
          <table:table-cell office:value-type="float" office:value="-3.456417799" calcext:value-type="float">
            <text:p>-3.456417799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0.021" calcext:value-type="float">
            <text:p>0.021</text:p>
          </table:table-cell>
          <table:table-cell office:value-type="float" office:value="-2.133" calcext:value-type="float">
            <text:p>-2.133</text:p>
          </table:table-cell>
          <table:table-cell office:value-type="float" office:value="-0.267605800835" calcext:value-type="float">
            <text:p>-0.2676058008</text:p>
          </table:table-cell>
          <table:table-cell office:value-type="float" office:value="-0.016633450985" calcext:value-type="float">
            <text:p>-0.016633451</text:p>
          </table:table-cell>
          <table:table-cell office:value-type="float" office:value="-0.805889308453" calcext:value-type="float">
            <text:p>-0.8058893085</text:p>
          </table:table-cell>
          <table:table-cell office:value-type="float" office:value="-4.97909593582" calcext:value-type="float">
            <text:p>-4.9790959358</text:p>
          </table:table-cell>
          <table:table-cell office:value-type="float" office:value="-0.766633450985" calcext:value-type="float">
            <text:p>-0.766633451</text:p>
          </table:table-cell>
          <table:table-cell office:value-type="float" office:value="-0.805889308453" calcext:value-type="float">
            <text:p>-0.8058893085</text:p>
          </table:table-cell>
          <table:table-cell office:value-type="float" office:value="-4.97909593582" calcext:value-type="float">
            <text:p>-4.9790959358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0.023" calcext:value-type="float">
            <text:p>0.023</text:p>
          </table:table-cell>
          <table:table-cell office:value-type="float" office:value="-2.132" calcext:value-type="float">
            <text:p>-2.132</text:p>
          </table:table-cell>
          <table:table-cell office:value-type="float" office:value="-0.282507748798" calcext:value-type="float">
            <text:p>-0.2825077488</text:p>
          </table:table-cell>
          <table:table-cell office:value-type="float" office:value="-0.0143278241158" calcext:value-type="float">
            <text:p>-0.0143278241</text:p>
          </table:table-cell>
          <table:table-cell office:value-type="float" office:value="-0.817793667316" calcext:value-type="float">
            <text:p>-0.8177936673</text:p>
          </table:table-cell>
          <table:table-cell office:value-type="float" office:value="-6.41493558884" calcext:value-type="float">
            <text:p>-6.4149355888</text:p>
          </table:table-cell>
          <table:table-cell office:value-type="float" office:value="-0.764327824116" calcext:value-type="float">
            <text:p>-0.7643278241</text:p>
          </table:table-cell>
          <table:table-cell office:value-type="float" office:value="-0.817793667316" calcext:value-type="float">
            <text:p>-0.8177936673</text:p>
          </table:table-cell>
          <table:table-cell office:value-type="float" office:value="-6.41493558884" calcext:value-type="float">
            <text:p>-6.4149355888</text:p>
          </table:table-cell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0.027" calcext:value-type="float">
            <text:p>0.027</text:p>
          </table:table-cell>
          <table:table-cell office:value-type="float" office:value="-2.129" calcext:value-type="float">
            <text:p>-2.129</text:p>
          </table:table-cell>
          <table:table-cell office:value-type="float" office:value="-0.296386906029" calcext:value-type="float">
            <text:p>-0.296386906</text:p>
          </table:table-cell>
          <table:table-cell office:value-type="float" office:value="-0.01177495718" calcext:value-type="float">
            <text:p>-0.0117749572</text:p>
          </table:table-cell>
          <table:table-cell office:value-type="float" office:value="-0.829846978188" calcext:value-type="float">
            <text:p>-0.8298469782</text:p>
          </table:table-cell>
          <table:table-cell office:value-type="float" office:value="-7.82762622833" calcext:value-type="float">
            <text:p>-7.8276262283</text:p>
          </table:table-cell>
          <table:table-cell office:value-type="float" office:value="-0.76177495718" calcext:value-type="float">
            <text:p>-0.7617749572</text:p>
          </table:table-cell>
          <table:table-cell office:value-type="float" office:value="-0.829846978188" calcext:value-type="float">
            <text:p>-0.8298469782</text:p>
          </table:table-cell>
          <table:table-cell office:value-type="float" office:value="-7.82762622833" calcext:value-type="float">
            <text:p>-7.8276262283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0.031" calcext:value-type="float">
            <text:p>0.031</text:p>
          </table:table-cell>
          <table:table-cell office:value-type="float" office:value="-2.126" calcext:value-type="float">
            <text:p>-2.126</text:p>
          </table:table-cell>
          <table:table-cell office:value-type="float" office:value="-0.3097283752" calcext:value-type="float">
            <text:p>-0.3097283752</text:p>
          </table:table-cell>
          <table:table-cell office:value-type="float" office:value="-0.00987035036087" calcext:value-type="float">
            <text:p>-0.0098703504</text:p>
          </table:table-cell>
          <table:table-cell office:value-type="float" office:value="-0.842530310154" calcext:value-type="float">
            <text:p>-0.8425303102</text:p>
          </table:table-cell>
          <table:table-cell office:value-type="float" office:value="-9.2923822403" calcext:value-type="float">
            <text:p>-9.2923822403</text:p>
          </table:table-cell>
          <table:table-cell office:value-type="float" office:value="-0.759870350361" calcext:value-type="float">
            <text:p>-0.7598703504</text:p>
          </table:table-cell>
          <table:table-cell office:value-type="float" office:value="-0.842530310154" calcext:value-type="float">
            <text:p>-0.8425303102</text:p>
          </table:table-cell>
          <table:table-cell office:value-type="float" office:value="-9.2923822403" calcext:value-type="float">
            <text:p>-9.2923822403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0.037" calcext:value-type="float">
            <text:p>0.037</text:p>
          </table:table-cell>
          <table:table-cell office:value-type="float" office:value="-2.122" calcext:value-type="float">
            <text:p>-2.122</text:p>
          </table:table-cell>
          <table:table-cell office:value-type="float" office:value="-0.324428368452" calcext:value-type="float">
            <text:p>-0.3244283685</text:p>
          </table:table-cell>
          <table:table-cell office:value-type="float" office:value="-0.00815892219543" calcext:value-type="float">
            <text:p>-0.0081589222</text:p>
          </table:table-cell>
          <table:table-cell office:value-type="float" office:value="-0.854377925396" calcext:value-type="float">
            <text:p>-0.8543779254</text:p>
          </table:table-cell>
          <table:table-cell office:value-type="float" office:value="-10.78992939" calcext:value-type="float">
            <text:p>-10.78992939</text:p>
          </table:table-cell>
          <table:table-cell office:value-type="float" office:value="-0.758158922195" calcext:value-type="float">
            <text:p>-0.7581589222</text:p>
          </table:table-cell>
          <table:table-cell office:value-type="float" office:value="-0.854377925396" calcext:value-type="float">
            <text:p>-0.8543779254</text:p>
          </table:table-cell>
          <table:table-cell office:value-type="float" office:value="-10.78992939" calcext:value-type="float">
            <text:p>-10.78992939</text:p>
          </table:table-cell>
        </table:table-row>
        <table:table-row table:style-name="ro1">
          <table:table-cell office:value-type="float" office:value="64.9" calcext:value-type="float">
            <text:p>64.9</text:p>
          </table:table-cell>
          <table:table-cell office:value-type="float" office:value="0.042" calcext:value-type="float">
            <text:p>0.042</text:p>
          </table:table-cell>
          <table:table-cell office:value-type="float" office:value="-2.118" calcext:value-type="float">
            <text:p>-2.118</text:p>
          </table:table-cell>
          <table:table-cell office:value-type="float" office:value="-0.337638886141" calcext:value-type="float">
            <text:p>-0.3376388861</text:p>
          </table:table-cell>
          <table:table-cell office:value-type="float" office:value="-0.00587296485901" calcext:value-type="float">
            <text:p>-0.0058729649</text:p>
          </table:table-cell>
          <table:table-cell office:value-type="float" office:value="-0.865422964096" calcext:value-type="float">
            <text:p>-0.8654229641</text:p>
          </table:table-cell>
          <table:table-cell office:value-type="float" office:value="-12.2431240082" calcext:value-type="float">
            <text:p>-12.2431240082</text:p>
          </table:table-cell>
          <table:table-cell office:value-type="float" office:value="-0.755872964859" calcext:value-type="float">
            <text:p>-0.7558729649</text:p>
          </table:table-cell>
          <table:table-cell office:value-type="float" office:value="-0.865422964096" calcext:value-type="float">
            <text:p>-0.8654229641</text:p>
          </table:table-cell>
          <table:table-cell office:value-type="float" office:value="-12.2431240082" calcext:value-type="float">
            <text:p>-12.24312400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48" calcext:value-type="float">
            <text:p>0.048</text:p>
          </table:table-cell>
          <table:table-cell office:value-type="float" office:value="-2.112" calcext:value-type="float">
            <text:p>-2.112</text:p>
          </table:table-cell>
          <table:table-cell office:value-type="float" office:value="-0.35078322769" calcext:value-type="float">
            <text:p>-0.3507832277</text:p>
          </table:table-cell>
          <table:table-cell office:value-type="float" office:value="-0.00216752290726" calcext:value-type="float">
            <text:p>-0.0021675229</text:p>
          </table:table-cell>
          <table:table-cell office:value-type="float" office:value="-0.874300181866" calcext:value-type="float">
            <text:p>-0.8743001819</text:p>
          </table:table-cell>
          <table:table-cell office:value-type="float" office:value="-13.5208311081" calcext:value-type="float">
            <text:p>-13.5208311081</text:p>
          </table:table-cell>
          <table:table-cell office:value-type="float" office:value="-0.752167522907" calcext:value-type="float">
            <text:p>-0.7521675229</text:p>
          </table:table-cell>
          <table:table-cell office:value-type="float" office:value="-0.874300181866" calcext:value-type="float">
            <text:p>-0.8743001819</text:p>
          </table:table-cell>
          <table:table-cell office:value-type="float" office:value="-13.5208311081" calcext:value-type="float">
            <text:p>-13.5208311081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0.055" calcext:value-type="float">
            <text:p>0.055</text:p>
          </table:table-cell>
          <table:table-cell office:value-type="float" office:value="-2.107" calcext:value-type="float">
            <text:p>-2.107</text:p>
          </table:table-cell>
          <table:table-cell office:value-type="float" office:value="-0.363858816848" calcext:value-type="float">
            <text:p>-0.3638588168</text:p>
          </table:table-cell>
          <table:table-cell office:value-type="float" office:value="0.00320130586624" calcext:value-type="float">
            <text:p>0.0032013059</text:p>
          </table:table-cell>
          <table:table-cell office:value-type="float" office:value="-0.880516052246" calcext:value-type="float">
            <text:p>-0.8805160522</text:p>
          </table:table-cell>
          <table:table-cell office:value-type="float" office:value="-14.5565500259" calcext:value-type="float">
            <text:p>-14.5565500259</text:p>
          </table:table-cell>
          <table:table-cell office:value-type="float" office:value="-0.746798694134" calcext:value-type="float">
            <text:p>-0.7467986941</text:p>
          </table:table-cell>
          <table:table-cell office:value-type="float" office:value="-0.880516052246" calcext:value-type="float">
            <text:p>-0.8805160522</text:p>
          </table:table-cell>
          <table:table-cell office:value-type="float" office:value="-14.5565500259" calcext:value-type="float">
            <text:p>-14.5565500259</text:p>
          </table:table-cell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0.062" calcext:value-type="float">
            <text:p>0.062</text:p>
          </table:table-cell>
          <table:table-cell office:value-type="float" office:value="-2.1" calcext:value-type="float">
            <text:p>-2.1</text:p>
          </table:table-cell>
          <table:table-cell office:value-type="float" office:value="-0.376399909268" calcext:value-type="float">
            <text:p>-0.3763999093</text:p>
          </table:table-cell>
          <table:table-cell office:value-type="float" office:value="0.0102908015251" calcext:value-type="float">
            <text:p>0.0102908015</text:p>
          </table:table-cell>
          <table:table-cell office:value-type="float" office:value="-0.88854855299" calcext:value-type="float">
            <text:p>-0.888548553</text:p>
          </table:table-cell>
          <table:table-cell office:value-type="float" office:value="-15.4233179092" calcext:value-type="float">
            <text:p>-15.4233179092</text:p>
          </table:table-cell>
          <table:table-cell office:value-type="float" office:value="-0.739709198475" calcext:value-type="float">
            <text:p>-0.7397091985</text:p>
          </table:table-cell>
          <table:table-cell office:value-type="float" office:value="-0.88854855299" calcext:value-type="float">
            <text:p>-0.888548553</text:p>
          </table:table-cell>
          <table:table-cell office:value-type="float" office:value="-15.4233179092" calcext:value-type="float">
            <text:p>-15.4233179092</text:p>
          </table:table-cell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0.071" calcext:value-type="float">
            <text:p>0.071</text:p>
          </table:table-cell>
          <table:table-cell office:value-type="float" office:value="-2.091" calcext:value-type="float">
            <text:p>-2.091</text:p>
          </table:table-cell>
          <table:table-cell office:value-type="float" office:value="-0.388411709446" calcext:value-type="float">
            <text:p>-0.3884117094</text:p>
          </table:table-cell>
          <table:table-cell office:value-type="float" office:value="0.0188889503479" calcext:value-type="float">
            <text:p>0.0188889503</text:p>
          </table:table-cell>
          <table:table-cell office:value-type="float" office:value="-0.900532722473" calcext:value-type="float">
            <text:p>-0.9005327225</text:p>
          </table:table-cell>
          <table:table-cell office:value-type="float" office:value="-16.1564350128" calcext:value-type="float">
            <text:p>-16.1564350128</text:p>
          </table:table-cell>
          <table:table-cell office:value-type="float" office:value="-0.731111049652" calcext:value-type="float">
            <text:p>-0.7311110497</text:p>
          </table:table-cell>
          <table:table-cell office:value-type="float" office:value="-0.900532722473" calcext:value-type="float">
            <text:p>-0.9005327225</text:p>
          </table:table-cell>
          <table:table-cell office:value-type="float" office:value="-16.1564350128" calcext:value-type="float">
            <text:p>-16.1564350128</text:p>
          </table:table-cell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0.081" calcext:value-type="float">
            <text:p>0.081</text:p>
          </table:table-cell>
          <table:table-cell office:value-type="float" office:value="-2.081" calcext:value-type="float">
            <text:p>-2.081</text:p>
          </table:table-cell>
          <table:table-cell office:value-type="float" office:value="-0.398065723065" calcext:value-type="float">
            <text:p>-0.3980657231</text:p>
          </table:table-cell>
          <table:table-cell office:value-type="float" office:value="0.0293350815773" calcext:value-type="float">
            <text:p>0.0293350816</text:p>
          </table:table-cell>
          <table:table-cell office:value-type="float" office:value="-0.914111554623" calcext:value-type="float">
            <text:p>-0.9141115546</text:p>
          </table:table-cell>
          <table:table-cell office:value-type="float" office:value="-16.7047576904" calcext:value-type="float">
            <text:p>-16.7047576904</text:p>
          </table:table-cell>
          <table:table-cell office:value-type="float" office:value="-0.720664918423" calcext:value-type="float">
            <text:p>-0.7206649184</text:p>
          </table:table-cell>
          <table:table-cell office:value-type="float" office:value="-0.914111554623" calcext:value-type="float">
            <text:p>-0.9141115546</text:p>
          </table:table-cell>
          <table:table-cell office:value-type="float" office:value="-16.7047576904" calcext:value-type="float">
            <text:p>-16.7047576904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0.091" calcext:value-type="float">
            <text:p>0.091</text:p>
          </table:table-cell>
          <table:table-cell office:value-type="float" office:value="-2.069" calcext:value-type="float">
            <text:p>-2.069</text:p>
          </table:table-cell>
          <table:table-cell office:value-type="float" office:value="-0.405391761941" calcext:value-type="float">
            <text:p>-0.4053917619</text:p>
          </table:table-cell>
          <table:table-cell office:value-type="float" office:value="0.0412521958351" calcext:value-type="float">
            <text:p>0.0412521958</text:p>
          </table:table-cell>
          <table:table-cell office:value-type="float" office:value="-0.925566732883" calcext:value-type="float">
            <text:p>-0.9255667329</text:p>
          </table:table-cell>
          <table:table-cell office:value-type="float" office:value="-17.0903167725" calcext:value-type="float">
            <text:p>-17.0903167725</text:p>
          </table:table-cell>
          <table:table-cell office:value-type="float" office:value="-0.708747804165" calcext:value-type="float">
            <text:p>-0.7087478042</text:p>
          </table:table-cell>
          <table:table-cell office:value-type="float" office:value="-0.925566732883" calcext:value-type="float">
            <text:p>-0.9255667329</text:p>
          </table:table-cell>
          <table:table-cell office:value-type="float" office:value="-17.0903167725" calcext:value-type="float">
            <text:p>-17.0903167725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0.103" calcext:value-type="float">
            <text:p>0.103</text:p>
          </table:table-cell>
          <table:table-cell office:value-type="float" office:value="-2.056" calcext:value-type="float">
            <text:p>-2.056</text:p>
          </table:table-cell>
          <table:table-cell office:value-type="float" office:value="-0.412236368965" calcext:value-type="float">
            <text:p>-0.412236369</text:p>
          </table:table-cell>
          <table:table-cell office:value-type="float" office:value="0.0536658167839" calcext:value-type="float">
            <text:p>0.0536658168</text:p>
          </table:table-cell>
          <table:table-cell office:value-type="float" office:value="-0.934431374073" calcext:value-type="float">
            <text:p>-0.9344313741</text:p>
          </table:table-cell>
          <table:table-cell office:value-type="float" office:value="-17.3579311371" calcext:value-type="float">
            <text:p>-17.3579311371</text:p>
          </table:table-cell>
          <table:table-cell office:value-type="float" office:value="-0.696334183216" calcext:value-type="float">
            <text:p>-0.6963341832</text:p>
          </table:table-cell>
          <table:table-cell office:value-type="float" office:value="-0.934431374073" calcext:value-type="float">
            <text:p>-0.9344313741</text:p>
          </table:table-cell>
          <table:table-cell office:value-type="float" office:value="-17.3579311371" calcext:value-type="float">
            <text:p>-17.3579311371</text:p>
          </table:table-cell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0.115" calcext:value-type="float">
            <text:p>0.115</text:p>
          </table:table-cell>
          <table:table-cell office:value-type="float" office:value="-2.042" calcext:value-type="float">
            <text:p>-2.042</text:p>
          </table:table-cell>
          <table:table-cell office:value-type="float" office:value="-0.417241031768" calcext:value-type="float">
            <text:p>-0.4172410318</text:p>
          </table:table-cell>
          <table:table-cell office:value-type="float" office:value="0.0668193101883" calcext:value-type="float">
            <text:p>0.0668193102</text:p>
          </table:table-cell>
          <table:table-cell office:value-type="float" office:value="-0.939203441143" calcext:value-type="float">
            <text:p>-0.9392034411</text:p>
          </table:table-cell>
          <table:table-cell office:value-type="float" office:value="-17.4682159424" calcext:value-type="float">
            <text:p>-17.4682159424</text:p>
          </table:table-cell>
          <table:table-cell office:value-type="float" office:value="-0.683180689812" calcext:value-type="float">
            <text:p>-0.6831806898</text:p>
          </table:table-cell>
          <table:table-cell office:value-type="float" office:value="-0.939203441143" calcext:value-type="float">
            <text:p>-0.9392034411</text:p>
          </table:table-cell>
          <table:table-cell office:value-type="float" office:value="-17.4682159424" calcext:value-type="float">
            <text:p>-17.4682159424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0.129" calcext:value-type="float">
            <text:p>0.129</text:p>
          </table:table-cell>
          <table:table-cell office:value-type="float" office:value="-2.025" calcext:value-type="float">
            <text:p>-2.025</text:p>
          </table:table-cell>
          <table:table-cell office:value-type="float" office:value="-0.422233073062" calcext:value-type="float">
            <text:p>-0.4222330731</text:p>
          </table:table-cell>
          <table:table-cell office:value-type="float" office:value="0.0804145336151" calcext:value-type="float">
            <text:p>0.0804145336</text:p>
          </table:table-cell>
          <table:table-cell office:value-type="float" office:value="-0.942744076252" calcext:value-type="float">
            <text:p>-0.9427440763</text:p>
          </table:table-cell>
          <table:table-cell office:value-type="float" office:value="-17.3814926147" calcext:value-type="float">
            <text:p>-17.3814926147</text:p>
          </table:table-cell>
          <table:table-cell office:value-type="float" office:value="-0.669585466385" calcext:value-type="float">
            <text:p>-0.6695854664</text:p>
          </table:table-cell>
          <table:table-cell office:value-type="float" office:value="-0.942744076252" calcext:value-type="float">
            <text:p>-0.9427440763</text:p>
          </table:table-cell>
          <table:table-cell office:value-type="float" office:value="-17.3814926147" calcext:value-type="float">
            <text:p>-17.3814926147</text:p>
          </table:table-cell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0.144" calcext:value-type="float">
            <text:p>0.144</text:p>
          </table:table-cell>
          <table:table-cell office:value-type="float" office:value="-2.008" calcext:value-type="float">
            <text:p>-2.008</text:p>
          </table:table-cell>
          <table:table-cell office:value-type="float" office:value="-0.424950630847" calcext:value-type="float">
            <text:p>-0.4249506308</text:p>
          </table:table-cell>
          <table:table-cell office:value-type="float" office:value="0.0934486985207" calcext:value-type="float">
            <text:p>0.0934486985</text:p>
          </table:table-cell>
          <table:table-cell office:value-type="float" office:value="-0.94583183527" calcext:value-type="float">
            <text:p>-0.9458318353</text:p>
          </table:table-cell>
          <table:table-cell office:value-type="float" office:value="-17.2424144745" calcext:value-type="float">
            <text:p>-17.2424144745</text:p>
          </table:table-cell>
          <table:table-cell office:value-type="float" office:value="-0.656551301479" calcext:value-type="float">
            <text:p>-0.6565513015</text:p>
          </table:table-cell>
          <table:table-cell office:value-type="float" office:value="-0.94583183527" calcext:value-type="float">
            <text:p>-0.9458318353</text:p>
          </table:table-cell>
          <table:table-cell office:value-type="float" office:value="-17.2424144745" calcext:value-type="float">
            <text:p>-17.24241447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6" calcext:value-type="float">
            <text:p>0.16</text:p>
          </table:table-cell>
          <table:table-cell office:value-type="float" office:value="-1.988" calcext:value-type="float">
            <text:p>-1.988</text:p>
          </table:table-cell>
          <table:table-cell office:value-type="float" office:value="-0.426760212794" calcext:value-type="float">
            <text:p>-0.4267602128</text:p>
          </table:table-cell>
          <table:table-cell office:value-type="float" office:value="0.104457318783" calcext:value-type="float">
            <text:p>0.1044573188</text:p>
          </table:table-cell>
          <table:table-cell office:value-type="float" office:value="-0.947553396225" calcext:value-type="float">
            <text:p>-0.9475533962</text:p>
          </table:table-cell>
          <table:table-cell office:value-type="float" office:value="-17.0036029816" calcext:value-type="float">
            <text:p>-17.0036029816</text:p>
          </table:table-cell>
          <table:table-cell office:value-type="float" office:value="-0.645542681217" calcext:value-type="float">
            <text:p>-0.6455426812</text:p>
          </table:table-cell>
          <table:table-cell office:value-type="float" office:value="-0.947553396225" calcext:value-type="float">
            <text:p>-0.9475533962</text:p>
          </table:table-cell>
          <table:table-cell office:value-type="float" office:value="-17.0036029816" calcext:value-type="float">
            <text:p>-17.0036029816</text:p>
          </table:table-cell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0.176" calcext:value-type="float">
            <text:p>0.176</text:p>
          </table:table-cell>
          <table:table-cell office:value-type="float" office:value="-1.969" calcext:value-type="float">
            <text:p>-1.969</text:p>
          </table:table-cell>
          <table:table-cell office:value-type="float" office:value="-0.427212341838" calcext:value-type="float">
            <text:p>-0.4272123418</text:p>
          </table:table-cell>
          <table:table-cell office:value-type="float" office:value="0.115536987782" calcext:value-type="float">
            <text:p>0.1155369878</text:p>
          </table:table-cell>
          <table:table-cell office:value-type="float" office:value="-0.952492773533" calcext:value-type="float">
            <text:p>-0.9524927735</text:p>
          </table:table-cell>
          <table:table-cell office:value-type="float" office:value="-16.6301441193" calcext:value-type="float">
            <text:p>-16.6301441193</text:p>
          </table:table-cell>
          <table:table-cell office:value-type="float" office:value="-0.634463012218" calcext:value-type="float">
            <text:p>-0.6344630122</text:p>
          </table:table-cell>
          <table:table-cell office:value-type="float" office:value="-0.952492773533" calcext:value-type="float">
            <text:p>-0.9524927735</text:p>
          </table:table-cell>
          <table:table-cell office:value-type="float" office:value="-16.6301441193" calcext:value-type="float">
            <text:p>-16.6301441193</text:p>
          </table:table-cell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0.191" calcext:value-type="float">
            <text:p>0.191</text:p>
          </table:table-cell>
          <table:table-cell office:value-type="float" office:value="-1.951" calcext:value-type="float">
            <text:p>-1.951</text:p>
          </table:table-cell>
          <table:table-cell office:value-type="float" office:value="-0.424950630847" calcext:value-type="float">
            <text:p>-0.4249506308</text:p>
          </table:table-cell>
          <table:table-cell office:value-type="float" office:value="0.127043068409" calcext:value-type="float">
            <text:p>0.1270430684</text:p>
          </table:table-cell>
          <table:table-cell office:value-type="float" office:value="-0.960277616978" calcext:value-type="float">
            <text:p>-0.960277617</text:p>
          </table:table-cell>
          <table:table-cell office:value-type="float" office:value="-16.210641861" calcext:value-type="float">
            <text:p>-16.210641861</text:p>
          </table:table-cell>
          <table:table-cell office:value-type="float" office:value="-0.622956931591" calcext:value-type="float">
            <text:p>-0.6229569316</text:p>
          </table:table-cell>
          <table:table-cell office:value-type="float" office:value="-0.960277616978" calcext:value-type="float">
            <text:p>-0.960277617</text:p>
          </table:table-cell>
          <table:table-cell office:value-type="float" office:value="-16.210641861" calcext:value-type="float">
            <text:p>-16.210641861</text:p>
          </table:table-cell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0.205" calcext:value-type="float">
            <text:p>0.205</text:p>
          </table:table-cell>
          <table:table-cell office:value-type="float" office:value="-1.935" calcext:value-type="float">
            <text:p>-1.935</text:p>
          </table:table-cell>
          <table:table-cell office:value-type="float" office:value="-0.422233073062" calcext:value-type="float">
            <text:p>-0.4222330731</text:p>
          </table:table-cell>
          <table:table-cell office:value-type="float" office:value="0.141172170639" calcext:value-type="float">
            <text:p>0.1411721706</text:p>
          </table:table-cell>
          <table:table-cell office:value-type="float" office:value="-0.971395909786" calcext:value-type="float">
            <text:p>-0.9713959098</text:p>
          </table:table-cell>
          <table:table-cell office:value-type="float" office:value="-15.8080835342" calcext:value-type="float">
            <text:p>-15.8080835342</text:p>
          </table:table-cell>
          <table:table-cell office:value-type="float" office:value="-0.608827829361" calcext:value-type="float">
            <text:p>-0.6088278294</text:p>
          </table:table-cell>
          <table:table-cell office:value-type="float" office:value="-0.971395909786" calcext:value-type="float">
            <text:p>-0.9713959098</text:p>
          </table:table-cell>
          <table:table-cell office:value-type="float" office:value="-15.8080835342" calcext:value-type="float">
            <text:p>-15.8080835342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0.217" calcext:value-type="float">
            <text:p>0.217</text:p>
          </table:table-cell>
          <table:table-cell office:value-type="float" office:value="-1.92" calcext:value-type="float">
            <text:p>-1.92</text:p>
          </table:table-cell>
          <table:table-cell office:value-type="float" office:value="-0.419057787802" calcext:value-type="float">
            <text:p>-0.4190577878</text:p>
          </table:table-cell>
          <table:table-cell office:value-type="float" office:value="0.157922923565" calcext:value-type="float">
            <text:p>0.1579229236</text:p>
          </table:table-cell>
          <table:table-cell office:value-type="float" office:value="-0.981753408909" calcext:value-type="float">
            <text:p>-0.9817534089</text:p>
          </table:table-cell>
          <table:table-cell office:value-type="float" office:value="-15.3442077637" calcext:value-type="float">
            <text:p>-15.3442077637</text:p>
          </table:table-cell>
          <table:table-cell office:value-type="float" office:value="-0.592077076435" calcext:value-type="float">
            <text:p>-0.5920770764</text:p>
          </table:table-cell>
          <table:table-cell office:value-type="float" office:value="-0.981753408909" calcext:value-type="float">
            <text:p>-0.9817534089</text:p>
          </table:table-cell>
          <table:table-cell office:value-type="float" office:value="-15.3442077637" calcext:value-type="float">
            <text:p>-15.3442077637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0.229" calcext:value-type="float">
            <text:p>0.229</text:p>
          </table:table-cell>
          <table:table-cell office:value-type="float" office:value="-1.906" calcext:value-type="float">
            <text:p>-1.906</text:p>
          </table:table-cell>
          <table:table-cell office:value-type="float" office:value="-0.415877369088" calcext:value-type="float">
            <text:p>-0.4158773691</text:p>
          </table:table-cell>
          <table:table-cell office:value-type="float" office:value="0.173159003258" calcext:value-type="float">
            <text:p>0.1731590033</text:p>
          </table:table-cell>
          <table:table-cell office:value-type="float" office:value="-0.986958324909" calcext:value-type="float">
            <text:p>-0.9869583249</text:p>
          </table:table-cell>
          <table:table-cell office:value-type="float" office:value="-14.836224556" calcext:value-type="float">
            <text:p>-14.836224556</text:p>
          </table:table-cell>
          <table:table-cell office:value-type="float" office:value="-0.576840996742" calcext:value-type="float">
            <text:p>-0.5768409967</text:p>
          </table:table-cell>
          <table:table-cell office:value-type="float" office:value="-0.986958324909" calcext:value-type="float">
            <text:p>-0.9869583249</text:p>
          </table:table-cell>
          <table:table-cell office:value-type="float" office:value="-14.836224556" calcext:value-type="float">
            <text:p>-14.836224556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0.239" calcext:value-type="float">
            <text:p>0.239</text:p>
          </table:table-cell>
          <table:table-cell office:value-type="float" office:value="-1.894" calcext:value-type="float">
            <text:p>-1.894</text:p>
          </table:table-cell>
          <table:table-cell office:value-type="float" office:value="-0.412236368965" calcext:value-type="float">
            <text:p>-0.412236369</text:p>
          </table:table-cell>
          <table:table-cell office:value-type="float" office:value="0.18553352356" calcext:value-type="float">
            <text:p>0.1855335236</text:p>
          </table:table-cell>
          <table:table-cell office:value-type="float" office:value="-0.988754093647" calcext:value-type="float">
            <text:p>-0.9887540936</text:p>
          </table:table-cell>
          <table:table-cell office:value-type="float" office:value="-14.3621082306" calcext:value-type="float">
            <text:p>-14.3621082306</text:p>
          </table:table-cell>
          <table:table-cell office:value-type="float" office:value="-0.56446647644" calcext:value-type="float">
            <text:p>-0.5644664764</text:p>
          </table:table-cell>
          <table:table-cell office:value-type="float" office:value="-0.988754093647" calcext:value-type="float">
            <text:p>-0.9887540936</text:p>
          </table:table-cell>
          <table:table-cell office:value-type="float" office:value="-14.3621082306" calcext:value-type="float">
            <text:p>-14.3621082306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0.25" calcext:value-type="float">
            <text:p>0.25</text:p>
          </table:table-cell>
          <table:table-cell office:value-type="float" office:value="-1.883" calcext:value-type="float">
            <text:p>-1.883</text:p>
          </table:table-cell>
          <table:table-cell office:value-type="float" office:value="-0.409045081268" calcext:value-type="float">
            <text:p>-0.4090450813</text:p>
          </table:table-cell>
          <table:table-cell office:value-type="float" office:value="0.193340957165" calcext:value-type="float">
            <text:p>0.1933409572</text:p>
          </table:table-cell>
          <table:table-cell office:value-type="float" office:value="-0.988079428673" calcext:value-type="float">
            <text:p>-0.9880794287</text:p>
          </table:table-cell>
          <table:table-cell office:value-type="float" office:value="-13.9060316086" calcext:value-type="float">
            <text:p>-13.9060316086</text:p>
          </table:table-cell>
          <table:table-cell office:value-type="float" office:value="-0.556659042835" calcext:value-type="float">
            <text:p>-0.5566590428</text:p>
          </table:table-cell>
          <table:table-cell office:value-type="float" office:value="-0.988079428673" calcext:value-type="float">
            <text:p>-0.9880794287</text:p>
          </table:table-cell>
          <table:table-cell office:value-type="float" office:value="-13.9060316086" calcext:value-type="float">
            <text:p>-13.9060316086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0.259" calcext:value-type="float">
            <text:p>0.259</text:p>
          </table:table-cell>
          <table:table-cell office:value-type="float" office:value="-1.872" calcext:value-type="float">
            <text:p>-1.872</text:p>
          </table:table-cell>
          <table:table-cell office:value-type="float" office:value="-0.405848782774" calcext:value-type="float">
            <text:p>-0.4058487828</text:p>
          </table:table-cell>
          <table:table-cell office:value-type="float" office:value="0.196705818176" calcext:value-type="float">
            <text:p>0.1967058182</text:p>
          </table:table-cell>
          <table:table-cell office:value-type="float" office:value="-0.989404082298" calcext:value-type="float">
            <text:p>-0.9894040823</text:p>
          </table:table-cell>
          <table:table-cell office:value-type="float" office:value="-13.600528717" calcext:value-type="float">
            <text:p>-13.600528717</text:p>
          </table:table-cell>
          <table:table-cell office:value-type="float" office:value="-0.553294181824" calcext:value-type="float">
            <text:p>-0.5532941818</text:p>
          </table:table-cell>
          <table:table-cell office:value-type="float" office:value="-0.989404082298" calcext:value-type="float">
            <text:p>-0.9894040823</text:p>
          </table:table-cell>
          <table:table-cell office:value-type="float" office:value="-13.600528717" calcext:value-type="float">
            <text:p>-13.600528717</text:p>
          </table:table-cell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0.266" calcext:value-type="float">
            <text:p>0.266</text:p>
          </table:table-cell>
          <table:table-cell office:value-type="float" office:value="-1.864" calcext:value-type="float">
            <text:p>-1.864</text:p>
          </table:table-cell>
          <table:table-cell office:value-type="float" office:value="-0.402189784769" calcext:value-type="float">
            <text:p>-0.4021897848</text:p>
          </table:table-cell>
          <table:table-cell office:value-type="float" office:value="0.200307667255" calcext:value-type="float">
            <text:p>0.2003076673</text:p>
          </table:table-cell>
          <table:table-cell office:value-type="float" office:value="-0.995818078518" calcext:value-type="float">
            <text:p>-0.9958180785</text:p>
          </table:table-cell>
          <table:table-cell office:value-type="float" office:value="-13.4979295731" calcext:value-type="float">
            <text:p>-13.4979295731</text:p>
          </table:table-cell>
          <table:table-cell office:value-type="float" office:value="-0.549692332745" calcext:value-type="float">
            <text:p>-0.5496923327</text:p>
          </table:table-cell>
          <table:table-cell office:value-type="float" office:value="-0.995818078518" calcext:value-type="float">
            <text:p>-0.9958180785</text:p>
          </table:table-cell>
          <table:table-cell office:value-type="float" office:value="-13.4979295731" calcext:value-type="float">
            <text:p>-13.49792957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1" calcext:value-type="float">
            <text:p>0.271</text:p>
          </table:table-cell>
          <table:table-cell office:value-type="float" office:value="-1.858" calcext:value-type="float">
            <text:p>-1.858</text:p>
          </table:table-cell>
          <table:table-cell office:value-type="float" office:value="-0.398982880778" calcext:value-type="float">
            <text:p>-0.3989828808</text:p>
          </table:table-cell>
          <table:table-cell office:value-type="float" office:value="0.20610332489" calcext:value-type="float">
            <text:p>0.2061033249</text:p>
          </table:table-cell>
          <table:table-cell office:value-type="float" office:value="-1.00481069088" calcext:value-type="float">
            <text:p>-1.0048106909</text:p>
          </table:table-cell>
          <table:table-cell office:value-type="float" office:value="-13.4654483795" calcext:value-type="float">
            <text:p>-13.4654483795</text:p>
          </table:table-cell>
          <table:table-cell office:value-type="float" office:value="-0.54389667511" calcext:value-type="float">
            <text:p>-0.5438966751</text:p>
          </table:table-cell>
          <table:table-cell office:value-type="float" office:value="-1.00481069088" calcext:value-type="float">
            <text:p>-1.0048106909</text:p>
          </table:table-cell>
          <table:table-cell office:value-type="float" office:value="-13.4654483795" calcext:value-type="float">
            <text:p>-13.4654483795</text:p>
          </table:table-cell>
        </table:table-row>
        <table:table-row table:style-name="ro1">
          <table:table-cell office:value-type="float" office:value="67.1" calcext:value-type="float">
            <text:p>67.1</text:p>
          </table:table-cell>
          <table:table-cell office:value-type="float" office:value="0.274" calcext:value-type="float">
            <text:p>0.274</text:p>
          </table:table-cell>
          <table:table-cell office:value-type="float" office:value="-1.855" calcext:value-type="float">
            <text:p>-1.855</text:p>
          </table:table-cell>
          <table:table-cell office:value-type="float" office:value="-0.397606994876" calcext:value-type="float">
            <text:p>-0.3976069949</text:p>
          </table:table-cell>
          <table:table-cell office:value-type="float" office:value="0.214092075825" calcext:value-type="float">
            <text:p>0.2140920758</text:p>
          </table:table-cell>
          <table:table-cell office:value-type="float" office:value="-1.01125645638" calcext:value-type="float">
            <text:p>-1.0112564564</text:p>
          </table:table-cell>
          <table:table-cell office:value-type="float" office:value="-13.3173160553" calcext:value-type="float">
            <text:p>-13.3173160553</text:p>
          </table:table-cell>
          <table:table-cell office:value-type="float" office:value="-0.535907924175" calcext:value-type="float">
            <text:p>-0.5359079242</text:p>
          </table:table-cell>
          <table:table-cell office:value-type="float" office:value="-1.01125645638" calcext:value-type="float">
            <text:p>-1.0112564564</text:p>
          </table:table-cell>
          <table:table-cell office:value-type="float" office:value="-13.3173160553" calcext:value-type="float">
            <text:p>-13.3173160553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0.276" calcext:value-type="float">
            <text:p>0.276</text:p>
          </table:table-cell>
          <table:table-cell office:value-type="float" office:value="-1.853" calcext:value-type="float">
            <text:p>-1.853</text:p>
          </table:table-cell>
          <table:table-cell office:value-type="float" office:value="-0.397148167286" calcext:value-type="float">
            <text:p>-0.3971481673</text:p>
          </table:table-cell>
          <table:table-cell office:value-type="float" office:value="0.221033155918" calcext:value-type="float">
            <text:p>0.2210331559</text:p>
          </table:table-cell>
          <table:table-cell office:value-type="float" office:value="-1.01219141483" calcext:value-type="float">
            <text:p>-1.0121914148</text:p>
          </table:table-cell>
          <table:table-cell office:value-type="float" office:value="-13.078083992" calcext:value-type="float">
            <text:p>-13.078083992</text:p>
          </table:table-cell>
          <table:table-cell office:value-type="float" office:value="-0.528966844082" calcext:value-type="float">
            <text:p>-0.5289668441</text:p>
          </table:table-cell>
          <table:table-cell office:value-type="float" office:value="-1.01219141483" calcext:value-type="float">
            <text:p>-1.0121914148</text:p>
          </table:table-cell>
          <table:table-cell office:value-type="float" office:value="-13.078083992" calcext:value-type="float">
            <text:p>-13.078083992</text:p>
          </table:table-cell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0.277" calcext:value-type="float">
            <text:p>0.277</text:p>
          </table:table-cell>
          <table:table-cell office:value-type="float" office:value="-1.852" calcext:value-type="float">
            <text:p>-1.852</text:p>
          </table:table-cell>
          <table:table-cell office:value-type="float" office:value="-0.397148167286" calcext:value-type="float">
            <text:p>-0.3971481673</text:p>
          </table:table-cell>
          <table:table-cell office:value-type="float" office:value="0.226897001266" calcext:value-type="float">
            <text:p>0.2268970013</text:p>
          </table:table-cell>
          <table:table-cell office:value-type="float" office:value="-1.00980269909" calcext:value-type="float">
            <text:p>-1.0098026991</text:p>
          </table:table-cell>
          <table:table-cell office:value-type="float" office:value="-12.7931919098" calcext:value-type="float">
            <text:p>-12.7931919098</text:p>
          </table:table-cell>
          <table:table-cell office:value-type="float" office:value="-0.523102998734" calcext:value-type="float">
            <text:p>-0.5231029987</text:p>
          </table:table-cell>
          <table:table-cell office:value-type="float" office:value="-1.00980269909" calcext:value-type="float">
            <text:p>-1.0098026991</text:p>
          </table:table-cell>
          <table:table-cell office:value-type="float" office:value="-12.7931919098" calcext:value-type="float">
            <text:p>-12.7931919098</text:p>
          </table:table-cell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0.279" calcext:value-type="float">
            <text:p>0.279</text:p>
          </table:table-cell>
          <table:table-cell office:value-type="float" office:value="-1.851" calcext:value-type="float">
            <text:p>-1.851</text:p>
          </table:table-cell>
          <table:table-cell office:value-type="float" office:value="-0.396230214359" calcext:value-type="float">
            <text:p>-0.3962302144</text:p>
          </table:table-cell>
          <table:table-cell office:value-type="float" office:value="0.232080638409" calcext:value-type="float">
            <text:p>0.2320806384</text:p>
          </table:table-cell>
          <table:table-cell office:value-type="float" office:value="-1.00678133965" calcext:value-type="float">
            <text:p>-1.0067813397</text:p>
          </table:table-cell>
          <table:table-cell office:value-type="float" office:value="-12.5012741089" calcext:value-type="float">
            <text:p>-12.5012741089</text:p>
          </table:table-cell>
          <table:table-cell office:value-type="float" office:value="-0.517919361591" calcext:value-type="float">
            <text:p>-0.5179193616</text:p>
          </table:table-cell>
          <table:table-cell office:value-type="float" office:value="-1.00678133965" calcext:value-type="float">
            <text:p>-1.0067813397</text:p>
          </table:table-cell>
          <table:table-cell office:value-type="float" office:value="-12.5012741089" calcext:value-type="float">
            <text:p>-12.5012741089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0.281" calcext:value-type="float">
            <text:p>0.281</text:p>
          </table:table-cell>
          <table:table-cell office:value-type="float" office:value="-1.849" calcext:value-type="float">
            <text:p>-1.849</text:p>
          </table:table-cell>
          <table:table-cell office:value-type="float" office:value="-0.394393120733" calcext:value-type="float">
            <text:p>-0.3943931207</text:p>
          </table:table-cell>
          <table:table-cell office:value-type="float" office:value="0.236953794956" calcext:value-type="float">
            <text:p>0.236953795</text:p>
          </table:table-cell>
          <table:table-cell office:value-type="float" office:value="-1.00469398499" calcext:value-type="float">
            <text:p>-1.004693985</text:p>
          </table:table-cell>
          <table:table-cell office:value-type="float" office:value="-12.1873579025" calcext:value-type="float">
            <text:p>-12.1873579025</text:p>
          </table:table-cell>
          <table:table-cell office:value-type="float" office:value="-0.513046205044" calcext:value-type="float">
            <text:p>-0.513046205</text:p>
          </table:table-cell>
          <table:table-cell office:value-type="float" office:value="-1.00469398499" calcext:value-type="float">
            <text:p>-1.004693985</text:p>
          </table:table-cell>
          <table:table-cell office:value-type="float" office:value="-12.1873579025" calcext:value-type="float">
            <text:p>-12.1873579025</text:p>
          </table:table-cell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0.283" calcext:value-type="float">
            <text:p>0.283</text:p>
          </table:table-cell>
          <table:table-cell office:value-type="float" office:value="-1.846" calcext:value-type="float">
            <text:p>-1.846</text:p>
          </table:table-cell>
          <table:table-cell office:value-type="float" office:value="-0.392094536101" calcext:value-type="float">
            <text:p>-0.3920945361</text:p>
          </table:table-cell>
          <table:table-cell office:value-type="float" office:value="0.241856992245" calcext:value-type="float">
            <text:p>0.2418569922</text:p>
          </table:table-cell>
          <table:table-cell office:value-type="float" office:value="-1.00308763981" calcext:value-type="float">
            <text:p>-1.0030876398</text:p>
          </table:table-cell>
          <table:table-cell office:value-type="float" office:value="-11.8554649353" calcext:value-type="float">
            <text:p>-11.8554649353</text:p>
          </table:table-cell>
          <table:table-cell office:value-type="float" office:value="-0.508143007755" calcext:value-type="float">
            <text:p>-0.5081430078</text:p>
          </table:table-cell>
          <table:table-cell office:value-type="float" office:value="-1.00308763981" calcext:value-type="float">
            <text:p>-1.0030876398</text:p>
          </table:table-cell>
          <table:table-cell office:value-type="float" office:value="-11.8554649353" calcext:value-type="float">
            <text:p>-11.8554649353</text:p>
          </table:table-cell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0.285" calcext:value-type="float">
            <text:p>0.285</text:p>
          </table:table-cell>
          <table:table-cell office:value-type="float" office:value="-1.844" calcext:value-type="float">
            <text:p>-1.844</text:p>
          </table:table-cell>
          <table:table-cell office:value-type="float" office:value="-0.389793500879" calcext:value-type="float">
            <text:p>-0.3897935009</text:p>
          </table:table-cell>
          <table:table-cell office:value-type="float" office:value="0.246258735657" calcext:value-type="float">
            <text:p>0.2462587357</text:p>
          </table:table-cell>
          <table:table-cell office:value-type="float" office:value="-1.00116050243" calcext:value-type="float">
            <text:p>-1.0011605024</text:p>
          </table:table-cell>
          <table:table-cell office:value-type="float" office:value="-11.5158920288" calcext:value-type="float">
            <text:p>-11.5158920288</text:p>
          </table:table-cell>
          <table:table-cell office:value-type="float" office:value="-0.503741264343" calcext:value-type="float">
            <text:p>-0.5037412643</text:p>
          </table:table-cell>
          <table:table-cell office:value-type="float" office:value="-1.00116050243" calcext:value-type="float">
            <text:p>-1.0011605024</text:p>
          </table:table-cell>
          <table:table-cell office:value-type="float" office:value="-11.5158920288" calcext:value-type="float">
            <text:p>-11.5158920288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0.288" calcext:value-type="float">
            <text:p>0.288</text:p>
          </table:table-cell>
          <table:table-cell office:value-type="float" office:value="-1.841" calcext:value-type="float">
            <text:p>-1.841</text:p>
          </table:table-cell>
          <table:table-cell office:value-type="float" office:value="-0.387029044086" calcext:value-type="float">
            <text:p>-0.3870290441</text:p>
          </table:table-cell>
          <table:table-cell office:value-type="float" office:value="0.249933600426" calcext:value-type="float">
            <text:p>0.2499336004</text:p>
          </table:table-cell>
          <table:table-cell office:value-type="float" office:value="-0.998349070549" calcext:value-type="float">
            <text:p>-0.9983490705</text:p>
          </table:table-cell>
          <table:table-cell office:value-type="float" office:value="-11.1332082748" calcext:value-type="float">
            <text:p>-11.1332082748</text:p>
          </table:table-cell>
          <table:table-cell office:value-type="float" office:value="-0.500066399574" calcext:value-type="float">
            <text:p>-0.5000663996</text:p>
          </table:table-cell>
          <table:table-cell office:value-type="float" office:value="-0.998349070549" calcext:value-type="float">
            <text:p>-0.9983490705</text:p>
          </table:table-cell>
          <table:table-cell office:value-type="float" office:value="-11.1332082748" calcext:value-type="float">
            <text:p>-11.1332082748</text:p>
          </table:table-cell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0.291" calcext:value-type="float">
            <text:p>0.291</text:p>
          </table:table-cell>
          <table:table-cell office:value-type="float" office:value="-1.838" calcext:value-type="float">
            <text:p>-1.838</text:p>
          </table:table-cell>
          <table:table-cell office:value-type="float" office:value="-0.384722668212" calcext:value-type="float">
            <text:p>-0.3847226682</text:p>
          </table:table-cell>
          <table:table-cell office:value-type="float" office:value="0.253264695406" calcext:value-type="float">
            <text:p>0.2532646954</text:p>
          </table:table-cell>
          <table:table-cell office:value-type="float" office:value="-0.994076788425" calcext:value-type="float">
            <text:p>-0.9940767884</text:p>
          </table:table-cell>
          <table:table-cell office:value-type="float" office:value="-10.7033834457" calcext:value-type="float">
            <text:p>-10.7033834457</text:p>
          </table:table-cell>
          <table:table-cell office:value-type="float" office:value="-0.496735304594" calcext:value-type="float">
            <text:p>-0.4967353046</text:p>
          </table:table-cell>
          <table:table-cell office:value-type="float" office:value="-0.994076788425" calcext:value-type="float">
            <text:p>-0.9940767884</text:p>
          </table:table-cell>
          <table:table-cell office:value-type="float" office:value="-10.7033834457" calcext:value-type="float">
            <text:p>-10.70338344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93" calcext:value-type="float">
            <text:p>0.293</text:p>
          </table:table-cell>
          <table:table-cell office:value-type="float" office:value="-1.836" calcext:value-type="float">
            <text:p>-1.836</text:p>
          </table:table-cell>
          <table:table-cell office:value-type="float" office:value="-0.381489705634" calcext:value-type="float">
            <text:p>-0.3814897056</text:p>
          </table:table-cell>
          <table:table-cell office:value-type="float" office:value="0.256342917681" calcext:value-type="float">
            <text:p>0.2563429177</text:p>
          </table:table-cell>
          <table:table-cell office:value-type="float" office:value="-0.988903641701" calcext:value-type="float">
            <text:p>-0.9889036417</text:p>
          </table:table-cell>
          <table:table-cell office:value-type="float" office:value="-10.1932010651" calcext:value-type="float">
            <text:p>-10.1932010651</text:p>
          </table:table-cell>
          <table:table-cell office:value-type="float" office:value="-0.493657082319" calcext:value-type="float">
            <text:p>-0.4936570823</text:p>
          </table:table-cell>
          <table:table-cell office:value-type="float" office:value="-0.988903641701" calcext:value-type="float">
            <text:p>-0.9889036417</text:p>
          </table:table-cell>
          <table:table-cell office:value-type="float" office:value="-10.1932010651" calcext:value-type="float">
            <text:p>-10.1932010651</text:p>
          </table:table-cell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0.295" calcext:value-type="float">
            <text:p>0.295</text:p>
          </table:table-cell>
          <table:table-cell office:value-type="float" office:value="-1.834" calcext:value-type="float">
            <text:p>-1.834</text:p>
          </table:table-cell>
          <table:table-cell office:value-type="float" office:value="-0.378252069811" calcext:value-type="float">
            <text:p>-0.3782520698</text:p>
          </table:table-cell>
          <table:table-cell office:value-type="float" office:value="0.258524209261" calcext:value-type="float">
            <text:p>0.2585242093</text:p>
          </table:table-cell>
          <table:table-cell office:value-type="float" office:value="-0.984167158604" calcext:value-type="float">
            <text:p>-0.9841671586</text:p>
          </table:table-cell>
          <table:table-cell office:value-type="float" office:value="-9.72769641876" calcext:value-type="float">
            <text:p>-9.7276964188</text:p>
          </table:table-cell>
          <table:table-cell office:value-type="float" office:value="-0.491475790739" calcext:value-type="float">
            <text:p>-0.4914757907</text:p>
          </table:table-cell>
          <table:table-cell office:value-type="float" office:value="-0.984167158604" calcext:value-type="float">
            <text:p>-0.9841671586</text:p>
          </table:table-cell>
          <table:table-cell office:value-type="float" office:value="-9.72769641876" calcext:value-type="float">
            <text:p>-9.7276964188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0.297" calcext:value-type="float">
            <text:p>0.297</text:p>
          </table:table-cell>
          <table:table-cell office:value-type="float" office:value="-1.832" calcext:value-type="float">
            <text:p>-1.832</text:p>
          </table:table-cell>
          <table:table-cell office:value-type="float" office:value="-0.374082592209" calcext:value-type="float">
            <text:p>-0.3740825922</text:p>
          </table:table-cell>
          <table:table-cell office:value-type="float" office:value="0.261052370071" calcext:value-type="float">
            <text:p>0.2610523701</text:p>
          </table:table-cell>
          <table:table-cell office:value-type="float" office:value="-0.979157149792" calcext:value-type="float">
            <text:p>-0.9791571498</text:p>
          </table:table-cell>
          <table:table-cell office:value-type="float" office:value="-9.22553253174" calcext:value-type="float">
            <text:p>-9.2255325317</text:p>
          </table:table-cell>
          <table:table-cell office:value-type="float" office:value="-0.488947629929" calcext:value-type="float">
            <text:p>-0.4889476299</text:p>
          </table:table-cell>
          <table:table-cell office:value-type="float" office:value="-0.979157149792" calcext:value-type="float">
            <text:p>-0.9791571498</text:p>
          </table:table-cell>
          <table:table-cell office:value-type="float" office:value="-9.22553253174" calcext:value-type="float">
            <text:p>-9.2255325317</text:p>
          </table:table-cell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0.299" calcext:value-type="float">
            <text:p>0.299</text:p>
          </table:table-cell>
          <table:table-cell office:value-type="float" office:value="-1.83" calcext:value-type="float">
            <text:p>-1.83</text:p>
          </table:table-cell>
          <table:table-cell office:value-type="float" office:value="-0.369905539448" calcext:value-type="float">
            <text:p>-0.3699055394</text:p>
          </table:table-cell>
          <table:table-cell office:value-type="float" office:value="0.264558464289" calcext:value-type="float">
            <text:p>0.2645584643</text:p>
          </table:table-cell>
          <table:table-cell office:value-type="float" office:value="-0.973602354527" calcext:value-type="float">
            <text:p>-0.9736023545</text:p>
          </table:table-cell>
          <table:table-cell office:value-type="float" office:value="-8.66215705872" calcext:value-type="float">
            <text:p>-8.6621570587</text:p>
          </table:table-cell>
          <table:table-cell office:value-type="float" office:value="-0.485441535711" calcext:value-type="float">
            <text:p>-0.4854415357</text:p>
          </table:table-cell>
          <table:table-cell office:value-type="float" office:value="-0.973602354527" calcext:value-type="float">
            <text:p>-0.9736023545</text:p>
          </table:table-cell>
          <table:table-cell office:value-type="float" office:value="-8.66215705872" calcext:value-type="float">
            <text:p>-8.6621570587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0.301" calcext:value-type="float">
            <text:p>0.301</text:p>
          </table:table-cell>
          <table:table-cell office:value-type="float" office:value="-1.828" calcext:value-type="float">
            <text:p>-1.828</text:p>
          </table:table-cell>
          <table:table-cell office:value-type="float" office:value="-0.365720996111" calcext:value-type="float">
            <text:p>-0.3657209961</text:p>
          </table:table-cell>
          <table:table-cell office:value-type="float" office:value="0.268279910088" calcext:value-type="float">
            <text:p>0.2682799101</text:p>
          </table:table-cell>
          <table:table-cell office:value-type="float" office:value="-0.967049539089" calcext:value-type="float">
            <text:p>-0.9670495391</text:p>
          </table:table-cell>
          <table:table-cell office:value-type="float" office:value="-8.03507900238" calcext:value-type="float">
            <text:p>-8.0350790024</text:p>
          </table:table-cell>
          <table:table-cell office:value-type="float" office:value="-0.481720089912" calcext:value-type="float">
            <text:p>-0.4817200899</text:p>
          </table:table-cell>
          <table:table-cell office:value-type="float" office:value="-0.967049539089" calcext:value-type="float">
            <text:p>-0.9670495391</text:p>
          </table:table-cell>
          <table:table-cell office:value-type="float" office:value="-8.03507900238" calcext:value-type="float">
            <text:p>-8.0350790024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0.303" calcext:value-type="float">
            <text:p>0.303</text:p>
          </table:table-cell>
          <table:table-cell office:value-type="float" office:value="-1.826" calcext:value-type="float">
            <text:p>-1.826</text:p>
          </table:table-cell>
          <table:table-cell office:value-type="float" office:value="-0.361529046937" calcext:value-type="float">
            <text:p>-0.3615290469</text:p>
          </table:table-cell>
          <table:table-cell office:value-type="float" office:value="0.272531062365" calcext:value-type="float">
            <text:p>0.2725310624</text:p>
          </table:table-cell>
          <table:table-cell office:value-type="float" office:value="-0.959366619587" calcext:value-type="float">
            <text:p>-0.9593666196</text:p>
          </table:table-cell>
          <table:table-cell office:value-type="float" office:value="-7.3054933548" calcext:value-type="float">
            <text:p>-7.3054933548</text:p>
          </table:table-cell>
          <table:table-cell office:value-type="float" office:value="-0.477468937635" calcext:value-type="float">
            <text:p>-0.4774689376</text:p>
          </table:table-cell>
          <table:table-cell office:value-type="float" office:value="-0.959366619587" calcext:value-type="float">
            <text:p>-0.9593666196</text:p>
          </table:table-cell>
          <table:table-cell office:value-type="float" office:value="-7.3054933548" calcext:value-type="float">
            <text:p>-7.3054933548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0.305" calcext:value-type="float">
            <text:p>0.305</text:p>
          </table:table-cell>
          <table:table-cell office:value-type="float" office:value="-1.824" calcext:value-type="float">
            <text:p>-1.824</text:p>
          </table:table-cell>
          <table:table-cell office:value-type="float" office:value="-0.356862743025" calcext:value-type="float">
            <text:p>-0.356862743</text:p>
          </table:table-cell>
          <table:table-cell office:value-type="float" office:value="0.274974137545" calcext:value-type="float">
            <text:p>0.2749741375</text:p>
          </table:table-cell>
          <table:table-cell office:value-type="float" office:value="-0.953059852123" calcext:value-type="float">
            <text:p>-0.9530598521</text:p>
          </table:table-cell>
          <table:table-cell office:value-type="float" office:value="-6.68406534195" calcext:value-type="float">
            <text:p>-6.684065342</text:p>
          </table:table-cell>
          <table:table-cell office:value-type="float" office:value="-0.475025862455" calcext:value-type="float">
            <text:p>-0.4750258625</text:p>
          </table:table-cell>
          <table:table-cell office:value-type="float" office:value="-0.953059852123" calcext:value-type="float">
            <text:p>-0.9530598521</text:p>
          </table:table-cell>
          <table:table-cell office:value-type="float" office:value="-6.68406534195" calcext:value-type="float">
            <text:p>-6.684065342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0.308" calcext:value-type="float">
            <text:p>0.308</text:p>
          </table:table-cell>
          <table:table-cell office:value-type="float" office:value="-1.822" calcext:value-type="float">
            <text:p>-1.822</text:p>
          </table:table-cell>
          <table:table-cell office:value-type="float" office:value="-0.351251412166" calcext:value-type="float">
            <text:p>-0.3512514122</text:p>
          </table:table-cell>
          <table:table-cell office:value-type="float" office:value="0.277820855379" calcext:value-type="float">
            <text:p>0.2778208554</text:p>
          </table:table-cell>
          <table:table-cell office:value-type="float" office:value="-0.94600892067" calcext:value-type="float">
            <text:p>-0.9460089207</text:p>
          </table:table-cell>
          <table:table-cell office:value-type="float" office:value="-5.9846200943" calcext:value-type="float">
            <text:p>-5.9846200943</text:p>
          </table:table-cell>
          <table:table-cell office:value-type="float" office:value="-0.472179144621" calcext:value-type="float">
            <text:p>-0.4721791446</text:p>
          </table:table-cell>
          <table:table-cell office:value-type="float" office:value="-0.94600892067" calcext:value-type="float">
            <text:p>-0.9460089207</text:p>
          </table:table-cell>
          <table:table-cell office:value-type="float" office:value="-5.9846200943" calcext:value-type="float">
            <text:p>-5.9846200943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0.311" calcext:value-type="float">
            <text:p>0.311</text:p>
          </table:table-cell>
          <table:table-cell office:value-type="float" office:value="-1.82" calcext:value-type="float">
            <text:p>-1.82</text:p>
          </table:table-cell>
          <table:table-cell office:value-type="float" office:value="-0.345158207199" calcext:value-type="float">
            <text:p>-0.3451582072</text:p>
          </table:table-cell>
          <table:table-cell office:value-type="float" office:value="0.280737936497" calcext:value-type="float">
            <text:p>0.2807379365</text:p>
          </table:table-cell>
          <table:table-cell office:value-type="float" office:value="-0.938337862492" calcext:value-type="float">
            <text:p>-0.9383378625</text:p>
          </table:table-cell>
          <table:table-cell office:value-type="float" office:value="-5.2424325943" calcext:value-type="float">
            <text:p>-5.2424325943</text:p>
          </table:table-cell>
          <table:table-cell office:value-type="float" office:value="-0.469262063503" calcext:value-type="float">
            <text:p>-0.4692620635</text:p>
          </table:table-cell>
          <table:table-cell office:value-type="float" office:value="-0.938337862492" calcext:value-type="float">
            <text:p>-0.9383378625</text:p>
          </table:table-cell>
          <table:table-cell office:value-type="float" office:value="-5.2424325943" calcext:value-type="float">
            <text:p>-5.2424325943</text:p>
          </table:table-cell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0.313" calcext:value-type="float">
            <text:p>0.313</text:p>
          </table:table-cell>
          <table:table-cell office:value-type="float" office:value="-1.817" calcext:value-type="float">
            <text:p>-1.817</text:p>
          </table:table-cell>
          <table:table-cell office:value-type="float" office:value="-0.339050419349" calcext:value-type="float">
            <text:p>-0.3390504193</text:p>
          </table:table-cell>
          <table:table-cell office:value-type="float" office:value="0.283007055521" calcext:value-type="float">
            <text:p>0.2830070555</text:p>
          </table:table-cell>
          <table:table-cell office:value-type="float" office:value="-0.93111205101" calcext:value-type="float">
            <text:p>-0.931112051</text:p>
          </table:table-cell>
          <table:table-cell office:value-type="float" office:value="-4.54174804688" calcext:value-type="float">
            <text:p>-4.5417480469</text:p>
          </table:table-cell>
          <table:table-cell office:value-type="float" office:value="-0.466992944479" calcext:value-type="float">
            <text:p>-0.4669929445</text:p>
          </table:table-cell>
          <table:table-cell office:value-type="float" office:value="-0.93111205101" calcext:value-type="float">
            <text:p>-0.931112051</text:p>
          </table:table-cell>
          <table:table-cell office:value-type="float" office:value="-4.54174804688" calcext:value-type="float">
            <text:p>-4.54174804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16" calcext:value-type="float">
            <text:p>0.316</text:p>
          </table:table-cell>
          <table:table-cell office:value-type="float" office:value="-1.815" calcext:value-type="float">
            <text:p>-1.815</text:p>
          </table:table-cell>
          <table:table-cell office:value-type="float" office:value="-0.33292830667" calcext:value-type="float">
            <text:p>-0.3329283067</text:p>
          </table:table-cell>
          <table:table-cell office:value-type="float" office:value="0.286590516567" calcext:value-type="float">
            <text:p>0.2865905166</text:p>
          </table:table-cell>
          <table:table-cell office:value-type="float" office:value="-0.92339849472" calcext:value-type="float">
            <text:p>-0.9233984947</text:p>
          </table:table-cell>
          <table:table-cell office:value-type="float" office:value="-3.81045627594" calcext:value-type="float">
            <text:p>-3.8104562759</text:p>
          </table:table-cell>
          <table:table-cell office:value-type="float" office:value="-0.463409483433" calcext:value-type="float">
            <text:p>-0.4634094834</text:p>
          </table:table-cell>
          <table:table-cell office:value-type="float" office:value="-0.92339849472" calcext:value-type="float">
            <text:p>-0.9233984947</text:p>
          </table:table-cell>
          <table:table-cell office:value-type="float" office:value="-3.81045627594" calcext:value-type="float">
            <text:p>-3.8104562759</text:p>
          </table:table-cell>
        </table:table-row>
        <table:table-row table:style-name="ro1">
          <table:table-cell office:value-type="float" office:value="69.1" calcext:value-type="float">
            <text:p>69.1</text:p>
          </table:table-cell>
          <table:table-cell office:value-type="float" office:value="0.32" calcext:value-type="float">
            <text:p>0.32</text:p>
          </table:table-cell>
          <table:table-cell office:value-type="float" office:value="-1.812" calcext:value-type="float">
            <text:p>-1.812</text:p>
          </table:table-cell>
          <table:table-cell office:value-type="float" office:value="-0.326319538869" calcext:value-type="float">
            <text:p>-0.3263195389</text:p>
          </table:table-cell>
          <table:table-cell office:value-type="float" office:value="0.289658129215" calcext:value-type="float">
            <text:p>0.2896581292</text:p>
          </table:table-cell>
          <table:table-cell office:value-type="float" office:value="-0.917393863201" calcext:value-type="float">
            <text:p>-0.9173938632</text:p>
          </table:table-cell>
          <table:table-cell office:value-type="float" office:value="-3.18217158318" calcext:value-type="float">
            <text:p>-3.1821715832</text:p>
          </table:table-cell>
          <table:table-cell office:value-type="float" office:value="-0.460341870785" calcext:value-type="float">
            <text:p>-0.4603418708</text:p>
          </table:table-cell>
          <table:table-cell office:value-type="float" office:value="-0.917393863201" calcext:value-type="float">
            <text:p>-0.9173938632</text:p>
          </table:table-cell>
          <table:table-cell office:value-type="float" office:value="-3.18217158318" calcext:value-type="float">
            <text:p>-3.1821715832</text:p>
          </table:table-cell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0.323" calcext:value-type="float">
            <text:p>0.323</text:p>
          </table:table-cell>
          <table:table-cell office:value-type="float" office:value="-1.81" calcext:value-type="float">
            <text:p>-1.81</text:p>
          </table:table-cell>
          <table:table-cell office:value-type="float" office:value="-0.319694781476" calcext:value-type="float">
            <text:p>-0.3196947815</text:p>
          </table:table-cell>
          <table:table-cell office:value-type="float" office:value="0.292610496283" calcext:value-type="float">
            <text:p>0.2926104963</text:p>
          </table:table-cell>
          <table:table-cell office:value-type="float" office:value="-0.913485527039" calcext:value-type="float">
            <text:p>-0.913485527</text:p>
          </table:table-cell>
          <table:table-cell office:value-type="float" office:value="-2.7022819519" calcext:value-type="float">
            <text:p>-2.7022819519</text:p>
          </table:table-cell>
          <table:table-cell office:value-type="float" office:value="-0.457389503717" calcext:value-type="float">
            <text:p>-0.4573895037</text:p>
          </table:table-cell>
          <table:table-cell office:value-type="float" office:value="-0.913485527039" calcext:value-type="float">
            <text:p>-0.913485527</text:p>
          </table:table-cell>
          <table:table-cell office:value-type="float" office:value="-2.7022819519" calcext:value-type="float">
            <text:p>-2.7022819519</text:p>
          </table:table-cell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0.326" calcext:value-type="float">
            <text:p>0.326</text:p>
          </table:table-cell>
          <table:table-cell office:value-type="float" office:value="-1.807" calcext:value-type="float">
            <text:p>-1.807</text:p>
          </table:table-cell>
          <table:table-cell office:value-type="float" office:value="-0.313054359103" calcext:value-type="float">
            <text:p>-0.3130543591</text:p>
          </table:table-cell>
          <table:table-cell office:value-type="float" office:value="0.293593913317" calcext:value-type="float">
            <text:p>0.2935939133</text:p>
          </table:table-cell>
          <table:table-cell office:value-type="float" office:value="-0.914053976536" calcext:value-type="float">
            <text:p>-0.9140539765</text:p>
          </table:table-cell>
          <table:table-cell office:value-type="float" office:value="-2.63027691841" calcext:value-type="float">
            <text:p>-2.6302769184</text:p>
          </table:table-cell>
          <table:table-cell office:value-type="float" office:value="-0.456406086683" calcext:value-type="float">
            <text:p>-0.4564060867</text:p>
          </table:table-cell>
          <table:table-cell office:value-type="float" office:value="-0.914053976536" calcext:value-type="float">
            <text:p>-0.9140539765</text:p>
          </table:table-cell>
          <table:table-cell office:value-type="float" office:value="-2.63027691841" calcext:value-type="float">
            <text:p>-2.6302769184</text:p>
          </table:table-cell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0.33" calcext:value-type="float">
            <text:p>0.33</text:p>
          </table:table-cell>
          <table:table-cell office:value-type="float" office:value="-1.805" calcext:value-type="float">
            <text:p>-1.805</text:p>
          </table:table-cell>
          <table:table-cell office:value-type="float" office:value="-0.307826106851" calcext:value-type="float">
            <text:p>-0.3078261069</text:p>
          </table:table-cell>
          <table:table-cell office:value-type="float" office:value="0.293073028326" calcext:value-type="float">
            <text:p>0.2930730283</text:p>
          </table:table-cell>
          <table:table-cell office:value-type="float" office:value="-0.91644346714" calcext:value-type="float">
            <text:p>-0.9164434671</text:p>
          </table:table-cell>
          <table:table-cell office:value-type="float" office:value="-2.7162027359" calcext:value-type="float">
            <text:p>-2.7162027359</text:p>
          </table:table-cell>
          <table:table-cell office:value-type="float" office:value="-0.456926971674" calcext:value-type="float">
            <text:p>-0.4569269717</text:p>
          </table:table-cell>
          <table:table-cell office:value-type="float" office:value="-0.91644346714" calcext:value-type="float">
            <text:p>-0.9164434671</text:p>
          </table:table-cell>
          <table:table-cell office:value-type="float" office:value="-2.7162027359" calcext:value-type="float">
            <text:p>-2.7162027359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0.331" calcext:value-type="float">
            <text:p>0.331</text:p>
          </table:table-cell>
          <table:table-cell office:value-type="float" office:value="-1.804" calcext:value-type="float">
            <text:p>-1.804</text:p>
          </table:table-cell>
          <table:table-cell office:value-type="float" office:value="-0.30497039801" calcext:value-type="float">
            <text:p>-0.304970398</text:p>
          </table:table-cell>
          <table:table-cell office:value-type="float" office:value="0.295062214136" calcext:value-type="float">
            <text:p>0.2950622141</text:p>
          </table:table-cell>
          <table:table-cell office:value-type="float" office:value="-0.917254328728" calcext:value-type="float">
            <text:p>-0.9172543287</text:p>
          </table:table-cell>
          <table:table-cell office:value-type="float" office:value="-2.77473735809" calcext:value-type="float">
            <text:p>-2.7747373581</text:p>
          </table:table-cell>
          <table:table-cell office:value-type="float" office:value="-0.454937785864" calcext:value-type="float">
            <text:p>-0.4549377859</text:p>
          </table:table-cell>
          <table:table-cell office:value-type="float" office:value="-0.917254328728" calcext:value-type="float">
            <text:p>-0.9172543287</text:p>
          </table:table-cell>
          <table:table-cell office:value-type="float" office:value="-2.77473735809" calcext:value-type="float">
            <text:p>-2.7747373581</text:p>
          </table:table-cell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0.331" calcext:value-type="float">
            <text:p>0.331</text:p>
          </table:table-cell>
          <table:table-cell office:value-type="float" office:value="-1.803" calcext:value-type="float">
            <text:p>-1.803</text:p>
          </table:table-cell>
          <table:table-cell office:value-type="float" office:value="-0.304494178993" calcext:value-type="float">
            <text:p>-0.304494179</text:p>
          </table:table-cell>
          <table:table-cell office:value-type="float" office:value="0.295890063047" calcext:value-type="float">
            <text:p>0.295890063</text:p>
          </table:table-cell>
          <table:table-cell office:value-type="float" office:value="-0.918057799339" calcext:value-type="float">
            <text:p>-0.9180577993</text:p>
          </table:table-cell>
          <table:table-cell office:value-type="float" office:value="-2.85944437981" calcext:value-type="float">
            <text:p>-2.8594443798</text:p>
          </table:table-cell>
          <table:table-cell office:value-type="float" office:value="-0.454109936953" calcext:value-type="float">
            <text:p>-0.454109937</text:p>
          </table:table-cell>
          <table:table-cell office:value-type="float" office:value="-0.918057799339" calcext:value-type="float">
            <text:p>-0.9180577993</text:p>
          </table:table-cell>
          <table:table-cell office:value-type="float" office:value="-2.85944437981" calcext:value-type="float">
            <text:p>-2.8594443798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0.331" calcext:value-type="float">
            <text:p>0.331</text:p>
          </table:table-cell>
          <table:table-cell office:value-type="float" office:value="-1.804" calcext:value-type="float">
            <text:p>-1.804</text:p>
          </table:table-cell>
          <table:table-cell office:value-type="float" office:value="-0.30497039801" calcext:value-type="float">
            <text:p>-0.304970398</text:p>
          </table:table-cell>
          <table:table-cell office:value-type="float" office:value="0.298066228628" calcext:value-type="float">
            <text:p>0.2980662286</text:p>
          </table:table-cell>
          <table:table-cell office:value-type="float" office:value="-0.917300641537" calcext:value-type="float">
            <text:p>-0.9173006415</text:p>
          </table:table-cell>
          <table:table-cell office:value-type="float" office:value="-2.85486078262" calcext:value-type="float">
            <text:p>-2.8548607826</text:p>
          </table:table-cell>
          <table:table-cell office:value-type="float" office:value="-0.451933771372" calcext:value-type="float">
            <text:p>-0.4519337714</text:p>
          </table:table-cell>
          <table:table-cell office:value-type="float" office:value="-0.917300641537" calcext:value-type="float">
            <text:p>-0.9173006415</text:p>
          </table:table-cell>
          <table:table-cell office:value-type="float" office:value="-2.85486078262" calcext:value-type="float">
            <text:p>-2.8548607826</text:p>
          </table:table-cell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0.331" calcext:value-type="float">
            <text:p>0.331</text:p>
          </table:table-cell>
          <table:table-cell office:value-type="float" office:value="-1.804" calcext:value-type="float">
            <text:p>-1.804</text:p>
          </table:table-cell>
          <table:table-cell office:value-type="float" office:value="-0.305922607197" calcext:value-type="float">
            <text:p>-0.3059226072</text:p>
          </table:table-cell>
          <table:table-cell office:value-type="float" office:value="0.299954980612" calcext:value-type="float">
            <text:p>0.2999549806</text:p>
          </table:table-cell>
          <table:table-cell office:value-type="float" office:value="-0.915834307671" calcext:value-type="float">
            <text:p>-0.9158343077</text:p>
          </table:table-cell>
          <table:table-cell office:value-type="float" office:value="-2.80686235428" calcext:value-type="float">
            <text:p>-2.8068623543</text:p>
          </table:table-cell>
          <table:table-cell office:value-type="float" office:value="-0.450045019388" calcext:value-type="float">
            <text:p>-0.4500450194</text:p>
          </table:table-cell>
          <table:table-cell office:value-type="float" office:value="-0.915834307671" calcext:value-type="float">
            <text:p>-0.9158343077</text:p>
          </table:table-cell>
          <table:table-cell office:value-type="float" office:value="-2.80686235428" calcext:value-type="float">
            <text:p>-2.8068623543</text:p>
          </table:table-cell>
        </table:table-row>
        <table:table-row table:style-name="ro1">
          <table:table-cell office:value-type="float" office:value="69.9" calcext:value-type="float">
            <text:p>69.9</text:p>
          </table:table-cell>
          <table:table-cell office:value-type="float" office:value="0.331" calcext:value-type="float">
            <text:p>0.331</text:p>
          </table:table-cell>
          <table:table-cell office:value-type="float" office:value="-1.804" calcext:value-type="float">
            <text:p>-1.804</text:p>
          </table:table-cell>
          <table:table-cell office:value-type="float" office:value="-0.306398597129" calcext:value-type="float">
            <text:p>-0.3063985971</text:p>
          </table:table-cell>
          <table:table-cell office:value-type="float" office:value="0.300109326839" calcext:value-type="float">
            <text:p>0.3001093268</text:p>
          </table:table-cell>
          <table:table-cell office:value-type="float" office:value="-0.915538787842" calcext:value-type="float">
            <text:p>-0.9155387878</text:p>
          </table:table-cell>
          <table:table-cell office:value-type="float" office:value="-2.80889225006" calcext:value-type="float">
            <text:p>-2.8088922501</text:p>
          </table:table-cell>
          <table:table-cell office:value-type="float" office:value="-0.449890673161" calcext:value-type="float">
            <text:p>-0.4498906732</text:p>
          </table:table-cell>
          <table:table-cell office:value-type="float" office:value="-0.915538787842" calcext:value-type="float">
            <text:p>-0.9155387878</text:p>
          </table:table-cell>
          <table:table-cell office:value-type="float" office:value="-2.80889225006" calcext:value-type="float">
            <text:p>-2.80889225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31" calcext:value-type="float">
            <text:p>0.331</text:p>
          </table:table-cell>
          <table:table-cell office:value-type="float" office:value="-1.804" calcext:value-type="float">
            <text:p>-1.804</text:p>
          </table:table-cell>
          <table:table-cell office:value-type="float" office:value="-0.306398597129" calcext:value-type="float">
            <text:p>-0.3063985971</text:p>
          </table:table-cell>
          <table:table-cell office:value-type="float" office:value="0.299572467804" calcext:value-type="float">
            <text:p>0.2995724678</text:p>
          </table:table-cell>
          <table:table-cell office:value-type="float" office:value="-0.91582429409" calcext:value-type="float">
            <text:p>-0.9158242941</text:p>
          </table:table-cell>
          <table:table-cell office:value-type="float" office:value="-2.8410987854" calcext:value-type="float">
            <text:p>-2.8410987854</text:p>
          </table:table-cell>
          <table:table-cell office:value-type="float" office:value="-0.450427532196" calcext:value-type="float">
            <text:p>-0.4504275322</text:p>
          </table:table-cell>
          <table:table-cell office:value-type="float" office:value="-0.91582429409" calcext:value-type="float">
            <text:p>-0.9158242941</text:p>
          </table:table-cell>
          <table:table-cell office:value-type="float" office:value="-2.8410987854" calcext:value-type="float">
            <text:p>-2.8410987854</text:p>
          </table:table-cell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0.331" calcext:value-type="float">
            <text:p>0.331</text:p>
          </table:table-cell>
          <table:table-cell office:value-type="float" office:value="-1.804" calcext:value-type="float">
            <text:p>-1.804</text:p>
          </table:table-cell>
          <table:table-cell office:value-type="float" office:value="-0.306398597129" calcext:value-type="float">
            <text:p>-0.3063985971</text:p>
          </table:table-cell>
          <table:table-cell office:value-type="float" office:value="0.300105601549" calcext:value-type="float">
            <text:p>0.3001056015</text:p>
          </table:table-cell>
          <table:table-cell office:value-type="float" office:value="-0.915827393532" calcext:value-type="float">
            <text:p>-0.9158273935</text:p>
          </table:table-cell>
          <table:table-cell office:value-type="float" office:value="-2.84011864662" calcext:value-type="float">
            <text:p>-2.8401186466</text:p>
          </table:table-cell>
          <table:table-cell office:value-type="float" office:value="-0.449894398451" calcext:value-type="float">
            <text:p>-0.4498943985</text:p>
          </table:table-cell>
          <table:table-cell office:value-type="float" office:value="-0.915827393532" calcext:value-type="float">
            <text:p>-0.9158273935</text:p>
          </table:table-cell>
          <table:table-cell office:value-type="float" office:value="-2.84011864662" calcext:value-type="float">
            <text:p>-2.8401186466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0.331" calcext:value-type="float">
            <text:p>0.331</text:p>
          </table:table-cell>
          <table:table-cell office:value-type="float" office:value="-1.804" calcext:value-type="float">
            <text:p>-1.804</text:p>
          </table:table-cell>
          <table:table-cell office:value-type="float" office:value="-0.306398597129" calcext:value-type="float">
            <text:p>-0.3063985971</text:p>
          </table:table-cell>
          <table:table-cell office:value-type="float" office:value="0.302055299282" calcext:value-type="float">
            <text:p>0.3020552993</text:p>
          </table:table-cell>
          <table:table-cell office:value-type="float" office:value="-0.9157782197" calcext:value-type="float">
            <text:p>-0.9157782197</text:p>
          </table:table-cell>
          <table:table-cell office:value-type="float" office:value="-2.81621646881" calcext:value-type="float">
            <text:p>-2.8162164688</text:p>
          </table:table-cell>
          <table:table-cell office:value-type="float" office:value="-0.447944700718" calcext:value-type="float">
            <text:p>-0.4479447007</text:p>
          </table:table-cell>
          <table:table-cell office:value-type="float" office:value="-0.9157782197" calcext:value-type="float">
            <text:p>-0.9157782197</text:p>
          </table:table-cell>
          <table:table-cell office:value-type="float" office:value="-2.81621646881" calcext:value-type="float">
            <text:p>-2.8162164688</text:p>
          </table:table-cell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0.332" calcext:value-type="float">
            <text:p>0.332</text:p>
          </table:table-cell>
          <table:table-cell office:value-type="float" office:value="-1.803" calcext:value-type="float">
            <text:p>-1.803</text:p>
          </table:table-cell>
          <table:table-cell office:value-type="float" office:value="-0.306398597129" calcext:value-type="float">
            <text:p>-0.3063985971</text:p>
          </table:table-cell>
          <table:table-cell office:value-type="float" office:value="0.305390328169" calcext:value-type="float">
            <text:p>0.3053903282</text:p>
          </table:table-cell>
          <table:table-cell office:value-type="float" office:value="-0.91415399313" calcext:value-type="float">
            <text:p>-0.9141539931</text:p>
          </table:table-cell>
          <table:table-cell office:value-type="float" office:value="-2.67411637306" calcext:value-type="float">
            <text:p>-2.6741163731</text:p>
          </table:table-cell>
          <table:table-cell office:value-type="float" office:value="-0.444609671831" calcext:value-type="float">
            <text:p>-0.4446096718</text:p>
          </table:table-cell>
          <table:table-cell office:value-type="float" office:value="-0.91415399313" calcext:value-type="float">
            <text:p>-0.9141539931</text:p>
          </table:table-cell>
          <table:table-cell office:value-type="float" office:value="-2.67411637306" calcext:value-type="float">
            <text:p>-2.6741163731</text:p>
          </table:table-cell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0.334" calcext:value-type="float">
            <text:p>0.334</text:p>
          </table:table-cell>
          <table:table-cell office:value-type="float" office:value="-1.802" calcext:value-type="float">
            <text:p>-1.802</text:p>
          </table:table-cell>
          <table:table-cell office:value-type="float" office:value="-0.306398597129" calcext:value-type="float">
            <text:p>-0.3063985971</text:p>
          </table:table-cell>
          <table:table-cell office:value-type="float" office:value="0.309470206499" calcext:value-type="float">
            <text:p>0.3094702065</text:p>
          </table:table-cell>
          <table:table-cell office:value-type="float" office:value="-0.911141693592" calcext:value-type="float">
            <text:p>-0.9111416936</text:p>
          </table:table-cell>
          <table:table-cell office:value-type="float" office:value="-2.39917302132" calcext:value-type="float">
            <text:p>-2.3991730213</text:p>
          </table:table-cell>
          <table:table-cell office:value-type="float" office:value="-0.440529793501" calcext:value-type="float">
            <text:p>-0.4405297935</text:p>
          </table:table-cell>
          <table:table-cell office:value-type="float" office:value="-0.911141693592" calcext:value-type="float">
            <text:p>-0.9111416936</text:p>
          </table:table-cell>
          <table:table-cell office:value-type="float" office:value="-2.39917302132" calcext:value-type="float">
            <text:p>-2.3991730213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0.336" calcext:value-type="float">
            <text:p>0.336</text:p>
          </table:table-cell>
          <table:table-cell office:value-type="float" office:value="-1.8" calcext:value-type="float">
            <text:p>-1.8</text:p>
          </table:table-cell>
          <table:table-cell office:value-type="float" office:value="-0.305922607197" calcext:value-type="float">
            <text:p>-0.3059226072</text:p>
          </table:table-cell>
          <table:table-cell office:value-type="float" office:value="0.313943147659" calcext:value-type="float">
            <text:p>0.3139431477</text:p>
          </table:table-cell>
          <table:table-cell office:value-type="float" office:value="-0.907582402229" calcext:value-type="float">
            <text:p>-0.9075824022</text:p>
          </table:table-cell>
          <table:table-cell office:value-type="float" office:value="-2.06584811211" calcext:value-type="float">
            <text:p>-2.0658481121</text:p>
          </table:table-cell>
          <table:table-cell office:value-type="float" office:value="-0.436056852341" calcext:value-type="float">
            <text:p>-0.4360568523</text:p>
          </table:table-cell>
          <table:table-cell office:value-type="float" office:value="-0.907582402229" calcext:value-type="float">
            <text:p>-0.9075824022</text:p>
          </table:table-cell>
          <table:table-cell office:value-type="float" office:value="-2.06584811211" calcext:value-type="float">
            <text:p>-2.0658481121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0.339" calcext:value-type="float">
            <text:p>0.339</text:p>
          </table:table-cell>
          <table:table-cell office:value-type="float" office:value="-1.798" calcext:value-type="float">
            <text:p>-1.798</text:p>
          </table:table-cell>
          <table:table-cell office:value-type="float" office:value="-0.304017883853" calcext:value-type="float">
            <text:p>-0.3040178839</text:p>
          </table:table-cell>
          <table:table-cell office:value-type="float" office:value="0.317780405283" calcext:value-type="float">
            <text:p>0.3177804053</text:p>
          </table:table-cell>
          <table:table-cell office:value-type="float" office:value="-0.90506529808" calcext:value-type="float">
            <text:p>-0.9050652981</text:p>
          </table:table-cell>
          <table:table-cell office:value-type="float" office:value="-1.79394471645" calcext:value-type="float">
            <text:p>-1.7939447165</text:p>
          </table:table-cell>
          <table:table-cell office:value-type="float" office:value="-0.432219594717" calcext:value-type="float">
            <text:p>-0.4322195947</text:p>
          </table:table-cell>
          <table:table-cell office:value-type="float" office:value="-0.90506529808" calcext:value-type="float">
            <text:p>-0.9050652981</text:p>
          </table:table-cell>
          <table:table-cell office:value-type="float" office:value="-1.79394471645" calcext:value-type="float">
            <text:p>-1.7939447165</text:p>
          </table:table-cell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0.342" calcext:value-type="float">
            <text:p>0.342</text:p>
          </table:table-cell>
          <table:table-cell office:value-type="float" office:value="-1.796" calcext:value-type="float">
            <text:p>-1.796</text:p>
          </table:table-cell>
          <table:table-cell office:value-type="float" office:value="-0.301635270467" calcext:value-type="float">
            <text:p>-0.3016352705</text:p>
          </table:table-cell>
          <table:table-cell office:value-type="float" office:value="0.32125300169" calcext:value-type="float">
            <text:p>0.3212530017</text:p>
          </table:table-cell>
          <table:table-cell office:value-type="float" office:value="-0.902677237988" calcext:value-type="float">
            <text:p>-0.902677238</text:p>
          </table:table-cell>
          <table:table-cell office:value-type="float" office:value="-1.50238370895" calcext:value-type="float">
            <text:p>-1.502383709</text:p>
          </table:table-cell>
          <table:table-cell office:value-type="float" office:value="-0.42874699831" calcext:value-type="float">
            <text:p>-0.4287469983</text:p>
          </table:table-cell>
          <table:table-cell office:value-type="float" office:value="-0.902677237988" calcext:value-type="float">
            <text:p>-0.902677238</text:p>
          </table:table-cell>
          <table:table-cell office:value-type="float" office:value="-1.50238370895" calcext:value-type="float">
            <text:p>-1.502383709</text:p>
          </table:table-cell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0.346" calcext:value-type="float">
            <text:p>0.346</text:p>
          </table:table-cell>
          <table:table-cell office:value-type="float" office:value="-1.793" calcext:value-type="float">
            <text:p>-1.793</text:p>
          </table:table-cell>
          <table:table-cell office:value-type="float" office:value="-0.298773647225" calcext:value-type="float">
            <text:p>-0.2987736472</text:p>
          </table:table-cell>
          <table:table-cell office:value-type="float" office:value="0.324521571398" calcext:value-type="float">
            <text:p>0.3245215714</text:p>
          </table:table-cell>
          <table:table-cell office:value-type="float" office:value="-0.900769650936" calcext:value-type="float">
            <text:p>-0.9007696509</text:p>
          </table:table-cell>
          <table:table-cell office:value-type="float" office:value="-1.24091482162" calcext:value-type="float">
            <text:p>-1.2409148216</text:p>
          </table:table-cell>
          <table:table-cell office:value-type="float" office:value="-0.425478428602" calcext:value-type="float">
            <text:p>-0.4254784286</text:p>
          </table:table-cell>
          <table:table-cell office:value-type="float" office:value="-0.900769650936" calcext:value-type="float">
            <text:p>-0.9007696509</text:p>
          </table:table-cell>
          <table:table-cell office:value-type="float" office:value="-1.24091482162" calcext:value-type="float">
            <text:p>-1.2409148216</text:p>
          </table:table-cell>
        </table:table-row>
        <table:table-row table:style-name="ro1">
          <table:table-cell office:value-type="float" office:value="70.9" calcext:value-type="float">
            <text:p>70.9</text:p>
          </table:table-cell>
          <table:table-cell office:value-type="float" office:value="0.35" calcext:value-type="float">
            <text:p>0.35</text:p>
          </table:table-cell>
          <table:table-cell office:value-type="float" office:value="-1.79" calcext:value-type="float">
            <text:p>-1.79</text:p>
          </table:table-cell>
          <table:table-cell office:value-type="float" office:value="-0.296386906029" calcext:value-type="float">
            <text:p>-0.296386906</text:p>
          </table:table-cell>
          <table:table-cell office:value-type="float" office:value="0.328057378531" calcext:value-type="float">
            <text:p>0.3280573785</text:p>
          </table:table-cell>
          <table:table-cell office:value-type="float" office:value="-0.899326145649" calcext:value-type="float">
            <text:p>-0.8993261456</text:p>
          </table:table-cell>
          <table:table-cell office:value-type="float" office:value="-1.01637804508" calcext:value-type="float">
            <text:p>-1.0163780451</text:p>
          </table:table-cell>
          <table:table-cell office:value-type="float" office:value="-0.421942621469" calcext:value-type="float">
            <text:p>-0.4219426215</text:p>
          </table:table-cell>
          <table:table-cell office:value-type="float" office:value="-0.899326145649" calcext:value-type="float">
            <text:p>-0.8993261456</text:p>
          </table:table-cell>
          <table:table-cell office:value-type="float" office:value="-1.01637804508" calcext:value-type="float">
            <text:p>-1.01637804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54" calcext:value-type="float">
            <text:p>0.354</text:p>
          </table:table-cell>
          <table:table-cell office:value-type="float" office:value="-1.788" calcext:value-type="float">
            <text:p>-1.788</text:p>
          </table:table-cell>
          <table:table-cell office:value-type="float" office:value="-0.293520372716" calcext:value-type="float">
            <text:p>-0.2935203727</text:p>
          </table:table-cell>
          <table:table-cell office:value-type="float" office:value="0.332113176584" calcext:value-type="float">
            <text:p>0.3321131766</text:p>
          </table:table-cell>
          <table:table-cell office:value-type="float" office:value="-0.897100865841" calcext:value-type="float">
            <text:p>-0.8971008658</text:p>
          </table:table-cell>
          <table:table-cell office:value-type="float" office:value="-0.768344402313" calcext:value-type="float">
            <text:p>-0.7683444023</text:p>
          </table:table-cell>
          <table:table-cell office:value-type="float" office:value="-0.417886823416" calcext:value-type="float">
            <text:p>-0.4178868234</text:p>
          </table:table-cell>
          <table:table-cell office:value-type="float" office:value="-0.897100865841" calcext:value-type="float">
            <text:p>-0.8971008658</text:p>
          </table:table-cell>
          <table:table-cell office:value-type="float" office:value="-0.768344402313" calcext:value-type="float">
            <text:p>-0.7683444023</text:p>
          </table:table-cell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0.358" calcext:value-type="float">
            <text:p>0.358</text:p>
          </table:table-cell>
          <table:table-cell office:value-type="float" office:value="-1.785" calcext:value-type="float">
            <text:p>-1.785</text:p>
          </table:table-cell>
          <table:table-cell office:value-type="float" office:value="-0.291129575909" calcext:value-type="float">
            <text:p>-0.2911295759</text:p>
          </table:table-cell>
          <table:table-cell office:value-type="float" office:value="0.336399108171" calcext:value-type="float">
            <text:p>0.3363991082</text:p>
          </table:table-cell>
          <table:table-cell office:value-type="float" office:value="-0.895141303539" calcext:value-type="float">
            <text:p>-0.8951413035</text:p>
          </table:table-cell>
          <table:table-cell office:value-type="float" office:value="-0.534219741821" calcext:value-type="float">
            <text:p>-0.5342197418</text:p>
          </table:table-cell>
          <table:table-cell office:value-type="float" office:value="-0.413600891829" calcext:value-type="float">
            <text:p>-0.4136008918</text:p>
          </table:table-cell>
          <table:table-cell office:value-type="float" office:value="-0.895141303539" calcext:value-type="float">
            <text:p>-0.8951413035</text:p>
          </table:table-cell>
          <table:table-cell office:value-type="float" office:value="-0.534219741821" calcext:value-type="float">
            <text:p>-0.5342197418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0.362" calcext:value-type="float">
            <text:p>0.362</text:p>
          </table:table-cell>
          <table:table-cell office:value-type="float" office:value="-1.782" calcext:value-type="float">
            <text:p>-1.782</text:p>
          </table:table-cell>
          <table:table-cell office:value-type="float" office:value="-0.289215627664" calcext:value-type="float">
            <text:p>-0.2892156277</text:p>
          </table:table-cell>
          <table:table-cell office:value-type="float" office:value="0.34066337347" calcext:value-type="float">
            <text:p>0.3406633735</text:p>
          </table:table-cell>
          <table:table-cell office:value-type="float" office:value="-0.893347144127" calcext:value-type="float">
            <text:p>-0.8933471441</text:p>
          </table:table-cell>
          <table:table-cell office:value-type="float" office:value="-0.318931370974" calcext:value-type="float">
            <text:p>-0.318931371</text:p>
          </table:table-cell>
          <table:table-cell office:value-type="float" office:value="-0.40933662653" calcext:value-type="float">
            <text:p>-0.4093366265</text:p>
          </table:table-cell>
          <table:table-cell office:value-type="float" office:value="-0.893347144127" calcext:value-type="float">
            <text:p>-0.8933471441</text:p>
          </table:table-cell>
          <table:table-cell office:value-type="float" office:value="-0.318931370974" calcext:value-type="float">
            <text:p>-0.318931371</text:p>
          </table:table-cell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0.367" calcext:value-type="float">
            <text:p>0.367</text:p>
          </table:table-cell>
          <table:table-cell office:value-type="float" office:value="-1.779" calcext:value-type="float">
            <text:p>-1.779</text:p>
          </table:table-cell>
          <table:table-cell office:value-type="float" office:value="-0.286821566417" calcext:value-type="float">
            <text:p>-0.2868215664</text:p>
          </table:table-cell>
          <table:table-cell office:value-type="float" office:value="0.345522195101" calcext:value-type="float">
            <text:p>0.3455221951</text:p>
          </table:table-cell>
          <table:table-cell office:value-type="float" office:value="-0.891111671925" calcext:value-type="float">
            <text:p>-0.8911116719</text:p>
          </table:table-cell>
          <table:table-cell office:value-type="float" office:value="-0.085180439055" calcext:value-type="float">
            <text:p>-0.0851804391</text:p>
          </table:table-cell>
          <table:table-cell office:value-type="float" office:value="-0.404477804899" calcext:value-type="float">
            <text:p>-0.4044778049</text:p>
          </table:table-cell>
          <table:table-cell office:value-type="float" office:value="-0.891111671925" calcext:value-type="float">
            <text:p>-0.8911116719</text:p>
          </table:table-cell>
          <table:table-cell office:value-type="float" office:value="-0.085180439055" calcext:value-type="float">
            <text:p>-0.0851804391</text:p>
          </table:table-cell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0.372" calcext:value-type="float">
            <text:p>0.372</text:p>
          </table:table-cell>
          <table:table-cell office:value-type="float" office:value="-1.776" calcext:value-type="float">
            <text:p>-1.776</text:p>
          </table:table-cell>
          <table:table-cell office:value-type="float" office:value="-0.284905026005" calcext:value-type="float">
            <text:p>-0.284905026</text:p>
          </table:table-cell>
          <table:table-cell office:value-type="float" office:value="0.349992841482" calcext:value-type="float">
            <text:p>0.3499928415</text:p>
          </table:table-cell>
          <table:table-cell office:value-type="float" office:value="-0.88848233223" calcext:value-type="float">
            <text:p>-0.8884823322</text:p>
          </table:table-cell>
          <table:table-cell office:value-type="float" office:value="0.167321026325" calcext:value-type="float">
            <text:p>0.1673210263</text:p>
          </table:table-cell>
          <table:table-cell office:value-type="float" office:value="-0.400007158518" calcext:value-type="float">
            <text:p>-0.4000071585</text:p>
          </table:table-cell>
          <table:table-cell office:value-type="float" office:value="-0.88848233223" calcext:value-type="float">
            <text:p>-0.8884823322</text:p>
          </table:table-cell>
          <table:table-cell office:value-type="float" office:value="0.167321026325" calcext:value-type="float">
            <text:p>0.1673210263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0.377" calcext:value-type="float">
            <text:p>0.377</text:p>
          </table:table-cell>
          <table:table-cell office:value-type="float" office:value="-1.772" calcext:value-type="float">
            <text:p>-1.772</text:p>
          </table:table-cell>
          <table:table-cell office:value-type="float" office:value="-0.282507748798" calcext:value-type="float">
            <text:p>-0.2825077488</text:p>
          </table:table-cell>
          <table:table-cell office:value-type="float" office:value="0.355149626732" calcext:value-type="float">
            <text:p>0.3551496267</text:p>
          </table:table-cell>
          <table:table-cell office:value-type="float" office:value="-0.885930001736" calcext:value-type="float">
            <text:p>-0.8859300017</text:p>
          </table:table-cell>
          <table:table-cell office:value-type="float" office:value="0.421167016029" calcext:value-type="float">
            <text:p>0.421167016</text:p>
          </table:table-cell>
          <table:table-cell office:value-type="float" office:value="-0.394850373268" calcext:value-type="float">
            <text:p>-0.3948503733</text:p>
          </table:table-cell>
          <table:table-cell office:value-type="float" office:value="-0.885930001736" calcext:value-type="float">
            <text:p>-0.8859300017</text:p>
          </table:table-cell>
          <table:table-cell office:value-type="float" office:value="0.421167016029" calcext:value-type="float">
            <text:p>0.421167016</text:p>
          </table:table-cell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0.383" calcext:value-type="float">
            <text:p>0.383</text:p>
          </table:table-cell>
          <table:table-cell office:value-type="float" office:value="-1.769" calcext:value-type="float">
            <text:p>-1.769</text:p>
          </table:table-cell>
          <table:table-cell office:value-type="float" office:value="-0.280588655029" calcext:value-type="float">
            <text:p>-0.280588655</text:p>
          </table:table-cell>
          <table:table-cell office:value-type="float" office:value="0.358630597591" calcext:value-type="float">
            <text:p>0.3586305976</text:p>
          </table:table-cell>
          <table:table-cell office:value-type="float" office:value="-0.884537220001" calcext:value-type="float">
            <text:p>-0.88453722</text:p>
          </table:table-cell>
          <table:table-cell office:value-type="float" office:value="0.582067072392" calcext:value-type="float">
            <text:p>0.5820670724</text:p>
          </table:table-cell>
          <table:table-cell office:value-type="float" office:value="-0.391369402409" calcext:value-type="float">
            <text:p>-0.3913694024</text:p>
          </table:table-cell>
          <table:table-cell office:value-type="float" office:value="-0.884537220001" calcext:value-type="float">
            <text:p>-0.88453722</text:p>
          </table:table-cell>
          <table:table-cell office:value-type="float" office:value="0.582067072392" calcext:value-type="float">
            <text:p>0.5820670724</text:p>
          </table:table-cell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0.388" calcext:value-type="float">
            <text:p>0.388</text:p>
          </table:table-cell>
          <table:table-cell office:value-type="float" office:value="-1.765" calcext:value-type="float">
            <text:p>-1.765</text:p>
          </table:table-cell>
          <table:table-cell office:value-type="float" office:value="-0.278188210406" calcext:value-type="float">
            <text:p>-0.2781882104</text:p>
          </table:table-cell>
          <table:table-cell office:value-type="float" office:value="0.360452890396" calcext:value-type="float">
            <text:p>0.3604528904</text:p>
          </table:table-cell>
          <table:table-cell office:value-type="float" office:value="-0.884163737297" calcext:value-type="float">
            <text:p>-0.8841637373</text:p>
          </table:table-cell>
          <table:table-cell office:value-type="float" office:value="0.656523704529" calcext:value-type="float">
            <text:p>0.6565237045</text:p>
          </table:table-cell>
          <table:table-cell office:value-type="float" office:value="-0.389547109604" calcext:value-type="float">
            <text:p>-0.3895471096</text:p>
          </table:table-cell>
          <table:table-cell office:value-type="float" office:value="-0.884163737297" calcext:value-type="float">
            <text:p>-0.8841637373</text:p>
          </table:table-cell>
          <table:table-cell office:value-type="float" office:value="0.656523704529" calcext:value-type="float">
            <text:p>0.6565237045</text:p>
          </table:table-cell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0.393" calcext:value-type="float">
            <text:p>0.393</text:p>
          </table:table-cell>
          <table:table-cell office:value-type="float" office:value="-1.762" calcext:value-type="float">
            <text:p>-1.762</text:p>
          </table:table-cell>
          <table:table-cell office:value-type="float" office:value="-0.275786027109" calcext:value-type="float">
            <text:p>-0.2757860271</text:p>
          </table:table-cell>
          <table:table-cell office:value-type="float" office:value="0.36128911376" calcext:value-type="float">
            <text:p>0.3612891138</text:p>
          </table:table-cell>
          <table:table-cell office:value-type="float" office:value="-0.884299874306" calcext:value-type="float">
            <text:p>-0.8842998743</text:p>
          </table:table-cell>
          <table:table-cell office:value-type="float" office:value="0.679082453251" calcext:value-type="float">
            <text:p>0.6790824533</text:p>
          </table:table-cell>
          <table:table-cell office:value-type="float" office:value="-0.38871088624" calcext:value-type="float">
            <text:p>-0.3887108862</text:p>
          </table:table-cell>
          <table:table-cell office:value-type="float" office:value="-0.884299874306" calcext:value-type="float">
            <text:p>-0.8842998743</text:p>
          </table:table-cell>
          <table:table-cell office:value-type="float" office:value="0.679082453251" calcext:value-type="float">
            <text:p>0.6790824533</text:p>
          </table:table-cell>
        </table:table-row>
        <table:table-row table:style-name="ro1">
          <table:table-cell office:value-type="float" office:value="71.9" calcext:value-type="float">
            <text:p>71.9</text:p>
          </table:table-cell>
          <table:table-cell office:value-type="float" office:value="0.397" calcext:value-type="float">
            <text:p>0.397</text:p>
          </table:table-cell>
          <table:table-cell office:value-type="float" office:value="-1.76" calcext:value-type="float">
            <text:p>-1.76</text:p>
          </table:table-cell>
          <table:table-cell office:value-type="float" office:value="-0.274824670323" calcext:value-type="float">
            <text:p>-0.2748246703</text:p>
          </table:table-cell>
          <table:table-cell office:value-type="float" office:value="0.362708181143" calcext:value-type="float">
            <text:p>0.3627081811</text:p>
          </table:table-cell>
          <table:table-cell office:value-type="float" office:value="-0.883970916271" calcext:value-type="float">
            <text:p>-0.8839709163</text:p>
          </table:table-cell>
          <table:table-cell office:value-type="float" office:value="0.691734969616" calcext:value-type="float">
            <text:p>0.6917349696</text:p>
          </table:table-cell>
          <table:table-cell office:value-type="float" office:value="-0.387291818857" calcext:value-type="float">
            <text:p>-0.3872918189</text:p>
          </table:table-cell>
          <table:table-cell office:value-type="float" office:value="-0.883970916271" calcext:value-type="float">
            <text:p>-0.8839709163</text:p>
          </table:table-cell>
          <table:table-cell office:value-type="float" office:value="0.691734969616" calcext:value-type="float">
            <text:p>0.69173496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" calcext:value-type="float">
            <text:p>0.4</text:p>
          </table:table-cell>
          <table:table-cell office:value-type="float" office:value="-1.758" calcext:value-type="float">
            <text:p>-1.758</text:p>
          </table:table-cell>
          <table:table-cell office:value-type="float" office:value="-0.274343888811" calcext:value-type="float">
            <text:p>-0.2743438888</text:p>
          </table:table-cell>
          <table:table-cell office:value-type="float" office:value="0.366362720728" calcext:value-type="float">
            <text:p>0.3663627207</text:p>
          </table:table-cell>
          <table:table-cell office:value-type="float" office:value="-0.883390665054" calcext:value-type="float">
            <text:p>-0.8833906651</text:p>
          </table:table-cell>
          <table:table-cell office:value-type="float" office:value="0.705819427967" calcext:value-type="float">
            <text:p>0.705819428</text:p>
          </table:table-cell>
          <table:table-cell office:value-type="float" office:value="-0.383637279272" calcext:value-type="float">
            <text:p>-0.3836372793</text:p>
          </table:table-cell>
          <table:table-cell office:value-type="float" office:value="-0.883390665054" calcext:value-type="float">
            <text:p>-0.8833906651</text:p>
          </table:table-cell>
          <table:table-cell office:value-type="float" office:value="0.705819427967" calcext:value-type="float">
            <text:p>0.705819428</text:p>
          </table:table-cell>
        </table:table-row>
        <table:table-row table:style-name="ro1">
          <table:table-cell office:value-type="float" office:value="72.1" calcext:value-type="float">
            <text:p>72.1</text:p>
          </table:table-cell>
          <table:table-cell office:value-type="float" office:value="0.402" calcext:value-type="float">
            <text:p>0.402</text:p>
          </table:table-cell>
          <table:table-cell office:value-type="float" office:value="-1.757" calcext:value-type="float">
            <text:p>-1.757</text:p>
          </table:table-cell>
          <table:table-cell office:value-type="float" office:value="-0.273863038713" calcext:value-type="float">
            <text:p>-0.2738630387</text:p>
          </table:table-cell>
          <table:table-cell office:value-type="float" office:value="0.369775414467" calcext:value-type="float">
            <text:p>0.3697754145</text:p>
          </table:table-cell>
          <table:table-cell office:value-type="float" office:value="-0.882587730885" calcext:value-type="float">
            <text:p>-0.8825877309</text:p>
          </table:table-cell>
          <table:table-cell office:value-type="float" office:value="0.745040714741" calcext:value-type="float">
            <text:p>0.7450407147</text:p>
          </table:table-cell>
          <table:table-cell office:value-type="float" office:value="-0.380224585533" calcext:value-type="float">
            <text:p>-0.3802245855</text:p>
          </table:table-cell>
          <table:table-cell office:value-type="float" office:value="-0.882587730885" calcext:value-type="float">
            <text:p>-0.8825877309</text:p>
          </table:table-cell>
          <table:table-cell office:value-type="float" office:value="0.745040714741" calcext:value-type="float">
            <text:p>0.7450407147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0.404" calcext:value-type="float">
            <text:p>0.404</text:p>
          </table:table-cell>
          <table:table-cell office:value-type="float" office:value="-1.755" calcext:value-type="float">
            <text:p>-1.755</text:p>
          </table:table-cell>
          <table:table-cell office:value-type="float" office:value="-0.273863038713" calcext:value-type="float">
            <text:p>-0.2738630387</text:p>
          </table:table-cell>
          <table:table-cell office:value-type="float" office:value="0.374294966459" calcext:value-type="float">
            <text:p>0.3742949665</text:p>
          </table:table-cell>
          <table:table-cell office:value-type="float" office:value="-0.881412744522" calcext:value-type="float">
            <text:p>-0.8814127445</text:p>
          </table:table-cell>
          <table:table-cell office:value-type="float" office:value="0.81750780344" calcext:value-type="float">
            <text:p>0.8175078034</text:p>
          </table:table-cell>
          <table:table-cell office:value-type="float" office:value="-0.375705033541" calcext:value-type="float">
            <text:p>-0.3757050335</text:p>
          </table:table-cell>
          <table:table-cell office:value-type="float" office:value="-0.881412744522" calcext:value-type="float">
            <text:p>-0.8814127445</text:p>
          </table:table-cell>
          <table:table-cell office:value-type="float" office:value="0.81750780344" calcext:value-type="float">
            <text:p>0.8175078034</text:p>
          </table:table-cell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0.407" calcext:value-type="float">
            <text:p>0.407</text:p>
          </table:table-cell>
          <table:table-cell office:value-type="float" office:value="-1.753" calcext:value-type="float">
            <text:p>-1.753</text:p>
          </table:table-cell>
          <table:table-cell office:value-type="float" office:value="-0.273863038713" calcext:value-type="float">
            <text:p>-0.2738630387</text:p>
          </table:table-cell>
          <table:table-cell office:value-type="float" office:value="0.379424512386" calcext:value-type="float">
            <text:p>0.3794245124</text:p>
          </table:table-cell>
          <table:table-cell office:value-type="float" office:value="-0.880223333836" calcext:value-type="float">
            <text:p>-0.8802233338</text:p>
          </table:table-cell>
          <table:table-cell office:value-type="float" office:value="0.913735449314" calcext:value-type="float">
            <text:p>0.9137354493</text:p>
          </table:table-cell>
          <table:table-cell office:value-type="float" office:value="-0.370575487614" calcext:value-type="float">
            <text:p>-0.3705754876</text:p>
          </table:table-cell>
          <table:table-cell office:value-type="float" office:value="-0.880223333836" calcext:value-type="float">
            <text:p>-0.8802233338</text:p>
          </table:table-cell>
          <table:table-cell office:value-type="float" office:value="0.913735449314" calcext:value-type="float">
            <text:p>0.9137354493</text:p>
          </table:table-cell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0.411" calcext:value-type="float">
            <text:p>0.411</text:p>
          </table:table-cell>
          <table:table-cell office:value-type="float" office:value="-1.751" calcext:value-type="float">
            <text:p>-1.751</text:p>
          </table:table-cell>
          <table:table-cell office:value-type="float" office:value="-0.273863038713" calcext:value-type="float">
            <text:p>-0.2738630387</text:p>
          </table:table-cell>
          <table:table-cell office:value-type="float" office:value="0.385547757149" calcext:value-type="float">
            <text:p>0.3855477571</text:p>
          </table:table-cell>
          <table:table-cell office:value-type="float" office:value="-0.879357457161" calcext:value-type="float">
            <text:p>-0.8793574572</text:p>
          </table:table-cell>
          <table:table-cell office:value-type="float" office:value="1.0108884573" calcext:value-type="float">
            <text:p>1.0108884573</text:p>
          </table:table-cell>
          <table:table-cell office:value-type="float" office:value="-0.364452242851" calcext:value-type="float">
            <text:p>-0.3644522429</text:p>
          </table:table-cell>
          <table:table-cell office:value-type="float" office:value="-0.879357457161" calcext:value-type="float">
            <text:p>-0.8793574572</text:p>
          </table:table-cell>
          <table:table-cell office:value-type="float" office:value="1.0108884573" calcext:value-type="float">
            <text:p>1.0108884573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0.416" calcext:value-type="float">
            <text:p>0.416</text:p>
          </table:table-cell>
          <table:table-cell office:value-type="float" office:value="-1.748" calcext:value-type="float">
            <text:p>-1.748</text:p>
          </table:table-cell>
          <table:table-cell office:value-type="float" office:value="-0.27290113324" calcext:value-type="float">
            <text:p>-0.2729011332</text:p>
          </table:table-cell>
          <table:table-cell office:value-type="float" office:value="0.390843957663" calcext:value-type="float">
            <text:p>0.3908439577</text:p>
          </table:table-cell>
          <table:table-cell office:value-type="float" office:value="-0.878601849079" calcext:value-type="float">
            <text:p>-0.8786018491</text:p>
          </table:table-cell>
          <table:table-cell office:value-type="float" office:value="1.09341132641" calcext:value-type="float">
            <text:p>1.0934113264</text:p>
          </table:table-cell>
          <table:table-cell office:value-type="float" office:value="-0.359156042337" calcext:value-type="float">
            <text:p>-0.3591560423</text:p>
          </table:table-cell>
          <table:table-cell office:value-type="float" office:value="-0.878601849079" calcext:value-type="float">
            <text:p>-0.8786018491</text:p>
          </table:table-cell>
          <table:table-cell office:value-type="float" office:value="1.09341132641" calcext:value-type="float">
            <text:p>1.0934113264</text:p>
          </table:table-cell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0.421" calcext:value-type="float">
            <text:p>0.421</text:p>
          </table:table-cell>
          <table:table-cell office:value-type="float" office:value="-1.745" calcext:value-type="float">
            <text:p>-1.745</text:p>
          </table:table-cell>
          <table:table-cell office:value-type="float" office:value="-0.271457763641" calcext:value-type="float">
            <text:p>-0.2714577636</text:p>
          </table:table-cell>
          <table:table-cell office:value-type="float" office:value="0.39591550827" calcext:value-type="float">
            <text:p>0.3959155083</text:p>
          </table:table-cell>
          <table:table-cell office:value-type="float" office:value="-0.87778699398" calcext:value-type="float">
            <text:p>-0.877786994</text:p>
          </table:table-cell>
          <table:table-cell office:value-type="float" office:value="1.17802774906" calcext:value-type="float">
            <text:p>1.1780277491</text:p>
          </table:table-cell>
          <table:table-cell office:value-type="float" office:value="-0.35408449173" calcext:value-type="float">
            <text:p>-0.3540844917</text:p>
          </table:table-cell>
          <table:table-cell office:value-type="float" office:value="-0.87778699398" calcext:value-type="float">
            <text:p>-0.877786994</text:p>
          </table:table-cell>
          <table:table-cell office:value-type="float" office:value="1.17802774906" calcext:value-type="float">
            <text:p>1.1780277491</text:p>
          </table:table-cell>
        </table:table-row>
        <table:table-row table:style-name="ro1">
          <table:table-cell office:value-type="float" office:value="72.7" calcext:value-type="float">
            <text:p>72.7</text:p>
          </table:table-cell>
          <table:table-cell office:value-type="float" office:value="0.427" calcext:value-type="float">
            <text:p>0.427</text:p>
          </table:table-cell>
          <table:table-cell office:value-type="float" office:value="-1.741" calcext:value-type="float">
            <text:p>-1.741</text:p>
          </table:table-cell>
          <table:table-cell office:value-type="float" office:value="-0.270013783263" calcext:value-type="float">
            <text:p>-0.2700137833</text:p>
          </table:table-cell>
          <table:table-cell office:value-type="float" office:value="0.400730371475" calcext:value-type="float">
            <text:p>0.4007303715</text:p>
          </table:table-cell>
          <table:table-cell office:value-type="float" office:value="-0.877202570438" calcext:value-type="float">
            <text:p>-0.8772025704</text:p>
          </table:table-cell>
          <table:table-cell office:value-type="float" office:value="1.24714875221" calcext:value-type="float">
            <text:p>1.2471487522</text:p>
          </table:table-cell>
          <table:table-cell office:value-type="float" office:value="-0.349269628525" calcext:value-type="float">
            <text:p>-0.3492696285</text:p>
          </table:table-cell>
          <table:table-cell office:value-type="float" office:value="-0.877202570438" calcext:value-type="float">
            <text:p>-0.8772025704</text:p>
          </table:table-cell>
          <table:table-cell office:value-type="float" office:value="1.24714875221" calcext:value-type="float">
            <text:p>1.2471487522</text:p>
          </table:table-cell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0.433" calcext:value-type="float">
            <text:p>0.433</text:p>
          </table:table-cell>
          <table:table-cell office:value-type="float" office:value="-1.737" calcext:value-type="float">
            <text:p>-1.737</text:p>
          </table:table-cell>
          <table:table-cell office:value-type="float" office:value="-0.269050791959" calcext:value-type="float">
            <text:p>-0.269050792</text:p>
          </table:table-cell>
          <table:table-cell office:value-type="float" office:value="0.403747260571" calcext:value-type="float">
            <text:p>0.4037472606</text:p>
          </table:table-cell>
          <table:table-cell office:value-type="float" office:value="-0.877047121525" calcext:value-type="float">
            <text:p>-0.8770471215</text:p>
          </table:table-cell>
          <table:table-cell office:value-type="float" office:value="1.29522943497" calcext:value-type="float">
            <text:p>1.295229435</text:p>
          </table:table-cell>
          <table:table-cell office:value-type="float" office:value="-0.346252739429" calcext:value-type="float">
            <text:p>-0.3462527394</text:p>
          </table:table-cell>
          <table:table-cell office:value-type="float" office:value="-0.877047121525" calcext:value-type="float">
            <text:p>-0.8770471215</text:p>
          </table:table-cell>
          <table:table-cell office:value-type="float" office:value="1.29522943497" calcext:value-type="float">
            <text:p>1.295229435</text:p>
          </table:table-cell>
        </table:table-row>
        <table:table-row table:style-name="ro1">
          <table:table-cell office:value-type="float" office:value="72.9" calcext:value-type="float">
            <text:p>72.9</text:p>
          </table:table-cell>
          <table:table-cell office:value-type="float" office:value="0.439" calcext:value-type="float">
            <text:p>0.439</text:p>
          </table:table-cell>
          <table:table-cell office:value-type="float" office:value="-1.734" calcext:value-type="float">
            <text:p>-1.734</text:p>
          </table:table-cell>
          <table:table-cell office:value-type="float" office:value="-0.268569195353" calcext:value-type="float">
            <text:p>-0.2685691954</text:p>
          </table:table-cell>
          <table:table-cell office:value-type="float" office:value="0.952916160226" calcext:value-type="float">
            <text:p>0.9529161602</text:p>
          </table:table-cell>
          <table:table-cell office:value-type="float" office:value="-1.3328653574" calcext:value-type="float">
            <text:p>-1.3328653574</text:p>
          </table:table-cell>
          <table:table-cell office:value-type="float" office:value="1.03252363205" calcext:value-type="float">
            <text:p>1.0325236321</text:p>
          </table:table-cell>
          <table:table-cell office:value-type="float" office:value="0.202916160226" calcext:value-type="float">
            <text:p>0.2029161602</text:p>
          </table:table-cell>
          <table:table-cell office:value-type="float" office:value="-1.3328653574" calcext:value-type="float">
            <text:p>-1.3328653574</text:p>
          </table:table-cell>
          <table:table-cell office:value-type="float" office:value="1.03252363205" calcext:value-type="float">
            <text:p>1.03252363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44" calcext:value-type="float">
            <text:p>0.444</text:p>
          </table:table-cell>
          <table:table-cell office:value-type="float" office:value="-1.731" calcext:value-type="float">
            <text:p>-1.731</text:p>
          </table:table-cell>
          <table:table-cell office:value-type="float" office:value="-0.268087531605" calcext:value-type="float">
            <text:p>-0.2680875316</text:p>
          </table:table-cell>
          <table:table-cell office:value-type="float" office:value="0.955760315061" calcext:value-type="float">
            <text:p>0.9557603151</text:p>
          </table:table-cell>
          <table:table-cell office:value-type="float" office:value="-1.33270585537" calcext:value-type="float">
            <text:p>-1.3327058554</text:p>
          </table:table-cell>
          <table:table-cell office:value-type="float" office:value="1.07991182804" calcext:value-type="float">
            <text:p>1.079911828</text:p>
          </table:table-cell>
          <table:table-cell office:value-type="float" office:value="0.205760315061" calcext:value-type="float">
            <text:p>0.2057603151</text:p>
          </table:table-cell>
          <table:table-cell office:value-type="float" office:value="-1.33270585537" calcext:value-type="float">
            <text:p>-1.3327058554</text:p>
          </table:table-cell>
          <table:table-cell office:value-type="float" office:value="1.07991182804" calcext:value-type="float">
            <text:p>1.079911828</text:p>
          </table:table-cell>
        </table:table-row>
        <table:table-row table:style-name="ro1">
          <table:table-cell office:value-type="float" office:value="73.1" calcext:value-type="float">
            <text:p>73.1</text:p>
          </table:table-cell>
          <table:table-cell office:value-type="float" office:value="0.448" calcext:value-type="float">
            <text:p>0.448</text:p>
          </table:table-cell>
          <table:table-cell office:value-type="float" office:value="-1.729" calcext:value-type="float">
            <text:p>-1.729</text:p>
          </table:table-cell>
          <table:table-cell office:value-type="float" office:value="-0.267605800835" calcext:value-type="float">
            <text:p>-0.2676058008</text:p>
          </table:table-cell>
          <table:table-cell office:value-type="float" office:value="0.958933100104" calcext:value-type="float">
            <text:p>0.9589331001</text:p>
          </table:table-cell>
          <table:table-cell office:value-type="float" office:value="-1.3320556879" calcext:value-type="float">
            <text:p>-1.3320556879</text:p>
          </table:table-cell>
          <table:table-cell office:value-type="float" office:value="1.14600491524" calcext:value-type="float">
            <text:p>1.1460049152</text:p>
          </table:table-cell>
          <table:table-cell office:value-type="float" office:value="0.208933100104" calcext:value-type="float">
            <text:p>0.2089331001</text:p>
          </table:table-cell>
          <table:table-cell office:value-type="float" office:value="-1.3320556879" calcext:value-type="float">
            <text:p>-1.3320556879</text:p>
          </table:table-cell>
          <table:table-cell office:value-type="float" office:value="1.14600491524" calcext:value-type="float">
            <text:p>1.1460049152</text:p>
          </table:table-cell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0.451" calcext:value-type="float">
            <text:p>0.451</text:p>
          </table:table-cell>
          <table:table-cell office:value-type="float" office:value="-1.726" calcext:value-type="float">
            <text:p>-1.726</text:p>
          </table:table-cell>
          <table:table-cell office:value-type="float" office:value="-0.267605800835" calcext:value-type="float">
            <text:p>-0.2676058008</text:p>
          </table:table-cell>
          <table:table-cell office:value-type="float" office:value="0.961728066206" calcext:value-type="float">
            <text:p>0.9617280662</text:p>
          </table:table-cell>
          <table:table-cell office:value-type="float" office:value="-1.33154809475" calcext:value-type="float">
            <text:p>-1.3315480948</text:p>
          </table:table-cell>
          <table:table-cell office:value-type="float" office:value="1.20591175556" calcext:value-type="float">
            <text:p>1.2059117556</text:p>
          </table:table-cell>
          <table:table-cell office:value-type="float" office:value="0.211728066206" calcext:value-type="float">
            <text:p>0.2117280662</text:p>
          </table:table-cell>
          <table:table-cell office:value-type="float" office:value="-1.33154809475" calcext:value-type="float">
            <text:p>-1.3315480948</text:p>
          </table:table-cell>
          <table:table-cell office:value-type="float" office:value="1.20591175556" calcext:value-type="float">
            <text:p>1.2059117556</text:p>
          </table:table-cell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0.455" calcext:value-type="float">
            <text:p>0.455</text:p>
          </table:table-cell>
          <table:table-cell office:value-type="float" office:value="-1.724" calcext:value-type="float">
            <text:p>-1.724</text:p>
          </table:table-cell>
          <table:table-cell office:value-type="float" office:value="-0.267605800835" calcext:value-type="float">
            <text:p>-0.2676058008</text:p>
          </table:table-cell>
          <table:table-cell office:value-type="float" office:value="0.965054899454" calcext:value-type="float">
            <text:p>0.9650548995</text:p>
          </table:table-cell>
          <table:table-cell office:value-type="float" office:value="-1.33110487461" calcext:value-type="float">
            <text:p>-1.3311048746</text:p>
          </table:table-cell>
          <table:table-cell office:value-type="float" office:value="1.25491154194" calcext:value-type="float">
            <text:p>1.2549115419</text:p>
          </table:table-cell>
          <table:table-cell office:value-type="float" office:value="0.215054899454" calcext:value-type="float">
            <text:p>0.2150548995</text:p>
          </table:table-cell>
          <table:table-cell office:value-type="float" office:value="-1.33110487461" calcext:value-type="float">
            <text:p>-1.3311048746</text:p>
          </table:table-cell>
          <table:table-cell office:value-type="float" office:value="1.25491154194" calcext:value-type="float">
            <text:p>1.2549115419</text:p>
          </table:table-cell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0.458" calcext:value-type="float">
            <text:p>0.458</text:p>
          </table:table-cell>
          <table:table-cell office:value-type="float" office:value="-1.723" calcext:value-type="float">
            <text:p>-1.723</text:p>
          </table:table-cell>
          <table:table-cell office:value-type="float" office:value="-0.267124003163" calcext:value-type="float">
            <text:p>-0.2671240032</text:p>
          </table:table-cell>
          <table:table-cell office:value-type="float" office:value="0.968792274594" calcext:value-type="float">
            <text:p>0.9687922746</text:p>
          </table:table-cell>
          <table:table-cell office:value-type="float" office:value="-1.33061957359" calcext:value-type="float">
            <text:p>-1.3306195736</text:p>
          </table:table-cell>
          <table:table-cell office:value-type="float" office:value="1.31220781803" calcext:value-type="float">
            <text:p>1.312207818</text:p>
          </table:table-cell>
          <table:table-cell office:value-type="float" office:value="0.218792274594" calcext:value-type="float">
            <text:p>0.2187922746</text:p>
          </table:table-cell>
          <table:table-cell office:value-type="float" office:value="-1.33061957359" calcext:value-type="float">
            <text:p>-1.3306195736</text:p>
          </table:table-cell>
          <table:table-cell office:value-type="float" office:value="1.31220781803" calcext:value-type="float">
            <text:p>1.312207818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0.461" calcext:value-type="float">
            <text:p>0.461</text:p>
          </table:table-cell>
          <table:table-cell office:value-type="float" office:value="-1.72" calcext:value-type="float">
            <text:p>-1.72</text:p>
          </table:table-cell>
          <table:table-cell office:value-type="float" office:value="-0.266642138711" calcext:value-type="float">
            <text:p>-0.2666421387</text:p>
          </table:table-cell>
          <table:table-cell office:value-type="float" office:value="0.972496196628" calcext:value-type="float">
            <text:p>0.9724961966</text:p>
          </table:table-cell>
          <table:table-cell office:value-type="float" office:value="-1.33007693291" calcext:value-type="float">
            <text:p>-1.3300769329</text:p>
          </table:table-cell>
          <table:table-cell office:value-type="float" office:value="1.36629748344" calcext:value-type="float">
            <text:p>1.3662974834</text:p>
          </table:table-cell>
          <table:table-cell office:value-type="float" office:value="0.222496196628" calcext:value-type="float">
            <text:p>0.2224961966</text:p>
          </table:table-cell>
          <table:table-cell office:value-type="float" office:value="-1.33007693291" calcext:value-type="float">
            <text:p>-1.3300769329</text:p>
          </table:table-cell>
          <table:table-cell office:value-type="float" office:value="1.36629748344" calcext:value-type="float">
            <text:p>1.3662974834</text:p>
          </table:table-cell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0.465" calcext:value-type="float">
            <text:p>0.465</text:p>
          </table:table-cell>
          <table:table-cell office:value-type="float" office:value="-1.718" calcext:value-type="float">
            <text:p>-1.718</text:p>
          </table:table-cell>
          <table:table-cell office:value-type="float" office:value="-0.266160207598" calcext:value-type="float">
            <text:p>-0.2661602076</text:p>
          </table:table-cell>
          <table:table-cell office:value-type="float" office:value="0.975786834955" calcext:value-type="float">
            <text:p>0.975786835</text:p>
          </table:table-cell>
          <table:table-cell office:value-type="float" office:value="-1.3294107914" calcext:value-type="float">
            <text:p>-1.3294107914</text:p>
          </table:table-cell>
          <table:table-cell office:value-type="float" office:value="1.41612374783" calcext:value-type="float">
            <text:p>1.4161237478</text:p>
          </table:table-cell>
          <table:table-cell office:value-type="float" office:value="0.225786834955" calcext:value-type="float">
            <text:p>0.225786835</text:p>
          </table:table-cell>
          <table:table-cell office:value-type="float" office:value="-1.3294107914" calcext:value-type="float">
            <text:p>-1.3294107914</text:p>
          </table:table-cell>
          <table:table-cell office:value-type="float" office:value="1.41612374783" calcext:value-type="float">
            <text:p>1.4161237478</text:p>
          </table:table-cell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0.468" calcext:value-type="float">
            <text:p>0.468</text:p>
          </table:table-cell>
          <table:table-cell office:value-type="float" office:value="-1.716" calcext:value-type="float">
            <text:p>-1.716</text:p>
          </table:table-cell>
          <table:table-cell office:value-type="float" office:value="-0.265678209944" calcext:value-type="float">
            <text:p>-0.2656782099</text:p>
          </table:table-cell>
          <table:table-cell office:value-type="float" office:value="0.979061931372" calcext:value-type="float">
            <text:p>0.9790619314</text:p>
          </table:table-cell>
          <table:table-cell office:value-type="float" office:value="-1.32881641388" calcext:value-type="float">
            <text:p>-1.3288164139</text:p>
          </table:table-cell>
          <table:table-cell office:value-type="float" office:value="1.46355521679" calcext:value-type="float">
            <text:p>1.4635552168</text:p>
          </table:table-cell>
          <table:table-cell office:value-type="float" office:value="0.229061931372" calcext:value-type="float">
            <text:p>0.2290619314</text:p>
          </table:table-cell>
          <table:table-cell office:value-type="float" office:value="-1.32881641388" calcext:value-type="float">
            <text:p>-1.3288164139</text:p>
          </table:table-cell>
          <table:table-cell office:value-type="float" office:value="1.46355521679" calcext:value-type="float">
            <text:p>1.4635552168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0.471" calcext:value-type="float">
            <text:p>0.471</text:p>
          </table:table-cell>
          <table:table-cell office:value-type="float" office:value="-1.714" calcext:value-type="float">
            <text:p>-1.714</text:p>
          </table:table-cell>
          <table:table-cell office:value-type="float" office:value="-0.265196145872" calcext:value-type="float">
            <text:p>-0.2651961459</text:p>
          </table:table-cell>
          <table:table-cell office:value-type="float" office:value="0.982105597854" calcext:value-type="float">
            <text:p>0.9821055979</text:p>
          </table:table-cell>
          <table:table-cell office:value-type="float" office:value="-1.32826006413" calcext:value-type="float">
            <text:p>-1.3282600641</text:p>
          </table:table-cell>
          <table:table-cell office:value-type="float" office:value="1.51020979881" calcext:value-type="float">
            <text:p>1.5102097988</text:p>
          </table:table-cell>
          <table:table-cell office:value-type="float" office:value="0.232105597854" calcext:value-type="float">
            <text:p>0.2321055979</text:p>
          </table:table-cell>
          <table:table-cell office:value-type="float" office:value="-1.32826006413" calcext:value-type="float">
            <text:p>-1.3282600641</text:p>
          </table:table-cell>
          <table:table-cell office:value-type="float" office:value="1.51020979881" calcext:value-type="float">
            <text:p>1.5102097988</text:p>
          </table:table-cell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0.475" calcext:value-type="float">
            <text:p>0.475</text:p>
          </table:table-cell>
          <table:table-cell office:value-type="float" office:value="-1.712" calcext:value-type="float">
            <text:p>-1.712</text:p>
          </table:table-cell>
          <table:table-cell office:value-type="float" office:value="-0.2647140155" calcext:value-type="float">
            <text:p>-0.2647140155</text:p>
          </table:table-cell>
          <table:table-cell office:value-type="float" office:value="0.985527947545" calcext:value-type="float">
            <text:p>0.9855279475</text:p>
          </table:table-cell>
          <table:table-cell office:value-type="float" office:value="-1.32781684399" calcext:value-type="float">
            <text:p>-1.327816844</text:p>
          </table:table-cell>
          <table:table-cell office:value-type="float" office:value="1.55436241627" calcext:value-type="float">
            <text:p>1.5543624163</text:p>
          </table:table-cell>
          <table:table-cell office:value-type="float" office:value="0.235527947545" calcext:value-type="float">
            <text:p>0.2355279475</text:p>
          </table:table-cell>
          <table:table-cell office:value-type="float" office:value="-1.32781684399" calcext:value-type="float">
            <text:p>-1.327816844</text:p>
          </table:table-cell>
          <table:table-cell office:value-type="float" office:value="1.55436241627" calcext:value-type="float">
            <text:p>1.55436241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78" calcext:value-type="float">
            <text:p>0.478</text:p>
          </table:table-cell>
          <table:table-cell office:value-type="float" office:value="-1.71" calcext:value-type="float">
            <text:p>-1.71</text:p>
          </table:table-cell>
          <table:table-cell office:value-type="float" office:value="-0.26423181895" calcext:value-type="float">
            <text:p>-0.264231819</text:p>
          </table:table-cell>
          <table:table-cell office:value-type="float" office:value="0.989611700177" calcext:value-type="float">
            <text:p>0.9896117002</text:p>
          </table:table-cell>
          <table:table-cell office:value-type="float" office:value="-1.3269367218" calcext:value-type="float">
            <text:p>-1.3269367218</text:p>
          </table:table-cell>
          <table:table-cell office:value-type="float" office:value="1.61033260822" calcext:value-type="float">
            <text:p>1.6103326082</text:p>
          </table:table-cell>
          <table:table-cell office:value-type="float" office:value="0.239611700177" calcext:value-type="float">
            <text:p>0.2396117002</text:p>
          </table:table-cell>
          <table:table-cell office:value-type="float" office:value="-1.3269367218" calcext:value-type="float">
            <text:p>-1.3269367218</text:p>
          </table:table-cell>
          <table:table-cell office:value-type="float" office:value="1.61033260822" calcext:value-type="float">
            <text:p>1.6103326082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0.481" calcext:value-type="float">
            <text:p>0.481</text:p>
          </table:table-cell>
          <table:table-cell office:value-type="float" office:value="-1.708" calcext:value-type="float">
            <text:p>-1.708</text:p>
          </table:table-cell>
          <table:table-cell office:value-type="float" office:value="-0.26423181895" calcext:value-type="float">
            <text:p>-0.264231819</text:p>
          </table:table-cell>
          <table:table-cell office:value-type="float" office:value="0.993596509099" calcext:value-type="float">
            <text:p>0.9935965091</text:p>
          </table:table-cell>
          <table:table-cell office:value-type="float" office:value="-1.32615661621" calcext:value-type="float">
            <text:p>-1.3261566162</text:p>
          </table:table-cell>
          <table:table-cell office:value-type="float" office:value="1.66947925091" calcext:value-type="float">
            <text:p>1.6694792509</text:p>
          </table:table-cell>
          <table:table-cell office:value-type="float" office:value="0.243596509099" calcext:value-type="float">
            <text:p>0.2435965091</text:p>
          </table:table-cell>
          <table:table-cell office:value-type="float" office:value="-1.32615661621" calcext:value-type="float">
            <text:p>-1.3261566162</text:p>
          </table:table-cell>
          <table:table-cell office:value-type="float" office:value="1.66947925091" calcext:value-type="float">
            <text:p>1.6694792509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0.485" calcext:value-type="float">
            <text:p>0.485</text:p>
          </table:table-cell>
          <table:table-cell office:value-type="float" office:value="-1.707" calcext:value-type="float">
            <text:p>-1.707</text:p>
          </table:table-cell>
          <table:table-cell office:value-type="float" office:value="-0.263749556342" calcext:value-type="float">
            <text:p>-0.2637495563</text:p>
          </table:table-cell>
          <table:table-cell office:value-type="float" office:value="0.997209623456" calcext:value-type="float">
            <text:p>0.9972096235</text:p>
          </table:table-cell>
          <table:table-cell office:value-type="float" office:value="-1.32556986809" calcext:value-type="float">
            <text:p>-1.3255698681</text:p>
          </table:table-cell>
          <table:table-cell office:value-type="float" office:value="1.70936489105" calcext:value-type="float">
            <text:p>1.7093648911</text:p>
          </table:table-cell>
          <table:table-cell office:value-type="float" office:value="0.247209623456" calcext:value-type="float">
            <text:p>0.2472096235</text:p>
          </table:table-cell>
          <table:table-cell office:value-type="float" office:value="-1.32556986809" calcext:value-type="float">
            <text:p>-1.3255698681</text:p>
          </table:table-cell>
          <table:table-cell office:value-type="float" office:value="1.70936489105" calcext:value-type="float">
            <text:p>1.7093648911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0.488" calcext:value-type="float">
            <text:p>0.488</text:p>
          </table:table-cell>
          <table:table-cell office:value-type="float" office:value="-1.705" calcext:value-type="float">
            <text:p>-1.705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017747283" calcext:value-type="float">
            <text:p>1.0001774728</text:p>
          </table:table-cell>
          <table:table-cell office:value-type="float" office:value="-1.32541823387" calcext:value-type="float">
            <text:p>-1.3254182339</text:p>
          </table:table-cell>
          <table:table-cell office:value-type="float" office:value="1.72557079792" calcext:value-type="float">
            <text:p>1.7255707979</text:p>
          </table:table-cell>
          <table:table-cell office:value-type="float" office:value="0.25017747283" calcext:value-type="float">
            <text:p>0.2501774728</text:p>
          </table:table-cell>
          <table:table-cell office:value-type="float" office:value="-1.32541823387" calcext:value-type="float">
            <text:p>-1.3254182339</text:p>
          </table:table-cell>
          <table:table-cell office:value-type="float" office:value="1.72557079792" calcext:value-type="float">
            <text:p>1.7255707979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0.491" calcext:value-type="float">
            <text:p>0.491</text:p>
          </table:table-cell>
          <table:table-cell office:value-type="float" office:value="-1.703" calcext:value-type="float">
            <text:p>-1.703</text:p>
          </table:table-cell>
          <table:table-cell office:value-type="float" office:value="-0.262784833434" calcext:value-type="float">
            <text:p>-0.2627848334</text:p>
          </table:table-cell>
          <table:table-cell office:value-type="float" office:value="1.00257578492" calcext:value-type="float">
            <text:p>1.0025757849</text:p>
          </table:table-cell>
          <table:table-cell office:value-type="float" office:value="-1.32544922829" calcext:value-type="float">
            <text:p>-1.3254492283</text:p>
          </table:table-cell>
          <table:table-cell office:value-type="float" office:value="1.72666919231" calcext:value-type="float">
            <text:p>1.7266691923</text:p>
          </table:table-cell>
          <table:table-cell office:value-type="float" office:value="0.252575784922" calcext:value-type="float">
            <text:p>0.2525757849</text:p>
          </table:table-cell>
          <table:table-cell office:value-type="float" office:value="-1.32544922829" calcext:value-type="float">
            <text:p>-1.3254492283</text:p>
          </table:table-cell>
          <table:table-cell office:value-type="float" office:value="1.72666919231" calcext:value-type="float">
            <text:p>1.7266691923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0.494" calcext:value-type="float">
            <text:p>0.494</text:p>
          </table:table-cell>
          <table:table-cell office:value-type="float" office:value="-1.701" calcext:value-type="float">
            <text:p>-1.701</text:p>
          </table:table-cell>
          <table:table-cell office:value-type="float" office:value="-0.262784833434" calcext:value-type="float">
            <text:p>-0.2627848334</text:p>
          </table:table-cell>
          <table:table-cell office:value-type="float" office:value="1.00407990813" calcext:value-type="float">
            <text:p>1.0040799081</text:p>
          </table:table-cell>
          <table:table-cell office:value-type="float" office:value="-1.32603526115" calcext:value-type="float">
            <text:p>-1.3260352612</text:p>
          </table:table-cell>
          <table:table-cell office:value-type="float" office:value="1.69934737682" calcext:value-type="float">
            <text:p>1.6993473768</text:p>
          </table:table-cell>
          <table:table-cell office:value-type="float" office:value="0.254079908133" calcext:value-type="float">
            <text:p>0.2540799081</text:p>
          </table:table-cell>
          <table:table-cell office:value-type="float" office:value="-1.32603526115" calcext:value-type="float">
            <text:p>-1.3260352612</text:p>
          </table:table-cell>
          <table:table-cell office:value-type="float" office:value="1.69934737682" calcext:value-type="float">
            <text:p>1.6993473768</text:p>
          </table:table-cell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0.497" calcext:value-type="float">
            <text:p>0.497</text:p>
          </table:table-cell>
          <table:table-cell office:value-type="float" office:value="-1.699" calcext:value-type="float">
            <text:p>-1.699</text:p>
          </table:table-cell>
          <table:table-cell office:value-type="float" office:value="-0.262784833434" calcext:value-type="float">
            <text:p>-0.2627848334</text:p>
          </table:table-cell>
          <table:table-cell office:value-type="float" office:value="1.00415921211" calcext:value-type="float">
            <text:p>1.0041592121</text:p>
          </table:table-cell>
          <table:table-cell office:value-type="float" office:value="-1.3264799118" calcext:value-type="float">
            <text:p>-1.3264799118</text:p>
          </table:table-cell>
          <table:table-cell office:value-type="float" office:value="1.69118094444" calcext:value-type="float">
            <text:p>1.6911809444</text:p>
          </table:table-cell>
          <table:table-cell office:value-type="float" office:value="0.254159212112" calcext:value-type="float">
            <text:p>0.2541592121</text:p>
          </table:table-cell>
          <table:table-cell office:value-type="float" office:value="-1.3264799118" calcext:value-type="float">
            <text:p>-1.3264799118</text:p>
          </table:table-cell>
          <table:table-cell office:value-type="float" office:value="1.69118094444" calcext:value-type="float">
            <text:p>1.6911809444</text:p>
          </table:table-cell>
        </table:table-row>
        <table:table-row table:style-name="ro1">
          <table:table-cell office:value-type="float" office:value="74.7" calcext:value-type="float">
            <text:p>74.7</text:p>
          </table:table-cell>
          <table:table-cell office:value-type="float" office:value="0.499" calcext:value-type="float">
            <text:p>0.499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295737386" calcext:value-type="float">
            <text:p>1.0029573739</text:p>
          </table:table-cell>
          <table:table-cell office:value-type="float" office:value="-1.32590949535" calcext:value-type="float">
            <text:p>-1.3259094954</text:p>
          </table:table-cell>
          <table:table-cell office:value-type="float" office:value="1.71194958687" calcext:value-type="float">
            <text:p>1.7119495869</text:p>
          </table:table-cell>
          <table:table-cell office:value-type="float" office:value="0.252957373857" calcext:value-type="float">
            <text:p>0.2529573739</text:p>
          </table:table-cell>
          <table:table-cell office:value-type="float" office:value="-1.32590949535" calcext:value-type="float">
            <text:p>-1.3259094954</text:p>
          </table:table-cell>
          <table:table-cell office:value-type="float" office:value="1.71194958687" calcext:value-type="float">
            <text:p>1.7119495869</text:p>
          </table:table-cell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24432838" calcext:value-type="float">
            <text:p>1.0024432838</text:p>
          </table:table-cell>
          <table:table-cell office:value-type="float" office:value="-1.32581830025" calcext:value-type="float">
            <text:p>-1.3258183003</text:p>
          </table:table-cell>
          <table:table-cell office:value-type="float" office:value="1.70569634438" calcext:value-type="float">
            <text:p>1.7056963444</text:p>
          </table:table-cell>
          <table:table-cell office:value-type="float" office:value="0.252443283796" calcext:value-type="float">
            <text:p>0.2524432838</text:p>
          </table:table-cell>
          <table:table-cell office:value-type="float" office:value="-1.32581830025" calcext:value-type="float">
            <text:p>-1.3258183003</text:p>
          </table:table-cell>
          <table:table-cell office:value-type="float" office:value="1.70569634438" calcext:value-type="float">
            <text:p>1.7056963444</text:p>
          </table:table-cell>
        </table:table-row>
        <table:table-row table:style-name="ro1">
          <table:table-cell office:value-type="float" office:value="74.9" calcext:value-type="float">
            <text:p>74.9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297695398" calcext:value-type="float">
            <text:p>1.002976954</text:p>
          </table:table-cell>
          <table:table-cell office:value-type="float" office:value="-1.32576489449" calcext:value-type="float">
            <text:p>-1.3257648945</text:p>
          </table:table-cell>
          <table:table-cell office:value-type="float" office:value="1.7049254179" calcext:value-type="float">
            <text:p>1.7049254179</text:p>
          </table:table-cell>
          <table:table-cell office:value-type="float" office:value="0.252976953983" calcext:value-type="float">
            <text:p>0.252976954</text:p>
          </table:table-cell>
          <table:table-cell office:value-type="float" office:value="-1.32576489449" calcext:value-type="float">
            <text:p>-1.3257648945</text:p>
          </table:table-cell>
          <table:table-cell office:value-type="float" office:value="1.7049254179" calcext:value-type="float">
            <text:p>1.70492541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36431849" calcext:value-type="float">
            <text:p>1.0036431849</text:p>
          </table:table-cell>
          <table:table-cell office:value-type="float" office:value="-1.32599675655" calcext:value-type="float">
            <text:p>-1.3259967566</text:p>
          </table:table-cell>
          <table:table-cell office:value-type="float" office:value="1.70186591148" calcext:value-type="float">
            <text:p>1.7018659115</text:p>
          </table:table-cell>
          <table:table-cell office:value-type="float" office:value="0.2536431849" calcext:value-type="float">
            <text:p>0.2536431849</text:p>
          </table:table-cell>
          <table:table-cell office:value-type="float" office:value="-1.32599675655" calcext:value-type="float">
            <text:p>-1.3259967566</text:p>
          </table:table-cell>
          <table:table-cell office:value-type="float" office:value="1.70186591148" calcext:value-type="float">
            <text:p>1.7018659115</text:p>
          </table:table-cell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357690454" calcext:value-type="float">
            <text:p>1.0035769045</text:p>
          </table:table-cell>
          <table:table-cell office:value-type="float" office:value="-1.32599520683" calcext:value-type="float">
            <text:p>-1.3259952068</text:p>
          </table:table-cell>
          <table:table-cell office:value-type="float" office:value="1.70800864697" calcext:value-type="float">
            <text:p>1.708008647</text:p>
          </table:table-cell>
          <table:table-cell office:value-type="float" office:value="0.253576904535" calcext:value-type="float">
            <text:p>0.2535769045</text:p>
          </table:table-cell>
          <table:table-cell office:value-type="float" office:value="-1.32599520683" calcext:value-type="float">
            <text:p>-1.3259952068</text:p>
          </table:table-cell>
          <table:table-cell office:value-type="float" office:value="1.70800864697" calcext:value-type="float">
            <text:p>1.708008647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355494022" calcext:value-type="float">
            <text:p>1.0035549402</text:p>
          </table:table-cell>
          <table:table-cell office:value-type="float" office:value="-1.32597410679" calcext:value-type="float">
            <text:p>-1.3259741068</text:p>
          </table:table-cell>
          <table:table-cell office:value-type="float" office:value="1.7130471468" calcext:value-type="float">
            <text:p>1.7130471468</text:p>
          </table:table-cell>
          <table:table-cell office:value-type="float" office:value="0.253554940224" calcext:value-type="float">
            <text:p>0.2535549402</text:p>
          </table:table-cell>
          <table:table-cell office:value-type="float" office:value="-1.32597410679" calcext:value-type="float">
            <text:p>-1.3259741068</text:p>
          </table:table-cell>
          <table:table-cell office:value-type="float" office:value="1.7130471468" calcext:value-type="float">
            <text:p>1.7130471468</text:p>
          </table:table-cell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394317508" calcext:value-type="float">
            <text:p>1.0039431751</text:p>
          </table:table-cell>
          <table:table-cell office:value-type="float" office:value="-1.32589709759" calcext:value-type="float">
            <text:p>-1.3258970976</text:p>
          </table:table-cell>
          <table:table-cell office:value-type="float" office:value="1.71009898186" calcext:value-type="float">
            <text:p>1.7100989819</text:p>
          </table:table-cell>
          <table:table-cell office:value-type="float" office:value="0.253943175077" calcext:value-type="float">
            <text:p>0.2539431751</text:p>
          </table:table-cell>
          <table:table-cell office:value-type="float" office:value="-1.32589709759" calcext:value-type="float">
            <text:p>-1.3258970976</text:p>
          </table:table-cell>
          <table:table-cell office:value-type="float" office:value="1.71009898186" calcext:value-type="float">
            <text:p>1.7100989819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40769279" calcext:value-type="float">
            <text:p>1.0040769279</text:p>
          </table:table-cell>
          <table:table-cell office:value-type="float" office:value="-1.32602417469" calcext:value-type="float">
            <text:p>-1.3260241747</text:p>
          </table:table-cell>
          <table:table-cell office:value-type="float" office:value="1.70532274246" calcext:value-type="float">
            <text:p>1.7053227425</text:p>
          </table:table-cell>
          <table:table-cell office:value-type="float" office:value="0.2540769279" calcext:value-type="float">
            <text:p>0.2540769279</text:p>
          </table:table-cell>
          <table:table-cell office:value-type="float" office:value="-1.32602417469" calcext:value-type="float">
            <text:p>-1.3260241747</text:p>
          </table:table-cell>
          <table:table-cell office:value-type="float" office:value="1.70532274246" calcext:value-type="float">
            <text:p>1.7053227425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394129753" calcext:value-type="float">
            <text:p>1.0039412975</text:p>
          </table:table-cell>
          <table:table-cell office:value-type="float" office:value="-1.32610082626" calcext:value-type="float">
            <text:p>-1.3261008263</text:p>
          </table:table-cell>
          <table:table-cell office:value-type="float" office:value="1.70424091816" calcext:value-type="float">
            <text:p>1.7042409182</text:p>
          </table:table-cell>
          <table:table-cell office:value-type="float" office:value="0.253941297531" calcext:value-type="float">
            <text:p>0.2539412975</text:p>
          </table:table-cell>
          <table:table-cell office:value-type="float" office:value="-1.32610082626" calcext:value-type="float">
            <text:p>-1.3261008263</text:p>
          </table:table-cell>
          <table:table-cell office:value-type="float" office:value="1.70424091816" calcext:value-type="float">
            <text:p>1.7042409182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380626321" calcext:value-type="float">
            <text:p>1.0038062632</text:p>
          </table:table-cell>
          <table:table-cell office:value-type="float" office:value="-1.32626795769" calcext:value-type="float">
            <text:p>-1.3262679577</text:p>
          </table:table-cell>
          <table:table-cell office:value-type="float" office:value="1.70488131046" calcext:value-type="float">
            <text:p>1.7048813105</text:p>
          </table:table-cell>
          <table:table-cell office:value-type="float" office:value="0.253806263208" calcext:value-type="float">
            <text:p>0.2538062632</text:p>
          </table:table-cell>
          <table:table-cell office:value-type="float" office:value="-1.32626795769" calcext:value-type="float">
            <text:p>-1.3262679577</text:p>
          </table:table-cell>
          <table:table-cell office:value-type="float" office:value="1.70488131046" calcext:value-type="float">
            <text:p>1.7048813105</text:p>
          </table:table-cell>
        </table:table-row>
        <table:table-row table:style-name="ro1">
          <table:table-cell office:value-type="float" office:value="75.7" calcext:value-type="float">
            <text:p>75.7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397330523" calcext:value-type="float">
            <text:p>1.0039733052</text:p>
          </table:table-cell>
          <table:table-cell office:value-type="float" office:value="-1.32625329494" calcext:value-type="float">
            <text:p>-1.3262532949</text:p>
          </table:table-cell>
          <table:table-cell office:value-type="float" office:value="1.7096272707" calcext:value-type="float">
            <text:p>1.7096272707</text:p>
          </table:table-cell>
          <table:table-cell office:value-type="float" office:value="0.253973305225" calcext:value-type="float">
            <text:p>0.2539733052</text:p>
          </table:table-cell>
          <table:table-cell office:value-type="float" office:value="-1.32625329494" calcext:value-type="float">
            <text:p>-1.3262532949</text:p>
          </table:table-cell>
          <table:table-cell office:value-type="float" office:value="1.7096272707" calcext:value-type="float">
            <text:p>1.7096272707</text:p>
          </table:table-cell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406882167" calcext:value-type="float">
            <text:p>1.0040688217</text:p>
          </table:table-cell>
          <table:table-cell office:value-type="float" office:value="-1.32622349262" calcext:value-type="float">
            <text:p>-1.3262234926</text:p>
          </table:table-cell>
          <table:table-cell office:value-type="float" office:value="1.70828938484" calcext:value-type="float">
            <text:p>1.7082893848</text:p>
          </table:table-cell>
          <table:table-cell office:value-type="float" office:value="0.254068821669" calcext:value-type="float">
            <text:p>0.2540688217</text:p>
          </table:table-cell>
          <table:table-cell office:value-type="float" office:value="-1.32622349262" calcext:value-type="float">
            <text:p>-1.3262234926</text:p>
          </table:table-cell>
          <table:table-cell office:value-type="float" office:value="1.70828938484" calcext:value-type="float">
            <text:p>1.7082893848</text:p>
          </table:table-cell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40538311" calcext:value-type="float">
            <text:p>1.0040538311</text:p>
          </table:table-cell>
          <table:table-cell office:value-type="float" office:value="-1.32629740238" calcext:value-type="float">
            <text:p>-1.3262974024</text:p>
          </table:table-cell>
          <table:table-cell office:value-type="float" office:value="1.70584654808" calcext:value-type="float">
            <text:p>1.7058465481</text:p>
          </table:table-cell>
          <table:table-cell office:value-type="float" office:value="0.2540538311" calcext:value-type="float">
            <text:p>0.2540538311</text:p>
          </table:table-cell>
          <table:table-cell office:value-type="float" office:value="-1.32629740238" calcext:value-type="float">
            <text:p>-1.3262974024</text:p>
          </table:table-cell>
          <table:table-cell office:value-type="float" office:value="1.70584654808" calcext:value-type="float">
            <text:p>1.70584654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397858024" calcext:value-type="float">
            <text:p>1.0039785802</text:p>
          </table:table-cell>
          <table:table-cell office:value-type="float" office:value="-1.32625865936" calcext:value-type="float">
            <text:p>-1.3262586594</text:p>
          </table:table-cell>
          <table:table-cell office:value-type="float" office:value="1.70563089848" calcext:value-type="float">
            <text:p>1.7056308985</text:p>
          </table:table-cell>
          <table:table-cell office:value-type="float" office:value="0.253978580236" calcext:value-type="float">
            <text:p>0.2539785802</text:p>
          </table:table-cell>
          <table:table-cell office:value-type="float" office:value="-1.32625865936" calcext:value-type="float">
            <text:p>-1.3262586594</text:p>
          </table:table-cell>
          <table:table-cell office:value-type="float" office:value="1.70563089848" calcext:value-type="float">
            <text:p>1.7056308985</text:p>
          </table:table-cell>
        </table:table-row>
        <table:table-row table:style-name="ro1">
          <table:table-cell office:value-type="float" office:value="76.1" calcext:value-type="float">
            <text:p>76.1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391981006" calcext:value-type="float">
            <text:p>1.0039198101</text:p>
          </table:table-cell>
          <table:table-cell office:value-type="float" office:value="-1.3262578249" calcext:value-type="float">
            <text:p>-1.3262578249</text:p>
          </table:table-cell>
          <table:table-cell office:value-type="float" office:value="1.70459246635" calcext:value-type="float">
            <text:p>1.7045924664</text:p>
          </table:table-cell>
          <table:table-cell office:value-type="float" office:value="0.253919810057" calcext:value-type="float">
            <text:p>0.2539198101</text:p>
          </table:table-cell>
          <table:table-cell office:value-type="float" office:value="-1.3262578249" calcext:value-type="float">
            <text:p>-1.3262578249</text:p>
          </table:table-cell>
          <table:table-cell office:value-type="float" office:value="1.70459246635" calcext:value-type="float">
            <text:p>1.7045924664</text:p>
          </table:table-cell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402522087" calcext:value-type="float">
            <text:p>1.0040252209</text:p>
          </table:table-cell>
          <table:table-cell office:value-type="float" office:value="-1.32638192177" calcext:value-type="float">
            <text:p>-1.3263819218</text:p>
          </table:table-cell>
          <table:table-cell office:value-type="float" office:value="1.71110856533" calcext:value-type="float">
            <text:p>1.7111085653</text:p>
          </table:table-cell>
          <table:table-cell office:value-type="float" office:value="0.254025220871" calcext:value-type="float">
            <text:p>0.2540252209</text:p>
          </table:table-cell>
          <table:table-cell office:value-type="float" office:value="-1.32638192177" calcext:value-type="float">
            <text:p>-1.3263819218</text:p>
          </table:table-cell>
          <table:table-cell office:value-type="float" office:value="1.71110856533" calcext:value-type="float">
            <text:p>1.7111085653</text:p>
          </table:table-cell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401636958" calcext:value-type="float">
            <text:p>1.0040163696</text:p>
          </table:table-cell>
          <table:table-cell office:value-type="float" office:value="-1.32646381855" calcext:value-type="float">
            <text:p>-1.3264638186</text:p>
          </table:table-cell>
          <table:table-cell office:value-type="float" office:value="1.71617388725" calcext:value-type="float">
            <text:p>1.7161738873</text:p>
          </table:table-cell>
          <table:table-cell office:value-type="float" office:value="0.254016369581" calcext:value-type="float">
            <text:p>0.2540163696</text:p>
          </table:table-cell>
          <table:table-cell office:value-type="float" office:value="-1.32646381855" calcext:value-type="float">
            <text:p>-1.3264638186</text:p>
          </table:table-cell>
          <table:table-cell office:value-type="float" office:value="1.71617388725" calcext:value-type="float">
            <text:p>1.7161738873</text:p>
          </table:table-cell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406321883" calcext:value-type="float">
            <text:p>1.0040632188</text:p>
          </table:table-cell>
          <table:table-cell office:value-type="float" office:value="-1.32649636269" calcext:value-type="float">
            <text:p>-1.3264963627</text:p>
          </table:table-cell>
          <table:table-cell office:value-type="float" office:value="1.71382832527" calcext:value-type="float">
            <text:p>1.7138283253</text:p>
          </table:table-cell>
          <table:table-cell office:value-type="float" office:value="0.254063218832" calcext:value-type="float">
            <text:p>0.2540632188</text:p>
          </table:table-cell>
          <table:table-cell office:value-type="float" office:value="-1.32649636269" calcext:value-type="float">
            <text:p>-1.3264963627</text:p>
          </table:table-cell>
          <table:table-cell office:value-type="float" office:value="1.71382832527" calcext:value-type="float">
            <text:p>1.7138283253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389942527" calcext:value-type="float">
            <text:p>1.0038994253</text:p>
          </table:table-cell>
          <table:table-cell office:value-type="float" office:value="-1.32664966583" calcext:value-type="float">
            <text:p>-1.3266496658</text:p>
          </table:table-cell>
          <table:table-cell office:value-type="float" office:value="1.70763778687" calcext:value-type="float">
            <text:p>1.7076377869</text:p>
          </table:table-cell>
          <table:table-cell office:value-type="float" office:value="0.253899425268" calcext:value-type="float">
            <text:p>0.2538994253</text:p>
          </table:table-cell>
          <table:table-cell office:value-type="float" office:value="-1.32664966583" calcext:value-type="float">
            <text:p>-1.3266496658</text:p>
          </table:table-cell>
          <table:table-cell office:value-type="float" office:value="1.70763778687" calcext:value-type="float">
            <text:p>1.7076377869</text:p>
          </table:table-cell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375407934" calcext:value-type="float">
            <text:p>1.0037540793</text:p>
          </table:table-cell>
          <table:table-cell office:value-type="float" office:value="-1.32671201229" calcext:value-type="float">
            <text:p>-1.3267120123</text:p>
          </table:table-cell>
          <table:table-cell office:value-type="float" office:value="1.70231294632" calcext:value-type="float">
            <text:p>1.7023129463</text:p>
          </table:table-cell>
          <table:table-cell office:value-type="float" office:value="0.253754079342" calcext:value-type="float">
            <text:p>0.2537540793</text:p>
          </table:table-cell>
          <table:table-cell office:value-type="float" office:value="-1.32671201229" calcext:value-type="float">
            <text:p>-1.3267120123</text:p>
          </table:table-cell>
          <table:table-cell office:value-type="float" office:value="1.70231294632" calcext:value-type="float">
            <text:p>1.7023129463</text:p>
          </table:table-cell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380969048" calcext:value-type="float">
            <text:p>1.0038096905</text:p>
          </table:table-cell>
          <table:table-cell office:value-type="float" office:value="-1.32683539391" calcext:value-type="float">
            <text:p>-1.3268353939</text:p>
          </table:table-cell>
          <table:table-cell office:value-type="float" office:value="1.70511722565" calcext:value-type="float">
            <text:p>1.7051172257</text:p>
          </table:table-cell>
          <table:table-cell office:value-type="float" office:value="0.253809690475" calcext:value-type="float">
            <text:p>0.2538096905</text:p>
          </table:table-cell>
          <table:table-cell office:value-type="float" office:value="-1.32683539391" calcext:value-type="float">
            <text:p>-1.3268353939</text:p>
          </table:table-cell>
          <table:table-cell office:value-type="float" office:value="1.70511722565" calcext:value-type="float">
            <text:p>1.7051172257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400093198" calcext:value-type="float">
            <text:p>1.004000932</text:p>
          </table:table-cell>
          <table:table-cell office:value-type="float" office:value="-1.32688093185" calcext:value-type="float">
            <text:p>-1.3268809319</text:p>
          </table:table-cell>
          <table:table-cell office:value-type="float" office:value="1.70854151249" calcext:value-type="float">
            <text:p>1.7085415125</text:p>
          </table:table-cell>
          <table:table-cell office:value-type="float" office:value="0.254000931978" calcext:value-type="float">
            <text:p>0.254000932</text:p>
          </table:table-cell>
          <table:table-cell office:value-type="float" office:value="-1.32688093185" calcext:value-type="float">
            <text:p>-1.3268809319</text:p>
          </table:table-cell>
          <table:table-cell office:value-type="float" office:value="1.70854151249" calcext:value-type="float">
            <text:p>1.7085415125</text:p>
          </table:table-cell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410753489" calcext:value-type="float">
            <text:p>1.0041075349</text:p>
          </table:table-cell>
          <table:table-cell office:value-type="float" office:value="-1.32675790787" calcext:value-type="float">
            <text:p>-1.3267579079</text:p>
          </table:table-cell>
          <table:table-cell office:value-type="float" office:value="1.71115159988" calcext:value-type="float">
            <text:p>1.7111515999</text:p>
          </table:table-cell>
          <table:table-cell office:value-type="float" office:value="0.254107534885" calcext:value-type="float">
            <text:p>0.2541075349</text:p>
          </table:table-cell>
          <table:table-cell office:value-type="float" office:value="-1.32675790787" calcext:value-type="float">
            <text:p>-1.3267579079</text:p>
          </table:table-cell>
          <table:table-cell office:value-type="float" office:value="1.71115159988" calcext:value-type="float">
            <text:p>1.71115159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40281713" calcext:value-type="float">
            <text:p>1.0040281713</text:p>
          </table:table-cell>
          <table:table-cell office:value-type="float" office:value="-1.32692861557" calcext:value-type="float">
            <text:p>-1.3269286156</text:p>
          </table:table-cell>
          <table:table-cell office:value-type="float" office:value="1.70562529564" calcext:value-type="float">
            <text:p>1.7056252956</text:p>
          </table:table-cell>
          <table:table-cell office:value-type="float" office:value="0.254028171301" calcext:value-type="float">
            <text:p>0.2540281713</text:p>
          </table:table-cell>
          <table:table-cell office:value-type="float" office:value="-1.32692861557" calcext:value-type="float">
            <text:p>-1.3269286156</text:p>
          </table:table-cell>
          <table:table-cell office:value-type="float" office:value="1.70562529564" calcext:value-type="float">
            <text:p>1.7056252956</text:p>
          </table:table-cell>
        </table:table-row>
        <table:table-row table:style-name="ro1">
          <table:table-cell office:value-type="float" office:value="77.1" calcext:value-type="float">
            <text:p>77.1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399693847" calcext:value-type="float">
            <text:p>1.0039969385</text:p>
          </table:table-cell>
          <table:table-cell office:value-type="float" office:value="-1.32735490799" calcext:value-type="float">
            <text:p>-1.327354908</text:p>
          </table:table-cell>
          <table:table-cell office:value-type="float" office:value="1.67387223244" calcext:value-type="float">
            <text:p>1.6738722324</text:p>
          </table:table-cell>
          <table:table-cell office:value-type="float" office:value="0.253996938467" calcext:value-type="float">
            <text:p>0.2539969385</text:p>
          </table:table-cell>
          <table:table-cell office:value-type="float" office:value="-1.32735490799" calcext:value-type="float">
            <text:p>-1.327354908</text:p>
          </table:table-cell>
          <table:table-cell office:value-type="float" office:value="1.67387223244" calcext:value-type="float">
            <text:p>1.6738722324</text:p>
          </table:table-cell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540137291" calcext:value-type="float">
            <text:p>1.0054013729</text:p>
          </table:table-cell>
          <table:table-cell office:value-type="float" office:value="-1.32727217674" calcext:value-type="float">
            <text:p>-1.3272721767</text:p>
          </table:table-cell>
          <table:table-cell office:value-type="float" office:value="1.68004655838" calcext:value-type="float">
            <text:p>1.6800465584</text:p>
          </table:table-cell>
          <table:table-cell office:value-type="float" office:value="0.25540137291" calcext:value-type="float">
            <text:p>0.2554013729</text:p>
          </table:table-cell>
          <table:table-cell office:value-type="float" office:value="-1.32727217674" calcext:value-type="float">
            <text:p>-1.3272721767</text:p>
          </table:table-cell>
          <table:table-cell office:value-type="float" office:value="1.68004655838" calcext:value-type="float">
            <text:p>1.6800465584</text:p>
          </table:table-cell>
        </table:table-row>
        <table:table-row table:style-name="ro1">
          <table:table-cell office:value-type="float" office:value="77.3" calcext:value-type="float">
            <text:p>77.3</text:p>
          </table:table-cell>
          <table:table-cell office:value-type="float" office:value="0.5" calcext:value-type="float">
            <text:p>0.5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0931870937" calcext:value-type="float">
            <text:p>1.0093187094</text:p>
          </table:table-cell>
          <table:table-cell office:value-type="float" office:value="-1.32697784901" calcext:value-type="float">
            <text:p>-1.326977849</text:p>
          </table:table-cell>
          <table:table-cell office:value-type="float" office:value="1.70315933228" calcext:value-type="float">
            <text:p>1.7031593323</text:p>
          </table:table-cell>
          <table:table-cell office:value-type="float" office:value="0.259318709373" calcext:value-type="float">
            <text:p>0.2593187094</text:p>
          </table:table-cell>
          <table:table-cell office:value-type="float" office:value="-1.32697784901" calcext:value-type="float">
            <text:p>-1.326977849</text:p>
          </table:table-cell>
          <table:table-cell office:value-type="float" office:value="1.70315933228" calcext:value-type="float">
            <text:p>1.7031593323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0.501" calcext:value-type="float">
            <text:p>0.501</text:p>
          </table:table-cell>
          <table:table-cell office:value-type="float" office:value="-1.697" calcext:value-type="float">
            <text:p>-1.697</text:p>
          </table:table-cell>
          <table:table-cell office:value-type="float" office:value="-0.263749556342" calcext:value-type="float">
            <text:p>-0.2637495563</text:p>
          </table:table-cell>
          <table:table-cell office:value-type="float" office:value="1.01428738236" calcext:value-type="float">
            <text:p>1.0142873824</text:p>
          </table:table-cell>
          <table:table-cell office:value-type="float" office:value="-1.3266197443" calcext:value-type="float">
            <text:p>-1.3266197443</text:p>
          </table:table-cell>
          <table:table-cell office:value-type="float" office:value="1.72244012356" calcext:value-type="float">
            <text:p>1.7224401236</text:p>
          </table:table-cell>
          <table:table-cell office:value-type="float" office:value="0.264287382364" calcext:value-type="float">
            <text:p>0.2642873824</text:p>
          </table:table-cell>
          <table:table-cell office:value-type="float" office:value="-1.3266197443" calcext:value-type="float">
            <text:p>-1.3266197443</text:p>
          </table:table-cell>
          <table:table-cell office:value-type="float" office:value="1.72244012356" calcext:value-type="float">
            <text:p>1.7224401236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0.504" calcext:value-type="float">
            <text:p>0.504</text:p>
          </table:table-cell>
          <table:table-cell office:value-type="float" office:value="-1.695" calcext:value-type="float">
            <text:p>-1.695</text:p>
          </table:table-cell>
          <table:table-cell office:value-type="float" office:value="-0.263749556342" calcext:value-type="float">
            <text:p>-0.2637495563</text:p>
          </table:table-cell>
          <table:table-cell office:value-type="float" office:value="1.01877820492" calcext:value-type="float">
            <text:p>1.0187782049</text:p>
          </table:table-cell>
          <table:table-cell office:value-type="float" office:value="-1.32671964169" calcext:value-type="float">
            <text:p>-1.3267196417</text:p>
          </table:table-cell>
          <table:table-cell office:value-type="float" office:value="1.70459759235" calcext:value-type="float">
            <text:p>1.7045975924</text:p>
          </table:table-cell>
          <table:table-cell office:value-type="float" office:value="0.268778204918" calcext:value-type="float">
            <text:p>0.2687782049</text:p>
          </table:table-cell>
          <table:table-cell office:value-type="float" office:value="-1.32671964169" calcext:value-type="float">
            <text:p>-1.3267196417</text:p>
          </table:table-cell>
          <table:table-cell office:value-type="float" office:value="1.70459759235" calcext:value-type="float">
            <text:p>1.7045975924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0.507" calcext:value-type="float">
            <text:p>0.507</text:p>
          </table:table-cell>
          <table:table-cell office:value-type="float" office:value="-1.693" calcext:value-type="float">
            <text:p>-1.693</text:p>
          </table:table-cell>
          <table:table-cell office:value-type="float" office:value="-0.263749556342" calcext:value-type="float">
            <text:p>-0.2637495563</text:p>
          </table:table-cell>
          <table:table-cell office:value-type="float" office:value="1.02215343714" calcext:value-type="float">
            <text:p>1.0221534371</text:p>
          </table:table-cell>
          <table:table-cell office:value-type="float" office:value="-1.32714521885" calcext:value-type="float">
            <text:p>-1.3271452189</text:p>
          </table:table-cell>
          <table:table-cell office:value-type="float" office:value="1.65870928764" calcext:value-type="float">
            <text:p>1.6587092876</text:p>
          </table:table-cell>
          <table:table-cell office:value-type="float" office:value="0.272153437138" calcext:value-type="float">
            <text:p>0.2721534371</text:p>
          </table:table-cell>
          <table:table-cell office:value-type="float" office:value="-1.32714521885" calcext:value-type="float">
            <text:p>-1.3271452189</text:p>
          </table:table-cell>
          <table:table-cell office:value-type="float" office:value="1.65870928764" calcext:value-type="float">
            <text:p>1.6587092876</text:p>
          </table:table-cell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0.511" calcext:value-type="float">
            <text:p>0.511</text:p>
          </table:table-cell>
          <table:table-cell office:value-type="float" office:value="-1.691" calcext:value-type="float">
            <text:p>-1.691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1.02476808429" calcext:value-type="float">
            <text:p>1.0247680843</text:p>
          </table:table-cell>
          <table:table-cell office:value-type="float" office:value="-1.32767212391" calcext:value-type="float">
            <text:p>-1.3276721239</text:p>
          </table:table-cell>
          <table:table-cell office:value-type="float" office:value="1.63044834137" calcext:value-type="float">
            <text:p>1.6304483414</text:p>
          </table:table-cell>
          <table:table-cell office:value-type="float" office:value="0.274768084288" calcext:value-type="float">
            <text:p>0.2747680843</text:p>
          </table:table-cell>
          <table:table-cell office:value-type="float" office:value="-1.32767212391" calcext:value-type="float">
            <text:p>-1.3276721239</text:p>
          </table:table-cell>
          <table:table-cell office:value-type="float" office:value="1.63044834137" calcext:value-type="float">
            <text:p>1.6304483414</text:p>
          </table:table-cell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0.515" calcext:value-type="float">
            <text:p>0.515</text:p>
          </table:table-cell>
          <table:table-cell office:value-type="float" office:value="-1.689" calcext:value-type="float">
            <text:p>-1.689</text:p>
          </table:table-cell>
          <table:table-cell office:value-type="float" office:value="-0.263749556342" calcext:value-type="float">
            <text:p>-0.2637495563</text:p>
          </table:table-cell>
          <table:table-cell office:value-type="float" office:value="1.02748978138" calcext:value-type="float">
            <text:p>1.0274897814</text:p>
          </table:table-cell>
          <table:table-cell office:value-type="float" office:value="-1.32796251774" calcext:value-type="float">
            <text:p>-1.3279625177</text:p>
          </table:table-cell>
          <table:table-cell office:value-type="float" office:value="1.6166113615" calcext:value-type="float">
            <text:p>1.6166113615</text:p>
          </table:table-cell>
          <table:table-cell office:value-type="float" office:value="0.27748978138" calcext:value-type="float">
            <text:p>0.2774897814</text:p>
          </table:table-cell>
          <table:table-cell office:value-type="float" office:value="-1.32796251774" calcext:value-type="float">
            <text:p>-1.3279625177</text:p>
          </table:table-cell>
          <table:table-cell office:value-type="float" office:value="1.6166113615" calcext:value-type="float">
            <text:p>1.6166113615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0.518" calcext:value-type="float">
            <text:p>0.518</text:p>
          </table:table-cell>
          <table:table-cell office:value-type="float" office:value="-1.687" calcext:value-type="float">
            <text:p>-1.687</text:p>
          </table:table-cell>
          <table:table-cell office:value-type="float" office:value="-0.26423181895" calcext:value-type="float">
            <text:p>-0.264231819</text:p>
          </table:table-cell>
          <table:table-cell office:value-type="float" office:value="1.03063681722" calcext:value-type="float">
            <text:p>1.0306368172</text:p>
          </table:table-cell>
          <table:table-cell office:value-type="float" office:value="-1.3282405138" calcext:value-type="float">
            <text:p>-1.3282405138</text:p>
          </table:table-cell>
          <table:table-cell office:value-type="float" office:value="1.59573757648" calcext:value-type="float">
            <text:p>1.5957375765</text:p>
          </table:table-cell>
          <table:table-cell office:value-type="float" office:value="0.280636817217" calcext:value-type="float">
            <text:p>0.2806368172</text:p>
          </table:table-cell>
          <table:table-cell office:value-type="float" office:value="-1.3282405138" calcext:value-type="float">
            <text:p>-1.3282405138</text:p>
          </table:table-cell>
          <table:table-cell office:value-type="float" office:value="1.59573757648" calcext:value-type="float">
            <text:p>1.59573757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21" calcext:value-type="float">
            <text:p>0.521</text:p>
          </table:table-cell>
          <table:table-cell office:value-type="float" office:value="-1.685" calcext:value-type="float">
            <text:p>-1.685</text:p>
          </table:table-cell>
          <table:table-cell office:value-type="float" office:value="-0.2647140155" calcext:value-type="float">
            <text:p>-0.2647140155</text:p>
          </table:table-cell>
          <table:table-cell office:value-type="float" office:value="1.03397610784" calcext:value-type="float">
            <text:p>1.0339761078</text:p>
          </table:table-cell>
          <table:table-cell office:value-type="float" office:value="-1.32853889465" calcext:value-type="float">
            <text:p>-1.3285388947</text:p>
          </table:table-cell>
          <table:table-cell office:value-type="float" office:value="1.57532691956" calcext:value-type="float">
            <text:p>1.5753269196</text:p>
          </table:table-cell>
          <table:table-cell office:value-type="float" office:value="0.283976107836" calcext:value-type="float">
            <text:p>0.2839761078</text:p>
          </table:table-cell>
          <table:table-cell office:value-type="float" office:value="-1.32853889465" calcext:value-type="float">
            <text:p>-1.3285388947</text:p>
          </table:table-cell>
          <table:table-cell office:value-type="float" office:value="1.57532691956" calcext:value-type="float">
            <text:p>1.5753269196</text:p>
          </table:table-cell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0.524" calcext:value-type="float">
            <text:p>0.524</text:p>
          </table:table-cell>
          <table:table-cell office:value-type="float" office:value="-1.683" calcext:value-type="float">
            <text:p>-1.683</text:p>
          </table:table-cell>
          <table:table-cell office:value-type="float" office:value="-0.2647140155" calcext:value-type="float">
            <text:p>-0.2647140155</text:p>
          </table:table-cell>
          <table:table-cell office:value-type="float" office:value="1.03724101186" calcext:value-type="float">
            <text:p>1.0372410119</text:p>
          </table:table-cell>
          <table:table-cell office:value-type="float" office:value="-1.32892930508" calcext:value-type="float">
            <text:p>-1.3289293051</text:p>
          </table:table-cell>
          <table:table-cell office:value-type="float" office:value="1.55019509792" calcext:value-type="float">
            <text:p>1.5501950979</text:p>
          </table:table-cell>
          <table:table-cell office:value-type="float" office:value="0.287241011858" calcext:value-type="float">
            <text:p>0.2872410119</text:p>
          </table:table-cell>
          <table:table-cell office:value-type="float" office:value="-1.32892930508" calcext:value-type="float">
            <text:p>-1.3289293051</text:p>
          </table:table-cell>
          <table:table-cell office:value-type="float" office:value="1.55019509792" calcext:value-type="float">
            <text:p>1.5501950979</text:p>
          </table:table-cell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0.527" calcext:value-type="float">
            <text:p>0.527</text:p>
          </table:table-cell>
          <table:table-cell office:value-type="float" office:value="-1.682" calcext:value-type="float">
            <text:p>-1.682</text:p>
          </table:table-cell>
          <table:table-cell office:value-type="float" office:value="-0.265196145872" calcext:value-type="float">
            <text:p>-0.2651961459</text:p>
          </table:table-cell>
          <table:table-cell office:value-type="float" office:value="1.04055613279" calcext:value-type="float">
            <text:p>1.0405561328</text:p>
          </table:table-cell>
          <table:table-cell office:value-type="float" office:value="-1.32955801487" calcext:value-type="float">
            <text:p>-1.3295580149</text:p>
          </table:table-cell>
          <table:table-cell office:value-type="float" office:value="1.50862491131" calcext:value-type="float">
            <text:p>1.5086249113</text:p>
          </table:table-cell>
          <table:table-cell office:value-type="float" office:value="0.290556132793" calcext:value-type="float">
            <text:p>0.2905561328</text:p>
          </table:table-cell>
          <table:table-cell office:value-type="float" office:value="-1.32955801487" calcext:value-type="float">
            <text:p>-1.3295580149</text:p>
          </table:table-cell>
          <table:table-cell office:value-type="float" office:value="1.50862491131" calcext:value-type="float">
            <text:p>1.5086249113</text:p>
          </table:table-cell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float" office:value="0.53" calcext:value-type="float">
            <text:p>0.53</text:p>
          </table:table-cell>
          <table:table-cell office:value-type="float" office:value="-1.68" calcext:value-type="float">
            <text:p>-1.68</text:p>
          </table:table-cell>
          <table:table-cell office:value-type="float" office:value="-0.265196145872" calcext:value-type="float">
            <text:p>-0.2651961459</text:p>
          </table:table-cell>
          <table:table-cell office:value-type="float" office:value="1.04266422987" calcext:value-type="float">
            <text:p>1.0426642299</text:p>
          </table:table-cell>
          <table:table-cell office:value-type="float" office:value="-1.33059561253" calcext:value-type="float">
            <text:p>-1.3305956125</text:p>
          </table:table-cell>
          <table:table-cell office:value-type="float" office:value="1.44104409218" calcext:value-type="float">
            <text:p>1.4410440922</text:p>
          </table:table-cell>
          <table:table-cell office:value-type="float" office:value="0.29266422987" calcext:value-type="float">
            <text:p>0.2926642299</text:p>
          </table:table-cell>
          <table:table-cell office:value-type="float" office:value="-1.33059561253" calcext:value-type="float">
            <text:p>-1.3305956125</text:p>
          </table:table-cell>
          <table:table-cell office:value-type="float" office:value="1.44104409218" calcext:value-type="float">
            <text:p>1.4410440922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0.533" calcext:value-type="float">
            <text:p>0.533</text:p>
          </table:table-cell>
          <table:table-cell office:value-type="float" office:value="-1.678" calcext:value-type="float">
            <text:p>-1.678</text:p>
          </table:table-cell>
          <table:table-cell office:value-type="float" office:value="-0.265678209944" calcext:value-type="float">
            <text:p>-0.2656782099</text:p>
          </table:table-cell>
          <table:table-cell office:value-type="float" office:value="1.0429276228" calcext:value-type="float">
            <text:p>1.0429276228</text:p>
          </table:table-cell>
          <table:table-cell office:value-type="float" office:value="-1.33078849316" calcext:value-type="float">
            <text:p>-1.3307884932</text:p>
          </table:table-cell>
          <table:table-cell office:value-type="float" office:value="1.42270672321" calcext:value-type="float">
            <text:p>1.4227067232</text:p>
          </table:table-cell>
          <table:table-cell office:value-type="float" office:value="0.292927622795" calcext:value-type="float">
            <text:p>0.2929276228</text:p>
          </table:table-cell>
          <table:table-cell office:value-type="float" office:value="-1.33078849316" calcext:value-type="float">
            <text:p>-1.3307884932</text:p>
          </table:table-cell>
          <table:table-cell office:value-type="float" office:value="1.42270672321" calcext:value-type="float">
            <text:p>1.4227067232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0.536" calcext:value-type="float">
            <text:p>0.536</text:p>
          </table:table-cell>
          <table:table-cell office:value-type="float" office:value="-1.676" calcext:value-type="float">
            <text:p>-1.676</text:p>
          </table:table-cell>
          <table:table-cell office:value-type="float" office:value="-0.266160207598" calcext:value-type="float">
            <text:p>-0.2661602076</text:p>
          </table:table-cell>
          <table:table-cell office:value-type="float" office:value="1.04154959321" calcext:value-type="float">
            <text:p>1.0415495932</text:p>
          </table:table-cell>
          <table:table-cell office:value-type="float" office:value="-1.33006715775" calcext:value-type="float">
            <text:p>-1.3300671578</text:p>
          </table:table-cell>
          <table:table-cell office:value-type="float" office:value="1.45897305012" calcext:value-type="float">
            <text:p>1.4589730501</text:p>
          </table:table-cell>
          <table:table-cell office:value-type="float" office:value="0.29154959321" calcext:value-type="float">
            <text:p>0.2915495932</text:p>
          </table:table-cell>
          <table:table-cell office:value-type="float" office:value="-1.33006715775" calcext:value-type="float">
            <text:p>-1.3300671578</text:p>
          </table:table-cell>
          <table:table-cell office:value-type="float" office:value="1.45897305012" calcext:value-type="float">
            <text:p>1.4589730501</text:p>
          </table:table-cell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0.536" calcext:value-type="float">
            <text:p>0.536</text:p>
          </table:table-cell>
          <table:table-cell office:value-type="float" office:value="-1.676" calcext:value-type="float">
            <text:p>-1.676</text:p>
          </table:table-cell>
          <table:table-cell office:value-type="float" office:value="-0.266642138711" calcext:value-type="float">
            <text:p>-0.2666421387</text:p>
          </table:table-cell>
          <table:table-cell office:value-type="float" office:value="1.04051536322" calcext:value-type="float">
            <text:p>1.0405153632</text:p>
          </table:table-cell>
          <table:table-cell office:value-type="float" office:value="-1.32982361317" calcext:value-type="float">
            <text:p>-1.3298236132</text:p>
          </table:table-cell>
          <table:table-cell office:value-type="float" office:value="1.45757222176" calcext:value-type="float">
            <text:p>1.4575722218</text:p>
          </table:table-cell>
          <table:table-cell office:value-type="float" office:value="0.290515363216" calcext:value-type="float">
            <text:p>0.2905153632</text:p>
          </table:table-cell>
          <table:table-cell office:value-type="float" office:value="-1.32982361317" calcext:value-type="float">
            <text:p>-1.3298236132</text:p>
          </table:table-cell>
          <table:table-cell office:value-type="float" office:value="1.45757222176" calcext:value-type="float">
            <text:p>1.4575722218</text:p>
          </table:table-cell>
        </table:table-row>
        <table:table-row table:style-name="ro1">
          <table:table-cell office:value-type="float" office:value="78.7" calcext:value-type="float">
            <text:p>78.7</text:p>
          </table:table-cell>
          <table:table-cell office:value-type="float" office:value="0.536" calcext:value-type="float">
            <text:p>0.536</text:p>
          </table:table-cell>
          <table:table-cell office:value-type="float" office:value="-1.676" calcext:value-type="float">
            <text:p>-1.676</text:p>
          </table:table-cell>
          <table:table-cell office:value-type="float" office:value="-0.266642138711" calcext:value-type="float">
            <text:p>-0.2666421387</text:p>
          </table:table-cell>
          <table:table-cell office:value-type="float" office:value="1.04105451703" calcext:value-type="float">
            <text:p>1.041054517</text:p>
          </table:table-cell>
          <table:table-cell office:value-type="float" office:value="-1.33005917072" calcext:value-type="float">
            <text:p>-1.3300591707</text:p>
          </table:table-cell>
          <table:table-cell office:value-type="float" office:value="1.45176792145" calcext:value-type="float">
            <text:p>1.4517679215</text:p>
          </table:table-cell>
          <table:table-cell office:value-type="float" office:value="0.291054517031" calcext:value-type="float">
            <text:p>0.291054517</text:p>
          </table:table-cell>
          <table:table-cell office:value-type="float" office:value="-1.33005917072" calcext:value-type="float">
            <text:p>-1.3300591707</text:p>
          </table:table-cell>
          <table:table-cell office:value-type="float" office:value="1.45176792145" calcext:value-type="float">
            <text:p>1.4517679215</text:p>
          </table:table-cell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0.536" calcext:value-type="float">
            <text:p>0.536</text:p>
          </table:table-cell>
          <table:table-cell office:value-type="float" office:value="-1.676" calcext:value-type="float">
            <text:p>-1.676</text:p>
          </table:table-cell>
          <table:table-cell office:value-type="float" office:value="-0.266642138711" calcext:value-type="float">
            <text:p>-0.2666421387</text:p>
          </table:table-cell>
          <table:table-cell office:value-type="float" office:value="1.0419921577" calcext:value-type="float">
            <text:p>1.0419921577</text:p>
          </table:table-cell>
          <table:table-cell office:value-type="float" office:value="-1.33014202118" calcext:value-type="float">
            <text:p>-1.3301420212</text:p>
          </table:table-cell>
          <table:table-cell office:value-type="float" office:value="1.4517827034" calcext:value-type="float">
            <text:p>1.4517827034</text:p>
          </table:table-cell>
          <table:table-cell office:value-type="float" office:value="0.291992157698" calcext:value-type="float">
            <text:p>0.2919921577</text:p>
          </table:table-cell>
          <table:table-cell office:value-type="float" office:value="-1.33014202118" calcext:value-type="float">
            <text:p>-1.3301420212</text:p>
          </table:table-cell>
          <table:table-cell office:value-type="float" office:value="1.4517827034" calcext:value-type="float">
            <text:p>1.4517827034</text:p>
          </table:table-cell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0.536" calcext:value-type="float">
            <text:p>0.536</text:p>
          </table:table-cell>
          <table:table-cell office:value-type="float" office:value="-1.676" calcext:value-type="float">
            <text:p>-1.676</text:p>
          </table:table-cell>
          <table:table-cell office:value-type="float" office:value="-0.266642138711" calcext:value-type="float">
            <text:p>-0.2666421387</text:p>
          </table:table-cell>
          <table:table-cell office:value-type="float" office:value="1.04204839468" calcext:value-type="float">
            <text:p>1.0420483947</text:p>
          </table:table-cell>
          <table:table-cell office:value-type="float" office:value="-1.32997441292" calcext:value-type="float">
            <text:p>-1.3299744129</text:p>
          </table:table-cell>
          <table:table-cell office:value-type="float" office:value="1.45148909092" calcext:value-type="float">
            <text:p>1.4514890909</text:p>
          </table:table-cell>
          <table:table-cell office:value-type="float" office:value="0.29204839468" calcext:value-type="float">
            <text:p>0.2920483947</text:p>
          </table:table-cell>
          <table:table-cell office:value-type="float" office:value="-1.32997441292" calcext:value-type="float">
            <text:p>-1.3299744129</text:p>
          </table:table-cell>
          <table:table-cell office:value-type="float" office:value="1.45148909092" calcext:value-type="float">
            <text:p>1.451489090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36" calcext:value-type="float">
            <text:p>0.536</text:p>
          </table:table-cell>
          <table:table-cell office:value-type="float" office:value="-1.676" calcext:value-type="float">
            <text:p>-1.676</text:p>
          </table:table-cell>
          <table:table-cell office:value-type="float" office:value="-0.266642138711" calcext:value-type="float">
            <text:p>-0.2666421387</text:p>
          </table:table-cell>
          <table:table-cell office:value-type="float" office:value="1.04192581773" calcext:value-type="float">
            <text:p>1.0419258177</text:p>
          </table:table-cell>
          <table:table-cell office:value-type="float" office:value="-1.33006572723" calcext:value-type="float">
            <text:p>-1.3300657272</text:p>
          </table:table-cell>
          <table:table-cell office:value-type="float" office:value="1.45758378506" calcext:value-type="float">
            <text:p>1.4575837851</text:p>
          </table:table-cell>
          <table:table-cell office:value-type="float" office:value="0.291925817728" calcext:value-type="float">
            <text:p>0.2919258177</text:p>
          </table:table-cell>
          <table:table-cell office:value-type="float" office:value="-1.33006572723" calcext:value-type="float">
            <text:p>-1.3300657272</text:p>
          </table:table-cell>
          <table:table-cell office:value-type="float" office:value="1.45758378506" calcext:value-type="float">
            <text:p>1.4575837851</text:p>
          </table:table-cell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0.537" calcext:value-type="float">
            <text:p>0.537</text:p>
          </table:table-cell>
          <table:table-cell office:value-type="float" office:value="-1.676" calcext:value-type="float">
            <text:p>-1.676</text:p>
          </table:table-cell>
          <table:table-cell office:value-type="float" office:value="-0.266642138711" calcext:value-type="float">
            <text:p>-0.2666421387</text:p>
          </table:table-cell>
          <table:table-cell office:value-type="float" office:value="1.04193392396" calcext:value-type="float">
            <text:p>1.041933924</text:p>
          </table:table-cell>
          <table:table-cell office:value-type="float" office:value="-1.33036863804" calcext:value-type="float">
            <text:p>-1.330368638</text:p>
          </table:table-cell>
          <table:table-cell office:value-type="float" office:value="1.42453837395" calcext:value-type="float">
            <text:p>1.424538374</text:p>
          </table:table-cell>
          <table:table-cell office:value-type="float" office:value="0.29193392396" calcext:value-type="float">
            <text:p>0.291933924</text:p>
          </table:table-cell>
          <table:table-cell office:value-type="float" office:value="-1.33036863804" calcext:value-type="float">
            <text:p>-1.330368638</text:p>
          </table:table-cell>
          <table:table-cell office:value-type="float" office:value="1.42453837395" calcext:value-type="float">
            <text:p>1.424538374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0.537" calcext:value-type="float">
            <text:p>0.537</text:p>
          </table:table-cell>
          <table:table-cell office:value-type="float" office:value="-1.676" calcext:value-type="float">
            <text:p>-1.676</text:p>
          </table:table-cell>
          <table:table-cell office:value-type="float" office:value="-0.266642138711" calcext:value-type="float">
            <text:p>-0.2666421387</text:p>
          </table:table-cell>
          <table:table-cell office:value-type="float" office:value="1.04194587469" calcext:value-type="float">
            <text:p>1.0419458747</text:p>
          </table:table-cell>
          <table:table-cell office:value-type="float" office:value="-1.33164584637" calcext:value-type="float">
            <text:p>-1.3316458464</text:p>
          </table:table-cell>
          <table:table-cell office:value-type="float" office:value="1.34863173962" calcext:value-type="float">
            <text:p>1.3486317396</text:p>
          </table:table-cell>
          <table:table-cell office:value-type="float" office:value="0.291945874691" calcext:value-type="float">
            <text:p>0.2919458747</text:p>
          </table:table-cell>
          <table:table-cell office:value-type="float" office:value="-1.33164584637" calcext:value-type="float">
            <text:p>-1.3316458464</text:p>
          </table:table-cell>
          <table:table-cell office:value-type="float" office:value="1.34863173962" calcext:value-type="float">
            <text:p>1.3486317396</text:p>
          </table:table-cell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0.536" calcext:value-type="float">
            <text:p>0.536</text:p>
          </table:table-cell>
          <table:table-cell office:value-type="float" office:value="-1.676" calcext:value-type="float">
            <text:p>-1.676</text:p>
          </table:table-cell>
          <table:table-cell office:value-type="float" office:value="-0.266642138711" calcext:value-type="float">
            <text:p>-0.2666421387</text:p>
          </table:table-cell>
          <table:table-cell office:value-type="float" office:value="1.04144579172" calcext:value-type="float">
            <text:p>1.0414457917</text:p>
          </table:table-cell>
          <table:table-cell office:value-type="float" office:value="-1.33178389072" calcext:value-type="float">
            <text:p>-1.3317838907</text:p>
          </table:table-cell>
          <table:table-cell office:value-type="float" office:value="1.34378445148" calcext:value-type="float">
            <text:p>1.3437844515</text:p>
          </table:table-cell>
          <table:table-cell office:value-type="float" office:value="0.291445791721" calcext:value-type="float">
            <text:p>0.2914457917</text:p>
          </table:table-cell>
          <table:table-cell office:value-type="float" office:value="-1.33178389072" calcext:value-type="float">
            <text:p>-1.3317838907</text:p>
          </table:table-cell>
          <table:table-cell office:value-type="float" office:value="1.34378445148" calcext:value-type="float">
            <text:p>1.3437844515</text:p>
          </table:table-cell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0.536" calcext:value-type="float">
            <text:p>0.536</text:p>
          </table:table-cell>
          <table:table-cell office:value-type="float" office:value="-1.676" calcext:value-type="float">
            <text:p>-1.676</text:p>
          </table:table-cell>
          <table:table-cell office:value-type="float" office:value="-0.267124003163" calcext:value-type="float">
            <text:p>-0.2671240032</text:p>
          </table:table-cell>
          <table:table-cell office:value-type="float" office:value="1.03992125392" calcext:value-type="float">
            <text:p>1.0399212539</text:p>
          </table:table-cell>
          <table:table-cell office:value-type="float" office:value="-1.33125805855" calcext:value-type="float">
            <text:p>-1.3312580586</text:p>
          </table:table-cell>
          <table:table-cell office:value-type="float" office:value="1.36140692234" calcext:value-type="float">
            <text:p>1.3614069223</text:p>
          </table:table-cell>
          <table:table-cell office:value-type="float" office:value="0.28992125392" calcext:value-type="float">
            <text:p>0.2899212539</text:p>
          </table:table-cell>
          <table:table-cell office:value-type="float" office:value="-1.33125805855" calcext:value-type="float">
            <text:p>-1.3312580586</text:p>
          </table:table-cell>
          <table:table-cell office:value-type="float" office:value="1.36140692234" calcext:value-type="float">
            <text:p>1.3614069223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0.536" calcext:value-type="float">
            <text:p>0.536</text:p>
          </table:table-cell>
          <table:table-cell office:value-type="float" office:value="-1.676" calcext:value-type="float">
            <text:p>-1.676</text:p>
          </table:table-cell>
          <table:table-cell office:value-type="float" office:value="-0.267605800835" calcext:value-type="float">
            <text:p>-0.2676058008</text:p>
          </table:table-cell>
          <table:table-cell office:value-type="float" office:value="1.03715732694" calcext:value-type="float">
            <text:p>1.0371573269</text:p>
          </table:table-cell>
          <table:table-cell office:value-type="float" office:value="-1.33159542084" calcext:value-type="float">
            <text:p>-1.3315954208</text:p>
          </table:table-cell>
          <table:table-cell office:value-type="float" office:value="1.32773566246" calcext:value-type="float">
            <text:p>1.3277356625</text:p>
          </table:table-cell>
          <table:table-cell office:value-type="float" office:value="0.287157326937" calcext:value-type="float">
            <text:p>0.2871573269</text:p>
          </table:table-cell>
          <table:table-cell office:value-type="float" office:value="-1.33159542084" calcext:value-type="float">
            <text:p>-1.3315954208</text:p>
          </table:table-cell>
          <table:table-cell office:value-type="float" office:value="1.32773566246" calcext:value-type="float">
            <text:p>1.3277356625</text:p>
          </table:table-cell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0.535" calcext:value-type="float">
            <text:p>0.535</text:p>
          </table:table-cell>
          <table:table-cell office:value-type="float" office:value="-1.677" calcext:value-type="float">
            <text:p>-1.677</text:p>
          </table:table-cell>
          <table:table-cell office:value-type="float" office:value="-0.267605800835" calcext:value-type="float">
            <text:p>-0.2676058008</text:p>
          </table:table-cell>
          <table:table-cell office:value-type="float" office:value="1.03432282805" calcext:value-type="float">
            <text:p>1.0343228281</text:p>
          </table:table-cell>
          <table:table-cell office:value-type="float" office:value="-1.33215713501" calcext:value-type="float">
            <text:p>-1.332157135</text:p>
          </table:table-cell>
          <table:table-cell office:value-type="float" office:value="1.28099167347" calcext:value-type="float">
            <text:p>1.2809916735</text:p>
          </table:table-cell>
          <table:table-cell office:value-type="float" office:value="0.284322828054" calcext:value-type="float">
            <text:p>0.2843228281</text:p>
          </table:table-cell>
          <table:table-cell office:value-type="float" office:value="-1.33215713501" calcext:value-type="float">
            <text:p>-1.332157135</text:p>
          </table:table-cell>
          <table:table-cell office:value-type="float" office:value="1.28099167347" calcext:value-type="float">
            <text:p>1.2809916735</text:p>
          </table:table-cell>
        </table:table-row>
        <table:table-row table:style-name="ro1">
          <table:table-cell office:value-type="float" office:value="79.7" calcext:value-type="float">
            <text:p>79.7</text:p>
          </table:table-cell>
          <table:table-cell office:value-type="float" office:value="0.533" calcext:value-type="float">
            <text:p>0.533</text:p>
          </table:table-cell>
          <table:table-cell office:value-type="float" office:value="-1.678" calcext:value-type="float">
            <text:p>-1.678</text:p>
          </table:table-cell>
          <table:table-cell office:value-type="float" office:value="-0.267605800835" calcext:value-type="float">
            <text:p>-0.2676058008</text:p>
          </table:table-cell>
          <table:table-cell office:value-type="float" office:value="1.03129953146" calcext:value-type="float">
            <text:p>1.0312995315</text:p>
          </table:table-cell>
          <table:table-cell office:value-type="float" office:value="-1.33263587952" calcext:value-type="float">
            <text:p>-1.3326358795</text:p>
          </table:table-cell>
          <table:table-cell office:value-type="float" office:value="1.24808609486" calcext:value-type="float">
            <text:p>1.2480860949</text:p>
          </table:table-cell>
          <table:table-cell office:value-type="float" office:value="0.28129953146" calcext:value-type="float">
            <text:p>0.2812995315</text:p>
          </table:table-cell>
          <table:table-cell office:value-type="float" office:value="-1.33263587952" calcext:value-type="float">
            <text:p>-1.3326358795</text:p>
          </table:table-cell>
          <table:table-cell office:value-type="float" office:value="1.24808609486" calcext:value-type="float">
            <text:p>1.2480860949</text:p>
          </table:table-cell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0.531" calcext:value-type="float">
            <text:p>0.531</text:p>
          </table:table-cell>
          <table:table-cell office:value-type="float" office:value="-1.679" calcext:value-type="float">
            <text:p>-1.679</text:p>
          </table:table-cell>
          <table:table-cell office:value-type="float" office:value="-0.267605800835" calcext:value-type="float">
            <text:p>-0.2676058008</text:p>
          </table:table-cell>
          <table:table-cell office:value-type="float" office:value="1.02796500921" calcext:value-type="float">
            <text:p>1.0279650092</text:p>
          </table:table-cell>
          <table:table-cell office:value-type="float" office:value="-1.33356022835" calcext:value-type="float">
            <text:p>-1.3335602284</text:p>
          </table:table-cell>
          <table:table-cell office:value-type="float" office:value="1.19877278805" calcext:value-type="float">
            <text:p>1.1987727881</text:p>
          </table:table-cell>
          <table:table-cell office:value-type="float" office:value="0.277965009212" calcext:value-type="float">
            <text:p>0.2779650092</text:p>
          </table:table-cell>
          <table:table-cell office:value-type="float" office:value="-1.33356022835" calcext:value-type="float">
            <text:p>-1.3335602284</text:p>
          </table:table-cell>
          <table:table-cell office:value-type="float" office:value="1.19877278805" calcext:value-type="float">
            <text:p>1.1987727881</text:p>
          </table:table-cell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0.528" calcext:value-type="float">
            <text:p>0.528</text:p>
          </table:table-cell>
          <table:table-cell office:value-type="float" office:value="-1.681" calcext:value-type="float">
            <text:p>-1.681</text:p>
          </table:table-cell>
          <table:table-cell office:value-type="float" office:value="-0.268087531605" calcext:value-type="float">
            <text:p>-0.2680875316</text:p>
          </table:table-cell>
          <table:table-cell office:value-type="float" office:value="1.02493315935" calcext:value-type="float">
            <text:p>1.0249331594</text:p>
          </table:table-cell>
          <table:table-cell office:value-type="float" office:value="-1.33458864689" calcext:value-type="float">
            <text:p>-1.3345886469</text:p>
          </table:table-cell>
          <table:table-cell office:value-type="float" office:value="1.13541376591" calcext:value-type="float">
            <text:p>1.1354137659</text:p>
          </table:table-cell>
          <table:table-cell office:value-type="float" office:value="0.274933159351" calcext:value-type="float">
            <text:p>0.2749331594</text:p>
          </table:table-cell>
          <table:table-cell office:value-type="float" office:value="-1.33458864689" calcext:value-type="float">
            <text:p>-1.3345886469</text:p>
          </table:table-cell>
          <table:table-cell office:value-type="float" office:value="1.13541376591" calcext:value-type="float">
            <text:p>1.13541376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25" calcext:value-type="float">
            <text:p>0.525</text:p>
          </table:table-cell>
          <table:table-cell office:value-type="float" office:value="-1.683" calcext:value-type="float">
            <text:p>-1.683</text:p>
          </table:table-cell>
          <table:table-cell office:value-type="float" office:value="-0.268569195353" calcext:value-type="float">
            <text:p>-0.2685691954</text:p>
          </table:table-cell>
          <table:table-cell office:value-type="float" office:value="1.02173992991" calcext:value-type="float">
            <text:p>1.0217399299</text:p>
          </table:table-cell>
          <table:table-cell office:value-type="float" office:value="-1.33540737629" calcext:value-type="float">
            <text:p>-1.3354073763</text:p>
          </table:table-cell>
          <table:table-cell office:value-type="float" office:value="1.07544016838" calcext:value-type="float">
            <text:p>1.0754401684</text:p>
          </table:table-cell>
          <table:table-cell office:value-type="float" office:value="0.271739929914" calcext:value-type="float">
            <text:p>0.2717399299</text:p>
          </table:table-cell>
          <table:table-cell office:value-type="float" office:value="-1.33540737629" calcext:value-type="float">
            <text:p>-1.3354073763</text:p>
          </table:table-cell>
          <table:table-cell office:value-type="float" office:value="1.07544016838" calcext:value-type="float">
            <text:p>1.0754401684</text:p>
          </table:table-cell>
        </table:table-row>
        <table:table-row table:style-name="ro1">
          <table:table-cell office:value-type="float" office:value="80.1" calcext:value-type="float">
            <text:p>80.1</text:p>
          </table:table-cell>
          <table:table-cell office:value-type="float" office:value="0.522" calcext:value-type="float">
            <text:p>0.522</text:p>
          </table:table-cell>
          <table:table-cell office:value-type="float" office:value="-1.685" calcext:value-type="float">
            <text:p>-1.685</text:p>
          </table:table-cell>
          <table:table-cell office:value-type="float" office:value="-0.269050791959" calcext:value-type="float">
            <text:p>-0.269050792</text:p>
          </table:table-cell>
          <table:table-cell office:value-type="float" office:value="1.01840645075" calcext:value-type="float">
            <text:p>1.0184064508</text:p>
          </table:table-cell>
          <table:table-cell office:value-type="float" office:value="-1.33626532555" calcext:value-type="float">
            <text:p>-1.3362653256</text:p>
          </table:table-cell>
          <table:table-cell office:value-type="float" office:value="1.01851582527" calcext:value-type="float">
            <text:p>1.0185158253</text:p>
          </table:table-cell>
          <table:table-cell office:value-type="float" office:value="0.268406450748" calcext:value-type="float">
            <text:p>0.2684064507</text:p>
          </table:table-cell>
          <table:table-cell office:value-type="float" office:value="-1.33626532555" calcext:value-type="float">
            <text:p>-1.3362653256</text:p>
          </table:table-cell>
          <table:table-cell office:value-type="float" office:value="1.01851582527" calcext:value-type="float">
            <text:p>1.0185158253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0.519" calcext:value-type="float">
            <text:p>0.519</text:p>
          </table:table-cell>
          <table:table-cell office:value-type="float" office:value="-1.686" calcext:value-type="float">
            <text:p>-1.686</text:p>
          </table:table-cell>
          <table:table-cell office:value-type="float" office:value="-0.269532321303" calcext:value-type="float">
            <text:p>-0.2695323213</text:p>
          </table:table-cell>
          <table:table-cell office:value-type="float" office:value="1.01527959108" calcext:value-type="float">
            <text:p>1.0152795911</text:p>
          </table:table-cell>
          <table:table-cell office:value-type="float" office:value="-1.33718979359" calcext:value-type="float">
            <text:p>-1.3371897936</text:p>
          </table:table-cell>
          <table:table-cell office:value-type="float" office:value="0.966043770313" calcext:value-type="float">
            <text:p>0.9660437703</text:p>
          </table:table-cell>
          <table:table-cell office:value-type="float" office:value="0.265279591084" calcext:value-type="float">
            <text:p>0.2652795911</text:p>
          </table:table-cell>
          <table:table-cell office:value-type="float" office:value="-1.33718979359" calcext:value-type="float">
            <text:p>-1.3371897936</text:p>
          </table:table-cell>
          <table:table-cell office:value-type="float" office:value="0.966043770313" calcext:value-type="float">
            <text:p>0.9660437703</text:p>
          </table:table-cell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0.516" calcext:value-type="float">
            <text:p>0.516</text:p>
          </table:table-cell>
          <table:table-cell office:value-type="float" office:value="-1.688" calcext:value-type="float">
            <text:p>-1.688</text:p>
          </table:table-cell>
          <table:table-cell office:value-type="float" office:value="-0.270013783263" calcext:value-type="float">
            <text:p>-0.2700137833</text:p>
          </table:table-cell>
          <table:table-cell office:value-type="float" office:value="1.011785537" calcext:value-type="float">
            <text:p>1.011785537</text:p>
          </table:table-cell>
          <table:table-cell office:value-type="float" office:value="-1.33788156509" calcext:value-type="float">
            <text:p>-1.3378815651</text:p>
          </table:table-cell>
          <table:table-cell office:value-type="float" office:value="0.900652825832" calcext:value-type="float">
            <text:p>0.9006528258</text:p>
          </table:table-cell>
          <table:table-cell office:value-type="float" office:value="0.261785537004" calcext:value-type="float">
            <text:p>0.261785537</text:p>
          </table:table-cell>
          <table:table-cell office:value-type="float" office:value="-1.33788156509" calcext:value-type="float">
            <text:p>-1.3378815651</text:p>
          </table:table-cell>
          <table:table-cell office:value-type="float" office:value="0.900652825832" calcext:value-type="float">
            <text:p>0.9006528258</text:p>
          </table:table-cell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0.513" calcext:value-type="float">
            <text:p>0.513</text:p>
          </table:table-cell>
          <table:table-cell office:value-type="float" office:value="-1.69" calcext:value-type="float">
            <text:p>-1.69</text:p>
          </table:table-cell>
          <table:table-cell office:value-type="float" office:value="-0.270495177719" calcext:value-type="float">
            <text:p>-0.2704951777</text:p>
          </table:table-cell>
          <table:table-cell office:value-type="float" office:value="1.00813126564" calcext:value-type="float">
            <text:p>1.0081312656</text:p>
          </table:table-cell>
          <table:table-cell office:value-type="float" office:value="-1.33866429329" calcext:value-type="float">
            <text:p>-1.3386642933</text:p>
          </table:table-cell>
          <table:table-cell office:value-type="float" office:value="0.838259637356" calcext:value-type="float">
            <text:p>0.8382596374</text:p>
          </table:table-cell>
          <table:table-cell office:value-type="float" office:value="0.25813126564" calcext:value-type="float">
            <text:p>0.2581312656</text:p>
          </table:table-cell>
          <table:table-cell office:value-type="float" office:value="-1.33866429329" calcext:value-type="float">
            <text:p>-1.3386642933</text:p>
          </table:table-cell>
          <table:table-cell office:value-type="float" office:value="0.838259637356" calcext:value-type="float">
            <text:p>0.8382596374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0.51" calcext:value-type="float">
            <text:p>0.51</text:p>
          </table:table-cell>
          <table:table-cell office:value-type="float" office:value="-1.692" calcext:value-type="float">
            <text:p>-1.692</text:p>
          </table:table-cell>
          <table:table-cell office:value-type="float" office:value="-0.271457763641" calcext:value-type="float">
            <text:p>-0.2714577636</text:p>
          </table:table-cell>
          <table:table-cell office:value-type="float" office:value="1.00462669134" calcext:value-type="float">
            <text:p>1.0046266913</text:p>
          </table:table-cell>
          <table:table-cell office:value-type="float" office:value="-1.33950769901" calcext:value-type="float">
            <text:p>-1.339507699</text:p>
          </table:table-cell>
          <table:table-cell office:value-type="float" office:value="0.778589189053" calcext:value-type="float">
            <text:p>0.7785891891</text:p>
          </table:table-cell>
          <table:table-cell office:value-type="float" office:value="0.254626691341" calcext:value-type="float">
            <text:p>0.2546266913</text:p>
          </table:table-cell>
          <table:table-cell office:value-type="float" office:value="-1.33950769901" calcext:value-type="float">
            <text:p>-1.339507699</text:p>
          </table:table-cell>
          <table:table-cell office:value-type="float" office:value="0.778589189053" calcext:value-type="float">
            <text:p>0.7785891891</text:p>
          </table:table-cell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0.507" calcext:value-type="float">
            <text:p>0.507</text:p>
          </table:table-cell>
          <table:table-cell office:value-type="float" office:value="-1.694" calcext:value-type="float">
            <text:p>-1.694</text:p>
          </table:table-cell>
          <table:table-cell office:value-type="float" office:value="-0.271938954866" calcext:value-type="float">
            <text:p>-0.2719389549</text:p>
          </table:table-cell>
          <table:table-cell office:value-type="float" office:value="1.0009688437" calcext:value-type="float">
            <text:p>1.0009688437</text:p>
          </table:table-cell>
          <table:table-cell office:value-type="float" office:value="-1.3402762413" calcext:value-type="float">
            <text:p>-1.3402762413</text:p>
          </table:table-cell>
          <table:table-cell office:value-type="float" office:value="0.721723198891" calcext:value-type="float">
            <text:p>0.7217231989</text:p>
          </table:table-cell>
          <table:table-cell office:value-type="float" office:value="0.250968843699" calcext:value-type="float">
            <text:p>0.2509688437</text:p>
          </table:table-cell>
          <table:table-cell office:value-type="float" office:value="-1.3402762413" calcext:value-type="float">
            <text:p>-1.3402762413</text:p>
          </table:table-cell>
          <table:table-cell office:value-type="float" office:value="0.721723198891" calcext:value-type="float">
            <text:p>0.7217231989</text:p>
          </table:table-cell>
        </table:table-row>
        <table:table-row table:style-name="ro1">
          <table:table-cell office:value-type="float" office:value="80.7" calcext:value-type="float">
            <text:p>80.7</text:p>
          </table:table-cell>
          <table:table-cell office:value-type="float" office:value="0.503" calcext:value-type="float">
            <text:p>0.503</text:p>
          </table:table-cell>
          <table:table-cell office:value-type="float" office:value="-1.696" calcext:value-type="float">
            <text:p>-1.696</text:p>
          </table:table-cell>
          <table:table-cell office:value-type="float" office:value="-0.272420078105" calcext:value-type="float">
            <text:p>-0.2724200781</text:p>
          </table:table-cell>
          <table:table-cell office:value-type="float" office:value="0.9966365695" calcext:value-type="float">
            <text:p>0.9966365695</text:p>
          </table:table-cell>
          <table:table-cell office:value-type="float" office:value="-1.34104192257" calcext:value-type="float">
            <text:p>-1.3410419226</text:p>
          </table:table-cell>
          <table:table-cell office:value-type="float" office:value="0.66535961628" calcext:value-type="float">
            <text:p>0.6653596163</text:p>
          </table:table-cell>
          <table:table-cell office:value-type="float" office:value="0.2466365695" calcext:value-type="float">
            <text:p>0.2466365695</text:p>
          </table:table-cell>
          <table:table-cell office:value-type="float" office:value="-1.34104192257" calcext:value-type="float">
            <text:p>-1.3410419226</text:p>
          </table:table-cell>
          <table:table-cell office:value-type="float" office:value="0.66535961628" calcext:value-type="float">
            <text:p>0.6653596163</text:p>
          </table:table-cell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0.499" calcext:value-type="float">
            <text:p>0.499</text:p>
          </table:table-cell>
          <table:table-cell office:value-type="float" office:value="-1.698" calcext:value-type="float">
            <text:p>-1.698</text:p>
          </table:table-cell>
          <table:table-cell office:value-type="float" office:value="-0.27290113324" calcext:value-type="float">
            <text:p>-0.2729011332</text:p>
          </table:table-cell>
          <table:table-cell office:value-type="float" office:value="0.992369055748" calcext:value-type="float">
            <text:p>0.9923690557</text:p>
          </table:table-cell>
          <table:table-cell office:value-type="float" office:value="-1.34207701683" calcext:value-type="float">
            <text:p>-1.3420770168</text:p>
          </table:table-cell>
          <table:table-cell office:value-type="float" office:value="0.597350776196" calcext:value-type="float">
            <text:p>0.5973507762</text:p>
          </table:table-cell>
          <table:table-cell office:value-type="float" office:value="0.242369055748" calcext:value-type="float">
            <text:p>0.2423690557</text:p>
          </table:table-cell>
          <table:table-cell office:value-type="float" office:value="-1.34207701683" calcext:value-type="float">
            <text:p>-1.3420770168</text:p>
          </table:table-cell>
          <table:table-cell office:value-type="float" office:value="0.597350776196" calcext:value-type="float">
            <text:p>0.5973507762</text:p>
          </table:table-cell>
        </table:table-row>
        <table:table-row table:style-name="ro1">
          <table:table-cell office:value-type="float" office:value="80.9" calcext:value-type="float">
            <text:p>80.9</text:p>
          </table:table-cell>
          <table:table-cell office:value-type="float" office:value="0.495" calcext:value-type="float">
            <text:p>0.495</text:p>
          </table:table-cell>
          <table:table-cell office:value-type="float" office:value="-1.701" calcext:value-type="float">
            <text:p>-1.701</text:p>
          </table:table-cell>
          <table:table-cell office:value-type="float" office:value="-0.273382120149" calcext:value-type="float">
            <text:p>-0.2733821201</text:p>
          </table:table-cell>
          <table:table-cell office:value-type="float" office:value="0.987838611007" calcext:value-type="float">
            <text:p>0.987838611</text:p>
          </table:table-cell>
          <table:table-cell office:value-type="float" office:value="-1.34301126003" calcext:value-type="float">
            <text:p>-1.34301126</text:p>
          </table:table-cell>
          <table:table-cell office:value-type="float" office:value="0.517097949982" calcext:value-type="float">
            <text:p>0.51709795</text:p>
          </table:table-cell>
          <table:table-cell office:value-type="float" office:value="0.237838611007" calcext:value-type="float">
            <text:p>0.237838611</text:p>
          </table:table-cell>
          <table:table-cell office:value-type="float" office:value="-1.34301126003" calcext:value-type="float">
            <text:p>-1.34301126</text:p>
          </table:table-cell>
          <table:table-cell office:value-type="float" office:value="0.517097949982" calcext:value-type="float">
            <text:p>0.517097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92" calcext:value-type="float">
            <text:p>0.492</text:p>
          </table:table-cell>
          <table:table-cell office:value-type="float" office:value="-1.703" calcext:value-type="float">
            <text:p>-1.703</text:p>
          </table:table-cell>
          <table:table-cell office:value-type="float" office:value="-0.273863038713" calcext:value-type="float">
            <text:p>-0.2738630387</text:p>
          </table:table-cell>
          <table:table-cell office:value-type="float" office:value="0.983369871974" calcext:value-type="float">
            <text:p>0.983369872</text:p>
          </table:table-cell>
          <table:table-cell office:value-type="float" office:value="-1.34398603439" calcext:value-type="float">
            <text:p>-1.3439860344</text:p>
          </table:table-cell>
          <table:table-cell office:value-type="float" office:value="0.435180842876" calcext:value-type="float">
            <text:p>0.4351808429</text:p>
          </table:table-cell>
          <table:table-cell office:value-type="float" office:value="0.233369871974" calcext:value-type="float">
            <text:p>0.233369872</text:p>
          </table:table-cell>
          <table:table-cell office:value-type="float" office:value="-1.34398603439" calcext:value-type="float">
            <text:p>-1.3439860344</text:p>
          </table:table-cell>
          <table:table-cell office:value-type="float" office:value="0.435180842876" calcext:value-type="float">
            <text:p>0.4351808429</text:p>
          </table:table-cell>
        </table:table-row>
        <table:table-row table:style-name="ro1">
          <table:table-cell office:value-type="float" office:value="81.1" calcext:value-type="float">
            <text:p>81.1</text:p>
          </table:table-cell>
          <table:table-cell office:value-type="float" office:value="0.487" calcext:value-type="float">
            <text:p>0.487</text:p>
          </table:table-cell>
          <table:table-cell office:value-type="float" office:value="-1.706" calcext:value-type="float">
            <text:p>-1.706</text:p>
          </table:table-cell>
          <table:table-cell office:value-type="float" office:value="-0.274343888811" calcext:value-type="float">
            <text:p>-0.2743438888</text:p>
          </table:table-cell>
          <table:table-cell office:value-type="float" office:value="0.97861404717" calcext:value-type="float">
            <text:p>0.9786140472</text:p>
          </table:table-cell>
          <table:table-cell office:value-type="float" office:value="-1.34540235996" calcext:value-type="float">
            <text:p>-1.34540236</text:p>
          </table:table-cell>
          <table:table-cell office:value-type="float" office:value="0.30872887373" calcext:value-type="float">
            <text:p>0.3087288737</text:p>
          </table:table-cell>
          <table:table-cell office:value-type="float" office:value="0.22861404717" calcext:value-type="float">
            <text:p>0.2286140472</text:p>
          </table:table-cell>
          <table:table-cell office:value-type="float" office:value="-1.34540235996" calcext:value-type="float">
            <text:p>-1.34540236</text:p>
          </table:table-cell>
          <table:table-cell office:value-type="float" office:value="0.30872887373" calcext:value-type="float">
            <text:p>0.3087288737</text:p>
          </table:table-cell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0.483" calcext:value-type="float">
            <text:p>0.483</text:p>
          </table:table-cell>
          <table:table-cell office:value-type="float" office:value="-1.709" calcext:value-type="float">
            <text:p>-1.709</text:p>
          </table:table-cell>
          <table:table-cell office:value-type="float" office:value="-0.274824670323" calcext:value-type="float">
            <text:p>-0.2748246703</text:p>
          </table:table-cell>
          <table:table-cell office:value-type="float" office:value="0.974264621735" calcext:value-type="float">
            <text:p>0.9742646217</text:p>
          </table:table-cell>
          <table:table-cell office:value-type="float" office:value="-1.34677314758" calcext:value-type="float">
            <text:p>-1.3467731476</text:p>
          </table:table-cell>
          <table:table-cell office:value-type="float" office:value="0.191783800721" calcext:value-type="float">
            <text:p>0.1917838007</text:p>
          </table:table-cell>
          <table:table-cell office:value-type="float" office:value="0.224264621735" calcext:value-type="float">
            <text:p>0.2242646217</text:p>
          </table:table-cell>
          <table:table-cell office:value-type="float" office:value="-1.34677314758" calcext:value-type="float">
            <text:p>-1.3467731476</text:p>
          </table:table-cell>
          <table:table-cell office:value-type="float" office:value="0.191783800721" calcext:value-type="float">
            <text:p>0.1917838007</text:p>
          </table:table-cell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0.479" calcext:value-type="float">
            <text:p>0.479</text:p>
          </table:table-cell>
          <table:table-cell office:value-type="float" office:value="-1.711" calcext:value-type="float">
            <text:p>-1.711</text:p>
          </table:table-cell>
          <table:table-cell office:value-type="float" office:value="-0.275305383129" calcext:value-type="float">
            <text:p>-0.2753053831</text:p>
          </table:table-cell>
          <table:table-cell office:value-type="float" office:value="0.997374847531" calcext:value-type="float">
            <text:p>0.9973748475</text:p>
          </table:table-cell>
          <table:table-cell office:value-type="float" office:value="-1.36512362957" calcext:value-type="float">
            <text:p>-1.3651236296</text:p>
          </table:table-cell>
          <table:table-cell office:value-type="float" office:value="0.0683206692338" calcext:value-type="float">
            <text:p>0.0683206692</text:p>
          </table:table-cell>
          <table:table-cell office:value-type="float" office:value="0.247374847531" calcext:value-type="float">
            <text:p>0.2473748475</text:p>
          </table:table-cell>
          <table:table-cell office:value-type="float" office:value="-1.36512362957" calcext:value-type="float">
            <text:p>-1.3651236296</text:p>
          </table:table-cell>
          <table:table-cell office:value-type="float" office:value="0.0683206692338" calcext:value-type="float">
            <text:p>0.0683206692</text:p>
          </table:table-cell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0.475" calcext:value-type="float">
            <text:p>0.475</text:p>
          </table:table-cell>
          <table:table-cell office:value-type="float" office:value="-1.714" calcext:value-type="float">
            <text:p>-1.714</text:p>
          </table:table-cell>
          <table:table-cell office:value-type="float" office:value="-0.276266602142" calcext:value-type="float">
            <text:p>-0.2762666021</text:p>
          </table:table-cell>
          <table:table-cell office:value-type="float" office:value="0.993307948112" calcext:value-type="float">
            <text:p>0.9933079481</text:p>
          </table:table-cell>
          <table:table-cell office:value-type="float" office:value="-1.36724996567" calcext:value-type="float">
            <text:p>-1.3672499657</text:p>
          </table:table-cell>
          <table:table-cell office:value-type="float" office:value="-0.0813471972942" calcext:value-type="float">
            <text:p>-0.0813471973</text:p>
          </table:table-cell>
          <table:table-cell office:value-type="float" office:value="0.243307948112" calcext:value-type="float">
            <text:p>0.2433079481</text:p>
          </table:table-cell>
          <table:table-cell office:value-type="float" office:value="-1.36724996567" calcext:value-type="float">
            <text:p>-1.3672499657</text:p>
          </table:table-cell>
          <table:table-cell office:value-type="float" office:value="-0.0813471972942" calcext:value-type="float">
            <text:p>-0.0813471973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0.471" calcext:value-type="float">
            <text:p>0.471</text:p>
          </table:table-cell>
          <table:table-cell office:value-type="float" office:value="-1.716" calcext:value-type="float">
            <text:p>-1.716</text:p>
          </table:table-cell>
          <table:table-cell office:value-type="float" office:value="-0.277227544888" calcext:value-type="float">
            <text:p>-0.2772275449</text:p>
          </table:table-cell>
          <table:table-cell office:value-type="float" office:value="0.98956514895" calcext:value-type="float">
            <text:p>0.989565149</text:p>
          </table:table-cell>
          <table:table-cell office:value-type="float" office:value="-1.36817312241" calcext:value-type="float">
            <text:p>-1.3681731224</text:p>
          </table:table-cell>
          <table:table-cell office:value-type="float" office:value="-0.154978454113" calcext:value-type="float">
            <text:p>-0.1549784541</text:p>
          </table:table-cell>
          <table:table-cell office:value-type="float" office:value="0.23956514895" calcext:value-type="float">
            <text:p>0.239565149</text:p>
          </table:table-cell>
          <table:table-cell office:value-type="float" office:value="-1.36817312241" calcext:value-type="float">
            <text:p>-1.3681731224</text:p>
          </table:table-cell>
          <table:table-cell office:value-type="float" office:value="-0.154978454113" calcext:value-type="float">
            <text:p>-0.1549784541</text:p>
          </table:table-cell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0.467" calcext:value-type="float">
            <text:p>0.467</text:p>
          </table:table-cell>
          <table:table-cell office:value-type="float" office:value="-1.719" calcext:value-type="float">
            <text:p>-1.719</text:p>
          </table:table-cell>
          <table:table-cell office:value-type="float" office:value="-0.278668438905" calcext:value-type="float">
            <text:p>-0.2786684389</text:p>
          </table:table-cell>
          <table:table-cell office:value-type="float" office:value="0.986478358507" calcext:value-type="float">
            <text:p>0.9864783585</text:p>
          </table:table-cell>
          <table:table-cell office:value-type="float" office:value="-1.36585271358" calcext:value-type="float">
            <text:p>-1.3658527136</text:p>
          </table:table-cell>
          <table:table-cell office:value-type="float" office:value="0.00597873609513" calcext:value-type="float">
            <text:p>0.0059787361</text:p>
          </table:table-cell>
          <table:table-cell office:value-type="float" office:value="0.236478358507" calcext:value-type="float">
            <text:p>0.2364783585</text:p>
          </table:table-cell>
          <table:table-cell office:value-type="float" office:value="-1.36585271358" calcext:value-type="float">
            <text:p>-1.3658527136</text:p>
          </table:table-cell>
          <table:table-cell office:value-type="float" office:value="0.00597873609513" calcext:value-type="float">
            <text:p>0.0059787361</text:p>
          </table:table-cell>
        </table:table-row>
        <table:table-row table:style-name="ro1">
          <table:table-cell office:value-type="float" office:value="81.7" calcext:value-type="float">
            <text:p>81.7</text:p>
          </table:table-cell>
          <table:table-cell office:value-type="float" office:value="0.463" calcext:value-type="float">
            <text:p>0.463</text:p>
          </table:table-cell>
          <table:table-cell office:value-type="float" office:value="-1.721" calcext:value-type="float">
            <text:p>-1.721</text:p>
          </table:table-cell>
          <table:table-cell office:value-type="float" office:value="-0.279628686781" calcext:value-type="float">
            <text:p>-0.2796286868</text:p>
          </table:table-cell>
          <table:table-cell office:value-type="float" office:value="0.983451589942" calcext:value-type="float">
            <text:p>0.9834515899</text:p>
          </table:table-cell>
          <table:table-cell office:value-type="float" office:value="-1.36256957054" calcext:value-type="float">
            <text:p>-1.3625695705</text:p>
          </table:table-cell>
          <table:table-cell office:value-type="float" office:value="0.21810144186" calcext:value-type="float">
            <text:p>0.2181014419</text:p>
          </table:table-cell>
          <table:table-cell office:value-type="float" office:value="0.233451589942" calcext:value-type="float">
            <text:p>0.2334515899</text:p>
          </table:table-cell>
          <table:table-cell office:value-type="float" office:value="-1.36256957054" calcext:value-type="float">
            <text:p>-1.3625695705</text:p>
          </table:table-cell>
          <table:table-cell office:value-type="float" office:value="0.21810144186" calcext:value-type="float">
            <text:p>0.2181014419</text:p>
          </table:table-cell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0.46" calcext:value-type="float">
            <text:p>0.46</text:p>
          </table:table-cell>
          <table:table-cell office:value-type="float" office:value="-1.723" calcext:value-type="float">
            <text:p>-1.723</text:p>
          </table:table-cell>
          <table:table-cell office:value-type="float" office:value="-0.280108705918" calcext:value-type="float">
            <text:p>-0.2801087059</text:p>
          </table:table-cell>
          <table:table-cell office:value-type="float" office:value="0.979682356119" calcext:value-type="float">
            <text:p>0.9796823561</text:p>
          </table:table-cell>
          <table:table-cell office:value-type="float" office:value="-1.36062383652" calcext:value-type="float">
            <text:p>-1.3606238365</text:p>
          </table:table-cell>
          <table:table-cell office:value-type="float" office:value="0.361556082964" calcext:value-type="float">
            <text:p>0.361556083</text:p>
          </table:table-cell>
          <table:table-cell office:value-type="float" office:value="0.229682356119" calcext:value-type="float">
            <text:p>0.2296823561</text:p>
          </table:table-cell>
          <table:table-cell office:value-type="float" office:value="-1.36062383652" calcext:value-type="float">
            <text:p>-1.3606238365</text:p>
          </table:table-cell>
          <table:table-cell office:value-type="float" office:value="0.361556082964" calcext:value-type="float">
            <text:p>0.361556083</text:p>
          </table:table-cell>
        </table:table-row>
        <table:table-row table:style-name="ro1">
          <table:table-cell office:value-type="float" office:value="81.9" calcext:value-type="float">
            <text:p>81.9</text:p>
          </table:table-cell>
          <table:table-cell office:value-type="float" office:value="0.457" calcext:value-type="float">
            <text:p>0.457</text:p>
          </table:table-cell>
          <table:table-cell office:value-type="float" office:value="-1.725" calcext:value-type="float">
            <text:p>-1.725</text:p>
          </table:table-cell>
          <table:table-cell office:value-type="float" office:value="-0.279148597737" calcext:value-type="float">
            <text:p>-0.2791485977</text:p>
          </table:table-cell>
          <table:table-cell office:value-type="float" office:value="0.975423306227" calcext:value-type="float">
            <text:p>0.9754233062</text:p>
          </table:table-cell>
          <table:table-cell office:value-type="float" office:value="-1.35856389999" calcext:value-type="float">
            <text:p>-1.3585639</text:p>
          </table:table-cell>
          <table:table-cell office:value-type="float" office:value="0.513086855412" calcext:value-type="float">
            <text:p>0.5130868554</text:p>
          </table:table-cell>
          <table:table-cell office:value-type="float" office:value="0.225423306227" calcext:value-type="float">
            <text:p>0.2254233062</text:p>
          </table:table-cell>
          <table:table-cell office:value-type="float" office:value="-1.35856389999" calcext:value-type="float">
            <text:p>-1.3585639</text:p>
          </table:table-cell>
          <table:table-cell office:value-type="float" office:value="0.513086855412" calcext:value-type="float">
            <text:p>0.51308685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53" calcext:value-type="float">
            <text:p>0.453</text:p>
          </table:table-cell>
          <table:table-cell office:value-type="float" office:value="-1.727" calcext:value-type="float">
            <text:p>-1.727</text:p>
          </table:table-cell>
          <table:table-cell office:value-type="float" office:value="-0.27770791236" calcext:value-type="float">
            <text:p>-0.2777079124</text:p>
          </table:table-cell>
          <table:table-cell office:value-type="float" office:value="0.971423998475" calcext:value-type="float">
            <text:p>0.9714239985</text:p>
          </table:table-cell>
          <table:table-cell office:value-type="float" office:value="-1.35809087753" calcext:value-type="float">
            <text:p>-1.3580908775</text:p>
          </table:table-cell>
          <table:table-cell office:value-type="float" office:value="0.57988345623" calcext:value-type="float">
            <text:p>0.5798834562</text:p>
          </table:table-cell>
          <table:table-cell office:value-type="float" office:value="0.221423998475" calcext:value-type="float">
            <text:p>0.2214239985</text:p>
          </table:table-cell>
          <table:table-cell office:value-type="float" office:value="-1.35809087753" calcext:value-type="float">
            <text:p>-1.3580908775</text:p>
          </table:table-cell>
          <table:table-cell office:value-type="float" office:value="0.57988345623" calcext:value-type="float">
            <text:p>0.5798834562</text:p>
          </table:table-cell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0.45" calcext:value-type="float">
            <text:p>0.45</text:p>
          </table:table-cell>
          <table:table-cell office:value-type="float" office:value="-1.73" calcext:value-type="float">
            <text:p>-1.73</text:p>
          </table:table-cell>
          <table:table-cell office:value-type="float" office:value="-0.276266602142" calcext:value-type="float">
            <text:p>-0.2762666021</text:p>
          </table:table-cell>
          <table:table-cell office:value-type="float" office:value="0.967384546995" calcext:value-type="float">
            <text:p>0.967384547</text:p>
          </table:table-cell>
          <table:table-cell office:value-type="float" office:value="-1.35785591602" calcext:value-type="float">
            <text:p>-1.357855916</text:p>
          </table:table-cell>
          <table:table-cell office:value-type="float" office:value="0.627159357071" calcext:value-type="float">
            <text:p>0.6271593571</text:p>
          </table:table-cell>
          <table:table-cell office:value-type="float" office:value="0.217384546995" calcext:value-type="float">
            <text:p>0.217384547</text:p>
          </table:table-cell>
          <table:table-cell office:value-type="float" office:value="-1.35785591602" calcext:value-type="float">
            <text:p>-1.357855916</text:p>
          </table:table-cell>
          <table:table-cell office:value-type="float" office:value="0.627159357071" calcext:value-type="float">
            <text:p>0.6271593571</text:p>
          </table:table-cell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0.446" calcext:value-type="float">
            <text:p>0.446</text:p>
          </table:table-cell>
          <table:table-cell office:value-type="float" office:value="-1.732" calcext:value-type="float">
            <text:p>-1.732</text:p>
          </table:table-cell>
          <table:table-cell office:value-type="float" office:value="-0.274824670323" calcext:value-type="float">
            <text:p>-0.2748246703</text:p>
          </table:table-cell>
          <table:table-cell office:value-type="float" office:value="0.963303655386" calcext:value-type="float">
            <text:p>0.9633036554</text:p>
          </table:table-cell>
          <table:table-cell office:value-type="float" office:value="-1.35728216171" calcext:value-type="float">
            <text:p>-1.3572821617</text:p>
          </table:table-cell>
          <table:table-cell office:value-type="float" office:value="0.678123176098" calcext:value-type="float">
            <text:p>0.6781231761</text:p>
          </table:table-cell>
          <table:table-cell office:value-type="float" office:value="0.213303655386" calcext:value-type="float">
            <text:p>0.2133036554</text:p>
          </table:table-cell>
          <table:table-cell office:value-type="float" office:value="-1.35728216171" calcext:value-type="float">
            <text:p>-1.3572821617</text:p>
          </table:table-cell>
          <table:table-cell office:value-type="float" office:value="0.678123176098" calcext:value-type="float">
            <text:p>0.6781231761</text:p>
          </table:table-cell>
        </table:table-row>
        <table:table-row table:style-name="ro1">
          <table:table-cell office:value-type="float" office:value="82.3" calcext:value-type="float">
            <text:p>82.3</text:p>
          </table:table-cell>
          <table:table-cell office:value-type="float" office:value="0.442" calcext:value-type="float">
            <text:p>0.442</text:p>
          </table:table-cell>
          <table:table-cell office:value-type="float" office:value="-1.734" calcext:value-type="float">
            <text:p>-1.734</text:p>
          </table:table-cell>
          <table:table-cell office:value-type="float" office:value="-0.273863038713" calcext:value-type="float">
            <text:p>-0.2738630387</text:p>
          </table:table-cell>
          <table:table-cell office:value-type="float" office:value="0.95990267396" calcext:value-type="float">
            <text:p>0.959902674</text:p>
          </table:table-cell>
          <table:table-cell office:value-type="float" office:value="-1.35532331467" calcext:value-type="float">
            <text:p>-1.3553233147</text:p>
          </table:table-cell>
          <table:table-cell office:value-type="float" office:value="0.838439285755" calcext:value-type="float">
            <text:p>0.8384392858</text:p>
          </table:table-cell>
          <table:table-cell office:value-type="float" office:value="0.20990267396" calcext:value-type="float">
            <text:p>0.209902674</text:p>
          </table:table-cell>
          <table:table-cell office:value-type="float" office:value="-1.35532331467" calcext:value-type="float">
            <text:p>-1.3553233147</text:p>
          </table:table-cell>
          <table:table-cell office:value-type="float" office:value="0.838439285755" calcext:value-type="float">
            <text:p>0.8384392858</text:p>
          </table:table-cell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0.439" calcext:value-type="float">
            <text:p>0.439</text:p>
          </table:table-cell>
          <table:table-cell office:value-type="float" office:value="-1.737" calcext:value-type="float">
            <text:p>-1.737</text:p>
          </table:table-cell>
          <table:table-cell office:value-type="float" office:value="-0.273382120149" calcext:value-type="float">
            <text:p>-0.2733821201</text:p>
          </table:table-cell>
          <table:table-cell office:value-type="float" office:value="0.956480756402" calcext:value-type="float">
            <text:p>0.9564807564</text:p>
          </table:table-cell>
          <table:table-cell office:value-type="float" office:value="-1.35211324692" calcext:value-type="float">
            <text:p>-1.3521132469</text:p>
          </table:table-cell>
          <table:table-cell office:value-type="float" office:value="1.0666488409" calcext:value-type="float">
            <text:p>1.0666488409</text:p>
          </table:table-cell>
          <table:table-cell office:value-type="float" office:value="0.206480756402" calcext:value-type="float">
            <text:p>0.2064807564</text:p>
          </table:table-cell>
          <table:table-cell office:value-type="float" office:value="-1.35211324692" calcext:value-type="float">
            <text:p>-1.3521132469</text:p>
          </table:table-cell>
          <table:table-cell office:value-type="float" office:value="1.0666488409" calcext:value-type="float">
            <text:p>1.0666488409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0.435" calcext:value-type="float">
            <text:p>0.435</text:p>
          </table:table-cell>
          <table:table-cell office:value-type="float" office:value="-1.739" calcext:value-type="float">
            <text:p>-1.739</text:p>
          </table:table-cell>
          <table:table-cell office:value-type="float" office:value="-0.27290113324" calcext:value-type="float">
            <text:p>-0.2729011332</text:p>
          </table:table-cell>
          <table:table-cell office:value-type="float" office:value="0.952772513032" calcext:value-type="float">
            <text:p>0.952772513</text:p>
          </table:table-cell>
          <table:table-cell office:value-type="float" office:value="-1.34974324703" calcext:value-type="float">
            <text:p>-1.349743247</text:p>
          </table:table-cell>
          <table:table-cell office:value-type="float" office:value="1.23883926868" calcext:value-type="float">
            <text:p>1.2388392687</text:p>
          </table:table-cell>
          <table:table-cell office:value-type="float" office:value="0.202772513032" calcext:value-type="float">
            <text:p>0.202772513</text:p>
          </table:table-cell>
          <table:table-cell office:value-type="float" office:value="-1.34974324703" calcext:value-type="float">
            <text:p>-1.349743247</text:p>
          </table:table-cell>
          <table:table-cell office:value-type="float" office:value="1.23883926868" calcext:value-type="float">
            <text:p>1.2388392687</text:p>
          </table:table-cell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0.431" calcext:value-type="float">
            <text:p>0.431</text:p>
          </table:table-cell>
          <table:table-cell office:value-type="float" office:value="-1.741" calcext:value-type="float">
            <text:p>-1.741</text:p>
          </table:table-cell>
          <table:table-cell office:value-type="float" office:value="-0.271938954866" calcext:value-type="float">
            <text:p>-0.2719389549</text:p>
          </table:table-cell>
          <table:table-cell office:value-type="float" office:value="0.948618993163" calcext:value-type="float">
            <text:p>0.9486189932</text:p>
          </table:table-cell>
          <table:table-cell office:value-type="float" office:value="-1.34858393669" calcext:value-type="float">
            <text:p>-1.3485839367</text:p>
          </table:table-cell>
          <table:table-cell office:value-type="float" office:value="1.36415994167" calcext:value-type="float">
            <text:p>1.3641599417</text:p>
          </table:table-cell>
          <table:table-cell office:value-type="float" office:value="0.198618993163" calcext:value-type="float">
            <text:p>0.1986189932</text:p>
          </table:table-cell>
          <table:table-cell office:value-type="float" office:value="-1.34858393669" calcext:value-type="float">
            <text:p>-1.3485839367</text:p>
          </table:table-cell>
          <table:table-cell office:value-type="float" office:value="1.36415994167" calcext:value-type="float">
            <text:p>1.3641599417</text:p>
          </table:table-cell>
        </table:table-row>
        <table:table-row table:style-name="ro1">
          <table:table-cell office:value-type="float" office:value="82.7" calcext:value-type="float">
            <text:p>82.7</text:p>
          </table:table-cell>
          <table:table-cell office:value-type="float" office:value="0.427" calcext:value-type="float">
            <text:p>0.427</text:p>
          </table:table-cell>
          <table:table-cell office:value-type="float" office:value="-1.743" calcext:value-type="float">
            <text:p>-1.743</text:p>
          </table:table-cell>
          <table:table-cell office:value-type="float" office:value="-0.270495177719" calcext:value-type="float">
            <text:p>-0.2704951777</text:p>
          </table:table-cell>
          <table:table-cell office:value-type="float" office:value="0.944983363152" calcext:value-type="float">
            <text:p>0.9449833632</text:p>
          </table:table-cell>
          <table:table-cell office:value-type="float" office:value="-1.34767723083" calcext:value-type="float">
            <text:p>-1.3476772308</text:p>
          </table:table-cell>
          <table:table-cell office:value-type="float" office:value="1.45723545551" calcext:value-type="float">
            <text:p>1.4572354555</text:p>
          </table:table-cell>
          <table:table-cell office:value-type="float" office:value="0.194983363152" calcext:value-type="float">
            <text:p>0.1949833632</text:p>
          </table:table-cell>
          <table:table-cell office:value-type="float" office:value="-1.34767723083" calcext:value-type="float">
            <text:p>-1.3476772308</text:p>
          </table:table-cell>
          <table:table-cell office:value-type="float" office:value="1.45723545551" calcext:value-type="float">
            <text:p>1.4572354555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0.424" calcext:value-type="float">
            <text:p>0.424</text:p>
          </table:table-cell>
          <table:table-cell office:value-type="float" office:value="-1.746" calcext:value-type="float">
            <text:p>-1.746</text:p>
          </table:table-cell>
          <table:table-cell office:value-type="float" office:value="-0.269050791959" calcext:value-type="float">
            <text:p>-0.269050792</text:p>
          </table:table-cell>
          <table:table-cell office:value-type="float" office:value="0.941462665796" calcext:value-type="float">
            <text:p>0.9414626658</text:p>
          </table:table-cell>
          <table:table-cell office:value-type="float" office:value="-1.34804689884" calcext:value-type="float">
            <text:p>-1.3480468988</text:p>
          </table:table-cell>
          <table:table-cell office:value-type="float" office:value="1.46119296551" calcext:value-type="float">
            <text:p>1.4611929655</text:p>
          </table:table-cell>
          <table:table-cell office:value-type="float" office:value="0.191462665796" calcext:value-type="float">
            <text:p>0.1914626658</text:p>
          </table:table-cell>
          <table:table-cell office:value-type="float" office:value="-1.34804689884" calcext:value-type="float">
            <text:p>-1.3480468988</text:p>
          </table:table-cell>
          <table:table-cell office:value-type="float" office:value="1.46119296551" calcext:value-type="float">
            <text:p>1.4611929655</text:p>
          </table:table-cell>
        </table:table-row>
        <table:table-row table:style-name="ro1">
          <table:table-cell office:value-type="float" office:value="82.9" calcext:value-type="float">
            <text:p>82.9</text:p>
          </table:table-cell>
          <table:table-cell office:value-type="float" office:value="0.42" calcext:value-type="float">
            <text:p>0.42</text:p>
          </table:table-cell>
          <table:table-cell office:value-type="float" office:value="-1.748" calcext:value-type="float">
            <text:p>-1.748</text:p>
          </table:table-cell>
          <table:table-cell office:value-type="float" office:value="-0.268087531605" calcext:value-type="float">
            <text:p>-0.2680875316</text:p>
          </table:table-cell>
          <table:table-cell office:value-type="float" office:value="0.937786087394" calcext:value-type="float">
            <text:p>0.9377860874</text:p>
          </table:table-cell>
          <table:table-cell office:value-type="float" office:value="-1.34897768497" calcext:value-type="float">
            <text:p>-1.348977685</text:p>
          </table:table-cell>
          <table:table-cell office:value-type="float" office:value="1.43387413025" calcext:value-type="float">
            <text:p>1.4338741303</text:p>
          </table:table-cell>
          <table:table-cell office:value-type="float" office:value="0.187786087394" calcext:value-type="float">
            <text:p>0.1877860874</text:p>
          </table:table-cell>
          <table:table-cell office:value-type="float" office:value="-1.34897768497" calcext:value-type="float">
            <text:p>-1.348977685</text:p>
          </table:table-cell>
          <table:table-cell office:value-type="float" office:value="1.43387413025" calcext:value-type="float">
            <text:p>1.43387413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16" calcext:value-type="float">
            <text:p>0.416</text:p>
          </table:table-cell>
          <table:table-cell office:value-type="float" office:value="-1.75" calcext:value-type="float">
            <text:p>-1.75</text:p>
          </table:table-cell>
          <table:table-cell office:value-type="float" office:value="-0.267124003163" calcext:value-type="float">
            <text:p>-0.2671240032</text:p>
          </table:table-cell>
          <table:table-cell office:value-type="float" office:value="0.933828771114" calcext:value-type="float">
            <text:p>0.9338287711</text:p>
          </table:table-cell>
          <table:table-cell office:value-type="float" office:value="-1.34849894047" calcext:value-type="float">
            <text:p>-1.3484989405</text:p>
          </table:table-cell>
          <table:table-cell office:value-type="float" office:value="1.4786593914" calcext:value-type="float">
            <text:p>1.4786593914</text:p>
          </table:table-cell>
          <table:table-cell office:value-type="float" office:value="0.183828771114" calcext:value-type="float">
            <text:p>0.1838287711</text:p>
          </table:table-cell>
          <table:table-cell office:value-type="float" office:value="-1.34849894047" calcext:value-type="float">
            <text:p>-1.3484989405</text:p>
          </table:table-cell>
          <table:table-cell office:value-type="float" office:value="1.4786593914" calcext:value-type="float">
            <text:p>1.4786593914</text:p>
          </table:table-cell>
        </table:table-row>
        <table:table-row table:style-name="ro1">
          <table:table-cell office:value-type="float" office:value="83.1" calcext:value-type="float">
            <text:p>83.1</text:p>
          </table:table-cell>
          <table:table-cell office:value-type="float" office:value="0.413" calcext:value-type="float">
            <text:p>0.413</text:p>
          </table:table-cell>
          <table:table-cell office:value-type="float" office:value="-1.752" calcext:value-type="float">
            <text:p>-1.752</text:p>
          </table:table-cell>
          <table:table-cell office:value-type="float" office:value="-0.266642138711" calcext:value-type="float">
            <text:p>-0.2666421387</text:p>
          </table:table-cell>
          <table:table-cell office:value-type="float" office:value="0.930004790425" calcext:value-type="float">
            <text:p>0.9300047904</text:p>
          </table:table-cell>
          <table:table-cell office:value-type="float" office:value="-1.34742438793" calcext:value-type="float">
            <text:p>-1.3474243879</text:p>
          </table:table-cell>
          <table:table-cell office:value-type="float" office:value="1.56418406963" calcext:value-type="float">
            <text:p>1.5641840696</text:p>
          </table:table-cell>
          <table:table-cell office:value-type="float" office:value="0.180004790425" calcext:value-type="float">
            <text:p>0.1800047904</text:p>
          </table:table-cell>
          <table:table-cell office:value-type="float" office:value="-1.34742438793" calcext:value-type="float">
            <text:p>-1.3474243879</text:p>
          </table:table-cell>
          <table:table-cell office:value-type="float" office:value="1.56418406963" calcext:value-type="float">
            <text:p>1.5641840696</text:p>
          </table:table-cell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0.409" calcext:value-type="float">
            <text:p>0.409</text:p>
          </table:table-cell>
          <table:table-cell office:value-type="float" office:value="-1.754" calcext:value-type="float">
            <text:p>-1.754</text:p>
          </table:table-cell>
          <table:table-cell office:value-type="float" office:value="-0.266642138711" calcext:value-type="float">
            <text:p>-0.2666421387</text:p>
          </table:table-cell>
          <table:table-cell office:value-type="float" office:value="0.926965534687" calcext:value-type="float">
            <text:p>0.9269655347</text:p>
          </table:table-cell>
          <table:table-cell office:value-type="float" office:value="-1.34571933746" calcext:value-type="float">
            <text:p>-1.3457193375</text:p>
          </table:table-cell>
          <table:table-cell office:value-type="float" office:value="1.67126476765" calcext:value-type="float">
            <text:p>1.6712647677</text:p>
          </table:table-cell>
          <table:table-cell office:value-type="float" office:value="0.176965534687" calcext:value-type="float">
            <text:p>0.1769655347</text:p>
          </table:table-cell>
          <table:table-cell office:value-type="float" office:value="-1.34571933746" calcext:value-type="float">
            <text:p>-1.3457193375</text:p>
          </table:table-cell>
          <table:table-cell office:value-type="float" office:value="1.67126476765" calcext:value-type="float">
            <text:p>1.6712647677</text:p>
          </table:table-cell>
        </table:table-row>
        <table:table-row table:style-name="ro1">
          <table:table-cell office:value-type="float" office:value="83.3" calcext:value-type="float">
            <text:p>83.3</text:p>
          </table:table-cell>
          <table:table-cell office:value-type="float" office:value="0.406" calcext:value-type="float">
            <text:p>0.406</text:p>
          </table:table-cell>
          <table:table-cell office:value-type="float" office:value="-1.756" calcext:value-type="float">
            <text:p>-1.756</text:p>
          </table:table-cell>
          <table:table-cell office:value-type="float" office:value="-0.266642138711" calcext:value-type="float">
            <text:p>-0.2666421387</text:p>
          </table:table-cell>
          <table:table-cell office:value-type="float" office:value="0.923710882664" calcext:value-type="float">
            <text:p>0.9237108827</text:p>
          </table:table-cell>
          <table:table-cell office:value-type="float" office:value="-1.34414553642" calcext:value-type="float">
            <text:p>-1.3441455364</text:p>
          </table:table-cell>
          <table:table-cell office:value-type="float" office:value="1.78792500496" calcext:value-type="float">
            <text:p>1.787925005</text:p>
          </table:table-cell>
          <table:table-cell office:value-type="float" office:value="0.173710882664" calcext:value-type="float">
            <text:p>0.1737108827</text:p>
          </table:table-cell>
          <table:table-cell office:value-type="float" office:value="-1.34414553642" calcext:value-type="float">
            <text:p>-1.3441455364</text:p>
          </table:table-cell>
          <table:table-cell office:value-type="float" office:value="1.78792500496" calcext:value-type="float">
            <text:p>1.787925005</text:p>
          </table:table-cell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0.403" calcext:value-type="float">
            <text:p>0.403</text:p>
          </table:table-cell>
          <table:table-cell office:value-type="float" office:value="-1.758" calcext:value-type="float">
            <text:p>-1.758</text:p>
          </table:table-cell>
          <table:table-cell office:value-type="float" office:value="-0.266160207598" calcext:value-type="float">
            <text:p>-0.2661602076</text:p>
          </table:table-cell>
          <table:table-cell office:value-type="float" office:value="0.920373350382" calcext:value-type="float">
            <text:p>0.9203733504</text:p>
          </table:table-cell>
          <table:table-cell office:value-type="float" office:value="-1.34333479404" calcext:value-type="float">
            <text:p>-1.343334794</text:p>
          </table:table-cell>
          <table:table-cell office:value-type="float" office:value="1.88760256767" calcext:value-type="float">
            <text:p>1.8876025677</text:p>
          </table:table-cell>
          <table:table-cell office:value-type="float" office:value="0.170373350382" calcext:value-type="float">
            <text:p>0.1703733504</text:p>
          </table:table-cell>
          <table:table-cell office:value-type="float" office:value="-1.34333479404" calcext:value-type="float">
            <text:p>-1.343334794</text:p>
          </table:table-cell>
          <table:table-cell office:value-type="float" office:value="1.88760256767" calcext:value-type="float">
            <text:p>1.8876025677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0.399" calcext:value-type="float">
            <text:p>0.399</text:p>
          </table:table-cell>
          <table:table-cell office:value-type="float" office:value="-1.76" calcext:value-type="float">
            <text:p>-1.76</text:p>
          </table:table-cell>
          <table:table-cell office:value-type="float" office:value="-0.265196145872" calcext:value-type="float">
            <text:p>-0.2651961459</text:p>
          </table:table-cell>
          <table:table-cell office:value-type="float" office:value="0.916659042239" calcext:value-type="float">
            <text:p>0.9166590422</text:p>
          </table:table-cell>
          <table:table-cell office:value-type="float" office:value="-1.34267926216" calcext:value-type="float">
            <text:p>-1.3426792622</text:p>
          </table:table-cell>
          <table:table-cell office:value-type="float" office:value="1.97731351852" calcext:value-type="float">
            <text:p>1.9773135185</text:p>
          </table:table-cell>
          <table:table-cell office:value-type="float" office:value="0.166659042239" calcext:value-type="float">
            <text:p>0.1666590422</text:p>
          </table:table-cell>
          <table:table-cell office:value-type="float" office:value="-1.34267926216" calcext:value-type="float">
            <text:p>-1.3426792622</text:p>
          </table:table-cell>
          <table:table-cell office:value-type="float" office:value="1.97731351852" calcext:value-type="float">
            <text:p>1.9773135185</text:p>
          </table:table-cell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0.396" calcext:value-type="float">
            <text:p>0.396</text:p>
          </table:table-cell>
          <table:table-cell office:value-type="float" office:value="-1.762" calcext:value-type="float">
            <text:p>-1.762</text:p>
          </table:table-cell>
          <table:table-cell office:value-type="float" office:value="-0.2647140155" calcext:value-type="float">
            <text:p>-0.2647140155</text:p>
          </table:table-cell>
          <table:table-cell office:value-type="float" office:value="0.913235023618" calcext:value-type="float">
            <text:p>0.9132350236</text:p>
          </table:table-cell>
          <table:table-cell office:value-type="float" office:value="-1.34145236015" calcext:value-type="float">
            <text:p>-1.3414523602</text:p>
          </table:table-cell>
          <table:table-cell office:value-type="float" office:value="2.07198309898" calcext:value-type="float">
            <text:p>2.071983099</text:p>
          </table:table-cell>
          <table:table-cell office:value-type="float" office:value="0.163235023618" calcext:value-type="float">
            <text:p>0.1632350236</text:p>
          </table:table-cell>
          <table:table-cell office:value-type="float" office:value="-1.34145236015" calcext:value-type="float">
            <text:p>-1.3414523602</text:p>
          </table:table-cell>
          <table:table-cell office:value-type="float" office:value="2.07198309898" calcext:value-type="float">
            <text:p>2.071983099</text:p>
          </table:table-cell>
        </table:table-row>
        <table:table-row table:style-name="ro1">
          <table:table-cell office:value-type="float" office:value="83.7" calcext:value-type="float">
            <text:p>83.7</text:p>
          </table:table-cell>
          <table:table-cell office:value-type="float" office:value="0.393" calcext:value-type="float">
            <text:p>0.393</text:p>
          </table:table-cell>
          <table:table-cell office:value-type="float" office:value="-1.764" calcext:value-type="float">
            <text:p>-1.764</text:p>
          </table:table-cell>
          <table:table-cell office:value-type="float" office:value="-0.2647140155" calcext:value-type="float">
            <text:p>-0.2647140155</text:p>
          </table:table-cell>
          <table:table-cell office:value-type="float" office:value="0.909804850817" calcext:value-type="float">
            <text:p>0.9098048508</text:p>
          </table:table-cell>
          <table:table-cell office:value-type="float" office:value="-1.3405598402" calcext:value-type="float">
            <text:p>-1.3405598402</text:p>
          </table:table-cell>
          <table:table-cell office:value-type="float" office:value="2.15249371529" calcext:value-type="float">
            <text:p>2.1524937153</text:p>
          </table:table-cell>
          <table:table-cell office:value-type="float" office:value="0.159804850817" calcext:value-type="float">
            <text:p>0.1598048508</text:p>
          </table:table-cell>
          <table:table-cell office:value-type="float" office:value="-1.3405598402" calcext:value-type="float">
            <text:p>-1.3405598402</text:p>
          </table:table-cell>
          <table:table-cell office:value-type="float" office:value="2.15249371529" calcext:value-type="float">
            <text:p>2.1524937153</text:p>
          </table:table-cell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0.389" calcext:value-type="float">
            <text:p>0.389</text:p>
          </table:table-cell>
          <table:table-cell office:value-type="float" office:value="-1.766" calcext:value-type="float">
            <text:p>-1.766</text:p>
          </table:table-cell>
          <table:table-cell office:value-type="float" office:value="-0.26423181895" calcext:value-type="float">
            <text:p>-0.264231819</text:p>
          </table:table-cell>
          <table:table-cell office:value-type="float" office:value="0.905043795705" calcext:value-type="float">
            <text:p>0.9050437957</text:p>
          </table:table-cell>
          <table:table-cell office:value-type="float" office:value="-1.37575674057" calcext:value-type="float">
            <text:p>-1.3757567406</text:p>
          </table:table-cell>
          <table:table-cell office:value-type="float" office:value="2.02819538116" calcext:value-type="float">
            <text:p>2.0281953812</text:p>
          </table:table-cell>
          <table:table-cell office:value-type="float" office:value="0.155043795705" calcext:value-type="float">
            <text:p>0.1550437957</text:p>
          </table:table-cell>
          <table:table-cell office:value-type="float" office:value="-1.37575674057" calcext:value-type="float">
            <text:p>-1.3757567406</text:p>
          </table:table-cell>
          <table:table-cell office:value-type="float" office:value="2.02819538116" calcext:value-type="float">
            <text:p>2.0281953812</text:p>
          </table:table-cell>
        </table:table-row>
        <table:table-row table:style-name="ro1">
          <table:table-cell office:value-type="float" office:value="83.9" calcext:value-type="float">
            <text:p>83.9</text:p>
          </table:table-cell>
          <table:table-cell office:value-type="float" office:value="0.386" calcext:value-type="float">
            <text:p>0.386</text:p>
          </table:table-cell>
          <table:table-cell office:value-type="float" office:value="-1.768" calcext:value-type="float">
            <text:p>-1.768</text:p>
          </table:table-cell>
          <table:table-cell office:value-type="float" office:value="-0.263267227796" calcext:value-type="float">
            <text:p>-0.2632672278</text:p>
          </table:table-cell>
          <table:table-cell office:value-type="float" office:value="0.90161575377" calcext:value-type="float">
            <text:p>0.9016157538</text:p>
          </table:table-cell>
          <table:table-cell office:value-type="float" office:value="-1.37498319149" calcext:value-type="float">
            <text:p>-1.3749831915</text:p>
          </table:table-cell>
          <table:table-cell office:value-type="float" office:value="2.12351918221" calcext:value-type="float">
            <text:p>2.1235191822</text:p>
          </table:table-cell>
          <table:table-cell office:value-type="float" office:value="0.15161575377" calcext:value-type="float">
            <text:p>0.1516157538</text:p>
          </table:table-cell>
          <table:table-cell office:value-type="float" office:value="-1.37498319149" calcext:value-type="float">
            <text:p>-1.3749831915</text:p>
          </table:table-cell>
          <table:table-cell office:value-type="float" office:value="2.12351918221" calcext:value-type="float">
            <text:p>2.12351918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2" calcext:value-type="float">
            <text:p>0.382</text:p>
          </table:table-cell>
          <table:table-cell office:value-type="float" office:value="-1.77" calcext:value-type="float">
            <text:p>-1.77</text:p>
          </table:table-cell>
          <table:table-cell office:value-type="float" office:value="-0.262784833434" calcext:value-type="float">
            <text:p>-0.2627848334</text:p>
          </table:table-cell>
          <table:table-cell office:value-type="float" office:value="0.898528054357" calcext:value-type="float">
            <text:p>0.8985280544</text:p>
          </table:table-cell>
          <table:table-cell office:value-type="float" office:value="-1.37445127964" calcext:value-type="float">
            <text:p>-1.3744512796</text:p>
          </table:table-cell>
          <table:table-cell office:value-type="float" office:value="2.20686602592" calcext:value-type="float">
            <text:p>2.2068660259</text:p>
          </table:table-cell>
          <table:table-cell office:value-type="float" office:value="0.148528054357" calcext:value-type="float">
            <text:p>0.1485280544</text:p>
          </table:table-cell>
          <table:table-cell office:value-type="float" office:value="-1.37445127964" calcext:value-type="float">
            <text:p>-1.3744512796</text:p>
          </table:table-cell>
          <table:table-cell office:value-type="float" office:value="2.20686602592" calcext:value-type="float">
            <text:p>2.2068660259</text:p>
          </table:table-cell>
        </table:table-row>
        <table:table-row table:style-name="ro1">
          <table:table-cell office:value-type="float" office:value="84.1" calcext:value-type="float">
            <text:p>84.1</text:p>
          </table:table-cell>
          <table:table-cell office:value-type="float" office:value="0.378" calcext:value-type="float">
            <text:p>0.378</text:p>
          </table:table-cell>
          <table:table-cell office:value-type="float" office:value="-1.773" calcext:value-type="float">
            <text:p>-1.773</text:p>
          </table:table-cell>
          <table:table-cell office:value-type="float" office:value="-0.261819847741" calcext:value-type="float">
            <text:p>-0.2618198477</text:p>
          </table:table-cell>
          <table:table-cell office:value-type="float" office:value="0.89548458159" calcext:value-type="float">
            <text:p>0.8954845816</text:p>
          </table:table-cell>
          <table:table-cell office:value-type="float" office:value="-1.37368202209" calcext:value-type="float">
            <text:p>-1.3736820221</text:p>
          </table:table-cell>
          <table:table-cell office:value-type="float" office:value="2.29275369644" calcext:value-type="float">
            <text:p>2.2927536964</text:p>
          </table:table-cell>
          <table:table-cell office:value-type="float" office:value="0.14548458159" calcext:value-type="float">
            <text:p>0.1454845816</text:p>
          </table:table-cell>
          <table:table-cell office:value-type="float" office:value="-1.37368202209" calcext:value-type="float">
            <text:p>-1.3736820221</text:p>
          </table:table-cell>
          <table:table-cell office:value-type="float" office:value="2.29275369644" calcext:value-type="float">
            <text:p>2.2927536964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0.376" calcext:value-type="float">
            <text:p>0.376</text:p>
          </table:table-cell>
          <table:table-cell office:value-type="float" office:value="-1.774" calcext:value-type="float">
            <text:p>-1.774</text:p>
          </table:table-cell>
          <table:table-cell office:value-type="float" office:value="-0.261337256652" calcext:value-type="float">
            <text:p>-0.2613372567</text:p>
          </table:table-cell>
          <table:table-cell office:value-type="float" office:value="0.892031118274" calcext:value-type="float">
            <text:p>0.8920311183</text:p>
          </table:table-cell>
          <table:table-cell office:value-type="float" office:value="-1.37306237221" calcext:value-type="float">
            <text:p>-1.3730623722</text:p>
          </table:table-cell>
          <table:table-cell office:value-type="float" office:value="2.36465930939" calcext:value-type="float">
            <text:p>2.3646593094</text:p>
          </table:table-cell>
          <table:table-cell office:value-type="float" office:value="0.142031118274" calcext:value-type="float">
            <text:p>0.1420311183</text:p>
          </table:table-cell>
          <table:table-cell office:value-type="float" office:value="-1.37306237221" calcext:value-type="float">
            <text:p>-1.3730623722</text:p>
          </table:table-cell>
          <table:table-cell office:value-type="float" office:value="2.36465930939" calcext:value-type="float">
            <text:p>2.3646593094</text:p>
          </table:table-cell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0.372" calcext:value-type="float">
            <text:p>0.372</text:p>
          </table:table-cell>
          <table:table-cell office:value-type="float" office:value="-1.776" calcext:value-type="float">
            <text:p>-1.776</text:p>
          </table:table-cell>
          <table:table-cell office:value-type="float" office:value="-0.260854600228" calcext:value-type="float">
            <text:p>-0.2608546002</text:p>
          </table:table-cell>
          <table:table-cell office:value-type="float" office:value="0.888325855136" calcext:value-type="float">
            <text:p>0.8883258551</text:p>
          </table:table-cell>
          <table:table-cell office:value-type="float" office:value="-1.37253463268" calcext:value-type="float">
            <text:p>-1.3725346327</text:p>
          </table:table-cell>
          <table:table-cell office:value-type="float" office:value="2.43232989311" calcext:value-type="float">
            <text:p>2.4323298931</text:p>
          </table:table-cell>
          <table:table-cell office:value-type="float" office:value="0.138325855136" calcext:value-type="float">
            <text:p>0.1383258551</text:p>
          </table:table-cell>
          <table:table-cell office:value-type="float" office:value="-1.37253463268" calcext:value-type="float">
            <text:p>-1.3725346327</text:p>
          </table:table-cell>
          <table:table-cell office:value-type="float" office:value="2.43232989311" calcext:value-type="float">
            <text:p>2.4323298931</text:p>
          </table:table-cell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0.369" calcext:value-type="float">
            <text:p>0.369</text:p>
          </table:table-cell>
          <table:table-cell office:value-type="float" office:value="-1.778" calcext:value-type="float">
            <text:p>-1.778</text:p>
          </table:table-cell>
          <table:table-cell office:value-type="float" office:value="-0.259889091861" calcext:value-type="float">
            <text:p>-0.2598890919</text:p>
          </table:table-cell>
          <table:table-cell office:value-type="float" office:value="0.884614929557" calcext:value-type="float">
            <text:p>0.8846149296</text:p>
          </table:table-cell>
          <table:table-cell office:value-type="float" office:value="-1.37192261219" calcext:value-type="float">
            <text:p>-1.3719226122</text:p>
          </table:table-cell>
          <table:table-cell office:value-type="float" office:value="2.49397420883" calcext:value-type="float">
            <text:p>2.4939742088</text:p>
          </table:table-cell>
          <table:table-cell office:value-type="float" office:value="0.134614929557" calcext:value-type="float">
            <text:p>0.1346149296</text:p>
          </table:table-cell>
          <table:table-cell office:value-type="float" office:value="-1.37192261219" calcext:value-type="float">
            <text:p>-1.3719226122</text:p>
          </table:table-cell>
          <table:table-cell office:value-type="float" office:value="2.49397420883" calcext:value-type="float">
            <text:p>2.4939742088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0.365" calcext:value-type="float">
            <text:p>0.365</text:p>
          </table:table-cell>
          <table:table-cell office:value-type="float" office:value="-1.78" calcext:value-type="float">
            <text:p>-1.78</text:p>
          </table:table-cell>
          <table:table-cell office:value-type="float" office:value="-0.258923323605" calcext:value-type="float">
            <text:p>-0.2589233236</text:p>
          </table:table-cell>
          <table:table-cell office:value-type="float" office:value="0.880633682013" calcext:value-type="float">
            <text:p>0.880633682</text:p>
          </table:table-cell>
          <table:table-cell office:value-type="float" office:value="-1.37139320374" calcext:value-type="float">
            <text:p>-1.3713932037</text:p>
          </table:table-cell>
          <table:table-cell office:value-type="float" office:value="2.57527327538" calcext:value-type="float">
            <text:p>2.5752732754</text:p>
          </table:table-cell>
          <table:table-cell office:value-type="float" office:value="0.130633682013" calcext:value-type="float">
            <text:p>0.130633682</text:p>
          </table:table-cell>
          <table:table-cell office:value-type="float" office:value="-1.37139320374" calcext:value-type="float">
            <text:p>-1.3713932037</text:p>
          </table:table-cell>
          <table:table-cell office:value-type="float" office:value="2.57527327538" calcext:value-type="float">
            <text:p>2.5752732754</text:p>
          </table:table-cell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0.361" calcext:value-type="float">
            <text:p>0.361</text:p>
          </table:table-cell>
          <table:table-cell office:value-type="float" office:value="-1.783" calcext:value-type="float">
            <text:p>-1.783</text:p>
          </table:table-cell>
          <table:table-cell office:value-type="float" office:value="-0.257957296425" calcext:value-type="float">
            <text:p>-0.2579572964</text:p>
          </table:table-cell>
          <table:table-cell office:value-type="float" office:value="0.876701042056" calcext:value-type="float">
            <text:p>0.8767010421</text:p>
          </table:table-cell>
          <table:table-cell office:value-type="float" office:value="-1.37072098255" calcext:value-type="float">
            <text:p>-1.3707209826</text:p>
          </table:table-cell>
          <table:table-cell office:value-type="float" office:value="2.6396818161" calcext:value-type="float">
            <text:p>2.6396818161</text:p>
          </table:table-cell>
          <table:table-cell office:value-type="float" office:value="0.126701042056" calcext:value-type="float">
            <text:p>0.1267010421</text:p>
          </table:table-cell>
          <table:table-cell office:value-type="float" office:value="-1.37072098255" calcext:value-type="float">
            <text:p>-1.3707209826</text:p>
          </table:table-cell>
          <table:table-cell office:value-type="float" office:value="2.6396818161" calcext:value-type="float">
            <text:p>2.6396818161</text:p>
          </table:table-cell>
        </table:table-row>
        <table:table-row table:style-name="ro1">
          <table:table-cell office:value-type="float" office:value="84.7" calcext:value-type="float">
            <text:p>84.7</text:p>
          </table:table-cell>
          <table:table-cell office:value-type="float" office:value="0.357" calcext:value-type="float">
            <text:p>0.357</text:p>
          </table:table-cell>
          <table:table-cell office:value-type="float" office:value="-1.785" calcext:value-type="float">
            <text:p>-1.785</text:p>
          </table:table-cell>
          <table:table-cell office:value-type="float" office:value="-0.257474186041" calcext:value-type="float">
            <text:p>-0.257474186</text:p>
          </table:table-cell>
          <table:table-cell office:value-type="float" office:value="0.872424513102" calcext:value-type="float">
            <text:p>0.8724245131</text:p>
          </table:table-cell>
          <table:table-cell office:value-type="float" office:value="-1.36984491348" calcext:value-type="float">
            <text:p>-1.3698449135</text:p>
          </table:table-cell>
          <table:table-cell office:value-type="float" office:value="2.71720147133" calcext:value-type="float">
            <text:p>2.7172014713</text:p>
          </table:table-cell>
          <table:table-cell office:value-type="float" office:value="0.122424513102" calcext:value-type="float">
            <text:p>0.1224245131</text:p>
          </table:table-cell>
          <table:table-cell office:value-type="float" office:value="-1.36984491348" calcext:value-type="float">
            <text:p>-1.3698449135</text:p>
          </table:table-cell>
          <table:table-cell office:value-type="float" office:value="2.71720147133" calcext:value-type="float">
            <text:p>2.7172014713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0.353" calcext:value-type="float">
            <text:p>0.353</text:p>
          </table:table-cell>
          <table:table-cell office:value-type="float" office:value="-1.787" calcext:value-type="float">
            <text:p>-1.787</text:p>
          </table:table-cell>
          <table:table-cell office:value-type="float" office:value="-0.256507772288" calcext:value-type="float">
            <text:p>-0.2565077723</text:p>
          </table:table-cell>
          <table:table-cell office:value-type="float" office:value="0.868207603693" calcext:value-type="float">
            <text:p>0.8682076037</text:p>
          </table:table-cell>
          <table:table-cell office:value-type="float" office:value="-1.36917471886" calcext:value-type="float">
            <text:p>-1.3691747189</text:p>
          </table:table-cell>
          <table:table-cell office:value-type="float" office:value="2.78340673447" calcext:value-type="float">
            <text:p>2.7834067345</text:p>
          </table:table-cell>
          <table:table-cell office:value-type="float" office:value="0.118207603693" calcext:value-type="float">
            <text:p>0.1182076037</text:p>
          </table:table-cell>
          <table:table-cell office:value-type="float" office:value="-1.36917471886" calcext:value-type="float">
            <text:p>-1.3691747189</text:p>
          </table:table-cell>
          <table:table-cell office:value-type="float" office:value="2.78340673447" calcext:value-type="float">
            <text:p>2.7834067345</text:p>
          </table:table-cell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0.349" calcext:value-type="float">
            <text:p>0.349</text:p>
          </table:table-cell>
          <table:table-cell office:value-type="float" office:value="-1.79" calcext:value-type="float">
            <text:p>-1.79</text:p>
          </table:table-cell>
          <table:table-cell office:value-type="float" office:value="-0.25602446916" calcext:value-type="float">
            <text:p>-0.2560244692</text:p>
          </table:table-cell>
          <table:table-cell office:value-type="float" office:value="0.864164575934" calcext:value-type="float">
            <text:p>0.8641645759</text:p>
          </table:table-cell>
          <table:table-cell office:value-type="float" office:value="-1.36861491203" calcext:value-type="float">
            <text:p>-1.368614912</text:p>
          </table:table-cell>
          <table:table-cell office:value-type="float" office:value="2.85183882713" calcext:value-type="float">
            <text:p>2.8518388271</text:p>
          </table:table-cell>
          <table:table-cell office:value-type="float" office:value="0.114164575934" calcext:value-type="float">
            <text:p>0.1141645759</text:p>
          </table:table-cell>
          <table:table-cell office:value-type="float" office:value="-1.36861491203" calcext:value-type="float">
            <text:p>-1.368614912</text:p>
          </table:table-cell>
          <table:table-cell office:value-type="float" office:value="2.85183882713" calcext:value-type="float">
            <text:p>2.85183882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45" calcext:value-type="float">
            <text:p>0.345</text:p>
          </table:table-cell>
          <table:table-cell office:value-type="float" office:value="-1.792" calcext:value-type="float">
            <text:p>-1.792</text:p>
          </table:table-cell>
          <table:table-cell office:value-type="float" office:value="-0.255057671008" calcext:value-type="float">
            <text:p>-0.255057671</text:p>
          </table:table-cell>
          <table:table-cell office:value-type="float" office:value="0.859695658088" calcext:value-type="float">
            <text:p>0.8596956581</text:p>
          </table:table-cell>
          <table:table-cell office:value-type="float" office:value="-1.36783313751" calcext:value-type="float">
            <text:p>-1.3678331375</text:p>
          </table:table-cell>
          <table:table-cell office:value-type="float" office:value="2.93409991264" calcext:value-type="float">
            <text:p>2.9340999126</text:p>
          </table:table-cell>
          <table:table-cell office:value-type="float" office:value="0.109695658088" calcext:value-type="float">
            <text:p>0.1096956581</text:p>
          </table:table-cell>
          <table:table-cell office:value-type="float" office:value="-1.36783313751" calcext:value-type="float">
            <text:p>-1.3678331375</text:p>
          </table:table-cell>
          <table:table-cell office:value-type="float" office:value="2.93409991264" calcext:value-type="float">
            <text:p>2.9340999126</text:p>
          </table:table-cell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0.341" calcext:value-type="float">
            <text:p>0.341</text:p>
          </table:table-cell>
          <table:table-cell office:value-type="float" office:value="-1.794" calcext:value-type="float">
            <text:p>-1.794</text:p>
          </table:table-cell>
          <table:table-cell office:value-type="float" office:value="-0.254574176225" calcext:value-type="float">
            <text:p>-0.2545741762</text:p>
          </table:table-cell>
          <table:table-cell office:value-type="float" office:value="0.855406939983" calcext:value-type="float">
            <text:p>0.85540694</text:p>
          </table:table-cell>
          <table:table-cell office:value-type="float" office:value="-1.36744379997" calcext:value-type="float">
            <text:p>-1.3674438</text:p>
          </table:table-cell>
          <table:table-cell office:value-type="float" office:value="3.01108956337" calcext:value-type="float">
            <text:p>3.0110895634</text:p>
          </table:table-cell>
          <table:table-cell office:value-type="float" office:value="0.105406939983" calcext:value-type="float">
            <text:p>0.10540694</text:p>
          </table:table-cell>
          <table:table-cell office:value-type="float" office:value="-1.36744379997" calcext:value-type="float">
            <text:p>-1.3674438</text:p>
          </table:table-cell>
          <table:table-cell office:value-type="float" office:value="3.01108956337" calcext:value-type="float">
            <text:p>3.0110895634</text:p>
          </table:table-cell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0.336" calcext:value-type="float">
            <text:p>0.336</text:p>
          </table:table-cell>
          <table:table-cell office:value-type="float" office:value="-1.797" calcext:value-type="float">
            <text:p>-1.797</text:p>
          </table:table-cell>
          <table:table-cell office:value-type="float" office:value="-0.254090617798" calcext:value-type="float">
            <text:p>-0.2540906178</text:p>
          </table:table-cell>
          <table:table-cell office:value-type="float" office:value="0.851063735783" calcext:value-type="float">
            <text:p>0.8510637358</text:p>
          </table:table-cell>
          <table:table-cell office:value-type="float" office:value="-1.36650657654" calcext:value-type="float">
            <text:p>-1.3665065765</text:p>
          </table:table-cell>
          <table:table-cell office:value-type="float" office:value="3.09219646454" calcext:value-type="float">
            <text:p>3.0921964645</text:p>
          </table:table-cell>
          <table:table-cell office:value-type="float" office:value="0.101063735783" calcext:value-type="float">
            <text:p>0.1010637358</text:p>
          </table:table-cell>
          <table:table-cell office:value-type="float" office:value="-1.36650657654" calcext:value-type="float">
            <text:p>-1.3665065765</text:p>
          </table:table-cell>
          <table:table-cell office:value-type="float" office:value="3.09219646454" calcext:value-type="float">
            <text:p>3.0921964645</text:p>
          </table:table-cell>
        </table:table-row>
        <table:table-row table:style-name="ro1">
          <table:table-cell office:value-type="float" office:value="85.3" calcext:value-type="float">
            <text:p>85.3</text:p>
          </table:table-cell>
          <table:table-cell office:value-type="float" office:value="0.331" calcext:value-type="float">
            <text:p>0.331</text:p>
          </table:table-cell>
          <table:table-cell office:value-type="float" office:value="-1.8" calcext:value-type="float">
            <text:p>-1.8</text:p>
          </table:table-cell>
          <table:table-cell office:value-type="float" office:value="-0.253606995849" calcext:value-type="float">
            <text:p>-0.2536069958</text:p>
          </table:table-cell>
          <table:table-cell office:value-type="float" office:value="0.846520148218" calcext:value-type="float">
            <text:p>0.8465201482</text:p>
          </table:table-cell>
          <table:table-cell office:value-type="float" office:value="-1.36581099033" calcext:value-type="float">
            <text:p>-1.3658109903</text:p>
          </table:table-cell>
          <table:table-cell office:value-type="float" office:value="3.16950678825" calcext:value-type="float">
            <text:p>3.1695067883</text:p>
          </table:table-cell>
          <table:table-cell office:value-type="float" office:value="0.0965201482177" calcext:value-type="float">
            <text:p>0.0965201482</text:p>
          </table:table-cell>
          <table:table-cell office:value-type="float" office:value="-1.36581099033" calcext:value-type="float">
            <text:p>-1.3658109903</text:p>
          </table:table-cell>
          <table:table-cell office:value-type="float" office:value="3.16950678825" calcext:value-type="float">
            <text:p>3.1695067883</text:p>
          </table:table-cell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0.327" calcext:value-type="float">
            <text:p>0.327</text:p>
          </table:table-cell>
          <table:table-cell office:value-type="float" office:value="-1.802" calcext:value-type="float">
            <text:p>-1.802</text:p>
          </table:table-cell>
          <table:table-cell office:value-type="float" office:value="-0.253123310498" calcext:value-type="float">
            <text:p>-0.2531233105</text:p>
          </table:table-cell>
          <table:table-cell office:value-type="float" office:value="0.841477014124" calcext:value-type="float">
            <text:p>0.8414770141</text:p>
          </table:table-cell>
          <table:table-cell office:value-type="float" office:value="-1.36551034451" calcext:value-type="float">
            <text:p>-1.3655103445</text:p>
          </table:table-cell>
          <table:table-cell office:value-type="float" office:value="3.23137712479" calcext:value-type="float">
            <text:p>3.2313771248</text:p>
          </table:table-cell>
          <table:table-cell office:value-type="float" office:value="0.0914770141244" calcext:value-type="float">
            <text:p>0.0914770141</text:p>
          </table:table-cell>
          <table:table-cell office:value-type="float" office:value="-1.36551034451" calcext:value-type="float">
            <text:p>-1.3655103445</text:p>
          </table:table-cell>
          <table:table-cell office:value-type="float" office:value="3.23137712479" calcext:value-type="float">
            <text:p>3.2313771248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0.323" calcext:value-type="float">
            <text:p>0.323</text:p>
          </table:table-cell>
          <table:table-cell office:value-type="float" office:value="-1.805" calcext:value-type="float">
            <text:p>-1.805</text:p>
          </table:table-cell>
          <table:table-cell office:value-type="float" office:value="-0.252155750074" calcext:value-type="float">
            <text:p>-0.2521557501</text:p>
          </table:table-cell>
          <table:table-cell office:value-type="float" office:value="0.836676187813" calcext:value-type="float">
            <text:p>0.8366761878</text:p>
          </table:table-cell>
          <table:table-cell office:value-type="float" office:value="-1.36474049091" calcext:value-type="float">
            <text:p>-1.3647404909</text:p>
          </table:table-cell>
          <table:table-cell office:value-type="float" office:value="3.31008410454" calcext:value-type="float">
            <text:p>3.3100841045</text:p>
          </table:table-cell>
          <table:table-cell office:value-type="float" office:value="0.0866761878133" calcext:value-type="float">
            <text:p>0.0866761878</text:p>
          </table:table-cell>
          <table:table-cell office:value-type="float" office:value="-1.36474049091" calcext:value-type="float">
            <text:p>-1.3647404909</text:p>
          </table:table-cell>
          <table:table-cell office:value-type="float" office:value="3.31008410454" calcext:value-type="float">
            <text:p>3.3100841045</text:p>
          </table:table-cell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0.318" calcext:value-type="float">
            <text:p>0.318</text:p>
          </table:table-cell>
          <table:table-cell office:value-type="float" office:value="-1.807" calcext:value-type="float">
            <text:p>-1.807</text:p>
          </table:table-cell>
          <table:table-cell office:value-type="float" office:value="-0.251187937494" calcext:value-type="float">
            <text:p>-0.2511879375</text:p>
          </table:table-cell>
          <table:table-cell office:value-type="float" office:value="0.831484101713" calcext:value-type="float">
            <text:p>0.8314841017</text:p>
          </table:table-cell>
          <table:table-cell office:value-type="float" office:value="-1.36446237564" calcext:value-type="float">
            <text:p>-1.3644623756</text:p>
          </table:table-cell>
          <table:table-cell office:value-type="float" office:value="3.39959764481" calcext:value-type="float">
            <text:p>3.3995976448</text:p>
          </table:table-cell>
          <table:table-cell office:value-type="float" office:value="0.0814841017127" calcext:value-type="float">
            <text:p>0.0814841017</text:p>
          </table:table-cell>
          <table:table-cell office:value-type="float" office:value="-1.36446237564" calcext:value-type="float">
            <text:p>-1.3644623756</text:p>
          </table:table-cell>
          <table:table-cell office:value-type="float" office:value="3.39959764481" calcext:value-type="float">
            <text:p>3.3995976448</text:p>
          </table:table-cell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0.313" calcext:value-type="float">
            <text:p>0.313</text:p>
          </table:table-cell>
          <table:table-cell office:value-type="float" office:value="-1.81" calcext:value-type="float">
            <text:p>-1.81</text:p>
          </table:table-cell>
          <table:table-cell office:value-type="float" office:value="-0.250703936948" calcext:value-type="float">
            <text:p>-0.2507039369</text:p>
          </table:table-cell>
          <table:table-cell office:value-type="float" office:value="0.826701425016" calcext:value-type="float">
            <text:p>0.826701425</text:p>
          </table:table-cell>
          <table:table-cell office:value-type="float" office:value="-1.36398863792" calcext:value-type="float">
            <text:p>-1.3639886379</text:p>
          </table:table-cell>
          <table:table-cell office:value-type="float" office:value="3.48667407036" calcext:value-type="float">
            <text:p>3.4866740704</text:p>
          </table:table-cell>
          <table:table-cell office:value-type="float" office:value="0.0767014250159" calcext:value-type="float">
            <text:p>0.076701425</text:p>
          </table:table-cell>
          <table:table-cell office:value-type="float" office:value="-1.36398863792" calcext:value-type="float">
            <text:p>-1.3639886379</text:p>
          </table:table-cell>
          <table:table-cell office:value-type="float" office:value="3.48667407036" calcext:value-type="float">
            <text:p>3.4866740704</text:p>
          </table:table-cell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0.308" calcext:value-type="float">
            <text:p>0.308</text:p>
          </table:table-cell>
          <table:table-cell office:value-type="float" office:value="-1.813" calcext:value-type="float">
            <text:p>-1.813</text:p>
          </table:table-cell>
          <table:table-cell office:value-type="float" office:value="-0.24973574795" calcext:value-type="float">
            <text:p>-0.249735748</text:p>
          </table:table-cell>
          <table:table-cell office:value-type="float" office:value="0.822157599032" calcext:value-type="float">
            <text:p>0.822157599</text:p>
          </table:table-cell>
          <table:table-cell office:value-type="float" office:value="-1.36346209049" calcext:value-type="float">
            <text:p>-1.3634620905</text:p>
          </table:table-cell>
          <table:table-cell office:value-type="float" office:value="3.56164717674" calcext:value-type="float">
            <text:p>3.5616471767</text:p>
          </table:table-cell>
          <table:table-cell office:value-type="float" office:value="0.0721575990319" calcext:value-type="float">
            <text:p>0.072157599</text:p>
          </table:table-cell>
          <table:table-cell office:value-type="float" office:value="-1.36346209049" calcext:value-type="float">
            <text:p>-1.3634620905</text:p>
          </table:table-cell>
          <table:table-cell office:value-type="float" office:value="3.56164717674" calcext:value-type="float">
            <text:p>3.5616471767</text:p>
          </table:table-cell>
        </table:table-row>
        <table:table-row table:style-name="ro1">
          <table:table-cell office:value-type="float" office:value="85.9" calcext:value-type="float">
            <text:p>85.9</text:p>
          </table:table-cell>
          <table:table-cell office:value-type="float" office:value="0.302" calcext:value-type="float">
            <text:p>0.302</text:p>
          </table:table-cell>
          <table:table-cell office:value-type="float" office:value="-1.816" calcext:value-type="float">
            <text:p>-1.816</text:p>
          </table:table-cell>
          <table:table-cell office:value-type="float" office:value="-0.24973574795" calcext:value-type="float">
            <text:p>-0.249735748</text:p>
          </table:table-cell>
          <table:table-cell office:value-type="float" office:value="0.818091027439" calcext:value-type="float">
            <text:p>0.8180910274</text:p>
          </table:table-cell>
          <table:table-cell office:value-type="float" office:value="-1.36354875565" calcext:value-type="float">
            <text:p>-1.3635487557</text:p>
          </table:table-cell>
          <table:table-cell office:value-type="float" office:value="3.59133553505" calcext:value-type="float">
            <text:p>3.5913355351</text:p>
          </table:table-cell>
          <table:table-cell office:value-type="float" office:value="0.0680910274386" calcext:value-type="float">
            <text:p>0.0680910274</text:p>
          </table:table-cell>
          <table:table-cell office:value-type="float" office:value="-1.36354875565" calcext:value-type="float">
            <text:p>-1.3635487557</text:p>
          </table:table-cell>
          <table:table-cell office:value-type="float" office:value="3.59133553505" calcext:value-type="float">
            <text:p>3.59133553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97" calcext:value-type="float">
            <text:p>0.297</text:p>
          </table:table-cell>
          <table:table-cell office:value-type="float" office:value="-1.819" calcext:value-type="float">
            <text:p>-1.819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816043563187" calcext:value-type="float">
            <text:p>0.8160435632</text:p>
          </table:table-cell>
          <table:table-cell office:value-type="float" office:value="-1.36402463913" calcext:value-type="float">
            <text:p>-1.3640246391</text:p>
          </table:table-cell>
          <table:table-cell office:value-type="float" office:value="3.57978415489" calcext:value-type="float">
            <text:p>3.5797841549</text:p>
          </table:table-cell>
          <table:table-cell office:value-type="float" office:value="0.0660435631871" calcext:value-type="float">
            <text:p>0.0660435632</text:p>
          </table:table-cell>
          <table:table-cell office:value-type="float" office:value="-1.36402463913" calcext:value-type="float">
            <text:p>-1.3640246391</text:p>
          </table:table-cell>
          <table:table-cell office:value-type="float" office:value="3.57978415489" calcext:value-type="float">
            <text:p>3.5797841549</text:p>
          </table:table-cell>
        </table:table-row>
        <table:table-row table:style-name="ro1">
          <table:table-cell office:value-type="float" office:value="86.1" calcext:value-type="float">
            <text:p>86.1</text:p>
          </table:table-cell>
          <table:table-cell office:value-type="float" office:value="0.293" calcext:value-type="float">
            <text:p>0.293</text:p>
          </table:table-cell>
          <table:table-cell office:value-type="float" office:value="-1.821" calcext:value-type="float">
            <text:p>-1.821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81709382683" calcext:value-type="float">
            <text:p>0.8170938268</text:p>
          </table:table-cell>
          <table:table-cell office:value-type="float" office:value="-1.36401283741" calcext:value-type="float">
            <text:p>-1.3640128374</text:p>
          </table:table-cell>
          <table:table-cell office:value-type="float" office:value="3.59269309044" calcext:value-type="float">
            <text:p>3.5926930904</text:p>
          </table:table-cell>
          <table:table-cell office:value-type="float" office:value="0.0670938268304" calcext:value-type="float">
            <text:p>0.0670938268</text:p>
          </table:table-cell>
          <table:table-cell office:value-type="float" office:value="-1.36401283741" calcext:value-type="float">
            <text:p>-1.3640128374</text:p>
          </table:table-cell>
          <table:table-cell office:value-type="float" office:value="3.59269309044" calcext:value-type="float">
            <text:p>3.5926930904</text:p>
          </table:table-cell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0.29" calcext:value-type="float">
            <text:p>0.2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81916821003" calcext:value-type="float">
            <text:p>0.81916821</text:p>
          </table:table-cell>
          <table:table-cell office:value-type="float" office:value="-1.36392343044" calcext:value-type="float">
            <text:p>-1.3639234304</text:p>
          </table:table-cell>
          <table:table-cell office:value-type="float" office:value="3.61323666573" calcext:value-type="float">
            <text:p>3.6132366657</text:p>
          </table:table-cell>
          <table:table-cell office:value-type="float" office:value="0.0691682100296" calcext:value-type="float">
            <text:p>0.06916821</text:p>
          </table:table-cell>
          <table:table-cell office:value-type="float" office:value="-1.36392343044" calcext:value-type="float">
            <text:p>-1.3639234304</text:p>
          </table:table-cell>
          <table:table-cell office:value-type="float" office:value="3.61323666573" calcext:value-type="float">
            <text:p>3.6132366657</text:p>
          </table:table-cell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81996909529" calcext:value-type="float">
            <text:p>0.8199690953</text:p>
          </table:table-cell>
          <table:table-cell office:value-type="float" office:value="-1.36407232285" calcext:value-type="float">
            <text:p>-1.3640723229</text:p>
          </table:table-cell>
          <table:table-cell office:value-type="float" office:value="3.59898281097" calcext:value-type="float">
            <text:p>3.598982811</text:p>
          </table:table-cell>
          <table:table-cell office:value-type="float" office:value="0.0699690952897" calcext:value-type="float">
            <text:p>0.0699690953</text:p>
          </table:table-cell>
          <table:table-cell office:value-type="float" office:value="-1.36407232285" calcext:value-type="float">
            <text:p>-1.3640723229</text:p>
          </table:table-cell>
          <table:table-cell office:value-type="float" office:value="3.59898281097" calcext:value-type="float">
            <text:p>3.598982811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819141156971" calcext:value-type="float">
            <text:p>0.819141157</text:p>
          </table:table-cell>
          <table:table-cell office:value-type="float" office:value="-1.36421442032" calcext:value-type="float">
            <text:p>-1.3642144203</text:p>
          </table:table-cell>
          <table:table-cell office:value-type="float" office:value="3.60506510735" calcext:value-type="float">
            <text:p>3.6050651074</text:p>
          </table:table-cell>
          <table:table-cell office:value-type="float" office:value="0.0691411569715" calcext:value-type="float">
            <text:p>0.069141157</text:p>
          </table:table-cell>
          <table:table-cell office:value-type="float" office:value="-1.36421442032" calcext:value-type="float">
            <text:p>-1.3642144203</text:p>
          </table:table-cell>
          <table:table-cell office:value-type="float" office:value="3.60506510735" calcext:value-type="float">
            <text:p>3.6050651074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817306496203" calcext:value-type="float">
            <text:p>0.8173064962</text:p>
          </table:table-cell>
          <table:table-cell office:value-type="float" office:value="-1.36424612999" calcext:value-type="float">
            <text:p>-1.36424613</text:p>
          </table:table-cell>
          <table:table-cell office:value-type="float" office:value="3.61763048172" calcext:value-type="float">
            <text:p>3.6176304817</text:p>
          </table:table-cell>
          <table:table-cell office:value-type="float" office:value="0.0673064962029" calcext:value-type="float">
            <text:p>0.0673064962</text:p>
          </table:table-cell>
          <table:table-cell office:value-type="float" office:value="-1.36424612999" calcext:value-type="float">
            <text:p>-1.36424613</text:p>
          </table:table-cell>
          <table:table-cell office:value-type="float" office:value="3.61763048172" calcext:value-type="float">
            <text:p>3.6176304817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816188901663" calcext:value-type="float">
            <text:p>0.8161889017</text:p>
          </table:table-cell>
          <table:table-cell office:value-type="float" office:value="-1.36428833008" calcext:value-type="float">
            <text:p>-1.3642883301</text:p>
          </table:table-cell>
          <table:table-cell office:value-type="float" office:value="3.61775255203" calcext:value-type="float">
            <text:p>3.617752552</text:p>
          </table:table-cell>
          <table:table-cell office:value-type="float" office:value="0.0661889016628" calcext:value-type="float">
            <text:p>0.0661889017</text:p>
          </table:table-cell>
          <table:table-cell office:value-type="float" office:value="-1.36428833008" calcext:value-type="float">
            <text:p>-1.3642883301</text:p>
          </table:table-cell>
          <table:table-cell office:value-type="float" office:value="3.61775255203" calcext:value-type="float">
            <text:p>3.617752552</text:p>
          </table:table-cell>
        </table:table-row>
        <table:table-row table:style-name="ro1">
          <table:table-cell office:value-type="float" office:value="86.7" calcext:value-type="float">
            <text:p>86.7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816575817764" calcext:value-type="float">
            <text:p>0.8165758178</text:p>
          </table:table-cell>
          <table:table-cell office:value-type="float" office:value="-1.36457812786" calcext:value-type="float">
            <text:p>-1.3645781279</text:p>
          </table:table-cell>
          <table:table-cell office:value-type="float" office:value="3.62912654877" calcext:value-type="float">
            <text:p>3.6291265488</text:p>
          </table:table-cell>
          <table:table-cell office:value-type="float" office:value="0.0665758177638" calcext:value-type="float">
            <text:p>0.0665758178</text:p>
          </table:table-cell>
          <table:table-cell office:value-type="float" office:value="-1.36457812786" calcext:value-type="float">
            <text:p>-1.3645781279</text:p>
          </table:table-cell>
          <table:table-cell office:value-type="float" office:value="3.62912654877" calcext:value-type="float">
            <text:p>3.6291265488</text:p>
          </table:table-cell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817493379116" calcext:value-type="float">
            <text:p>0.8174933791</text:p>
          </table:table-cell>
          <table:table-cell office:value-type="float" office:value="-1.36461293697" calcext:value-type="float">
            <text:p>-1.364612937</text:p>
          </table:table-cell>
          <table:table-cell office:value-type="float" office:value="3.64496874809" calcext:value-type="float">
            <text:p>3.6449687481</text:p>
          </table:table-cell>
          <table:table-cell office:value-type="float" office:value="0.0674933791161" calcext:value-type="float">
            <text:p>0.0674933791</text:p>
          </table:table-cell>
          <table:table-cell office:value-type="float" office:value="-1.36461293697" calcext:value-type="float">
            <text:p>-1.364612937</text:p>
          </table:table-cell>
          <table:table-cell office:value-type="float" office:value="3.64496874809" calcext:value-type="float">
            <text:p>3.6449687481</text:p>
          </table:table-cell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817633971572" calcext:value-type="float">
            <text:p>0.8176339716</text:p>
          </table:table-cell>
          <table:table-cell office:value-type="float" office:value="-1.3648673296" calcext:value-type="float">
            <text:p>-1.3648673296</text:p>
          </table:table-cell>
          <table:table-cell office:value-type="float" office:value="3.63394737244" calcext:value-type="float">
            <text:p>3.6339473724</text:p>
          </table:table-cell>
          <table:table-cell office:value-type="float" office:value="0.0676339715719" calcext:value-type="float">
            <text:p>0.0676339716</text:p>
          </table:table-cell>
          <table:table-cell office:value-type="float" office:value="-1.3648673296" calcext:value-type="float">
            <text:p>-1.3648673296</text:p>
          </table:table-cell>
          <table:table-cell office:value-type="float" office:value="3.63394737244" calcext:value-type="float">
            <text:p>3.63394737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816943660378" calcext:value-type="float">
            <text:p>0.8169436604</text:p>
          </table:table-cell>
          <table:table-cell office:value-type="float" office:value="-1.36490595341" calcext:value-type="float">
            <text:p>-1.3649059534</text:p>
          </table:table-cell>
          <table:table-cell office:value-type="float" office:value="3.63754558563" calcext:value-type="float">
            <text:p>3.6375455856</text:p>
          </table:table-cell>
          <table:table-cell office:value-type="float" office:value="0.0669436603785" calcext:value-type="float">
            <text:p>0.0669436604</text:p>
          </table:table-cell>
          <table:table-cell office:value-type="float" office:value="-1.36490595341" calcext:value-type="float">
            <text:p>-1.3649059534</text:p>
          </table:table-cell>
          <table:table-cell office:value-type="float" office:value="3.63754558563" calcext:value-type="float">
            <text:p>3.6375455856</text:p>
          </table:table-cell>
        </table:table-row>
        <table:table-row table:style-name="ro1">
          <table:table-cell office:value-type="float" office:value="87.1" calcext:value-type="float">
            <text:p>87.1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816308245063" calcext:value-type="float">
            <text:p>0.8163082451</text:p>
          </table:table-cell>
          <table:table-cell office:value-type="float" office:value="-1.36499392986" calcext:value-type="float">
            <text:p>-1.3649939299</text:p>
          </table:table-cell>
          <table:table-cell office:value-type="float" office:value="3.644105196" calcext:value-type="float">
            <text:p>3.644105196</text:p>
          </table:table-cell>
          <table:table-cell office:value-type="float" office:value="0.0663082450628" calcext:value-type="float">
            <text:p>0.0663082451</text:p>
          </table:table-cell>
          <table:table-cell office:value-type="float" office:value="-1.36499392986" calcext:value-type="float">
            <text:p>-1.3649939299</text:p>
          </table:table-cell>
          <table:table-cell office:value-type="float" office:value="3.644105196" calcext:value-type="float">
            <text:p>3.644105196</text:p>
          </table:table-cell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816394627094" calcext:value-type="float">
            <text:p>0.8163946271</text:p>
          </table:table-cell>
          <table:table-cell office:value-type="float" office:value="-1.3652561903" calcext:value-type="float">
            <text:p>-1.3652561903</text:p>
          </table:table-cell>
          <table:table-cell office:value-type="float" office:value="3.65135335922" calcext:value-type="float">
            <text:p>3.6513533592</text:p>
          </table:table-cell>
          <table:table-cell office:value-type="float" office:value="0.0663946270943" calcext:value-type="float">
            <text:p>0.0663946271</text:p>
          </table:table-cell>
          <table:table-cell office:value-type="float" office:value="-1.3652561903" calcext:value-type="float">
            <text:p>-1.3652561903</text:p>
          </table:table-cell>
          <table:table-cell office:value-type="float" office:value="3.65135335922" calcext:value-type="float">
            <text:p>3.6513533592</text:p>
          </table:table-cell>
        </table:table-row>
        <table:table-row table:style-name="ro1">
          <table:table-cell office:value-type="float" office:value="87.3" calcext:value-type="float">
            <text:p>87.3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8213461861" calcext:value-type="float">
            <text:p>0.7821346186</text:p>
          </table:table-cell>
          <table:table-cell office:value-type="float" office:value="-1.3481105566" calcext:value-type="float">
            <text:p>-1.3481105566</text:p>
          </table:table-cell>
          <table:table-cell office:value-type="float" office:value="3.5324485302" calcext:value-type="float">
            <text:p>3.5324485302</text:p>
          </table:table-cell>
          <table:table-cell office:value-type="float" office:value="0.0321346186101" calcext:value-type="float">
            <text:p>0.0321346186</text:p>
          </table:table-cell>
          <table:table-cell office:value-type="float" office:value="-1.3481105566" calcext:value-type="float">
            <text:p>-1.3481105566</text:p>
          </table:table-cell>
          <table:table-cell office:value-type="float" office:value="3.5324485302" calcext:value-type="float">
            <text:p>3.5324485302</text:p>
          </table:table-cell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8223490715" calcext:value-type="float">
            <text:p>0.7822349072</text:p>
          </table:table-cell>
          <table:table-cell office:value-type="float" office:value="-1.34817767143" calcext:value-type="float">
            <text:p>-1.3481776714</text:p>
          </table:table-cell>
          <table:table-cell office:value-type="float" office:value="3.53554916382" calcext:value-type="float">
            <text:p>3.5355491638</text:p>
          </table:table-cell>
          <table:table-cell office:value-type="float" office:value="0.0322349071503" calcext:value-type="float">
            <text:p>0.0322349072</text:p>
          </table:table-cell>
          <table:table-cell office:value-type="float" office:value="-1.34817767143" calcext:value-type="float">
            <text:p>-1.3481776714</text:p>
          </table:table-cell>
          <table:table-cell office:value-type="float" office:value="3.53554916382" calcext:value-type="float">
            <text:p>3.5355491638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81790055335" calcext:value-type="float">
            <text:p>0.7817900553</text:p>
          </table:table-cell>
          <table:table-cell office:value-type="float" office:value="-1.34845328331" calcext:value-type="float">
            <text:p>-1.3484532833</text:p>
          </table:table-cell>
          <table:table-cell office:value-type="float" office:value="3.53465747833" calcext:value-type="float">
            <text:p>3.5346574783</text:p>
          </table:table-cell>
          <table:table-cell office:value-type="float" office:value="0.0317900553346" calcext:value-type="float">
            <text:p>0.0317900553</text:p>
          </table:table-cell>
          <table:table-cell office:value-type="float" office:value="-1.34845328331" calcext:value-type="float">
            <text:p>-1.3484532833</text:p>
          </table:table-cell>
          <table:table-cell office:value-type="float" office:value="3.53465747833" calcext:value-type="float">
            <text:p>3.5346574783</text:p>
          </table:table-cell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81566977501" calcext:value-type="float">
            <text:p>0.7815669775</text:p>
          </table:table-cell>
          <table:table-cell office:value-type="float" office:value="-1.34847199917" calcext:value-type="float">
            <text:p>-1.3484719992</text:p>
          </table:table-cell>
          <table:table-cell office:value-type="float" office:value="3.54246687889" calcext:value-type="float">
            <text:p>3.5424668789</text:p>
          </table:table-cell>
          <table:table-cell office:value-type="float" office:value="0.0315669775009" calcext:value-type="float">
            <text:p>0.0315669775</text:p>
          </table:table-cell>
          <table:table-cell office:value-type="float" office:value="-1.34847199917" calcext:value-type="float">
            <text:p>-1.3484719992</text:p>
          </table:table-cell>
          <table:table-cell office:value-type="float" office:value="3.54246687889" calcext:value-type="float">
            <text:p>3.5424668789</text:p>
          </table:table-cell>
        </table:table-row>
        <table:table-row table:style-name="ro1">
          <table:table-cell office:value-type="float" office:value="87.7" calcext:value-type="float">
            <text:p>87.7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8141906485" calcext:value-type="float">
            <text:p>0.7814190649</text:p>
          </table:table-cell>
          <table:table-cell office:value-type="float" office:value="-1.34856498241" calcext:value-type="float">
            <text:p>-1.3485649824</text:p>
          </table:table-cell>
          <table:table-cell office:value-type="float" office:value="3.54475188255" calcext:value-type="float">
            <text:p>3.5447518826</text:p>
          </table:table-cell>
          <table:table-cell office:value-type="float" office:value="0.0314190648496" calcext:value-type="float">
            <text:p>0.0314190648</text:p>
          </table:table-cell>
          <table:table-cell office:value-type="float" office:value="-1.34856498241" calcext:value-type="float">
            <text:p>-1.3485649824</text:p>
          </table:table-cell>
          <table:table-cell office:value-type="float" office:value="3.54475188255" calcext:value-type="float">
            <text:p>3.5447518826</text:p>
          </table:table-cell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81537178904" calcext:value-type="float">
            <text:p>0.7815371789</text:p>
          </table:table-cell>
          <table:table-cell office:value-type="float" office:value="-1.34873533249" calcext:value-type="float">
            <text:p>-1.3487353325</text:p>
          </table:table-cell>
          <table:table-cell office:value-type="float" office:value="3.54733943939" calcext:value-type="float">
            <text:p>3.5473394394</text:p>
          </table:table-cell>
          <table:table-cell office:value-type="float" office:value="0.0315371789038" calcext:value-type="float">
            <text:p>0.0315371789</text:p>
          </table:table-cell>
          <table:table-cell office:value-type="float" office:value="-1.34873533249" calcext:value-type="float">
            <text:p>-1.3487353325</text:p>
          </table:table-cell>
          <table:table-cell office:value-type="float" office:value="3.54733943939" calcext:value-type="float">
            <text:p>3.5473394394</text:p>
          </table:table-cell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81513582915" calcext:value-type="float">
            <text:p>0.7815135829</text:p>
          </table:table-cell>
          <table:table-cell office:value-type="float" office:value="-1.34884345531" calcext:value-type="float">
            <text:p>-1.3488434553</text:p>
          </table:table-cell>
          <table:table-cell office:value-type="float" office:value="3.54967093468" calcext:value-type="float">
            <text:p>3.5496709347</text:p>
          </table:table-cell>
          <table:table-cell office:value-type="float" office:value="0.0315135829151" calcext:value-type="float">
            <text:p>0.0315135829</text:p>
          </table:table-cell>
          <table:table-cell office:value-type="float" office:value="-1.34884345531" calcext:value-type="float">
            <text:p>-1.3488434553</text:p>
          </table:table-cell>
          <table:table-cell office:value-type="float" office:value="3.54967093468" calcext:value-type="float">
            <text:p>3.54967093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81420852989" calcext:value-type="float">
            <text:p>0.781420853</text:p>
          </table:table-cell>
          <table:table-cell office:value-type="float" office:value="-1.34893667698" calcext:value-type="float">
            <text:p>-1.348936677</text:p>
          </table:table-cell>
          <table:table-cell office:value-type="float" office:value="3.55293655396" calcext:value-type="float">
            <text:p>3.552936554</text:p>
          </table:table-cell>
          <table:table-cell office:value-type="float" office:value="0.031420852989" calcext:value-type="float">
            <text:p>0.031420853</text:p>
          </table:table-cell>
          <table:table-cell office:value-type="float" office:value="-1.34893667698" calcext:value-type="float">
            <text:p>-1.348936677</text:p>
          </table:table-cell>
          <table:table-cell office:value-type="float" office:value="3.55293655396" calcext:value-type="float">
            <text:p>3.552936554</text:p>
          </table:table-cell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81263951212" calcext:value-type="float">
            <text:p>0.7812639512</text:p>
          </table:table-cell>
          <table:table-cell office:value-type="float" office:value="-1.34920191765" calcext:value-type="float">
            <text:p>-1.3492019177</text:p>
          </table:table-cell>
          <table:table-cell office:value-type="float" office:value="3.54979228973" calcext:value-type="float">
            <text:p>3.5497922897</text:p>
          </table:table-cell>
          <table:table-cell office:value-type="float" office:value="0.0312639512122" calcext:value-type="float">
            <text:p>0.0312639512</text:p>
          </table:table-cell>
          <table:table-cell office:value-type="float" office:value="-1.34920191765" calcext:value-type="float">
            <text:p>-1.3492019177</text:p>
          </table:table-cell>
          <table:table-cell office:value-type="float" office:value="3.54979228973" calcext:value-type="float">
            <text:p>3.5497922897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81394574791" calcext:value-type="float">
            <text:p>0.7813945748</text:p>
          </table:table-cell>
          <table:table-cell office:value-type="float" office:value="-1.34917593002" calcext:value-type="float">
            <text:p>-1.34917593</text:p>
          </table:table-cell>
          <table:table-cell office:value-type="float" office:value="3.5538880825" calcext:value-type="float">
            <text:p>3.5538880825</text:p>
          </table:table-cell>
          <table:table-cell office:value-type="float" office:value="0.0313945747912" calcext:value-type="float">
            <text:p>0.0313945748</text:p>
          </table:table-cell>
          <table:table-cell office:value-type="float" office:value="-1.34917593002" calcext:value-type="float">
            <text:p>-1.34917593</text:p>
          </table:table-cell>
          <table:table-cell office:value-type="float" office:value="3.5538880825" calcext:value-type="float">
            <text:p>3.5538880825</text:p>
          </table:table-cell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81366553158" calcext:value-type="float">
            <text:p>0.7813665532</text:p>
          </table:table-cell>
          <table:table-cell office:value-type="float" office:value="-1.34920823574" calcext:value-type="float">
            <text:p>-1.3492082357</text:p>
          </table:table-cell>
          <table:table-cell office:value-type="float" office:value="3.56291174889" calcext:value-type="float">
            <text:p>3.5629117489</text:p>
          </table:table-cell>
          <table:table-cell office:value-type="float" office:value="0.0313665531576" calcext:value-type="float">
            <text:p>0.0313665532</text:p>
          </table:table-cell>
          <table:table-cell office:value-type="float" office:value="-1.34920823574" calcext:value-type="float">
            <text:p>-1.3492082357</text:p>
          </table:table-cell>
          <table:table-cell office:value-type="float" office:value="3.56291174889" calcext:value-type="float">
            <text:p>3.5629117489</text:p>
          </table:table-cell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81339999288" calcext:value-type="float">
            <text:p>0.7813399993</text:p>
          </table:table-cell>
          <table:table-cell office:value-type="float" office:value="-1.34933888912" calcext:value-type="float">
            <text:p>-1.3493388891</text:p>
          </table:table-cell>
          <table:table-cell office:value-type="float" office:value="3.56831049919" calcext:value-type="float">
            <text:p>3.5683104992</text:p>
          </table:table-cell>
          <table:table-cell office:value-type="float" office:value="0.0313399992883" calcext:value-type="float">
            <text:p>0.0313399993</text:p>
          </table:table-cell>
          <table:table-cell office:value-type="float" office:value="-1.34933888912" calcext:value-type="float">
            <text:p>-1.3493388891</text:p>
          </table:table-cell>
          <table:table-cell office:value-type="float" office:value="3.56831049919" calcext:value-type="float">
            <text:p>3.5683104992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81452581286" calcext:value-type="float">
            <text:p>0.7814525813</text:p>
          </table:table-cell>
          <table:table-cell office:value-type="float" office:value="-1.34925675392" calcext:value-type="float">
            <text:p>-1.3492567539</text:p>
          </table:table-cell>
          <table:table-cell office:value-type="float" office:value="3.56961035728" calcext:value-type="float">
            <text:p>3.5696103573</text:p>
          </table:table-cell>
          <table:table-cell office:value-type="float" office:value="0.0314525812864" calcext:value-type="float">
            <text:p>0.0314525813</text:p>
          </table:table-cell>
          <table:table-cell office:value-type="float" office:value="-1.34925675392" calcext:value-type="float">
            <text:p>-1.3492567539</text:p>
          </table:table-cell>
          <table:table-cell office:value-type="float" office:value="3.56961035728" calcext:value-type="float">
            <text:p>3.5696103573</text:p>
          </table:table-cell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81329967082" calcext:value-type="float">
            <text:p>0.7813299671</text:p>
          </table:table-cell>
          <table:table-cell office:value-type="float" office:value="-1.34929144382" calcext:value-type="float">
            <text:p>-1.3492914438</text:p>
          </table:table-cell>
          <table:table-cell office:value-type="float" office:value="3.56931447983" calcext:value-type="float">
            <text:p>3.5693144798</text:p>
          </table:table-cell>
          <table:table-cell office:value-type="float" office:value="0.0313299670815" calcext:value-type="float">
            <text:p>0.0313299671</text:p>
          </table:table-cell>
          <table:table-cell office:value-type="float" office:value="-1.34929144382" calcext:value-type="float">
            <text:p>-1.3492914438</text:p>
          </table:table-cell>
          <table:table-cell office:value-type="float" office:value="3.56931447983" calcext:value-type="float">
            <text:p>3.5693144798</text:p>
          </table:table-cell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66895601526" calcext:value-type="float">
            <text:p>0.7668956015</text:p>
          </table:table-cell>
          <table:table-cell office:value-type="float" office:value="-1.34152090549" calcext:value-type="float">
            <text:p>-1.3415209055</text:p>
          </table:table-cell>
          <table:table-cell office:value-type="float" office:value="3.4738471508" calcext:value-type="float">
            <text:p>3.4738471508</text:p>
          </table:table-cell>
          <table:table-cell office:value-type="float" office:value="0.0168956015259" calcext:value-type="float">
            <text:p>0.0168956015</text:p>
          </table:table-cell>
          <table:table-cell office:value-type="float" office:value="-1.34152090549" calcext:value-type="float">
            <text:p>-1.3415209055</text:p>
          </table:table-cell>
          <table:table-cell office:value-type="float" office:value="3.4738471508" calcext:value-type="float">
            <text:p>3.4738471508</text:p>
          </table:table-cell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66853049397" calcext:value-type="float">
            <text:p>0.7668530494</text:p>
          </table:table-cell>
          <table:table-cell office:value-type="float" office:value="-1.34178733826" calcext:value-type="float">
            <text:p>-1.3417873383</text:p>
          </table:table-cell>
          <table:table-cell office:value-type="float" office:value="3.44995498657" calcext:value-type="float">
            <text:p>3.4499549866</text:p>
          </table:table-cell>
          <table:table-cell office:value-type="float" office:value="0.0168530493975" calcext:value-type="float">
            <text:p>0.0168530494</text:p>
          </table:table-cell>
          <table:table-cell office:value-type="float" office:value="-1.34178733826" calcext:value-type="float">
            <text:p>-1.3417873383</text:p>
          </table:table-cell>
          <table:table-cell office:value-type="float" office:value="3.44995498657" calcext:value-type="float">
            <text:p>3.4499549866</text:p>
          </table:table-cell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61242146604" calcext:value-type="float">
            <text:p>0.7612421466</text:p>
          </table:table-cell>
          <table:table-cell office:value-type="float" office:value="-1.3360196352" calcext:value-type="float">
            <text:p>-1.3360196352</text:p>
          </table:table-cell>
          <table:table-cell office:value-type="float" office:value="3.3766450882" calcext:value-type="float">
            <text:p>3.3766450882</text:p>
          </table:table-cell>
          <table:table-cell office:value-type="float" office:value="0.0112421466038" calcext:value-type="float">
            <text:p>0.0112421466</text:p>
          </table:table-cell>
          <table:table-cell office:value-type="float" office:value="-1.3360196352" calcext:value-type="float">
            <text:p>-1.3360196352</text:p>
          </table:table-cell>
          <table:table-cell office:value-type="float" office:value="3.3766450882" calcext:value-type="float">
            <text:p>3.376645088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61238121428" calcext:value-type="float">
            <text:p>0.7612381214</text:p>
          </table:table-cell>
          <table:table-cell office:value-type="float" office:value="-1.33575856686" calcext:value-type="float">
            <text:p>-1.3357585669</text:p>
          </table:table-cell>
          <table:table-cell office:value-type="float" office:value="3.39602899551" calcext:value-type="float">
            <text:p>3.3960289955</text:p>
          </table:table-cell>
          <table:table-cell office:value-type="float" office:value="0.0112381214276" calcext:value-type="float">
            <text:p>0.0112381214</text:p>
          </table:table-cell>
          <table:table-cell office:value-type="float" office:value="-1.33575856686" calcext:value-type="float">
            <text:p>-1.3357585669</text:p>
          </table:table-cell>
          <table:table-cell office:value-type="float" office:value="3.39602899551" calcext:value-type="float">
            <text:p>3.3960289955</text:p>
          </table:table-cell>
        </table:table-row>
        <table:table-row table:style-name="ro1">
          <table:table-cell office:value-type="float" office:value="89.1" calcext:value-type="float">
            <text:p>89.1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61444990523" calcext:value-type="float">
            <text:p>0.7614449905</text:p>
          </table:table-cell>
          <table:table-cell office:value-type="float" office:value="-1.33615338802" calcext:value-type="float">
            <text:p>-1.336153388</text:p>
          </table:table-cell>
          <table:table-cell office:value-type="float" office:value="3.36993432045" calcext:value-type="float">
            <text:p>3.3699343205</text:p>
          </table:table-cell>
          <table:table-cell office:value-type="float" office:value="0.0114449905232" calcext:value-type="float">
            <text:p>0.0114449905</text:p>
          </table:table-cell>
          <table:table-cell office:value-type="float" office:value="-1.33615338802" calcext:value-type="float">
            <text:p>-1.336153388</text:p>
          </table:table-cell>
          <table:table-cell office:value-type="float" office:value="3.36993432045" calcext:value-type="float">
            <text:p>3.3699343205</text:p>
          </table:table-cell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57387986407" calcext:value-type="float">
            <text:p>0.7573879864</text:p>
          </table:table-cell>
          <table:table-cell office:value-type="float" office:value="-1.33441030979" calcext:value-type="float">
            <text:p>-1.3344103098</text:p>
          </table:table-cell>
          <table:table-cell office:value-type="float" office:value="3.33054685593" calcext:value-type="float">
            <text:p>3.3305468559</text:p>
          </table:table-cell>
          <table:table-cell office:value-type="float" office:value="0.00738798640668" calcext:value-type="float">
            <text:p>0.0073879864</text:p>
          </table:table-cell>
          <table:table-cell office:value-type="float" office:value="-1.33441030979" calcext:value-type="float">
            <text:p>-1.3344103098</text:p>
          </table:table-cell>
          <table:table-cell office:value-type="float" office:value="3.33054685593" calcext:value-type="float">
            <text:p>3.3305468559</text:p>
          </table:table-cell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57786856499" calcext:value-type="float">
            <text:p>0.7577868565</text:p>
          </table:table-cell>
          <table:table-cell office:value-type="float" office:value="-1.33452641964" calcext:value-type="float">
            <text:p>-1.3345264196</text:p>
          </table:table-cell>
          <table:table-cell office:value-type="float" office:value="3.31854224205" calcext:value-type="float">
            <text:p>3.3185422421</text:p>
          </table:table-cell>
          <table:table-cell office:value-type="float" office:value="0.00778685649857" calcext:value-type="float">
            <text:p>0.0077868565</text:p>
          </table:table-cell>
          <table:table-cell office:value-type="float" office:value="-1.33452641964" calcext:value-type="float">
            <text:p>-1.3345264196</text:p>
          </table:table-cell>
          <table:table-cell office:value-type="float" office:value="3.31854224205" calcext:value-type="float">
            <text:p>3.3185422421</text:p>
          </table:table-cell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57400368806" calcext:value-type="float">
            <text:p>0.7574003688</text:p>
          </table:table-cell>
          <table:table-cell office:value-type="float" office:value="-1.33465242386" calcext:value-type="float">
            <text:p>-1.3346524239</text:p>
          </table:table-cell>
          <table:table-cell office:value-type="float" office:value="3.30684232712" calcext:value-type="float">
            <text:p>3.3068423271</text:p>
          </table:table-cell>
          <table:table-cell office:value-type="float" office:value="0.00740036880597" calcext:value-type="float">
            <text:p>0.0074003688</text:p>
          </table:table-cell>
          <table:table-cell office:value-type="float" office:value="-1.33465242386" calcext:value-type="float">
            <text:p>-1.3346524239</text:p>
          </table:table-cell>
          <table:table-cell office:value-type="float" office:value="3.30684232712" calcext:value-type="float">
            <text:p>3.3068423271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56645353045" calcext:value-type="float">
            <text:p>0.756645353</text:p>
          </table:table-cell>
          <table:table-cell office:value-type="float" office:value="-1.33450174332" calcext:value-type="float">
            <text:p>-1.3345017433</text:p>
          </table:table-cell>
          <table:table-cell office:value-type="float" office:value="3.32319331169" calcext:value-type="float">
            <text:p>3.3231933117</text:p>
          </table:table-cell>
          <table:table-cell office:value-type="float" office:value="0.00664535304531" calcext:value-type="float">
            <text:p>0.006645353</text:p>
          </table:table-cell>
          <table:table-cell office:value-type="float" office:value="-1.33450174332" calcext:value-type="float">
            <text:p>-1.3345017433</text:p>
          </table:table-cell>
          <table:table-cell office:value-type="float" office:value="3.32319331169" calcext:value-type="float">
            <text:p>3.3231933117</text:p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56202257238" calcext:value-type="float">
            <text:p>0.7562022572</text:p>
          </table:table-cell>
          <table:table-cell office:value-type="float" office:value="-1.33493161201" calcext:value-type="float">
            <text:p>-1.334931612</text:p>
          </table:table-cell>
          <table:table-cell office:value-type="float" office:value="3.29662466049" calcext:value-type="float">
            <text:p>3.2966246605</text:p>
          </table:table-cell>
          <table:table-cell office:value-type="float" office:value="0.00620225723833" calcext:value-type="float">
            <text:p>0.0062022572</text:p>
          </table:table-cell>
          <table:table-cell office:value-type="float" office:value="-1.33493161201" calcext:value-type="float">
            <text:p>-1.334931612</text:p>
          </table:table-cell>
          <table:table-cell office:value-type="float" office:value="3.29662466049" calcext:value-type="float">
            <text:p>3.2966246605</text:p>
          </table:table-cell>
        </table:table-row>
        <table:table-row table:style-name="ro1">
          <table:table-cell office:value-type="float" office:value="89.7" calcext:value-type="float">
            <text:p>89.7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53309795633" calcext:value-type="float">
            <text:p>0.7533097956</text:p>
          </table:table-cell>
          <table:table-cell office:value-type="float" office:value="-1.33348870277" calcext:value-type="float">
            <text:p>-1.3334887028</text:p>
          </table:table-cell>
          <table:table-cell office:value-type="float" office:value="3.24806475639" calcext:value-type="float">
            <text:p>3.2480647564</text:p>
          </table:table-cell>
          <table:table-cell office:value-type="float" office:value="0.00330979563296" calcext:value-type="float">
            <text:p>0.0033097956</text:p>
          </table:table-cell>
          <table:table-cell office:value-type="float" office:value="-1.33348870277" calcext:value-type="float">
            <text:p>-1.3334887028</text:p>
          </table:table-cell>
          <table:table-cell office:value-type="float" office:value="3.24806475639" calcext:value-type="float">
            <text:p>3.2480647564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53747746348" calcext:value-type="float">
            <text:p>0.7537477463</text:p>
          </table:table-cell>
          <table:table-cell office:value-type="float" office:value="-1.33348977566" calcext:value-type="float">
            <text:p>-1.3334897757</text:p>
          </table:table-cell>
          <table:table-cell office:value-type="float" office:value="3.24278235435" calcext:value-type="float">
            <text:p>3.2427823544</text:p>
          </table:table-cell>
          <table:table-cell office:value-type="float" office:value="0.00374774634838" calcext:value-type="float">
            <text:p>0.0037477463</text:p>
          </table:table-cell>
          <table:table-cell office:value-type="float" office:value="-1.33348977566" calcext:value-type="float">
            <text:p>-1.3334897757</text:p>
          </table:table-cell>
          <table:table-cell office:value-type="float" office:value="3.24278235435" calcext:value-type="float">
            <text:p>3.2427823544</text:p>
          </table:table-cell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54028916825" calcext:value-type="float">
            <text:p>0.7540289168</text:p>
          </table:table-cell>
          <table:table-cell office:value-type="float" office:value="-1.33370494843" calcext:value-type="float">
            <text:p>-1.3337049484</text:p>
          </table:table-cell>
          <table:table-cell office:value-type="float" office:value="3.22475457191" calcext:value-type="float">
            <text:p>3.2247545719</text:p>
          </table:table-cell>
          <table:table-cell office:value-type="float" office:value="0.00402891682461" calcext:value-type="float">
            <text:p>0.0040289168</text:p>
          </table:table-cell>
          <table:table-cell office:value-type="float" office:value="-1.33370494843" calcext:value-type="float">
            <text:p>-1.3337049484</text:p>
          </table:table-cell>
          <table:table-cell office:value-type="float" office:value="3.22475457191" calcext:value-type="float">
            <text:p>3.22475457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53610448912" calcext:value-type="float">
            <text:p>0.7536104489</text:p>
          </table:table-cell>
          <table:table-cell office:value-type="float" office:value="-1.33373451233" calcext:value-type="float">
            <text:p>-1.3337345123</text:p>
          </table:table-cell>
          <table:table-cell office:value-type="float" office:value="3.22644162178" calcext:value-type="float">
            <text:p>3.2264416218</text:p>
          </table:table-cell>
          <table:table-cell office:value-type="float" office:value="0.00361044891179" calcext:value-type="float">
            <text:p>0.0036104489</text:p>
          </table:table-cell>
          <table:table-cell office:value-type="float" office:value="-1.33373451233" calcext:value-type="float">
            <text:p>-1.3337345123</text:p>
          </table:table-cell>
          <table:table-cell office:value-type="float" office:value="3.22644162178" calcext:value-type="float">
            <text:p>3.2264416218</text:p>
          </table:table-cell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52866941039" calcext:value-type="float">
            <text:p>0.752866941</text:p>
          </table:table-cell>
          <table:table-cell office:value-type="float" office:value="-1.33386743069" calcext:value-type="float">
            <text:p>-1.3338674307</text:p>
          </table:table-cell>
          <table:table-cell office:value-type="float" office:value="3.23685002327" calcext:value-type="float">
            <text:p>3.2368500233</text:p>
          </table:table-cell>
          <table:table-cell office:value-type="float" office:value="0.00286694103852" calcext:value-type="float">
            <text:p>0.002866941</text:p>
          </table:table-cell>
          <table:table-cell office:value-type="float" office:value="-1.33386743069" calcext:value-type="float">
            <text:p>-1.3338674307</text:p>
          </table:table-cell>
          <table:table-cell office:value-type="float" office:value="3.23685002327" calcext:value-type="float">
            <text:p>3.2368500233</text:p>
          </table:table-cell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52183976583" calcext:value-type="float">
            <text:p>0.7521839766</text:p>
          </table:table-cell>
          <table:table-cell office:value-type="float" office:value="-1.33378481865" calcext:value-type="float">
            <text:p>-1.3337848187</text:p>
          </table:table-cell>
          <table:table-cell office:value-type="float" office:value="3.23751854897" calcext:value-type="float">
            <text:p>3.237518549</text:p>
          </table:table-cell>
          <table:table-cell office:value-type="float" office:value="0.00218397658318" calcext:value-type="float">
            <text:p>0.0021839766</text:p>
          </table:table-cell>
          <table:table-cell office:value-type="float" office:value="-1.33378481865" calcext:value-type="float">
            <text:p>-1.3337848187</text:p>
          </table:table-cell>
          <table:table-cell office:value-type="float" office:value="3.23751854897" calcext:value-type="float">
            <text:p>3.237518549</text:p>
          </table:table-cell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51792927156" calcext:value-type="float">
            <text:p>0.7517929272</text:p>
          </table:table-cell>
          <table:table-cell office:value-type="float" office:value="-1.33401882648" calcext:value-type="float">
            <text:p>-1.3340188265</text:p>
          </table:table-cell>
          <table:table-cell office:value-type="float" office:value="3.2325501442" calcext:value-type="float">
            <text:p>3.2325501442</text:p>
          </table:table-cell>
          <table:table-cell office:value-type="float" office:value="0.0017929271562" calcext:value-type="float">
            <text:p>0.0017929272</text:p>
          </table:table-cell>
          <table:table-cell office:value-type="float" office:value="-1.33401882648" calcext:value-type="float">
            <text:p>-1.3340188265</text:p>
          </table:table-cell>
          <table:table-cell office:value-type="float" office:value="3.2325501442" calcext:value-type="float">
            <text:p>3.2325501442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51599627896" calcext:value-type="float">
            <text:p>0.7515996279</text:p>
          </table:table-cell>
          <table:table-cell office:value-type="float" office:value="-1.33401858807" calcext:value-type="float">
            <text:p>-1.3340185881</text:p>
          </table:table-cell>
          <table:table-cell office:value-type="float" office:value="3.237647295" calcext:value-type="float">
            <text:p>3.237647295</text:p>
          </table:table-cell>
          <table:table-cell office:value-type="float" office:value="0.00159962789621" calcext:value-type="float">
            <text:p>0.0015996279</text:p>
          </table:table-cell>
          <table:table-cell office:value-type="float" office:value="-1.33401858807" calcext:value-type="float">
            <text:p>-1.3340185881</text:p>
          </table:table-cell>
          <table:table-cell office:value-type="float" office:value="3.237647295" calcext:value-type="float">
            <text:p>3.237647295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51780838124" calcext:value-type="float">
            <text:p>0.7517808381</text:p>
          </table:table-cell>
          <table:table-cell office:value-type="float" office:value="-1.33396112919" calcext:value-type="float">
            <text:p>-1.3339611292</text:p>
          </table:table-cell>
          <table:table-cell office:value-type="float" office:value="3.24459528923" calcext:value-type="float">
            <text:p>3.2445952892</text:p>
          </table:table-cell>
          <table:table-cell office:value-type="float" office:value="0.00178083812352" calcext:value-type="float">
            <text:p>0.0017808381</text:p>
          </table:table-cell>
          <table:table-cell office:value-type="float" office:value="-1.33396112919" calcext:value-type="float">
            <text:p>-1.3339611292</text:p>
          </table:table-cell>
          <table:table-cell office:value-type="float" office:value="3.24459528923" calcext:value-type="float">
            <text:p>3.2445952892</text:p>
          </table:table-cell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51581940218" calcext:value-type="float">
            <text:p>0.7515819402</text:p>
          </table:table-cell>
          <table:table-cell office:value-type="float" office:value="-1.33394753933" calcext:value-type="float">
            <text:p>-1.3339475393</text:p>
          </table:table-cell>
          <table:table-cell office:value-type="float" office:value="3.24879169464" calcext:value-type="float">
            <text:p>3.2487916946</text:p>
          </table:table-cell>
          <table:table-cell office:value-type="float" office:value="0.00158194021787" calcext:value-type="float">
            <text:p>0.0015819402</text:p>
          </table:table-cell>
          <table:table-cell office:value-type="float" office:value="-1.33394753933" calcext:value-type="float">
            <text:p>-1.3339475393</text:p>
          </table:table-cell>
          <table:table-cell office:value-type="float" office:value="3.24879169464" calcext:value-type="float">
            <text:p>3.2487916946</text:p>
          </table:table-cell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51204040484" calcext:value-type="float">
            <text:p>0.7512040405</text:p>
          </table:table-cell>
          <table:table-cell office:value-type="float" office:value="-1.334156394" calcext:value-type="float">
            <text:p>-1.334156394</text:p>
          </table:table-cell>
          <table:table-cell office:value-type="float" office:value="3.23632884026" calcext:value-type="float">
            <text:p>3.2363288403</text:p>
          </table:table-cell>
          <table:table-cell office:value-type="float" office:value="0.00120404048357" calcext:value-type="float">
            <text:p>0.0012040405</text:p>
          </table:table-cell>
          <table:table-cell office:value-type="float" office:value="-1.334156394" calcext:value-type="float">
            <text:p>-1.334156394</text:p>
          </table:table-cell>
          <table:table-cell office:value-type="float" office:value="3.23632884026" calcext:value-type="float">
            <text:p>3.2363288403</text:p>
          </table:table-cell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50988755957" calcext:value-type="float">
            <text:p>0.750988756</text:p>
          </table:table-cell>
          <table:table-cell office:value-type="float" office:value="-1.33435630798" calcext:value-type="float">
            <text:p>-1.334356308</text:p>
          </table:table-cell>
          <table:table-cell office:value-type="float" office:value="3.22316265106" calcext:value-type="float">
            <text:p>3.2231626511</text:p>
          </table:table-cell>
          <table:table-cell office:value-type="float" office:value="0.000988755957223" calcext:value-type="float">
            <text:p>0.000988756</text:p>
          </table:table-cell>
          <table:table-cell office:value-type="float" office:value="-1.33435630798" calcext:value-type="float">
            <text:p>-1.334356308</text:p>
          </table:table-cell>
          <table:table-cell office:value-type="float" office:value="3.22316265106" calcext:value-type="float">
            <text:p>3.2231626511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0.289" calcext:value-type="float">
            <text:p>0.289</text:p>
          </table:table-cell>
          <table:table-cell office:value-type="float" office:value="-1.823" calcext:value-type="float">
            <text:p>-1.823</text:p>
          </table:table-cell>
          <table:table-cell office:value-type="float" office:value="-0.249251559739" calcext:value-type="float">
            <text:p>-0.2492515597</text:p>
          </table:table-cell>
          <table:table-cell office:value-type="float" office:value="0.751102602226" calcext:value-type="float">
            <text:p>0.7511026022</text:p>
          </table:table-cell>
          <table:table-cell office:value-type="float" office:value="-1.33426845074" calcext:value-type="float">
            <text:p>-1.3342684507</text:p>
          </table:table-cell>
          <table:table-cell office:value-type="float" office:value="3.22993540764" calcext:value-type="float">
            <text:p>3.2299354076</text:p>
          </table:table-cell>
          <table:table-cell office:value-type="float" office:value="0.00110260222573" calcext:value-type="float">
            <text:p>0.0011026022</text:p>
          </table:table-cell>
          <table:table-cell office:value-type="float" office:value="-1.33426845074" calcext:value-type="float">
            <text:p>-1.3342684507</text:p>
          </table:table-cell>
          <table:table-cell office:value-type="float" office:value="3.22993540764" calcext:value-type="float">
            <text:p>3.22993540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4:50:00.557161123</meta:creation-date>
    <dc:date>2018-09-10T15:14:52.705033325</dc:date>
    <meta:editing-duration>PT14M41S</meta:editing-duration>
    <meta:editing-cycles>2</meta:editing-cycles>
    <meta:generator>LibreOffice/5.1.6.2$Linux_X86_64 LibreOffice_project/10m0$Build-2</meta:generator>
    <meta:document-statistic meta:table-count="1" meta:cell-count="9090" meta:object-count="0"/>
  </office:meta>
</office:document-meta>
</file>